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7.3768in" svg:height="7.4665in" svg:x="0.2055in" svg:y="0.6618in">
            <draw:object draw:notify-on-update-of-ranges="Sheet1.A2:Sheet1.A601 Sheet1.B1:Sheet1.B1 Sheet1.B2:Sheet1.B601 Sheet1.A2:Sheet1.A601 Sheet1.C1:Sheet1.C1 Sheet1.C2:Sheet1.C601 Sheet1.A2:Sheet1.A601 Sheet1.D1:Sheet1.D1 Sheet1.D2:Sheet1.D601 Sheet1.A2:Sheet1.A601 Sheet1.E1:Sheet1.E1 Sheet1.E2:Sheet1.E6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>
            <text:p>t</text:p>
          </table:table-cell>
          <table:table-cell office:value-type="string">
            <text:p>cons_v</text:p>
          </table:table-cell>
          <table:table-cell office:value-type="string">
            <text:p>d</text:p>
          </table:table-cell>
          <table:table-cell office:value-type="string">
            <text:p>cons_vt</text:p>
          </table:table-cell>
          <table:table-cell office:value-type="string">
            <text:p>dt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0025">
            <text:p>0.0025</text:p>
          </table:table-cell>
          <table:table-cell office:value-type="float" office:value="0.49997255">
            <text:p>0.49997255</text:p>
          </table:table-cell>
          <table:table-cell office:value-type="float" office:value="-0.00079864">
            <text:p>-0.00079864</text:p>
          </table:table-cell>
          <table:table-cell office:value-type="float" office:value="-0.00019966">
            <text:p>-0.0001996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5">
            <text:p>0.005</text:p>
          </table:table-cell>
          <table:table-cell office:value-type="float" office:value="0.49997255">
            <text:p>0.49997255</text:p>
          </table:table-cell>
          <table:table-cell office:value-type="float" office:value="-0.00079864">
            <text:p>-0.00079864</text:p>
          </table:table-cell>
          <table:table-cell office:value-type="float" office:value="-0.00019966">
            <text:p>-0.00019966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0075">
            <text:p>0.0075</text:p>
          </table:table-cell>
          <table:table-cell office:value-type="float" office:value="0.49997255">
            <text:p>0.49997255</text:p>
          </table:table-cell>
          <table:table-cell office:value-type="float" office:value="-0.00079864">
            <text:p>-0.00079864</text:p>
          </table:table-cell>
          <table:table-cell office:value-type="float" office:value="-0.00019966">
            <text:p>-0.0001996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01">
            <text:p>0.01</text:p>
          </table:table-cell>
          <table:table-cell office:value-type="float" office:value="0.49997255">
            <text:p>0.49997255</text:p>
          </table:table-cell>
          <table:table-cell office:value-type="float" office:value="-0.00079864">
            <text:p>-0.00079864</text:p>
          </table:table-cell>
          <table:table-cell office:value-type="float" office:value="-0.00019966">
            <text:p>-0.00019966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012499999">
            <text:p>0.012499999</text:p>
          </table:table-cell>
          <table:table-cell office:value-type="float" office:value="0.49997255">
            <text:p>0.49997255</text:p>
          </table:table-cell>
          <table:table-cell office:value-type="float" office:value="-0.00079864">
            <text:p>-0.00079864</text:p>
          </table:table-cell>
          <table:table-cell office:value-type="float" office:value="-0.00019966">
            <text:p>-0.00019966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014999999">
            <text:p>0.014999999</text:p>
          </table:table-cell>
          <table:table-cell office:value-type="float" office:value="0.49997255">
            <text:p>0.49997255</text:p>
          </table:table-cell>
          <table:table-cell office:value-type="float" office:value="-0.00079864">
            <text:p>-0.00079864</text:p>
          </table:table-cell>
          <table:table-cell office:value-type="float" office:value="-0.00019966">
            <text:p>-0.00019966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017499998">
            <text:p>0.017499998</text:p>
          </table:table-cell>
          <table:table-cell office:value-type="float" office:value="0.49997255">
            <text:p>0.49997255</text:p>
          </table:table-cell>
          <table:table-cell office:value-type="float" office:value="-0.00053244125">
            <text:p>-0.0005324413</text:p>
          </table:table-cell>
          <table:table-cell office:value-type="float" office:value="-0.00013311031">
            <text:p>-0.0001331103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019999998">
            <text:p>0.019999998</text:p>
          </table:table-cell>
          <table:table-cell office:value-type="float" office:value="0.49997255">
            <text:p>0.49997255</text:p>
          </table:table-cell>
          <table:table-cell office:value-type="float" office:value="-0.00026623765">
            <text:p>-0.0002662377</text:p>
          </table:table-cell>
          <table:table-cell office:value-type="float" office:value="-0.00006655941">
            <text:p>-6.655941E-005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022499997">
            <text:p>0.022499997</text:p>
          </table:table-cell>
          <table:table-cell office:value-type="float" office:value="0.4999634">
            <text:p>0.4999634</text:p>
          </table:table-cell>
          <table:table-cell office:value-type="float" office:value="0.00026618416">
            <text:p>0.0002661842</text:p>
          </table:table-cell>
          <table:table-cell office:value-type="float" office:value="0.00006654604">
            <text:p>0.000066546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024999997">
            <text:p>0.024999997</text:p>
          </table:table-cell>
          <table:table-cell office:value-type="float" office:value="0.4999451">
            <text:p>0.4999451</text:p>
          </table:table-cell>
          <table:table-cell office:value-type="float" office:value="0.0007986254">
            <text:p>0.0007986254</text:p>
          </table:table-cell>
          <table:table-cell office:value-type="float" office:value="0.00019965635">
            <text:p>0.0001996564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0.027499996">
            <text:p>0.027499996</text:p>
          </table:table-cell>
          <table:table-cell office:value-type="float" office:value="0.49991763">
            <text:p>0.49991763</text:p>
          </table:table-cell>
          <table:table-cell office:value-type="float" office:value="0.0015973239">
            <text:p>0.0015973239</text:p>
          </table:table-cell>
          <table:table-cell office:value-type="float" office:value="0.00039933098">
            <text:p>0.000399331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029999996">
            <text:p>0.029999996</text:p>
          </table:table-cell>
          <table:table-cell office:value-type="float" office:value="0.49987188">
            <text:p>0.49987188</text:p>
          </table:table-cell>
          <table:table-cell office:value-type="float" office:value="0.0013313007">
            <text:p>0.0013313007</text:p>
          </table:table-cell>
          <table:table-cell office:value-type="float" office:value="0.00033282518">
            <text:p>0.0003328252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0.032499995">
            <text:p>0.032499995</text:p>
          </table:table-cell>
          <table:table-cell office:value-type="float" office:value="0.49977124">
            <text:p>0.49977124</text:p>
          </table:table-cell>
          <table:table-cell office:value-type="float" office:value="0.0007990349">
            <text:p>0.0007990349</text:p>
          </table:table-cell>
          <table:table-cell office:value-type="float" office:value="0.00019975872">
            <text:p>0.0001997587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034999996">
            <text:p>0.034999996</text:p>
          </table:table-cell>
          <table:table-cell office:value-type="float" office:value="0.49964312">
            <text:p>0.49964312</text:p>
          </table:table-cell>
          <table:table-cell office:value-type="float" office:value="0.0005329582">
            <text:p>0.0005329582</text:p>
          </table:table-cell>
          <table:table-cell office:value-type="float" office:value="0.00013323955">
            <text:p>0.0001332396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0.037499998">
            <text:p>0.037499998</text:p>
          </table:table-cell>
          <table:table-cell office:value-type="float" office:value="0.49950585">
            <text:p>0.49950585</text:p>
          </table:table-cell>
          <table:table-cell office:value-type="float" office:value="0.0010656143">
            <text:p>0.0010656143</text:p>
          </table:table-cell>
          <table:table-cell office:value-type="float" office:value="0.00026640357">
            <text:p>0.0002664036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04">
            <text:p>0.04</text:p>
          </table:table-cell>
          <table:table-cell office:value-type="float" office:value="0.49935028">
            <text:p>0.49935028</text:p>
          </table:table-cell>
          <table:table-cell office:value-type="float" office:value="0.0018648107">
            <text:p>0.0018648107</text:p>
          </table:table-cell>
          <table:table-cell office:value-type="float" office:value="0.00046620268">
            <text:p>0.0004662027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0.0425">
            <text:p>0.0425</text:p>
          </table:table-cell>
          <table:table-cell office:value-type="float" office:value="0.4991764">
            <text:p>0.4991764</text:p>
          </table:table-cell>
          <table:table-cell office:value-type="float" office:value="0.0018655629">
            <text:p>0.0018655629</text:p>
          </table:table-cell>
          <table:table-cell office:value-type="float" office:value="0.00046639072">
            <text:p>0.0004663907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045">
            <text:p>0.045</text:p>
          </table:table-cell>
          <table:table-cell office:value-type="float" office:value="0.49898425">
            <text:p>0.49898425</text:p>
          </table:table-cell>
          <table:table-cell office:value-type="float" office:value="0.002665151">
            <text:p>0.002665151</text:p>
          </table:table-cell>
          <table:table-cell office:value-type="float" office:value="0.0006662877">
            <text:p>0.0006662877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0.047500003">
            <text:p>0.047500003</text:p>
          </table:table-cell>
          <table:table-cell office:value-type="float" office:value="0.4987646">
            <text:p>0.4987646</text:p>
          </table:table-cell>
          <table:table-cell office:value-type="float" office:value="0.0034651894">
            <text:p>0.0034651894</text:p>
          </table:table-cell>
          <table:table-cell office:value-type="float" office:value="0.00086629734">
            <text:p>0.0008662973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50000004">
            <text:p>0.050000004</text:p>
          </table:table-cell>
          <table:table-cell office:value-type="float" office:value="0.4985267">
            <text:p>0.4985267</text:p>
          </table:table-cell>
          <table:table-cell office:value-type="float" office:value="0.0034668434">
            <text:p>0.0034668434</text:p>
          </table:table-cell>
          <table:table-cell office:value-type="float" office:value="0.00086671085">
            <text:p>0.0008667109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0.052500006">
            <text:p>0.052500006</text:p>
          </table:table-cell>
          <table:table-cell office:value-type="float" office:value="0.4982613">
            <text:p>0.4982613</text:p>
          </table:table-cell>
          <table:table-cell office:value-type="float" office:value="0.0034686264">
            <text:p>0.0034686264</text:p>
          </table:table-cell>
          <table:table-cell office:value-type="float" office:value="0.0008671566">
            <text:p>0.0008671566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0.055000007">
            <text:p>0.055000007</text:p>
          </table:table-cell>
          <table:table-cell office:value-type="float" office:value="0.4979868">
            <text:p>0.4979868</text:p>
          </table:table-cell>
          <table:table-cell office:value-type="float" office:value="0.003736757">
            <text:p>0.003736757</text:p>
          </table:table-cell>
          <table:table-cell office:value-type="float" office:value="0.00093418924">
            <text:p>0.0009341892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 office:value-type="float" office:value="0.05750001">
            <text:p>0.05750001</text:p>
          </table:table-cell>
          <table:table-cell office:value-type="float" office:value="0.4976848">
            <text:p>0.4976848</text:p>
          </table:table-cell>
          <table:table-cell office:value-type="float" office:value="0.0037389558">
            <text:p>0.0037389558</text:p>
          </table:table-cell>
          <table:table-cell office:value-type="float" office:value="0.00093473896">
            <text:p>0.000934739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0.06000001">
            <text:p>0.06000001</text:p>
          </table:table-cell>
          <table:table-cell office:value-type="float" office:value="0.49737367">
            <text:p>0.49737367</text:p>
          </table:table-cell>
          <table:table-cell office:value-type="float" office:value="0.0037411572">
            <text:p>0.0037411572</text:p>
          </table:table-cell>
          <table:table-cell office:value-type="float" office:value="0.0009352893">
            <text:p>0.0009352893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0.06250001">
            <text:p>0.06250001</text:p>
          </table:table-cell>
          <table:table-cell office:value-type="float" office:value="0.49704424">
            <text:p>0.49704424</text:p>
          </table:table-cell>
          <table:table-cell office:value-type="float" office:value="0.003743499">
            <text:p>0.003743499</text:p>
          </table:table-cell>
          <table:table-cell office:value-type="float" office:value="0.00093587476">
            <text:p>0.0009358748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0.065000005">
            <text:p>0.065000005</text:p>
          </table:table-cell>
          <table:table-cell office:value-type="float" office:value="0.4967148">
            <text:p>0.4967148</text:p>
          </table:table-cell>
          <table:table-cell office:value-type="float" office:value="0.00374612">
            <text:p>0.00374612</text:p>
          </table:table-cell>
          <table:table-cell office:value-type="float" office:value="0.00093653">
            <text:p>0.00093653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 office:value-type="float" office:value="0.0675">
            <text:p>0.0675</text:p>
          </table:table-cell>
          <table:table-cell office:value-type="float" office:value="0.4963579">
            <text:p>0.4963579</text:p>
          </table:table-cell>
          <table:table-cell office:value-type="float" office:value="0.00401512">
            <text:p>0.00401512</text:p>
          </table:table-cell>
          <table:table-cell office:value-type="float" office:value="0.00100378">
            <text:p>0.00100378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0.07">
            <text:p>0.07</text:p>
          </table:table-cell>
          <table:table-cell office:value-type="float" office:value="0.496001">
            <text:p>0.496001</text:p>
          </table:table-cell>
          <table:table-cell office:value-type="float" office:value="0.0040180837">
            <text:p>0.0040180837</text:p>
          </table:table-cell>
          <table:table-cell office:value-type="float" office:value="0.0010045209">
            <text:p>0.0010045209</text:p>
          </table:table-cell>
        </table:table-row>
        <table:table-row table:style-name="ro2">
          <table:table-cell office:value-type="float" office:value="145">
            <text:p>145</text:p>
          </table:table-cell>
          <table:table-cell office:value-type="float" office:value="0.0725">
            <text:p>0.0725</text:p>
          </table:table-cell>
          <table:table-cell office:value-type="float" office:value="0.49561667">
            <text:p>0.49561667</text:p>
          </table:table-cell>
          <table:table-cell office:value-type="float" office:value="0.0042875907">
            <text:p>0.0042875907</text:p>
          </table:table-cell>
          <table:table-cell office:value-type="float" office:value="0.0010718977">
            <text:p>0.0010718977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0.074999996">
            <text:p>0.074999996</text:p>
          </table:table-cell>
          <table:table-cell office:value-type="float" office:value="0.4952415">
            <text:p>0.4952415</text:p>
          </table:table-cell>
          <table:table-cell office:value-type="float" office:value="0.0053565316">
            <text:p>0.0053565316</text:p>
          </table:table-cell>
          <table:table-cell office:value-type="float" office:value="0.0013391329">
            <text:p>0.0013391329</text:p>
          </table:table-cell>
        </table:table-row>
        <table:table-row table:style-name="ro2">
          <table:table-cell office:value-type="float" office:value="155">
            <text:p>155</text:p>
          </table:table-cell>
          <table:table-cell office:value-type="float" office:value="0.07749999">
            <text:p>0.07749999</text:p>
          </table:table-cell>
          <table:table-cell office:value-type="float" office:value="0.49483883">
            <text:p>0.49483883</text:p>
          </table:table-cell>
          <table:table-cell office:value-type="float" office:value="0.006160168">
            <text:p>0.006160168</text:p>
          </table:table-cell>
          <table:table-cell office:value-type="float" office:value="0.001540042">
            <text:p>0.001540042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0.07999999">
            <text:p>0.07999999</text:p>
          </table:table-cell>
          <table:table-cell office:value-type="float" office:value="0.4944179">
            <text:p>0.4944179</text:p>
          </table:table-cell>
          <table:table-cell office:value-type="float" office:value="0.0061656423">
            <text:p>0.0061656423</text:p>
          </table:table-cell>
          <table:table-cell office:value-type="float" office:value="0.0015414106">
            <text:p>0.0015414106</text:p>
          </table:table-cell>
        </table:table-row>
        <table:table-row table:style-name="ro2">
          <table:table-cell office:value-type="float" office:value="165">
            <text:p>165</text:p>
          </table:table-cell>
          <table:table-cell office:value-type="float" office:value="0.08249999">
            <text:p>0.08249999</text:p>
          </table:table-cell>
          <table:table-cell office:value-type="float" office:value="0.4939878">
            <text:p>0.4939878</text:p>
          </table:table-cell>
          <table:table-cell office:value-type="float" office:value="0.005638249">
            <text:p>0.005638249</text:p>
          </table:table-cell>
          <table:table-cell office:value-type="float" office:value="0.0014095623">
            <text:p>0.0014095623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 office:value-type="float" office:value="0.084999986">
            <text:p>0.084999986</text:p>
          </table:table-cell>
          <table:table-cell office:value-type="float" office:value="0.49353024">
            <text:p>0.49353024</text:p>
          </table:table-cell>
          <table:table-cell office:value-type="float" office:value="0.0048441836">
            <text:p>0.0048441836</text:p>
          </table:table-cell>
          <table:table-cell office:value-type="float" office:value="0.0012110459">
            <text:p>0.0012110459</text:p>
          </table:table-cell>
        </table:table-row>
        <table:table-row table:style-name="ro2">
          <table:table-cell office:value-type="float" office:value="175">
            <text:p>175</text:p>
          </table:table-cell>
          <table:table-cell office:value-type="float" office:value="0.08749998">
            <text:p>0.08749998</text:p>
          </table:table-cell>
          <table:table-cell office:value-type="float" office:value="0.4930727">
            <text:p>0.4930727</text:p>
          </table:table-cell>
          <table:table-cell office:value-type="float" office:value="0.004049594">
            <text:p>0.004049594</text:p>
          </table:table-cell>
          <table:table-cell office:value-type="float" office:value="0.0010123985">
            <text:p>0.0010123985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 office:value-type="float" office:value="0.08999998">
            <text:p>0.08999998</text:p>
          </table:table-cell>
          <table:table-cell office:value-type="float" office:value="0.49261513">
            <text:p>0.49261513</text:p>
          </table:table-cell>
          <table:table-cell office:value-type="float" office:value="0.0029878872">
            <text:p>0.0029878872</text:p>
          </table:table-cell>
          <table:table-cell office:value-type="float" office:value="0.0007469718">
            <text:p>0.0007469718</text:p>
          </table:table-cell>
        </table:table-row>
        <table:table-row table:style-name="ro2">
          <table:table-cell office:value-type="float" office:value="185">
            <text:p>185</text:p>
          </table:table-cell>
          <table:table-cell office:value-type="float" office:value="0.09249998">
            <text:p>0.09249998</text:p>
          </table:table-cell>
          <table:table-cell office:value-type="float" office:value="0.49213928">
            <text:p>0.49213928</text:p>
          </table:table-cell>
          <table:table-cell office:value-type="float" office:value="0.0019253271">
            <text:p>0.0019253271</text:p>
          </table:table-cell>
          <table:table-cell office:value-type="float" office:value="0.00048133178">
            <text:p>0.0004813318</text:p>
          </table:table-cell>
        </table:table-row>
        <table:table-row table:style-name="ro2">
          <table:table-cell office:value-type="float" office:value="190">
            <text:p>190</text:p>
          </table:table-cell>
          <table:table-cell office:value-type="float" office:value="0.09499998">
            <text:p>0.09499998</text:p>
          </table:table-cell>
          <table:table-cell office:value-type="float" office:value="0.49166346">
            <text:p>0.49166346</text:p>
          </table:table-cell>
          <table:table-cell office:value-type="float" office:value="0.00086178025">
            <text:p>0.0008617803</text:p>
          </table:table-cell>
          <table:table-cell office:value-type="float" office:value="0.00021544506">
            <text:p>0.0002154451</text:p>
          </table:table-cell>
        </table:table-row>
        <table:table-row table:style-name="ro2">
          <table:table-cell office:value-type="float" office:value="195">
            <text:p>195</text:p>
          </table:table-cell>
          <table:table-cell office:value-type="float" office:value="0.097499974">
            <text:p>0.097499974</text:p>
          </table:table-cell>
          <table:table-cell office:value-type="float" office:value="0.49116927">
            <text:p>0.49116927</text:p>
          </table:table-cell>
          <table:table-cell office:value-type="float" office:value="0.0005962889">
            <text:p>0.0005962889</text:p>
          </table:table-cell>
          <table:table-cell office:value-type="float" office:value="0.00014907222">
            <text:p>0.0001490722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0.09999997">
            <text:p>0.09999997</text:p>
          </table:table-cell>
          <table:table-cell office:value-type="float" office:value="0.49067512">
            <text:p>0.49067512</text:p>
          </table:table-cell>
          <table:table-cell office:value-type="float" office:value="0.00006421178">
            <text:p>6.421178E-005</text:p>
          </table:table-cell>
          <table:table-cell office:value-type="float" office:value="0.000016052945">
            <text:p>1.6052945E-005</text:p>
          </table:table-cell>
        </table:table-row>
        <table:table-row table:style-name="ro2">
          <table:table-cell office:value-type="float" office:value="205">
            <text:p>205</text:p>
          </table:table-cell>
          <table:table-cell office:value-type="float" office:value="0.10249997">
            <text:p>0.10249997</text:p>
          </table:table-cell>
          <table:table-cell office:value-type="float" office:value="0.49016267">
            <text:p>0.49016267</text:p>
          </table:table-cell>
          <table:table-cell office:value-type="float" office:value="0.0003306401">
            <text:p>0.0003306401</text:p>
          </table:table-cell>
          <table:table-cell office:value-type="float" office:value="0.00008266002">
            <text:p>0.00008266</text:p>
          </table:table-cell>
        </table:table-row>
        <table:table-row table:style-name="ro2">
          <table:table-cell office:value-type="float" office:value="210">
            <text:p>210</text:p>
          </table:table-cell>
          <table:table-cell office:value-type="float" office:value="0.10499997">
            <text:p>0.10499997</text:p>
          </table:table-cell>
          <table:table-cell office:value-type="float" office:value="0.48964107">
            <text:p>0.48964107</text:p>
          </table:table-cell>
          <table:table-cell office:value-type="float" office:value="-0.00020170951">
            <text:p>-0.0002017095</text:p>
          </table:table-cell>
          <table:table-cell office:value-type="float" office:value="-0.000050427378">
            <text:p>-5.0427378E-005</text:p>
          </table:table-cell>
        </table:table-row>
        <table:table-row table:style-name="ro2">
          <table:table-cell office:value-type="float" office:value="215">
            <text:p>215</text:p>
          </table:table-cell>
          <table:table-cell office:value-type="float" office:value="0.107499965">
            <text:p>0.107499965</text:p>
          </table:table-cell>
          <table:table-cell office:value-type="float" office:value="0.48910117">
            <text:p>0.48910117</text:p>
          </table:table-cell>
          <table:table-cell office:value-type="float" office:value="-0.00046830266">
            <text:p>-0.0004683027</text:p>
          </table:table-cell>
          <table:table-cell office:value-type="float" office:value="-0.000117075666">
            <text:p>-0.0001170757</text:p>
          </table:table-cell>
        </table:table-row>
        <table:table-row table:style-name="ro2">
          <table:table-cell office:value-type="float" office:value="220">
            <text:p>220</text:p>
          </table:table-cell>
          <table:table-cell office:value-type="float" office:value="0.10999996">
            <text:p>0.10999996</text:p>
          </table:table-cell>
          <table:table-cell office:value-type="float" office:value="0.4885521">
            <text:p>0.4885521</text:p>
          </table:table-cell>
          <table:table-cell office:value-type="float" office:value="-0.0015342713">
            <text:p>-0.0015342713</text:p>
          </table:table-cell>
          <table:table-cell office:value-type="float" office:value="-0.00038356782">
            <text:p>-0.0003835678</text:p>
          </table:table-cell>
        </table:table-row>
        <table:table-row table:style-name="ro2">
          <table:table-cell office:value-type="float" office:value="225">
            <text:p>225</text:p>
          </table:table-cell>
          <table:table-cell office:value-type="float" office:value="0.11249996">
            <text:p>0.11249996</text:p>
          </table:table-cell>
          <table:table-cell office:value-type="float" office:value="0.4879756">
            <text:p>0.4879756</text:p>
          </table:table-cell>
          <table:table-cell office:value-type="float" office:value="-0.0026013632">
            <text:p>-0.0026013632</text:p>
          </table:table-cell>
          <table:table-cell office:value-type="float" office:value="-0.0006503408">
            <text:p>-0.0006503408</text:p>
          </table:table-cell>
        </table:table-row>
        <table:table-row table:style-name="ro2">
          <table:table-cell office:value-type="float" office:value="230">
            <text:p>230</text:p>
          </table:table-cell>
          <table:table-cell office:value-type="float" office:value="0.11499996">
            <text:p>0.11499996</text:p>
          </table:table-cell>
          <table:table-cell office:value-type="float" office:value="0.48738992">
            <text:p>0.48738992</text:p>
          </table:table-cell>
          <table:table-cell office:value-type="float" office:value="-0.0042023314">
            <text:p>-0.0042023314</text:p>
          </table:table-cell>
          <table:table-cell office:value-type="float" office:value="-0.0010505829">
            <text:p>-0.0010505829</text:p>
          </table:table-cell>
        </table:table-row>
        <table:table-row table:style-name="ro2">
          <table:table-cell office:value-type="float" office:value="235">
            <text:p>235</text:p>
          </table:table-cell>
          <table:table-cell office:value-type="float" office:value="0.117499955">
            <text:p>0.117499955</text:p>
          </table:table-cell>
          <table:table-cell office:value-type="float" office:value="0.48683172">
            <text:p>0.48683172</text:p>
          </table:table-cell>
          <table:table-cell office:value-type="float" office:value="-0.0055386014">
            <text:p>-0.0055386014</text:p>
          </table:table-cell>
          <table:table-cell office:value-type="float" office:value="-0.0013846504">
            <text:p>-0.0013846504</text:p>
          </table:table-cell>
        </table:table-row>
        <table:table-row table:style-name="ro2">
          <table:table-cell office:value-type="float" office:value="240">
            <text:p>240</text:p>
          </table:table-cell>
          <table:table-cell office:value-type="float" office:value="0.11999995">
            <text:p>0.11999995</text:p>
          </table:table-cell>
          <table:table-cell office:value-type="float" office:value="0.4862552">
            <text:p>0.4862552</text:p>
          </table:table-cell>
          <table:table-cell office:value-type="float" office:value="-0.0060780146">
            <text:p>-0.0060780146</text:p>
          </table:table-cell>
          <table:table-cell office:value-type="float" office:value="-0.0015195037">
            <text:p>-0.0015195037</text:p>
          </table:table-cell>
        </table:table-row>
        <table:table-row table:style-name="ro2">
          <table:table-cell office:value-type="float" office:value="245">
            <text:p>245</text:p>
          </table:table-cell>
          <table:table-cell office:value-type="float" office:value="0.12249995">
            <text:p>0.12249995</text:p>
          </table:table-cell>
          <table:table-cell office:value-type="float" office:value="0.48566037">
            <text:p>0.48566037</text:p>
          </table:table-cell>
          <table:table-cell office:value-type="float" office:value="-0.006352067">
            <text:p>-0.006352067</text:p>
          </table:table-cell>
          <table:table-cell office:value-type="float" office:value="-0.0015880167">
            <text:p>-0.0015880167</text:p>
          </table:table-cell>
        </table:table-row>
        <table:table-row table:style-name="ro2">
          <table:table-cell office:value-type="float" office:value="250">
            <text:p>250</text:p>
          </table:table-cell>
          <table:table-cell office:value-type="float" office:value="0.12499995">
            <text:p>0.12499995</text:p>
          </table:table-cell>
          <table:table-cell office:value-type="float" office:value="0.48506558">
            <text:p>0.48506558</text:p>
          </table:table-cell>
          <table:table-cell office:value-type="float" office:value="-0.006626966">
            <text:p>-0.006626966</text:p>
          </table:table-cell>
          <table:table-cell office:value-type="float" office:value="-0.0016567415">
            <text:p>-0.0016567415</text:p>
          </table:table-cell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0.12749995">
            <text:p>0.12749995</text:p>
          </table:table-cell>
          <table:table-cell office:value-type="float" office:value="0.48445246">
            <text:p>0.48445246</text:p>
          </table:table-cell>
          <table:table-cell office:value-type="float" office:value="-0.0063697114">
            <text:p>-0.0063697114</text:p>
          </table:table-cell>
          <table:table-cell office:value-type="float" office:value="-0.0015924278">
            <text:p>-0.0015924278</text:p>
          </table:table-cell>
        </table:table-row>
        <table:table-row table:style-name="ro2">
          <table:table-cell office:value-type="float" office:value="260">
            <text:p>260</text:p>
          </table:table-cell>
          <table:table-cell office:value-type="float" office:value="0.12999995">
            <text:p>0.12999995</text:p>
          </table:table-cell>
          <table:table-cell office:value-type="float" office:value="0.4838119">
            <text:p>0.4838119</text:p>
          </table:table-cell>
          <table:table-cell office:value-type="float" office:value="-0.0066446573">
            <text:p>-0.0066446573</text:p>
          </table:table-cell>
          <table:table-cell office:value-type="float" office:value="-0.0016611643">
            <text:p>-0.0016611643</text:p>
          </table:table-cell>
        </table:table-row>
        <table:table-row table:style-name="ro2">
          <table:table-cell office:value-type="float" office:value="265">
            <text:p>265</text:p>
          </table:table-cell>
          <table:table-cell office:value-type="float" office:value="0.13249995">
            <text:p>0.13249995</text:p>
          </table:table-cell>
          <table:table-cell office:value-type="float" office:value="0.48315302">
            <text:p>0.48315302</text:p>
          </table:table-cell>
          <table:table-cell office:value-type="float" office:value="-0.006919471">
            <text:p>-0.006919471</text:p>
          </table:table-cell>
          <table:table-cell office:value-type="float" office:value="-0.0017298678">
            <text:p>-0.0017298678</text:p>
          </table:table-cell>
        </table:table-row>
        <table:table-row table:style-name="ro2">
          <table:table-cell office:value-type="float" office:value="270">
            <text:p>270</text:p>
          </table:table-cell>
          <table:table-cell office:value-type="float" office:value="0.13499995">
            <text:p>0.13499995</text:p>
          </table:table-cell>
          <table:table-cell office:value-type="float" office:value="0.482485">
            <text:p>0.482485</text:p>
          </table:table-cell>
          <table:table-cell office:value-type="float" office:value="-0.007993926">
            <text:p>-0.007993926</text:p>
          </table:table-cell>
          <table:table-cell office:value-type="float" office:value="-0.0019984816">
            <text:p>-0.0019984816</text:p>
          </table:table-cell>
        </table:table-row>
        <table:table-row table:style-name="ro2">
          <table:table-cell office:value-type="float" office:value="275">
            <text:p>275</text:p>
          </table:table-cell>
          <table:table-cell office:value-type="float" office:value="0.13749994">
            <text:p>0.13749994</text:p>
          </table:table-cell>
          <table:table-cell office:value-type="float" office:value="0.48180783">
            <text:p>0.48180783</text:p>
          </table:table-cell>
          <table:table-cell office:value-type="float" office:value="-0.008270788">
            <text:p>-0.008270788</text:p>
          </table:table-cell>
          <table:table-cell office:value-type="float" office:value="-0.002067697">
            <text:p>-0.002067697</text:p>
          </table:table-cell>
        </table:table-row>
        <table:table-row table:style-name="ro2">
          <table:table-cell office:value-type="float" office:value="280">
            <text:p>280</text:p>
          </table:table-cell>
          <table:table-cell office:value-type="float" office:value="0.13999994">
            <text:p>0.13999994</text:p>
          </table:table-cell>
          <table:table-cell office:value-type="float" office:value="0.48114896">
            <text:p>0.48114896</text:p>
          </table:table-cell>
          <table:table-cell office:value-type="float" office:value="-0.008282429">
            <text:p>-0.008282429</text:p>
          </table:table-cell>
          <table:table-cell office:value-type="float" office:value="-0.0020706072">
            <text:p>-0.0020706072</text:p>
          </table:table-cell>
        </table:table-row>
        <table:table-row table:style-name="ro2">
          <table:table-cell office:value-type="float" office:value="285">
            <text:p>285</text:p>
          </table:table-cell>
          <table:table-cell office:value-type="float" office:value="0.14249994">
            <text:p>0.14249994</text:p>
          </table:table-cell>
          <table:table-cell office:value-type="float" office:value="0.4804809">
            <text:p>0.4804809</text:p>
          </table:table-cell>
          <table:table-cell office:value-type="float" office:value="-0.0072293947">
            <text:p>-0.0072293947</text:p>
          </table:table-cell>
          <table:table-cell office:value-type="float" office:value="-0.0018073487">
            <text:p>-0.0018073487</text:p>
          </table:table-cell>
        </table:table-row>
        <table:table-row table:style-name="ro2">
          <table:table-cell office:value-type="float" office:value="290">
            <text:p>290</text:p>
          </table:table-cell>
          <table:table-cell office:value-type="float" office:value="0.14499994">
            <text:p>0.14499994</text:p>
          </table:table-cell>
          <table:table-cell office:value-type="float" office:value="0.47974885">
            <text:p>0.47974885</text:p>
          </table:table-cell>
          <table:table-cell office:value-type="float" office:value="-0.005641944">
            <text:p>-0.005641944</text:p>
          </table:table-cell>
          <table:table-cell office:value-type="float" office:value="-0.001410486">
            <text:p>-0.001410486</text:p>
          </table:table-cell>
        </table:table-row>
        <table:table-row table:style-name="ro2">
          <table:table-cell office:value-type="float" office:value="295">
            <text:p>295</text:p>
          </table:table-cell>
          <table:table-cell office:value-type="float" office:value="0.14749993">
            <text:p>0.14749993</text:p>
          </table:table-cell>
          <table:table-cell office:value-type="float" office:value="0.47898015">
            <text:p>0.47898015</text:p>
          </table:table-cell>
          <table:table-cell office:value-type="float" office:value="-0.0048514246">
            <text:p>-0.0048514246</text:p>
          </table:table-cell>
          <table:table-cell office:value-type="float" office:value="-0.0012128562">
            <text:p>-0.0012128562</text:p>
          </table:table-cell>
        </table:table-row>
        <table:table-row table:style-name="ro2">
          <table:table-cell office:value-type="float" office:value="300">
            <text:p>300</text:p>
          </table:table-cell>
          <table:table-cell office:value-type="float" office:value="0.14999993">
            <text:p>0.14999993</text:p>
          </table:table-cell>
          <table:table-cell office:value-type="float" office:value="0.47823894">
            <text:p>0.47823894</text:p>
          </table:table-cell>
          <table:table-cell office:value-type="float" office:value="-0.005125362">
            <text:p>-0.005125362</text:p>
          </table:table-cell>
          <table:table-cell office:value-type="float" office:value="-0.0012813405">
            <text:p>-0.0012813405</text:p>
          </table:table-cell>
        </table:table-row>
        <table:table-row table:style-name="ro2">
          <table:table-cell office:value-type="float" office:value="305">
            <text:p>305</text:p>
          </table:table-cell>
          <table:table-cell office:value-type="float" office:value="0.15249993">
            <text:p>0.15249993</text:p>
          </table:table-cell>
          <table:table-cell office:value-type="float" office:value="0.47748855">
            <text:p>0.47748855</text:p>
          </table:table-cell>
          <table:table-cell office:value-type="float" office:value="-0.004867093">
            <text:p>-0.004867093</text:p>
          </table:table-cell>
          <table:table-cell office:value-type="float" office:value="-0.0012167733">
            <text:p>-0.0012167733</text:p>
          </table:table-cell>
        </table:table-row>
        <table:table-row table:style-name="ro2">
          <table:table-cell office:value-type="float" office:value="310">
            <text:p>310</text:p>
          </table:table-cell>
          <table:table-cell office:value-type="float" office:value="0.15499993">
            <text:p>0.15499993</text:p>
          </table:table-cell>
          <table:table-cell office:value-type="float" office:value="0.47674733">
            <text:p>0.47674733</text:p>
          </table:table-cell>
          <table:table-cell office:value-type="float" office:value="-0.0035430563">
            <text:p>-0.0035430563</text:p>
          </table:table-cell>
          <table:table-cell office:value-type="float" office:value="-0.0008857641">
            <text:p>-0.0008857641</text:p>
          </table:table-cell>
        </table:table-row>
        <table:table-row table:style-name="ro2">
          <table:table-cell office:value-type="float" office:value="315">
            <text:p>315</text:p>
          </table:table-cell>
          <table:table-cell office:value-type="float" office:value="0.15749992">
            <text:p>0.15749992</text:p>
          </table:table-cell>
          <table:table-cell office:value-type="float" office:value="0.4759878">
            <text:p>0.4759878</text:p>
          </table:table-cell>
          <table:table-cell office:value-type="float" office:value="-0.001151263">
            <text:p>-0.001151263</text:p>
          </table:table-cell>
          <table:table-cell office:value-type="float" office:value="-0.00028781575">
            <text:p>-0.0002878158</text:p>
          </table:table-cell>
        </table:table-row>
        <table:table-row table:style-name="ro2">
          <table:table-cell office:value-type="float" office:value="320">
            <text:p>320</text:p>
          </table:table-cell>
          <table:table-cell office:value-type="float" office:value="0.15999992">
            <text:p>0.15999992</text:p>
          </table:table-cell>
          <table:table-cell office:value-type="float" office:value="0.4752008">
            <text:p>0.4752008</text:p>
          </table:table-cell>
          <table:table-cell office:value-type="float" office:value="0.0001789587">
            <text:p>0.0001789587</text:p>
          </table:table-cell>
          <table:table-cell office:value-type="float" office:value="0.000044739674">
            <text:p>4.4739674E-005</text:p>
          </table:table-cell>
        </table:table-row>
        <table:table-row table:style-name="ro2">
          <table:table-cell office:value-type="float" office:value="325">
            <text:p>325</text:p>
          </table:table-cell>
          <table:table-cell office:value-type="float" office:value="0.16249992">
            <text:p>0.16249992</text:p>
          </table:table-cell>
          <table:table-cell office:value-type="float" office:value="0.47434062">
            <text:p>0.47434062</text:p>
          </table:table-cell>
          <table:table-cell office:value-type="float" office:value="0.0015114957">
            <text:p>0.0015114957</text:p>
          </table:table-cell>
          <table:table-cell office:value-type="float" office:value="0.00037787392">
            <text:p>0.0003778739</text:p>
          </table:table-cell>
        </table:table-row>
        <table:table-row table:style-name="ro2">
          <table:table-cell office:value-type="float" office:value="330">
            <text:p>330</text:p>
          </table:table-cell>
          <table:table-cell office:value-type="float" office:value="0.16499992">
            <text:p>0.16499992</text:p>
          </table:table-cell>
          <table:table-cell office:value-type="float" office:value="0.47350788">
            <text:p>0.47350788</text:p>
          </table:table-cell>
          <table:table-cell office:value-type="float" office:value="0.00231349">
            <text:p>0.00231349</text:p>
          </table:table-cell>
          <table:table-cell office:value-type="float" office:value="0.0005783725">
            <text:p>0.0005783725</text:p>
          </table:table-cell>
        </table:table-row>
        <table:table-row table:style-name="ro2">
          <table:table-cell office:value-type="float" office:value="335">
            <text:p>335</text:p>
          </table:table-cell>
          <table:table-cell office:value-type="float" office:value="0.16749991">
            <text:p>0.16749991</text:p>
          </table:table-cell>
          <table:table-cell office:value-type="float" office:value="0.47268426">
            <text:p>0.47268426</text:p>
          </table:table-cell>
          <table:table-cell office:value-type="float" office:value="0.0036497943">
            <text:p>0.0036497943</text:p>
          </table:table-cell>
          <table:table-cell office:value-type="float" office:value="0.00091244857">
            <text:p>0.0009124486</text:p>
          </table:table-cell>
        </table:table-row>
        <table:table-row table:style-name="ro2">
          <table:table-cell office:value-type="float" office:value="340">
            <text:p>340</text:p>
          </table:table-cell>
          <table:table-cell office:value-type="float" office:value="0.16999991">
            <text:p>0.16999991</text:p>
          </table:table-cell>
          <table:table-cell office:value-type="float" office:value="0.47185153">
            <text:p>0.47185153</text:p>
          </table:table-cell>
          <table:table-cell office:value-type="float" office:value="0.005521537">
            <text:p>0.005521537</text:p>
          </table:table-cell>
          <table:table-cell office:value-type="float" office:value="0.0013803842">
            <text:p>0.0013803842</text:p>
          </table:table-cell>
        </table:table-row>
        <table:table-row table:style-name="ro2">
          <table:table-cell office:value-type="float" office:value="345">
            <text:p>345</text:p>
          </table:table-cell>
          <table:table-cell office:value-type="float" office:value="0.17249991">
            <text:p>0.17249991</text:p>
          </table:table-cell>
          <table:table-cell office:value-type="float" office:value="0.47097304">
            <text:p>0.47097304</text:p>
          </table:table-cell>
          <table:table-cell office:value-type="float" office:value="0.006064533">
            <text:p>0.006064533</text:p>
          </table:table-cell>
          <table:table-cell office:value-type="float" office:value="0.0015161332">
            <text:p>0.0015161332</text:p>
          </table:table-cell>
        </table:table-row>
        <table:table-row table:style-name="ro2">
          <table:table-cell office:value-type="float" office:value="350">
            <text:p>350</text:p>
          </table:table-cell>
          <table:table-cell office:value-type="float" office:value="0.17499991">
            <text:p>0.17499991</text:p>
          </table:table-cell>
          <table:table-cell office:value-type="float" office:value="0.47007623">
            <text:p>0.47007623</text:p>
          </table:table-cell>
          <table:table-cell office:value-type="float" office:value="0.0063419677">
            <text:p>0.0063419677</text:p>
          </table:table-cell>
          <table:table-cell office:value-type="float" office:value="0.0015854919">
            <text:p>0.0015854919</text:p>
          </table:table-cell>
        </table:table-row>
        <table:table-row table:style-name="ro2">
          <table:table-cell office:value-type="float" office:value="355">
            <text:p>355</text:p>
          </table:table-cell>
          <table:table-cell office:value-type="float" office:value="0.1774999">
            <text:p>0.1774999</text:p>
          </table:table-cell>
          <table:table-cell office:value-type="float" office:value="0.4691703">
            <text:p>0.4691703</text:p>
          </table:table-cell>
          <table:table-cell office:value-type="float" office:value="0.0063535976">
            <text:p>0.0063535976</text:p>
          </table:table-cell>
          <table:table-cell office:value-type="float" office:value="0.0015883994">
            <text:p>0.0015883994</text:p>
          </table:table-cell>
        </table:table-row>
        <table:table-row table:style-name="ro2">
          <table:table-cell office:value-type="float" office:value="360">
            <text:p>360</text:p>
          </table:table-cell>
          <table:table-cell office:value-type="float" office:value="0.1799999">
            <text:p>0.1799999</text:p>
          </table:table-cell>
          <table:table-cell office:value-type="float" office:value="0.4682735">
            <text:p>0.4682735</text:p>
          </table:table-cell>
          <table:table-cell office:value-type="float" office:value="0.0063652704">
            <text:p>0.0063652704</text:p>
          </table:table-cell>
          <table:table-cell office:value-type="float" office:value="0.0015913176">
            <text:p>0.0015913176</text:p>
          </table:table-cell>
        </table:table-row>
        <table:table-row table:style-name="ro2">
          <table:table-cell office:value-type="float" office:value="365">
            <text:p>365</text:p>
          </table:table-cell>
          <table:table-cell office:value-type="float" office:value="0.1824999">
            <text:p>0.1824999</text:p>
          </table:table-cell>
          <table:table-cell office:value-type="float" office:value="0.46736756">
            <text:p>0.46736756</text:p>
          </table:table-cell>
          <table:table-cell office:value-type="float" office:value="0.0069101574">
            <text:p>0.0069101574</text:p>
          </table:table-cell>
          <table:table-cell office:value-type="float" office:value="0.0017275393">
            <text:p>0.0017275393</text:p>
          </table:table-cell>
        </table:table-row>
        <table:table-row table:style-name="ro2">
          <table:table-cell office:value-type="float" office:value="370">
            <text:p>370</text:p>
          </table:table-cell>
          <table:table-cell office:value-type="float" office:value="0.1849999">
            <text:p>0.1849999</text:p>
          </table:table-cell>
          <table:table-cell office:value-type="float" office:value="0.46643415">
            <text:p>0.46643415</text:p>
          </table:table-cell>
          <table:table-cell office:value-type="float" office:value="0.0071906024">
            <text:p>0.0071906024</text:p>
          </table:table-cell>
          <table:table-cell office:value-type="float" office:value="0.0017976506">
            <text:p>0.0017976506</text:p>
          </table:table-cell>
        </table:table-row>
        <table:table-row table:style-name="ro2">
          <table:table-cell office:value-type="float" office:value="375">
            <text:p>375</text:p>
          </table:table-cell>
          <table:table-cell office:value-type="float" office:value="0.1874999">
            <text:p>0.1874999</text:p>
          </table:table-cell>
          <table:table-cell office:value-type="float" office:value="0.46550074">
            <text:p>0.46550074</text:p>
          </table:table-cell>
          <table:table-cell office:value-type="float" office:value="0.0072053056">
            <text:p>0.0072053056</text:p>
          </table:table-cell>
          <table:table-cell office:value-type="float" office:value="0.0018013264">
            <text:p>0.0018013264</text:p>
          </table:table-cell>
        </table:table-row>
        <table:table-row table:style-name="ro2">
          <table:table-cell office:value-type="float" office:value="380">
            <text:p>380</text:p>
          </table:table-cell>
          <table:table-cell office:value-type="float" office:value="0.1899999">
            <text:p>0.1899999</text:p>
          </table:table-cell>
          <table:table-cell office:value-type="float" office:value="0.46455818">
            <text:p>0.46455818</text:p>
          </table:table-cell>
          <table:table-cell office:value-type="float" office:value="0.0058872635">
            <text:p>0.0058872635</text:p>
          </table:table-cell>
          <table:table-cell office:value-type="float" office:value="0.0014718159">
            <text:p>0.0014718159</text:p>
          </table:table-cell>
        </table:table-row>
        <table:table-row table:style-name="ro2">
          <table:table-cell office:value-type="float" office:value="385">
            <text:p>385</text:p>
          </table:table-cell>
          <table:table-cell office:value-type="float" office:value="0.19249989">
            <text:p>0.19249989</text:p>
          </table:table-cell>
          <table:table-cell office:value-type="float" office:value="0.46360648">
            <text:p>0.46360648</text:p>
          </table:table-cell>
          <table:table-cell office:value-type="float" office:value="0.0048327786">
            <text:p>0.0048327786</text:p>
          </table:table-cell>
          <table:table-cell office:value-type="float" office:value="0.0012081946">
            <text:p>0.0012081946</text:p>
          </table:table-cell>
        </table:table-row>
        <table:table-row table:style-name="ro2">
          <table:table-cell office:value-type="float" office:value="390">
            <text:p>390</text:p>
          </table:table-cell>
          <table:table-cell office:value-type="float" office:value="0.19499989">
            <text:p>0.19499989</text:p>
          </table:table-cell>
          <table:table-cell office:value-type="float" office:value="0.46262735">
            <text:p>0.46262735</text:p>
          </table:table-cell>
          <table:table-cell office:value-type="float" office:value="0.004309569">
            <text:p>0.004309569</text:p>
          </table:table-cell>
          <table:table-cell office:value-type="float" office:value="0.0010773923">
            <text:p>0.0010773923</text:p>
          </table:table-cell>
        </table:table-row>
        <table:table-row table:style-name="ro2">
          <table:table-cell office:value-type="float" office:value="395">
            <text:p>395</text:p>
          </table:table-cell>
          <table:table-cell office:value-type="float" office:value="0.19749989">
            <text:p>0.19749989</text:p>
          </table:table-cell>
          <table:table-cell office:value-type="float" office:value="0.46163902">
            <text:p>0.46163902</text:p>
          </table:table-cell>
          <table:table-cell office:value-type="float" office:value="0.004585379">
            <text:p>0.004585379</text:p>
          </table:table-cell>
          <table:table-cell office:value-type="float" office:value="0.0011463447">
            <text:p>0.0011463447</text:p>
          </table:table-cell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0.19999988">
            <text:p>0.19999988</text:p>
          </table:table-cell>
          <table:table-cell office:value-type="float" office:value="0.46064156">
            <text:p>0.46064156</text:p>
          </table:table-cell>
          <table:table-cell office:value-type="float" office:value="0.0043291617">
            <text:p>0.0043291617</text:p>
          </table:table-cell>
          <table:table-cell office:value-type="float" office:value="0.0010822904">
            <text:p>0.0010822904</text:p>
          </table:table-cell>
        </table:table-row>
        <table:table-row table:style-name="ro2">
          <table:table-cell office:value-type="float" office:value="405">
            <text:p>405</text:p>
          </table:table-cell>
          <table:table-cell office:value-type="float" office:value="0.20249988">
            <text:p>0.20249988</text:p>
          </table:table-cell>
          <table:table-cell office:value-type="float" office:value="0.45963496">
            <text:p>0.45963496</text:p>
          </table:table-cell>
          <table:table-cell office:value-type="float" office:value="0.002206623">
            <text:p>0.002206623</text:p>
          </table:table-cell>
          <table:table-cell office:value-type="float" office:value="0.0005516558">
            <text:p>0.0005516558</text:p>
          </table:table-cell>
        </table:table-row>
        <table:table-row table:style-name="ro2">
          <table:table-cell office:value-type="float" office:value="410">
            <text:p>410</text:p>
          </table:table-cell>
          <table:table-cell office:value-type="float" office:value="0.20499988">
            <text:p>0.20499988</text:p>
          </table:table-cell>
          <table:table-cell office:value-type="float" office:value="0.45862836">
            <text:p>0.45862836</text:p>
          </table:table-cell>
          <table:table-cell office:value-type="float" office:value="0.0008789818">
            <text:p>0.0008789818</text:p>
          </table:table-cell>
          <table:table-cell office:value-type="float" office:value="0.00021974545">
            <text:p>0.0002197455</text:p>
          </table:table-cell>
        </table:table-row>
        <table:table-row table:style-name="ro2">
          <table:table-cell office:value-type="float" office:value="415">
            <text:p>415</text:p>
          </table:table-cell>
          <table:table-cell office:value-type="float" office:value="0.20749988">
            <text:p>0.20749988</text:p>
          </table:table-cell>
          <table:table-cell office:value-type="float" office:value="0.45761257">
            <text:p>0.45761257</text:p>
          </table:table-cell>
          <table:table-cell office:value-type="float" office:value="0.00088102097">
            <text:p>0.000881021</text:p>
          </table:table-cell>
          <table:table-cell office:value-type="float" office:value="0.00022025524">
            <text:p>0.0002202552</text:p>
          </table:table-cell>
        </table:table-row>
        <table:table-row table:style-name="ro2">
          <table:table-cell office:value-type="float" office:value="420">
            <text:p>420</text:p>
          </table:table-cell>
          <table:table-cell office:value-type="float" office:value="0.20999987">
            <text:p>0.20999987</text:p>
          </table:table-cell>
          <table:table-cell office:value-type="float" office:value="0.45661512">
            <text:p>0.45661512</text:p>
          </table:table-cell>
          <table:table-cell office:value-type="float" office:value="0.0011496511">
            <text:p>0.0011496511</text:p>
          </table:table-cell>
          <table:table-cell office:value-type="float" office:value="0.00028741278">
            <text:p>0.0002874128</text:p>
          </table:table-cell>
        </table:table-row>
        <table:table-row table:style-name="ro2">
          <table:table-cell office:value-type="float" office:value="425">
            <text:p>425</text:p>
          </table:table-cell>
          <table:table-cell office:value-type="float" office:value="0.21249987">
            <text:p>0.21249987</text:p>
          </table:table-cell>
          <table:table-cell office:value-type="float" office:value="0.45558107">
            <text:p>0.45558107</text:p>
          </table:table-cell>
          <table:table-cell office:value-type="float" office:value="0.00061932404">
            <text:p>0.000619324</text:p>
          </table:table-cell>
          <table:table-cell office:value-type="float" office:value="0.00015483101">
            <text:p>0.000154831</text:p>
          </table:table-cell>
        </table:table-row>
        <table:table-row table:style-name="ro2">
          <table:table-cell office:value-type="float" office:value="430">
            <text:p>430</text:p>
          </table:table-cell>
          <table:table-cell office:value-type="float" office:value="0.21499987">
            <text:p>0.21499987</text:p>
          </table:table-cell>
          <table:table-cell office:value-type="float" office:value="0.4545287">
            <text:p>0.4545287</text:p>
          </table:table-cell>
          <table:table-cell office:value-type="float" office:value="-0.0007118376">
            <text:p>-0.0007118376</text:p>
          </table:table-cell>
          <table:table-cell office:value-type="float" office:value="-0.0001779594">
            <text:p>-0.0001779594</text:p>
          </table:table-cell>
        </table:table-row>
        <table:table-row table:style-name="ro2">
          <table:table-cell office:value-type="float" office:value="435">
            <text:p>435</text:p>
          </table:table-cell>
          <table:table-cell office:value-type="float" office:value="0.21749987">
            <text:p>0.21749987</text:p>
          </table:table-cell>
          <table:table-cell office:value-type="float" office:value="0.45343974">
            <text:p>0.45343974</text:p>
          </table:table-cell>
          <table:table-cell office:value-type="float" office:value="-0.001513095">
            <text:p>-0.001513095</text:p>
          </table:table-cell>
          <table:table-cell office:value-type="float" office:value="-0.00037827375">
            <text:p>-0.0003782738</text:p>
          </table:table-cell>
        </table:table-row>
        <table:table-row table:style-name="ro2">
          <table:table-cell office:value-type="float" office:value="440">
            <text:p>440</text:p>
          </table:table-cell>
          <table:table-cell office:value-type="float" office:value="0.21999986">
            <text:p>0.21999986</text:p>
          </table:table-cell>
          <table:table-cell office:value-type="float" office:value="0.45231417">
            <text:p>0.45231417</text:p>
          </table:table-cell>
          <table:table-cell office:value-type="float" office:value="-0.0012501514">
            <text:p>-0.0012501514</text:p>
          </table:table-cell>
          <table:table-cell office:value-type="float" office:value="-0.00031253786">
            <text:p>-0.0003125379</text:p>
          </table:table-cell>
        </table:table-row>
        <table:table-row table:style-name="ro2">
          <table:table-cell office:value-type="float" office:value="445">
            <text:p>445</text:p>
          </table:table-cell>
          <table:table-cell office:value-type="float" office:value="0.22249986">
            <text:p>0.22249986</text:p>
          </table:table-cell>
          <table:table-cell office:value-type="float" office:value="0.45114285">
            <text:p>0.45114285</text:p>
          </table:table-cell>
          <table:table-cell office:value-type="float" office:value="-0.0017862646">
            <text:p>-0.0017862646</text:p>
          </table:table-cell>
          <table:table-cell office:value-type="float" office:value="-0.00044656615">
            <text:p>-0.0004465662</text:p>
          </table:table-cell>
        </table:table-row>
        <table:table-row table:style-name="ro2">
          <table:table-cell office:value-type="float" office:value="450">
            <text:p>450</text:p>
          </table:table-cell>
          <table:table-cell office:value-type="float" office:value="0.22499986">
            <text:p>0.22499986</text:p>
          </table:table-cell>
          <table:table-cell office:value-type="float" office:value="0.4499715">
            <text:p>0.4499715</text:p>
          </table:table-cell>
          <table:table-cell office:value-type="float" office:value="-0.003123252">
            <text:p>-0.003123252</text:p>
          </table:table-cell>
          <table:table-cell office:value-type="float" office:value="-0.000780813">
            <text:p>-0.000780813</text:p>
          </table:table-cell>
        </table:table-row>
        <table:table-row table:style-name="ro2">
          <table:table-cell office:value-type="float" office:value="455">
            <text:p>455</text:p>
          </table:table-cell>
          <table:table-cell office:value-type="float" office:value="0.22749986">
            <text:p>0.22749986</text:p>
          </table:table-cell>
          <table:table-cell office:value-type="float" office:value="0.44882762">
            <text:p>0.44882762</text:p>
          </table:table-cell>
          <table:table-cell office:value-type="float" office:value="-0.0039305734">
            <text:p>-0.0039305734</text:p>
          </table:table-cell>
          <table:table-cell office:value-type="float" office:value="-0.0009826433">
            <text:p>-0.0009826433</text:p>
          </table:table-cell>
        </table:table-row>
        <table:table-row table:style-name="ro2">
          <table:table-cell office:value-type="float" office:value="460">
            <text:p>460</text:p>
          </table:table-cell>
          <table:table-cell office:value-type="float" office:value="0.22999986">
            <text:p>0.22999986</text:p>
          </table:table-cell>
          <table:table-cell office:value-type="float" office:value="0.4476563">
            <text:p>0.4476563</text:p>
          </table:table-cell>
          <table:table-cell office:value-type="float" office:value="-0.0044736303">
            <text:p>-0.0044736303</text:p>
          </table:table-cell>
          <table:table-cell office:value-type="float" office:value="-0.0011184076">
            <text:p>-0.0011184076</text:p>
          </table:table-cell>
        </table:table-row>
        <table:table-row table:style-name="ro2">
          <table:table-cell office:value-type="float" office:value="465">
            <text:p>465</text:p>
          </table:table-cell>
          <table:table-cell office:value-type="float" office:value="0.23249985">
            <text:p>0.23249985</text:p>
          </table:table-cell>
          <table:table-cell office:value-type="float" office:value="0.44651243">
            <text:p>0.44651243</text:p>
          </table:table-cell>
          <table:table-cell office:value-type="float" office:value="-0.0044853636">
            <text:p>-0.0044853636</text:p>
          </table:table-cell>
          <table:table-cell office:value-type="float" office:value="-0.0011213409">
            <text:p>-0.0011213409</text:p>
          </table:table-cell>
        </table:table-row>
        <table:table-row table:style-name="ro2">
          <table:table-cell office:value-type="float" office:value="470">
            <text:p>470</text:p>
          </table:table-cell>
          <table:table-cell office:value-type="float" office:value="0.23499985">
            <text:p>0.23499985</text:p>
          </table:table-cell>
          <table:table-cell office:value-type="float" office:value="0.4453411">
            <text:p>0.4453411</text:p>
          </table:table-cell>
          <table:table-cell office:value-type="float" office:value="-0.005563196">
            <text:p>-0.005563196</text:p>
          </table:table-cell>
          <table:table-cell office:value-type="float" office:value="-0.001390799">
            <text:p>-0.001390799</text:p>
          </table:table-cell>
        </table:table-row>
        <table:table-row table:style-name="ro2">
          <table:table-cell office:value-type="float" office:value="475">
            <text:p>475</text:p>
          </table:table-cell>
          <table:table-cell office:value-type="float" office:value="0.23749985">
            <text:p>0.23749985</text:p>
          </table:table-cell>
          <table:table-cell office:value-type="float" office:value="0.44416976">
            <text:p>0.44416976</text:p>
          </table:table-cell>
          <table:table-cell office:value-type="float" office:value="-0.0071769715">
            <text:p>-0.0071769715</text:p>
          </table:table-cell>
          <table:table-cell office:value-type="float" office:value="-0.0017942429">
            <text:p>-0.0017942429</text:p>
          </table:table-cell>
        </table:table-row>
        <table:table-row table:style-name="ro2">
          <table:table-cell office:value-type="float" office:value="480">
            <text:p>480</text:p>
          </table:table-cell>
          <table:table-cell office:value-type="float" office:value="0.23999985">
            <text:p>0.23999985</text:p>
          </table:table-cell>
          <table:table-cell office:value-type="float" office:value="0.44298014">
            <text:p>0.44298014</text:p>
          </table:table-cell>
          <table:table-cell office:value-type="float" office:value="-0.007995787">
            <text:p>-0.007995787</text:p>
          </table:table-cell>
          <table:table-cell office:value-type="float" office:value="-0.0019989468">
            <text:p>-0.0019989468</text:p>
          </table:table-cell>
        </table:table-row>
        <table:table-row table:style-name="ro2">
          <table:table-cell office:value-type="float" office:value="485">
            <text:p>485</text:p>
          </table:table-cell>
          <table:table-cell office:value-type="float" office:value="0.24249984">
            <text:p>0.24249984</text:p>
          </table:table-cell>
          <table:table-cell office:value-type="float" office:value="0.44178134">
            <text:p>0.44178134</text:p>
          </table:table-cell>
          <table:table-cell office:value-type="float" office:value="-0.008551137">
            <text:p>-0.008551137</text:p>
          </table:table-cell>
          <table:table-cell office:value-type="float" office:value="-0.0021377841">
            <text:p>-0.0021377841</text:p>
          </table:table-cell>
        </table:table-row>
        <table:table-row table:style-name="ro2">
          <table:table-cell office:value-type="float" office:value="490">
            <text:p>490</text:p>
          </table:table-cell>
          <table:table-cell office:value-type="float" office:value="0.24499984">
            <text:p>0.24499984</text:p>
          </table:table-cell>
          <table:table-cell office:value-type="float" office:value="0.44059172">
            <text:p>0.44059172</text:p>
          </table:table-cell>
          <table:table-cell office:value-type="float" office:value="-0.008841332">
            <text:p>-0.008841332</text:p>
          </table:table-cell>
          <table:table-cell office:value-type="float" office:value="-0.002210333">
            <text:p>-0.002210333</text:p>
          </table:table-cell>
        </table:table-row>
        <table:table-row table:style-name="ro2">
          <table:table-cell office:value-type="float" office:value="495">
            <text:p>495</text:p>
          </table:table-cell>
          <table:table-cell office:value-type="float" office:value="0.24749984">
            <text:p>0.24749984</text:p>
          </table:table-cell>
          <table:table-cell office:value-type="float" office:value="0.4393838">
            <text:p>0.4393838</text:p>
          </table:table-cell>
          <table:table-cell office:value-type="float" office:value="-0.0080660805">
            <text:p>-0.0080660805</text:p>
          </table:table-cell>
          <table:table-cell office:value-type="float" office:value="-0.0020165201">
            <text:p>-0.0020165201</text:p>
          </table:table-cell>
        </table:table-row>
        <table:table-row table:style-name="ro2">
          <table:table-cell office:value-type="float" office:value="500">
            <text:p>500</text:p>
          </table:table-cell>
          <table:table-cell office:value-type="float" office:value="0.24999984">
            <text:p>0.24999984</text:p>
          </table:table-cell>
          <table:table-cell office:value-type="float" office:value="0.4381667">
            <text:p>0.4381667</text:p>
          </table:table-cell>
          <table:table-cell office:value-type="float" office:value="-0.0062236125">
            <text:p>-0.0062236125</text:p>
          </table:table-cell>
          <table:table-cell office:value-type="float" office:value="-0.0015559031">
            <text:p>-0.0015559031</text:p>
          </table:table-cell>
        </table:table-row>
        <table:table-row table:style-name="ro2">
          <table:table-cell office:value-type="float" office:value="505">
            <text:p>505</text:p>
          </table:table-cell>
          <table:table-cell office:value-type="float" office:value="0.25249985">
            <text:p>0.25249985</text:p>
          </table:table-cell>
          <table:table-cell office:value-type="float" office:value="0.4369222">
            <text:p>0.4369222</text:p>
          </table:table-cell>
          <table:table-cell office:value-type="float" office:value="-0.0051752185">
            <text:p>-0.0051752185</text:p>
          </table:table-cell>
          <table:table-cell office:value-type="float" office:value="-0.0012938046">
            <text:p>-0.0012938046</text:p>
          </table:table-cell>
        </table:table-row>
        <table:table-row table:style-name="ro2">
          <table:table-cell office:value-type="float" office:value="510">
            <text:p>510</text:p>
          </table:table-cell>
          <table:table-cell office:value-type="float" office:value="0.25499985">
            <text:p>0.25499985</text:p>
          </table:table-cell>
          <table:table-cell office:value-type="float" office:value="0.4356502">
            <text:p>0.4356502</text:p>
          </table:table-cell>
          <table:table-cell office:value-type="float" office:value="-0.0049237297">
            <text:p>-0.0049237297</text:p>
          </table:table-cell>
          <table:table-cell office:value-type="float" office:value="-0.0012309324">
            <text:p>-0.0012309324</text:p>
          </table:table-cell>
        </table:table-row>
        <table:table-row table:style-name="ro2">
          <table:table-cell office:value-type="float" office:value="515">
            <text:p>515</text:p>
          </table:table-cell>
          <table:table-cell office:value-type="float" office:value="0.25749984">
            <text:p>0.25749984</text:p>
          </table:table-cell>
          <table:table-cell office:value-type="float" office:value="0.4343233">
            <text:p>0.4343233</text:p>
          </table:table-cell>
          <table:table-cell office:value-type="float" office:value="-0.004405046">
            <text:p>-0.004405046</text:p>
          </table:table-cell>
          <table:table-cell office:value-type="float" office:value="-0.0011012615">
            <text:p>-0.0011012615</text:p>
          </table:table-cell>
        </table:table-row>
        <table:table-row table:style-name="ro2">
          <table:table-cell office:value-type="float" office:value="520">
            <text:p>520</text:p>
          </table:table-cell>
          <table:table-cell office:value-type="float" office:value="0.25999984">
            <text:p>0.25999984</text:p>
          </table:table-cell>
          <table:table-cell office:value-type="float" office:value="0.43300557">
            <text:p>0.43300557</text:p>
          </table:table-cell>
          <table:table-cell office:value-type="float" office:value="-0.003618178">
            <text:p>-0.003618178</text:p>
          </table:table-cell>
          <table:table-cell office:value-type="float" office:value="-0.0009045445">
            <text:p>-0.0009045445</text:p>
          </table:table-cell>
        </table:table-row>
        <table:table-row table:style-name="ro2">
          <table:table-cell office:value-type="float" office:value="525">
            <text:p>525</text:p>
          </table:table-cell>
          <table:table-cell office:value-type="float" office:value="0.26249984">
            <text:p>0.26249984</text:p>
          </table:table-cell>
          <table:table-cell office:value-type="float" office:value="0.4316512">
            <text:p>0.4316512</text:p>
          </table:table-cell>
          <table:table-cell office:value-type="float" office:value="-0.0046953363">
            <text:p>-0.0046953363</text:p>
          </table:table-cell>
          <table:table-cell office:value-type="float" office:value="-0.0011738341">
            <text:p>-0.0011738341</text:p>
          </table:table-cell>
        </table:table-row>
        <table:table-row table:style-name="ro2">
          <table:table-cell office:value-type="float" office:value="530">
            <text:p>530</text:p>
          </table:table-cell>
          <table:table-cell office:value-type="float" office:value="0.26499984">
            <text:p>0.26499984</text:p>
          </table:table-cell>
          <table:table-cell office:value-type="float" office:value="0.43026942">
            <text:p>0.43026942</text:p>
          </table:table-cell>
          <table:table-cell office:value-type="float" office:value="-0.0041768504">
            <text:p>-0.0041768504</text:p>
          </table:table-cell>
          <table:table-cell office:value-type="float" office:value="-0.0010442126">
            <text:p>-0.0010442126</text:p>
          </table:table-cell>
        </table:table-row>
        <table:table-row table:style-name="ro2">
          <table:table-cell office:value-type="float" office:value="535">
            <text:p>535</text:p>
          </table:table-cell>
          <table:table-cell office:value-type="float" office:value="0.26749983">
            <text:p>0.26749983</text:p>
          </table:table-cell>
          <table:table-cell office:value-type="float" office:value="0.42894253">
            <text:p>0.42894253</text:p>
          </table:table-cell>
          <table:table-cell office:value-type="float" office:value="-0.0039233165">
            <text:p>-0.0039233165</text:p>
          </table:table-cell>
          <table:table-cell office:value-type="float" office:value="-0.0009808291">
            <text:p>-0.0009808291</text:p>
          </table:table-cell>
        </table:table-row>
        <table:table-row table:style-name="ro2">
          <table:table-cell office:value-type="float" office:value="540">
            <text:p>540</text:p>
          </table:table-cell>
          <table:table-cell office:value-type="float" office:value="0.26999983">
            <text:p>0.26999983</text:p>
          </table:table-cell>
          <table:table-cell office:value-type="float" office:value="0.4276248">
            <text:p>0.4276248</text:p>
          </table:table-cell>
          <table:table-cell office:value-type="float" office:value="-0.0044690035">
            <text:p>-0.0044690035</text:p>
          </table:table-cell>
          <table:table-cell office:value-type="float" office:value="-0.0011172509">
            <text:p>-0.0011172509</text:p>
          </table:table-cell>
        </table:table-row>
        <table:table-row table:style-name="ro2">
          <table:table-cell office:value-type="float" office:value="545">
            <text:p>545</text:p>
          </table:table-cell>
          <table:table-cell office:value-type="float" office:value="0.27249983">
            <text:p>0.27249983</text:p>
          </table:table-cell>
          <table:table-cell office:value-type="float" office:value="0.42630705">
            <text:p>0.42630705</text:p>
          </table:table-cell>
          <table:table-cell office:value-type="float" office:value="-0.0058158142">
            <text:p>-0.0058158142</text:p>
          </table:table-cell>
          <table:table-cell office:value-type="float" office:value="-0.0014539536">
            <text:p>-0.0014539536</text:p>
          </table:table-cell>
        </table:table-row>
        <table:table-row table:style-name="ro2">
          <table:table-cell office:value-type="float" office:value="550">
            <text:p>550</text:p>
          </table:table-cell>
          <table:table-cell office:value-type="float" office:value="0.27499983">
            <text:p>0.27499983</text:p>
          </table:table-cell>
          <table:table-cell office:value-type="float" office:value="0.42498016">
            <text:p>0.42498016</text:p>
          </table:table-cell>
          <table:table-cell office:value-type="float" office:value="-0.0050345557">
            <text:p>-0.0050345557</text:p>
          </table:table-cell>
          <table:table-cell office:value-type="float" office:value="-0.0012586389">
            <text:p>-0.0012586389</text:p>
          </table:table-cell>
        </table:table-row>
        <table:table-row table:style-name="ro2">
          <table:table-cell office:value-type="float" office:value="555">
            <text:p>555</text:p>
          </table:table-cell>
          <table:table-cell office:value-type="float" office:value="0.27749982">
            <text:p>0.27749982</text:p>
          </table:table-cell>
          <table:table-cell office:value-type="float" office:value="0.4236258">
            <text:p>0.4236258</text:p>
          </table:table-cell>
          <table:table-cell office:value-type="float" office:value="-0.0045177885">
            <text:p>-0.0045177885</text:p>
          </table:table-cell>
          <table:table-cell office:value-type="float" office:value="-0.0011294471">
            <text:p>-0.0011294471</text:p>
          </table:table-cell>
        </table:table-row>
        <table:table-row table:style-name="ro2">
          <table:table-cell office:value-type="float" office:value="560">
            <text:p>560</text:p>
          </table:table-cell>
          <table:table-cell office:value-type="float" office:value="0.27999982">
            <text:p>0.27999982</text:p>
          </table:table-cell>
          <table:table-cell office:value-type="float" office:value="0.42220742">
            <text:p>0.42220742</text:p>
          </table:table-cell>
          <table:table-cell office:value-type="float" office:value="-0.003732811">
            <text:p>-0.003732811</text:p>
          </table:table-cell>
          <table:table-cell office:value-type="float" office:value="-0.00093320274">
            <text:p>-0.0009332027</text:p>
          </table:table-cell>
        </table:table-row>
        <table:table-row table:style-name="ro2">
          <table:table-cell office:value-type="float" office:value="565">
            <text:p>565</text:p>
          </table:table-cell>
          <table:table-cell office:value-type="float" office:value="0.28249982">
            <text:p>0.28249982</text:p>
          </table:table-cell>
          <table:table-cell office:value-type="float" office:value="0.4208073">
            <text:p>0.4208073</text:p>
          </table:table-cell>
          <table:table-cell office:value-type="float" office:value="-0.0029454129">
            <text:p>-0.0029454129</text:p>
          </table:table-cell>
          <table:table-cell office:value-type="float" office:value="-0.0007363532">
            <text:p>-0.0007363532</text:p>
          </table:table-cell>
        </table:table-row>
        <table:table-row table:style-name="ro2">
          <table:table-cell office:value-type="float" office:value="570">
            <text:p>570</text:p>
          </table:table-cell>
          <table:table-cell office:value-type="float" office:value="0.28499982">
            <text:p>0.28499982</text:p>
          </table:table-cell>
          <table:table-cell office:value-type="float" office:value="0.41937974">
            <text:p>0.41937974</text:p>
          </table:table-cell>
          <table:table-cell office:value-type="float" office:value="-0.00028886873">
            <text:p>-0.0002888687</text:p>
          </table:table-cell>
          <table:table-cell office:value-type="float" office:value="-0.00007221718">
            <text:p>-7.221718E-005</text:p>
          </table:table-cell>
        </table:table-row>
        <table:table-row table:style-name="ro2">
          <table:table-cell office:value-type="float" office:value="575">
            <text:p>575</text:p>
          </table:table-cell>
          <table:table-cell office:value-type="float" office:value="0.28749982">
            <text:p>0.28749982</text:p>
          </table:table-cell>
          <table:table-cell office:value-type="float" office:value="0.41794306">
            <text:p>0.41794306</text:p>
          </table:table-cell>
          <table:table-cell office:value-type="float" office:value="0.0007768068">
            <text:p>0.0007768068</text:p>
          </table:table-cell>
          <table:table-cell office:value-type="float" office:value="0.0001942017">
            <text:p>0.0001942017</text:p>
          </table:table-cell>
        </table:table-row>
        <table:table-row table:style-name="ro2">
          <table:table-cell office:value-type="float" office:value="580">
            <text:p>580</text:p>
          </table:table-cell>
          <table:table-cell office:value-type="float" office:value="0.2899998">
            <text:p>0.2899998</text:p>
          </table:table-cell>
          <table:table-cell office:value-type="float" office:value="0.41649717">
            <text:p>0.41649717</text:p>
          </table:table-cell>
          <table:table-cell office:value-type="float" office:value="0.0007794689">
            <text:p>0.0007794689</text:p>
          </table:table-cell>
          <table:table-cell office:value-type="float" office:value="0.00019486723">
            <text:p>0.0001948672</text:p>
          </table:table-cell>
        </table:table-row>
        <table:table-row table:style-name="ro2">
          <table:table-cell office:value-type="float" office:value="585">
            <text:p>585</text:p>
          </table:table-cell>
          <table:table-cell office:value-type="float" office:value="0.2924998">
            <text:p>0.2924998</text:p>
          </table:table-cell>
          <table:table-cell office:value-type="float" office:value="0.41504216">
            <text:p>0.41504216</text:p>
          </table:table-cell>
          <table:table-cell office:value-type="float" office:value="0.001848998">
            <text:p>0.001848998</text:p>
          </table:table-cell>
          <table:table-cell office:value-type="float" office:value="0.0004622495">
            <text:p>0.0004622495</text:p>
          </table:table-cell>
        </table:table-row>
        <table:table-row table:style-name="ro2">
          <table:table-cell office:value-type="float" office:value="590">
            <text:p>590</text:p>
          </table:table-cell>
          <table:table-cell office:value-type="float" office:value="0.2949998">
            <text:p>0.2949998</text:p>
          </table:table-cell>
          <table:table-cell office:value-type="float" office:value="0.4135597">
            <text:p>0.4135597</text:p>
          </table:table-cell>
          <table:table-cell office:value-type="float" office:value="0.0021224455">
            <text:p>0.0021224455</text:p>
          </table:table-cell>
          <table:table-cell office:value-type="float" office:value="0.0005306114">
            <text:p>0.0005306114</text:p>
          </table:table-cell>
        </table:table-row>
        <table:table-row table:style-name="ro2">
          <table:table-cell office:value-type="float" office:value="595">
            <text:p>595</text:p>
          </table:table-cell>
          <table:table-cell office:value-type="float" office:value="0.2974998">
            <text:p>0.2974998</text:p>
          </table:table-cell>
          <table:table-cell office:value-type="float" office:value="0.41204065">
            <text:p>0.41204065</text:p>
          </table:table-cell>
          <table:table-cell office:value-type="float" office:value="0.0013300499">
            <text:p>0.0013300499</text:p>
          </table:table-cell>
          <table:table-cell office:value-type="float" office:value="0.00033251249">
            <text:p>0.0003325125</text:p>
          </table:table-cell>
        </table:table-row>
        <table:table-row table:style-name="ro2">
          <table:table-cell office:value-type="float" office:value="600">
            <text:p>600</text:p>
          </table:table-cell>
          <table:table-cell office:value-type="float" office:value="0.2999998">
            <text:p>0.2999998</text:p>
          </table:table-cell>
          <table:table-cell office:value-type="float" office:value="0.4105765">
            <text:p>0.4105765</text:p>
          </table:table-cell>
          <table:table-cell office:value-type="float" office:value="0.0013349117">
            <text:p>0.0013349117</text:p>
          </table:table-cell>
          <table:table-cell office:value-type="float" office:value="0.00033372792">
            <text:p>0.0003337279</text:p>
          </table:table-cell>
        </table:table-row>
        <table:table-row table:style-name="ro2">
          <table:table-cell office:value-type="float" office:value="605">
            <text:p>605</text:p>
          </table:table-cell>
          <table:table-cell office:value-type="float" office:value="0.3024998">
            <text:p>0.3024998</text:p>
          </table:table-cell>
          <table:table-cell office:value-type="float" office:value="0.40908486">
            <text:p>0.40908486</text:p>
          </table:table-cell>
          <table:table-cell office:value-type="float" office:value="0.0024067736">
            <text:p>0.0024067736</text:p>
          </table:table-cell>
          <table:table-cell office:value-type="float" office:value="0.0006016934">
            <text:p>0.0006016934</text:p>
          </table:table-cell>
        </table:table-row>
        <table:table-row table:style-name="ro2">
          <table:table-cell office:value-type="float" office:value="610">
            <text:p>610</text:p>
          </table:table-cell>
          <table:table-cell office:value-type="float" office:value="0.3049998">
            <text:p>0.3049998</text:p>
          </table:table-cell>
          <table:table-cell office:value-type="float" office:value="0.40757495">
            <text:p>0.40757495</text:p>
          </table:table-cell>
          <table:table-cell office:value-type="float" office:value="0.0016154881">
            <text:p>0.0016154881</text:p>
          </table:table-cell>
          <table:table-cell office:value-type="float" office:value="0.00040387202">
            <text:p>0.000403872</text:p>
          </table:table-cell>
        </table:table-row>
        <table:table-row table:style-name="ro2">
          <table:table-cell office:value-type="float" office:value="615">
            <text:p>615</text:p>
          </table:table-cell>
          <table:table-cell office:value-type="float" office:value="0.3074998">
            <text:p>0.3074998</text:p>
          </table:table-cell>
          <table:table-cell office:value-type="float" office:value="0.4061108">
            <text:p>0.4061108</text:p>
          </table:table-cell>
          <table:table-cell office:value-type="float" office:value="0.0013546556">
            <text:p>0.0013546556</text:p>
          </table:table-cell>
          <table:table-cell office:value-type="float" office:value="0.0003386639">
            <text:p>0.0003386639</text:p>
          </table:table-cell>
        </table:table-row>
        <table:table-row table:style-name="ro2">
          <table:table-cell office:value-type="float" office:value="620">
            <text:p>620</text:p>
          </table:table-cell>
          <table:table-cell office:value-type="float" office:value="0.3099998">
            <text:p>0.3099998</text:p>
          </table:table-cell>
          <table:table-cell office:value-type="float" office:value="0.4045643">
            <text:p>0.4045643</text:p>
          </table:table-cell>
          <table:table-cell office:value-type="float" office:value="0.0005596317">
            <text:p>0.0005596317</text:p>
          </table:table-cell>
          <table:table-cell office:value-type="float" office:value="0.00013990792">
            <text:p>0.0001399079</text:p>
          </table:table-cell>
        </table:table-row>
        <table:table-row table:style-name="ro2">
          <table:table-cell office:value-type="float" office:value="625">
            <text:p>625</text:p>
          </table:table-cell>
          <table:table-cell office:value-type="float" office:value="0.3124998">
            <text:p>0.3124998</text:p>
          </table:table-cell>
          <table:table-cell office:value-type="float" office:value="0.4029537">
            <text:p>0.4029537</text:p>
          </table:table-cell>
          <table:table-cell office:value-type="float" office:value="0.000028342503">
            <text:p>2.8342503E-005</text:p>
          </table:table-cell>
          <table:table-cell office:value-type="float" office:value="0.000007085626">
            <text:p>7.085626E-006</text:p>
          </table:table-cell>
        </table:table-row>
        <table:table-row table:style-name="ro2">
          <table:table-cell office:value-type="float" office:value="630">
            <text:p>630</text:p>
          </table:table-cell>
          <table:table-cell office:value-type="float" office:value="0.3149998">
            <text:p>0.3149998</text:p>
          </table:table-cell>
          <table:table-cell office:value-type="float" office:value="0.40141633">
            <text:p>0.40141633</text:p>
          </table:table-cell>
          <table:table-cell office:value-type="float" office:value="0.0008287011">
            <text:p>0.0008287011</text:p>
          </table:table-cell>
          <table:table-cell office:value-type="float" office:value="0.00020717527">
            <text:p>0.0002071753</text:p>
          </table:table-cell>
        </table:table-row>
        <table:table-row table:style-name="ro2">
          <table:table-cell office:value-type="float" office:value="635">
            <text:p>635</text:p>
          </table:table-cell>
          <table:table-cell office:value-type="float" office:value="0.3174998">
            <text:p>0.3174998</text:p>
          </table:table-cell>
          <table:table-cell office:value-type="float" office:value="0.39984238">
            <text:p>0.39984238</text:p>
          </table:table-cell>
          <table:table-cell office:value-type="float" office:value="0.0013656348">
            <text:p>0.0013656348</text:p>
          </table:table-cell>
          <table:table-cell office:value-type="float" office:value="0.0003414087">
            <text:p>0.0003414087</text:p>
          </table:table-cell>
        </table:table-row>
        <table:table-row table:style-name="ro2">
          <table:table-cell office:value-type="float" office:value="640">
            <text:p>640</text:p>
          </table:table-cell>
          <table:table-cell office:value-type="float" office:value="0.31999978">
            <text:p>0.31999978</text:p>
          </table:table-cell>
          <table:table-cell office:value-type="float" office:value="0.3982318">
            <text:p>0.3982318</text:p>
          </table:table-cell>
          <table:table-cell office:value-type="float" office:value="0.0008377115">
            <text:p>0.0008377115</text:p>
          </table:table-cell>
          <table:table-cell office:value-type="float" office:value="0.00020942788">
            <text:p>0.0002094279</text:p>
          </table:table-cell>
        </table:table-row>
        <table:table-row table:style-name="ro2">
          <table:table-cell office:value-type="float" office:value="645">
            <text:p>645</text:p>
          </table:table-cell>
          <table:table-cell office:value-type="float" office:value="0.32249978">
            <text:p>0.32249978</text:p>
          </table:table-cell>
          <table:table-cell office:value-type="float" office:value="0.39665782">
            <text:p>0.39665782</text:p>
          </table:table-cell>
          <table:table-cell office:value-type="float" office:value="0.0011078436">
            <text:p>0.0011078436</text:p>
          </table:table-cell>
          <table:table-cell office:value-type="float" office:value="0.0002769609">
            <text:p>0.0002769609</text:p>
          </table:table-cell>
        </table:table-row>
        <table:table-row table:style-name="ro2">
          <table:table-cell office:value-type="float" office:value="650">
            <text:p>650</text:p>
          </table:table-cell>
          <table:table-cell office:value-type="float" office:value="0.32499978">
            <text:p>0.32499978</text:p>
          </table:table-cell>
          <table:table-cell office:value-type="float" office:value="0.39497402">
            <text:p>0.39497402</text:p>
          </table:table-cell>
          <table:table-cell office:value-type="float" office:value="-0.00022139668">
            <text:p>-0.0002213967</text:p>
          </table:table-cell>
          <table:table-cell office:value-type="float" office:value="-0.00005534917">
            <text:p>-5.534917E-005</text:p>
          </table:table-cell>
        </table:table-row>
        <table:table-row table:style-name="ro2">
          <table:table-cell office:value-type="float" office:value="655">
            <text:p>655</text:p>
          </table:table-cell>
          <table:table-cell office:value-type="float" office:value="0.32749978">
            <text:p>0.32749978</text:p>
          </table:table-cell>
          <table:table-cell office:value-type="float" office:value="0.3932811">
            <text:p>0.3932811</text:p>
          </table:table-cell>
          <table:table-cell office:value-type="float" office:value="-0.00048905116">
            <text:p>-0.0004890512</text:p>
          </table:table-cell>
          <table:table-cell office:value-type="float" office:value="-0.00012226279">
            <text:p>-0.0001222628</text:p>
          </table:table-cell>
        </table:table-row>
        <table:table-row table:style-name="ro2">
          <table:table-cell office:value-type="float" office:value="660">
            <text:p>660</text:p>
          </table:table-cell>
          <table:table-cell office:value-type="float" office:value="0.32999977">
            <text:p>0.32999977</text:p>
          </table:table-cell>
          <table:table-cell office:value-type="float" office:value="0.39167053">
            <text:p>0.39167053</text:p>
          </table:table-cell>
          <table:table-cell office:value-type="float" office:value="0.0019097124">
            <text:p>0.0019097124</text:p>
          </table:table-cell>
          <table:table-cell office:value-type="float" office:value="0.0004774281">
            <text:p>0.0004774281</text:p>
          </table:table-cell>
        </table:table-row>
        <table:table-row table:style-name="ro2">
          <table:table-cell office:value-type="float" office:value="665">
            <text:p>665</text:p>
          </table:table-cell>
          <table:table-cell office:value-type="float" office:value="0.33249977">
            <text:p>0.33249977</text:p>
          </table:table-cell>
          <table:table-cell office:value-type="float" office:value="0.39004165">
            <text:p>0.39004165</text:p>
          </table:table-cell>
          <table:table-cell office:value-type="float" office:value="0.004318222">
            <text:p>0.004318222</text:p>
          </table:table-cell>
          <table:table-cell office:value-type="float" office:value="0.0010795555">
            <text:p>0.0010795555</text:p>
          </table:table-cell>
        </table:table-row>
        <table:table-row table:style-name="ro2">
          <table:table-cell office:value-type="float" office:value="670">
            <text:p>670</text:p>
          </table:table-cell>
          <table:table-cell office:value-type="float" office:value="0.33499977">
            <text:p>0.33499977</text:p>
          </table:table-cell>
          <table:table-cell office:value-type="float" office:value="0.38844022">
            <text:p>0.38844022</text:p>
          </table:table-cell>
          <table:table-cell office:value-type="float" office:value="0.0059364587">
            <text:p>0.0059364587</text:p>
          </table:table-cell>
          <table:table-cell office:value-type="float" office:value="0.0014841147">
            <text:p>0.0014841147</text:p>
          </table:table-cell>
        </table:table-row>
        <table:table-row table:style-name="ro2">
          <table:table-cell office:value-type="float" office:value="675">
            <text:p>675</text:p>
          </table:table-cell>
          <table:table-cell office:value-type="float" office:value="0.33749977">
            <text:p>0.33749977</text:p>
          </table:table-cell>
          <table:table-cell office:value-type="float" office:value="0.38681135">
            <text:p>0.38681135</text:p>
          </table:table-cell>
          <table:table-cell office:value-type="float" office:value="0.008095624">
            <text:p>0.008095624</text:p>
          </table:table-cell>
          <table:table-cell office:value-type="float" office:value="0.002023906">
            <text:p>0.002023906</text:p>
          </table:table-cell>
        </table:table-row>
        <table:table-row table:style-name="ro2">
          <table:table-cell office:value-type="float" office:value="680">
            <text:p>680</text:p>
          </table:table-cell>
          <table:table-cell office:value-type="float" office:value="0.33999977">
            <text:p>0.33999977</text:p>
          </table:table-cell>
          <table:table-cell office:value-type="float" office:value="0.38503605">
            <text:p>0.38503605</text:p>
          </table:table-cell>
          <table:table-cell office:value-type="float" office:value="0.009999205">
            <text:p>0.009999205</text:p>
          </table:table-cell>
          <table:table-cell office:value-type="float" office:value="0.0024998013">
            <text:p>0.0024998013</text:p>
          </table:table-cell>
        </table:table-row>
        <table:table-row table:style-name="ro2">
          <table:table-cell office:value-type="float" office:value="685">
            <text:p>685</text:p>
          </table:table-cell>
          <table:table-cell office:value-type="float" office:value="0.34249976">
            <text:p>0.34249976</text:p>
          </table:table-cell>
          <table:table-cell office:value-type="float" office:value="0.38333395">
            <text:p>0.38333395</text:p>
          </table:table-cell>
          <table:table-cell office:value-type="float" office:value="0.011380409">
            <text:p>0.011380409</text:p>
          </table:table-cell>
          <table:table-cell office:value-type="float" office:value="0.0028451022">
            <text:p>0.0028451022</text:p>
          </table:table-cell>
        </table:table-row>
        <table:table-row table:style-name="ro2">
          <table:table-cell office:value-type="float" office:value="690">
            <text:p>690</text:p>
          </table:table-cell>
          <table:table-cell office:value-type="float" office:value="0.34499976">
            <text:p>0.34499976</text:p>
          </table:table-cell>
          <table:table-cell office:value-type="float" office:value="0.38165933">
            <text:p>0.38165933</text:p>
          </table:table-cell>
          <table:table-cell office:value-type="float" office:value="0.014370032">
            <text:p>0.014370032</text:p>
          </table:table-cell>
          <table:table-cell office:value-type="float" office:value="0.003592508">
            <text:p>0.003592508</text:p>
          </table:table-cell>
        </table:table-row>
        <table:table-row table:style-name="ro2">
          <table:table-cell office:value-type="float" office:value="695">
            <text:p>695</text:p>
          </table:table-cell>
          <table:table-cell office:value-type="float" office:value="0.34749976">
            <text:p>0.34749976</text:p>
          </table:table-cell>
          <table:table-cell office:value-type="float" office:value="0.37994808">
            <text:p>0.37994808</text:p>
          </table:table-cell>
          <table:table-cell office:value-type="float" office:value="0.013102046">
            <text:p>0.013102046</text:p>
          </table:table-cell>
          <table:table-cell office:value-type="float" office:value="0.0032755116">
            <text:p>0.0032755116</text:p>
          </table:table-cell>
        </table:table-row>
        <table:table-row table:style-name="ro2">
          <table:table-cell office:value-type="float" office:value="700">
            <text:p>700</text:p>
          </table:table-cell>
          <table:table-cell office:value-type="float" office:value="0.34999976">
            <text:p>0.34999976</text:p>
          </table:table-cell>
          <table:table-cell office:value-type="float" office:value="0.37827346">
            <text:p>0.37827346</text:p>
          </table:table-cell>
          <table:table-cell office:value-type="float" office:value="0.012361526">
            <text:p>0.012361526</text:p>
          </table:table-cell>
          <table:table-cell office:value-type="float" office:value="0.0030903814">
            <text:p>0.0030903814</text:p>
          </table:table-cell>
        </table:table-row>
        <table:table-row table:style-name="ro2">
          <table:table-cell office:value-type="float" office:value="705">
            <text:p>705</text:p>
          </table:table-cell>
          <table:table-cell office:value-type="float" office:value="0.35249975">
            <text:p>0.35249975</text:p>
          </table:table-cell>
          <table:table-cell office:value-type="float" office:value="0.37653476">
            <text:p>0.37653476</text:p>
          </table:table-cell>
          <table:table-cell office:value-type="float" office:value="0.010818248">
            <text:p>0.010818248</text:p>
          </table:table-cell>
          <table:table-cell office:value-type="float" office:value="0.002704562">
            <text:p>0.002704562</text:p>
          </table:table-cell>
        </table:table-row>
        <table:table-row table:style-name="ro2">
          <table:table-cell office:value-type="float" office:value="710">
            <text:p>710</text:p>
          </table:table-cell>
          <table:table-cell office:value-type="float" office:value="0.35499975">
            <text:p>0.35499975</text:p>
          </table:table-cell>
          <table:table-cell office:value-type="float" office:value="0.3747412">
            <text:p>0.3747412</text:p>
          </table:table-cell>
          <table:table-cell office:value-type="float" office:value="0.009267984">
            <text:p>0.009267984</text:p>
          </table:table-cell>
          <table:table-cell office:value-type="float" office:value="0.002316996">
            <text:p>0.002316996</text:p>
          </table:table-cell>
        </table:table-row>
        <table:table-row table:style-name="ro2">
          <table:table-cell office:value-type="float" office:value="715">
            <text:p>715</text:p>
          </table:table-cell>
          <table:table-cell office:value-type="float" office:value="0.35749975">
            <text:p>0.35749975</text:p>
          </table:table-cell>
          <table:table-cell office:value-type="float" office:value="0.37297505">
            <text:p>0.37297505</text:p>
          </table:table-cell>
          <table:table-cell office:value-type="float" office:value="0.009846281">
            <text:p>0.009846281</text:p>
          </table:table-cell>
          <table:table-cell office:value-type="float" office:value="0.0024615703">
            <text:p>0.0024615703</text:p>
          </table:table-cell>
        </table:table-row>
        <table:table-row table:style-name="ro2">
          <table:table-cell office:value-type="float" office:value="720">
            <text:p>720</text:p>
          </table:table-cell>
          <table:table-cell office:value-type="float" office:value="0.35999975">
            <text:p>0.35999975</text:p>
          </table:table-cell>
          <table:table-cell office:value-type="float" office:value="0.3711723">
            <text:p>0.3711723</text:p>
          </table:table-cell>
          <table:table-cell office:value-type="float" office:value="0.0082941055">
            <text:p>0.0082941055</text:p>
          </table:table-cell>
          <table:table-cell office:value-type="float" office:value="0.0020735264">
            <text:p>0.0020735264</text:p>
          </table:table-cell>
        </table:table-row>
        <table:table-row table:style-name="ro2">
          <table:table-cell office:value-type="float" office:value="725">
            <text:p>725</text:p>
          </table:table-cell>
          <table:table-cell office:value-type="float" office:value="0.36249974">
            <text:p>0.36249974</text:p>
          </table:table-cell>
          <table:table-cell office:value-type="float" office:value="0.36940616">
            <text:p>0.36940616</text:p>
          </table:table-cell>
          <table:table-cell office:value-type="float" office:value="0.0067336345">
            <text:p>0.0067336345</text:p>
          </table:table-cell>
          <table:table-cell office:value-type="float" office:value="0.0016834086">
            <text:p>0.0016834086</text:p>
          </table:table-cell>
        </table:table-row>
        <table:table-row table:style-name="ro2">
          <table:table-cell office:value-type="float" office:value="730">
            <text:p>730</text:p>
          </table:table-cell>
          <table:table-cell office:value-type="float" office:value="0.36499974">
            <text:p>0.36499974</text:p>
          </table:table-cell>
          <table:table-cell office:value-type="float" office:value="0.36762172">
            <text:p>0.36762172</text:p>
          </table:table-cell>
          <table:table-cell office:value-type="float" office:value="0.005966408">
            <text:p>0.005966408</text:p>
          </table:table-cell>
          <table:table-cell office:value-type="float" office:value="0.001491602">
            <text:p>0.001491602</text:p>
          </table:table-cell>
        </table:table-row>
        <table:table-row table:style-name="ro2">
          <table:table-cell office:value-type="float" office:value="735">
            <text:p>735</text:p>
          </table:table-cell>
          <table:table-cell office:value-type="float" office:value="0.36545295">
            <text:p>0.36545295</text:p>
          </table:table-cell>
          <table:table-cell office:value-type="float" office:value="0.36578235">
            <text:p>0.36578235</text:p>
          </table:table-cell>
          <table:table-cell office:value-type="float" office:value="0.0043950225">
            <text:p>0.0043950225</text:p>
          </table:table-cell>
          <table:table-cell office:value-type="float" office:value="0.0010987556">
            <text:p>0.0010987556</text:p>
          </table:table-cell>
        </table:table-row>
        <table:table-row table:style-name="ro2">
          <table:table-cell office:value-type="float" office:value="740">
            <text:p>740</text:p>
          </table:table-cell>
          <table:table-cell office:value-type="float" office:value="0.36360446">
            <text:p>0.36360446</text:p>
          </table:table-cell>
          <table:table-cell office:value-type="float" office:value="0.3639796">
            <text:p>0.3639796</text:p>
          </table:table-cell>
          <table:table-cell office:value-type="float" office:value="0.0038835912">
            <text:p>0.0038835912</text:p>
          </table:table-cell>
          <table:table-cell office:value-type="float" office:value="0.0009708978">
            <text:p>0.0009708978</text:p>
          </table:table-cell>
        </table:table-row>
        <table:table-row table:style-name="ro2">
          <table:table-cell office:value-type="float" office:value="745">
            <text:p>745</text:p>
          </table:table-cell>
          <table:table-cell office:value-type="float" office:value="0.3617285">
            <text:p>0.3617285</text:p>
          </table:table-cell>
          <table:table-cell office:value-type="float" office:value="0.36215857">
            <text:p>0.36215857</text:p>
          </table:table-cell>
          <table:table-cell office:value-type="float" office:value="0.0036368307">
            <text:p>0.0036368307</text:p>
          </table:table-cell>
          <table:table-cell office:value-type="float" office:value="0.0009092077">
            <text:p>0.0009092077</text:p>
          </table:table-cell>
        </table:table-row>
        <table:table-row table:style-name="ro2">
          <table:table-cell office:value-type="float" office:value="750">
            <text:p>750</text:p>
          </table:table-cell>
          <table:table-cell office:value-type="float" office:value="0.35996234">
            <text:p>0.35996234</text:p>
          </table:table-cell>
          <table:table-cell office:value-type="float" office:value="0.3602826">
            <text:p>0.3602826</text:p>
          </table:table-cell>
          <table:table-cell office:value-type="float" office:value="0.0007191723">
            <text:p>0.0007191723</text:p>
          </table:table-cell>
          <table:table-cell office:value-type="float" office:value="0.00017979307">
            <text:p>0.0001797931</text:p>
          </table:table-cell>
        </table:table-row>
        <table:table-row table:style-name="ro2">
          <table:table-cell office:value-type="float" office:value="755">
            <text:p>755</text:p>
          </table:table-cell>
          <table:table-cell office:value-type="float" office:value="0.358123">
            <text:p>0.358123</text:p>
          </table:table-cell>
          <table:table-cell office:value-type="float" office:value="0.35842496">
            <text:p>0.35842496</text:p>
          </table:table-cell>
          <table:table-cell office:value-type="float" office:value="0.00045597146">
            <text:p>0.0004559715</text:p>
          </table:table-cell>
          <table:table-cell office:value-type="float" office:value="0.000113992864">
            <text:p>0.0001139929</text:p>
          </table:table-cell>
        </table:table-row>
        <table:table-row table:style-name="ro2">
          <table:table-cell office:value-type="float" office:value="760">
            <text:p>760</text:p>
          </table:table-cell>
          <table:table-cell office:value-type="float" office:value="0.3563477">
            <text:p>0.3563477</text:p>
          </table:table-cell>
          <table:table-cell office:value-type="float" office:value="0.35646665">
            <text:p>0.35646665</text:p>
          </table:table-cell>
          <table:table-cell office:value-type="float" office:value="-0.002744244">
            <text:p>-0.002744244</text:p>
          </table:table-cell>
          <table:table-cell office:value-type="float" office:value="-0.000686061">
            <text:p>-0.000686061</text:p>
          </table:table-cell>
        </table:table-row>
        <table:table-row table:style-name="ro2">
          <table:table-cell office:value-type="float" office:value="765">
            <text:p>765</text:p>
          </table:table-cell>
          <table:table-cell office:value-type="float" office:value="0.35452667">
            <text:p>0.35452667</text:p>
          </table:table-cell>
          <table:table-cell office:value-type="float" office:value="0.35457242">
            <text:p>0.35457242</text:p>
          </table:table-cell>
          <table:table-cell office:value-type="float" office:value="-0.00516039">
            <text:p>-0.00516039</text:p>
          </table:table-cell>
          <table:table-cell office:value-type="float" office:value="-0.0012900975">
            <text:p>-0.0012900975</text:p>
          </table:table-cell>
        </table:table-row>
        <table:table-row table:style-name="ro2">
          <table:table-cell office:value-type="float" office:value="770">
            <text:p>770</text:p>
          </table:table-cell>
          <table:table-cell office:value-type="float" office:value="0.3525958">
            <text:p>0.3525958</text:p>
          </table:table-cell>
          <table:table-cell office:value-type="float" office:value="0.35264155">
            <text:p>0.35264155</text:p>
          </table:table-cell>
          <table:table-cell office:value-type="float" office:value="-0.006523348">
            <text:p>-0.006523348</text:p>
          </table:table-cell>
          <table:table-cell office:value-type="float" office:value="-0.001630837">
            <text:p>-0.001630837</text:p>
          </table:table-cell>
        </table:table-row>
        <table:table-row table:style-name="ro2">
          <table:table-cell office:value-type="float" office:value="775">
            <text:p>775</text:p>
          </table:table-cell>
          <table:table-cell office:value-type="float" office:value="0.35079306">
            <text:p>0.35079306</text:p>
          </table:table-cell>
          <table:table-cell office:value-type="float" office:value="0.35066497">
            <text:p>0.35066497</text:p>
          </table:table-cell>
          <table:table-cell office:value-type="float" office:value="-0.010026505">
            <text:p>-0.010026505</text:p>
          </table:table-cell>
          <table:table-cell office:value-type="float" office:value="-0.0025066263">
            <text:p>-0.0025066263</text:p>
          </table:table-cell>
        </table:table-row>
        <table:table-row table:style-name="ro2">
          <table:table-cell office:value-type="float" office:value="780">
            <text:p>780</text:p>
          </table:table-cell>
          <table:table-cell office:value-type="float" office:value="0.34892625">
            <text:p>0.34892625</text:p>
          </table:table-cell>
          <table:table-cell office:value-type="float" office:value="0.34878904">
            <text:p>0.34878904</text:p>
          </table:table-cell>
          <table:table-cell office:value-type="float" office:value="-0.00847861">
            <text:p>-0.00847861</text:p>
          </table:table-cell>
          <table:table-cell office:value-type="float" office:value="-0.0021196525">
            <text:p>-0.0021196525</text:p>
          </table:table-cell>
        </table:table-row>
        <table:table-row table:style-name="ro2">
          <table:table-cell office:value-type="float" office:value="785">
            <text:p>785</text:p>
          </table:table-cell>
          <table:table-cell office:value-type="float" office:value="0.3471235">
            <text:p>0.3471235</text:p>
          </table:table-cell>
          <table:table-cell office:value-type="float" office:value="0.34684902">
            <text:p>0.34684902</text:p>
          </table:table-cell>
          <table:table-cell office:value-type="float" office:value="-0.009323348">
            <text:p>-0.009323348</text:p>
          </table:table-cell>
          <table:table-cell office:value-type="float" office:value="-0.002330837">
            <text:p>-0.002330837</text:p>
          </table:table-cell>
        </table:table-row>
        <table:table-row table:style-name="ro2">
          <table:table-cell office:value-type="float" office:value="790">
            <text:p>790</text:p>
          </table:table-cell>
          <table:table-cell office:value-type="float" office:value="0.34533906">
            <text:p>0.34533906</text:p>
          </table:table-cell>
          <table:table-cell office:value-type="float" office:value="0.3449365">
            <text:p>0.3449365</text:p>
          </table:table-cell>
          <table:table-cell office:value-type="float" office:value="-0.01017222">
            <text:p>-0.01017222</text:p>
          </table:table-cell>
          <table:table-cell office:value-type="float" office:value="-0.002543055">
            <text:p>-0.002543055</text:p>
          </table:table-cell>
        </table:table-row>
        <table:table-row table:style-name="ro2">
          <table:table-cell office:value-type="float" office:value="795">
            <text:p>795</text:p>
          </table:table-cell>
          <table:table-cell office:value-type="float" office:value="0.34344482">
            <text:p>0.34344482</text:p>
          </table:table-cell>
          <table:table-cell office:value-type="float" office:value="0.3430057">
            <text:p>0.3430057</text:p>
          </table:table-cell>
          <table:table-cell office:value-type="float" office:value="-0.008893599">
            <text:p>-0.008893599</text:p>
          </table:table-cell>
          <table:table-cell office:value-type="float" office:value="-0.0022233997">
            <text:p>-0.0022233997</text:p>
          </table:table-cell>
        </table:table-row>
        <table:table-row table:style-name="ro2">
          <table:table-cell office:value-type="float" office:value="800">
            <text:p>800</text:p>
          </table:table-cell>
          <table:table-cell office:value-type="float" office:value="0.34167868">
            <text:p>0.34167868</text:p>
          </table:table-cell>
          <table:table-cell office:value-type="float" office:value="0.34102">
            <text:p>0.34102</text:p>
          </table:table-cell>
          <table:table-cell office:value-type="float" office:value="-0.010807862">
            <text:p>-0.010807862</text:p>
          </table:table-cell>
          <table:table-cell office:value-type="float" office:value="-0.0027019654">
            <text:p>-0.0027019654</text:p>
          </table:table-cell>
        </table:table-row>
        <table:table-row table:style-name="ro2">
          <table:table-cell office:value-type="float" office:value="805">
            <text:p>805</text:p>
          </table:table-cell>
          <table:table-cell office:value-type="float" office:value="0.33993086">
            <text:p>0.33993086</text:p>
          </table:table-cell>
          <table:table-cell office:value-type="float" office:value="0.33902508">
            <text:p>0.33902508</text:p>
          </table:table-cell>
          <table:table-cell office:value-type="float" office:value="-0.011664118">
            <text:p>-0.011664118</text:p>
          </table:table-cell>
          <table:table-cell office:value-type="float" office:value="-0.0029160294">
            <text:p>-0.0029160294</text:p>
          </table:table-cell>
        </table:table-row>
        <table:table-row table:style-name="ro2">
          <table:table-cell office:value-type="float" office:value="810">
            <text:p>810</text:p>
          </table:table-cell>
          <table:table-cell office:value-type="float" office:value="0.33810982">
            <text:p>0.33810982</text:p>
          </table:table-cell>
          <table:table-cell office:value-type="float" office:value="0.33695698">
            <text:p>0.33695698</text:p>
          </table:table-cell>
          <table:table-cell office:value-type="float" office:value="-0.011460012">
            <text:p>-0.011460012</text:p>
          </table:table-cell>
          <table:table-cell office:value-type="float" office:value="-0.002865003">
            <text:p>-0.002865003</text:p>
          </table:table-cell>
        </table:table-row>
        <table:table-row table:style-name="ro2">
          <table:table-cell office:value-type="float" office:value="815">
            <text:p>815</text:p>
          </table:table-cell>
          <table:table-cell office:value-type="float" office:value="0.3364718">
            <text:p>0.3364718</text:p>
          </table:table-cell>
          <table:table-cell office:value-type="float" office:value="0.33490723">
            <text:p>0.33490723</text:p>
          </table:table-cell>
          <table:table-cell office:value-type="float" office:value="-0.014984966">
            <text:p>-0.014984966</text:p>
          </table:table-cell>
          <table:table-cell office:value-type="float" office:value="-0.0037462416">
            <text:p>-0.0037462416</text:p>
          </table:table-cell>
        </table:table-row>
        <table:table-row table:style-name="ro2">
          <table:table-cell office:value-type="float" office:value="820">
            <text:p>820</text:p>
          </table:table-cell>
          <table:table-cell office:value-type="float" office:value="0.33473313">
            <text:p>0.33473313</text:p>
          </table:table-cell>
          <table:table-cell office:value-type="float" office:value="0.33283916">
            <text:p>0.33283916</text:p>
          </table:table-cell>
          <table:table-cell office:value-type="float" office:value="-0.016664214">
            <text:p>-0.016664214</text:p>
          </table:table-cell>
          <table:table-cell office:value-type="float" office:value="-0.0041660536">
            <text:p>-0.0041660536</text:p>
          </table:table-cell>
        </table:table-row>
        <table:table-row table:style-name="ro2">
          <table:table-cell office:value-type="float" office:value="825">
            <text:p>825</text:p>
          </table:table-cell>
          <table:table-cell office:value-type="float" office:value="0.33303106">
            <text:p>0.33303106</text:p>
          </table:table-cell>
          <table:table-cell office:value-type="float" office:value="0.33078024">
            <text:p>0.33078024</text:p>
          </table:table-cell>
          <table:table-cell office:value-type="float" office:value="-0.017816948">
            <text:p>-0.017816948</text:p>
          </table:table-cell>
          <table:table-cell office:value-type="float" office:value="-0.004454237">
            <text:p>-0.004454237</text:p>
          </table:table-cell>
        </table:table-row>
        <table:table-row table:style-name="ro2">
          <table:table-cell office:value-type="float" office:value="830">
            <text:p>830</text:p>
          </table:table-cell>
          <table:table-cell office:value-type="float" office:value="0.33142963">
            <text:p>0.33142963</text:p>
          </table:table-cell>
          <table:table-cell office:value-type="float" office:value="0.32870302">
            <text:p>0.32870302</text:p>
          </table:table-cell>
          <table:table-cell office:value-type="float" office:value="-0.020838432">
            <text:p>-0.020838432</text:p>
          </table:table-cell>
          <table:table-cell office:value-type="float" office:value="-0.005209608">
            <text:p>-0.005209608</text:p>
          </table:table-cell>
        </table:table-row>
        <table:table-row table:style-name="ro2">
          <table:table-cell office:value-type="float" office:value="835">
            <text:p>835</text:p>
          </table:table-cell>
          <table:table-cell office:value-type="float" office:value="0.3297825">
            <text:p>0.3297825</text:p>
          </table:table-cell>
          <table:table-cell office:value-type="float" office:value="0.3266075">
            <text:p>0.3266075</text:p>
          </table:table-cell>
          <table:table-cell office:value-type="float" office:value="-0.022010019">
            <text:p>-0.022010019</text:p>
          </table:table-cell>
          <table:table-cell office:value-type="float" office:value="-0.0055025048">
            <text:p>-0.0055025048</text:p>
          </table:table-cell>
        </table:table-row>
        <table:table-row table:style-name="ro2">
          <table:table-cell office:value-type="float" office:value="840">
            <text:p>840</text:p>
          </table:table-cell>
          <table:table-cell office:value-type="float" office:value="0.3281811">
            <text:p>0.3281811</text:p>
          </table:table-cell>
          <table:table-cell office:value-type="float" office:value="0.32457605">
            <text:p>0.32457605</text:p>
          </table:table-cell>
          <table:table-cell office:value-type="float" office:value="-0.02238428">
            <text:p>-0.02238428</text:p>
          </table:table-cell>
          <table:table-cell office:value-type="float" office:value="-0.00559607">
            <text:p>-0.00559607</text:p>
          </table:table-cell>
        </table:table-row>
        <table:table-row table:style-name="ro2">
          <table:table-cell office:value-type="float" office:value="845">
            <text:p>845</text:p>
          </table:table-cell>
          <table:table-cell office:value-type="float" office:value="0.3266163">
            <text:p>0.3266163</text:p>
          </table:table-cell>
          <table:table-cell office:value-type="float" office:value="0.32246223">
            <text:p>0.32246223</text:p>
          </table:table-cell>
          <table:table-cell office:value-type="float" office:value="-0.02329207">
            <text:p>-0.02329207</text:p>
          </table:table-cell>
          <table:table-cell office:value-type="float" office:value="-0.0058230176">
            <text:p>-0.0058230176</text:p>
          </table:table-cell>
        </table:table-row>
        <table:table-row table:style-name="ro2">
          <table:table-cell office:value-type="float" office:value="850">
            <text:p>850</text:p>
          </table:table-cell>
          <table:table-cell office:value-type="float" office:value="0.3249874">
            <text:p>0.3249874</text:p>
          </table:table-cell>
          <table:table-cell office:value-type="float" office:value="0.32037586">
            <text:p>0.32037586</text:p>
          </table:table-cell>
          <table:table-cell office:value-type="float" office:value="-0.023408812">
            <text:p>-0.023408812</text:p>
          </table:table-cell>
          <table:table-cell office:value-type="float" office:value="-0.005852203">
            <text:p>-0.005852203</text:p>
          </table:table-cell>
        </table:table-row>
        <table:table-row table:style-name="ro2">
          <table:table-cell office:value-type="float" office:value="855">
            <text:p>855</text:p>
          </table:table-cell>
          <table:table-cell office:value-type="float" office:value="0.3233952">
            <text:p>0.3233952</text:p>
          </table:table-cell>
          <table:table-cell office:value-type="float" office:value="0.31817055">
            <text:p>0.31817055</text:p>
          </table:table-cell>
          <table:table-cell office:value-type="float" office:value="-0.022456601">
            <text:p>-0.022456601</text:p>
          </table:table-cell>
          <table:table-cell office:value-type="float" office:value="-0.0056141503">
            <text:p>-0.0056141503</text:p>
          </table:table-cell>
        </table:table-row>
        <table:table-row table:style-name="ro2">
          <table:table-cell office:value-type="float" office:value="860">
            <text:p>860</text:p>
          </table:table-cell>
          <table:table-cell office:value-type="float" office:value="0.3218395">
            <text:p>0.3218395</text:p>
          </table:table-cell>
          <table:table-cell office:value-type="float" office:value="0.31601095">
            <text:p>0.31601095</text:p>
          </table:table-cell>
          <table:table-cell office:value-type="float" office:value="-0.02203144">
            <text:p>-0.02203144</text:p>
          </table:table-cell>
          <table:table-cell office:value-type="float" office:value="-0.00550786">
            <text:p>-0.00550786</text:p>
          </table:table-cell>
        </table:table-row>
        <table:table-row table:style-name="ro2">
          <table:table-cell office:value-type="float" office:value="865">
            <text:p>865</text:p>
          </table:table-cell>
          <table:table-cell office:value-type="float" office:value="0.3202656">
            <text:p>0.3202656</text:p>
          </table:table-cell>
          <table:table-cell office:value-type="float" office:value="0.31380564">
            <text:p>0.31380564</text:p>
          </table:table-cell>
          <table:table-cell office:value-type="float" office:value="-0.022139715">
            <text:p>-0.022139715</text:p>
          </table:table-cell>
          <table:table-cell office:value-type="float" office:value="-0.0055349288">
            <text:p>-0.0055349288</text:p>
          </table:table-cell>
        </table:table-row>
        <table:table-row table:style-name="ro2">
          <table:table-cell office:value-type="float" office:value="870">
            <text:p>870</text:p>
          </table:table-cell>
          <table:table-cell office:value-type="float" office:value="0.3187099">
            <text:p>0.3187099</text:p>
          </table:table-cell>
          <table:table-cell office:value-type="float" office:value="0.31161857">
            <text:p>0.31161857</text:p>
          </table:table-cell>
          <table:table-cell office:value-type="float" office:value="-0.02171406">
            <text:p>-0.02171406</text:p>
          </table:table-cell>
          <table:table-cell office:value-type="float" office:value="-0.005428515">
            <text:p>-0.005428515</text:p>
          </table:table-cell>
        </table:table-row>
        <table:table-row table:style-name="ro2">
          <table:table-cell office:value-type="float" office:value="875">
            <text:p>875</text:p>
          </table:table-cell>
          <table:table-cell office:value-type="float" office:value="0.31720918">
            <text:p>0.31720918</text:p>
          </table:table-cell>
          <table:table-cell office:value-type="float" office:value="0.30938575">
            <text:p>0.30938575</text:p>
          </table:table-cell>
          <table:table-cell office:value-type="float" office:value="-0.022350473">
            <text:p>-0.022350473</text:p>
          </table:table-cell>
          <table:table-cell office:value-type="float" office:value="-0.0055876183">
            <text:p>-0.0055876183</text:p>
          </table:table-cell>
        </table:table-row>
        <table:table-row table:style-name="ro2">
          <table:table-cell office:value-type="float" office:value="880">
            <text:p>880</text:p>
          </table:table-cell>
          <table:table-cell office:value-type="float" office:value="0.31567186">
            <text:p>0.31567186</text:p>
          </table:table-cell>
          <table:table-cell office:value-type="float" office:value="0.3071987">
            <text:p>0.3071987</text:p>
          </table:table-cell>
          <table:table-cell office:value-type="float" office:value="-0.022993041">
            <text:p>-0.022993041</text:p>
          </table:table-cell>
          <table:table-cell office:value-type="float" office:value="-0.0057482603">
            <text:p>-0.0057482603</text:p>
          </table:table-cell>
        </table:table-row>
        <table:table-row table:style-name="ro2">
          <table:table-cell office:value-type="float" office:value="885">
            <text:p>885</text:p>
          </table:table-cell>
          <table:table-cell office:value-type="float" office:value="0.314162">
            <text:p>0.314162</text:p>
          </table:table-cell>
          <table:table-cell office:value-type="float" office:value="0.3050299">
            <text:p>0.3050299</text:p>
          </table:table-cell>
          <table:table-cell office:value-type="float" office:value="-0.0233704">
            <text:p>-0.0233704</text:p>
          </table:table-cell>
          <table:table-cell office:value-type="float" office:value="-0.0058426">
            <text:p>-0.0058426</text:p>
          </table:table-cell>
        </table:table-row>
        <table:table-row table:style-name="ro2">
          <table:table-cell office:value-type="float" office:value="890">
            <text:p>890</text:p>
          </table:table-cell>
          <table:table-cell office:value-type="float" office:value="0.31267953">
            <text:p>0.31267953</text:p>
          </table:table-cell>
          <table:table-cell office:value-type="float" office:value="0.3027971">
            <text:p>0.3027971</text:p>
          </table:table-cell>
          <table:table-cell office:value-type="float" office:value="-0.024014886">
            <text:p>-0.024014886</text:p>
          </table:table-cell>
          <table:table-cell office:value-type="float" office:value="-0.0060037216">
            <text:p>-0.0060037216</text:p>
          </table:table-cell>
        </table:table-row>
        <table:table-row table:style-name="ro2">
          <table:table-cell office:value-type="float" office:value="895">
            <text:p>895</text:p>
          </table:table-cell>
          <table:table-cell office:value-type="float" office:value="0.31116048">
            <text:p>0.31116048</text:p>
          </table:table-cell>
          <table:table-cell office:value-type="float" office:value="0.30047274">
            <text:p>0.30047274</text:p>
          </table:table-cell>
          <table:table-cell office:value-type="float" office:value="-0.023598403">
            <text:p>-0.023598403</text:p>
          </table:table-cell>
          <table:table-cell office:value-type="float" office:value="-0.0058996007">
            <text:p>-0.0058996007</text:p>
          </table:table-cell>
        </table:table-row>
        <table:table-row table:style-name="ro2">
          <table:table-cell office:value-type="float" office:value="900">
            <text:p>900</text:p>
          </table:table-cell>
          <table:table-cell office:value-type="float" office:value="0.30964145">
            <text:p>0.30964145</text:p>
          </table:table-cell>
          <table:table-cell office:value-type="float" office:value="0.29813007">
            <text:p>0.29813007</text:p>
          </table:table-cell>
          <table:table-cell office:value-type="float" office:value="-0.022646718">
            <text:p>-0.022646718</text:p>
          </table:table-cell>
          <table:table-cell office:value-type="float" office:value="-0.0056616794">
            <text:p>-0.0056616794</text:p>
          </table:table-cell>
        </table:table-row>
        <table:table-row table:style-name="ro2">
          <table:table-cell office:value-type="float" office:value="905">
            <text:p>905</text:p>
          </table:table-cell>
          <table:table-cell office:value-type="float" office:value="0.30814072">
            <text:p>0.30814072</text:p>
          </table:table-cell>
          <table:table-cell office:value-type="float" office:value="0.29581487">
            <text:p>0.29581487</text:p>
          </table:table-cell>
          <table:table-cell office:value-type="float" office:value="-0.022757014">
            <text:p>-0.022757014</text:p>
          </table:table-cell>
          <table:table-cell office:value-type="float" office:value="-0.0056892536">
            <text:p>-0.0056892536</text:p>
          </table:table-cell>
        </table:table-row>
        <table:table-row table:style-name="ro2">
          <table:table-cell office:value-type="float" office:value="910">
            <text:p>910</text:p>
          </table:table-cell>
          <table:table-cell office:value-type="float" office:value="0.30660334">
            <text:p>0.30660334</text:p>
          </table:table-cell>
          <table:table-cell office:value-type="float" office:value="0.29349968">
            <text:p>0.29349968</text:p>
          </table:table-cell>
          <table:table-cell office:value-type="float" office:value="-0.021269852">
            <text:p>-0.021269852</text:p>
          </table:table-cell>
          <table:table-cell office:value-type="float" office:value="-0.005317463">
            <text:p>-0.005317463</text:p>
          </table:table-cell>
        </table:table-row>
        <table:table-row table:style-name="ro2">
          <table:table-cell office:value-type="float" office:value="915">
            <text:p>915</text:p>
          </table:table-cell>
          <table:table-cell office:value-type="float" office:value="0.30504775">
            <text:p>0.30504775</text:p>
          </table:table-cell>
          <table:table-cell office:value-type="float" office:value="0.2912028">
            <text:p>0.2912028</text:p>
          </table:table-cell>
          <table:table-cell office:value-type="float" office:value="-0.019243207">
            <text:p>-0.019243207</text:p>
          </table:table-cell>
          <table:table-cell office:value-type="float" office:value="-0.0048108017">
            <text:p>-0.0048108017</text:p>
          </table:table-cell>
        </table:table-row>
        <table:table-row table:style-name="ro2">
          <table:table-cell office:value-type="float" office:value="920">
            <text:p>920</text:p>
          </table:table-cell>
          <table:table-cell office:value-type="float" office:value="0.30357444">
            <text:p>0.30357444</text:p>
          </table:table-cell>
          <table:table-cell office:value-type="float" office:value="0.28890592">
            <text:p>0.28890592</text:p>
          </table:table-cell>
          <table:table-cell office:value-type="float" office:value="-0.018536026">
            <text:p>-0.018536026</text:p>
          </table:table-cell>
          <table:table-cell office:value-type="float" office:value="-0.0046340064">
            <text:p>-0.0046340064</text:p>
          </table:table-cell>
        </table:table-row>
        <table:table-row table:style-name="ro2">
          <table:table-cell office:value-type="float" office:value="925">
            <text:p>925</text:p>
          </table:table-cell>
          <table:table-cell office:value-type="float" office:value="0.3020737">
            <text:p>0.3020737</text:p>
          </table:table-cell>
          <table:table-cell office:value-type="float" office:value="0.2865999">
            <text:p>0.2865999</text:p>
          </table:table-cell>
          <table:table-cell office:value-type="float" office:value="-0.017026883">
            <text:p>-0.017026883</text:p>
          </table:table-cell>
          <table:table-cell office:value-type="float" office:value="-0.0042567207">
            <text:p>-0.0042567207</text:p>
          </table:table-cell>
        </table:table-row>
        <table:table-row table:style-name="ro2">
          <table:table-cell office:value-type="float" office:value="930">
            <text:p>930</text:p>
          </table:table-cell>
          <table:table-cell office:value-type="float" office:value="0.30057293">
            <text:p>0.30057293</text:p>
          </table:table-cell>
          <table:table-cell office:value-type="float" office:value="0.28413835">
            <text:p>0.28413835</text:p>
          </table:table-cell>
          <table:table-cell office:value-type="float" office:value="-0.015510645">
            <text:p>-0.015510645</text:p>
          </table:table-cell>
          <table:table-cell office:value-type="float" office:value="-0.0038776612">
            <text:p>-0.0038776612</text:p>
          </table:table-cell>
        </table:table-row>
        <table:table-row table:style-name="ro2">
          <table:table-cell office:value-type="float" office:value="935">
            <text:p>935</text:p>
          </table:table-cell>
          <table:table-cell office:value-type="float" office:value="0.29911792">
            <text:p>0.29911792</text:p>
          </table:table-cell>
          <table:table-cell office:value-type="float" office:value="0.28176838">
            <text:p>0.28176838</text:p>
          </table:table-cell>
          <table:table-cell office:value-type="float" office:value="-0.014785519">
            <text:p>-0.014785519</text:p>
          </table:table-cell>
          <table:table-cell office:value-type="float" office:value="-0.0036963797">
            <text:p>-0.0036963797</text:p>
          </table:table-cell>
        </table:table-row>
        <table:table-row table:style-name="ro2">
          <table:table-cell office:value-type="float" office:value="940">
            <text:p>940</text:p>
          </table:table-cell>
          <table:table-cell office:value-type="float" office:value="0.29760802">
            <text:p>0.29760802</text:p>
          </table:table-cell>
          <table:table-cell office:value-type="float" office:value="0.27938926">
            <text:p>0.27938926</text:p>
          </table:table-cell>
          <table:table-cell office:value-type="float" office:value="-0.012992328">
            <text:p>-0.012992328</text:p>
          </table:table-cell>
          <table:table-cell office:value-type="float" office:value="-0.003248082">
            <text:p>-0.003248082</text:p>
          </table:table-cell>
        </table:table-row>
        <table:table-row table:style-name="ro2">
          <table:table-cell office:value-type="float" office:value="945">
            <text:p>945</text:p>
          </table:table-cell>
          <table:table-cell office:value-type="float" office:value="0.29608893">
            <text:p>0.29608893</text:p>
          </table:table-cell>
          <table:table-cell office:value-type="float" office:value="0.27700105">
            <text:p>0.27700105</text:p>
          </table:table-cell>
          <table:table-cell office:value-type="float" office:value="-0.011457622">
            <text:p>-0.011457622</text:p>
          </table:table-cell>
          <table:table-cell office:value-type="float" office:value="-0.0028644055">
            <text:p>-0.0028644055</text:p>
          </table:table-cell>
        </table:table-row>
        <table:table-row table:style-name="ro2">
          <table:table-cell office:value-type="float" office:value="950">
            <text:p>950</text:p>
          </table:table-cell>
          <table:table-cell office:value-type="float" office:value="0.29465222">
            <text:p>0.29465222</text:p>
          </table:table-cell>
          <table:table-cell office:value-type="float" office:value="0.27456716">
            <text:p>0.27456716</text:p>
          </table:table-cell>
          <table:table-cell office:value-type="float" office:value="-0.011246629">
            <text:p>-0.011246629</text:p>
          </table:table-cell>
          <table:table-cell office:value-type="float" office:value="-0.0028116573">
            <text:p>-0.0028116573</text:p>
          </table:table-cell>
        </table:table-row>
        <table:table-row table:style-name="ro2">
          <table:table-cell office:value-type="float" office:value="955">
            <text:p>955</text:p>
          </table:table-cell>
          <table:table-cell office:value-type="float" office:value="0.29319724">
            <text:p>0.29319724</text:p>
          </table:table-cell>
          <table:table-cell office:value-type="float" office:value="0.27221563">
            <text:p>0.27221563</text:p>
          </table:table-cell>
          <table:table-cell office:value-type="float" office:value="-0.009968083">
            <text:p>-0.009968083</text:p>
          </table:table-cell>
          <table:table-cell office:value-type="float" office:value="-0.0024920208">
            <text:p>-0.0024920208</text:p>
          </table:table-cell>
        </table:table-row>
        <table:table-row table:style-name="ro2">
          <table:table-cell office:value-type="float" office:value="960">
            <text:p>960</text:p>
          </table:table-cell>
          <table:table-cell office:value-type="float" office:value="0.29169652">
            <text:p>0.29169652</text:p>
          </table:table-cell>
          <table:table-cell office:value-type="float" office:value="0.2698092">
            <text:p>0.2698092</text:p>
          </table:table-cell>
          <table:table-cell office:value-type="float" office:value="-0.0078842025">
            <text:p>-0.0078842025</text:p>
          </table:table-cell>
          <table:table-cell office:value-type="float" office:value="-0.0019710506">
            <text:p>-0.0019710506</text:p>
          </table:table-cell>
        </table:table-row>
        <table:table-row table:style-name="ro2">
          <table:table-cell office:value-type="float" office:value="965">
            <text:p>965</text:p>
          </table:table-cell>
          <table:table-cell office:value-type="float" office:value="0.29024148">
            <text:p>0.29024148</text:p>
          </table:table-cell>
          <table:table-cell office:value-type="float" office:value="0.26743942">
            <text:p>0.26743942</text:p>
          </table:table-cell>
          <table:table-cell office:value-type="float" office:value="-0.0065893354">
            <text:p>-0.0065893354</text:p>
          </table:table-cell>
          <table:table-cell office:value-type="float" office:value="-0.0016473338">
            <text:p>-0.0016473338</text:p>
          </table:table-cell>
        </table:table-row>
        <table:table-row table:style-name="ro2">
          <table:table-cell office:value-type="float" office:value="970">
            <text:p>970</text:p>
          </table:table-cell>
          <table:table-cell office:value-type="float" office:value="0.28873158">
            <text:p>0.28873158</text:p>
          </table:table-cell>
          <table:table-cell office:value-type="float" office:value="0.26497817">
            <text:p>0.26497817</text:p>
          </table:table-cell>
          <table:table-cell office:value-type="float" office:value="-0.0031540033">
            <text:p>-0.0031540033</text:p>
          </table:table-cell>
          <table:table-cell office:value-type="float" office:value="-0.0007885008">
            <text:p>-0.0007885008</text:p>
          </table:table-cell>
        </table:table-row>
        <table:table-row table:style-name="ro2">
          <table:table-cell office:value-type="float" office:value="975">
            <text:p>975</text:p>
          </table:table-cell>
          <table:table-cell office:value-type="float" office:value="0.2872033">
            <text:p>0.2872033</text:p>
          </table:table-cell>
          <table:table-cell office:value-type="float" office:value="0.26260847">
            <text:p>0.26260847</text:p>
          </table:table-cell>
          <table:table-cell office:value-type="float" office:value="-0.0002346749">
            <text:p>-0.0002346749</text:p>
          </table:table-cell>
          <table:table-cell office:value-type="float" office:value="-0.000058668724">
            <text:p>-5.8668724E-005</text:p>
          </table:table-cell>
        </table:table-row>
        <table:table-row table:style-name="ro2">
          <table:table-cell office:value-type="float" office:value="980">
            <text:p>980</text:p>
          </table:table-cell>
          <table:table-cell office:value-type="float" office:value="0.28574833">
            <text:p>0.28574833</text:p>
          </table:table-cell>
          <table:table-cell office:value-type="float" office:value="0.2601747">
            <text:p>0.2601747</text:p>
          </table:table-cell>
          <table:table-cell office:value-type="float" office:value="0.0010985737">
            <text:p>0.0010985737</text:p>
          </table:table-cell>
          <table:table-cell office:value-type="float" office:value="0.00027464342">
            <text:p>0.0002746434</text:p>
          </table:table-cell>
        </table:table-row>
        <table:table-row table:style-name="ro2">
          <table:table-cell office:value-type="float" office:value="985">
            <text:p>985</text:p>
          </table:table-cell>
          <table:table-cell office:value-type="float" office:value="0.2843025">
            <text:p>0.2843025</text:p>
          </table:table-cell>
          <table:table-cell office:value-type="float" office:value="0.2578141">
            <text:p>0.2578141</text:p>
          </table:table-cell>
          <table:table-cell office:value-type="float" office:value="0.0037730392">
            <text:p>0.0037730392</text:p>
          </table:table-cell>
          <table:table-cell office:value-type="float" office:value="0.0009432598">
            <text:p>0.0009432598</text:p>
          </table:table-cell>
        </table:table-row>
        <table:table-row table:style-name="ro2">
          <table:table-cell office:value-type="float" office:value="990">
            <text:p>990</text:p>
          </table:table-cell>
          <table:table-cell office:value-type="float" office:value="0.28284746">
            <text:p>0.28284746</text:p>
          </table:table-cell>
          <table:table-cell office:value-type="float" office:value="0.25528878">
            <text:p>0.25528878</text:p>
          </table:table-cell>
          <table:table-cell office:value-type="float" office:value="0.0056607183">
            <text:p>0.0056607183</text:p>
          </table:table-cell>
          <table:table-cell office:value-type="float" office:value="0.0014151796">
            <text:p>0.0014151796</text:p>
          </table:table-cell>
        </table:table-row>
        <table:table-row table:style-name="ro2">
          <table:table-cell office:value-type="float" office:value="995">
            <text:p>995</text:p>
          </table:table-cell>
          <table:table-cell office:value-type="float" office:value="0.28140157">
            <text:p>0.28140157</text:p>
          </table:table-cell>
          <table:table-cell office:value-type="float" office:value="0.25282753">
            <text:p>0.25282753</text:p>
          </table:table-cell>
          <table:table-cell office:value-type="float" office:value="0.005689803">
            <text:p>0.005689803</text:p>
          </table:table-cell>
          <table:table-cell office:value-type="float" office:value="0.0014224508">
            <text:p>0.0014224508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27994657">
            <text:p>0.27994657</text:p>
          </table:table-cell>
          <table:table-cell office:value-type="float" office:value="0.250229">
            <text:p>0.250229</text:p>
          </table:table-cell>
          <table:table-cell office:value-type="float" office:value="0.0070538893">
            <text:p>0.0070538893</text:p>
          </table:table-cell>
          <table:table-cell office:value-type="float" office:value="0.0017634723">
            <text:p>0.0017634723</text:p>
          </table:table-cell>
        </table:table-row>
        <table:table-row table:style-name="ro2">
          <table:table-cell office:value-type="float" office:value="1005">
            <text:p>1005</text:p>
          </table:table-cell>
          <table:table-cell office:value-type="float" office:value="0.27850989">
            <text:p>0.27850989</text:p>
          </table:table-cell>
          <table:table-cell office:value-type="float" office:value="0.24772196">
            <text:p>0.24772196</text:p>
          </table:table-cell>
          <table:table-cell office:value-type="float" office:value="0.0084247645">
            <text:p>0.0084247645</text:p>
          </table:table-cell>
          <table:table-cell office:value-type="float" office:value="0.0021061911">
            <text:p>0.0021061911</text:p>
          </table:table-cell>
        </table:table-row>
        <table:table-row table:style-name="ro2">
          <table:table-cell office:value-type="float" office:value="1010">
            <text:p>1010</text:p>
          </table:table-cell>
          <table:table-cell office:value-type="float" office:value="0.27708232">
            <text:p>0.27708232</text:p>
          </table:table-cell>
          <table:table-cell office:value-type="float" office:value="0.2451051">
            <text:p>0.2451051</text:p>
          </table:table-cell>
          <table:table-cell office:value-type="float" office:value="0.009535757">
            <text:p>0.009535757</text:p>
          </table:table-cell>
          <table:table-cell office:value-type="float" office:value="0.0023839392">
            <text:p>0.0023839392</text:p>
          </table:table-cell>
        </table:table-row>
        <table:table-row table:style-name="ro2">
          <table:table-cell office:value-type="float" office:value="1015">
            <text:p>1015</text:p>
          </table:table-cell>
          <table:table-cell office:value-type="float" office:value="0.2757097">
            <text:p>0.2757097</text:p>
          </table:table-cell>
          <table:table-cell office:value-type="float" office:value="0.24263464">
            <text:p>0.24263464</text:p>
          </table:table-cell>
          <table:table-cell office:value-type="float" office:value="0.010650726">
            <text:p>0.010650726</text:p>
          </table:table-cell>
          <table:table-cell office:value-type="float" office:value="0.0026626815">
            <text:p>0.0026626815</text:p>
          </table:table-cell>
        </table:table-row>
        <table:table-row table:style-name="ro2">
          <table:table-cell office:value-type="float" office:value="1020">
            <text:p>1020</text:p>
          </table:table-cell>
          <table:table-cell office:value-type="float" office:value="0.27430958">
            <text:p>0.27430958</text:p>
          </table:table-cell>
          <table:table-cell office:value-type="float" office:value="0.2401001">
            <text:p>0.2401001</text:p>
          </table:table-cell>
          <table:table-cell office:value-type="float" office:value="0.013640882">
            <text:p>0.013640882</text:p>
          </table:table-cell>
          <table:table-cell office:value-type="float" office:value="0.0034102206">
            <text:p>0.0034102206</text:p>
          </table:table-cell>
        </table:table-row>
        <table:table-row table:style-name="ro2">
          <table:table-cell office:value-type="float" office:value="1025">
            <text:p>1025</text:p>
          </table:table-cell>
          <table:table-cell office:value-type="float" office:value="0.27295524">
            <text:p>0.27295524</text:p>
          </table:table-cell>
          <table:table-cell office:value-type="float" office:value="0.23765704">
            <text:p>0.23765704</text:p>
          </table:table-cell>
          <table:table-cell office:value-type="float" office:value="0.015309793">
            <text:p>0.015309793</text:p>
          </table:table-cell>
          <table:table-cell office:value-type="float" office:value="0.0038274482">
            <text:p>0.0038274482</text:p>
          </table:table-cell>
        </table:table-row>
        <table:table-row table:style-name="ro2">
          <table:table-cell office:value-type="float" office:value="1030">
            <text:p>1030</text:p>
          </table:table-cell>
          <table:table-cell office:value-type="float" office:value="0.271546">
            <text:p>0.271546</text:p>
          </table:table-cell>
          <table:table-cell office:value-type="float" office:value="0.23514985">
            <text:p>0.23514985</text:p>
          </table:table-cell>
          <table:table-cell office:value-type="float" office:value="0.016456854">
            <text:p>0.016456854</text:p>
          </table:table-cell>
          <table:table-cell office:value-type="float" office:value="0.0041142134">
            <text:p>0.0041142134</text:p>
          </table:table-cell>
        </table:table-row>
        <table:table-row table:style-name="ro2">
          <table:table-cell office:value-type="float" office:value="1035">
            <text:p>1035</text:p>
          </table:table-cell>
          <table:table-cell office:value-type="float" office:value="0.27016422">
            <text:p>0.27016422</text:p>
          </table:table-cell>
          <table:table-cell office:value-type="float" office:value="0.23275243">
            <text:p>0.23275243</text:p>
          </table:table-cell>
          <table:table-cell office:value-type="float" office:value="0.019476835">
            <text:p>0.019476835</text:p>
          </table:table-cell>
          <table:table-cell office:value-type="float" office:value="0.0048692087">
            <text:p>0.0048692087</text:p>
          </table:table-cell>
        </table:table-row>
        <table:table-row table:style-name="ro2">
          <table:table-cell office:value-type="float" office:value="1040">
            <text:p>1040</text:p>
          </table:table-cell>
          <table:table-cell office:value-type="float" office:value="0.2687824">
            <text:p>0.2687824</text:p>
          </table:table-cell>
          <table:table-cell office:value-type="float" office:value="0.23029092">
            <text:p>0.23029092</text:p>
          </table:table-cell>
          <table:table-cell office:value-type="float" office:value="0.021979019">
            <text:p>0.021979019</text:p>
          </table:table-cell>
          <table:table-cell office:value-type="float" office:value="0.0054947548">
            <text:p>0.0054947548</text:p>
          </table:table-cell>
        </table:table-row>
        <table:table-row table:style-name="ro2">
          <table:table-cell office:value-type="float" office:value="1045">
            <text:p>1045</text:p>
          </table:table-cell>
          <table:table-cell office:value-type="float" office:value="0.26740068">
            <text:p>0.26740068</text:p>
          </table:table-cell>
          <table:table-cell office:value-type="float" office:value="0.22786596">
            <text:p>0.22786596</text:p>
          </table:table-cell>
          <table:table-cell office:value-type="float" office:value="0.022359496">
            <text:p>0.022359496</text:p>
          </table:table-cell>
          <table:table-cell office:value-type="float" office:value="0.005589874">
            <text:p>0.005589874</text:p>
          </table:table-cell>
        </table:table-row>
        <table:table-row table:style-name="ro2">
          <table:table-cell office:value-type="float" office:value="1050">
            <text:p>1050</text:p>
          </table:table-cell>
          <table:table-cell office:value-type="float" office:value="0.26604632">
            <text:p>0.26604632</text:p>
          </table:table-cell>
          <table:table-cell office:value-type="float" office:value="0.22538608">
            <text:p>0.22538608</text:p>
          </table:table-cell>
          <table:table-cell office:value-type="float" office:value="0.023540873">
            <text:p>0.023540873</text:p>
          </table:table-cell>
          <table:table-cell office:value-type="float" office:value="0.0058852183">
            <text:p>0.0058852183</text:p>
          </table:table-cell>
        </table:table-row>
        <table:table-row table:style-name="ro2">
          <table:table-cell office:value-type="float" office:value="1055">
            <text:p>1055</text:p>
          </table:table-cell>
          <table:table-cell office:value-type="float" office:value="0.264692">
            <text:p>0.264692</text:p>
          </table:table-cell>
          <table:table-cell office:value-type="float" office:value="0.22291534">
            <text:p>0.22291534</text:p>
          </table:table-cell>
          <table:table-cell office:value-type="float" office:value="0.024195109">
            <text:p>0.024195109</text:p>
          </table:table-cell>
          <table:table-cell office:value-type="float" office:value="0.006048777">
            <text:p>0.006048777</text:p>
          </table:table-cell>
        </table:table-row>
        <table:table-row table:style-name="ro2">
          <table:table-cell office:value-type="float" office:value="1060">
            <text:p>1060</text:p>
          </table:table-cell>
          <table:table-cell office:value-type="float" office:value="0.26334682">
            <text:p>0.26334682</text:p>
          </table:table-cell>
          <table:table-cell office:value-type="float" office:value="0.22045374">
            <text:p>0.22045374</text:p>
          </table:table-cell>
          <table:table-cell office:value-type="float" office:value="0.024051808">
            <text:p>0.024051808</text:p>
          </table:table-cell>
          <table:table-cell office:value-type="float" office:value="0.006012952">
            <text:p>0.006012952</text:p>
          </table:table-cell>
        </table:table-row>
        <table:table-row table:style-name="ro2">
          <table:table-cell office:value-type="float" office:value="1065">
            <text:p>1065</text:p>
          </table:table-cell>
          <table:table-cell office:value-type="float" office:value="0.26196507">
            <text:p>0.26196507</text:p>
          </table:table-cell>
          <table:table-cell office:value-type="float" office:value="0.21808363">
            <text:p>0.21808363</text:p>
          </table:table-cell>
          <table:table-cell office:value-type="float" office:value="0.024979414">
            <text:p>0.024979414</text:p>
          </table:table-cell>
          <table:table-cell office:value-type="float" office:value="0.0062448536">
            <text:p>0.0062448536</text:p>
          </table:table-cell>
        </table:table-row>
        <table:table-row table:style-name="ro2">
          <table:table-cell office:value-type="float" office:value="1070">
            <text:p>1070</text:p>
          </table:table-cell>
          <table:table-cell office:value-type="float" office:value="0.2606107">
            <text:p>0.2606107</text:p>
          </table:table-cell>
          <table:table-cell office:value-type="float" office:value="0.21569523">
            <text:p>0.21569523</text:p>
          </table:table-cell>
          <table:table-cell office:value-type="float" office:value="0.026176838">
            <text:p>0.026176838</text:p>
          </table:table-cell>
          <table:table-cell office:value-type="float" office:value="0.0065442096">
            <text:p>0.0065442096</text:p>
          </table:table-cell>
        </table:table-row>
        <table:table-row table:style-name="ro2">
          <table:table-cell office:value-type="float" office:value="1075">
            <text:p>1075</text:p>
          </table:table-cell>
          <table:table-cell office:value-type="float" office:value="0.25932047">
            <text:p>0.25932047</text:p>
          </table:table-cell>
          <table:table-cell office:value-type="float" office:value="0.2133892">
            <text:p>0.2133892</text:p>
          </table:table-cell>
          <table:table-cell office:value-type="float" office:value="0.026040211">
            <text:p>0.026040211</text:p>
          </table:table-cell>
          <table:table-cell office:value-type="float" office:value="0.006510053">
            <text:p>0.006510053</text:p>
          </table:table-cell>
        </table:table-row>
        <table:table-row table:style-name="ro2">
          <table:table-cell office:value-type="float" office:value="1080">
            <text:p>1080</text:p>
          </table:table-cell>
          <table:table-cell office:value-type="float" office:value="0.25802106">
            <text:p>0.25802106</text:p>
          </table:table-cell>
          <table:table-cell office:value-type="float" office:value="0.21105571">
            <text:p>0.21105571</text:p>
          </table:table-cell>
          <table:table-cell office:value-type="float" office:value="0.025103828">
            <text:p>0.025103828</text:p>
          </table:table-cell>
          <table:table-cell office:value-type="float" office:value="0.006275957">
            <text:p>0.006275957</text:p>
          </table:table-cell>
        </table:table-row>
        <table:table-row table:style-name="ro2">
          <table:table-cell office:value-type="float" office:value="1085">
            <text:p>1085</text:p>
          </table:table-cell>
          <table:table-cell office:value-type="float" office:value="0.25674912">
            <text:p>0.25674912</text:p>
          </table:table-cell>
          <table:table-cell office:value-type="float" office:value="0.2087223">
            <text:p>0.2087223</text:p>
          </table:table-cell>
          <table:table-cell office:value-type="float" office:value="0.023893844">
            <text:p>0.023893844</text:p>
          </table:table-cell>
          <table:table-cell office:value-type="float" office:value="0.005973461">
            <text:p>0.005973461</text:p>
          </table:table-cell>
        </table:table-row>
        <table:table-row table:style-name="ro2">
          <table:table-cell office:value-type="float" office:value="1090">
            <text:p>1090</text:p>
          </table:table-cell>
          <table:table-cell office:value-type="float" office:value="0.25551373">
            <text:p>0.25551373</text:p>
          </table:table-cell>
          <table:table-cell office:value-type="float" office:value="0.20634314">
            <text:p>0.20634314</text:p>
          </table:table-cell>
          <table:table-cell office:value-type="float" office:value="0.023208804">
            <text:p>0.023208804</text:p>
          </table:table-cell>
          <table:table-cell office:value-type="float" office:value="0.005802201">
            <text:p>0.005802201</text:p>
          </table:table-cell>
        </table:table-row>
        <table:table-row table:style-name="ro2">
          <table:table-cell office:value-type="float" office:value="1095">
            <text:p>1095</text:p>
          </table:table-cell>
          <table:table-cell office:value-type="float" office:value="0.25428748">
            <text:p>0.25428748</text:p>
          </table:table-cell>
          <table:table-cell office:value-type="float" office:value="0.20394574">
            <text:p>0.20394574</text:p>
          </table:table-cell>
          <table:table-cell office:value-type="float" office:value="0.0211859">
            <text:p>0.0211859</text:p>
          </table:table-cell>
          <table:table-cell office:value-type="float" office:value="0.005296475">
            <text:p>0.005296475</text:p>
          </table:table-cell>
        </table:table-row>
        <table:table-row table:style-name="ro2">
          <table:table-cell office:value-type="float" office:value="1100">
            <text:p>1100</text:p>
          </table:table-cell>
          <table:table-cell office:value-type="float" office:value="0.2530247">
            <text:p>0.2530247</text:p>
          </table:table-cell>
          <table:table-cell office:value-type="float" office:value="0.20162164">
            <text:p>0.20162164</text:p>
          </table:table-cell>
          <table:table-cell office:value-type="float" office:value="0.020224135">
            <text:p>0.020224135</text:p>
          </table:table-cell>
          <table:table-cell office:value-type="float" office:value="0.005056034">
            <text:p>0.005056034</text:p>
          </table:table-cell>
        </table:table-row>
        <table:table-row table:style-name="ro2">
          <table:table-cell office:value-type="float" office:value="1105">
            <text:p>1105</text:p>
          </table:table-cell>
          <table:table-cell office:value-type="float" office:value="0.25176185">
            <text:p>0.25176185</text:p>
          </table:table-cell>
          <table:table-cell office:value-type="float" office:value="0.19934332">
            <text:p>0.19934332</text:p>
          </table:table-cell>
          <table:table-cell office:value-type="float" office:value="0.019258065">
            <text:p>0.019258065</text:p>
          </table:table-cell>
          <table:table-cell office:value-type="float" office:value="0.0048145163">
            <text:p>0.0048145163</text:p>
          </table:table-cell>
        </table:table-row>
        <table:table-row table:style-name="ro2">
          <table:table-cell office:value-type="float" office:value="1110">
            <text:p>1110</text:p>
          </table:table-cell>
          <table:table-cell office:value-type="float" office:value="0.2505082">
            <text:p>0.2505082</text:p>
          </table:table-cell>
          <table:table-cell office:value-type="float" office:value="0.19712913">
            <text:p>0.19712913</text:p>
          </table:table-cell>
          <table:table-cell office:value-type="float" office:value="0.01855381">
            <text:p>0.01855381</text:p>
          </table:table-cell>
          <table:table-cell office:value-type="float" office:value="0.0046384525">
            <text:p>0.0046384525</text:p>
          </table:table-cell>
        </table:table-row>
        <table:table-row table:style-name="ro2">
          <table:table-cell office:value-type="float" office:value="1115">
            <text:p>1115</text:p>
          </table:table-cell>
          <table:table-cell office:value-type="float" office:value="0.2492545">
            <text:p>0.2492545</text:p>
          </table:table-cell>
          <table:table-cell office:value-type="float" office:value="0.19488753">
            <text:p>0.19488753</text:p>
          </table:table-cell>
          <table:table-cell office:value-type="float" office:value="0.01784649">
            <text:p>0.01784649</text:p>
          </table:table-cell>
          <table:table-cell office:value-type="float" office:value="0.0044616223">
            <text:p>0.0044616223</text:p>
          </table:table-cell>
        </table:table-row>
        <table:table-row table:style-name="ro2">
          <table:table-cell office:value-type="float" office:value="1120">
            <text:p>1120</text:p>
          </table:table-cell>
          <table:table-cell office:value-type="float" office:value="0.24800998">
            <text:p>0.24800998</text:p>
          </table:table-cell>
          <table:table-cell office:value-type="float" office:value="0.19275582">
            <text:p>0.19275582</text:p>
          </table:table-cell>
          <table:table-cell office:value-type="float" office:value="0.015801014">
            <text:p>0.015801014</text:p>
          </table:table-cell>
          <table:table-cell office:value-type="float" office:value="0.0039502536">
            <text:p>0.0039502536</text:p>
          </table:table-cell>
        </table:table-row>
        <table:table-row table:style-name="ro2">
          <table:table-cell office:value-type="float" office:value="1125">
            <text:p>1125</text:p>
          </table:table-cell>
          <table:table-cell office:value-type="float" office:value="0.24677461">
            <text:p>0.24677461</text:p>
          </table:table-cell>
          <table:table-cell office:value-type="float" office:value="0.19066073">
            <text:p>0.19066073</text:p>
          </table:table-cell>
          <table:table-cell office:value-type="float" office:value="0.014545729">
            <text:p>0.014545729</text:p>
          </table:table-cell>
          <table:table-cell office:value-type="float" office:value="0.0036364323">
            <text:p>0.0036364323</text:p>
          </table:table-cell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0.2455667">
            <text:p>0.2455667</text:p>
          </table:table-cell>
          <table:table-cell office:value-type="float" office:value="0.18858397">
            <text:p>0.18858397</text:p>
          </table:table-cell>
          <table:table-cell office:value-type="float" office:value="0.0124823535">
            <text:p>0.0124823535</text:p>
          </table:table-cell>
          <table:table-cell office:value-type="float" office:value="0.0031205884">
            <text:p>0.0031205884</text:p>
          </table:table-cell>
        </table:table-row>
        <table:table-row table:style-name="ro2">
          <table:table-cell office:value-type="float" office:value="1135">
            <text:p>1135</text:p>
          </table:table-cell>
          <table:table-cell office:value-type="float" office:value="0.24434048">
            <text:p>0.24434048</text:p>
          </table:table-cell>
          <table:table-cell office:value-type="float" office:value="0.18654379">
            <text:p>0.18654379</text:p>
          </table:table-cell>
          <table:table-cell office:value-type="float" office:value="0.010409966">
            <text:p>0.010409966</text:p>
          </table:table-cell>
          <table:table-cell office:value-type="float" office:value="0.0026024915">
            <text:p>0.0026024915</text:p>
          </table:table-cell>
        </table:table-row>
        <table:table-row table:style-name="ro2">
          <table:table-cell office:value-type="float" office:value="1140">
            <text:p>1140</text:p>
          </table:table-cell>
          <table:table-cell office:value-type="float" office:value="0.24313256">
            <text:p>0.24313256</text:p>
          </table:table-cell>
          <table:table-cell office:value-type="float" office:value="0.1844396">
            <text:p>0.1844396</text:p>
          </table:table-cell>
          <table:table-cell office:value-type="float" office:value="0.008860451">
            <text:p>0.008860451</text:p>
          </table:table-cell>
          <table:table-cell office:value-type="float" office:value="0.0022151128">
            <text:p>0.0022151128</text:p>
          </table:table-cell>
        </table:table-row>
        <table:table-row table:style-name="ro2">
          <table:table-cell office:value-type="float" office:value="1145">
            <text:p>1145</text:p>
          </table:table-cell>
          <table:table-cell office:value-type="float" office:value="0.24196124">
            <text:p>0.24196124</text:p>
          </table:table-cell>
          <table:table-cell office:value-type="float" office:value="0.18239024">
            <text:p>0.18239024</text:p>
          </table:table-cell>
          <table:table-cell office:value-type="float" office:value="0.008369633">
            <text:p>0.008369633</text:p>
          </table:table-cell>
          <table:table-cell office:value-type="float" office:value="0.0020924082">
            <text:p>0.0020924082</text:p>
          </table:table-cell>
        </table:table-row>
        <table:table-row table:style-name="ro2">
          <table:table-cell office:value-type="float" office:value="1150">
            <text:p>1150</text:p>
          </table:table-cell>
          <table:table-cell office:value-type="float" office:value="0.24078992">
            <text:p>0.24078992</text:p>
          </table:table-cell>
          <table:table-cell office:value-type="float" office:value="0.1803317">
            <text:p>0.1803317</text:p>
          </table:table-cell>
          <table:table-cell office:value-type="float" office:value="0.00787663">
            <text:p>0.00787663</text:p>
          </table:table-cell>
          <table:table-cell office:value-type="float" office:value="0.0019691575">
            <text:p>0.0019691575</text:p>
          </table:table-cell>
        </table:table-row>
        <table:table-row table:style-name="ro2">
          <table:table-cell office:value-type="float" office:value="1155">
            <text:p>1155</text:p>
          </table:table-cell>
          <table:table-cell office:value-type="float" office:value="0.23962775">
            <text:p>0.23962775</text:p>
          </table:table-cell>
          <table:table-cell office:value-type="float" office:value="0.17828235">
            <text:p>0.17828235</text:p>
          </table:table-cell>
          <table:table-cell office:value-type="float" office:value="0.007114262">
            <text:p>0.007114262</text:p>
          </table:table-cell>
          <table:table-cell office:value-type="float" office:value="0.0017785655">
            <text:p>0.0017785655</text:p>
          </table:table-cell>
        </table:table-row>
        <table:table-row table:style-name="ro2">
          <table:table-cell office:value-type="float" office:value="1160">
            <text:p>1160</text:p>
          </table:table-cell>
          <table:table-cell office:value-type="float" office:value="0.23847473">
            <text:p>0.23847473</text:p>
          </table:table-cell>
          <table:table-cell office:value-type="float" office:value="0.17617807">
            <text:p>0.17617807</text:p>
          </table:table-cell>
          <table:table-cell office:value-type="float" office:value="0.006081241">
            <text:p>0.006081241</text:p>
          </table:table-cell>
          <table:table-cell office:value-type="float" office:value="0.0015203103">
            <text:p>0.0015203103</text:p>
          </table:table-cell>
        </table:table-row>
        <table:table-row table:style-name="ro2">
          <table:table-cell office:value-type="float" office:value="1165">
            <text:p>1165</text:p>
          </table:table-cell>
          <table:table-cell office:value-type="float" office:value="0.2373217">
            <text:p>0.2373217</text:p>
          </table:table-cell>
          <table:table-cell office:value-type="float" office:value="0.17417444">
            <text:p>0.17417444</text:p>
          </table:table-cell>
          <table:table-cell office:value-type="float" office:value="0.0055770716">
            <text:p>0.0055770716</text:p>
          </table:table-cell>
          <table:table-cell office:value-type="float" office:value="0.0013942679">
            <text:p>0.0013942679</text:p>
          </table:table-cell>
        </table:table-row>
        <table:table-row table:style-name="ro2">
          <table:table-cell office:value-type="float" office:value="1170">
            <text:p>1170</text:p>
          </table:table-cell>
          <table:table-cell office:value-type="float" office:value="0.23615038">
            <text:p>0.23615038</text:p>
          </table:table-cell>
          <table:table-cell office:value-type="float" office:value="0.17216164">
            <text:p>0.17216164</text:p>
          </table:table-cell>
          <table:table-cell office:value-type="float" office:value="0.0050709923">
            <text:p>0.0050709923</text:p>
          </table:table-cell>
          <table:table-cell office:value-type="float" office:value="0.0012677481">
            <text:p>0.0012677481</text:p>
          </table:table-cell>
        </table:table-row>
        <table:table-row table:style-name="ro2">
          <table:table-cell office:value-type="float" office:value="1175">
            <text:p>1175</text:p>
          </table:table-cell>
          <table:table-cell office:value-type="float" office:value="0.23496076">
            <text:p>0.23496076</text:p>
          </table:table-cell>
          <table:table-cell office:value-type="float" office:value="0.1701122">
            <text:p>0.1701122</text:p>
          </table:table-cell>
          <table:table-cell office:value-type="float" office:value="0.004029128">
            <text:p>0.004029128</text:p>
          </table:table-cell>
          <table:table-cell office:value-type="float" office:value="0.001007282">
            <text:p>0.001007282</text:p>
          </table:table-cell>
        </table:table-row>
        <table:table-row table:style-name="ro2">
          <table:table-cell office:value-type="float" office:value="1180">
            <text:p>1180</text:p>
          </table:table-cell>
          <table:table-cell office:value-type="float" office:value="0.23375285">
            <text:p>0.23375285</text:p>
          </table:table-cell>
          <table:table-cell office:value-type="float" office:value="0.16805357">
            <text:p>0.16805357</text:p>
          </table:table-cell>
          <table:table-cell office:value-type="float" office:value="0.004049949">
            <text:p>0.004049949</text:p>
          </table:table-cell>
          <table:table-cell office:value-type="float" office:value="0.0010124872">
            <text:p>0.0010124872</text:p>
          </table:table-cell>
        </table:table-row>
        <table:table-row table:style-name="ro2">
          <table:table-cell office:value-type="float" office:value="1185">
            <text:p>1185</text:p>
          </table:table-cell>
          <table:table-cell office:value-type="float" office:value="0.23251745">
            <text:p>0.23251745</text:p>
          </table:table-cell>
          <table:table-cell office:value-type="float" office:value="0.1659857">
            <text:p>0.1659857</text:p>
          </table:table-cell>
          <table:table-cell office:value-type="float" office:value="0.004872221">
            <text:p>0.004872221</text:p>
          </table:table-cell>
          <table:table-cell office:value-type="float" office:value="0.0012180553">
            <text:p>0.0012180553</text:p>
          </table:table-cell>
        </table:table-row>
        <table:table-row table:style-name="ro2">
          <table:table-cell office:value-type="float" office:value="1190">
            <text:p>1190</text:p>
          </table:table-cell>
          <table:table-cell office:value-type="float" office:value="0.23131868">
            <text:p>0.23131868</text:p>
          </table:table-cell>
          <table:table-cell office:value-type="float" office:value="0.16392696">
            <text:p>0.16392696</text:p>
          </table:table-cell>
          <table:table-cell office:value-type="float" office:value="0.0040967683">
            <text:p>0.0040967683</text:p>
          </table:table-cell>
          <table:table-cell office:value-type="float" office:value="0.0010241921">
            <text:p>0.0010241921</text:p>
          </table:table-cell>
        </table:table-row>
        <table:table-row table:style-name="ro2">
          <table:table-cell office:value-type="float" office:value="1195">
            <text:p>1195</text:p>
          </table:table-cell>
          <table:table-cell office:value-type="float" office:value="0.23016566">
            <text:p>0.23016566</text:p>
          </table:table-cell>
          <table:table-cell office:value-type="float" office:value="0.16189559">
            <text:p>0.16189559</text:p>
          </table:table-cell>
          <table:table-cell office:value-type="float" office:value="0.0019822693">
            <text:p>0.0019822693</text:p>
          </table:table-cell>
          <table:table-cell office:value-type="float" office:value="0.00049556734">
            <text:p>0.0004955673</text:p>
          </table:table-cell>
        </table:table-row>
        <table:table-row table:style-name="ro2">
          <table:table-cell office:value-type="float" office:value="1200">
            <text:p>1200</text:p>
          </table:table-cell>
          <table:table-cell office:value-type="float" office:value="0.22903094">
            <text:p>0.22903094</text:p>
          </table:table-cell>
          <table:table-cell office:value-type="float" office:value="0.1599008">
            <text:p>0.1599008</text:p>
          </table:table-cell>
          <table:table-cell office:value-type="float" office:value="0.00039086805">
            <text:p>0.0003908681</text:p>
          </table:table-cell>
          <table:table-cell office:value-type="float" office:value="0.00009771701">
            <text:p>0.000097717</text:p>
          </table:table-cell>
        </table:table-row>
        <table:table-row table:style-name="ro2">
          <table:table-cell office:value-type="float" office:value="1205">
            <text:p>1205</text:p>
          </table:table-cell>
          <table:table-cell office:value-type="float" office:value="0.22789621">
            <text:p>0.22789621</text:p>
          </table:table-cell>
          <table:table-cell office:value-type="float" office:value="0.15787852">
            <text:p>0.15787852</text:p>
          </table:table-cell>
          <table:table-cell office:value-type="float" office:value="-0.0012084278">
            <text:p>-0.0012084278</text:p>
          </table:table-cell>
          <table:table-cell office:value-type="float" office:value="-0.00030210696">
            <text:p>-0.000302107</text:p>
          </table:table-cell>
        </table:table-row>
        <table:table-row table:style-name="ro2">
          <table:table-cell office:value-type="float" office:value="1210">
            <text:p>1210</text:p>
          </table:table-cell>
          <table:table-cell office:value-type="float" office:value="0.22676149">
            <text:p>0.22676149</text:p>
          </table:table-cell>
          <table:table-cell office:value-type="float" office:value="0.15596601">
            <text:p>0.15596601</text:p>
          </table:table-cell>
          <table:table-cell office:value-type="float" office:value="-0.0028157367">
            <text:p>-0.0028157367</text:p>
          </table:table-cell>
          <table:table-cell office:value-type="float" office:value="-0.0007039342">
            <text:p>-0.0007039342</text:p>
          </table:table-cell>
        </table:table-row>
        <table:table-row table:style-name="ro2">
          <table:table-cell office:value-type="float" office:value="1215">
            <text:p>1215</text:p>
          </table:table-cell>
          <table:table-cell office:value-type="float" office:value="0.22566336">
            <text:p>0.22566336</text:p>
          </table:table-cell>
          <table:table-cell office:value-type="float" office:value="0.15400773">
            <text:p>0.15400773</text:p>
          </table:table-cell>
          <table:table-cell office:value-type="float" office:value="-0.004964308">
            <text:p>-0.004964308</text:p>
          </table:table-cell>
          <table:table-cell office:value-type="float" office:value="-0.001241077">
            <text:p>-0.001241077</text:p>
          </table:table-cell>
        </table:table-row>
        <table:table-row table:style-name="ro2">
          <table:table-cell office:value-type="float" office:value="1220">
            <text:p>1220</text:p>
          </table:table-cell>
          <table:table-cell office:value-type="float" office:value="0.22461101">
            <text:p>0.22461101</text:p>
          </table:table-cell>
          <table:table-cell office:value-type="float" office:value="0.15202199">
            <text:p>0.15202199</text:p>
          </table:table-cell>
          <table:table-cell office:value-type="float" office:value="-0.0073890784">
            <text:p>-0.0073890784</text:p>
          </table:table-cell>
          <table:table-cell office:value-type="float" office:value="-0.0018472696">
            <text:p>-0.0018472696</text:p>
          </table:table-cell>
        </table:table-row>
        <table:table-row table:style-name="ro2">
          <table:table-cell office:value-type="float" office:value="1225">
            <text:p>1225</text:p>
          </table:table-cell>
          <table:table-cell office:value-type="float" office:value="0.22352204">
            <text:p>0.22352204</text:p>
          </table:table-cell>
          <table:table-cell office:value-type="float" office:value="0.14997217">
            <text:p>0.14997217</text:p>
          </table:table-cell>
          <table:table-cell office:value-type="float" office:value="-0.008759374">
            <text:p>-0.008759374</text:p>
          </table:table-cell>
          <table:table-cell office:value-type="float" office:value="-0.0021898434">
            <text:p>-0.0021898434</text:p>
          </table:table-cell>
        </table:table-row>
        <table:table-row table:style-name="ro2">
          <table:table-cell office:value-type="float" office:value="1230">
            <text:p>1230</text:p>
          </table:table-cell>
          <table:table-cell office:value-type="float" office:value="0.22237816">
            <text:p>0.22237816</text:p>
          </table:table-cell>
          <table:table-cell office:value-type="float" office:value="0.14796811">
            <text:p>0.14796811</text:p>
          </table:table-cell>
          <table:table-cell office:value-type="float" office:value="-0.009071326">
            <text:p>-0.009071326</text:p>
          </table:table-cell>
          <table:table-cell office:value-type="float" office:value="-0.0022678315">
            <text:p>-0.0022678315</text:p>
          </table:table-cell>
        </table:table-row>
        <table:table-row table:style-name="ro2">
          <table:table-cell office:value-type="float" office:value="1235">
            <text:p>1235</text:p>
          </table:table-cell>
          <table:table-cell office:value-type="float" office:value="0.22122514">
            <text:p>0.22122514</text:p>
          </table:table-cell>
          <table:table-cell office:value-type="float" office:value="0.14600979">
            <text:p>0.14600979</text:p>
          </table:table-cell>
          <table:table-cell office:value-type="float" office:value="-0.009652415">
            <text:p>-0.009652415</text:p>
          </table:table-cell>
          <table:table-cell office:value-type="float" office:value="-0.0024131038">
            <text:p>-0.0024131038</text:p>
          </table:table-cell>
        </table:table-row>
        <table:table-row table:style-name="ro2">
          <table:table-cell office:value-type="float" office:value="1240">
            <text:p>1240</text:p>
          </table:table-cell>
          <table:table-cell office:value-type="float" office:value="0.22012702">
            <text:p>0.22012702</text:p>
          </table:table-cell>
          <table:table-cell office:value-type="float" office:value="0.14406063">
            <text:p>0.14406063</text:p>
          </table:table-cell>
          <table:table-cell office:value-type="float" office:value="-0.010768067">
            <text:p>-0.010768067</text:p>
          </table:table-cell>
          <table:table-cell office:value-type="float" office:value="-0.0026920168">
            <text:p>-0.0026920168</text:p>
          </table:table-cell>
        </table:table-row>
        <table:table-row table:style-name="ro2">
          <table:table-cell office:value-type="float" office:value="1245">
            <text:p>1245</text:p>
          </table:table-cell>
          <table:table-cell office:value-type="float" office:value="0.21903804">
            <text:p>0.21903804</text:p>
          </table:table-cell>
          <table:table-cell office:value-type="float" office:value="0.1420932">
            <text:p>0.1420932</text:p>
          </table:table-cell>
          <table:table-cell office:value-type="float" office:value="-0.012155965">
            <text:p>-0.012155965</text:p>
          </table:table-cell>
          <table:table-cell office:value-type="float" office:value="-0.0030389912">
            <text:p>-0.0030389912</text:p>
          </table:table-cell>
        </table:table-row>
        <table:table-row table:style-name="ro2">
          <table:table-cell office:value-type="float" office:value="1250">
            <text:p>1250</text:p>
          </table:table-cell>
          <table:table-cell office:value-type="float" office:value="0.21796739">
            <text:p>0.21796739</text:p>
          </table:table-cell>
          <table:table-cell office:value-type="float" office:value="0.14022642">
            <text:p>0.14022642</text:p>
          </table:table-cell>
          <table:table-cell office:value-type="float" office:value="-0.01301627">
            <text:p>-0.01301627</text:p>
          </table:table-cell>
          <table:table-cell office:value-type="float" office:value="-0.0032540674">
            <text:p>-0.0032540674</text:p>
          </table:table-cell>
        </table:table-row>
        <table:table-row table:style-name="ro2">
          <table:table-cell office:value-type="float" office:value="1255">
            <text:p>1255</text:p>
          </table:table-cell>
          <table:table-cell office:value-type="float" office:value="0.21686926">
            <text:p>0.21686926</text:p>
          </table:table-cell>
          <table:table-cell office:value-type="float" office:value="0.13836886">
            <text:p>0.13836886</text:p>
          </table:table-cell>
          <table:table-cell office:value-type="float" office:value="-0.013082177">
            <text:p>-0.013082177</text:p>
          </table:table-cell>
          <table:table-cell office:value-type="float" office:value="-0.0032705443">
            <text:p>-0.0032705443</text:p>
          </table:table-cell>
        </table:table-row>
        <table:table-row table:style-name="ro2">
          <table:table-cell office:value-type="float" office:value="1260">
            <text:p>1260</text:p>
          </table:table-cell>
          <table:table-cell office:value-type="float" office:value="0.21578944">
            <text:p>0.21578944</text:p>
          </table:table-cell>
          <table:table-cell office:value-type="float" office:value="0.13652964">
            <text:p>0.13652964</text:p>
          </table:table-cell>
          <table:table-cell office:value-type="float" office:value="-0.012613886">
            <text:p>-0.012613886</text:p>
          </table:table-cell>
          <table:table-cell office:value-type="float" office:value="-0.0031534715">
            <text:p>-0.0031534715</text:p>
          </table:table-cell>
        </table:table-row>
        <table:table-row table:style-name="ro2">
          <table:table-cell office:value-type="float" office:value="1265">
            <text:p>1265</text:p>
          </table:table-cell>
          <table:table-cell office:value-type="float" office:value="0.21473709">
            <text:p>0.21473709</text:p>
          </table:table-cell>
          <table:table-cell office:value-type="float" office:value="0.13467218">
            <text:p>0.13467218</text:p>
          </table:table-cell>
          <table:table-cell office:value-type="float" office:value="-0.012942567">
            <text:p>-0.012942567</text:p>
          </table:table-cell>
          <table:table-cell office:value-type="float" office:value="-0.0032356416">
            <text:p>-0.0032356416</text:p>
          </table:table-cell>
        </table:table-row>
        <table:table-row table:style-name="ro2">
          <table:table-cell office:value-type="float" office:value="1270">
            <text:p>1270</text:p>
          </table:table-cell>
          <table:table-cell office:value-type="float" office:value="0.21364811">
            <text:p>0.21364811</text:p>
          </table:table-cell>
          <table:table-cell office:value-type="float" office:value="0.13287885">
            <text:p>0.13287885</text:p>
          </table:table-cell>
          <table:table-cell office:value-type="float" office:value="-0.011674088">
            <text:p>-0.011674088</text:p>
          </table:table-cell>
          <table:table-cell office:value-type="float" office:value="-0.002918522">
            <text:p>-0.002918522</text:p>
          </table:table-cell>
        </table:table-row>
        <table:table-row table:style-name="ro2">
          <table:table-cell office:value-type="float" office:value="1275">
            <text:p>1275</text:p>
          </table:table-cell>
          <table:table-cell office:value-type="float" office:value="0.21254998">
            <text:p>0.21254998</text:p>
          </table:table-cell>
          <table:table-cell office:value-type="float" office:value="0.13099404">
            <text:p>0.13099404</text:p>
          </table:table-cell>
          <table:table-cell office:value-type="float" office:value="-0.010133009">
            <text:p>-0.010133009</text:p>
          </table:table-cell>
          <table:table-cell office:value-type="float" office:value="-0.0025332524">
            <text:p>-0.0025332524</text:p>
          </table:table-cell>
        </table:table-row>
        <table:table-row table:style-name="ro2">
          <table:table-cell office:value-type="float" office:value="1280">
            <text:p>1280</text:p>
          </table:table-cell>
          <table:table-cell office:value-type="float" office:value="0.2114793">
            <text:p>0.2114793</text:p>
          </table:table-cell>
          <table:table-cell office:value-type="float" office:value="0.12920994">
            <text:p>0.12920994</text:p>
          </table:table-cell>
          <table:table-cell office:value-type="float" office:value="-0.009917426">
            <text:p>-0.009917426</text:p>
          </table:table-cell>
          <table:table-cell office:value-type="float" office:value="-0.0024793565">
            <text:p>-0.0024793565</text:p>
          </table:table-cell>
        </table:table-row>
        <table:table-row table:style-name="ro2">
          <table:table-cell office:value-type="float" office:value="1285">
            <text:p>1285</text:p>
          </table:table-cell>
          <table:table-cell office:value-type="float" office:value="0.2104727">
            <text:p>0.2104727</text:p>
          </table:table-cell>
          <table:table-cell office:value-type="float" office:value="0.1273984">
            <text:p>0.1273984</text:p>
          </table:table-cell>
          <table:table-cell office:value-type="float" office:value="-0.010498552">
            <text:p>-0.010498552</text:p>
          </table:table-cell>
          <table:table-cell office:value-type="float" office:value="-0.002624638">
            <text:p>-0.002624638</text:p>
          </table:table-cell>
        </table:table-row>
        <table:table-row table:style-name="ro2">
          <table:table-cell office:value-type="float" office:value="1290">
            <text:p>1290</text:p>
          </table:table-cell>
          <table:table-cell office:value-type="float" office:value="0.20943865">
            <text:p>0.20943865</text:p>
          </table:table-cell>
          <table:table-cell office:value-type="float" office:value="0.12561435">
            <text:p>0.12561435</text:p>
          </table:table-cell>
          <table:table-cell office:value-type="float" office:value="-0.010283519">
            <text:p>-0.010283519</text:p>
          </table:table-cell>
          <table:table-cell office:value-type="float" office:value="-0.0025708796">
            <text:p>-0.0025708796</text:p>
          </table:table-cell>
        </table:table-row>
        <table:table-row table:style-name="ro2">
          <table:table-cell office:value-type="float" office:value="1295">
            <text:p>1295</text:p>
          </table:table-cell>
          <table:table-cell office:value-type="float" office:value="0.2083863">
            <text:p>0.2083863</text:p>
          </table:table-cell>
          <table:table-cell office:value-type="float" office:value="0.12386691">
            <text:p>0.12386691</text:p>
          </table:table-cell>
          <table:table-cell office:value-type="float" office:value="-0.009001035">
            <text:p>-0.009001035</text:p>
          </table:table-cell>
          <table:table-cell office:value-type="float" office:value="-0.0022502588">
            <text:p>-0.0022502588</text:p>
          </table:table-cell>
        </table:table-row>
        <table:table-row table:style-name="ro2">
          <table:table-cell office:value-type="float" office:value="1300">
            <text:p>1300</text:p>
          </table:table-cell>
          <table:table-cell office:value-type="float" office:value="0.2073431">
            <text:p>0.2073431</text:p>
          </table:table-cell>
          <table:table-cell office:value-type="float" office:value="0.12217436">
            <text:p>0.12217436</text:p>
          </table:table-cell>
          <table:table-cell office:value-type="float" office:value="-0.0079788">
            <text:p>-0.0079788</text:p>
          </table:table-cell>
          <table:table-cell office:value-type="float" office:value="-0.0019947">
            <text:p>-0.0019947</text:p>
          </table:table-cell>
        </table:table-row>
        <table:table-row table:style-name="ro2">
          <table:table-cell office:value-type="float" office:value="1305">
            <text:p>1305</text:p>
          </table:table-cell>
          <table:table-cell office:value-type="float" office:value="0.2063548">
            <text:p>0.2063548</text:p>
          </table:table-cell>
          <table:table-cell office:value-type="float" office:value="0.12047267">
            <text:p>0.12047267</text:p>
          </table:table-cell>
          <table:table-cell office:value-type="float" office:value="-0.009084407">
            <text:p>-0.009084407</text:p>
          </table:table-cell>
          <table:table-cell office:value-type="float" office:value="-0.0022711018">
            <text:p>-0.0022711018</text:p>
          </table:table-cell>
        </table:table-row>
        <table:table-row table:style-name="ro2">
          <table:table-cell office:value-type="float" office:value="1310">
            <text:p>1310</text:p>
          </table:table-cell>
          <table:table-cell office:value-type="float" office:value="0.20537564">
            <text:p>0.20537564</text:p>
          </table:table-cell>
          <table:table-cell office:value-type="float" office:value="0.11873436">
            <text:p>0.11873436</text:p>
          </table:table-cell>
          <table:table-cell office:value-type="float" office:value="-0.009394564">
            <text:p>-0.009394564</text:p>
          </table:table-cell>
          <table:table-cell office:value-type="float" office:value="-0.002348641">
            <text:p>-0.002348641</text:p>
          </table:table-cell>
        </table:table-row>
        <table:table-row table:style-name="ro2">
          <table:table-cell office:value-type="float" office:value="1315">
            <text:p>1315</text:p>
          </table:table-cell>
          <table:table-cell office:value-type="float" office:value="0.2043416">
            <text:p>0.2043416</text:p>
          </table:table-cell>
          <table:table-cell office:value-type="float" office:value="0.11699604">
            <text:p>0.11699604</text:p>
          </table:table-cell>
          <table:table-cell office:value-type="float" office:value="-0.008107682">
            <text:p>-0.008107682</text:p>
          </table:table-cell>
          <table:table-cell office:value-type="float" office:value="-0.0020269204">
            <text:p>-0.0020269204</text:p>
          </table:table-cell>
        </table:table-row>
        <table:table-row table:style-name="ro2">
          <table:table-cell office:value-type="float" office:value="1320">
            <text:p>1320</text:p>
          </table:table-cell>
          <table:table-cell office:value-type="float" office:value="0.20326176">
            <text:p>0.20326176</text:p>
          </table:table-cell>
          <table:table-cell office:value-type="float" office:value="0.115248516">
            <text:p>0.115248516</text:p>
          </table:table-cell>
          <table:table-cell office:value-type="float" office:value="-0.0060154092">
            <text:p>-0.0060154092</text:p>
          </table:table-cell>
          <table:table-cell office:value-type="float" office:value="-0.0015038523">
            <text:p>-0.0015038523</text:p>
          </table:table-cell>
        </table:table-row>
        <table:table-row table:style-name="ro2">
          <table:table-cell office:value-type="float" office:value="1325">
            <text:p>1325</text:p>
          </table:table-cell>
          <table:table-cell office:value-type="float" office:value="0.20223686">
            <text:p>0.20223686</text:p>
          </table:table-cell>
          <table:table-cell office:value-type="float" office:value="0.11361076">
            <text:p>0.11361076</text:p>
          </table:table-cell>
          <table:table-cell office:value-type="float" office:value="-0.004978352">
            <text:p>-0.004978352</text:p>
          </table:table-cell>
          <table:table-cell office:value-type="float" office:value="-0.001244588">
            <text:p>-0.001244588</text:p>
          </table:table-cell>
        </table:table-row>
        <table:table-row table:style-name="ro2">
          <table:table-cell office:value-type="float" office:value="1330">
            <text:p>1330</text:p>
          </table:table-cell>
          <table:table-cell office:value-type="float" office:value="0.20124856">
            <text:p>0.20124856</text:p>
          </table:table-cell>
          <table:table-cell office:value-type="float" office:value="0.11200954">
            <text:p>0.11200954</text:p>
          </table:table-cell>
          <table:table-cell office:value-type="float" office:value="-0.0050028004">
            <text:p>-0.0050028004</text:p>
          </table:table-cell>
          <table:table-cell office:value-type="float" office:value="-0.0012507001">
            <text:p>-0.0012507001</text:p>
          </table:table-cell>
        </table:table-row>
        <table:table-row table:style-name="ro2">
          <table:table-cell office:value-type="float" office:value="1335">
            <text:p>1335</text:p>
          </table:table-cell>
          <table:table-cell office:value-type="float" office:value="0.20024195">
            <text:p>0.20024195</text:p>
          </table:table-cell>
          <table:table-cell office:value-type="float" office:value="0.11036255">
            <text:p>0.11036255</text:p>
          </table:table-cell>
          <table:table-cell office:value-type="float" office:value="-0.0028929089">
            <text:p>-0.0028929089</text:p>
          </table:table-cell>
          <table:table-cell office:value-type="float" office:value="-0.0007232272">
            <text:p>-0.0007232272</text:p>
          </table:table-cell>
        </table:table-row>
        <table:table-row table:style-name="ro2">
          <table:table-cell office:value-type="float" office:value="1340">
            <text:p>1340</text:p>
          </table:table-cell>
          <table:table-cell office:value-type="float" office:value="0.19921705">
            <text:p>0.19921705</text:p>
          </table:table-cell>
          <table:table-cell office:value-type="float" office:value="0.108779535">
            <text:p>0.108779535</text:p>
          </table:table-cell>
          <table:table-cell office:value-type="float" office:value="0.00029495673">
            <text:p>0.0002949567</text:p>
          </table:table-cell>
          <table:table-cell office:value-type="float" office:value="0.00007373918">
            <text:p>7.373918E-005</text:p>
          </table:table-cell>
        </table:table-row>
        <table:table-row table:style-name="ro2">
          <table:table-cell office:value-type="float" office:value="1345">
            <text:p>1345</text:p>
          </table:table-cell>
          <table:table-cell office:value-type="float" office:value="0.1982379">
            <text:p>0.1982379</text:p>
          </table:table-cell>
          <table:table-cell office:value-type="float" office:value="0.10723309">
            <text:p>0.10723309</text:p>
          </table:table-cell>
          <table:table-cell office:value-type="float" office:value="0.0037657018">
            <text:p>0.0037657018</text:p>
          </table:table-cell>
          <table:table-cell office:value-type="float" office:value="0.00094142545">
            <text:p>0.0009414255</text:p>
          </table:table-cell>
        </table:table-row>
        <table:table-row table:style-name="ro2">
          <table:table-cell office:value-type="float" office:value="1350">
            <text:p>1350</text:p>
          </table:table-cell>
          <table:table-cell office:value-type="float" office:value="0.1972862">
            <text:p>0.1972862</text:p>
          </table:table-cell>
          <table:table-cell office:value-type="float" office:value="0.10558597">
            <text:p>0.10558597</text:p>
          </table:table-cell>
          <table:table-cell office:value-type="float" office:value="0.005918692">
            <text:p>0.005918692</text:p>
          </table:table-cell>
          <table:table-cell office:value-type="float" office:value="0.001479673">
            <text:p>0.001479673</text:p>
          </table:table-cell>
        </table:table-row>
        <table:table-row table:style-name="ro2">
          <table:table-cell office:value-type="float" office:value="1355">
            <text:p>1355</text:p>
          </table:table-cell>
          <table:table-cell office:value-type="float" office:value="0.19632533">
            <text:p>0.19632533</text:p>
          </table:table-cell>
          <table:table-cell office:value-type="float" office:value="0.10393882">
            <text:p>0.10393882</text:p>
          </table:table-cell>
          <table:table-cell office:value-type="float" office:value="0.0083494205">
            <text:p>0.0083494205</text:p>
          </table:table-cell>
          <table:table-cell office:value-type="float" office:value="0.0020873551">
            <text:p>0.0020873551</text:p>
          </table:table-cell>
        </table:table-row>
        <table:table-row table:style-name="ro2">
          <table:table-cell office:value-type="float" office:value="1360">
            <text:p>1360</text:p>
          </table:table-cell>
          <table:table-cell office:value-type="float" office:value="0.1953279">
            <text:p>0.1953279</text:p>
          </table:table-cell>
          <table:table-cell office:value-type="float" office:value="0.102355696">
            <text:p>0.102355696</text:p>
          </table:table-cell>
          <table:table-cell office:value-type="float" office:value="0.011861636">
            <text:p>0.011861636</text:p>
          </table:table-cell>
          <table:table-cell office:value-type="float" office:value="0.002965409">
            <text:p>0.002965409</text:p>
          </table:table-cell>
        </table:table-row>
        <table:table-row table:style-name="ro2">
          <table:table-cell office:value-type="float" office:value="1365">
            <text:p>1365</text:p>
          </table:table-cell>
          <table:table-cell office:value-type="float" office:value="0.19426638">
            <text:p>0.19426638</text:p>
          </table:table-cell>
          <table:table-cell office:value-type="float" office:value="0.10081834">
            <text:p>0.10081834</text:p>
          </table:table-cell>
          <table:table-cell office:value-type="float" office:value="0.015663587">
            <text:p>0.015663587</text:p>
          </table:table-cell>
          <table:table-cell office:value-type="float" office:value="0.0039158966">
            <text:p>0.0039158966</text:p>
          </table:table-cell>
        </table:table-row>
        <table:table-row table:style-name="ro2">
          <table:table-cell office:value-type="float" office:value="1370">
            <text:p>1370</text:p>
          </table:table-cell>
          <table:table-cell office:value-type="float" office:value="0.19328722">
            <text:p>0.19328722</text:p>
          </table:table-cell>
          <table:table-cell office:value-type="float" office:value="0.09921693">
            <text:p>0.09921693</text:p>
          </table:table-cell>
          <table:table-cell office:value-type="float" office:value="0.01707736">
            <text:p>0.01707736</text:p>
          </table:table-cell>
          <table:table-cell office:value-type="float" office:value="0.00426934">
            <text:p>0.00426934</text:p>
          </table:table-cell>
        </table:table-row>
        <table:table-row table:style-name="ro2">
          <table:table-cell office:value-type="float" office:value="1375">
            <text:p>1375</text:p>
          </table:table-cell>
          <table:table-cell office:value-type="float" office:value="0.19235384">
            <text:p>0.19235384</text:p>
          </table:table-cell>
          <table:table-cell office:value-type="float" office:value="0.09761552">
            <text:p>0.09761552</text:p>
          </table:table-cell>
          <table:table-cell office:value-type="float" office:value="0.01716023">
            <text:p>0.01716023</text:p>
          </table:table-cell>
          <table:table-cell office:value-type="float" office:value="0.0042900573">
            <text:p>0.0042900573</text:p>
          </table:table-cell>
        </table:table-row>
        <table:table-row table:style-name="ro2">
          <table:table-cell office:value-type="float" office:value="1380">
            <text:p>1380</text:p>
          </table:table-cell>
          <table:table-cell office:value-type="float" office:value="0.19140214">
            <text:p>0.19140214</text:p>
          </table:table-cell>
          <table:table-cell office:value-type="float" office:value="0.09610564">
            <text:p>0.09610564</text:p>
          </table:table-cell>
          <table:table-cell office:value-type="float" office:value="0.0177793">
            <text:p>0.0177793</text:p>
          </table:table-cell>
          <table:table-cell office:value-type="float" office:value="0.004444825">
            <text:p>0.004444825</text:p>
          </table:table-cell>
        </table:table-row>
        <table:table-row table:style-name="ro2">
          <table:table-cell office:value-type="float" office:value="1385">
            <text:p>1385</text:p>
          </table:table-cell>
          <table:table-cell office:value-type="float" office:value="0.19040468">
            <text:p>0.19040468</text:p>
          </table:table-cell>
          <table:table-cell office:value-type="float" office:value="0.0945592">
            <text:p>0.0945592</text:p>
          </table:table-cell>
          <table:table-cell office:value-type="float" office:value="0.020274611">
            <text:p>0.020274611</text:p>
          </table:table-cell>
          <table:table-cell office:value-type="float" office:value="0.005068653">
            <text:p>0.005068653</text:p>
          </table:table-cell>
        </table:table-row>
        <table:table-row table:style-name="ro2">
          <table:table-cell office:value-type="float" office:value="1390">
            <text:p>1390</text:p>
          </table:table-cell>
          <table:table-cell office:value-type="float" office:value="0.18943468">
            <text:p>0.18943468</text:p>
          </table:table-cell>
          <table:table-cell office:value-type="float" office:value="0.09293044">
            <text:p>0.09293044</text:p>
          </table:table-cell>
          <table:table-cell office:value-type="float" office:value="0.021445999">
            <text:p>0.021445999</text:p>
          </table:table-cell>
          <table:table-cell office:value-type="float" office:value="0.0053614997">
            <text:p>0.0053614997</text:p>
          </table:table-cell>
        </table:table-row>
        <table:table-row table:style-name="ro2">
          <table:table-cell office:value-type="float" office:value="1395">
            <text:p>1395</text:p>
          </table:table-cell>
          <table:table-cell office:value-type="float" office:value="0.18851045">
            <text:p>0.18851045</text:p>
          </table:table-cell>
          <table:table-cell office:value-type="float" office:value="0.091356635">
            <text:p>0.091356635</text:p>
          </table:table-cell>
          <table:table-cell office:value-type="float" office:value="0.02181801">
            <text:p>0.02181801</text:p>
          </table:table-cell>
          <table:table-cell office:value-type="float" office:value="0.0054545025">
            <text:p>0.0054545025</text:p>
          </table:table-cell>
        </table:table-row>
        <table:table-row table:style-name="ro2">
          <table:table-cell office:value-type="float" office:value="1400">
            <text:p>1400</text:p>
          </table:table-cell>
          <table:table-cell office:value-type="float" office:value="0.18761367">
            <text:p>0.18761367</text:p>
          </table:table-cell>
          <table:table-cell office:value-type="float" office:value="0.08987439">
            <text:p>0.08987439</text:p>
          </table:table-cell>
          <table:table-cell office:value-type="float" office:value="0.021388605">
            <text:p>0.021388605</text:p>
          </table:table-cell>
          <table:table-cell office:value-type="float" office:value="0.0053471513">
            <text:p>0.0053471513</text:p>
          </table:table-cell>
        </table:table-row>
        <table:table-row table:style-name="ro2">
          <table:table-cell office:value-type="float" office:value="1405">
            <text:p>1405</text:p>
          </table:table-cell>
          <table:table-cell office:value-type="float" office:value="0.18669859">
            <text:p>0.18669859</text:p>
          </table:table-cell>
          <table:table-cell office:value-type="float" office:value="0.088392176">
            <text:p>0.088392176</text:p>
          </table:table-cell>
          <table:table-cell office:value-type="float" office:value="0.02149344">
            <text:p>0.02149344</text:p>
          </table:table-cell>
          <table:table-cell office:value-type="float" office:value="0.00537336">
            <text:p>0.00537336</text:p>
          </table:table-cell>
        </table:table-row>
        <table:table-row table:style-name="ro2">
          <table:table-cell office:value-type="float" office:value="1410">
            <text:p>1410</text:p>
          </table:table-cell>
          <table:table-cell office:value-type="float" office:value="0.18577436">
            <text:p>0.18577436</text:p>
          </table:table-cell>
          <table:table-cell office:value-type="float" office:value="0.08685512">
            <text:p>0.08685512</text:p>
          </table:table-cell>
          <table:table-cell office:value-type="float" office:value="0.021867245">
            <text:p>0.021867245</text:p>
          </table:table-cell>
          <table:table-cell office:value-type="float" office:value="0.0054668114">
            <text:p>0.0054668114</text:p>
          </table:table-cell>
        </table:table-row>
        <table:table-row table:style-name="ro2">
          <table:table-cell office:value-type="float" office:value="1415">
            <text:p>1415</text:p>
          </table:table-cell>
          <table:table-cell office:value-type="float" office:value="0.18485928">
            <text:p>0.18485928</text:p>
          </table:table-cell>
          <table:table-cell office:value-type="float" office:value="0.08541876">
            <text:p>0.08541876</text:p>
          </table:table-cell>
          <table:table-cell office:value-type="float" office:value="0.021975495">
            <text:p>0.021975495</text:p>
          </table:table-cell>
          <table:table-cell office:value-type="float" office:value="0.0054938737">
            <text:p>0.0054938737</text:p>
          </table:table-cell>
        </table:table-row>
        <table:table-row table:style-name="ro2">
          <table:table-cell office:value-type="float" office:value="1420">
            <text:p>1420</text:p>
          </table:table-cell>
          <table:table-cell office:value-type="float" office:value="0.18399909">
            <text:p>0.18399909</text:p>
          </table:table-cell>
          <table:table-cell office:value-type="float" office:value="0.08405563">
            <text:p>0.08405563</text:p>
          </table:table-cell>
          <table:table-cell office:value-type="float" office:value="0.019409897">
            <text:p>0.019409897</text:p>
          </table:table-cell>
          <table:table-cell office:value-type="float" office:value="0.004852474">
            <text:p>0.004852474</text:p>
          </table:table-cell>
        </table:table-row>
        <table:table-row table:style-name="ro2">
          <table:table-cell office:value-type="float" office:value="1425">
            <text:p>1425</text:p>
          </table:table-cell>
          <table:table-cell office:value-type="float" office:value="0.18311146">
            <text:p>0.18311146</text:p>
          </table:table-cell>
          <table:table-cell office:value-type="float" office:value="0.08265599">
            <text:p>0.08265599</text:p>
          </table:table-cell>
          <table:table-cell office:value-type="float" office:value="0.016568571">
            <text:p>0.016568571</text:p>
          </table:table-cell>
          <table:table-cell office:value-type="float" office:value="0.004142143">
            <text:p>0.004142143</text:p>
          </table:table-cell>
        </table:table-row>
        <table:table-row table:style-name="ro2">
          <table:table-cell office:value-type="float" office:value="1430">
            <text:p>1430</text:p>
          </table:table-cell>
          <table:table-cell office:value-type="float" office:value="0.18223298">
            <text:p>0.18223298</text:p>
          </table:table-cell>
          <table:table-cell office:value-type="float" office:value="0.08121064">
            <text:p>0.08121064</text:p>
          </table:table-cell>
          <table:table-cell office:value-type="float" office:value="0.014513624">
            <text:p>0.014513624</text:p>
          </table:table-cell>
          <table:table-cell office:value-type="float" office:value="0.003628406">
            <text:p>0.003628406</text:p>
          </table:table-cell>
        </table:table-row>
        <table:table-row table:style-name="ro2">
          <table:table-cell office:value-type="float" office:value="1435">
            <text:p>1435</text:p>
          </table:table-cell>
          <table:table-cell office:value-type="float" office:value="0.18130872">
            <text:p>0.18130872</text:p>
          </table:table-cell>
          <table:table-cell office:value-type="float" office:value="0.079893366">
            <text:p>0.079893366</text:p>
          </table:table-cell>
          <table:table-cell office:value-type="float" office:value="0.01432072">
            <text:p>0.01432072</text:p>
          </table:table-cell>
          <table:table-cell office:value-type="float" office:value="0.00358018">
            <text:p>0.00358018</text:p>
          </table:table-cell>
        </table:table-row>
        <table:table-row table:style-name="ro2">
          <table:table-cell office:value-type="float" office:value="1440">
            <text:p>1440</text:p>
          </table:table-cell>
          <table:table-cell office:value-type="float" office:value="0.18040279">
            <text:p>0.18040279</text:p>
          </table:table-cell>
          <table:table-cell office:value-type="float" office:value="0.07857614">
            <text:p>0.07857614</text:p>
          </table:table-cell>
          <table:table-cell office:value-type="float" office:value="0.014125756">
            <text:p>0.014125756</text:p>
          </table:table-cell>
          <table:table-cell office:value-type="float" office:value="0.003531439">
            <text:p>0.003531439</text:p>
          </table:table-cell>
        </table:table-row>
        <table:table-row table:style-name="ro2">
          <table:table-cell office:value-type="float" office:value="1445">
            <text:p>1445</text:p>
          </table:table-cell>
          <table:table-cell office:value-type="float" office:value="0.17953345">
            <text:p>0.17953345</text:p>
          </table:table-cell>
          <table:table-cell office:value-type="float" office:value="0.07718574">
            <text:p>0.07718574</text:p>
          </table:table-cell>
          <table:table-cell office:value-type="float" office:value="0.01285988">
            <text:p>0.01285988</text:p>
          </table:table-cell>
          <table:table-cell office:value-type="float" office:value="0.00321497">
            <text:p>0.00321497</text:p>
          </table:table-cell>
        </table:table-row>
        <table:table-row table:style-name="ro2">
          <table:table-cell office:value-type="float" office:value="1450">
            <text:p>1450</text:p>
          </table:table-cell>
          <table:table-cell office:value-type="float" office:value="0.17868242">
            <text:p>0.17868242</text:p>
          </table:table-cell>
          <table:table-cell office:value-type="float" office:value="0.07582278">
            <text:p>0.07582278</text:p>
          </table:table-cell>
          <table:table-cell office:value-type="float" office:value="0.011586906">
            <text:p>0.011586906</text:p>
          </table:table-cell>
          <table:table-cell office:value-type="float" office:value="0.0028967266">
            <text:p>0.0028967266</text:p>
          </table:table-cell>
        </table:table-row>
        <table:table-row table:style-name="ro2">
          <table:table-cell office:value-type="float" office:value="1455">
            <text:p>1455</text:p>
          </table:table-cell>
          <table:table-cell office:value-type="float" office:value="0.17780393">
            <text:p>0.17780393</text:p>
          </table:table-cell>
          <table:table-cell office:value-type="float" office:value="0.07445068">
            <text:p>0.07445068</text:p>
          </table:table-cell>
          <table:table-cell office:value-type="float" office:value="0.010042944">
            <text:p>0.010042944</text:p>
          </table:table-cell>
          <table:table-cell office:value-type="float" office:value="0.002510736">
            <text:p>0.002510736</text:p>
          </table:table-cell>
        </table:table-row>
        <table:table-row table:style-name="ro2">
          <table:table-cell office:value-type="float" office:value="1460">
            <text:p>1460</text:p>
          </table:table-cell>
          <table:table-cell office:value-type="float" office:value="0.1769163">
            <text:p>0.1769163</text:p>
          </table:table-cell>
          <table:table-cell office:value-type="float" office:value="0.073041975">
            <text:p>0.073041975</text:p>
          </table:table-cell>
          <table:table-cell office:value-type="float" office:value="0.00875894">
            <text:p>0.00875894</text:p>
          </table:table-cell>
          <table:table-cell office:value-type="float" office:value="0.002189735">
            <text:p>0.002189735</text:p>
          </table:table-cell>
        </table:table-row>
        <table:table-row table:style-name="ro2">
          <table:table-cell office:value-type="float" office:value="1465">
            <text:p>1465</text:p>
          </table:table-cell>
          <table:table-cell office:value-type="float" office:value="0.1759829">
            <text:p>0.1759829</text:p>
          </table:table-cell>
          <table:table-cell office:value-type="float" office:value="0.07163322">
            <text:p>0.07163322</text:p>
          </table:table-cell>
          <table:table-cell office:value-type="float" office:value="0.008271563">
            <text:p>0.008271563</text:p>
          </table:table-cell>
          <table:table-cell office:value-type="float" office:value="0.0020678907">
            <text:p>0.0020678907</text:p>
          </table:table-cell>
        </table:table-row>
        <table:table-row table:style-name="ro2">
          <table:table-cell office:value-type="float" office:value="1470">
            <text:p>1470</text:p>
          </table:table-cell>
          <table:table-cell office:value-type="float" office:value="0.17506778">
            <text:p>0.17506778</text:p>
          </table:table-cell>
          <table:table-cell office:value-type="float" office:value="0.07026101">
            <text:p>0.07026101</text:p>
          </table:table-cell>
          <table:table-cell office:value-type="float" office:value="0.0072471728">
            <text:p>0.0072471728</text:p>
          </table:table-cell>
          <table:table-cell office:value-type="float" office:value="0.0018117932">
            <text:p>0.0018117932</text:p>
          </table:table-cell>
        </table:table-row>
        <table:table-row table:style-name="ro2">
          <table:table-cell office:value-type="float" office:value="1475">
            <text:p>1475</text:p>
          </table:table-cell>
          <table:table-cell office:value-type="float" office:value="0.17418015">
            <text:p>0.17418015</text:p>
          </table:table-cell>
          <table:table-cell office:value-type="float" office:value="0.068907075">
            <text:p>0.068907075</text:p>
          </table:table-cell>
          <table:table-cell office:value-type="float" office:value="0.004882103">
            <text:p>0.004882103</text:p>
          </table:table-cell>
          <table:table-cell office:value-type="float" office:value="0.0012205257">
            <text:p>0.0012205257</text:p>
          </table:table-cell>
        </table:table-row>
        <table:table-row table:style-name="ro2">
          <table:table-cell office:value-type="float" office:value="1480">
            <text:p>1480</text:p>
          </table:table-cell>
          <table:table-cell office:value-type="float" office:value="0.17331082">
            <text:p>0.17331082</text:p>
          </table:table-cell>
          <table:table-cell office:value-type="float" office:value="0.06758056">
            <text:p>0.06758056</text:p>
          </table:table-cell>
          <table:table-cell office:value-type="float" office:value="0.0030384425">
            <text:p>0.0030384425</text:p>
          </table:table-cell>
          <table:table-cell office:value-type="float" office:value="0.0007596106">
            <text:p>0.0007596106</text:p>
          </table:table-cell>
        </table:table-row>
        <table:table-row table:style-name="ro2">
          <table:table-cell office:value-type="float" office:value="1485">
            <text:p>1485</text:p>
          </table:table-cell>
          <table:table-cell office:value-type="float" office:value="0.17246893">
            <text:p>0.17246893</text:p>
          </table:table-cell>
          <table:table-cell office:value-type="float" office:value="0.066299744">
            <text:p>0.066299744</text:p>
          </table:table-cell>
          <table:table-cell office:value-type="float" office:value="0.0014521109">
            <text:p>0.0014521109</text:p>
          </table:table-cell>
          <table:table-cell office:value-type="float" office:value="0.00036302774">
            <text:p>0.0003630277</text:p>
          </table:table-cell>
        </table:table-row>
        <table:table-row table:style-name="ro2">
          <table:table-cell office:value-type="float" office:value="1490">
            <text:p>1490</text:p>
          </table:table-cell>
          <table:table-cell office:value-type="float" office:value="0.17162704">
            <text:p>0.17162704</text:p>
          </table:table-cell>
          <table:table-cell office:value-type="float" office:value="0.06501887">
            <text:p>0.06501887</text:p>
          </table:table-cell>
          <table:table-cell office:value-type="float" office:value="0.0003917794">
            <text:p>0.0003917794</text:p>
          </table:table-cell>
          <table:table-cell office:value-type="float" office:value="0.00009794485">
            <text:p>9.794485E-005</text:p>
          </table:table-cell>
        </table:table-row>
        <table:table-row table:style-name="ro2">
          <table:table-cell office:value-type="float" office:value="1495">
            <text:p>1495</text:p>
          </table:table-cell>
          <table:table-cell office:value-type="float" office:value="0.17076686">
            <text:p>0.17076686</text:p>
          </table:table-cell>
          <table:table-cell office:value-type="float" office:value="0.063747115">
            <text:p>0.063747115</text:p>
          </table:table-cell>
          <table:table-cell office:value-type="float" office:value="-0.000673772">
            <text:p>-0.000673772</text:p>
          </table:table-cell>
          <table:table-cell office:value-type="float" office:value="-0.000168443">
            <text:p>-0.000168443</text:p>
          </table:table-cell>
        </table:table-row>
        <table:table-row table:style-name="ro2">
          <table:table-cell office:value-type="float" office:value="1500">
            <text:p>1500</text:p>
          </table:table-cell>
          <table:table-cell office:value-type="float" office:value="0.16992499">
            <text:p>0.16992499</text:p>
          </table:table-cell>
          <table:table-cell office:value-type="float" office:value="0.062493604">
            <text:p>0.062493604</text:p>
          </table:table-cell>
          <table:table-cell office:value-type="float" office:value="-0.0017445912">
            <text:p>-0.0017445912</text:p>
          </table:table-cell>
          <table:table-cell office:value-type="float" office:value="-0.0004361478">
            <text:p>-0.0004361478</text:p>
          </table:table-cell>
        </table:table-row>
        <table:table-row table:style-name="ro2">
          <table:table-cell office:value-type="float" office:value="1505">
            <text:p>1505</text:p>
          </table:table-cell>
          <table:table-cell office:value-type="float" office:value="0.16909224">
            <text:p>0.16909224</text:p>
          </table:table-cell>
          <table:table-cell office:value-type="float" office:value="0.06117602">
            <text:p>0.06117602</text:p>
          </table:table-cell>
          <table:table-cell office:value-type="float" office:value="-0.003621247">
            <text:p>-0.003621247</text:p>
          </table:table-cell>
          <table:table-cell office:value-type="float" office:value="-0.0009053117">
            <text:p>-0.0009053117</text:p>
          </table:table-cell>
        </table:table-row>
        <table:table-row table:style-name="ro2">
          <table:table-cell office:value-type="float" office:value="1510">
            <text:p>1510</text:p>
          </table:table-cell>
          <table:table-cell office:value-type="float" office:value="0.16825035">
            <text:p>0.16825035</text:p>
          </table:table-cell>
          <table:table-cell office:value-type="float" office:value="0.059867565">
            <text:p>0.059867565</text:p>
          </table:table-cell>
          <table:table-cell office:value-type="float" office:value="-0.005240628">
            <text:p>-0.005240628</text:p>
          </table:table-cell>
          <table:table-cell office:value-type="float" office:value="-0.001310157">
            <text:p>-0.001310157</text:p>
          </table:table-cell>
        </table:table-row>
        <table:table-row table:style-name="ro2">
          <table:table-cell office:value-type="float" office:value="1515">
            <text:p>1515</text:p>
          </table:table-cell>
          <table:table-cell office:value-type="float" office:value="0.16740848">
            <text:p>0.16740848</text:p>
          </table:table-cell>
          <table:table-cell office:value-type="float" office:value="0.058604803">
            <text:p>0.058604803</text:p>
          </table:table-cell>
          <table:table-cell office:value-type="float" office:value="-0.006868264">
            <text:p>-0.006868264</text:p>
          </table:table-cell>
          <table:table-cell office:value-type="float" office:value="-0.001717066">
            <text:p>-0.001717066</text:p>
          </table:table-cell>
        </table:table-row>
        <table:table-row table:style-name="ro2">
          <table:table-cell office:value-type="float" office:value="1520">
            <text:p>1520</text:p>
          </table:table-cell>
          <table:table-cell office:value-type="float" office:value="0.16656658">
            <text:p>0.16656658</text:p>
          </table:table-cell>
          <table:table-cell office:value-type="float" office:value="0.057287123">
            <text:p>0.057287123</text:p>
          </table:table-cell>
          <table:table-cell office:value-type="float" office:value="-0.007970513">
            <text:p>-0.007970513</text:p>
          </table:table-cell>
          <table:table-cell office:value-type="float" office:value="-0.0019926282">
            <text:p>-0.0019926282</text:p>
          </table:table-cell>
        </table:table-row>
        <table:table-row table:style-name="ro2">
          <table:table-cell office:value-type="float" office:value="1525">
            <text:p>1525</text:p>
          </table:table-cell>
          <table:table-cell office:value-type="float" office:value="0.16571555">
            <text:p>0.16571555</text:p>
          </table:table-cell>
          <table:table-cell office:value-type="float" office:value="0.056006014">
            <text:p>0.056006014</text:p>
          </table:table-cell>
          <table:table-cell office:value-type="float" office:value="-0.009345917">
            <text:p>-0.009345917</text:p>
          </table:table-cell>
          <table:table-cell office:value-type="float" office:value="-0.0023364793">
            <text:p>-0.0023364793</text:p>
          </table:table-cell>
        </table:table-row>
        <table:table-row table:style-name="ro2">
          <table:table-cell office:value-type="float" office:value="1530">
            <text:p>1530</text:p>
          </table:table-cell>
          <table:table-cell office:value-type="float" office:value="0.16490111">
            <text:p>0.16490111</text:p>
          </table:table-cell>
          <table:table-cell office:value-type="float" office:value="0.054761507">
            <text:p>0.054761507</text:p>
          </table:table-cell>
          <table:table-cell office:value-type="float" office:value="-0.011260154">
            <text:p>-0.011260154</text:p>
          </table:table-cell>
          <table:table-cell office:value-type="float" office:value="-0.0028150384">
            <text:p>-0.0028150384</text:p>
          </table:table-cell>
        </table:table-row>
        <table:table-row table:style-name="ro2">
          <table:table-cell office:value-type="float" office:value="1535">
            <text:p>1535</text:p>
          </table:table-cell>
          <table:table-cell office:value-type="float" office:value="0.16408667">
            <text:p>0.16408667</text:p>
          </table:table-cell>
          <table:table-cell office:value-type="float" office:value="0.053498674">
            <text:p>0.053498674</text:p>
          </table:table-cell>
          <table:table-cell office:value-type="float" office:value="-0.012650401">
            <text:p>-0.012650401</text:p>
          </table:table-cell>
          <table:table-cell office:value-type="float" office:value="-0.0031626003">
            <text:p>-0.0031626003</text:p>
          </table:table-cell>
        </table:table-row>
        <table:table-row table:style-name="ro2">
          <table:table-cell office:value-type="float" office:value="1540">
            <text:p>1540</text:p>
          </table:table-cell>
          <table:table-cell office:value-type="float" office:value="0.16328138">
            <text:p>0.16328138</text:p>
          </table:table-cell>
          <table:table-cell office:value-type="float" office:value="0.052318193">
            <text:p>0.052318193</text:p>
          </table:table-cell>
          <table:table-cell office:value-type="float" office:value="-0.01378026">
            <text:p>-0.01378026</text:p>
          </table:table-cell>
          <table:table-cell office:value-type="float" office:value="-0.003445065">
            <text:p>-0.003445065</text:p>
          </table:table-cell>
        </table:table-row>
        <table:table-row table:style-name="ro2">
          <table:table-cell office:value-type="float" office:value="1545">
            <text:p>1545</text:p>
          </table:table-cell>
          <table:table-cell office:value-type="float" office:value="0.1624761">
            <text:p>0.1624761</text:p>
          </table:table-cell>
          <table:table-cell office:value-type="float" office:value="0.051220074">
            <text:p>0.051220074</text:p>
          </table:table-cell>
          <table:table-cell office:value-type="float" office:value="-0.014916043">
            <text:p>-0.014916043</text:p>
          </table:table-cell>
          <table:table-cell office:value-type="float" office:value="-0.0037290107">
            <text:p>-0.0037290107</text:p>
          </table:table-cell>
        </table:table-row>
        <table:table-row table:style-name="ro2">
          <table:table-cell office:value-type="float" office:value="1550">
            <text:p>1550</text:p>
          </table:table-cell>
          <table:table-cell office:value-type="float" office:value="0.16166165">
            <text:p>0.16166165</text:p>
          </table:table-cell>
          <table:table-cell office:value-type="float" office:value="0.05011279">
            <text:p>0.05011279</text:p>
          </table:table-cell>
          <table:table-cell office:value-type="float" office:value="-0.015791833">
            <text:p>-0.015791833</text:p>
          </table:table-cell>
          <table:table-cell office:value-type="float" office:value="-0.0039479584">
            <text:p>-0.0039479584</text:p>
          </table:table-cell>
        </table:table-row>
        <table:table-row table:style-name="ro2">
          <table:table-cell office:value-type="float" office:value="1555">
            <text:p>1555</text:p>
          </table:table-cell>
          <table:table-cell office:value-type="float" office:value="0.16083807">
            <text:p>0.16083807</text:p>
          </table:table-cell>
          <table:table-cell office:value-type="float" office:value="0.04899637">
            <text:p>0.04899637</text:p>
          </table:table-cell>
          <table:table-cell office:value-type="float" office:value="-0.015872696">
            <text:p>-0.015872696</text:p>
          </table:table-cell>
          <table:table-cell office:value-type="float" office:value="-0.003968174">
            <text:p>-0.003968174</text:p>
          </table:table-cell>
        </table:table-row>
        <table:table-row table:style-name="ro2">
          <table:table-cell office:value-type="float" office:value="1560">
            <text:p>1560</text:p>
          </table:table-cell>
          <table:table-cell office:value-type="float" office:value="0.16002363">
            <text:p>0.16002363</text:p>
          </table:table-cell>
          <table:table-cell office:value-type="float" office:value="0.04792572">
            <text:p>0.04792572</text:p>
          </table:table-cell>
          <table:table-cell office:value-type="float" office:value="-0.01622037">
            <text:p>-0.01622037</text:p>
          </table:table-cell>
          <table:table-cell office:value-type="float" office:value="-0.0040550926">
            <text:p>-0.0040550926</text:p>
          </table:table-cell>
        </table:table-row>
        <table:table-row table:style-name="ro2">
          <table:table-cell office:value-type="float" office:value="1565">
            <text:p>1565</text:p>
          </table:table-cell>
          <table:table-cell office:value-type="float" office:value="0.15923664">
            <text:p>0.15923664</text:p>
          </table:table-cell>
          <table:table-cell office:value-type="float" office:value="0.046882514">
            <text:p>0.046882514</text:p>
          </table:table-cell>
          <table:table-cell office:value-type="float" office:value="-0.016834272">
            <text:p>-0.016834272</text:p>
          </table:table-cell>
          <table:table-cell office:value-type="float" office:value="-0.004208568">
            <text:p>-0.004208568</text:p>
          </table:table-cell>
        </table:table-row>
        <table:table-row table:style-name="ro2">
          <table:table-cell office:value-type="float" office:value="1570">
            <text:p>1570</text:p>
          </table:table-cell>
          <table:table-cell office:value-type="float" office:value="0.15843135">
            <text:p>0.15843135</text:p>
          </table:table-cell>
          <table:table-cell office:value-type="float" office:value="0.04579358">
            <text:p>0.04579358</text:p>
          </table:table-cell>
          <table:table-cell office:value-type="float" office:value="-0.017453615">
            <text:p>-0.017453615</text:p>
          </table:table-cell>
          <table:table-cell office:value-type="float" office:value="-0.0043634037">
            <text:p>-0.0043634037</text:p>
          </table:table-cell>
        </table:table-row>
        <table:table-row table:style-name="ro2">
          <table:table-cell office:value-type="float" office:value="1575">
            <text:p>1575</text:p>
          </table:table-cell>
          <table:table-cell office:value-type="float" office:value="0.15761691">
            <text:p>0.15761691</text:p>
          </table:table-cell>
          <table:table-cell office:value-type="float" office:value="0.044741243">
            <text:p>0.044741243</text:p>
          </table:table-cell>
          <table:table-cell office:value-type="float" office:value="-0.017276902">
            <text:p>-0.017276902</text:p>
          </table:table-cell>
          <table:table-cell office:value-type="float" office:value="-0.0043192254">
            <text:p>-0.0043192254</text:p>
          </table:table-cell>
        </table:table-row>
        <table:table-row table:style-name="ro2">
          <table:table-cell office:value-type="float" office:value="1580">
            <text:p>1580</text:p>
          </table:table-cell>
          <table:table-cell office:value-type="float" office:value="0.15677503">
            <text:p>0.15677503</text:p>
          </table:table-cell>
          <table:table-cell office:value-type="float" office:value="0.043725505">
            <text:p>0.043725505</text:p>
          </table:table-cell>
          <table:table-cell office:value-type="float" office:value="-0.015768126">
            <text:p>-0.015768126</text:p>
          </table:table-cell>
          <table:table-cell office:value-type="float" office:value="-0.0039420314">
            <text:p>-0.0039420314</text:p>
          </table:table-cell>
        </table:table-row>
        <table:table-row table:style-name="ro2">
          <table:table-cell office:value-type="float" office:value="1585">
            <text:p>1585</text:p>
          </table:table-cell>
          <table:table-cell office:value-type="float" office:value="0.15595144">
            <text:p>0.15595144</text:p>
          </table:table-cell>
          <table:table-cell office:value-type="float" office:value="0.04273722">
            <text:p>0.04273722</text:p>
          </table:table-cell>
          <table:table-cell office:value-type="float" office:value="-0.014249915">
            <text:p>-0.014249915</text:p>
          </table:table-cell>
          <table:table-cell office:value-type="float" office:value="-0.0035624788">
            <text:p>-0.0035624788</text:p>
          </table:table-cell>
        </table:table-row>
        <table:table-row table:style-name="ro2">
          <table:table-cell office:value-type="float" office:value="1590">
            <text:p>1590</text:p>
          </table:table-cell>
          <table:table-cell office:value-type="float" office:value="0.15516445">
            <text:p>0.15516445</text:p>
          </table:table-cell>
          <table:table-cell office:value-type="float" office:value="0.04172148">
            <text:p>0.04172148</text:p>
          </table:table-cell>
          <table:table-cell office:value-type="float" office:value="-0.013254646">
            <text:p>-0.013254646</text:p>
          </table:table-cell>
          <table:table-cell office:value-type="float" office:value="-0.0033136616">
            <text:p>-0.0033136616</text:p>
          </table:table-cell>
        </table:table-row>
        <table:table-row table:style-name="ro2">
          <table:table-cell office:value-type="float" office:value="1595">
            <text:p>1595</text:p>
          </table:table-cell>
          <table:table-cell office:value-type="float" office:value="0.15440491">
            <text:p>0.15440491</text:p>
          </table:table-cell>
          <table:table-cell office:value-type="float" office:value="0.040696602">
            <text:p>0.040696602</text:p>
          </table:table-cell>
          <table:table-cell office:value-type="float" office:value="-0.012519251">
            <text:p>-0.012519251</text:p>
          </table:table-cell>
          <table:table-cell office:value-type="float" office:value="-0.0031298127">
            <text:p>-0.0031298127</text:p>
          </table:table-cell>
        </table:table-row>
        <table:table-row table:style-name="ro2">
          <table:table-cell office:value-type="float" office:value="1600">
            <text:p>1600</text:p>
          </table:table-cell>
          <table:table-cell office:value-type="float" office:value="0.15365452">
            <text:p>0.15365452</text:p>
          </table:table-cell>
          <table:table-cell office:value-type="float" office:value="0.039699174">
            <text:p>0.039699174</text:p>
          </table:table-cell>
          <table:table-cell office:value-type="float" office:value="-0.011512945">
            <text:p>-0.011512945</text:p>
          </table:table-cell>
          <table:table-cell office:value-type="float" office:value="-0.0028782364">
            <text:p>-0.0028782364</text:p>
          </table:table-cell>
        </table:table-row>
        <table:table-row table:style-name="ro2">
          <table:table-cell office:value-type="float" office:value="1605">
            <text:p>1605</text:p>
          </table:table-cell>
          <table:table-cell office:value-type="float" office:value="0.15290412">
            <text:p>0.15290412</text:p>
          </table:table-cell>
          <table:table-cell office:value-type="float" office:value="0.038756657">
            <text:p>0.038756657</text:p>
          </table:table-cell>
          <table:table-cell office:value-type="float" office:value="-0.009434531">
            <text:p>-0.009434531</text:p>
          </table:table-cell>
          <table:table-cell office:value-type="float" office:value="-0.0023586329">
            <text:p>-0.0023586329</text:p>
          </table:table-cell>
        </table:table-row>
        <table:table-row table:style-name="ro2">
          <table:table-cell office:value-type="float" office:value="1610">
            <text:p>1610</text:p>
          </table:table-cell>
          <table:table-cell office:value-type="float" office:value="0.15213543">
            <text:p>0.15213543</text:p>
          </table:table-cell>
          <table:table-cell office:value-type="float" office:value="0.037814118">
            <text:p>0.037814118</text:p>
          </table:table-cell>
          <table:table-cell office:value-type="float" office:value="-0.007347133">
            <text:p>-0.007347133</text:p>
          </table:table-cell>
          <table:table-cell office:value-type="float" office:value="-0.0018367833">
            <text:p>-0.0018367833</text:p>
          </table:table-cell>
        </table:table-row>
        <table:table-row table:style-name="ro2">
          <table:table-cell office:value-type="float" office:value="1615">
            <text:p>1615</text:p>
          </table:table-cell>
          <table:table-cell office:value-type="float" office:value="0.15137589">
            <text:p>0.15137589</text:p>
          </table:table-cell>
          <table:table-cell office:value-type="float" office:value="0.036889885">
            <text:p>0.036889885</text:p>
          </table:table-cell>
          <table:table-cell office:value-type="float" office:value="-0.004982088">
            <text:p>-0.004982088</text:p>
          </table:table-cell>
          <table:table-cell office:value-type="float" office:value="-0.001245522">
            <text:p>-0.001245522</text:p>
          </table:table-cell>
        </table:table-row>
        <table:table-row table:style-name="ro2">
          <table:table-cell office:value-type="float" office:value="1620">
            <text:p>1620</text:p>
          </table:table-cell>
          <table:table-cell office:value-type="float" office:value="0.1506438">
            <text:p>0.1506438</text:p>
          </table:table-cell>
          <table:table-cell office:value-type="float" office:value="0.035919882">
            <text:p>0.035919882</text:p>
          </table:table-cell>
          <table:table-cell office:value-type="float" office:value="-0.0034051528">
            <text:p>-0.0034051528</text:p>
          </table:table-cell>
          <table:table-cell office:value-type="float" office:value="-0.0008512882">
            <text:p>-0.0008512882</text:p>
          </table:table-cell>
        </table:table-row>
        <table:table-row table:style-name="ro2">
          <table:table-cell office:value-type="float" office:value="1625">
            <text:p>1625</text:p>
          </table:table-cell>
          <table:table-cell office:value-type="float" office:value="0.14990255">
            <text:p>0.14990255</text:p>
          </table:table-cell>
          <table:table-cell office:value-type="float" office:value="0.035004787">
            <text:p>0.035004787</text:p>
          </table:table-cell>
          <table:table-cell office:value-type="float" office:value="-0.0026213832">
            <text:p>-0.0026213832</text:p>
          </table:table-cell>
          <table:table-cell office:value-type="float" office:value="-0.0006553458">
            <text:p>-0.0006553458</text:p>
          </table:table-cell>
        </table:table-row>
        <table:table-row table:style-name="ro2">
          <table:table-cell office:value-type="float" office:value="1630">
            <text:p>1630</text:p>
          </table:table-cell>
          <table:table-cell office:value-type="float" office:value="0.14917964">
            <text:p>0.14917964</text:p>
          </table:table-cell>
          <table:table-cell office:value-type="float" office:value="0.034108">
            <text:p>0.034108</text:p>
          </table:table-cell>
          <table:table-cell office:value-type="float" office:value="-0.0012998066">
            <text:p>-0.0012998066</text:p>
          </table:table-cell>
          <table:table-cell office:value-type="float" office:value="-0.00032495166">
            <text:p>-0.0003249517</text:p>
          </table:table-cell>
        </table:table-row>
        <table:table-row table:style-name="ro2">
          <table:table-cell office:value-type="float" office:value="1635">
            <text:p>1635</text:p>
          </table:table-cell>
          <table:table-cell office:value-type="float" office:value="0.14845672">
            <text:p>0.14845672</text:p>
          </table:table-cell>
          <table:table-cell office:value-type="float" office:value="0.033229493">
            <text:p>0.033229493</text:p>
          </table:table-cell>
          <table:table-cell office:value-type="float" office:value="0.0005618775">
            <text:p>0.0005618775</text:p>
          </table:table-cell>
          <table:table-cell office:value-type="float" office:value="0.00014046938">
            <text:p>0.0001404694</text:p>
          </table:table-cell>
        </table:table-row>
        <table:table-row table:style-name="ro2">
          <table:table-cell office:value-type="float" office:value="1640">
            <text:p>1640</text:p>
          </table:table-cell>
          <table:table-cell office:value-type="float" office:value="0.14772463">
            <text:p>0.14772463</text:p>
          </table:table-cell>
          <table:table-cell office:value-type="float" office:value="0.032341845">
            <text:p>0.032341845</text:p>
          </table:table-cell>
          <table:table-cell office:value-type="float" office:value="0.0026996264">
            <text:p>0.0026996264</text:p>
          </table:table-cell>
          <table:table-cell office:value-type="float" office:value="0.0006749066">
            <text:p>0.0006749066</text:p>
          </table:table-cell>
        </table:table-row>
        <table:table-row table:style-name="ro2">
          <table:table-cell office:value-type="float" office:value="1645">
            <text:p>1645</text:p>
          </table:table-cell>
          <table:table-cell office:value-type="float" office:value="0.14698339">
            <text:p>0.14698339</text:p>
          </table:table-cell>
          <table:table-cell office:value-type="float" office:value="0.03146336">
            <text:p>0.03146336</text:p>
          </table:table-cell>
          <table:table-cell office:value-type="float" office:value="0.0040476513">
            <text:p>0.0040476513</text:p>
          </table:table-cell>
          <table:table-cell office:value-type="float" office:value="0.0010119128">
            <text:p>0.0010119128</text:p>
          </table:table-cell>
        </table:table-row>
        <table:table-row table:style-name="ro2">
          <table:table-cell office:value-type="float" office:value="1650">
            <text:p>1650</text:p>
          </table:table-cell>
          <table:table-cell office:value-type="float" office:value="0.14626962">
            <text:p>0.14626962</text:p>
          </table:table-cell>
          <table:table-cell office:value-type="float" office:value="0.03059403">
            <text:p>0.03059403</text:p>
          </table:table-cell>
          <table:table-cell office:value-type="float" office:value="0.005668566">
            <text:p>0.005668566</text:p>
          </table:table-cell>
          <table:table-cell office:value-type="float" office:value="0.0014171415">
            <text:p>0.0014171415</text:p>
          </table:table-cell>
        </table:table-row>
        <table:table-row table:style-name="ro2">
          <table:table-cell office:value-type="float" office:value="1655">
            <text:p>1655</text:p>
          </table:table-cell>
          <table:table-cell office:value-type="float" office:value="0.14557415">
            <text:p>0.14557415</text:p>
          </table:table-cell>
          <table:table-cell office:value-type="float" office:value="0.029706415">
            <text:p>0.029706415</text:p>
          </table:table-cell>
          <table:table-cell office:value-type="float" office:value="0.0067630354">
            <text:p>0.0067630354</text:p>
          </table:table-cell>
          <table:table-cell office:value-type="float" office:value="0.0016907589">
            <text:p>0.0016907589</text:p>
          </table:table-cell>
        </table:table-row>
        <table:table-row table:style-name="ro2">
          <table:table-cell office:value-type="float" office:value="1660">
            <text:p>1660</text:p>
          </table:table-cell>
          <table:table-cell office:value-type="float" office:value="0.14489698">
            <text:p>0.14489698</text:p>
          </table:table-cell>
          <table:table-cell office:value-type="float" office:value="0.028809631">
            <text:p>0.028809631</text:p>
          </table:table-cell>
          <table:table-cell office:value-type="float" office:value="0.00839564">
            <text:p>0.00839564</text:p>
          </table:table-cell>
          <table:table-cell office:value-type="float" office:value="0.00209891">
            <text:p>0.00209891</text:p>
          </table:table-cell>
        </table:table-row>
        <table:table-row table:style-name="ro2">
          <table:table-cell office:value-type="float" office:value="1665">
            <text:p>1665</text:p>
          </table:table-cell>
          <table:table-cell office:value-type="float" office:value="0.14422897">
            <text:p>0.14422897</text:p>
          </table:table-cell>
          <table:table-cell office:value-type="float" office:value="0.027940335">
            <text:p>0.027940335</text:p>
          </table:table-cell>
          <table:table-cell office:value-type="float" office:value="0.010302318">
            <text:p>0.010302318</text:p>
          </table:table-cell>
          <table:table-cell office:value-type="float" office:value="0.0025755796">
            <text:p>0.0025755796</text:p>
          </table:table-cell>
        </table:table-row>
        <table:table-row table:style-name="ro2">
          <table:table-cell office:value-type="float" office:value="1670">
            <text:p>1670</text:p>
          </table:table-cell>
          <table:table-cell office:value-type="float" office:value="0.1435518">
            <text:p>0.1435518</text:p>
          </table:table-cell>
          <table:table-cell office:value-type="float" office:value="0.027071051">
            <text:p>0.027071051</text:p>
          </table:table-cell>
          <table:table-cell office:value-type="float" office:value="0.012485629">
            <text:p>0.012485629</text:p>
          </table:table-cell>
          <table:table-cell office:value-type="float" office:value="0.0031214072">
            <text:p>0.0031214072</text:p>
          </table:table-cell>
        </table:table-row>
        <table:table-row table:style-name="ro2">
          <table:table-cell office:value-type="float" office:value="1675">
            <text:p>1675</text:p>
          </table:table-cell>
          <table:table-cell office:value-type="float" office:value="0.14286548">
            <text:p>0.14286548</text:p>
          </table:table-cell>
          <table:table-cell office:value-type="float" office:value="0.026238378">
            <text:p>0.026238378</text:p>
          </table:table-cell>
          <table:table-cell office:value-type="float" office:value="0.014947263">
            <text:p>0.014947263</text:p>
          </table:table-cell>
          <table:table-cell office:value-type="float" office:value="0.0037368156">
            <text:p>0.0037368156</text:p>
          </table:table-cell>
        </table:table-row>
        <table:table-row table:style-name="ro2">
          <table:table-cell office:value-type="float" office:value="1680">
            <text:p>1680</text:p>
          </table:table-cell>
          <table:table-cell office:value-type="float" office:value="0.14216086">
            <text:p>0.14216086</text:p>
          </table:table-cell>
          <table:table-cell office:value-type="float" office:value="0.025460638">
            <text:p>0.025460638</text:p>
          </table:table-cell>
          <table:table-cell office:value-type="float" office:value="0.015821962">
            <text:p>0.015821962</text:p>
          </table:table-cell>
          <table:table-cell office:value-type="float" office:value="0.0039554904">
            <text:p>0.0039554904</text:p>
          </table:table-cell>
        </table:table-row>
        <table:table-row table:style-name="ro2">
          <table:table-cell office:value-type="float" office:value="1685">
            <text:p>1685</text:p>
          </table:table-cell>
          <table:table-cell office:value-type="float" office:value="0.14139217">
            <text:p>0.14139217</text:p>
          </table:table-cell>
          <table:table-cell office:value-type="float" office:value="0.024701204">
            <text:p>0.024701204</text:p>
          </table:table-cell>
          <table:table-cell office:value-type="float" office:value="0.015907979">
            <text:p>0.015907979</text:p>
          </table:table-cell>
          <table:table-cell office:value-type="float" office:value="0.0039769947">
            <text:p>0.0039769947</text:p>
          </table:table-cell>
        </table:table-row>
        <table:table-row table:style-name="ro2">
          <table:table-cell office:value-type="float" office:value="1690">
            <text:p>1690</text:p>
          </table:table-cell>
          <table:table-cell office:value-type="float" office:value="0.14065096">
            <text:p>0.14065096</text:p>
          </table:table-cell>
          <table:table-cell office:value-type="float" office:value="0.023896046">
            <text:p>0.023896046</text:p>
          </table:table-cell>
          <table:table-cell office:value-type="float" office:value="0.015191076">
            <text:p>0.015191076</text:p>
          </table:table-cell>
          <table:table-cell office:value-type="float" office:value="0.003797769">
            <text:p>0.003797769</text:p>
          </table:table-cell>
        </table:table-row>
        <table:table-row table:style-name="ro2">
          <table:table-cell office:value-type="float" office:value="1695">
            <text:p>1695</text:p>
          </table:table-cell>
          <table:table-cell office:value-type="float" office:value="0.13989142">
            <text:p>0.13989142</text:p>
          </table:table-cell>
          <table:table-cell office:value-type="float" office:value="0.023118345">
            <text:p>0.023118345</text:p>
          </table:table-cell>
          <table:table-cell office:value-type="float" office:value="0.015006621">
            <text:p>0.015006621</text:p>
          </table:table-cell>
          <table:table-cell office:value-type="float" office:value="0.0037516553">
            <text:p>0.0037516553</text:p>
          </table:table-cell>
        </table:table-row>
        <table:table-row table:style-name="ro2">
          <table:table-cell office:value-type="float" office:value="1700">
            <text:p>1700</text:p>
          </table:table-cell>
          <table:table-cell office:value-type="float" office:value="0.1391685">
            <text:p>0.1391685</text:p>
          </table:table-cell>
          <table:table-cell office:value-type="float" office:value="0.022358952">
            <text:p>0.022358952</text:p>
          </table:table-cell>
          <table:table-cell office:value-type="float" office:value="0.015885282">
            <text:p>0.015885282</text:p>
          </table:table-cell>
          <table:table-cell office:value-type="float" office:value="0.0039713206">
            <text:p>0.0039713206</text:p>
          </table:table-cell>
        </table:table-row>
        <table:table-row table:style-name="ro2">
          <table:table-cell office:value-type="float" office:value="1705">
            <text:p>1705</text:p>
          </table:table-cell>
          <table:table-cell office:value-type="float" office:value="0.13842729">
            <text:p>0.13842729</text:p>
          </table:table-cell>
          <table:table-cell office:value-type="float" office:value="0.021599602">
            <text:p>0.021599602</text:p>
          </table:table-cell>
          <table:table-cell office:value-type="float" office:value="0.016771113">
            <text:p>0.016771113</text:p>
          </table:table-cell>
          <table:table-cell office:value-type="float" office:value="0.0041927784">
            <text:p>0.0041927784</text:p>
          </table:table-cell>
        </table:table-row>
        <table:table-row table:style-name="ro2">
          <table:table-cell office:value-type="float" office:value="1710">
            <text:p>1710</text:p>
          </table:table-cell>
          <table:table-cell office:value-type="float" office:value="0.13774097">
            <text:p>0.13774097</text:p>
          </table:table-cell>
          <table:table-cell office:value-type="float" office:value="0.020858565">
            <text:p>0.020858565</text:p>
          </table:table-cell>
          <table:table-cell office:value-type="float" office:value="0.017121553">
            <text:p>0.017121553</text:p>
          </table:table-cell>
          <table:table-cell office:value-type="float" office:value="0.0042803884">
            <text:p>0.0042803884</text:p>
          </table:table-cell>
        </table:table-row>
        <table:table-row table:style-name="ro2">
          <table:table-cell office:value-type="float" office:value="1715">
            <text:p>1715</text:p>
          </table:table-cell>
          <table:table-cell office:value-type="float" office:value="0.13705465">
            <text:p>0.13705465</text:p>
          </table:table-cell>
          <table:table-cell office:value-type="float" office:value="0.020135837">
            <text:p>0.020135837</text:p>
          </table:table-cell>
          <table:table-cell office:value-type="float" office:value="0.016406659">
            <text:p>0.016406659</text:p>
          </table:table-cell>
          <table:table-cell office:value-type="float" office:value="0.0041016648">
            <text:p>0.0041016648</text:p>
          </table:table-cell>
        </table:table-row>
        <table:table-row table:style-name="ro2">
          <table:table-cell office:value-type="float" office:value="1720">
            <text:p>1720</text:p>
          </table:table-cell>
          <table:table-cell office:value-type="float" office:value="0.13635004">
            <text:p>0.13635004</text:p>
          </table:table-cell>
          <table:table-cell office:value-type="float" office:value="0.019403974">
            <text:p>0.019403974</text:p>
          </table:table-cell>
          <table:table-cell office:value-type="float" office:value="0.015156951">
            <text:p>0.015156951</text:p>
          </table:table-cell>
          <table:table-cell office:value-type="float" office:value="0.0037892377">
            <text:p>0.0037892377</text:p>
          </table:table-cell>
        </table:table-row>
        <table:table-row table:style-name="ro2">
          <table:table-cell office:value-type="float" office:value="1725">
            <text:p>1725</text:p>
          </table:table-cell>
          <table:table-cell office:value-type="float" office:value="0.13565457">
            <text:p>0.13565457</text:p>
          </table:table-cell>
          <table:table-cell office:value-type="float" office:value="0.018672125">
            <text:p>0.018672125</text:p>
          </table:table-cell>
          <table:table-cell office:value-type="float" office:value="0.013633298">
            <text:p>0.013633298</text:p>
          </table:table-cell>
          <table:table-cell office:value-type="float" office:value="0.0034083244">
            <text:p>0.0034083244</text:p>
          </table:table-cell>
        </table:table-row>
        <table:table-row table:style-name="ro2">
          <table:table-cell office:value-type="float" office:value="1730">
            <text:p>1730</text:p>
          </table:table-cell>
          <table:table-cell office:value-type="float" office:value="0.13496825">
            <text:p>0.13496825</text:p>
          </table:table-cell>
          <table:table-cell office:value-type="float" office:value="0.017967729">
            <text:p>0.017967729</text:p>
          </table:table-cell>
          <table:table-cell office:value-type="float" office:value="0.012901961">
            <text:p>0.012901961</text:p>
          </table:table-cell>
          <table:table-cell office:value-type="float" office:value="0.0032254902">
            <text:p>0.0032254902</text:p>
          </table:table-cell>
        </table:table-row>
        <table:table-row table:style-name="ro2">
          <table:table-cell office:value-type="float" office:value="1735">
            <text:p>1735</text:p>
          </table:table-cell>
          <table:table-cell office:value-type="float" office:value="0.13429108">
            <text:p>0.13429108</text:p>
          </table:table-cell>
          <table:table-cell office:value-type="float" office:value="0.01729993">
            <text:p>0.01729993</text:p>
          </table:table-cell>
          <table:table-cell office:value-type="float" office:value="0.012433255">
            <text:p>0.012433255</text:p>
          </table:table-cell>
          <table:table-cell office:value-type="float" office:value="0.0031083138">
            <text:p>0.0031083138</text:p>
          </table:table-cell>
        </table:table-row>
        <table:table-row table:style-name="ro2">
          <table:table-cell office:value-type="float" office:value="1740">
            <text:p>1740</text:p>
          </table:table-cell>
          <table:table-cell office:value-type="float" office:value="0.13365051">
            <text:p>0.13365051</text:p>
          </table:table-cell>
          <table:table-cell office:value-type="float" office:value="0.016641287">
            <text:p>0.016641287</text:p>
          </table:table-cell>
          <table:table-cell office:value-type="float" office:value="0.011425451">
            <text:p>0.011425451</text:p>
          </table:table-cell>
          <table:table-cell office:value-type="float" office:value="0.0028563628">
            <text:p>0.0028563628</text:p>
          </table:table-cell>
        </table:table-row>
        <table:table-row table:style-name="ro2">
          <table:table-cell office:value-type="float" office:value="1745">
            <text:p>1745</text:p>
          </table:table-cell>
          <table:table-cell office:value-type="float" office:value="0.13300994">
            <text:p>0.13300994</text:p>
          </table:table-cell>
          <table:table-cell office:value-type="float" office:value="0.016010094">
            <text:p>0.016010094</text:p>
          </table:table-cell>
          <table:table-cell office:value-type="float" office:value="0.009879364">
            <text:p>0.009879364</text:p>
          </table:table-cell>
          <table:table-cell office:value-type="float" office:value="0.002469841">
            <text:p>0.002469841</text:p>
          </table:table-cell>
        </table:table-row>
        <table:table-row table:style-name="ro2">
          <table:table-cell office:value-type="float" office:value="1750">
            <text:p>1750</text:p>
          </table:table-cell>
          <table:table-cell office:value-type="float" office:value="0.13236022">
            <text:p>0.13236022</text:p>
          </table:table-cell>
          <table:table-cell office:value-type="float" office:value="0.015378911">
            <text:p>0.015378911</text:p>
          </table:table-cell>
          <table:table-cell office:value-type="float" office:value="0.00752608">
            <text:p>0.00752608</text:p>
          </table:table-cell>
          <table:table-cell office:value-type="float" office:value="0.00188152">
            <text:p>0.00188152</text:p>
          </table:table-cell>
        </table:table-row>
        <table:table-row table:style-name="ro2">
          <table:table-cell office:value-type="float" office:value="1755">
            <text:p>1755</text:p>
          </table:table-cell>
          <table:table-cell office:value-type="float" office:value="0.13168305">
            <text:p>0.13168305</text:p>
          </table:table-cell>
          <table:table-cell office:value-type="float" office:value="0.014756881">
            <text:p>0.014756881</text:p>
          </table:table-cell>
          <table:table-cell office:value-type="float" office:value="0.0048958287">
            <text:p>0.0048958287</text:p>
          </table:table-cell>
          <table:table-cell office:value-type="float" office:value="0.0012239572">
            <text:p>0.0012239572</text:p>
          </table:table-cell>
        </table:table-row>
        <table:table-row table:style-name="ro2">
          <table:table-cell office:value-type="float" office:value="1760">
            <text:p>1760</text:p>
          </table:table-cell>
          <table:table-cell office:value-type="float" office:value="0.13103333">
            <text:p>0.13103333</text:p>
          </table:table-cell>
          <table:table-cell office:value-type="float" office:value="0.014153151">
            <text:p>0.014153151</text:p>
          </table:table-cell>
          <table:table-cell office:value-type="float" office:value="0.002518266">
            <text:p>0.002518266</text:p>
          </table:table-cell>
          <table:table-cell office:value-type="float" office:value="0.0006295665">
            <text:p>0.0006295665</text:p>
          </table:table-cell>
        </table:table-row>
        <table:table-row table:style-name="ro2">
          <table:table-cell office:value-type="float" office:value="1765">
            <text:p>1765</text:p>
          </table:table-cell>
          <table:table-cell office:value-type="float" office:value="0.13040191">
            <text:p>0.13040191</text:p>
          </table:table-cell>
          <table:table-cell office:value-type="float" office:value="0.013576864">
            <text:p>0.013576864</text:p>
          </table:table-cell>
          <table:table-cell office:value-type="float" office:value="0.00012876076">
            <text:p>0.0001287608</text:p>
          </table:table-cell>
          <table:table-cell office:value-type="float" office:value="0.00003219019">
            <text:p>3.219019E-005</text:p>
          </table:table-cell>
        </table:table-row>
        <table:table-row table:style-name="ro2">
          <table:table-cell office:value-type="float" office:value="1770">
            <text:p>1770</text:p>
          </table:table-cell>
          <table:table-cell office:value-type="float" office:value="0.12976134">
            <text:p>0.12976134</text:p>
          </table:table-cell>
          <table:table-cell office:value-type="float" office:value="0.013018874">
            <text:p>0.013018874</text:p>
          </table:table-cell>
          <table:table-cell office:value-type="float" office:value="-0.0014718118">
            <text:p>-0.0014718118</text:p>
          </table:table-cell>
          <table:table-cell office:value-type="float" office:value="-0.00036795295">
            <text:p>-0.000367953</text:p>
          </table:table-cell>
        </table:table-row>
        <table:table-row table:style-name="ro2">
          <table:table-cell office:value-type="float" office:value="1775">
            <text:p>1775</text:p>
          </table:table-cell>
          <table:table-cell office:value-type="float" office:value="0.12912077">
            <text:p>0.12912077</text:p>
          </table:table-cell>
          <table:table-cell office:value-type="float" office:value="0.012460889">
            <text:p>0.012460889</text:p>
          </table:table-cell>
          <table:table-cell office:value-type="float" office:value="-0.0036140836">
            <text:p>-0.0036140836</text:p>
          </table:table-cell>
          <table:table-cell office:value-type="float" office:value="-0.0009035209">
            <text:p>-0.0009035209</text:p>
          </table:table-cell>
        </table:table-row>
        <table:table-row table:style-name="ro2">
          <table:table-cell office:value-type="float" office:value="1780">
            <text:p>1780</text:p>
          </table:table-cell>
          <table:table-cell office:value-type="float" office:value="0.1284802">
            <text:p>0.1284802</text:p>
          </table:table-cell>
          <table:table-cell office:value-type="float" office:value="0.011902908">
            <text:p>0.011902908</text:p>
          </table:table-cell>
          <table:table-cell office:value-type="float" office:value="-0.005767099">
            <text:p>-0.005767099</text:p>
          </table:table-cell>
          <table:table-cell office:value-type="float" office:value="-0.0014417748">
            <text:p>-0.0014417748</text:p>
          </table:table-cell>
        </table:table-row>
        <table:table-row table:style-name="ro2">
          <table:table-cell office:value-type="float" office:value="1785">
            <text:p>1785</text:p>
          </table:table-cell>
          <table:table-cell office:value-type="float" office:value="0.12786707">
            <text:p>0.12786707</text:p>
          </table:table-cell>
          <table:table-cell office:value-type="float" office:value="0.011354075">
            <text:p>0.011354075</text:p>
          </table:table-cell>
          <table:table-cell office:value-type="float" office:value="-0.008730093">
            <text:p>-0.008730093</text:p>
          </table:table-cell>
          <table:table-cell office:value-type="float" office:value="-0.0021825233">
            <text:p>-0.0021825233</text:p>
          </table:table-cell>
        </table:table-row>
        <table:table-row table:style-name="ro2">
          <table:table-cell office:value-type="float" office:value="1790">
            <text:p>1790</text:p>
          </table:table-cell>
          <table:table-cell office:value-type="float" office:value="0.1272631">
            <text:p>0.1272631</text:p>
          </table:table-cell>
          <table:table-cell office:value-type="float" office:value="0.010832683">
            <text:p>0.010832683</text:p>
          </table:table-cell>
          <table:table-cell office:value-type="float" office:value="-0.011439951">
            <text:p>-0.011439951</text:p>
          </table:table-cell>
          <table:table-cell office:value-type="float" office:value="-0.0028599878">
            <text:p>-0.0028599878</text:p>
          </table:table-cell>
        </table:table-row>
        <table:table-row table:style-name="ro2">
          <table:table-cell office:value-type="float" office:value="1795">
            <text:p>1795</text:p>
          </table:table-cell>
          <table:table-cell office:value-type="float" office:value="0.12666827">
            <text:p>0.12666827</text:p>
          </table:table-cell>
          <table:table-cell office:value-type="float" office:value="0.0103295855">
            <text:p>0.0103295855</text:p>
          </table:table-cell>
          <table:table-cell office:value-type="float" office:value="-0.013361523">
            <text:p>-0.013361523</text:p>
          </table:table-cell>
          <table:table-cell office:value-type="float" office:value="-0.0033403807">
            <text:p>-0.0033403807</text:p>
          </table:table-cell>
        </table:table-row>
        <table:table-row table:style-name="ro2">
          <table:table-cell office:value-type="float" office:value="1800">
            <text:p>1800</text:p>
          </table:table-cell>
          <table:table-cell office:value-type="float" office:value="0.1260643">
            <text:p>0.1260643</text:p>
          </table:table-cell>
          <table:table-cell office:value-type="float" office:value="0.009826493">
            <text:p>0.009826493</text:p>
          </table:table-cell>
          <table:table-cell office:value-type="float" office:value="-0.015026629">
            <text:p>-0.015026629</text:p>
          </table:table-cell>
          <table:table-cell office:value-type="float" office:value="-0.0037566572">
            <text:p>-0.0037566572</text:p>
          </table:table-cell>
        </table:table-row>
        <table:table-row table:style-name="ro2">
          <table:table-cell office:value-type="float" office:value="1805">
            <text:p>1805</text:p>
          </table:table-cell>
          <table:table-cell office:value-type="float" office:value="0.12546033">
            <text:p>0.12546033</text:p>
          </table:table-cell>
          <table:table-cell office:value-type="float" office:value="0.0093508465">
            <text:p>0.0093508465</text:p>
          </table:table-cell>
          <table:table-cell office:value-type="float" office:value="-0.01723378">
            <text:p>-0.01723378</text:p>
          </table:table-cell>
          <table:table-cell office:value-type="float" office:value="-0.004308445">
            <text:p>-0.004308445</text:p>
          </table:table-cell>
        </table:table-row>
        <table:table-row table:style-name="ro2">
          <table:table-cell office:value-type="float" office:value="1810">
            <text:p>1810</text:p>
          </table:table-cell>
          <table:table-cell office:value-type="float" office:value="0.12486553">
            <text:p>0.12486553</text:p>
          </table:table-cell>
          <table:table-cell office:value-type="float" office:value="0.008884355">
            <text:p>0.008884355</text:p>
          </table:table-cell>
          <table:table-cell office:value-type="float" office:value="-0.01918379">
            <text:p>-0.01918379</text:p>
          </table:table-cell>
          <table:table-cell office:value-type="float" office:value="-0.0047959476">
            <text:p>-0.0047959476</text:p>
          </table:table-cell>
        </table:table-row>
        <table:table-row table:style-name="ro2">
          <table:table-cell office:value-type="float" office:value="1815">
            <text:p>1815</text:p>
          </table:table-cell>
          <table:table-cell office:value-type="float" office:value="0.12424326">
            <text:p>0.12424326</text:p>
          </table:table-cell>
          <table:table-cell office:value-type="float" office:value="0.00842702">
            <text:p>0.00842702</text:p>
          </table:table-cell>
          <table:table-cell office:value-type="float" office:value="-0.020347381">
            <text:p>-0.020347381</text:p>
          </table:table-cell>
          <table:table-cell office:value-type="float" office:value="-0.0050868453">
            <text:p>-0.0050868453</text:p>
          </table:table-cell>
        </table:table-row>
        <table:table-row table:style-name="ro2">
          <table:table-cell office:value-type="float" office:value="1820">
            <text:p>1820</text:p>
          </table:table-cell>
          <table:table-cell office:value-type="float" office:value="0.12362099">
            <text:p>0.12362099</text:p>
          </table:table-cell>
          <table:table-cell office:value-type="float" office:value="0.008015451">
            <text:p>0.008015451</text:p>
          </table:table-cell>
          <table:table-cell office:value-type="float" office:value="-0.020983566">
            <text:p>-0.020983566</text:p>
          </table:table-cell>
          <table:table-cell office:value-type="float" office:value="-0.0052458914">
            <text:p>-0.0052458914</text:p>
          </table:table-cell>
        </table:table-row>
        <table:table-row table:style-name="ro2">
          <table:table-cell office:value-type="float" office:value="1825">
            <text:p>1825</text:p>
          </table:table-cell>
          <table:table-cell office:value-type="float" office:value="0.12300789">
            <text:p>0.12300789</text:p>
          </table:table-cell>
          <table:table-cell office:value-type="float" office:value="0.007576466">
            <text:p>0.007576466</text:p>
          </table:table-cell>
          <table:table-cell office:value-type="float" office:value="-0.02135503">
            <text:p>-0.02135503</text:p>
          </table:table-cell>
          <table:table-cell office:value-type="float" office:value="-0.0053387573">
            <text:p>-0.0053387573</text:p>
          </table:table-cell>
        </table:table-row>
        <table:table-row table:style-name="ro2">
          <table:table-cell office:value-type="float" office:value="1830">
            <text:p>1830</text:p>
          </table:table-cell>
          <table:table-cell office:value-type="float" office:value="0.1224131">
            <text:p>0.1224131</text:p>
          </table:table-cell>
          <table:table-cell office:value-type="float" office:value="0.007137504">
            <text:p>0.007137504</text:p>
          </table:table-cell>
          <table:table-cell office:value-type="float" office:value="-0.022259368">
            <text:p>-0.022259368</text:p>
          </table:table-cell>
          <table:table-cell office:value-type="float" office:value="-0.005564842">
            <text:p>-0.005564842</text:p>
          </table:table-cell>
        </table:table-row>
        <table:table-row table:style-name="ro2">
          <table:table-cell office:value-type="float" office:value="1835">
            <text:p>1835</text:p>
          </table:table-cell>
          <table:table-cell office:value-type="float" office:value="0.121818304">
            <text:p>0.121818304</text:p>
          </table:table-cell>
          <table:table-cell office:value-type="float" office:value="0.006735142">
            <text:p>0.006735142</text:p>
          </table:table-cell>
          <table:table-cell office:value-type="float" office:value="-0.022634918">
            <text:p>-0.022634918</text:p>
          </table:table-cell>
          <table:table-cell office:value-type="float" office:value="-0.0056587295">
            <text:p>-0.0056587295</text:p>
          </table:table-cell>
        </table:table-row>
        <table:table-row table:style-name="ro2">
          <table:table-cell office:value-type="float" office:value="1840">
            <text:p>1840</text:p>
          </table:table-cell>
          <table:table-cell office:value-type="float" office:value="0.12124181">
            <text:p>0.12124181</text:p>
          </table:table-cell>
          <table:table-cell office:value-type="float" office:value="0.0063510956">
            <text:p>0.0063510956</text:p>
          </table:table-cell>
          <table:table-cell office:value-type="float" office:value="-0.023009392">
            <text:p>-0.023009392</text:p>
          </table:table-cell>
          <table:table-cell office:value-type="float" office:value="-0.005752348">
            <text:p>-0.005752348</text:p>
          </table:table-cell>
        </table:table-row>
        <table:table-row table:style-name="ro2">
          <table:table-cell office:value-type="float" office:value="1845">
            <text:p>1845</text:p>
          </table:table-cell>
          <table:table-cell office:value-type="float" office:value="0.120637864">
            <text:p>0.120637864</text:p>
          </table:table-cell>
          <table:table-cell office:value-type="float" office:value="0.005967086">
            <text:p>0.005967086</text:p>
          </table:table-cell>
          <table:table-cell office:value-type="float" office:value="-0.02259083">
            <text:p>-0.02259083</text:p>
          </table:table-cell>
          <table:table-cell office:value-type="float" office:value="-0.0056477077">
            <text:p>-0.0056477077</text:p>
          </table:table-cell>
        </table:table-row>
        <table:table-row table:style-name="ro2">
          <table:table-cell office:value-type="float" office:value="1850">
            <text:p>1850</text:p>
          </table:table-cell>
          <table:table-cell office:value-type="float" office:value="0.12002477">
            <text:p>0.12002477</text:p>
          </table:table-cell>
          <table:table-cell office:value-type="float" office:value="0.005601402">
            <text:p>0.005601402</text:p>
          </table:table-cell>
          <table:table-cell office:value-type="float" office:value="-0.021905556">
            <text:p>-0.021905556</text:p>
          </table:table-cell>
          <table:table-cell office:value-type="float" office:value="-0.005476389">
            <text:p>-0.005476389</text:p>
          </table:table-cell>
        </table:table-row>
        <table:table-row table:style-name="ro2">
          <table:table-cell office:value-type="float" office:value="1855">
            <text:p>1855</text:p>
          </table:table-cell>
          <table:table-cell office:value-type="float" office:value="0.1193842">
            <text:p>0.1193842</text:p>
          </table:table-cell>
          <table:table-cell office:value-type="float" office:value="0.0052266303">
            <text:p>0.0052266303</text:p>
          </table:table-cell>
          <table:table-cell office:value-type="float" office:value="-0.021489242">
            <text:p>-0.021489242</text:p>
          </table:table-cell>
          <table:table-cell office:value-type="float" office:value="-0.0053723105">
            <text:p>-0.0053723105</text:p>
          </table:table-cell>
        </table:table-row>
        <table:table-row table:style-name="ro2">
          <table:table-cell office:value-type="float" office:value="1860">
            <text:p>1860</text:p>
          </table:table-cell>
          <table:table-cell office:value-type="float" office:value="0.11874363">
            <text:p>0.11874363</text:p>
          </table:table-cell>
          <table:table-cell office:value-type="float" office:value="0.0048610624">
            <text:p>0.0048610624</text:p>
          </table:table-cell>
          <table:table-cell office:value-type="float" office:value="-0.02107131">
            <text:p>-0.02107131</text:p>
          </table:table-cell>
          <table:table-cell office:value-type="float" office:value="-0.0052678273">
            <text:p>-0.0052678273</text:p>
          </table:table-cell>
        </table:table-row>
        <table:table-row table:style-name="ro2">
          <table:table-cell office:value-type="float" office:value="1865">
            <text:p>1865</text:p>
          </table:table-cell>
          <table:table-cell office:value-type="float" office:value="0.118130505">
            <text:p>0.118130505</text:p>
          </table:table-cell>
          <table:table-cell office:value-type="float" office:value="0.0045047095">
            <text:p>0.0045047095</text:p>
          </table:table-cell>
          <table:table-cell office:value-type="float" office:value="-0.020379966">
            <text:p>-0.020379966</text:p>
          </table:table-cell>
          <table:table-cell office:value-type="float" office:value="-0.0050949915">
            <text:p>-0.0050949915</text:p>
          </table:table-cell>
        </table:table-row>
        <table:table-row table:style-name="ro2">
          <table:table-cell office:value-type="float" office:value="1870">
            <text:p>1870</text:p>
          </table:table-cell>
          <table:table-cell office:value-type="float" office:value="0.11754487">
            <text:p>0.11754487</text:p>
          </table:table-cell>
          <table:table-cell office:value-type="float" office:value="0.0041667186">
            <text:p>0.0041667186</text:p>
          </table:table-cell>
          <table:table-cell office:value-type="float" office:value="-0.01994776">
            <text:p>-0.01994776</text:p>
          </table:table-cell>
          <table:table-cell office:value-type="float" office:value="-0.00498694">
            <text:p>-0.00498694</text:p>
          </table:table-cell>
        </table:table-row>
        <table:table-row table:style-name="ro2">
          <table:table-cell office:value-type="float" office:value="1875">
            <text:p>1875</text:p>
          </table:table-cell>
          <table:table-cell office:value-type="float" office:value="0.11696837">
            <text:p>0.11696837</text:p>
          </table:table-cell>
          <table:table-cell office:value-type="float" office:value="0.0038288403">
            <text:p>0.0038288403</text:p>
          </table:table-cell>
          <table:table-cell office:value-type="float" office:value="-0.018711742">
            <text:p>-0.018711742</text:p>
          </table:table-cell>
          <table:table-cell office:value-type="float" office:value="-0.0046779355">
            <text:p>-0.0046779355</text:p>
          </table:table-cell>
        </table:table-row>
        <table:table-row table:style-name="ro2">
          <table:table-cell office:value-type="float" office:value="1880">
            <text:p>1880</text:p>
          </table:table-cell>
          <table:table-cell office:value-type="float" office:value="0.11640102">
            <text:p>0.11640102</text:p>
          </table:table-cell>
          <table:table-cell office:value-type="float" office:value="0.0034911113">
            <text:p>0.0034911113</text:p>
          </table:table-cell>
          <table:table-cell office:value-type="float" office:value="-0.017735505">
            <text:p>-0.017735505</text:p>
          </table:table-cell>
          <table:table-cell office:value-type="float" office:value="-0.0044338764">
            <text:p>-0.0044338764</text:p>
          </table:table-cell>
        </table:table-row>
        <table:table-row table:style-name="ro2">
          <table:table-cell office:value-type="float" office:value="1885">
            <text:p>1885</text:p>
          </table:table-cell>
          <table:table-cell office:value-type="float" office:value="0.11582453">
            <text:p>0.11582453</text:p>
          </table:table-cell>
          <table:table-cell office:value-type="float" office:value="0.0031809357">
            <text:p>0.0031809357</text:p>
          </table:table-cell>
          <table:table-cell office:value-type="float" office:value="-0.01595567">
            <text:p>-0.01595567</text:p>
          </table:table-cell>
          <table:table-cell office:value-type="float" office:value="-0.0039889175">
            <text:p>-0.0039889175</text:p>
          </table:table-cell>
        </table:table-row>
        <table:table-row table:style-name="ro2">
          <table:table-cell office:value-type="float" office:value="1890">
            <text:p>1890</text:p>
          </table:table-cell>
          <table:table-cell office:value-type="float" office:value="0.11523888">
            <text:p>0.11523888</text:p>
          </table:table-cell>
          <table:table-cell office:value-type="float" office:value="0.002889207">
            <text:p>0.002889207</text:p>
          </table:table-cell>
          <table:table-cell office:value-type="float" office:value="-0.014969209">
            <text:p>-0.014969209</text:p>
          </table:table-cell>
          <table:table-cell office:value-type="float" office:value="-0.0037423023">
            <text:p>-0.0037423023</text:p>
          </table:table-cell>
        </table:table-row>
        <table:table-row table:style-name="ro2">
          <table:table-cell office:value-type="float" office:value="1895">
            <text:p>1895</text:p>
          </table:table-cell>
          <table:table-cell office:value-type="float" office:value="0.11465321">
            <text:p>0.11465321</text:p>
          </table:table-cell>
          <table:table-cell office:value-type="float" office:value="0.0026159494">
            <text:p>0.0026159494</text:p>
          </table:table-cell>
          <table:table-cell office:value-type="float" office:value="-0.013978111">
            <text:p>-0.013978111</text:p>
          </table:table-cell>
          <table:table-cell office:value-type="float" office:value="-0.0034945277">
            <text:p>-0.0034945277</text:p>
          </table:table-cell>
        </table:table-row>
        <table:table-row table:style-name="ro2">
          <table:table-cell office:value-type="float" office:value="1900">
            <text:p>1900</text:p>
          </table:table-cell>
          <table:table-cell office:value-type="float" office:value="0.11406753">
            <text:p>0.11406753</text:p>
          </table:table-cell>
          <table:table-cell office:value-type="float" office:value="0.002343011">
            <text:p>0.002343011</text:p>
          </table:table-cell>
          <table:table-cell office:value-type="float" office:value="-0.012982302">
            <text:p>-0.012982302</text:p>
          </table:table-cell>
          <table:table-cell office:value-type="float" office:value="-0.0032455756">
            <text:p>-0.0032455756</text:p>
          </table:table-cell>
        </table:table-row>
        <table:table-row table:style-name="ro2">
          <table:table-cell office:value-type="float" office:value="1905">
            <text:p>1905</text:p>
          </table:table-cell>
          <table:table-cell office:value-type="float" office:value="0.113500185">
            <text:p>0.113500185</text:p>
          </table:table-cell>
          <table:table-cell office:value-type="float" office:value="0.0020977706">
            <text:p>0.0020977706</text:p>
          </table:table-cell>
          <table:table-cell office:value-type="float" office:value="-0.01144594">
            <text:p>-0.01144594</text:p>
          </table:table-cell>
          <table:table-cell office:value-type="float" office:value="-0.002861485">
            <text:p>-0.002861485</text:p>
          </table:table-cell>
        </table:table-row>
        <table:table-row table:style-name="ro2">
          <table:table-cell office:value-type="float" office:value="1910">
            <text:p>1910</text:p>
          </table:table-cell>
          <table:table-cell office:value-type="float" office:value="0.11294199">
            <text:p>0.11294199</text:p>
          </table:table-cell>
          <table:table-cell office:value-type="float" office:value="0.0018620918">
            <text:p>0.0018620918</text:p>
          </table:table-cell>
          <table:table-cell office:value-type="float" office:value="-0.010168167">
            <text:p>-0.010168167</text:p>
          </table:table-cell>
          <table:table-cell office:value-type="float" office:value="-0.0025420417">
            <text:p>-0.0025420417</text:p>
          </table:table-cell>
        </table:table-row>
        <table:table-row table:style-name="ro2">
          <table:table-cell office:value-type="float" office:value="1915">
            <text:p>1915</text:p>
          </table:table-cell>
          <table:table-cell office:value-type="float" office:value="0.11240209">
            <text:p>0.11240209</text:p>
          </table:table-cell>
          <table:table-cell office:value-type="float" office:value="0.001654161">
            <text:p>0.001654161</text:p>
          </table:table-cell>
          <table:table-cell office:value-type="float" office:value="-0.008882756">
            <text:p>-0.008882756</text:p>
          </table:table-cell>
          <table:table-cell office:value-type="float" office:value="-0.002220689">
            <text:p>-0.002220689</text:p>
          </table:table-cell>
        </table:table-row>
        <table:table-row table:style-name="ro2">
          <table:table-cell office:value-type="float" office:value="1920">
            <text:p>1920</text:p>
          </table:table-cell>
          <table:table-cell office:value-type="float" office:value="0.11186219">
            <text:p>0.11186219</text:p>
          </table:table-cell>
          <table:table-cell office:value-type="float" office:value="0.0014739564">
            <text:p>0.0014739564</text:p>
          </table:table-cell>
          <table:table-cell office:value-type="float" office:value="-0.007057656">
            <text:p>-0.007057656</text:p>
          </table:table-cell>
          <table:table-cell office:value-type="float" office:value="-0.001764414">
            <text:p>-0.001764414</text:p>
          </table:table-cell>
        </table:table-row>
        <table:table-row table:style-name="ro2">
          <table:table-cell office:value-type="float" office:value="1925">
            <text:p>1925</text:p>
          </table:table-cell>
          <table:table-cell office:value-type="float" office:value="0.11131314">
            <text:p>0.11131314</text:p>
          </table:table-cell>
          <table:table-cell office:value-type="float" office:value="0.0013035095">
            <text:p>0.0013035095</text:p>
          </table:table-cell>
          <table:table-cell office:value-type="float" office:value="-0.0054912632">
            <text:p>-0.0054912632</text:p>
          </table:table-cell>
          <table:table-cell office:value-type="float" office:value="-0.0013728158">
            <text:p>-0.0013728158</text:p>
          </table:table-cell>
        </table:table-row>
        <table:table-row table:style-name="ro2">
          <table:table-cell office:value-type="float" office:value="1930">
            <text:p>1930</text:p>
          </table:table-cell>
          <table:table-cell office:value-type="float" office:value="0.110754944">
            <text:p>0.110754944</text:p>
          </table:table-cell>
          <table:table-cell office:value-type="float" office:value="0.0011341292">
            <text:p>0.0011341292</text:p>
          </table:table-cell>
          <table:table-cell office:value-type="float" office:value="-0.003650767">
            <text:p>-0.003650767</text:p>
          </table:table-cell>
          <table:table-cell office:value-type="float" office:value="-0.00091269176">
            <text:p>-0.0009126918</text:p>
          </table:table-cell>
        </table:table-row>
        <table:table-row table:style-name="ro2">
          <table:table-cell office:value-type="float" office:value="1935">
            <text:p>1935</text:p>
          </table:table-cell>
          <table:table-cell office:value-type="float" office:value="0.110215046">
            <text:p>0.110215046</text:p>
          </table:table-cell>
          <table:table-cell office:value-type="float" office:value="0.000983935">
            <text:p>0.000983935</text:p>
          </table:table-cell>
          <table:table-cell office:value-type="float" office:value="-0.0018006101">
            <text:p>-0.0018006101</text:p>
          </table:table-cell>
          <table:table-cell office:value-type="float" office:value="-0.00045015253">
            <text:p>-0.0004501525</text:p>
          </table:table-cell>
        </table:table-row>
        <table:table-row table:style-name="ro2">
          <table:table-cell office:value-type="float" office:value="1940">
            <text:p>1940</text:p>
          </table:table-cell>
          <table:table-cell office:value-type="float" office:value="0.109666">
            <text:p>0.109666</text:p>
          </table:table-cell>
          <table:table-cell office:value-type="float" office:value="0.00084438664">
            <text:p>0.0008443866</text:p>
          </table:table-cell>
          <table:table-cell office:value-type="float" office:value="-0.00020836096">
            <text:p>-0.000208361</text:p>
          </table:table-cell>
          <table:table-cell office:value-type="float" office:value="-0.00005209024">
            <text:p>-5.209024E-005</text:p>
          </table:table-cell>
        </table:table-row>
        <table:table-row table:style-name="ro2">
          <table:table-cell office:value-type="float" office:value="1945">
            <text:p>1945</text:p>
          </table:table-cell>
          <table:table-cell office:value-type="float" office:value="0.10913525">
            <text:p>0.10913525</text:p>
          </table:table-cell>
          <table:table-cell office:value-type="float" office:value="0.0007160882">
            <text:p>0.0007160882</text:p>
          </table:table-cell>
          <table:table-cell office:value-type="float" office:value="0.0008580589">
            <text:p>0.0008580589</text:p>
          </table:table-cell>
          <table:table-cell office:value-type="float" office:value="0.00021451473">
            <text:p>0.0002145147</text:p>
          </table:table-cell>
        </table:table-row>
        <table:table-row table:style-name="ro2">
          <table:table-cell office:value-type="float" office:value="1950">
            <text:p>1950</text:p>
          </table:table-cell>
          <table:table-cell office:value-type="float" office:value="0.1086045">
            <text:p>0.1086045</text:p>
          </table:table-cell>
          <table:table-cell office:value-type="float" office:value="0.00060810253">
            <text:p>0.0006081025</text:p>
          </table:table-cell>
          <table:table-cell office:value-type="float" office:value="0.0019296982">
            <text:p>0.0019296982</text:p>
          </table:table-cell>
          <table:table-cell office:value-type="float" office:value="0.00048242454">
            <text:p>0.0004824245</text:p>
          </table:table-cell>
        </table:table-row>
        <table:table-row table:style-name="ro2">
          <table:table-cell office:value-type="float" office:value="1955">
            <text:p>1955</text:p>
          </table:table-cell>
          <table:table-cell office:value-type="float" office:value="0.1081012">
            <text:p>0.1081012</text:p>
          </table:table-cell>
          <table:table-cell office:value-type="float" office:value="0.000512789">
            <text:p>0.000512789</text:p>
          </table:table-cell>
          <table:table-cell office:value-type="float" office:value="0.0027391748">
            <text:p>0.0027391748</text:p>
          </table:table-cell>
          <table:table-cell office:value-type="float" office:value="0.0006847937">
            <text:p>0.0006847937</text:p>
          </table:table-cell>
        </table:table-row>
        <table:table-row table:style-name="ro2">
          <table:table-cell office:value-type="float" office:value="1960">
            <text:p>1960</text:p>
          </table:table-cell>
          <table:table-cell office:value-type="float" office:value="0.107597895">
            <text:p>0.107597895</text:p>
          </table:table-cell>
          <table:table-cell office:value-type="float" office:value="0.00043155058">
            <text:p>0.0004315506</text:p>
          </table:table-cell>
          <table:table-cell office:value-type="float" office:value="0.0030188211">
            <text:p>0.0030188211</text:p>
          </table:table-cell>
          <table:table-cell office:value-type="float" office:value="0.0007547053">
            <text:p>0.0007547053</text:p>
          </table:table-cell>
        </table:table-row>
        <table:table-row table:style-name="ro2">
          <table:table-cell office:value-type="float" office:value="1965">
            <text:p>1965</text:p>
          </table:table-cell>
          <table:table-cell office:value-type="float" office:value="0.10709459">
            <text:p>0.10709459</text:p>
          </table:table-cell>
          <table:table-cell office:value-type="float" office:value="0.0003722566">
            <text:p>0.0003722566</text:p>
          </table:table-cell>
          <table:table-cell office:value-type="float" office:value="0.0038335181">
            <text:p>0.0038335181</text:p>
          </table:table-cell>
          <table:table-cell office:value-type="float" office:value="0.00095837953">
            <text:p>0.0009583795</text:p>
          </table:table-cell>
        </table:table-row>
        <table:table-row table:style-name="ro2">
          <table:table-cell office:value-type="float" office:value="1970">
            <text:p>1970</text:p>
          </table:table-cell>
          <table:table-cell office:value-type="float" office:value="0.10658214">
            <text:p>0.10658214</text:p>
          </table:table-cell>
          <table:table-cell office:value-type="float" office:value="0.0003280386">
            <text:p>0.0003280386</text:p>
          </table:table-cell>
          <table:table-cell office:value-type="float" office:value="0.004385652">
            <text:p>0.004385652</text:p>
          </table:table-cell>
          <table:table-cell office:value-type="float" office:value="0.001096413">
            <text:p>0.001096413</text:p>
          </table:table-cell>
        </table:table-row>
        <table:table-row table:style-name="ro2">
          <table:table-cell office:value-type="float" office:value="1975">
            <text:p>1975</text:p>
          </table:table-cell>
          <table:table-cell office:value-type="float" office:value="0.10605139">
            <text:p>0.10605139</text:p>
          </table:table-cell>
          <table:table-cell office:value-type="float" office:value="0.00029885568">
            <text:p>0.0002988557</text:p>
          </table:table-cell>
          <table:table-cell office:value-type="float" office:value="0.004407601">
            <text:p>0.004407601</text:p>
          </table:table-cell>
          <table:table-cell office:value-type="float" office:value="0.0011019002">
            <text:p>0.0011019002</text:p>
          </table:table-cell>
        </table:table-row>
        <table:table-row table:style-name="ro2">
          <table:table-cell office:value-type="float" office:value="1980">
            <text:p>1980</text:p>
          </table:table-cell>
          <table:table-cell office:value-type="float" office:value="0.10552979">
            <text:p>0.10552979</text:p>
          </table:table-cell>
          <table:table-cell office:value-type="float" office:value="0.00028508762">
            <text:p>0.0002850876</text:p>
          </table:table-cell>
          <table:table-cell office:value-type="float" office:value="0.0046962555">
            <text:p>0.0046962555</text:p>
          </table:table-cell>
          <table:table-cell office:value-type="float" office:value="0.0011740639">
            <text:p>0.0011740639</text:p>
          </table:table-cell>
        </table:table-row>
        <table:table-row table:style-name="ro2">
          <table:table-cell office:value-type="float" office:value="1985">
            <text:p>1985</text:p>
          </table:table-cell>
          <table:table-cell office:value-type="float" office:value="0.105008185">
            <text:p>0.105008185</text:p>
          </table:table-cell>
          <table:table-cell office:value-type="float" office:value="0.00027903428">
            <text:p>0.0002790343</text:p>
          </table:table-cell>
          <table:table-cell office:value-type="float" office:value="0.0049864557">
            <text:p>0.0049864557</text:p>
          </table:table-cell>
          <table:table-cell office:value-type="float" office:value="0.0012466139">
            <text:p>0.0012466139</text:p>
          </table:table-cell>
        </table:table-row>
        <table:table-row table:style-name="ro2">
          <table:table-cell office:value-type="float" office:value="1990">
            <text:p>1990</text:p>
          </table:table-cell>
          <table:table-cell office:value-type="float" office:value="0.10450489">
            <text:p>0.10450489</text:p>
          </table:table-cell>
          <table:table-cell office:value-type="float" office:value="0.00027759414">
            <text:p>0.0002775941</text:p>
          </table:table-cell>
          <table:table-cell office:value-type="float" office:value="0.004743619">
            <text:p>0.004743619</text:p>
          </table:table-cell>
          <table:table-cell office:value-type="float" office:value="0.0011859047">
            <text:p>0.0011859047</text:p>
          </table:table-cell>
        </table:table-row>
        <table:table-row table:style-name="ro2">
          <table:table-cell office:value-type="float" office:value="1995">
            <text:p>1995</text:p>
          </table:table-cell>
          <table:table-cell office:value-type="float" office:value="0.10400159">
            <text:p>0.10400159</text:p>
          </table:table-cell>
          <table:table-cell office:value-type="float" office:value="-0.00027886592">
            <text:p>-0.0002788659</text:p>
          </table:table-cell>
          <table:table-cell office:value-type="float" office:value="0.00449972">
            <text:p>0.00449972</text:p>
          </table:table-cell>
          <table:table-cell office:value-type="float" office:value="0.00112493">
            <text:p>0.00112493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0.10347999">
            <text:p>0.10347999</text:p>
          </table:table-cell>
          <table:table-cell office:value-type="float" office:value="-0.00027886592">
            <text:p>-0.0002788659</text:p>
          </table:table-cell>
          <table:table-cell office:value-type="float" office:value="0.0047892835">
            <text:p>0.0047892835</text:p>
          </table:table-cell>
          <table:table-cell office:value-type="float" office:value="0.0011973209">
            <text:p>0.0011973209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float" office:value="0.10294009">
            <text:p>0.10294009</text:p>
          </table:table-cell>
          <table:table-cell office:value-type="float" office:value="-0.00027989113">
            <text:p>-0.0002798911</text:p>
          </table:table-cell>
          <table:table-cell office:value-type="float" office:value="0.0045474935">
            <text:p>0.0045474935</text:p>
          </table:table-cell>
          <table:table-cell office:value-type="float" office:value="0.0011368734">
            <text:p>0.0011368734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0.10240934">
            <text:p>0.10240934</text:p>
          </table:table-cell>
          <table:table-cell office:value-type="float" office:value="-0.00027989113">
            <text:p>-0.0002798911</text:p>
          </table:table-cell>
          <table:table-cell office:value-type="float" office:value="0.0040372605">
            <text:p>0.0040372605</text:p>
          </table:table-cell>
          <table:table-cell office:value-type="float" office:value="0.0010093151">
            <text:p>0.0010093151</text:p>
          </table:table-cell>
        </table:table-row>
        <table:table-row table:style-name="ro2">
          <table:table-cell office:value-type="float" office:value="2015">
            <text:p>2015</text:p>
          </table:table-cell>
          <table:table-cell office:value-type="float" office:value="0.10186944">
            <text:p>0.10186944</text:p>
          </table:table-cell>
          <table:table-cell office:value-type="float" office:value="-0.00027989113">
            <text:p>-0.0002798911</text:p>
          </table:table-cell>
          <table:table-cell office:value-type="float" office:value="0.0037917418">
            <text:p>0.0037917418</text:p>
          </table:table-cell>
          <table:table-cell office:value-type="float" office:value="0.00094793545">
            <text:p>0.0009479355</text:p>
          </table:table-cell>
        </table:table-row>
        <table:table-row table:style-name="ro2">
          <table:table-cell office:value-type="float" office:value="2020">
            <text:p>2020</text:p>
          </table:table-cell>
          <table:table-cell office:value-type="float" office:value="0.10133869">
            <text:p>0.10133869</text:p>
          </table:table-cell>
          <table:table-cell office:value-type="float" office:value="-0.00027814528">
            <text:p>-0.0002781453</text:p>
          </table:table-cell>
          <table:table-cell office:value-type="float" office:value="0.003811601">
            <text:p>0.003811601</text:p>
          </table:table-cell>
          <table:table-cell office:value-type="float" office:value="0.0009529003">
            <text:p>0.0009529003</text:p>
          </table:table-cell>
        </table:table-row>
        <table:table-row table:style-name="ro2">
          <table:table-cell office:value-type="float" office:value="2025">
            <text:p>2025</text:p>
          </table:table-cell>
          <table:table-cell office:value-type="float" office:value="0.10083539">
            <text:p>0.10083539</text:p>
          </table:table-cell>
          <table:table-cell office:value-type="float" office:value="-0.00027772092">
            <text:p>-0.0002777209</text:p>
          </table:table-cell>
          <table:table-cell office:value-type="float" office:value="0.00303">
            <text:p>0.00303</text:p>
          </table:table-cell>
          <table:table-cell office:value-type="float" office:value="0.0007575">
            <text:p>0.0007575</text:p>
          </table:table-cell>
        </table:table-row>
        <table:table-row table:style-name="ro2">
          <table:table-cell office:value-type="float" office:value="2030">
            <text:p>2030</text:p>
          </table:table-cell>
          <table:table-cell office:value-type="float" office:value="0.10033209">
            <text:p>0.10033209</text:p>
          </table:table-cell>
          <table:table-cell office:value-type="float" office:value="0.00027759993">
            <text:p>0.0002775999</text:p>
          </table:table-cell>
          <table:table-cell office:value-type="float" office:value="0.0022445638">
            <text:p>0.0022445638</text:p>
          </table:table-cell>
          <table:table-cell office:value-type="float" office:value="0.00056114094">
            <text:p>0.0005611409</text:p>
          </table:table-cell>
        </table:table-row>
        <table:table-row table:style-name="ro2">
          <table:table-cell office:value-type="float" office:value="2035">
            <text:p>2035</text:p>
          </table:table-cell>
          <table:table-cell office:value-type="float" office:value="0.09982878">
            <text:p>0.09982878</text:p>
          </table:table-cell>
          <table:table-cell office:value-type="float" office:value="0.00027778104">
            <text:p>0.000277781</text:p>
          </table:table-cell>
          <table:table-cell office:value-type="float" office:value="0.0014502549">
            <text:p>0.0014502549</text:p>
          </table:table-cell>
          <table:table-cell office:value-type="float" office:value="0.0003638085">
            <text:p>0.0003638085</text:p>
          </table:table-cell>
        </table:table-row>
        <table:table-row table:style-name="ro2">
          <table:table-cell office:value-type="float" office:value="2040">
            <text:p>2040</text:p>
          </table:table-cell>
          <table:table-cell office:value-type="float" office:value="0.099316336">
            <text:p>0.099316336</text:p>
          </table:table-cell>
          <table:table-cell office:value-type="float" office:value="0.0002790462">
            <text:p>0.0002790462</text:p>
          </table:table-cell>
          <table:table-cell office:value-type="float" office:value="0.00038976743">
            <text:p>0.0003897674</text:p>
          </table:table-cell>
          <table:table-cell office:value-type="float" office:value="0.000098788005">
            <text:p>0.000098788</text:p>
          </table:table-cell>
        </table:table-row>
        <table:table-row table:style-name="ro2">
          <table:table-cell office:value-type="float" office:value="2045">
            <text:p>2045</text:p>
          </table:table-cell>
          <table:table-cell office:value-type="float" office:value="0.098822184">
            <text:p>0.098822184</text:p>
          </table:table-cell>
          <table:table-cell office:value-type="float" office:value="0.00028012614">
            <text:p>0.0002801261</text:p>
          </table:table-cell>
          <table:table-cell office:value-type="float" office:value="-0.0011759334">
            <text:p>-0.0011759334</text:p>
          </table:table-cell>
          <table:table-cell office:value-type="float" office:value="-0.0003010328">
            <text:p>-0.0003010328</text:p>
          </table:table-cell>
        </table:table-row>
        <table:table-row table:style-name="ro2">
          <table:table-cell office:value-type="float" office:value="2050">
            <text:p>2050</text:p>
          </table:table-cell>
          <table:table-cell office:value-type="float" office:value="0.09832803">
            <text:p>0.09832803</text:p>
          </table:table-cell>
          <table:table-cell office:value-type="float" office:value="0.0002831637">
            <text:p>0.0002831637</text:p>
          </table:table-cell>
          <table:table-cell office:value-type="float" office:value="-0.002718234">
            <text:p>-0.002718234</text:p>
          </table:table-cell>
          <table:table-cell office:value-type="float" office:value="-0.0007028654">
            <text:p>-0.0007028654</text:p>
          </table:table-cell>
        </table:table-row>
        <table:table-row table:style-name="ro2">
          <table:table-cell office:value-type="float" office:value="2055">
            <text:p>2055</text:p>
          </table:table-cell>
          <table:table-cell office:value-type="float" office:value="0.09784303">
            <text:p>0.09784303</text:p>
          </table:table-cell>
          <table:table-cell office:value-type="float" office:value="0.000285112">
            <text:p>0.000285112</text:p>
          </table:table-cell>
          <table:table-cell office:value-type="float" office:value="-0.0039822375">
            <text:p>-0.0039822375</text:p>
          </table:table-cell>
          <table:table-cell office:value-type="float" office:value="-0.0010399378">
            <text:p>-0.0010399378</text:p>
          </table:table-cell>
        </table:table-row>
        <table:table-row table:style-name="ro2">
          <table:table-cell office:value-type="float" office:value="2060">
            <text:p>2060</text:p>
          </table:table-cell>
          <table:table-cell office:value-type="float" office:value="0.097376324">
            <text:p>0.097376324</text:p>
          </table:table-cell>
          <table:table-cell office:value-type="float" office:value="0.000285112">
            <text:p>0.000285112</text:p>
          </table:table-cell>
          <table:table-cell office:value-type="float" office:value="-0.0052283923">
            <text:p>-0.0052283923</text:p>
          </table:table-cell>
          <table:table-cell office:value-type="float" office:value="-0.001378483">
            <text:p>-0.001378483</text:p>
          </table:table-cell>
        </table:table-row>
        <table:table-row table:style-name="ro2">
          <table:table-cell office:value-type="float" office:value="2065">
            <text:p>2065</text:p>
          </table:table-cell>
          <table:table-cell office:value-type="float" office:value="0.09690961">
            <text:p>0.09690961</text:p>
          </table:table-cell>
          <table:table-cell office:value-type="float" office:value="0.00028733915">
            <text:p>0.0002873392</text:p>
          </table:table-cell>
          <table:table-cell office:value-type="float" office:value="-0.0064563984">
            <text:p>-0.0064563984</text:p>
          </table:table-cell>
          <table:table-cell office:value-type="float" office:value="-0.0017186864">
            <text:p>-0.0017186864</text:p>
          </table:table-cell>
        </table:table-row>
        <table:table-row table:style-name="ro2">
          <table:table-cell office:value-type="float" office:value="2070">
            <text:p>2070</text:p>
          </table:table-cell>
          <table:table-cell office:value-type="float" office:value="0.096433766">
            <text:p>0.096433766</text:p>
          </table:table-cell>
          <table:table-cell office:value-type="float" office:value="0.00028733915">
            <text:p>0.0002873392</text:p>
          </table:table-cell>
          <table:table-cell office:value-type="float" office:value="-0.0074173883">
            <text:p>-0.0074173883</text:p>
          </table:table-cell>
          <table:table-cell office:value-type="float" office:value="-0.001994035">
            <text:p>-0.001994035</text:p>
          </table:table-cell>
        </table:table-row>
        <table:table-row table:style-name="ro2">
          <table:table-cell office:value-type="float" office:value="2075">
            <text:p>2075</text:p>
          </table:table-cell>
          <table:table-cell office:value-type="float" office:value="0.095957905">
            <text:p>0.095957905</text:p>
          </table:table-cell>
          <table:table-cell office:value-type="float" office:value="0.00028733915">
            <text:p>0.0002873392</text:p>
          </table:table-cell>
          <table:table-cell office:value-type="float" office:value="-0.008855181">
            <text:p>-0.008855181</text:p>
          </table:table-cell>
          <table:table-cell office:value-type="float" office:value="-0.0024042297">
            <text:p>-0.0024042297</text:p>
          </table:table-cell>
        </table:table-row>
        <table:table-row table:style-name="ro2">
          <table:table-cell office:value-type="float" office:value="2080">
            <text:p>2080</text:p>
          </table:table-cell>
          <table:table-cell office:value-type="float" office:value="0.09548206">
            <text:p>0.09548206</text:p>
          </table:table-cell>
          <table:table-cell office:value-type="float" office:value="0.00029260365">
            <text:p>0.0002926037</text:p>
          </table:table-cell>
          <table:table-cell office:value-type="float" office:value="-0.010271097">
            <text:p>-0.010271097</text:p>
          </table:table-cell>
          <table:table-cell office:value-type="float" office:value="-0.0028165227">
            <text:p>-0.0028165227</text:p>
          </table:table-cell>
        </table:table-row>
        <table:table-row table:style-name="ro2">
          <table:table-cell office:value-type="float" office:value="2085">
            <text:p>2085</text:p>
          </table:table-cell>
          <table:table-cell office:value-type="float" office:value="0.095015354">
            <text:p>0.095015354</text:p>
          </table:table-cell>
          <table:table-cell office:value-type="float" office:value="0.00029562667">
            <text:p>0.0002956267</text:p>
          </table:table-cell>
          <table:table-cell office:value-type="float" office:value="-0.010943661">
            <text:p>-0.010943661</text:p>
          </table:table-cell>
          <table:table-cell office:value-type="float" office:value="-0.0030305055">
            <text:p>-0.0030305055</text:p>
          </table:table-cell>
        </table:table-row>
        <table:table-row table:style-name="ro2">
          <table:table-cell office:value-type="float" office:value="2090">
            <text:p>2090</text:p>
          </table:table-cell>
          <table:table-cell office:value-type="float" office:value="0.09454865">
            <text:p>0.09454865</text:p>
          </table:table-cell>
          <table:table-cell office:value-type="float" office:value="0.000302415">
            <text:p>0.000302415</text:p>
          </table:table-cell>
          <table:table-cell office:value-type="float" office:value="-0.011605603">
            <text:p>-0.011605603</text:p>
          </table:table-cell>
          <table:table-cell office:value-type="float" office:value="-0.0032456154">
            <text:p>-0.0032456154</text:p>
          </table:table-cell>
        </table:table-row>
        <table:table-row table:style-name="ro2">
          <table:table-cell office:value-type="float" office:value="2095">
            <text:p>2095</text:p>
          </table:table-cell>
          <table:table-cell office:value-type="float" office:value="0.094091095">
            <text:p>0.094091095</text:p>
          </table:table-cell>
          <table:table-cell office:value-type="float" office:value="0.00030616383">
            <text:p>0.0003061638</text:p>
          </table:table-cell>
          <table:table-cell office:value-type="float" office:value="-0.01249445">
            <text:p>-0.01249445</text:p>
          </table:table-cell>
          <table:table-cell office:value-type="float" office:value="-0.0035282564">
            <text:p>-0.0035282564</text:p>
          </table:table-cell>
        </table:table-row>
        <table:table-row table:style-name="ro2">
          <table:table-cell office:value-type="float" office:value="2100">
            <text:p>2100</text:p>
          </table:table-cell>
          <table:table-cell office:value-type="float" office:value="0.09364269">
            <text:p>0.09364269</text:p>
          </table:table-cell>
          <table:table-cell office:value-type="float" office:value="0.0003024144">
            <text:p>0.0003024144</text:p>
          </table:table-cell>
          <table:table-cell office:value-type="float" office:value="-0.013136899">
            <text:p>-0.013136899</text:p>
          </table:table-cell>
          <table:table-cell office:value-type="float" office:value="-0.0037452872">
            <text:p>-0.0037452872</text:p>
          </table:table-cell>
        </table:table-row>
        <table:table-row table:style-name="ro2">
          <table:table-cell office:value-type="float" office:value="2105">
            <text:p>2105</text:p>
          </table:table-cell>
          <table:table-cell office:value-type="float" office:value="0.09321258">
            <text:p>0.09321258</text:p>
          </table:table-cell>
          <table:table-cell office:value-type="float" office:value="0.0003061644">
            <text:p>0.0003061644</text:p>
          </table:table-cell>
          <table:table-cell office:value-type="float" office:value="-0.012844726">
            <text:p>-0.012844726</text:p>
          </table:table-cell>
          <table:table-cell office:value-type="float" office:value="-0.0036958624">
            <text:p>-0.0036958624</text:p>
          </table:table-cell>
        </table:table-row>
        <table:table-row table:style-name="ro2">
          <table:table-cell office:value-type="float" office:value="2110">
            <text:p>2110</text:p>
          </table:table-cell>
          <table:table-cell office:value-type="float" office:value="0.092773326">
            <text:p>0.092773326</text:p>
          </table:table-cell>
          <table:table-cell office:value-type="float" office:value="0.0003061644">
            <text:p>0.0003061644</text:p>
          </table:table-cell>
          <table:table-cell office:value-type="float" office:value="-0.012784196">
            <text:p>-0.012784196</text:p>
          </table:table-cell>
          <table:table-cell office:value-type="float" office:value="-0.003713361">
            <text:p>-0.003713361</text:p>
          </table:table-cell>
        </table:table-row>
        <table:table-row table:style-name="ro2">
          <table:table-cell office:value-type="float" office:value="2115">
            <text:p>2115</text:p>
          </table:table-cell>
          <table:table-cell office:value-type="float" office:value="0.09230662">
            <text:p>0.09230662</text:p>
          </table:table-cell>
          <table:table-cell office:value-type="float" office:value="0.0003061644">
            <text:p>0.0003061644</text:p>
          </table:table-cell>
          <table:table-cell office:value-type="float" office:value="-0.012492484">
            <text:p>-0.012492484</text:p>
          </table:table-cell>
          <table:table-cell office:value-type="float" office:value="-0.0036654146">
            <text:p>-0.0036654146</text:p>
          </table:table-cell>
        </table:table-row>
        <table:table-row table:style-name="ro2">
          <table:table-cell office:value-type="float" office:value="2120">
            <text:p>2120</text:p>
          </table:table-cell>
          <table:table-cell office:value-type="float" office:value="0.09184907">
            <text:p>0.09184907</text:p>
          </table:table-cell>
          <table:table-cell office:value-type="float" office:value="0.00030241386">
            <text:p>0.0003024139</text:p>
          </table:table-cell>
          <table:table-cell office:value-type="float" office:value="-0.0119802775">
            <text:p>-0.0119802775</text:p>
          </table:table-cell>
          <table:table-cell office:value-type="float" office:value="-0.003550237">
            <text:p>-0.003550237</text:p>
          </table:table-cell>
        </table:table-row>
        <table:table-row table:style-name="ro2">
          <table:table-cell office:value-type="float" office:value="2125">
            <text:p>2125</text:p>
          </table:table-cell>
          <table:table-cell office:value-type="float" office:value="0.09140066">
            <text:p>0.09140066</text:p>
          </table:table-cell>
          <table:table-cell office:value-type="float" office:value="0.00030241386">
            <text:p>0.0003024139</text:p>
          </table:table-cell>
          <table:table-cell office:value-type="float" office:value="-0.011252968">
            <text:p>-0.011252968</text:p>
          </table:table-cell>
          <table:table-cell office:value-type="float" office:value="-0.0033675062">
            <text:p>-0.0033675062</text:p>
          </table:table-cell>
        </table:table-row>
        <table:table-row table:style-name="ro2">
          <table:table-cell office:value-type="float" office:value="2130">
            <text:p>2130</text:p>
          </table:table-cell>
          <table:table-cell office:value-type="float" office:value="0.09092481">
            <text:p>0.09092481</text:p>
          </table:table-cell>
          <table:table-cell office:value-type="float" office:value="0.00029889584">
            <text:p>0.0002988958</text:p>
          </table:table-cell>
          <table:table-cell office:value-type="float" office:value="-0.010753059">
            <text:p>-0.010753059</text:p>
          </table:table-cell>
          <table:table-cell office:value-type="float" office:value="-0.003251676">
            <text:p>-0.003251676</text:p>
          </table:table-cell>
        </table:table-row>
        <table:table-row table:style-name="ro2">
          <table:table-cell office:value-type="float" office:value="2135">
            <text:p>2135</text:p>
          </table:table-cell>
          <table:table-cell office:value-type="float" office:value="0.09047641">
            <text:p>0.09047641</text:p>
          </table:table-cell>
          <table:table-cell office:value-type="float" office:value="0.00029889584">
            <text:p>0.0002988958</text:p>
          </table:table-cell>
          <table:table-cell office:value-type="float" office:value="-0.010044651">
            <text:p>-0.010044651</text:p>
          </table:table-cell>
          <table:table-cell office:value-type="float" office:value="-0.0030676383">
            <text:p>-0.0030676383</text:p>
          </table:table-cell>
        </table:table-row>
        <table:table-row table:style-name="ro2">
          <table:table-cell office:value-type="float" office:value="2140">
            <text:p>2140</text:p>
          </table:table-cell>
          <table:table-cell office:value-type="float" office:value="0.09001885">
            <text:p>0.09001885</text:p>
          </table:table-cell>
          <table:table-cell office:value-type="float" office:value="0.00029889584">
            <text:p>0.0002988958</text:p>
          </table:table-cell>
          <table:table-cell office:value-type="float" office:value="-0.009128775">
            <text:p>-0.009128775</text:p>
          </table:table-cell>
          <table:table-cell office:value-type="float" office:value="-0.0028163432">
            <text:p>-0.0028163432</text:p>
          </table:table-cell>
        </table:table-row>
        <table:table-row table:style-name="ro2">
          <table:table-cell office:value-type="float" office:value="2145">
            <text:p>2145</text:p>
          </table:table-cell>
          <table:table-cell office:value-type="float" office:value="0.0895796">
            <text:p>0.0895796</text:p>
          </table:table-cell>
          <table:table-cell office:value-type="float" office:value="0.00029889584">
            <text:p>0.0002988958</text:p>
          </table:table-cell>
          <table:table-cell office:value-type="float" office:value="-0.008227651">
            <text:p>-0.008227651</text:p>
          </table:table-cell>
          <table:table-cell office:value-type="float" office:value="-0.0025632894">
            <text:p>-0.0025632894</text:p>
          </table:table-cell>
        </table:table-row>
        <table:table-row table:style-name="ro2">
          <table:table-cell office:value-type="float" office:value="2150">
            <text:p>2150</text:p>
          </table:table-cell>
          <table:table-cell office:value-type="float" office:value="0.08914034">
            <text:p>0.08914034</text:p>
          </table:table-cell>
          <table:table-cell office:value-type="float" office:value="0.00029889584">
            <text:p>0.0002988958</text:p>
          </table:table-cell>
          <table:table-cell office:value-type="float" office:value="-0.0073390966">
            <text:p>-0.0073390966</text:p>
          </table:table-cell>
          <table:table-cell office:value-type="float" office:value="-0.0023090537">
            <text:p>-0.0023090537</text:p>
          </table:table-cell>
        </table:table-row>
        <table:table-row table:style-name="ro2">
          <table:table-cell office:value-type="float" office:value="2155">
            <text:p>2155</text:p>
          </table:table-cell>
          <table:table-cell office:value-type="float" office:value="0.088691935">
            <text:p>0.088691935</text:p>
          </table:table-cell>
          <table:table-cell office:value-type="float" office:value="0.00029889584">
            <text:p>0.0002988958</text:p>
          </table:table-cell>
          <table:table-cell office:value-type="float" office:value="-0.006672365">
            <text:p>-0.006672365</text:p>
          </table:table-cell>
          <table:table-cell office:value-type="float" office:value="-0.0021205647">
            <text:p>-0.0021205647</text:p>
          </table:table-cell>
        </table:table-row>
        <table:table-row table:style-name="ro2">
          <table:table-cell office:value-type="float" office:value="2160">
            <text:p>2160</text:p>
          </table:table-cell>
          <table:table-cell office:value-type="float" office:value="0.08824353">
            <text:p>0.08824353</text:p>
          </table:table-cell>
          <table:table-cell office:value-type="float" office:value="0.00029561867">
            <text:p>0.0002956187</text:p>
          </table:table-cell>
          <table:table-cell office:value-type="float" office:value="-0.006015162">
            <text:p>-0.006015162</text:p>
          </table:table-cell>
          <table:table-cell office:value-type="float" office:value="-0.0019311749">
            <text:p>-0.0019311749</text:p>
          </table:table-cell>
        </table:table-row>
        <table:table-row table:style-name="ro2">
          <table:table-cell office:value-type="float" office:value="2165">
            <text:p>2165</text:p>
          </table:table-cell>
          <table:table-cell office:value-type="float" office:value="0.087785974">
            <text:p>0.087785974</text:p>
          </table:table-cell>
          <table:table-cell office:value-type="float" office:value="0.00029561867">
            <text:p>0.0002956187</text:p>
          </table:table-cell>
          <table:table-cell office:value-type="float" office:value="-0.0047498518">
            <text:p>-0.0047498518</text:p>
          </table:table-cell>
          <table:table-cell office:value-type="float" office:value="-0.0015408834">
            <text:p>-0.0015408834</text:p>
          </table:table-cell>
        </table:table-row>
        <table:table-row table:style-name="ro2">
          <table:table-cell office:value-type="float" office:value="2170">
            <text:p>2170</text:p>
          </table:table-cell>
          <table:table-cell office:value-type="float" office:value="0.08733757">
            <text:p>0.08733757</text:p>
          </table:table-cell>
          <table:table-cell office:value-type="float" office:value="0.00029561867">
            <text:p>0.0002956187</text:p>
          </table:table-cell>
          <table:table-cell office:value-type="float" office:value="-0.0037076746">
            <text:p>-0.0037076746</text:p>
          </table:table-cell>
          <table:table-cell office:value-type="float" office:value="-0.0012151767">
            <text:p>-0.0012151767</text:p>
          </table:table-cell>
        </table:table-row>
        <table:table-row table:style-name="ro2">
          <table:table-cell office:value-type="float" office:value="2175">
            <text:p>2175</text:p>
          </table:table-cell>
          <table:table-cell office:value-type="float" office:value="0.08689831">
            <text:p>0.08689831</text:p>
          </table:table-cell>
          <table:table-cell office:value-type="float" office:value="0.00029561867">
            <text:p>0.0002956187</text:p>
          </table:table-cell>
          <table:table-cell office:value-type="float" office:value="-0.002882898">
            <text:p>-0.002882898</text:p>
          </table:table-cell>
          <table:table-cell office:value-type="float" office:value="-0.00095443556">
            <text:p>-0.0009544356</text:p>
          </table:table-cell>
        </table:table-row>
        <table:table-row table:style-name="ro2">
          <table:table-cell office:value-type="float" office:value="2180">
            <text:p>2180</text:p>
          </table:table-cell>
          <table:table-cell office:value-type="float" office:value="0.086449906">
            <text:p>0.086449906</text:p>
          </table:table-cell>
          <table:table-cell office:value-type="float" office:value="0.00029561867">
            <text:p>0.0002956187</text:p>
          </table:table-cell>
          <table:table-cell office:value-type="float" office:value="-0.0018706671">
            <text:p>-0.0018706671</text:p>
          </table:table-cell>
          <table:table-cell office:value-type="float" office:value="-0.0006257595">
            <text:p>-0.0006257595</text:p>
          </table:table-cell>
        </table:table-row>
        <table:table-row table:style-name="ro2">
          <table:table-cell office:value-type="float" office:value="2185">
            <text:p>2185</text:p>
          </table:table-cell>
          <table:table-cell office:value-type="float" office:value="0.0860015">
            <text:p>0.0860015</text:p>
          </table:table-cell>
          <table:table-cell office:value-type="float" office:value="0.00029561867">
            <text:p>0.0002956187</text:p>
          </table:table-cell>
          <table:table-cell office:value-type="float" office:value="-0.0012687353">
            <text:p>-0.0012687353</text:p>
          </table:table-cell>
          <table:table-cell office:value-type="float" office:value="-0.00042884363">
            <text:p>-0.0004288436</text:p>
          </table:table-cell>
        </table:table-row>
        <table:table-row table:style-name="ro2">
          <table:table-cell office:value-type="float" office:value="2190">
            <text:p>2190</text:p>
          </table:table-cell>
          <table:table-cell office:value-type="float" office:value="0.085562244">
            <text:p>0.085562244</text:p>
          </table:table-cell>
          <table:table-cell office:value-type="float" office:value="0.00029561867">
            <text:p>0.0002956187</text:p>
          </table:table-cell>
          <table:table-cell office:value-type="float" office:value="-0.00048069318">
            <text:p>-0.0004806932</text:p>
          </table:table-cell>
          <table:table-cell office:value-type="float" office:value="-0.00016415105">
            <text:p>-0.0001641511</text:p>
          </table:table-cell>
        </table:table-row>
        <table:table-row table:style-name="ro2">
          <table:table-cell office:value-type="float" office:value="2195">
            <text:p>2195</text:p>
          </table:table-cell>
          <table:table-cell office:value-type="float" office:value="0.08512299">
            <text:p>0.08512299</text:p>
          </table:table-cell>
          <table:table-cell office:value-type="float" office:value="0.0002925904">
            <text:p>0.0002925904</text:p>
          </table:table-cell>
          <table:table-cell office:value-type="float" office:value="0.00029534253">
            <text:p>0.0002953425</text:p>
          </table:table-cell>
          <table:table-cell office:value-type="float" office:value="0.00010189955">
            <text:p>0.0001018996</text:p>
          </table:table-cell>
        </table:table-row>
        <table:table-row table:style-name="ro2">
          <table:table-cell office:value-type="float" office:value="2200">
            <text:p>2200</text:p>
          </table:table-cell>
          <table:table-cell office:value-type="float" office:value="0.08470203">
            <text:p>0.08470203</text:p>
          </table:table-cell>
          <table:table-cell office:value-type="float" office:value="0.0002925904">
            <text:p>0.0002925904</text:p>
          </table:table-cell>
          <table:table-cell office:value-type="float" office:value="0.0006768132">
            <text:p>0.0006768132</text:p>
          </table:table-cell>
          <table:table-cell office:value-type="float" office:value="0.00023584202">
            <text:p>0.000235842</text:p>
          </table:table-cell>
        </table:table-row>
        <table:table-row table:style-name="ro2">
          <table:table-cell office:value-type="float" office:value="2205">
            <text:p>2205</text:p>
          </table:table-cell>
          <table:table-cell office:value-type="float" office:value="0.08427192">
            <text:p>0.08427192</text:p>
          </table:table-cell>
          <table:table-cell office:value-type="float" office:value="0.0002925904">
            <text:p>0.0002925904</text:p>
          </table:table-cell>
          <table:table-cell office:value-type="float" office:value="0.0012419925">
            <text:p>0.0012419925</text:p>
          </table:table-cell>
          <table:table-cell office:value-type="float" office:value="0.0004372131">
            <text:p>0.0004372131</text:p>
          </table:table-cell>
        </table:table-row>
        <table:table-row table:style-name="ro2">
          <table:table-cell office:value-type="float" office:value="2210">
            <text:p>2210</text:p>
          </table:table-cell>
          <table:table-cell office:value-type="float" office:value="0.083841816">
            <text:p>0.083841816</text:p>
          </table:table-cell>
          <table:table-cell office:value-type="float" office:value="0.0002925904">
            <text:p>0.0002925904</text:p>
          </table:table-cell>
          <table:table-cell office:value-type="float" office:value="0.0017984879">
            <text:p>0.0017984879</text:p>
          </table:table-cell>
          <table:table-cell office:value-type="float" office:value="0.0006396261">
            <text:p>0.0006396261</text:p>
          </table:table-cell>
        </table:table-row>
        <table:table-row table:style-name="ro2">
          <table:table-cell office:value-type="float" office:value="2215">
            <text:p>2215</text:p>
          </table:table-cell>
          <table:table-cell office:value-type="float" office:value="0.08341171">
            <text:p>0.08341171</text:p>
          </table:table-cell>
          <table:table-cell office:value-type="float" office:value="0.0002925904">
            <text:p>0.0002925904</text:p>
          </table:table-cell>
          <table:table-cell office:value-type="float" office:value="0.0027177315">
            <text:p>0.0027177315</text:p>
          </table:table-cell>
          <table:table-cell office:value-type="float" office:value="0.0009765456">
            <text:p>0.0009765456</text:p>
          </table:table-cell>
        </table:table-row>
        <table:table-row table:style-name="ro2">
          <table:table-cell office:value-type="float" office:value="2220">
            <text:p>2220</text:p>
          </table:table-cell>
          <table:table-cell office:value-type="float" office:value="0.08300908">
            <text:p>0.08300908</text:p>
          </table:table-cell>
          <table:table-cell office:value-type="float" office:value="0.00028981885">
            <text:p>0.0002898189</text:p>
          </table:table-cell>
          <table:table-cell office:value-type="float" office:value="0.002704614">
            <text:p>0.002704614</text:p>
          </table:table-cell>
          <table:table-cell office:value-type="float" office:value="0.0009812826">
            <text:p>0.0009812826</text:p>
          </table:table-cell>
        </table:table-row>
        <table:table-row table:style-name="ro2">
          <table:table-cell office:value-type="float" office:value="2225">
            <text:p>2225</text:p>
          </table:table-cell>
          <table:table-cell office:value-type="float" office:value="0.0826156">
            <text:p>0.0826156</text:p>
          </table:table-cell>
          <table:table-cell office:value-type="float" office:value="0.00028981885">
            <text:p>0.0002898189</text:p>
          </table:table-cell>
          <table:table-cell office:value-type="float" office:value="0.0028739246">
            <text:p>0.0028739246</text:p>
          </table:table-cell>
          <table:table-cell office:value-type="float" office:value="0.0010526676">
            <text:p>0.0010526676</text:p>
          </table:table-cell>
        </table:table-row>
        <table:table-row table:style-name="ro2">
          <table:table-cell office:value-type="float" office:value="2230">
            <text:p>2230</text:p>
          </table:table-cell>
          <table:table-cell office:value-type="float" office:value="0.08224042">
            <text:p>0.08224042</text:p>
          </table:table-cell>
          <table:table-cell office:value-type="float" office:value="0.00028981885">
            <text:p>0.0002898189</text:p>
          </table:table-cell>
          <table:table-cell office:value-type="float" office:value="0.0026804118">
            <text:p>0.0026804118</text:p>
          </table:table-cell>
          <table:table-cell office:value-type="float" office:value="0.0009907656">
            <text:p>0.0009907656</text:p>
          </table:table-cell>
        </table:table-row>
        <table:table-row table:style-name="ro2">
          <table:table-cell office:value-type="float" office:value="2235">
            <text:p>2235</text:p>
          </table:table-cell>
          <table:table-cell office:value-type="float" office:value="0.08183779">
            <text:p>0.08183779</text:p>
          </table:table-cell>
          <table:table-cell office:value-type="float" office:value="0.00028981885">
            <text:p>0.0002898189</text:p>
          </table:table-cell>
          <table:table-cell office:value-type="float" office:value="0.00266729">
            <text:p>0.00266729</text:p>
          </table:table-cell>
          <table:table-cell office:value-type="float" office:value="0.0009956403">
            <text:p>0.0009956403</text:p>
          </table:table-cell>
        </table:table-row>
        <table:table-row table:style-name="ro2">
          <table:table-cell office:value-type="float" office:value="2240">
            <text:p>2240</text:p>
          </table:table-cell>
          <table:table-cell office:value-type="float" office:value="0.081471756">
            <text:p>0.081471756</text:p>
          </table:table-cell>
          <table:table-cell office:value-type="float" office:value="0.00028981885">
            <text:p>0.0002898189</text:p>
          </table:table-cell>
          <table:table-cell office:value-type="float" office:value="0.0023011637">
            <text:p>0.0023011637</text:p>
          </table:table-cell>
          <table:table-cell office:value-type="float" office:value="0.00086670916">
            <text:p>0.0008667092</text:p>
          </table:table-cell>
        </table:table-row>
        <table:table-row table:style-name="ro2">
          <table:table-cell office:value-type="float" office:value="2245">
            <text:p>2245</text:p>
          </table:table-cell>
          <table:table-cell office:value-type="float" office:value="0.081078276">
            <text:p>0.081078276</text:p>
          </table:table-cell>
          <table:table-cell office:value-type="float" office:value="0.0002873115">
            <text:p>0.0002873115</text:p>
          </table:table-cell>
          <table:table-cell office:value-type="float" office:value="0.0021146273">
            <text:p>0.0021146273</text:p>
          </table:table-cell>
          <table:table-cell office:value-type="float" office:value="0.00080420135">
            <text:p>0.0008042014</text:p>
          </table:table-cell>
        </table:table-row>
        <table:table-row table:style-name="ro2">
          <table:table-cell office:value-type="float" office:value="2250">
            <text:p>2250</text:p>
          </table:table-cell>
          <table:table-cell office:value-type="float" office:value="0.080703095">
            <text:p>0.080703095</text:p>
          </table:table-cell>
          <table:table-cell office:value-type="float" office:value="0.0002873115">
            <text:p>0.0002873115</text:p>
          </table:table-cell>
          <table:table-cell office:value-type="float" office:value="0.0012359126">
            <text:p>0.0012359126</text:p>
          </table:table-cell>
          <table:table-cell office:value-type="float" office:value="0.00047440297">
            <text:p>0.000474403</text:p>
          </table:table-cell>
        </table:table-row>
        <table:table-row table:style-name="ro2">
          <table:table-cell office:value-type="float" office:value="2255">
            <text:p>2255</text:p>
          </table:table-cell>
          <table:table-cell office:value-type="float" office:value="0.080309615">
            <text:p>0.080309615</text:p>
          </table:table-cell>
          <table:table-cell office:value-type="float" office:value="0.0002873115">
            <text:p>0.0002873115</text:p>
          </table:table-cell>
          <table:table-cell office:value-type="float" office:value="0.00071353634">
            <text:p>0.0007135363</text:p>
          </table:table-cell>
          <table:table-cell office:value-type="float" office:value="0.00027658016">
            <text:p>0.0002765802</text:p>
          </table:table-cell>
        </table:table-row>
        <table:table-row table:style-name="ro2">
          <table:table-cell office:value-type="float" office:value="2260">
            <text:p>2260</text:p>
          </table:table-cell>
          <table:table-cell office:value-type="float" office:value="0.07994358">
            <text:p>0.07994358</text:p>
          </table:table-cell>
          <table:table-cell office:value-type="float" office:value="0.0002873115">
            <text:p>0.0002873115</text:p>
          </table:table-cell>
          <table:table-cell office:value-type="float" office:value="0.000028187322">
            <text:p>2.8187322E-005</text:p>
          </table:table-cell>
          <table:table-cell office:value-type="float" office:value="0.000011026219">
            <text:p>1.1026219E-005</text:p>
          </table:table-cell>
        </table:table-row>
        <table:table-row table:style-name="ro2">
          <table:table-cell office:value-type="float" office:value="2265">
            <text:p>2265</text:p>
          </table:table-cell>
          <table:table-cell office:value-type="float" office:value="0.0795501">
            <text:p>0.0795501</text:p>
          </table:table-cell>
          <table:table-cell office:value-type="float" office:value="0.0002873115">
            <text:p>0.0002873115</text:p>
          </table:table-cell>
          <table:table-cell office:value-type="float" office:value="-0.00047859346">
            <text:p>-0.0004785935</text:p>
          </table:table-cell>
          <table:table-cell office:value-type="float" office:value="-0.00018907117">
            <text:p>-0.0001890712</text:p>
          </table:table-cell>
        </table:table-row>
        <table:table-row table:style-name="ro2">
          <table:table-cell office:value-type="float" office:value="2270">
            <text:p>2270</text:p>
          </table:table-cell>
          <table:table-cell office:value-type="float" office:value="0.07916577">
            <text:p>0.07916577</text:p>
          </table:table-cell>
          <table:table-cell office:value-type="float" office:value="0.0002873115">
            <text:p>0.0002873115</text:p>
          </table:table-cell>
          <table:table-cell office:value-type="float" office:value="-0.0011452619">
            <text:p>-0.0011452619</text:p>
          </table:table-cell>
          <table:table-cell office:value-type="float" office:value="-0.00045684614">
            <text:p>-0.0004568461</text:p>
          </table:table-cell>
        </table:table-row>
        <table:table-row table:style-name="ro2">
          <table:table-cell office:value-type="float" office:value="2275">
            <text:p>2275</text:p>
          </table:table-cell>
          <table:table-cell office:value-type="float" office:value="0.07878144">
            <text:p>0.07878144</text:p>
          </table:table-cell>
          <table:table-cell office:value-type="float" office:value="0.00028507525">
            <text:p>0.0002850753</text:p>
          </table:table-cell>
          <table:table-cell office:value-type="float" office:value="-0.0014709565">
            <text:p>-0.0014709565</text:p>
          </table:table-cell>
          <table:table-cell office:value-type="float" office:value="-0.000592505">
            <text:p>-0.000592505</text:p>
          </table:table-cell>
        </table:table-row>
        <table:table-row table:style-name="ro2">
          <table:table-cell office:value-type="float" office:value="2280">
            <text:p>2280</text:p>
          </table:table-cell>
          <table:table-cell office:value-type="float" office:value="0.07838796">
            <text:p>0.07838796</text:p>
          </table:table-cell>
          <table:table-cell office:value-type="float" office:value="0.00028507525">
            <text:p>0.0002850753</text:p>
          </table:table-cell>
          <table:table-cell office:value-type="float" office:value="-0.0019555748">
            <text:p>-0.0019555748</text:p>
          </table:table-cell>
          <table:table-cell office:value-type="float" office:value="-0.0007956384">
            <text:p>-0.0007956384</text:p>
          </table:table-cell>
        </table:table-row>
        <table:table-row table:style-name="ro2">
          <table:table-cell office:value-type="float" office:value="2285">
            <text:p>2285</text:p>
          </table:table-cell>
          <table:table-cell office:value-type="float" office:value="0.07801278">
            <text:p>0.07801278</text:p>
          </table:table-cell>
          <table:table-cell office:value-type="float" office:value="0.00028507525">
            <text:p>0.0002850753</text:p>
          </table:table-cell>
          <table:table-cell office:value-type="float" office:value="-0.0024334316">
            <text:p>-0.0024334316</text:p>
          </table:table-cell>
          <table:table-cell office:value-type="float" office:value="-0.0009996032">
            <text:p>-0.0009996032</text:p>
          </table:table-cell>
        </table:table-row>
        <table:table-row table:style-name="ro2">
          <table:table-cell office:value-type="float" office:value="2290">
            <text:p>2290</text:p>
          </table:table-cell>
          <table:table-cell office:value-type="float" office:value="0.07761015">
            <text:p>0.07761015</text:p>
          </table:table-cell>
          <table:table-cell office:value-type="float" office:value="0.00028507525">
            <text:p>0.0002850753</text:p>
          </table:table-cell>
          <table:table-cell office:value-type="float" office:value="-0.0027424002">
            <text:p>-0.0027424002</text:p>
          </table:table-cell>
          <table:table-cell office:value-type="float" office:value="-0.0011382399">
            <text:p>-0.0011382399</text:p>
          </table:table-cell>
        </table:table-row>
        <table:table-row table:style-name="ro2">
          <table:table-cell office:value-type="float" office:value="2295">
            <text:p>2295</text:p>
          </table:table-cell>
          <table:table-cell office:value-type="float" office:value="0.07718919">
            <text:p>0.07718919</text:p>
          </table:table-cell>
          <table:table-cell office:value-type="float" office:value="0.00028507525">
            <text:p>0.0002850753</text:p>
          </table:table-cell>
          <table:table-cell office:value-type="float" office:value="-0.0033637073">
            <text:p>-0.0033637073</text:p>
          </table:table-cell>
          <table:table-cell office:value-type="float" office:value="-0.001411384">
            <text:p>-0.001411384</text:p>
          </table:table-cell>
        </table:table-row>
        <table:table-row table:style-name="ro2">
          <table:table-cell office:value-type="float" office:value="2300">
            <text:p>2300</text:p>
          </table:table-cell>
          <table:table-cell office:value-type="float" office:value="0.07678656">
            <text:p>0.07678656</text:p>
          </table:table-cell>
          <table:table-cell office:value-type="float" office:value="0.00028311656">
            <text:p>0.0002831166</text:p>
          </table:table-cell>
          <table:table-cell office:value-type="float" office:value="-0.00366091">
            <text:p>-0.00366091</text:p>
          </table:table-cell>
          <table:table-cell office:value-type="float" office:value="-0.0015522391">
            <text:p>-0.0015522391</text:p>
          </table:table-cell>
        </table:table-row>
        <table:table-row table:style-name="ro2">
          <table:table-cell office:value-type="float" office:value="2305">
            <text:p>2305</text:p>
          </table:table-cell>
          <table:table-cell office:value-type="float" office:value="0.07640223">
            <text:p>0.07640223</text:p>
          </table:table-cell>
          <table:table-cell office:value-type="float" office:value="0.00028311656">
            <text:p>0.0002831166</text:p>
          </table:table-cell>
          <table:table-cell office:value-type="float" office:value="-0.0042657317">
            <text:p>-0.0042657317</text:p>
          </table:table-cell>
          <table:table-cell office:value-type="float" office:value="-0.001826928">
            <text:p>-0.001826928</text:p>
          </table:table-cell>
        </table:table-row>
        <table:table-row table:style-name="ro2">
          <table:table-cell office:value-type="float" office:value="2310">
            <text:p>2310</text:p>
          </table:table-cell>
          <table:table-cell office:value-type="float" office:value="0.0760179">
            <text:p>0.0760179</text:p>
          </table:table-cell>
          <table:table-cell office:value-type="float" office:value="0.00028311656">
            <text:p>0.0002831166</text:p>
          </table:table-cell>
          <table:table-cell office:value-type="float" office:value="-0.0045527234">
            <text:p>-0.0045527234</text:p>
          </table:table-cell>
          <table:table-cell office:value-type="float" office:value="-0.0019696066">
            <text:p>-0.0019696066</text:p>
          </table:table-cell>
        </table:table-row>
        <table:table-row table:style-name="ro2">
          <table:table-cell office:value-type="float" office:value="2315">
            <text:p>2315</text:p>
          </table:table-cell>
          <table:table-cell office:value-type="float" office:value="0.07563357">
            <text:p>0.07563357</text:p>
          </table:table-cell>
          <table:table-cell office:value-type="float" office:value="0.00028311656">
            <text:p>0.0002831166</text:p>
          </table:table-cell>
          <table:table-cell office:value-type="float" office:value="-0.005140391">
            <text:p>-0.005140391</text:p>
          </table:table-cell>
          <table:table-cell office:value-type="float" office:value="-0.0022465028">
            <text:p>-0.0022465028</text:p>
          </table:table-cell>
        </table:table-row>
        <table:table-row table:style-name="ro2">
          <table:table-cell office:value-type="float" office:value="2320">
            <text:p>2320</text:p>
          </table:table-cell>
          <table:table-cell office:value-type="float" office:value="0.07524009">
            <text:p>0.07524009</text:p>
          </table:table-cell>
          <table:table-cell office:value-type="float" office:value="0.00028311656">
            <text:p>0.0002831166</text:p>
          </table:table-cell>
          <table:table-cell office:value-type="float" office:value="-0.0052647474">
            <text:p>-0.0052647474</text:p>
          </table:table-cell>
          <table:table-cell office:value-type="float" office:value="-0.0023249784">
            <text:p>-0.0023249784</text:p>
          </table:table-cell>
        </table:table-row>
        <table:table-row table:style-name="ro2">
          <table:table-cell office:value-type="float" office:value="2325">
            <text:p>2325</text:p>
          </table:table-cell>
          <table:table-cell office:value-type="float" office:value="0.07485576">
            <text:p>0.07485576</text:p>
          </table:table-cell>
          <table:table-cell office:value-type="float" office:value="0.00028144123">
            <text:p>0.0002814412</text:p>
          </table:table-cell>
          <table:table-cell office:value-type="float" office:value="-0.0055369576">
            <text:p>-0.0055369576</text:p>
          </table:table-cell>
          <table:table-cell office:value-type="float" office:value="-0.002470363">
            <text:p>-0.002470363</text:p>
          </table:table-cell>
        </table:table-row>
        <table:table-row table:style-name="ro2">
          <table:table-cell office:value-type="float" office:value="2330">
            <text:p>2330</text:p>
          </table:table-cell>
          <table:table-cell office:value-type="float" office:value="0.07447143">
            <text:p>0.07447143</text:p>
          </table:table-cell>
          <table:table-cell office:value-type="float" office:value="0.00028144123">
            <text:p>0.0002814412</text:p>
          </table:table-cell>
          <table:table-cell office:value-type="float" office:value="-0.0058045727">
            <text:p>-0.0058045727</text:p>
          </table:table-cell>
          <table:table-cell office:value-type="float" office:value="-0.002616561">
            <text:p>-0.002616561</text:p>
          </table:table-cell>
        </table:table-row>
        <table:table-row table:style-name="ro2">
          <table:table-cell office:value-type="float" office:value="2335">
            <text:p>2335</text:p>
          </table:table-cell>
          <table:table-cell office:value-type="float" office:value="0.074105404">
            <text:p>0.074105404</text:p>
          </table:table-cell>
          <table:table-cell office:value-type="float" office:value="0.00028144123">
            <text:p>0.0002814412</text:p>
          </table:table-cell>
          <table:table-cell office:value-type="float" office:value="-0.005776044">
            <text:p>-0.005776044</text:p>
          </table:table-cell>
          <table:table-cell office:value-type="float" office:value="-0.0026294852">
            <text:p>-0.0026294852</text:p>
          </table:table-cell>
        </table:table-row>
        <table:table-row table:style-name="ro2">
          <table:table-cell office:value-type="float" office:value="2340">
            <text:p>2340</text:p>
          </table:table-cell>
          <table:table-cell office:value-type="float" office:value="0.07371192">
            <text:p>0.07371192</text:p>
          </table:table-cell>
          <table:table-cell office:value-type="float" office:value="0.00028144123">
            <text:p>0.0002814412</text:p>
          </table:table-cell>
          <table:table-cell office:value-type="float" office:value="-0.005890405">
            <text:p>-0.005890405</text:p>
          </table:table-cell>
          <table:table-cell office:value-type="float" office:value="-0.0027102525">
            <text:p>-0.0027102525</text:p>
          </table:table-cell>
        </table:table-row>
        <table:table-row table:style-name="ro2">
          <table:table-cell office:value-type="float" office:value="2345">
            <text:p>2345</text:p>
          </table:table-cell>
          <table:table-cell office:value-type="float" office:value="0.073318444">
            <text:p>0.073318444</text:p>
          </table:table-cell>
          <table:table-cell office:value-type="float" office:value="0.00028144123">
            <text:p>0.0002814412</text:p>
          </table:table-cell>
          <table:table-cell office:value-type="float" office:value="-0.005715475">
            <text:p>-0.005715475</text:p>
          </table:table-cell>
          <table:table-cell office:value-type="float" office:value="-0.0026580666">
            <text:p>-0.0026580666</text:p>
          </table:table-cell>
        </table:table-row>
        <table:table-row table:style-name="ro2">
          <table:table-cell office:value-type="float" office:value="2350">
            <text:p>2350</text:p>
          </table:table-cell>
          <table:table-cell office:value-type="float" office:value="0.072943255">
            <text:p>0.072943255</text:p>
          </table:table-cell>
          <table:table-cell office:value-type="float" office:value="0.00028005437">
            <text:p>0.0002800544</text:p>
          </table:table-cell>
          <table:table-cell office:value-type="float" office:value="-0.005828235">
            <text:p>-0.005828235</text:p>
          </table:table-cell>
          <table:table-cell office:value-type="float" office:value="-0.0027384623">
            <text:p>-0.0027384623</text:p>
          </table:table-cell>
        </table:table-row>
        <table:table-row table:style-name="ro2">
          <table:table-cell office:value-type="float" office:value="2355">
            <text:p>2355</text:p>
          </table:table-cell>
          <table:table-cell office:value-type="float" office:value="0.072568074">
            <text:p>0.072568074</text:p>
          </table:table-cell>
          <table:table-cell office:value-type="float" office:value="0.00028005437">
            <text:p>0.0002800544</text:p>
          </table:table-cell>
          <table:table-cell office:value-type="float" office:value="-0.0056577055">
            <text:p>-0.0056577055</text:p>
          </table:table-cell>
          <table:table-cell office:value-type="float" office:value="-0.002685896">
            <text:p>-0.002685896</text:p>
          </table:table-cell>
        </table:table-row>
        <table:table-row table:style-name="ro2">
          <table:table-cell office:value-type="float" office:value="2360">
            <text:p>2360</text:p>
          </table:table-cell>
          <table:table-cell office:value-type="float" office:value="0.07218375">
            <text:p>0.07218375</text:p>
          </table:table-cell>
          <table:table-cell office:value-type="float" office:value="0.00028005437">
            <text:p>0.0002800544</text:p>
          </table:table-cell>
          <table:table-cell office:value-type="float" office:value="-0.005627743">
            <text:p>-0.005627743</text:p>
          </table:table-cell>
          <table:table-cell office:value-type="float" office:value="-0.0027001966">
            <text:p>-0.0027001966</text:p>
          </table:table-cell>
        </table:table-row>
        <table:table-row table:style-name="ro2">
          <table:table-cell office:value-type="float" office:value="2365">
            <text:p>2365</text:p>
          </table:table-cell>
          <table:table-cell office:value-type="float" office:value="0.07180857">
            <text:p>0.07180857</text:p>
          </table:table-cell>
          <table:table-cell office:value-type="float" office:value="0.00028005437">
            <text:p>0.0002800544</text:p>
          </table:table-cell>
          <table:table-cell office:value-type="float" office:value="-0.0057361224">
            <text:p>-0.0057361224</text:p>
          </table:table-cell>
          <table:table-cell office:value-type="float" office:value="-0.0027810314">
            <text:p>-0.0027810314</text:p>
          </table:table-cell>
        </table:table-row>
        <table:table-row table:style-name="ro2">
          <table:table-cell office:value-type="float" office:value="2370">
            <text:p>2370</text:p>
          </table:table-cell>
          <table:table-cell office:value-type="float" office:value="0.07142424">
            <text:p>0.07142424</text:p>
          </table:table-cell>
          <table:table-cell office:value-type="float" office:value="0.00028005437">
            <text:p>0.0002800544</text:p>
          </table:table-cell>
          <table:table-cell office:value-type="float" office:value="-0.0057054227">
            <text:p>-0.0057054227</text:p>
          </table:table-cell>
          <table:table-cell office:value-type="float" office:value="-0.0027959964">
            <text:p>-0.0027959964</text:p>
          </table:table-cell>
        </table:table-row>
        <table:table-row table:style-name="ro2">
          <table:table-cell office:value-type="float" office:value="2375">
            <text:p>2375</text:p>
          </table:table-cell>
          <table:table-cell office:value-type="float" office:value="0.071067356">
            <text:p>0.071067356</text:p>
          </table:table-cell>
          <table:table-cell office:value-type="float" office:value="0.00028005437">
            <text:p>0.0002800544</text:p>
          </table:table-cell>
          <table:table-cell office:value-type="float" office:value="-0.0052725472">
            <text:p>-0.0052725472</text:p>
          </table:table-cell>
          <table:table-cell office:value-type="float" office:value="-0.0026098778">
            <text:p>-0.0026098778</text:p>
          </table:table-cell>
        </table:table-row>
        <table:table-row table:style-name="ro2">
          <table:table-cell office:value-type="float" office:value="2380">
            <text:p>2380</text:p>
          </table:table-cell>
          <table:table-cell office:value-type="float" office:value="0.07072877">
            <text:p>0.07072877</text:p>
          </table:table-cell>
          <table:table-cell office:value-type="float" office:value="0.00027896021">
            <text:p>0.0002789602</text:p>
          </table:table-cell>
          <table:table-cell office:value-type="float" office:value="-0.005113935">
            <text:p>-0.005113935</text:p>
          </table:table-cell>
          <table:table-cell office:value-type="float" office:value="-0.0025556595">
            <text:p>-0.0025556595</text:p>
          </table:table-cell>
        </table:table-row>
        <table:table-row table:style-name="ro2">
          <table:table-cell office:value-type="float" office:value="2385">
            <text:p>2385</text:p>
          </table:table-cell>
          <table:table-cell office:value-type="float" office:value="0.07039934">
            <text:p>0.07039934</text:p>
          </table:table-cell>
          <table:table-cell office:value-type="float" office:value="0.00027896021">
            <text:p>0.0002789602</text:p>
          </table:table-cell>
          <table:table-cell office:value-type="float" office:value="-0.005090115">
            <text:p>-0.005090115</text:p>
          </table:table-cell>
          <table:table-cell office:value-type="float" office:value="-0.0025676186">
            <text:p>-0.0025676186</text:p>
          </table:table-cell>
        </table:table-row>
        <table:table-row table:style-name="ro2">
          <table:table-cell office:value-type="float" office:value="2390">
            <text:p>2390</text:p>
          </table:table-cell>
          <table:table-cell office:value-type="float" office:value="0.07006076">
            <text:p>0.07006076</text:p>
          </table:table-cell>
          <table:table-cell office:value-type="float" office:value="0.00027896021">
            <text:p>0.0002789602</text:p>
          </table:table-cell>
          <table:table-cell office:value-type="float" office:value="-0.00493465">
            <text:p>-0.00493465</text:p>
          </table:table-cell>
          <table:table-cell office:value-type="float" office:value="-0.0025133137">
            <text:p>-0.0025133137</text:p>
          </table:table-cell>
        </table:table-row>
        <table:table-row table:style-name="ro2">
          <table:table-cell office:value-type="float" office:value="2395">
            <text:p>2395</text:p>
          </table:table-cell>
          <table:table-cell office:value-type="float" office:value="0.06971303">
            <text:p>0.06971303</text:p>
          </table:table-cell>
          <table:table-cell office:value-type="float" office:value="0.00027896021">
            <text:p>0.0002789602</text:p>
          </table:table-cell>
          <table:table-cell office:value-type="float" office:value="-0.004650761">
            <text:p>-0.004650761</text:p>
          </table:table-cell>
          <table:table-cell office:value-type="float" office:value="-0.002392413">
            <text:p>-0.002392413</text:p>
          </table:table-cell>
        </table:table-row>
        <table:table-row table:style-name="ro2">
          <table:table-cell office:value-type="float" office:value="2400">
            <text:p>2400</text:p>
          </table:table-cell>
          <table:table-cell office:value-type="float" office:value="0.069356136">
            <text:p>0.069356136</text:p>
          </table:table-cell>
          <table:table-cell office:value-type="float" office:value="0.00027896021">
            <text:p>0.0002789602</text:p>
          </table:table-cell>
          <table:table-cell office:value-type="float" office:value="-0.0044985674">
            <text:p>-0.0044985674</text:p>
          </table:table-cell>
          <table:table-cell office:value-type="float" office:value="-0.0023379996">
            <text:p>-0.0023379996</text:p>
          </table:table-cell>
        </table:table-row>
        <table:table-row table:style-name="ro2">
          <table:table-cell office:value-type="float" office:value="2405">
            <text:p>2405</text:p>
          </table:table-cell>
          <table:table-cell office:value-type="float" office:value="0.06901756">
            <text:p>0.06901756</text:p>
          </table:table-cell>
          <table:table-cell office:value-type="float" office:value="0.00027896021">
            <text:p>0.0002789602</text:p>
          </table:table-cell>
          <table:table-cell office:value-type="float" office:value="-0.0040952517">
            <text:p>-0.0040952517</text:p>
          </table:table-cell>
          <table:table-cell office:value-type="float" office:value="-0.0021493216">
            <text:p>-0.0021493216</text:p>
          </table:table-cell>
        </table:table-row>
        <table:table-row table:style-name="ro2">
          <table:table-cell office:value-type="float" office:value="2410">
            <text:p>2410</text:p>
          </table:table-cell>
          <table:table-cell office:value-type="float" office:value="0.068678975">
            <text:p>0.068678975</text:p>
          </table:table-cell>
          <table:table-cell office:value-type="float" office:value="0.00027816225">
            <text:p>0.0002781623</text:p>
          </table:table-cell>
          <table:table-cell office:value-type="float" office:value="-0.0036975332">
            <text:p>-0.0036975332</text:p>
          </table:table-cell>
          <table:table-cell office:value-type="float" office:value="-0.0019597672">
            <text:p>-0.0019597672</text:p>
          </table:table-cell>
        </table:table-row>
        <table:table-row table:style-name="ro2">
          <table:table-cell office:value-type="float" office:value="2415">
            <text:p>2415</text:p>
          </table:table-cell>
          <table:table-cell office:value-type="float" office:value="0.06833124">
            <text:p>0.06833124</text:p>
          </table:table-cell>
          <table:table-cell office:value-type="float" office:value="0.00027816225">
            <text:p>0.0002781623</text:p>
          </table:table-cell>
          <table:table-cell office:value-type="float" office:value="-0.0031803546">
            <text:p>-0.0031803546</text:p>
          </table:table-cell>
          <table:table-cell office:value-type="float" office:value="-0.0017028521">
            <text:p>-0.0017028521</text:p>
          </table:table-cell>
        </table:table-row>
        <table:table-row table:style-name="ro2">
          <table:table-cell office:value-type="float" office:value="2420">
            <text:p>2420</text:p>
          </table:table-cell>
          <table:table-cell office:value-type="float" office:value="0.06798351">
            <text:p>0.06798351</text:p>
          </table:table-cell>
          <table:table-cell office:value-type="float" office:value="0.00027816225">
            <text:p>0.0002781623</text:p>
          </table:table-cell>
          <table:table-cell office:value-type="float" office:value="-0.002917468">
            <text:p>-0.002917468</text:p>
          </table:table-cell>
          <table:table-cell office:value-type="float" office:value="-0.0015781163">
            <text:p>-0.0015781163</text:p>
          </table:table-cell>
        </table:table-row>
        <table:table-row table:style-name="ro2">
          <table:table-cell office:value-type="float" office:value="2425">
            <text:p>2425</text:p>
          </table:table-cell>
          <table:table-cell office:value-type="float" office:value="0.067644924">
            <text:p>0.067644924</text:p>
          </table:table-cell>
          <table:table-cell office:value-type="float" office:value="0.00027816225">
            <text:p>0.0002781623</text:p>
          </table:table-cell>
          <table:table-cell office:value-type="float" office:value="-0.002536582">
            <text:p>-0.002536582</text:p>
          </table:table-cell>
          <table:table-cell office:value-type="float" office:value="-0.0013858574">
            <text:p>-0.0013858574</text:p>
          </table:table-cell>
        </table:table-row>
        <table:table-row table:style-name="ro2">
          <table:table-cell office:value-type="float" office:value="2430">
            <text:p>2430</text:p>
          </table:table-cell>
          <table:table-cell office:value-type="float" office:value="0.06730634">
            <text:p>0.06730634</text:p>
          </table:table-cell>
          <table:table-cell office:value-type="float" office:value="0.000277663">
            <text:p>0.000277663</text:p>
          </table:table-cell>
          <table:table-cell office:value-type="float" office:value="-0.0021611836">
            <text:p>-0.0021611836</text:p>
          </table:table-cell>
          <table:table-cell office:value-type="float" office:value="-0.0011926685">
            <text:p>-0.0011926685</text:p>
          </table:table-cell>
        </table:table-row>
        <table:table-row table:style-name="ro2">
          <table:table-cell office:value-type="float" office:value="2435">
            <text:p>2435</text:p>
          </table:table-cell>
          <table:table-cell office:value-type="float" office:value="0.066986054">
            <text:p>0.066986054</text:p>
          </table:table-cell>
          <table:table-cell office:value-type="float" office:value="0.000277663">
            <text:p>0.000277663</text:p>
          </table:table-cell>
          <table:table-cell office:value-type="float" office:value="-0.0020311612">
            <text:p>-0.0020311612</text:p>
          </table:table-cell>
          <table:table-cell office:value-type="float" office:value="-0.0011316591">
            <text:p>-0.0011316591</text:p>
          </table:table-cell>
        </table:table-row>
        <table:table-row table:style-name="ro2">
          <table:table-cell office:value-type="float" office:value="2440">
            <text:p>2440</text:p>
          </table:table-cell>
          <table:table-cell office:value-type="float" office:value="0.06666577">
            <text:p>0.06666577</text:p>
          </table:table-cell>
          <table:table-cell office:value-type="float" office:value="0.000277663">
            <text:p>0.000277663</text:p>
          </table:table-cell>
          <table:table-cell office:value-type="float" office:value="-0.0019028528">
            <text:p>-0.0019028528</text:p>
          </table:table-cell>
          <table:table-cell office:value-type="float" office:value="-0.0010703835">
            <text:p>-0.0010703835</text:p>
          </table:table-cell>
        </table:table-row>
        <table:table-row table:style-name="ro2">
          <table:table-cell office:value-type="float" office:value="2445">
            <text:p>2445</text:p>
          </table:table-cell>
          <table:table-cell office:value-type="float" office:value="0.06634548">
            <text:p>0.06634548</text:p>
          </table:table-cell>
          <table:table-cell office:value-type="float" office:value="0.000277663">
            <text:p>0.000277663</text:p>
          </table:table-cell>
          <table:table-cell office:value-type="float" office:value="-0.0015413262">
            <text:p>-0.0015413262</text:p>
          </table:table-cell>
          <table:table-cell office:value-type="float" office:value="-0.00087541074">
            <text:p>-0.0008754107</text:p>
          </table:table-cell>
        </table:table-row>
        <table:table-row table:style-name="ro2">
          <table:table-cell office:value-type="float" office:value="2450">
            <text:p>2450</text:p>
          </table:table-cell>
          <table:table-cell office:value-type="float" office:value="0.06603435">
            <text:p>0.06603435</text:p>
          </table:table-cell>
          <table:table-cell office:value-type="float" office:value="0.000277663">
            <text:p>0.000277663</text:p>
          </table:table-cell>
          <table:table-cell office:value-type="float" office:value="-0.0013013867">
            <text:p>-0.0013013867</text:p>
          </table:table-cell>
          <table:table-cell office:value-type="float" office:value="-0.0007461164">
            <text:p>-0.0007461164</text:p>
          </table:table-cell>
        </table:table-row>
        <table:table-row table:style-name="ro2">
          <table:table-cell office:value-type="float" office:value="2455">
            <text:p>2455</text:p>
          </table:table-cell>
          <table:table-cell office:value-type="float" office:value="0.06571406">
            <text:p>0.06571406</text:p>
          </table:table-cell>
          <table:table-cell office:value-type="float" office:value="0.00027746413">
            <text:p>0.0002774641</text:p>
          </table:table-cell>
          <table:table-cell office:value-type="float" office:value="-0.0014103138">
            <text:p>-0.0014103138</text:p>
          </table:table-cell>
          <table:table-cell office:value-type="float" office:value="-0.0008164679">
            <text:p>-0.0008164679</text:p>
          </table:table-cell>
        </table:table-row>
        <table:table-row table:style-name="ro2">
          <table:table-cell office:value-type="float" office:value="2460">
            <text:p>2460</text:p>
          </table:table-cell>
          <table:table-cell office:value-type="float" office:value="0.065412074">
            <text:p>0.065412074</text:p>
          </table:table-cell>
          <table:table-cell office:value-type="float" office:value="0.00027746413">
            <text:p>0.0002774641</text:p>
          </table:table-cell>
          <table:table-cell office:value-type="float" office:value="-0.0012896649">
            <text:p>-0.0012896649</text:p>
          </table:table-cell>
          <table:table-cell office:value-type="float" office:value="-0.0007535309">
            <text:p>-0.0007535309</text:p>
          </table:table-cell>
        </table:table-row>
        <table:table-row table:style-name="ro2">
          <table:table-cell office:value-type="float" office:value="2465">
            <text:p>2465</text:p>
          </table:table-cell>
          <table:table-cell office:value-type="float" office:value="0.06508264">
            <text:p>0.06508264</text:p>
          </table:table-cell>
          <table:table-cell office:value-type="float" office:value="0.00027746413">
            <text:p>0.0002774641</text:p>
          </table:table-cell>
          <table:table-cell office:value-type="float" office:value="-0.0010570785">
            <text:p>-0.0010570785</text:p>
          </table:table-cell>
          <table:table-cell office:value-type="float" office:value="-0.0006239028">
            <text:p>-0.0006239028</text:p>
          </table:table-cell>
        </table:table-row>
        <table:table-row table:style-name="ro2">
          <table:table-cell office:value-type="float" office:value="2470">
            <text:p>2470</text:p>
          </table:table-cell>
          <table:table-cell office:value-type="float" office:value="0.064744055">
            <text:p>0.064744055</text:p>
          </table:table-cell>
          <table:table-cell office:value-type="float" office:value="-0.00027756626">
            <text:p>-0.0002775663</text:p>
          </table:table-cell>
          <table:table-cell office:value-type="float" office:value="-0.0007159334">
            <text:p>-0.0007159334</text:p>
          </table:table-cell>
          <table:table-cell office:value-type="float" office:value="-0.0004269852">
            <text:p>-0.0004269852</text:p>
          </table:table-cell>
        </table:table-row>
        <table:table-row table:style-name="ro2">
          <table:table-cell office:value-type="float" office:value="2475">
            <text:p>2475</text:p>
          </table:table-cell>
          <table:table-cell office:value-type="float" office:value="0.06440547">
            <text:p>0.06440547</text:p>
          </table:table-cell>
          <table:table-cell office:value-type="float" office:value="-0.00027756626">
            <text:p>-0.0002775663</text:p>
          </table:table-cell>
          <table:table-cell office:value-type="float" office:value="-0.00038004047">
            <text:p>-0.0003800405</text:p>
          </table:table-cell>
          <table:table-cell office:value-type="float" office:value="-0.00022904685">
            <text:p>-0.0002290469</text:p>
          </table:table-cell>
        </table:table-row>
        <table:table-row table:style-name="ro2">
          <table:table-cell office:value-type="float" office:value="2480">
            <text:p>2480</text:p>
          </table:table-cell>
          <table:table-cell office:value-type="float" office:value="0.064085186">
            <text:p>0.064085186</text:p>
          </table:table-cell>
          <table:table-cell office:value-type="float" office:value="-0.00027756626">
            <text:p>-0.0002775663</text:p>
          </table:table-cell>
          <table:table-cell office:value-type="float" office:value="-0.0002685469">
            <text:p>-0.0002685469</text:p>
          </table:table-cell>
          <table:table-cell office:value-type="float" office:value="-0.00016347255">
            <text:p>-0.0001634726</text:p>
          </table:table-cell>
        </table:table-row>
        <table:table-row table:style-name="ro2">
          <table:table-cell office:value-type="float" office:value="2485">
            <text:p>2485</text:p>
          </table:table-cell>
          <table:table-cell office:value-type="float" office:value="0.0637466">
            <text:p>0.0637466</text:p>
          </table:table-cell>
          <table:table-cell office:value-type="float" office:value="-0.00027756626">
            <text:p>-0.0002775663</text:p>
          </table:table-cell>
          <table:table-cell office:value-type="float" office:value="0.00005826853">
            <text:p>5.826853E-005</text:p>
          </table:table-cell>
          <table:table-cell office:value-type="float" office:value="0.000035847595">
            <text:p>3.5847595E-005</text:p>
          </table:table-cell>
        </table:table-row>
        <table:table-row table:style-name="ro2">
          <table:table-cell office:value-type="float" office:value="2490">
            <text:p>2490</text:p>
          </table:table-cell>
          <table:table-cell office:value-type="float" office:value="0.063426316">
            <text:p>0.063426316</text:p>
          </table:table-cell>
          <table:table-cell office:value-type="float" office:value="-0.00027756626">
            <text:p>-0.0002775663</text:p>
          </table:table-cell>
          <table:table-cell office:value-type="float" office:value="0.00016534021">
            <text:p>0.0001653402</text:p>
          </table:table-cell>
          <table:table-cell office:value-type="float" office:value="0.00010274944">
            <text:p>0.0001027494</text:p>
          </table:table-cell>
        </table:table-row>
        <table:table-row table:style-name="ro2">
          <table:table-cell office:value-type="float" office:value="2495">
            <text:p>2495</text:p>
          </table:table-cell>
          <table:table-cell office:value-type="float" office:value="0.06310603">
            <text:p>0.06310603</text:p>
          </table:table-cell>
          <table:table-cell office:value-type="float" office:value="-0.00027756626">
            <text:p>-0.0002775663</text:p>
          </table:table-cell>
          <table:table-cell office:value-type="float" office:value="0.00027078937">
            <text:p>0.0002707894</text:p>
          </table:table-cell>
          <table:table-cell office:value-type="float" office:value="0.00016999256">
            <text:p>0.0001699926</text:p>
          </table:table-cell>
        </table:table-row>
        <table:table-row table:style-name="ro2">
          <table:table-cell office:value-type="float" office:value="2500">
            <text:p>2500</text:p>
          </table:table-cell>
          <table:table-cell office:value-type="float" office:value="0.062776595">
            <text:p>0.062776595</text:p>
          </table:table-cell>
          <table:table-cell office:value-type="float" office:value="-0.00027797077">
            <text:p>-0.0002779708</text:p>
          </table:table-cell>
          <table:table-cell office:value-type="float" office:value="0.0002693758">
            <text:p>0.0002693758</text:p>
          </table:table-cell>
          <table:table-cell office:value-type="float" office:value="0.00017088465">
            <text:p>0.0001708847</text:p>
          </table:table-cell>
        </table:table-row>
        <table:table-row table:style-name="ro2">
          <table:table-cell office:value-type="float" office:value="2505">
            <text:p>2505</text:p>
          </table:table-cell>
          <table:table-cell office:value-type="float" office:value="0.062465455">
            <text:p>0.062465455</text:p>
          </table:table-cell>
          <table:table-cell office:value-type="float" office:value="-0.00027797077">
            <text:p>-0.0002779708</text:p>
          </table:table-cell>
          <table:table-cell office:value-type="float" office:value="0.0004763055">
            <text:p>0.0004763055</text:p>
          </table:table-cell>
          <table:table-cell office:value-type="float" office:value="0.00030517275">
            <text:p>0.0003051728</text:p>
          </table:table-cell>
        </table:table-row>
        <table:table-row table:style-name="ro2">
          <table:table-cell office:value-type="float" office:value="2510">
            <text:p>2510</text:p>
          </table:table-cell>
          <table:table-cell office:value-type="float" office:value="0.06216347">
            <text:p>0.06216347</text:p>
          </table:table-cell>
          <table:table-cell office:value-type="float" office:value="-0.00027797077">
            <text:p>-0.0002779708</text:p>
          </table:table-cell>
          <table:table-cell office:value-type="float" office:value="0.00037088094">
            <text:p>0.0003708809</text:p>
          </table:table-cell>
          <table:table-cell office:value-type="float" office:value="0.00023994077">
            <text:p>0.0002399408</text:p>
          </table:table-cell>
        </table:table-row>
        <table:table-row table:style-name="ro2">
          <table:table-cell office:value-type="float" office:value="2515">
            <text:p>2515</text:p>
          </table:table-cell>
          <table:table-cell office:value-type="float" office:value="0.061852336">
            <text:p>0.061852336</text:p>
          </table:table-cell>
          <table:table-cell office:value-type="float" office:value="-0.00027797077">
            <text:p>-0.0002779708</text:p>
          </table:table-cell>
          <table:table-cell office:value-type="float" office:value="0.00016482307">
            <text:p>0.0001648231</text:p>
          </table:table-cell>
          <table:table-cell office:value-type="float" office:value="0.000107707456">
            <text:p>0.0001077075</text:p>
          </table:table-cell>
        </table:table-row>
        <table:table-row table:style-name="ro2">
          <table:table-cell office:value-type="float" office:value="2520">
            <text:p>2520</text:p>
          </table:table-cell>
          <table:table-cell office:value-type="float" office:value="0.06155035">
            <text:p>0.06155035</text:p>
          </table:table-cell>
          <table:table-cell office:value-type="float" office:value="-0.00027797077">
            <text:p>-0.0002779708</text:p>
          </table:table-cell>
          <table:table-cell office:value-type="float" office:value="0.00006291822">
            <text:p>6.291822E-005</text:p>
          </table:table-cell>
          <table:table-cell office:value-type="float" office:value="0.000041519816">
            <text:p>4.1519816E-005</text:p>
          </table:table-cell>
        </table:table-row>
        <table:table-row table:style-name="ro2">
          <table:table-cell office:value-type="float" office:value="2525">
            <text:p>2525</text:p>
          </table:table-cell>
          <table:table-cell office:value-type="float" office:value="0.061248362">
            <text:p>0.061248362</text:p>
          </table:table-cell>
          <table:table-cell office:value-type="float" office:value="-0.00027797077">
            <text:p>-0.0002779708</text:p>
          </table:table-cell>
          <table:table-cell office:value-type="float" office:value="-0.00003750211">
            <text:p>-3.750211E-005</text:p>
          </table:table-cell>
          <table:table-cell office:value-type="float" office:value="-0.000024992332">
            <text:p>-2.4992332E-005</text:p>
          </table:table-cell>
        </table:table-row>
        <table:table-row table:style-name="ro2">
          <table:table-cell office:value-type="float" office:value="2530">
            <text:p>2530</text:p>
          </table:table-cell>
          <table:table-cell office:value-type="float" office:value="0.06094637">
            <text:p>0.06094637</text:p>
          </table:table-cell>
          <table:table-cell office:value-type="float" office:value="-0.00027797077">
            <text:p>-0.0002779708</text:p>
          </table:table-cell>
          <table:table-cell office:value-type="float" office:value="-0.00013644532">
            <text:p>-0.0001364453</text:p>
          </table:table-cell>
          <table:table-cell office:value-type="float" office:value="-0.00009183388">
            <text:p>-9.183388E-005</text:p>
          </table:table-cell>
        </table:table-row>
        <table:table-row table:style-name="ro2">
          <table:table-cell office:value-type="float" office:value="2535">
            <text:p>2535</text:p>
          </table:table-cell>
          <table:table-cell office:value-type="float" office:value="0.060653534">
            <text:p>0.060653534</text:p>
          </table:table-cell>
          <table:table-cell office:value-type="float" office:value="-0.00027797077">
            <text:p>-0.0002779708</text:p>
          </table:table-cell>
          <table:table-cell office:value-type="float" office:value="-0.00033213262">
            <text:p>-0.0003321326</text:p>
          </table:table-cell>
          <table:table-cell office:value-type="float" office:value="-0.00022570405">
            <text:p>-0.0002257041</text:p>
          </table:table-cell>
        </table:table-row>
        <table:table-row table:style-name="ro2">
          <table:table-cell office:value-type="float" office:value="2540">
            <text:p>2540</text:p>
          </table:table-cell>
          <table:table-cell office:value-type="float" office:value="0.060342398">
            <text:p>0.060342398</text:p>
          </table:table-cell>
          <table:table-cell office:value-type="float" office:value="-0.00027797077">
            <text:p>-0.0002779708</text:p>
          </table:table-cell>
          <table:table-cell office:value-type="float" office:value="-0.00033042894">
            <text:p>-0.0003304289</text:p>
          </table:table-cell>
          <table:table-cell office:value-type="float" office:value="-0.00022686785">
            <text:p>-0.0002268679</text:p>
          </table:table-cell>
        </table:table-row>
        <table:table-row table:style-name="ro2">
          <table:table-cell office:value-type="float" office:value="2545">
            <text:p>2545</text:p>
          </table:table-cell>
          <table:table-cell office:value-type="float" office:value="0.06003126">
            <text:p>0.06003126</text:p>
          </table:table-cell>
          <table:table-cell office:value-type="float" office:value="-0.00027797077">
            <text:p>-0.0002779708</text:p>
          </table:table-cell>
          <table:table-cell office:value-type="float" office:value="-0.00013635636">
            <text:p>-0.0001363564</text:p>
          </table:table-cell>
          <table:table-cell office:value-type="float" office:value="-0.00009459333">
            <text:p>-9.459333E-005</text:p>
          </table:table-cell>
        </table:table-row>
        <table:table-row table:style-name="ro2">
          <table:table-cell office:value-type="float" office:value="2550">
            <text:p>2550</text:p>
          </table:table-cell>
          <table:table-cell office:value-type="float" office:value="0.059720125">
            <text:p>0.059720125</text:p>
          </table:table-cell>
          <table:table-cell office:value-type="float" office:value="-0.00027797077">
            <text:p>-0.0002779708</text:p>
          </table:table-cell>
          <table:table-cell office:value-type="float" office:value="-0.00013564968">
            <text:p>-0.0001356497</text:p>
          </table:table-cell>
          <table:table-cell office:value-type="float" office:value="-0.00009508617">
            <text:p>-9.508617E-005</text:p>
          </table:table-cell>
        </table:table-row>
        <table:table-row table:style-name="ro2">
          <table:table-cell office:value-type="float" office:value="2555">
            <text:p>2555</text:p>
          </table:table-cell>
          <table:table-cell office:value-type="float" office:value="0.05940899">
            <text:p>0.05940899</text:p>
          </table:table-cell>
          <table:table-cell office:value-type="float" office:value="-0.00027797077">
            <text:p>-0.0002779708</text:p>
          </table:table-cell>
          <table:table-cell office:value-type="float" office:value="-0.00013494294">
            <text:p>-0.0001349429</text:p>
          </table:table-cell>
          <table:table-cell office:value-type="float" office:value="-0.00009558414">
            <text:p>-9.558414E-005</text:p>
          </table:table-cell>
        </table:table-row>
        <table:table-row table:style-name="ro2">
          <table:table-cell office:value-type="float" office:value="2560">
            <text:p>2560</text:p>
          </table:table-cell>
          <table:table-cell office:value-type="float" office:value="0.059097853">
            <text:p>0.059097853</text:p>
          </table:table-cell>
          <table:table-cell office:value-type="float" office:value="-0.00027797077">
            <text:p>-0.0002779708</text:p>
          </table:table-cell>
          <table:table-cell office:value-type="float" office:value="0.00005220448">
            <text:p>5.220448E-005</text:p>
          </table:table-cell>
          <table:table-cell office:value-type="float" office:value="0.000037368387">
            <text:p>3.7368387E-005</text:p>
          </table:table-cell>
        </table:table-row>
        <table:table-row table:style-name="ro2">
          <table:table-cell office:value-type="float" office:value="2565">
            <text:p>2565</text:p>
          </table:table-cell>
          <table:table-cell office:value-type="float" office:value="0.058777567">
            <text:p>0.058777567</text:p>
          </table:table-cell>
          <table:table-cell office:value-type="float" office:value="-0.00027797077">
            <text:p>-0.0002779708</text:p>
          </table:table-cell>
          <table:table-cell office:value-type="float" office:value="0.00014414277">
            <text:p>0.0001441428</text:p>
          </table:table-cell>
          <table:table-cell office:value-type="float" office:value="0.00010430609">
            <text:p>0.0001043061</text:p>
          </table:table-cell>
        </table:table-row>
        <table:table-row table:style-name="ro2">
          <table:table-cell office:value-type="float" office:value="2570">
            <text:p>2570</text:p>
          </table:table-cell>
          <table:table-cell office:value-type="float" office:value="0.05847558">
            <text:p>0.05847558</text:p>
          </table:table-cell>
          <table:table-cell office:value-type="float" office:value="-0.00027797077">
            <text:p>-0.0002779708</text:p>
          </table:table-cell>
          <table:table-cell office:value-type="float" office:value="0.00023466523">
            <text:p>0.0002346652</text:p>
          </table:table-cell>
          <table:table-cell office:value-type="float" office:value="0.00017156935">
            <text:p>0.0001715694</text:p>
          </table:table-cell>
        </table:table-row>
        <table:table-row table:style-name="ro2">
          <table:table-cell office:value-type="float" office:value="2575">
            <text:p>2575</text:p>
          </table:table-cell>
          <table:table-cell office:value-type="float" office:value="0.058173593">
            <text:p>0.058173593</text:p>
          </table:table-cell>
          <table:table-cell office:value-type="float" office:value="-0.00027797077">
            <text:p>-0.0002779708</text:p>
          </table:table-cell>
          <table:table-cell office:value-type="float" office:value="0.00032377735">
            <text:p>0.0003237774</text:p>
          </table:table-cell>
          <table:table-cell office:value-type="float" office:value="0.0002391854">
            <text:p>0.0002391854</text:p>
          </table:table-cell>
        </table:table-row>
        <table:table-row table:style-name="ro2">
          <table:table-cell office:value-type="float" office:value="2580">
            <text:p>2580</text:p>
          </table:table-cell>
          <table:table-cell office:value-type="float" office:value="0.057871606">
            <text:p>0.057871606</text:p>
          </table:table-cell>
          <table:table-cell office:value-type="float" office:value="-0.00027797077">
            <text:p>-0.0002779708</text:p>
          </table:table-cell>
          <table:table-cell office:value-type="float" office:value="0.00023270647">
            <text:p>0.0002327065</text:p>
          </table:table-cell>
          <table:table-cell office:value-type="float" office:value="0.00017370703">
            <text:p>0.000173707</text:p>
          </table:table-cell>
        </table:table-row>
        <table:table-row table:style-name="ro2">
          <table:table-cell office:value-type="float" office:value="2585">
            <text:p>2585</text:p>
          </table:table-cell>
          <table:table-cell office:value-type="float" office:value="0.057587918">
            <text:p>0.057587918</text:p>
          </table:table-cell>
          <table:table-cell office:value-type="float" office:value="-0.00027797077">
            <text:p>-0.0002779708</text:p>
          </table:table-cell>
          <table:table-cell office:value-type="float" office:value="0.00014306264">
            <text:p>0.0001430626</text:p>
          </table:table-cell>
          <table:table-cell office:value-type="float" office:value="0.00010784587">
            <text:p>0.0001078459</text:p>
          </table:table-cell>
        </table:table-row>
        <table:table-row table:style-name="ro2">
          <table:table-cell office:value-type="float" office:value="2590">
            <text:p>2590</text:p>
          </table:table-cell>
          <table:table-cell office:value-type="float" office:value="0.05729508">
            <text:p>0.05729508</text:p>
          </table:table-cell>
          <table:table-cell office:value-type="float" office:value="-0.00027797077">
            <text:p>-0.0002779708</text:p>
          </table:table-cell>
          <table:table-cell office:value-type="float" office:value="0.00014233497">
            <text:p>0.000142335</text:p>
          </table:table-cell>
          <table:table-cell office:value-type="float" office:value="0.000108396925">
            <text:p>0.0001083969</text:p>
          </table:table-cell>
        </table:table-row>
        <table:table-row table:style-name="ro2">
          <table:table-cell office:value-type="float" office:value="2595">
            <text:p>2595</text:p>
          </table:table-cell>
          <table:table-cell office:value-type="float" office:value="0.057011392">
            <text:p>0.057011392</text:p>
          </table:table-cell>
          <table:table-cell office:value-type="float" office:value="-0.00027797077">
            <text:p>-0.0002779708</text:p>
          </table:table-cell>
          <table:table-cell office:value-type="float" office:value="0.000054888238">
            <text:p>5.4888238E-005</text:p>
          </table:table-cell>
          <table:table-cell office:value-type="float" office:value="0.000042217842">
            <text:p>4.2217842E-005</text:p>
          </table:table-cell>
        </table:table-row>
        <table:table-row table:style-name="ro2">
          <table:table-cell office:value-type="float" office:value="2600">
            <text:p>2600</text:p>
          </table:table-cell>
          <table:table-cell office:value-type="float" office:value="0.056727704">
            <text:p>0.056727704</text:p>
          </table:table-cell>
          <table:table-cell office:value-type="float" office:value="-0.00027797077">
            <text:p>-0.0002779708</text:p>
          </table:table-cell>
          <table:table-cell office:value-type="float" office:value="-0.000031266776">
            <text:p>-3.1266776E-005</text:p>
          </table:table-cell>
          <table:table-cell office:value-type="float" office:value="-0.00002429029">
            <text:p>-2.429029E-005</text:p>
          </table:table-cell>
        </table:table-row>
        <table:table-row table:style-name="ro2">
          <table:table-cell office:value-type="float" office:value="2605">
            <text:p>2605</text:p>
          </table:table-cell>
          <table:table-cell office:value-type="float" office:value="0.056434866">
            <text:p>0.056434866</text:p>
          </table:table-cell>
          <table:table-cell office:value-type="float" office:value="-0.00027797077">
            <text:p>-0.0002779708</text:p>
          </table:table-cell>
          <table:table-cell office:value-type="float" office:value="-0.000031105494">
            <text:p>-3.1105494E-005</text:p>
          </table:table-cell>
          <table:table-cell office:value-type="float" office:value="-0.000024416426">
            <text:p>-2.4416426E-005</text:p>
          </table:table-cell>
        </table:table-row>
        <table:table-row table:style-name="ro2">
          <table:table-cell office:value-type="float" office:value="2610">
            <text:p>2610</text:p>
          </table:table-cell>
          <table:table-cell office:value-type="float" office:value="0.056142025">
            <text:p>0.056142025</text:p>
          </table:table-cell>
          <table:table-cell office:value-type="float" office:value="-0.00027797077">
            <text:p>-0.0002779708</text:p>
          </table:table-cell>
          <table:table-cell office:value-type="float" office:value="-0.00003094416">
            <text:p>-3.094416E-005</text:p>
          </table:table-cell>
          <table:table-cell office:value-type="float" office:value="-0.000024543842">
            <text:p>-2.4543842E-005</text:p>
          </table:table-cell>
        </table:table-row>
        <table:table-row table:style-name="ro2">
          <table:table-cell office:value-type="float" office:value="2615">
            <text:p>2615</text:p>
          </table:table-cell>
          <table:table-cell office:value-type="float" office:value="0.05584919">
            <text:p>0.05584919</text:p>
          </table:table-cell>
          <table:table-cell office:value-type="float" office:value="-0.00027797077">
            <text:p>-0.0002779708</text:p>
          </table:table-cell>
          <table:table-cell office:value-type="float" office:value="-0.000030782907">
            <text:p>-3.0782907E-005</text:p>
          </table:table-cell>
          <table:table-cell office:value-type="float" office:value="-0.000024672656">
            <text:p>-2.4672656E-005</text:p>
          </table:table-cell>
        </table:table-row>
        <table:table-row table:style-name="ro2">
          <table:table-cell office:value-type="float" office:value="2620">
            <text:p>2620</text:p>
          </table:table-cell>
          <table:table-cell office:value-type="float" office:value="0.05557465">
            <text:p>0.05557465</text:p>
          </table:table-cell>
          <table:table-cell office:value-type="float" office:value="-0.00027797077">
            <text:p>-0.0002779708</text:p>
          </table:table-cell>
          <table:table-cell office:value-type="float" office:value="0.00013421518">
            <text:p>0.0001342152</text:p>
          </table:table-cell>
          <table:table-cell office:value-type="float" office:value="0.00010863959">
            <text:p>0.0001086396</text:p>
          </table:table-cell>
        </table:table-row>
        <table:table-row table:style-name="ro2">
          <table:table-cell office:value-type="float" office:value="2625">
            <text:p>2625</text:p>
          </table:table-cell>
          <table:table-cell office:value-type="float" office:value="0.055272665">
            <text:p>0.055272665</text:p>
          </table:table-cell>
          <table:table-cell office:value-type="float" office:value="-0.00027797077">
            <text:p>-0.0002779708</text:p>
          </table:table-cell>
          <table:table-cell office:value-type="float" office:value="0.00037814">
            <text:p>0.00037814</text:p>
          </table:table-cell>
          <table:table-cell office:value-type="float" office:value="0.0003094367">
            <text:p>0.0003094367</text:p>
          </table:table-cell>
        </table:table-row>
        <table:table-row table:style-name="ro2">
          <table:table-cell office:value-type="float" office:value="2630">
            <text:p>2630</text:p>
          </table:table-cell>
          <table:table-cell office:value-type="float" office:value="0.054970678">
            <text:p>0.054970678</text:p>
          </table:table-cell>
          <table:table-cell office:value-type="float" office:value="-0.00027797077">
            <text:p>-0.0002779708</text:p>
          </table:table-cell>
          <table:table-cell office:value-type="float" office:value="0.00061806565">
            <text:p>0.0006180657</text:p>
          </table:table-cell>
          <table:table-cell office:value-type="float" office:value="0.0005113431">
            <text:p>0.0005113431</text:p>
          </table:table-cell>
        </table:table-row>
        <table:table-row table:style-name="ro2">
          <table:table-cell office:value-type="float" office:value="2635">
            <text:p>2635</text:p>
          </table:table-cell>
          <table:table-cell office:value-type="float" office:value="0.05466869">
            <text:p>0.05466869</text:p>
          </table:table-cell>
          <table:table-cell office:value-type="float" office:value="-0.00027797077">
            <text:p>-0.0002779708</text:p>
          </table:table-cell>
          <table:table-cell office:value-type="float" office:value="0.000854014">
            <text:p>0.000854014</text:p>
          </table:table-cell>
          <table:table-cell office:value-type="float" office:value="0.0007143773">
            <text:p>0.0007143773</text:p>
          </table:table-cell>
        </table:table-row>
        <table:table-row table:style-name="ro2">
          <table:table-cell office:value-type="float" office:value="2640">
            <text:p>2640</text:p>
          </table:table-cell>
          <table:table-cell office:value-type="float" office:value="0.054385">
            <text:p>0.054385</text:p>
          </table:table-cell>
          <table:table-cell office:value-type="float" office:value="-0.00027797077">
            <text:p>-0.0002779708</text:p>
          </table:table-cell>
          <table:table-cell office:value-type="float" office:value="0.0012442985">
            <text:p>0.0012442985</text:p>
          </table:table-cell>
          <table:table-cell office:value-type="float" office:value="0.001051735">
            <text:p>0.001051735</text:p>
          </table:table-cell>
        </table:table-row>
        <table:table-row table:style-name="ro2">
          <table:table-cell office:value-type="float" office:value="2645">
            <text:p>2645</text:p>
          </table:table-cell>
          <table:table-cell office:value-type="float" office:value="0.05409216">
            <text:p>0.05409216</text:p>
          </table:table-cell>
          <table:table-cell office:value-type="float" office:value="-0.00027797077">
            <text:p>-0.0002779708</text:p>
          </table:table-cell>
          <table:table-cell office:value-type="float" office:value="0.0013938046">
            <text:p>0.0013938046</text:p>
          </table:table-cell>
          <table:table-cell office:value-type="float" office:value="0.0011908943">
            <text:p>0.0011908943</text:p>
          </table:table-cell>
        </table:table-row>
        <table:table-row table:style-name="ro2">
          <table:table-cell office:value-type="float" office:value="2650">
            <text:p>2650</text:p>
          </table:table-cell>
          <table:table-cell office:value-type="float" office:value="0.053799324">
            <text:p>0.053799324</text:p>
          </table:table-cell>
          <table:table-cell office:value-type="float" office:value="-0.00027797077">
            <text:p>-0.0002779708</text:p>
          </table:table-cell>
          <table:table-cell office:value-type="float" office:value="0.0016953024">
            <text:p>0.0016953024</text:p>
          </table:table-cell>
          <table:table-cell office:value-type="float" office:value="0.0014643117">
            <text:p>0.0014643117</text:p>
          </table:table-cell>
        </table:table-row>
        <table:table-row table:style-name="ro2">
          <table:table-cell office:value-type="float" office:value="2655">
            <text:p>2655</text:p>
          </table:table-cell>
          <table:table-cell office:value-type="float" office:value="0.053506486">
            <text:p>0.053506486</text:p>
          </table:table-cell>
          <table:table-cell office:value-type="float" office:value="-0.00027797077">
            <text:p>-0.0002779708</text:p>
          </table:table-cell>
          <table:table-cell office:value-type="float" office:value="0.0018389209">
            <text:p>0.0018389209</text:p>
          </table:table-cell>
          <table:table-cell office:value-type="float" office:value="0.0016057953">
            <text:p>0.0016057953</text:p>
          </table:table-cell>
        </table:table-row>
        <table:table-row table:style-name="ro2">
          <table:table-cell office:value-type="float" office:value="2660">
            <text:p>2660</text:p>
          </table:table-cell>
          <table:table-cell office:value-type="float" office:value="0.053231947">
            <text:p>0.053231947</text:p>
          </table:table-cell>
          <table:table-cell office:value-type="float" office:value="-0.00027797077">
            <text:p>-0.0002779708</text:p>
          </table:table-cell>
          <table:table-cell office:value-type="float" office:value="0.0018294848">
            <text:p>0.0018294848</text:p>
          </table:table-cell>
          <table:table-cell office:value-type="float" office:value="0.0016140766">
            <text:p>0.0016140766</text:p>
          </table:table-cell>
        </table:table-row>
        <table:table-row table:style-name="ro2">
          <table:table-cell office:value-type="float" office:value="2665">
            <text:p>2665</text:p>
          </table:table-cell>
          <table:table-cell office:value-type="float" office:value="0.052984856">
            <text:p>0.052984856</text:p>
          </table:table-cell>
          <table:table-cell office:value-type="float" office:value="-0.00027797077">
            <text:p>-0.0002779708</text:p>
          </table:table-cell>
          <table:table-cell office:value-type="float" office:value="0.0018959023">
            <text:p>0.0018959023</text:p>
          </table:table-cell>
          <table:table-cell office:value-type="float" office:value="0.001688311">
            <text:p>0.001688311</text:p>
          </table:table-cell>
        </table:table-row>
        <table:table-row table:style-name="ro2">
          <table:table-cell office:value-type="float" office:value="2670">
            <text:p>2670</text:p>
          </table:table-cell>
          <table:table-cell office:value-type="float" office:value="0.052737765">
            <text:p>0.052737765</text:p>
          </table:table-cell>
          <table:table-cell office:value-type="float" office:value="-0.00027797077">
            <text:p>-0.0002779708</text:p>
          </table:table-cell>
          <table:table-cell office:value-type="float" office:value="0.0018128463">
            <text:p>0.0018128463</text:p>
          </table:table-cell>
          <table:table-cell office:value-type="float" office:value="0.0016295118">
            <text:p>0.0016295118</text:p>
          </table:table-cell>
        </table:table-row>
        <table:table-row table:style-name="ro2">
          <table:table-cell office:value-type="float" office:value="2675">
            <text:p>2675</text:p>
          </table:table-cell>
          <table:table-cell office:value-type="float" office:value="0.05249067">
            <text:p>0.05249067</text:p>
          </table:table-cell>
          <table:table-cell office:value-type="float" office:value="-0.00027797077">
            <text:p>-0.0002779708</text:p>
          </table:table-cell>
          <table:table-cell office:value-type="float" office:value="0.0017308305">
            <text:p>0.0017308305</text:p>
          </table:table-cell>
          <table:table-cell office:value-type="float" office:value="0.0015704724">
            <text:p>0.0015704724</text:p>
          </table:table-cell>
        </table:table-row>
        <table:table-row table:style-name="ro2">
          <table:table-cell office:value-type="float" office:value="2680">
            <text:p>2680</text:p>
          </table:table-cell>
          <table:table-cell office:value-type="float" office:value="0.05225276">
            <text:p>0.05225276</text:p>
          </table:table-cell>
          <table:table-cell office:value-type="float" office:value="-0.00027797077">
            <text:p>-0.0002779708</text:p>
          </table:table-cell>
          <table:table-cell office:value-type="float" office:value="0.0017229861">
            <text:p>0.0017229861</text:p>
          </table:table-cell>
          <table:table-cell office:value-type="float" office:value="0.0015776235">
            <text:p>0.0015776235</text:p>
          </table:table-cell>
        </table:table-row>
        <table:table-row table:style-name="ro2">
          <table:table-cell office:value-type="float" office:value="2685">
            <text:p>2685</text:p>
          </table:table-cell>
          <table:table-cell office:value-type="float" office:value="0.05200567">
            <text:p>0.05200567</text:p>
          </table:table-cell>
          <table:table-cell office:value-type="float" office:value="-0.00027797077">
            <text:p>-0.0002779708</text:p>
          </table:table-cell>
          <table:table-cell office:value-type="float" office:value="0.0014983277">
            <text:p>0.0014983277</text:p>
          </table:table-cell>
          <table:table-cell office:value-type="float" office:value="0.0013849861">
            <text:p>0.0013849861</text:p>
          </table:table-cell>
        </table:table-row>
        <table:table-row table:style-name="ro2">
          <table:table-cell office:value-type="float" office:value="2690">
            <text:p>2690</text:p>
          </table:table-cell>
          <table:table-cell office:value-type="float" office:value="0.05176776">
            <text:p>0.05176776</text:p>
          </table:table-cell>
          <table:table-cell office:value-type="float" office:value="-0.00027797077">
            <text:p>-0.0002779708</text:p>
          </table:table-cell>
          <table:table-cell office:value-type="float" office:value="0.0014914739">
            <text:p>0.0014914739</text:p>
          </table:table-cell>
          <table:table-cell office:value-type="float" office:value="0.0013913517">
            <text:p>0.0013913517</text:p>
          </table:table-cell>
        </table:table-row>
        <table:table-row table:style-name="ro2">
          <table:table-cell office:value-type="float" office:value="2695">
            <text:p>2695</text:p>
          </table:table-cell>
          <table:table-cell office:value-type="float" office:value="0.051511515">
            <text:p>0.051511515</text:p>
          </table:table-cell>
          <table:table-cell office:value-type="float" office:value="-0.00027797077">
            <text:p>-0.0002779708</text:p>
          </table:table-cell>
          <table:table-cell office:value-type="float" office:value="0.0014840907">
            <text:p>0.0014840907</text:p>
          </table:table-cell>
          <table:table-cell office:value-type="float" office:value="0.0013982723">
            <text:p>0.0013982723</text:p>
          </table:table-cell>
        </table:table-row>
        <table:table-row table:style-name="ro2">
          <table:table-cell office:value-type="float" office:value="2700">
            <text:p>2700</text:p>
          </table:table-cell>
          <table:table-cell office:value-type="float" office:value="0.051273603">
            <text:p>0.051273603</text:p>
          </table:table-cell>
          <table:table-cell office:value-type="float" office:value="-0.00027797077">
            <text:p>-0.0002779708</text:p>
          </table:table-cell>
          <table:table-cell office:value-type="float" office:value="0.0014772369">
            <text:p>0.0014772369</text:p>
          </table:table-cell>
          <table:table-cell office:value-type="float" office:value="0.0014047611">
            <text:p>0.0014047611</text:p>
          </table:table-cell>
        </table:table-row>
        <table:table-row table:style-name="ro2">
          <table:table-cell office:value-type="float" office:value="2705">
            <text:p>2705</text:p>
          </table:table-cell>
          <table:table-cell office:value-type="float" office:value="0.051026512">
            <text:p>0.051026512</text:p>
          </table:table-cell>
          <table:table-cell office:value-type="float" office:value="-0.00027797077">
            <text:p>-0.0002779708</text:p>
          </table:table-cell>
          <table:table-cell office:value-type="float" office:value="0.0014006358">
            <text:p>0.0014006358</text:p>
          </table:table-cell>
          <table:table-cell office:value-type="float" office:value="0.0013448489">
            <text:p>0.0013448489</text:p>
          </table:table-cell>
        </table:table-row>
        <table:table-row table:style-name="ro2">
          <table:table-cell office:value-type="float" office:value="2710">
            <text:p>2710</text:p>
          </table:table-cell>
          <table:table-cell office:value-type="float" office:value="0.05077942">
            <text:p>0.05077942</text:p>
          </table:table-cell>
          <table:table-cell office:value-type="float" office:value="-0.00027797077">
            <text:p>-0.0002779708</text:p>
          </table:table-cell>
          <table:table-cell office:value-type="float" office:value="0.0014626636">
            <text:p>0.0014626636</text:p>
          </table:table-cell>
          <table:table-cell office:value-type="float" office:value="0.001418107">
            <text:p>0.001418107</text:p>
          </table:table-cell>
        </table:table-row>
        <table:table-row table:style-name="ro2">
          <table:table-cell office:value-type="float" office:value="2715">
            <text:p>2715</text:p>
          </table:table-cell>
          <table:table-cell office:value-type="float" office:value="0.05055066">
            <text:p>0.05055066</text:p>
          </table:table-cell>
          <table:table-cell office:value-type="float" office:value="-0.00027797077">
            <text:p>-0.0002779708</text:p>
          </table:table-cell>
          <table:table-cell office:value-type="float" office:value="0.0015242554">
            <text:p>0.0015242554</text:p>
          </table:table-cell>
          <table:table-cell office:value-type="float" office:value="0.0014912284">
            <text:p>0.0014912284</text:p>
          </table:table-cell>
        </table:table-row>
        <table:table-row table:style-name="ro2">
          <table:table-cell office:value-type="float" office:value="2720">
            <text:p>2720</text:p>
          </table:table-cell>
          <table:table-cell office:value-type="float" office:value="0.050303563">
            <text:p>0.050303563</text:p>
          </table:table-cell>
          <table:table-cell office:value-type="float" office:value="-0.00027797077">
            <text:p>-0.0002779708</text:p>
          </table:table-cell>
          <table:table-cell office:value-type="float" office:value="0.0015843329">
            <text:p>0.0015843329</text:p>
          </table:table-cell>
          <table:table-cell office:value-type="float" office:value="0.0015652687">
            <text:p>0.0015652687</text:p>
          </table:table-cell>
        </table:table-row>
        <table:table-row table:style-name="ro2">
          <table:table-cell office:value-type="float" office:value="2725">
            <text:p>2725</text:p>
          </table:table-cell>
          <table:table-cell office:value-type="float" office:value="0.050038178">
            <text:p>0.050038178</text:p>
          </table:table-cell>
          <table:table-cell office:value-type="float" office:value="-0.00027797077">
            <text:p>-0.0002779708</text:p>
          </table:table-cell>
          <table:table-cell office:value-type="float" office:value="0.0016428052">
            <text:p>0.0016428052</text:p>
          </table:table-cell>
          <table:table-cell office:value-type="float" office:value="0.0016402993">
            <text:p>0.0016402993</text:p>
          </table:table-cell>
        </table:table-row>
        <table:table-row table:style-name="ro2">
          <table:table-cell office:value-type="float" office:value="2730">
            <text:p>2730</text:p>
          </table:table-cell>
          <table:table-cell office:value-type="float" office:value="0.049772784">
            <text:p>0.049772784</text:p>
          </table:table-cell>
          <table:table-cell office:value-type="float" office:value="-0.00027797077">
            <text:p>-0.0002779708</text:p>
          </table:table-cell>
          <table:table-cell office:value-type="float" office:value="0.0017002164">
            <text:p>0.0017002164</text:p>
          </table:table-cell>
          <table:table-cell office:value-type="float" office:value="0.0017157751">
            <text:p>0.0017157751</text:p>
          </table:table-cell>
        </table:table-row>
        <table:table-row table:style-name="ro2">
          <table:table-cell office:value-type="float" office:value="2735">
            <text:p>2735</text:p>
          </table:table-cell>
          <table:table-cell office:value-type="float" office:value="0.0495074">
            <text:p>0.0495074</text:p>
          </table:table-cell>
          <table:table-cell office:value-type="float" office:value="-0.00027797077">
            <text:p>-0.0002779708</text:p>
          </table:table-cell>
          <table:table-cell office:value-type="float" office:value="0.0018874187">
            <text:p>0.0018874187</text:p>
          </table:table-cell>
          <table:table-cell office:value-type="float" office:value="0.0019251653">
            <text:p>0.0019251653</text:p>
          </table:table-cell>
        </table:table-row>
        <table:table-row table:style-name="ro2">
          <table:table-cell office:value-type="float" office:value="2740">
            <text:p>2740</text:p>
          </table:table-cell>
          <table:table-cell office:value-type="float" office:value="0.049260333">
            <text:p>0.049260333</text:p>
          </table:table-cell>
          <table:table-cell office:value-type="float" office:value="-0.00027797077">
            <text:p>-0.0002779708</text:p>
          </table:table-cell>
          <table:table-cell office:value-type="float" office:value="0.0019427605">
            <text:p>0.0019427605</text:p>
          </table:table-cell>
          <table:table-cell office:value-type="float" office:value="0.0020015414">
            <text:p>0.0020015414</text:p>
          </table:table-cell>
        </table:table-row>
        <table:table-row table:style-name="ro2">
          <table:table-cell office:value-type="float" office:value="2745">
            <text:p>2745</text:p>
          </table:table-cell>
          <table:table-cell office:value-type="float" office:value="0.049013272">
            <text:p>0.049013272</text:p>
          </table:table-cell>
          <table:table-cell office:value-type="float" office:value="-0.00027797077">
            <text:p>-0.0002779708</text:p>
          </table:table-cell>
          <table:table-cell office:value-type="float" office:value="0.0019971305">
            <text:p>0.0019971305</text:p>
          </table:table-cell>
          <table:table-cell office:value-type="float" office:value="0.002078352">
            <text:p>0.002078352</text:p>
          </table:table-cell>
        </table:table-row>
        <table:table-row table:style-name="ro2">
          <table:table-cell office:value-type="float" office:value="2750">
            <text:p>2750</text:p>
          </table:table-cell>
          <table:table-cell office:value-type="float" office:value="0.04877536">
            <text:p>0.04877536</text:p>
          </table:table-cell>
          <table:table-cell office:value-type="float" office:value="-0.00027797077">
            <text:p>-0.0002779708</text:p>
          </table:table-cell>
          <table:table-cell office:value-type="float" office:value="0.0019874375">
            <text:p>0.0019874375</text:p>
          </table:table-cell>
          <table:table-cell office:value-type="float" office:value="0.0020884904">
            <text:p>0.0020884904</text:p>
          </table:table-cell>
        </table:table-row>
        <table:table-row table:style-name="ro2">
          <table:table-cell office:value-type="float" office:value="2755">
            <text:p>2755</text:p>
          </table:table-cell>
          <table:table-cell office:value-type="float" office:value="0.0485283">
            <text:p>0.0485283</text:p>
          </table:table-cell>
          <table:table-cell office:value-type="float" office:value="-0.00027797077">
            <text:p>-0.0002779708</text:p>
          </table:table-cell>
          <table:table-cell office:value-type="float" office:value="0.001914519">
            <text:p>0.001914519</text:p>
          </table:table-cell>
          <table:table-cell office:value-type="float" office:value="0.0020324017">
            <text:p>0.0020324017</text:p>
          </table:table-cell>
        </table:table-row>
        <table:table-row table:style-name="ro2">
          <table:table-cell office:value-type="float" office:value="2760">
            <text:p>2760</text:p>
          </table:table-cell>
          <table:table-cell office:value-type="float" office:value="0.048299536">
            <text:p>0.048299536</text:p>
          </table:table-cell>
          <table:table-cell office:value-type="float" office:value="-0.00027797077">
            <text:p>-0.0002779708</text:p>
          </table:table-cell>
          <table:table-cell office:value-type="float" office:value="0.0018432447">
            <text:p>0.0018432447</text:p>
          </table:table-cell>
          <table:table-cell office:value-type="float" office:value="0.0019753182">
            <text:p>0.0019753182</text:p>
          </table:table-cell>
        </table:table-row>
        <table:table-row table:style-name="ro2">
          <table:table-cell office:value-type="float" office:value="2765">
            <text:p>2765</text:p>
          </table:table-cell>
          <table:table-cell office:value-type="float" office:value="0.04807077">
            <text:p>0.04807077</text:p>
          </table:table-cell>
          <table:table-cell office:value-type="float" office:value="-0.00027797077">
            <text:p>-0.0002779708</text:p>
          </table:table-cell>
          <table:table-cell office:value-type="float" office:value="0.0017728524">
            <text:p>0.0017728524</text:p>
          </table:table-cell>
          <table:table-cell office:value-type="float" office:value="0.001918008">
            <text:p>0.001918008</text:p>
          </table:table-cell>
        </table:table-row>
        <table:table-row table:style-name="ro2">
          <table:table-cell office:value-type="float" office:value="2770">
            <text:p>2770</text:p>
          </table:table-cell>
          <table:table-cell office:value-type="float" office:value="0.047842007">
            <text:p>0.047842007</text:p>
          </table:table-cell>
          <table:table-cell office:value-type="float" office:value="-0.00027797077">
            <text:p>-0.0002779708</text:p>
          </table:table-cell>
          <table:table-cell office:value-type="float" office:value="0.0017033386">
            <text:p>0.0017033386</text:p>
          </table:table-cell>
          <table:table-cell office:value-type="float" office:value="0.001860468">
            <text:p>0.001860468</text:p>
          </table:table-cell>
        </table:table-row>
        <table:table-row table:style-name="ro2">
          <table:table-cell office:value-type="float" office:value="2775">
            <text:p>2775</text:p>
          </table:table-cell>
          <table:table-cell office:value-type="float" office:value="0.047604095">
            <text:p>0.047604095</text:p>
          </table:table-cell>
          <table:table-cell office:value-type="float" office:value="-0.00027797077">
            <text:p>-0.0002779708</text:p>
          </table:table-cell>
          <table:table-cell office:value-type="float" office:value="0.0016948687">
            <text:p>0.0016948687</text:p>
          </table:table-cell>
          <table:table-cell office:value-type="float" office:value="0.0018697667">
            <text:p>0.0018697667</text:p>
          </table:table-cell>
        </table:table-row>
        <table:table-row table:style-name="ro2">
          <table:table-cell office:value-type="float" office:value="2780">
            <text:p>2780</text:p>
          </table:table-cell>
          <table:table-cell office:value-type="float" office:value="0.047366183">
            <text:p>0.047366183</text:p>
          </table:table-cell>
          <table:table-cell office:value-type="float" office:value="-0.00027797077">
            <text:p>-0.0002779708</text:p>
          </table:table-cell>
          <table:table-cell office:value-type="float" office:value="0.0015666471">
            <text:p>0.0015666471</text:p>
          </table:table-cell>
          <table:table-cell office:value-type="float" office:value="0.0017457192">
            <text:p>0.0017457192</text:p>
          </table:table-cell>
        </table:table-row>
        <table:table-row table:style-name="ro2">
          <table:table-cell office:value-type="float" office:value="2785">
            <text:p>2785</text:p>
          </table:table-cell>
          <table:table-cell office:value-type="float" office:value="0.04712827">
            <text:p>0.04712827</text:p>
          </table:table-cell>
          <table:table-cell office:value-type="float" office:value="-0.00027797077">
            <text:p>-0.0002779708</text:p>
          </table:table-cell>
          <table:table-cell office:value-type="float" office:value="0.0015587788">
            <text:p>0.0015587788</text:p>
          </table:table-cell>
          <table:table-cell office:value-type="float" office:value="0.0017545327">
            <text:p>0.0017545327</text:p>
          </table:table-cell>
        </table:table-row>
        <table:table-row table:style-name="ro2">
          <table:table-cell office:value-type="float" office:value="2790">
            <text:p>2790</text:p>
          </table:table-cell>
          <table:table-cell office:value-type="float" office:value="0.046899512">
            <text:p>0.046899512</text:p>
          </table:table-cell>
          <table:table-cell office:value-type="float" office:value="-0.00027797077">
            <text:p>-0.0002779708</text:p>
          </table:table-cell>
          <table:table-cell office:value-type="float" office:value="0.0014925156">
            <text:p>0.0014925156</text:p>
          </table:table-cell>
          <table:table-cell office:value-type="float" office:value="0.0016963764">
            <text:p>0.0016963764</text:p>
          </table:table-cell>
        </table:table-row>
        <table:table-row table:style-name="ro2">
          <table:table-cell office:value-type="float" office:value="2795">
            <text:p>2795</text:p>
          </table:table-cell>
          <table:table-cell office:value-type="float" office:value="0.046661597">
            <text:p>0.046661597</text:p>
          </table:table-cell>
          <table:table-cell office:value-type="float" office:value="-0.00027797077">
            <text:p>-0.0002779708</text:p>
          </table:table-cell>
          <table:table-cell office:value-type="float" office:value="0.0016011647">
            <text:p>0.0016011647</text:p>
          </table:table-cell>
          <table:table-cell office:value-type="float" office:value="0.0018384712">
            <text:p>0.0018384712</text:p>
          </table:table-cell>
        </table:table-row>
        <table:table-row table:style-name="ro2">
          <table:table-cell office:value-type="float" office:value="2800">
            <text:p>2800</text:p>
          </table:table-cell>
          <table:table-cell office:value-type="float" office:value="0.046432834">
            <text:p>0.046432834</text:p>
          </table:table-cell>
          <table:table-cell office:value-type="float" office:value="-0.00027797077">
            <text:p>-0.0002779708</text:p>
          </table:table-cell>
          <table:table-cell office:value-type="float" office:value="0.0016508522">
            <text:p>0.0016508522</text:p>
          </table:table-cell>
          <table:table-cell office:value-type="float" office:value="0.0019142462">
            <text:p>0.0019142462</text:p>
          </table:table-cell>
        </table:table-row>
        <table:table-row table:style-name="ro2">
          <table:table-cell office:value-type="float" office:value="2805">
            <text:p>2805</text:p>
          </table:table-cell>
          <table:table-cell office:value-type="float" office:value="0.04618574">
            <text:p>0.04618574</text:p>
          </table:table-cell>
          <table:table-cell office:value-type="float" office:value="-0.00027797077">
            <text:p>-0.0002779708</text:p>
          </table:table-cell>
          <table:table-cell office:value-type="float" office:value="0.0015851283">
            <text:p>0.0015851283</text:p>
          </table:table-cell>
          <table:table-cell office:value-type="float" office:value="0.0018577557">
            <text:p>0.0018577557</text:p>
          </table:table-cell>
        </table:table-row>
        <table:table-row table:style-name="ro2">
          <table:table-cell office:value-type="float" office:value="2810">
            <text:p>2810</text:p>
          </table:table-cell>
          <table:table-cell office:value-type="float" office:value="0.045938652">
            <text:p>0.045938652</text:p>
          </table:table-cell>
          <table:table-cell office:value-type="float" office:value="-0.00027797077">
            <text:p>-0.0002779708</text:p>
          </table:table-cell>
          <table:table-cell office:value-type="float" office:value="0.0016329787">
            <text:p>0.0016329787</text:p>
          </table:table-cell>
          <table:table-cell office:value-type="float" office:value="0.001934479">
            <text:p>0.001934479</text:p>
          </table:table-cell>
        </table:table-row>
        <table:table-row table:style-name="ro2">
          <table:table-cell office:value-type="float" office:value="2815">
            <text:p>2815</text:p>
          </table:table-cell>
          <table:table-cell office:value-type="float" office:value="0.04568241">
            <text:p>0.04568241</text:p>
          </table:table-cell>
          <table:table-cell office:value-type="float" office:value="-0.00027797077">
            <text:p>-0.0002779708</text:p>
          </table:table-cell>
          <table:table-cell office:value-type="float" office:value="0.0017352913">
            <text:p>0.0017352913</text:p>
          </table:table-cell>
          <table:table-cell office:value-type="float" office:value="0.002078808">
            <text:p>0.002078808</text:p>
          </table:table-cell>
        </table:table-row>
        <table:table-row table:style-name="ro2">
          <table:table-cell office:value-type="float" office:value="2820">
            <text:p>2820</text:p>
          </table:table-cell>
          <table:table-cell office:value-type="float" office:value="0.04543535">
            <text:p>0.04543535</text:p>
          </table:table-cell>
          <table:table-cell office:value-type="float" office:value="-0.00027797077">
            <text:p>-0.0002779708</text:p>
          </table:table-cell>
          <table:table-cell office:value-type="float" office:value="0.0017810126">
            <text:p>0.0017810126</text:p>
          </table:table-cell>
          <table:table-cell office:value-type="float" office:value="0.0021568465">
            <text:p>0.0021568465</text:p>
          </table:table-cell>
        </table:table-row>
        <table:table-row table:style-name="ro2">
          <table:table-cell office:value-type="float" office:value="2825">
            <text:p>2825</text:p>
          </table:table-cell>
          <table:table-cell office:value-type="float" office:value="0.045179106">
            <text:p>0.045179106</text:p>
          </table:table-cell>
          <table:table-cell office:value-type="float" office:value="-0.00027797077">
            <text:p>-0.0002779708</text:p>
          </table:table-cell>
          <table:table-cell office:value-type="float" office:value="0.0018799509">
            <text:p>0.0018799509</text:p>
          </table:table-cell>
          <table:table-cell office:value-type="float" office:value="0.0023025614">
            <text:p>0.0023025614</text:p>
          </table:table-cell>
        </table:table-row>
        <table:table-row table:style-name="ro2">
          <table:table-cell office:value-type="float" office:value="2830">
            <text:p>2830</text:p>
          </table:table-cell>
          <table:table-cell office:value-type="float" office:value="0.044932045">
            <text:p>0.044932045</text:p>
          </table:table-cell>
          <table:table-cell office:value-type="float" office:value="-0.00027797077">
            <text:p>-0.0002779708</text:p>
          </table:table-cell>
          <table:table-cell office:value-type="float" office:value="0.0020313496">
            <text:p>0.0020313496</text:p>
          </table:table-cell>
          <table:table-cell office:value-type="float" office:value="0.0025154303">
            <text:p>0.0025154303</text:p>
          </table:table-cell>
        </table:table-row>
        <table:table-row table:style-name="ro2">
          <table:table-cell office:value-type="float" office:value="2835">
            <text:p>2835</text:p>
          </table:table-cell>
          <table:table-cell office:value-type="float" office:value="0.044703282">
            <text:p>0.044703282</text:p>
          </table:table-cell>
          <table:table-cell office:value-type="float" office:value="-0.00027797077">
            <text:p>-0.0002779708</text:p>
          </table:table-cell>
          <table:table-cell office:value-type="float" office:value="0.0020743434">
            <text:p>0.0020743434</text:p>
          </table:table-cell>
          <table:table-cell office:value-type="float" office:value="0.0025950265">
            <text:p>0.0025950265</text:p>
          </table:table-cell>
        </table:table-row>
        <table:table-row table:style-name="ro2">
          <table:table-cell office:value-type="float" office:value="2840">
            <text:p>2840</text:p>
          </table:table-cell>
          <table:table-cell office:value-type="float" office:value="0.04446537">
            <text:p>0.04446537</text:p>
          </table:table-cell>
          <table:table-cell office:value-type="float" office:value="-0.00027797077">
            <text:p>-0.0002779708</text:p>
          </table:table-cell>
          <table:table-cell office:value-type="float" office:value="0.0020633044">
            <text:p>0.0020633044</text:p>
          </table:table-cell>
          <table:table-cell office:value-type="float" office:value="0.0026089123">
            <text:p>0.0026089123</text:p>
          </table:table-cell>
        </table:table-row>
        <table:table-row table:style-name="ro2">
          <table:table-cell office:value-type="float" office:value="2845">
            <text:p>2845</text:p>
          </table:table-cell>
          <table:table-cell office:value-type="float" office:value="0.044245757">
            <text:p>0.044245757</text:p>
          </table:table-cell>
          <table:table-cell office:value-type="float" office:value="-0.00027797077">
            <text:p>-0.0002779708</text:p>
          </table:table-cell>
          <table:table-cell office:value-type="float" office:value="0.0020531144">
            <text:p>0.0020531144</text:p>
          </table:table-cell>
          <table:table-cell office:value-type="float" office:value="0.0026218623">
            <text:p>0.0026218623</text:p>
          </table:table-cell>
        </table:table-row>
        <table:table-row table:style-name="ro2">
          <table:table-cell office:value-type="float" office:value="2850">
            <text:p>2850</text:p>
          </table:table-cell>
          <table:table-cell office:value-type="float" office:value="0.044016995">
            <text:p>0.044016995</text:p>
          </table:table-cell>
          <table:table-cell office:value-type="float" office:value="-0.00027797077">
            <text:p>-0.0002779708</text:p>
          </table:table-cell>
          <table:table-cell office:value-type="float" office:value="0.0019907877">
            <text:p>0.0019907877</text:p>
          </table:table-cell>
          <table:table-cell office:value-type="float" office:value="0.0025687637">
            <text:p>0.0025687637</text:p>
          </table:table-cell>
        </table:table-row>
        <table:table-row table:style-name="ro2">
          <table:table-cell office:value-type="float" office:value="2855">
            <text:p>2855</text:p>
          </table:table-cell>
          <table:table-cell office:value-type="float" office:value="0.04379738">
            <text:p>0.04379738</text:p>
          </table:table-cell>
          <table:table-cell office:value-type="float" office:value="-0.00027797077">
            <text:p>-0.0002779708</text:p>
          </table:table-cell>
          <table:table-cell office:value-type="float" office:value="0.0019808556">
            <text:p>0.0019808556</text:p>
          </table:table-cell>
          <table:table-cell office:value-type="float" office:value="0.002581645">
            <text:p>0.002581645</text:p>
          </table:table-cell>
        </table:table-row>
        <table:table-row table:style-name="ro2">
          <table:table-cell office:value-type="float" office:value="2860">
            <text:p>2860</text:p>
          </table:table-cell>
          <table:table-cell office:value-type="float" office:value="0.043586917">
            <text:p>0.043586917</text:p>
          </table:table-cell>
          <table:table-cell office:value-type="float" office:value="-0.00027797077">
            <text:p>-0.0002779708</text:p>
          </table:table-cell>
          <table:table-cell office:value-type="float" office:value="0.0019206398">
            <text:p>0.0019206398</text:p>
          </table:table-cell>
          <table:table-cell office:value-type="float" office:value="0.0025273978">
            <text:p>0.0025273978</text:p>
          </table:table-cell>
        </table:table-row>
        <table:table-row table:style-name="ro2">
          <table:table-cell office:value-type="float" office:value="2865">
            <text:p>2865</text:p>
          </table:table-cell>
          <table:table-cell office:value-type="float" office:value="0.043376453">
            <text:p>0.043376453</text:p>
          </table:table-cell>
          <table:table-cell office:value-type="float" office:value="-0.00027797077">
            <text:p>-0.0002779708</text:p>
          </table:table-cell>
          <table:table-cell office:value-type="float" office:value="0.0018611567">
            <text:p>0.0018611567</text:p>
          </table:table-cell>
          <table:table-cell office:value-type="float" office:value="0.0024729474">
            <text:p>0.0024729474</text:p>
          </table:table-cell>
        </table:table-row>
        <table:table-row table:style-name="ro2">
          <table:table-cell office:value-type="float" office:value="2870">
            <text:p>2870</text:p>
          </table:table-cell>
          <table:table-cell office:value-type="float" office:value="0.043156836">
            <text:p>0.043156836</text:p>
          </table:table-cell>
          <table:table-cell office:value-type="float" office:value="-0.00027797077">
            <text:p>-0.0002779708</text:p>
          </table:table-cell>
          <table:table-cell office:value-type="float" office:value="0.0018517338">
            <text:p>0.0018517338</text:p>
          </table:table-cell>
          <table:table-cell office:value-type="float" office:value="0.002485532">
            <text:p>0.002485532</text:p>
          </table:table-cell>
        </table:table-row>
        <table:table-row table:style-name="ro2">
          <table:table-cell office:value-type="float" office:value="2875">
            <text:p>2875</text:p>
          </table:table-cell>
          <table:table-cell office:value-type="float" office:value="0.042946372">
            <text:p>0.042946372</text:p>
          </table:table-cell>
          <table:table-cell office:value-type="float" office:value="-0.00027797077">
            <text:p>-0.0002779708</text:p>
          </table:table-cell>
          <table:table-cell office:value-type="float" office:value="0.0017934839">
            <text:p>0.0017934839</text:p>
          </table:table-cell>
          <table:table-cell office:value-type="float" office:value="0.0024309976">
            <text:p>0.0024309976</text:p>
          </table:table-cell>
        </table:table-row>
        <table:table-row table:style-name="ro2">
          <table:table-cell office:value-type="float" office:value="2880">
            <text:p>2880</text:p>
          </table:table-cell>
          <table:table-cell office:value-type="float" office:value="0.04274506">
            <text:p>0.04274506</text:p>
          </table:table-cell>
          <table:table-cell office:value-type="float" office:value="-0.00027797077">
            <text:p>-0.0002779708</text:p>
          </table:table-cell>
          <table:table-cell office:value-type="float" office:value="0.0017850774">
            <text:p>0.0017850774</text:p>
          </table:table-cell>
          <table:table-cell office:value-type="float" office:value="0.0024424472">
            <text:p>0.0024424472</text:p>
          </table:table-cell>
        </table:table-row>
        <table:table-row table:style-name="ro2">
          <table:table-cell office:value-type="float" office:value="2885">
            <text:p>2885</text:p>
          </table:table-cell>
          <table:table-cell office:value-type="float" office:value="0.042543743">
            <text:p>0.042543743</text:p>
          </table:table-cell>
          <table:table-cell office:value-type="float" office:value="-0.00027797077">
            <text:p>-0.0002779708</text:p>
          </table:table-cell>
          <table:table-cell office:value-type="float" office:value="0.0017766703">
            <text:p>0.0017766703</text:p>
          </table:table-cell>
          <table:table-cell office:value-type="float" office:value="0.0024540052">
            <text:p>0.0024540052</text:p>
          </table:table-cell>
        </table:table-row>
        <table:table-row table:style-name="ro2">
          <table:table-cell office:value-type="float" office:value="2890">
            <text:p>2890</text:p>
          </table:table-cell>
          <table:table-cell office:value-type="float" office:value="0.04233328">
            <text:p>0.04233328</text:p>
          </table:table-cell>
          <table:table-cell office:value-type="float" office:value="-0.00027797077">
            <text:p>-0.0002779708</text:p>
          </table:table-cell>
          <table:table-cell office:value-type="float" office:value="0.0017200552">
            <text:p>0.0017200552</text:p>
          </table:table-cell>
          <table:table-cell office:value-type="float" office:value="0.002399488">
            <text:p>0.002399488</text:p>
          </table:table-cell>
        </table:table-row>
        <table:table-row table:style-name="ro2">
          <table:table-cell office:value-type="float" office:value="2895">
            <text:p>2895</text:p>
          </table:table-cell>
          <table:table-cell office:value-type="float" office:value="0.042122815">
            <text:p>0.042122815</text:p>
          </table:table-cell>
          <table:table-cell office:value-type="float" office:value="-0.00027797077">
            <text:p>-0.0002779708</text:p>
          </table:table-cell>
          <table:table-cell office:value-type="float" office:value="0.0016641514">
            <text:p>0.0016641514</text:p>
          </table:table-cell>
          <table:table-cell office:value-type="float" office:value="0.0023447582">
            <text:p>0.0023447582</text:p>
          </table:table-cell>
        </table:table-row>
        <table:table-row table:style-name="ro2">
          <table:table-cell office:value-type="float" office:value="2900">
            <text:p>2900</text:p>
          </table:table-cell>
          <table:table-cell office:value-type="float" office:value="0.04191235">
            <text:p>0.04191235</text:p>
          </table:table-cell>
          <table:table-cell office:value-type="float" office:value="-0.00027797077">
            <text:p>-0.0002779708</text:p>
          </table:table-cell>
          <table:table-cell office:value-type="float" office:value="0.0017027184">
            <text:p>0.0017027184</text:p>
          </table:table-cell>
          <table:table-cell office:value-type="float" office:value="0.0024232531">
            <text:p>0.0024232531</text:p>
          </table:table-cell>
        </table:table-row>
        <table:table-row table:style-name="ro2">
          <table:table-cell office:value-type="float" office:value="2905">
            <text:p>2905</text:p>
          </table:table-cell>
          <table:table-cell office:value-type="float" office:value="0.041692737">
            <text:p>0.041692737</text:p>
          </table:table-cell>
          <table:table-cell office:value-type="float" office:value="-0.00027797077">
            <text:p>-0.0002779708</text:p>
          </table:table-cell>
          <table:table-cell office:value-type="float" office:value="0.001693797">
            <text:p>0.001693797</text:p>
          </table:table-cell>
          <table:table-cell office:value-type="float" office:value="0.002436018">
            <text:p>0.002436018</text:p>
          </table:table-cell>
        </table:table-row>
        <table:table-row table:style-name="ro2">
          <table:table-cell office:value-type="float" office:value="2910">
            <text:p>2910</text:p>
          </table:table-cell>
          <table:table-cell office:value-type="float" office:value="0.041473124">
            <text:p>0.041473124</text:p>
          </table:table-cell>
          <table:table-cell office:value-type="float" office:value="-0.00027797077">
            <text:p>-0.0002779708</text:p>
          </table:table-cell>
          <table:table-cell office:value-type="float" office:value="0.0016848755">
            <text:p>0.0016848755</text:p>
          </table:table-cell>
          <table:table-cell office:value-type="float" office:value="0.0024489183">
            <text:p>0.0024489183</text:p>
          </table:table-cell>
        </table:table-row>
        <table:table-row table:style-name="ro2">
          <table:table-cell office:value-type="float" office:value="2915">
            <text:p>2915</text:p>
          </table:table-cell>
          <table:table-cell office:value-type="float" office:value="0.04126266">
            <text:p>0.04126266</text:p>
          </table:table-cell>
          <table:table-cell office:value-type="float" office:value="-0.00027797077">
            <text:p>-0.0002779708</text:p>
          </table:table-cell>
          <table:table-cell office:value-type="float" office:value="0.0017217665">
            <text:p>0.0017217665</text:p>
          </table:table-cell>
          <table:table-cell office:value-type="float" office:value="0.0025281324">
            <text:p>0.0025281324</text:p>
          </table:table-cell>
        </table:table-row>
        <table:table-row table:style-name="ro2">
          <table:table-cell office:value-type="float" office:value="2920">
            <text:p>2920</text:p>
          </table:table-cell>
          <table:table-cell office:value-type="float" office:value="0.041043047">
            <text:p>0.041043047</text:p>
          </table:table-cell>
          <table:table-cell office:value-type="float" office:value="-0.00027797077">
            <text:p>-0.0002779708</text:p>
          </table:table-cell>
          <table:table-cell office:value-type="float" office:value="0.0018025311">
            <text:p>0.0018025311</text:p>
          </table:table-cell>
          <table:table-cell office:value-type="float" office:value="0.002675122">
            <text:p>0.002675122</text:p>
          </table:table-cell>
        </table:table-row>
        <table:table-row table:style-name="ro2">
          <table:table-cell office:value-type="float" office:value="2925">
            <text:p>2925</text:p>
          </table:table-cell>
          <table:table-cell office:value-type="float" office:value="0.040841732">
            <text:p>0.040841732</text:p>
          </table:table-cell>
          <table:table-cell office:value-type="float" office:value="-0.00027797077">
            <text:p>-0.0002779708</text:p>
          </table:table-cell>
          <table:table-cell office:value-type="float" office:value="0.0018827193">
            <text:p>0.0018827193</text:p>
          </table:table-cell>
          <table:table-cell office:value-type="float" office:value="0.002821742">
            <text:p>0.002821742</text:p>
          </table:table-cell>
        </table:table-row>
        <table:table-row table:style-name="ro2">
          <table:table-cell office:value-type="float" office:value="2930">
            <text:p>2930</text:p>
          </table:table-cell>
          <table:table-cell office:value-type="float" office:value="0.04062212">
            <text:p>0.04062212</text:p>
          </table:table-cell>
          <table:table-cell office:value-type="float" office:value="-0.00027797077">
            <text:p>-0.0002779708</text:p>
          </table:table-cell>
          <table:table-cell office:value-type="float" office:value="0.0019606915">
            <text:p>0.0019606915</text:p>
          </table:table-cell>
          <table:table-cell office:value-type="float" office:value="0.0029704631">
            <text:p>0.0029704631</text:p>
          </table:table-cell>
        </table:table-row>
        <table:table-row table:style-name="ro2">
          <table:table-cell office:value-type="float" office:value="2935">
            <text:p>2935</text:p>
          </table:table-cell>
          <table:table-cell office:value-type="float" office:value="0.040420804">
            <text:p>0.040420804</text:p>
          </table:table-cell>
          <table:table-cell office:value-type="float" office:value="-0.00027797077">
            <text:p>-0.0002779708</text:p>
          </table:table-cell>
          <table:table-cell office:value-type="float" office:value="0.002038181">
            <text:p>0.002038181</text:p>
          </table:table-cell>
          <table:table-cell office:value-type="float" office:value="0.0031186948">
            <text:p>0.0031186948</text:p>
          </table:table-cell>
        </table:table-row>
        <table:table-row table:style-name="ro2">
          <table:table-cell office:value-type="float" office:value="2940">
            <text:p>2940</text:p>
          </table:table-cell>
          <table:table-cell office:value-type="float" office:value="0.040210336">
            <text:p>0.040210336</text:p>
          </table:table-cell>
          <table:table-cell office:value-type="float" office:value="-0.00027797077">
            <text:p>-0.0002779708</text:p>
          </table:table-cell>
          <table:table-cell office:value-type="float" office:value="0.0021570353">
            <text:p>0.0021570353</text:p>
          </table:table-cell>
          <table:table-cell office:value-type="float" office:value="0.0033351996">
            <text:p>0.0033351996</text:p>
          </table:table-cell>
        </table:table-row>
        <table:table-row table:style-name="ro2">
          <table:table-cell office:value-type="float" office:value="2945">
            <text:p>2945</text:p>
          </table:table-cell>
          <table:table-cell office:value-type="float" office:value="0.039999876">
            <text:p>0.039999876</text:p>
          </table:table-cell>
          <table:table-cell office:value-type="float" office:value="-0.00027797077">
            <text:p>-0.0002779708</text:p>
          </table:table-cell>
          <table:table-cell office:value-type="float" office:value="0.0021884516">
            <text:p>0.0021884516</text:p>
          </table:table-cell>
          <table:table-cell office:value-type="float" office:value="0.0034194768">
            <text:p>0.0034194768</text:p>
          </table:table-cell>
        </table:table-row>
        <table:table-row table:style-name="ro2">
          <table:table-cell office:value-type="float" office:value="2950">
            <text:p>2950</text:p>
          </table:table-cell>
          <table:table-cell office:value-type="float" office:value="0.039798558">
            <text:p>0.039798558</text:p>
          </table:table-cell>
          <table:table-cell office:value-type="float" office:value="-0.00027797077">
            <text:p>-0.0002779708</text:p>
          </table:table-cell>
          <table:table-cell office:value-type="float" office:value="0.0022619823">
            <text:p>0.0022619823</text:p>
          </table:table-cell>
          <table:table-cell office:value-type="float" office:value="0.0035702162">
            <text:p>0.0035702162</text:p>
          </table:table-cell>
        </table:table-row>
        <table:table-row table:style-name="ro2">
          <table:table-cell office:value-type="float" office:value="2955">
            <text:p>2955</text:p>
          </table:table-cell>
          <table:table-cell office:value-type="float" office:value="0.039606392">
            <text:p>0.039606392</text:p>
          </table:table-cell>
          <table:table-cell office:value-type="float" office:value="-0.00027797077">
            <text:p>-0.0002779708</text:p>
          </table:table-cell>
          <table:table-cell office:value-type="float" office:value="0.0022929215">
            <text:p>0.0022929215</text:p>
          </table:table-cell>
          <table:table-cell office:value-type="float" office:value="0.0036542532">
            <text:p>0.0036542532</text:p>
          </table:table-cell>
        </table:table-row>
        <table:table-row table:style-name="ro2">
          <table:table-cell office:value-type="float" office:value="2960">
            <text:p>2960</text:p>
          </table:table-cell>
          <table:table-cell office:value-type="float" office:value="0.03941423">
            <text:p>0.03941423</text:p>
          </table:table-cell>
          <table:table-cell office:value-type="float" office:value="-0.00027797077">
            <text:p>-0.0002779708</text:p>
          </table:table-cell>
          <table:table-cell office:value-type="float" office:value="0.0023232535">
            <text:p>0.0023232535</text:p>
          </table:table-cell>
          <table:table-cell office:value-type="float" office:value="0.0037387852">
            <text:p>0.0037387852</text:p>
          </table:table-cell>
        </table:table-row>
        <table:table-row table:style-name="ro2">
          <table:table-cell office:value-type="float" office:value="2965">
            <text:p>2965</text:p>
          </table:table-cell>
          <table:table-cell office:value-type="float" office:value="0.03923121">
            <text:p>0.03923121</text:p>
          </table:table-cell>
          <table:table-cell office:value-type="float" office:value="-0.00027797077">
            <text:p>-0.0002779708</text:p>
          </table:table-cell>
          <table:table-cell office:value-type="float" office:value="0.0023124656">
            <text:p>0.0023124656</text:p>
          </table:table-cell>
          <table:table-cell office:value-type="float" office:value="0.0037562272">
            <text:p>0.0037562272</text:p>
          </table:table-cell>
        </table:table-row>
        <table:table-row table:style-name="ro2">
          <table:table-cell office:value-type="float" office:value="2970">
            <text:p>2970</text:p>
          </table:table-cell>
          <table:table-cell office:value-type="float" office:value="0.039048195">
            <text:p>0.039048195</text:p>
          </table:table-cell>
          <table:table-cell office:value-type="float" office:value="-0.00027797077">
            <text:p>-0.0002779708</text:p>
          </table:table-cell>
          <table:table-cell office:value-type="float" office:value="0.002301678">
            <text:p>0.002301678</text:p>
          </table:table-cell>
          <table:table-cell office:value-type="float" office:value="0.0037738327">
            <text:p>0.0037738327</text:p>
          </table:table-cell>
        </table:table-row>
        <table:table-row table:style-name="ro2">
          <table:table-cell office:value-type="float" office:value="2975">
            <text:p>2975</text:p>
          </table:table-cell>
          <table:table-cell office:value-type="float" office:value="0.03886518">
            <text:p>0.03886518</text:p>
          </table:table-cell>
          <table:table-cell office:value-type="float" office:value="-0.00027797077">
            <text:p>-0.0002779708</text:p>
          </table:table-cell>
          <table:table-cell office:value-type="float" office:value="0.0022908903">
            <text:p>0.0022908903</text:p>
          </table:table-cell>
          <table:table-cell office:value-type="float" office:value="0.0037916042">
            <text:p>0.0037916042</text:p>
          </table:table-cell>
        </table:table-row>
        <table:table-row table:style-name="ro2">
          <table:table-cell office:value-type="float" office:value="2980">
            <text:p>2980</text:p>
          </table:table-cell>
          <table:table-cell office:value-type="float" office:value="0.038673013">
            <text:p>0.038673013</text:p>
          </table:table-cell>
          <table:table-cell office:value-type="float" office:value="-0.00027797077">
            <text:p>-0.0002779708</text:p>
          </table:table-cell>
          <table:table-cell office:value-type="float" office:value="0.00223965">
            <text:p>0.00223965</text:p>
          </table:table-cell>
          <table:table-cell office:value-type="float" office:value="0.003743727">
            <text:p>0.003743727</text:p>
          </table:table-cell>
        </table:table-row>
        <table:table-row table:style-name="ro2">
          <table:table-cell office:value-type="float" office:value="2985">
            <text:p>2985</text:p>
          </table:table-cell>
          <table:table-cell office:value-type="float" office:value="0.038499147">
            <text:p>0.038499147</text:p>
          </table:table-cell>
          <table:table-cell office:value-type="float" office:value="-0.00027797077">
            <text:p>-0.0002779708</text:p>
          </table:table-cell>
          <table:table-cell office:value-type="float" office:value="0.0021900346">
            <text:p>0.0021900346</text:p>
          </table:table-cell>
          <table:table-cell office:value-type="float" office:value="0.003693931">
            <text:p>0.003693931</text:p>
          </table:table-cell>
        </table:table-row>
        <table:table-row table:style-name="ro2">
          <table:table-cell office:value-type="float" office:value="2990">
            <text:p>2990</text:p>
          </table:table-cell>
          <table:table-cell office:value-type="float" office:value="0.03831613">
            <text:p>0.03831613</text:p>
          </table:table-cell>
          <table:table-cell office:value-type="float" office:value="-0.00027797077">
            <text:p>-0.0002779708</text:p>
          </table:table-cell>
          <table:table-cell office:value-type="float" office:value="0.002101271">
            <text:p>0.002101271</text:p>
          </table:table-cell>
          <table:table-cell office:value-type="float" office:value="0.003578152">
            <text:p>0.003578152</text:p>
          </table:table-cell>
        </table:table-row>
        <table:table-row table:style-name="ro2">
          <table:table-cell office:value-type="float" office:value="2995">
            <text:p>2995</text:p>
          </table:table-cell>
          <table:table-cell office:value-type="float" office:value="0.038123965">
            <text:p>0.038123965</text:p>
          </table:table-cell>
          <table:table-cell office:value-type="float" office:value="-0.00027797077">
            <text:p>-0.0002779708</text:p>
          </table:table-cell>
          <table:table-cell office:value-type="float" office:value="0.0020519432">
            <text:p>0.0020519432</text:p>
          </table:table-cell>
          <table:table-cell office:value-type="float" office:value="0.0035294679">
            <text:p>0.0035294679</text:p>
          </table:table-cell>
        </table:table-row>
        <table:table-row table:style-name="ro2">
          <table:table-cell office:value-type="float" office:value="3000">
            <text:p>3000</text:p>
          </table:table-cell>
          <table:table-cell office:value-type="float" office:value="0.03794095">
            <text:p>0.03794095</text:p>
          </table:table-cell>
          <table:table-cell office:value-type="float" office:value="-0.00027797077">
            <text:p>-0.0002779708</text:p>
          </table:table-cell>
          <table:table-cell office:value-type="float" office:value="0.0019652653">
            <text:p>0.0019652653</text:p>
          </table:table-cell>
          <table:table-cell office:value-type="float" office:value="0.0034130667">
            <text:p>0.0034130667</text:p>
          </table:table-cell>
        </table:table-row>
        <table:table-row table:style-name="ro2">
          <table:table-cell office:value-type="float" office:value="3005">
            <text:p>3005</text:p>
          </table:table-cell>
          <table:table-cell office:value-type="float" office:value="0.037748784">
            <text:p>0.037748784</text:p>
          </table:table-cell>
          <table:table-cell office:value-type="float" office:value="-0.00027756687">
            <text:p>-0.0002775669</text:p>
          </table:table-cell>
          <table:table-cell office:value-type="float" office:value="0.0019172807">
            <text:p>0.0019172807</text:p>
          </table:table-cell>
          <table:table-cell office:value-type="float" office:value="0.0033637197">
            <text:p>0.0033637197</text:p>
          </table:table-cell>
        </table:table-row>
        <table:table-row table:style-name="ro2">
          <table:table-cell office:value-type="float" office:value="3010">
            <text:p>3010</text:p>
          </table:table-cell>
          <table:table-cell office:value-type="float" office:value="0.037565768">
            <text:p>0.037565768</text:p>
          </table:table-cell>
          <table:table-cell office:value-type="float" office:value="-0.00027756687">
            <text:p>-0.0002775669</text:p>
          </table:table-cell>
          <table:table-cell office:value-type="float" office:value="0.0018326676">
            <text:p>0.0018326676</text:p>
          </table:table-cell>
          <table:table-cell office:value-type="float" office:value="0.0032466778">
            <text:p>0.0032466778</text:p>
          </table:table-cell>
        </table:table-row>
        <table:table-row table:style-name="ro2">
          <table:table-cell office:value-type="float" office:value="3015">
            <text:p>3015</text:p>
          </table:table-cell>
          <table:table-cell office:value-type="float" office:value="0.037364453">
            <text:p>0.037364453</text:p>
          </table:table-cell>
          <table:table-cell office:value-type="float" office:value="-0.00027756687">
            <text:p>-0.0002775669</text:p>
          </table:table-cell>
          <table:table-cell office:value-type="float" office:value="0.0018228468">
            <text:p>0.0018228468</text:p>
          </table:table-cell>
          <table:table-cell office:value-type="float" office:value="0.003264171">
            <text:p>0.003264171</text:p>
          </table:table-cell>
        </table:table-row>
        <table:table-row table:style-name="ro2">
          <table:table-cell office:value-type="float" office:value="3020">
            <text:p>3020</text:p>
          </table:table-cell>
          <table:table-cell office:value-type="float" office:value="0.037172288">
            <text:p>0.037172288</text:p>
          </table:table-cell>
          <table:table-cell office:value-type="float" office:value="-0.00027756687">
            <text:p>-0.0002775669</text:p>
          </table:table-cell>
          <table:table-cell office:value-type="float" office:value="0.0017765927">
            <text:p>0.0017765927</text:p>
          </table:table-cell>
          <table:table-cell office:value-type="float" office:value="0.0032143213">
            <text:p>0.0032143213</text:p>
          </table:table-cell>
        </table:table-row>
        <table:table-row table:style-name="ro2">
          <table:table-cell office:value-type="float" office:value="3025">
            <text:p>3025</text:p>
          </table:table-cell>
          <table:table-cell office:value-type="float" office:value="0.036980122">
            <text:p>0.036980122</text:p>
          </table:table-cell>
          <table:table-cell office:value-type="float" office:value="-0.00027756687">
            <text:p>-0.0002775669</text:p>
          </table:table-cell>
          <table:table-cell office:value-type="float" office:value="0.001730909">
            <text:p>0.001730909</text:p>
          </table:table-cell>
          <table:table-cell office:value-type="float" office:value="0.003164299">
            <text:p>0.003164299</text:p>
          </table:table-cell>
        </table:table-row>
        <table:table-row table:style-name="ro2">
          <table:table-cell office:value-type="float" office:value="3030">
            <text:p>3030</text:p>
          </table:table-cell>
          <table:table-cell office:value-type="float" office:value="0.036787957">
            <text:p>0.036787957</text:p>
          </table:table-cell>
          <table:table-cell office:value-type="float" office:value="0.00027746658">
            <text:p>0.0002774666</text:p>
          </table:table-cell>
          <table:table-cell office:value-type="float" office:value="0.0016857926">
            <text:p>0.0016857926</text:p>
          </table:table-cell>
          <table:table-cell office:value-type="float" office:value="0.003114102">
            <text:p>0.003114102</text:p>
          </table:table-cell>
        </table:table-row>
        <table:table-row table:style-name="ro2">
          <table:table-cell office:value-type="float" office:value="3035">
            <text:p>3035</text:p>
          </table:table-cell>
          <table:table-cell office:value-type="float" office:value="0.03659579">
            <text:p>0.03659579</text:p>
          </table:table-cell>
          <table:table-cell office:value-type="float" office:value="0.00027746658">
            <text:p>0.0002774666</text:p>
          </table:table-cell>
          <table:table-cell office:value-type="float" office:value="0.001641241">
            <text:p>0.001641241</text:p>
          </table:table-cell>
          <table:table-cell office:value-type="float" office:value="0.0030637272">
            <text:p>0.0030637272</text:p>
          </table:table-cell>
        </table:table-row>
        <table:table-row table:style-name="ro2">
          <table:table-cell office:value-type="float" office:value="3040">
            <text:p>3040</text:p>
          </table:table-cell>
          <table:table-cell office:value-type="float" office:value="0.036403626">
            <text:p>0.036403626</text:p>
          </table:table-cell>
          <table:table-cell office:value-type="float" office:value="0.00027746658">
            <text:p>0.0002774666</text:p>
          </table:table-cell>
          <table:table-cell office:value-type="float" office:value="0.0016679951">
            <text:p>0.0016679951</text:p>
          </table:table-cell>
          <table:table-cell office:value-type="float" office:value="0.0031466286">
            <text:p>0.0031466286</text:p>
          </table:table-cell>
        </table:table-row>
        <table:table-row table:style-name="ro2">
          <table:table-cell office:value-type="float" office:value="3045">
            <text:p>3045</text:p>
          </table:table-cell>
          <table:table-cell office:value-type="float" office:value="0.03620231">
            <text:p>0.03620231</text:p>
          </table:table-cell>
          <table:table-cell office:value-type="float" office:value="0.00027746658">
            <text:p>0.0002774666</text:p>
          </table:table-cell>
          <table:table-cell office:value-type="float" office:value="0.0016587711">
            <text:p>0.0016587711</text:p>
          </table:table-cell>
          <table:table-cell office:value-type="float" office:value="0.003164127">
            <text:p>0.003164127</text:p>
          </table:table-cell>
        </table:table-row>
        <table:table-row table:style-name="ro2">
          <table:table-cell office:value-type="float" office:value="3050">
            <text:p>3050</text:p>
          </table:table-cell>
          <table:table-cell office:value-type="float" office:value="0.036010146">
            <text:p>0.036010146</text:p>
          </table:table-cell>
          <table:table-cell office:value-type="float" office:value="0.00027746658">
            <text:p>0.0002774666</text:p>
          </table:table-cell>
          <table:table-cell office:value-type="float" office:value="0.0016845791">
            <text:p>0.0016845791</text:p>
          </table:table-cell>
          <table:table-cell office:value-type="float" office:value="0.003247743">
            <text:p>0.003247743</text:p>
          </table:table-cell>
        </table:table-row>
        <table:table-row table:style-name="ro2">
          <table:table-cell office:value-type="float" office:value="3055">
            <text:p>3055</text:p>
          </table:table-cell>
          <table:table-cell office:value-type="float" office:value="0.03581798">
            <text:p>0.03581798</text:p>
          </table:table-cell>
          <table:table-cell office:value-type="float" office:value="0.00027746658">
            <text:p>0.0002774666</text:p>
          </table:table-cell>
          <table:table-cell office:value-type="float" office:value="0.0017098342">
            <text:p>0.0017098342</text:p>
          </table:table-cell>
          <table:table-cell office:value-type="float" office:value="0.0033318992">
            <text:p>0.0033318992</text:p>
          </table:table-cell>
        </table:table-row>
        <table:table-row table:style-name="ro2">
          <table:table-cell office:value-type="float" office:value="3060">
            <text:p>3060</text:p>
          </table:table-cell>
          <table:table-cell office:value-type="float" office:value="0.035634965">
            <text:p>0.035634965</text:p>
          </table:table-cell>
          <table:table-cell office:value-type="float" office:value="0.00027746658">
            <text:p>0.0002774666</text:p>
          </table:table-cell>
          <table:table-cell office:value-type="float" office:value="0.0017010979">
            <text:p>0.0017010979</text:p>
          </table:table-cell>
          <table:table-cell office:value-type="float" office:value="0.0033490115">
            <text:p>0.0033490115</text:p>
          </table:table-cell>
        </table:table-row>
        <table:table-row table:style-name="ro2">
          <table:table-cell office:value-type="float" office:value="3065">
            <text:p>3065</text:p>
          </table:table-cell>
          <table:table-cell office:value-type="float" office:value="0.03545195">
            <text:p>0.03545195</text:p>
          </table:table-cell>
          <table:table-cell office:value-type="float" office:value="0.00027746658">
            <text:p>0.0002774666</text:p>
          </table:table-cell>
          <table:table-cell office:value-type="float" office:value="0.0016923614">
            <text:p>0.0016923614</text:p>
          </table:table-cell>
          <table:table-cell office:value-type="float" office:value="0.0033663008">
            <text:p>0.0033663008</text:p>
          </table:table-cell>
        </table:table-row>
        <table:table-row table:style-name="ro2">
          <table:table-cell office:value-type="float" office:value="3070">
            <text:p>3070</text:p>
          </table:table-cell>
          <table:table-cell office:value-type="float" office:value="0.03528723">
            <text:p>0.03528723</text:p>
          </table:table-cell>
          <table:table-cell office:value-type="float" office:value="0.00027746658">
            <text:p>0.0002774666</text:p>
          </table:table-cell>
          <table:table-cell office:value-type="float" office:value="0.0016844984">
            <text:p>0.0016844984</text:p>
          </table:table-cell>
          <table:table-cell office:value-type="float" office:value="0.0033820143">
            <text:p>0.0033820143</text:p>
          </table:table-cell>
        </table:table-row>
        <table:table-row table:style-name="ro2">
          <table:table-cell office:value-type="float" office:value="3075">
            <text:p>3075</text:p>
          </table:table-cell>
          <table:table-cell office:value-type="float" office:value="0.035104215">
            <text:p>0.035104215</text:p>
          </table:table-cell>
          <table:table-cell office:value-type="float" office:value="0.00027746658">
            <text:p>0.0002774666</text:p>
          </table:table-cell>
          <table:table-cell office:value-type="float" office:value="0.001675762">
            <text:p>0.001675762</text:p>
          </table:table-cell>
          <table:table-cell office:value-type="float" office:value="0.0033996468">
            <text:p>0.0033996468</text:p>
          </table:table-cell>
        </table:table-row>
        <table:table-row table:style-name="ro2">
          <table:table-cell office:value-type="float" office:value="3080">
            <text:p>3080</text:p>
          </table:table-cell>
          <table:table-cell office:value-type="float" office:value="0.034939498">
            <text:p>0.034939498</text:p>
          </table:table-cell>
          <table:table-cell office:value-type="float" office:value="0.00027746658">
            <text:p>0.0002774666</text:p>
          </table:table-cell>
          <table:table-cell office:value-type="float" office:value="0.001667899">
            <text:p>0.001667899</text:p>
          </table:table-cell>
          <table:table-cell office:value-type="float" office:value="0.003415674">
            <text:p>0.003415674</text:p>
          </table:table-cell>
        </table:table-row>
        <table:table-row table:style-name="ro2">
          <table:table-cell office:value-type="float" office:value="3085">
            <text:p>3085</text:p>
          </table:table-cell>
          <table:table-cell office:value-type="float" office:value="0.03476563">
            <text:p>0.03476563</text:p>
          </table:table-cell>
          <table:table-cell office:value-type="float" office:value="0.00027746658">
            <text:p>0.0002774666</text:p>
          </table:table-cell>
          <table:table-cell office:value-type="float" office:value="0.0016918551">
            <text:p>0.0016918551</text:p>
          </table:table-cell>
          <table:table-cell office:value-type="float" office:value="0.0034994755">
            <text:p>0.0034994755</text:p>
          </table:table-cell>
        </table:table-row>
        <table:table-row table:style-name="ro2">
          <table:table-cell office:value-type="float" office:value="3090">
            <text:p>3090</text:p>
          </table:table-cell>
          <table:table-cell office:value-type="float" office:value="0.034591764">
            <text:p>0.034591764</text:p>
          </table:table-cell>
          <table:table-cell office:value-type="float" office:value="0.00027746658">
            <text:p>0.0002774666</text:p>
          </table:table-cell>
          <table:table-cell office:value-type="float" office:value="0.0016514596">
            <text:p>0.0016514596</text:p>
          </table:table-cell>
          <table:table-cell office:value-type="float" office:value="0.003450345">
            <text:p>0.003450345</text:p>
          </table:table-cell>
        </table:table-row>
        <table:table-row table:style-name="ro2">
          <table:table-cell office:value-type="float" office:value="3095">
            <text:p>3095</text:p>
          </table:table-cell>
          <table:table-cell office:value-type="float" office:value="0.034417897">
            <text:p>0.034417897</text:p>
          </table:table-cell>
          <table:table-cell office:value-type="float" office:value="0.00027746658">
            <text:p>0.0002774666</text:p>
          </table:table-cell>
          <table:table-cell office:value-type="float" office:value="0.0016115442">
            <text:p>0.0016115442</text:p>
          </table:table-cell>
          <table:table-cell office:value-type="float" office:value="0.003401054">
            <text:p>0.003401054</text:p>
          </table:table-cell>
        </table:table-row>
        <table:table-row table:style-name="ro2">
          <table:table-cell office:value-type="float" office:value="3100">
            <text:p>3100</text:p>
          </table:table-cell>
          <table:table-cell office:value-type="float" office:value="0.03426233">
            <text:p>0.03426233</text:p>
          </table:table-cell>
          <table:table-cell office:value-type="float" office:value="0.00027746658">
            <text:p>0.0002774666</text:p>
          </table:table-cell>
          <table:table-cell office:value-type="float" office:value="0.0015729383">
            <text:p>0.0015729383</text:p>
          </table:table-cell>
          <table:table-cell office:value-type="float" office:value="0.0033497927">
            <text:p>0.0033497927</text:p>
          </table:table-cell>
        </table:table-row>
        <table:table-row table:style-name="ro2">
          <table:table-cell office:value-type="float" office:value="3105">
            <text:p>3105</text:p>
          </table:table-cell>
          <table:table-cell office:value-type="float" office:value="0.03410676">
            <text:p>0.03410676</text:p>
          </table:table-cell>
          <table:table-cell office:value-type="float" office:value="0.00027746658">
            <text:p>0.0002774666</text:p>
          </table:table-cell>
          <table:table-cell office:value-type="float" office:value="0.0015347581">
            <text:p>0.0015347581</text:p>
          </table:table-cell>
          <table:table-cell office:value-type="float" office:value="0.0032983671">
            <text:p>0.0032983671</text:p>
          </table:table-cell>
        </table:table-row>
        <table:table-row table:style-name="ro2">
          <table:table-cell office:value-type="float" office:value="3110">
            <text:p>3110</text:p>
          </table:table-cell>
          <table:table-cell office:value-type="float" office:value="0.033942044">
            <text:p>0.033942044</text:p>
          </table:table-cell>
          <table:table-cell office:value-type="float" office:value="0.00027746658">
            <text:p>0.0002774666</text:p>
          </table:table-cell>
          <table:table-cell office:value-type="float" office:value="0.0014658589">
            <text:p>0.0014658589</text:p>
          </table:table-cell>
          <table:table-cell office:value-type="float" office:value="0.0031809453">
            <text:p>0.0031809453</text:p>
          </table:table-cell>
        </table:table-row>
        <table:table-row table:style-name="ro2">
          <table:table-cell office:value-type="float" office:value="3115">
            <text:p>3115</text:p>
          </table:table-cell>
          <table:table-cell office:value-type="float" office:value="0.033786476">
            <text:p>0.033786476</text:p>
          </table:table-cell>
          <table:table-cell office:value-type="float" office:value="0.00027746658">
            <text:p>0.0002774666</text:p>
          </table:table-cell>
          <table:table-cell office:value-type="float" office:value="0.0014286817">
            <text:p>0.0014286817</text:p>
          </table:table-cell>
          <table:table-cell office:value-type="float" office:value="0.0031288858">
            <text:p>0.0031288858</text:p>
          </table:table-cell>
        </table:table-row>
        <table:table-row table:style-name="ro2">
          <table:table-cell office:value-type="float" office:value="3120">
            <text:p>3120</text:p>
          </table:table-cell>
          <table:table-cell office:value-type="float" office:value="0.033630908">
            <text:p>0.033630908</text:p>
          </table:table-cell>
          <table:table-cell office:value-type="float" office:value="0.00027746658">
            <text:p>0.0002774666</text:p>
          </table:table-cell>
          <table:table-cell office:value-type="float" office:value="0.0013919242">
            <text:p>0.0013919242</text:p>
          </table:table-cell>
          <table:table-cell office:value-type="float" office:value="0.0030766523">
            <text:p>0.0030766523</text:p>
          </table:table-cell>
        </table:table-row>
        <table:table-row table:style-name="ro2">
          <table:table-cell office:value-type="float" office:value="3125">
            <text:p>3125</text:p>
          </table:table-cell>
          <table:table-cell office:value-type="float" office:value="0.033457045">
            <text:p>0.033457045</text:p>
          </table:table-cell>
          <table:table-cell office:value-type="float" office:value="0.00027746658">
            <text:p>0.0002774666</text:p>
          </table:table-cell>
          <table:table-cell office:value-type="float" office:value="0.0013548522">
            <text:p>0.0013548522</text:p>
          </table:table-cell>
          <table:table-cell office:value-type="float" office:value="0.0030259152">
            <text:p>0.0030259152</text:p>
          </table:table-cell>
        </table:table-row>
        <table:table-row table:style-name="ro2">
          <table:table-cell office:value-type="float" office:value="3130">
            <text:p>3130</text:p>
          </table:table-cell>
          <table:table-cell office:value-type="float" office:value="0.033301473">
            <text:p>0.033301473</text:p>
          </table:table-cell>
          <table:table-cell office:value-type="float" office:value="0.00027746658">
            <text:p>0.0002774666</text:p>
          </table:table-cell>
          <table:table-cell office:value-type="float" office:value="0.0013189606">
            <text:p>0.0013189606</text:p>
          </table:table-cell>
          <table:table-cell office:value-type="float" office:value="0.0029733425">
            <text:p>0.0029733425</text:p>
          </table:table-cell>
        </table:table-row>
        <table:table-row table:style-name="ro2">
          <table:table-cell office:value-type="float" office:value="3135">
            <text:p>3135</text:p>
          </table:table-cell>
          <table:table-cell office:value-type="float" office:value="0.033145905">
            <text:p>0.033145905</text:p>
          </table:table-cell>
          <table:table-cell office:value-type="float" office:value="0.00027746658">
            <text:p>0.0002774666</text:p>
          </table:table-cell>
          <table:table-cell office:value-type="float" office:value="0.001283483">
            <text:p>0.001283483</text:p>
          </table:table-cell>
          <table:table-cell office:value-type="float" office:value="0.0029205885">
            <text:p>0.0029205885</text:p>
          </table:table-cell>
        </table:table-row>
        <table:table-row table:style-name="ro2">
          <table:table-cell office:value-type="float" office:value="3140">
            <text:p>3140</text:p>
          </table:table-cell>
          <table:table-cell office:value-type="float" office:value="0.032981187">
            <text:p>0.032981187</text:p>
          </table:table-cell>
          <table:table-cell office:value-type="float" office:value="0.00027746658">
            <text:p>0.0002774666</text:p>
          </table:table-cell>
          <table:table-cell office:value-type="float" office:value="0.0012771047">
            <text:p>0.0012771047</text:p>
          </table:table-cell>
          <table:table-cell office:value-type="float" office:value="0.0029351749">
            <text:p>0.0029351749</text:p>
          </table:table-cell>
        </table:table-row>
        <table:table-row table:style-name="ro2">
          <table:table-cell office:value-type="float" office:value="3145">
            <text:p>3145</text:p>
          </table:table-cell>
          <table:table-cell office:value-type="float" office:value="0.03282562">
            <text:p>0.03282562</text:p>
          </table:table-cell>
          <table:table-cell office:value-type="float" office:value="0.00027746658">
            <text:p>0.0002774666</text:p>
          </table:table-cell>
          <table:table-cell office:value-type="float" office:value="0.0012998335">
            <text:p>0.0012998335</text:p>
          </table:table-cell>
          <table:table-cell office:value-type="float" office:value="0.0030157957">
            <text:p>0.0030157957</text:p>
          </table:table-cell>
        </table:table-row>
        <table:table-row table:style-name="ro2">
          <table:table-cell office:value-type="float" office:value="3150">
            <text:p>3150</text:p>
          </table:table-cell>
          <table:table-cell office:value-type="float" office:value="0.0326609">
            <text:p>0.0326609</text:p>
          </table:table-cell>
          <table:table-cell office:value-type="float" office:value="0.00027746658">
            <text:p>0.0002774666</text:p>
          </table:table-cell>
          <table:table-cell office:value-type="float" office:value="0.0012933111">
            <text:p>0.0012933111</text:p>
          </table:table-cell>
          <table:table-cell office:value-type="float" office:value="0.0030310052">
            <text:p>0.0030310052</text:p>
          </table:table-cell>
        </table:table-row>
        <table:table-row table:style-name="ro2">
          <table:table-cell office:value-type="float" office:value="3155">
            <text:p>3155</text:p>
          </table:table-cell>
          <table:table-cell office:value-type="float" office:value="0.03248704">
            <text:p>0.03248704</text:p>
          </table:table-cell>
          <table:table-cell office:value-type="float" office:value="0.00027746658">
            <text:p>0.0002774666</text:p>
          </table:table-cell>
          <table:table-cell office:value-type="float" office:value="0.001314598">
            <text:p>0.001314598</text:p>
          </table:table-cell>
          <table:table-cell office:value-type="float" office:value="0.0031139578">
            <text:p>0.0031139578</text:p>
          </table:table-cell>
        </table:table-row>
        <table:table-row table:style-name="ro2">
          <table:table-cell office:value-type="float" office:value="3160">
            <text:p>3160</text:p>
          </table:table-cell>
          <table:table-cell office:value-type="float" office:value="0.032313168">
            <text:p>0.032313168</text:p>
          </table:table-cell>
          <table:table-cell office:value-type="float" office:value="0.00027746658">
            <text:p>0.0002774666</text:p>
          </table:table-cell>
          <table:table-cell office:value-type="float" office:value="0.0013354331">
            <text:p>0.0013354331</text:p>
          </table:table-cell>
          <table:table-cell office:value-type="float" office:value="0.003197445">
            <text:p>0.003197445</text:p>
          </table:table-cell>
        </table:table-row>
        <table:table-row table:style-name="ro2">
          <table:table-cell office:value-type="float" office:value="3165">
            <text:p>3165</text:p>
          </table:table-cell>
          <table:table-cell office:value-type="float" office:value="0.032139305">
            <text:p>0.032139305</text:p>
          </table:table-cell>
          <table:table-cell office:value-type="float" office:value="0.00027746658">
            <text:p>0.0002774666</text:p>
          </table:table-cell>
          <table:table-cell office:value-type="float" office:value="0.0014109646">
            <text:p>0.0014109646</text:p>
          </table:table-cell>
          <table:table-cell office:value-type="float" office:value="0.0034149408">
            <text:p>0.0034149408</text:p>
          </table:table-cell>
        </table:table-row>
        <table:table-row table:style-name="ro2">
          <table:table-cell office:value-type="float" office:value="3170">
            <text:p>3170</text:p>
          </table:table-cell>
          <table:table-cell office:value-type="float" office:value="0.03196544">
            <text:p>0.03196544</text:p>
          </table:table-cell>
          <table:table-cell office:value-type="float" office:value="0.00027746658">
            <text:p>0.0002774666</text:p>
          </table:table-cell>
          <table:table-cell office:value-type="float" office:value="0.0014851571">
            <text:p>0.0014851571</text:p>
          </table:table-cell>
          <table:table-cell office:value-type="float" office:value="0.0036337166">
            <text:p>0.0036337166</text:p>
          </table:table-cell>
        </table:table-row>
        <table:table-row table:style-name="ro2">
          <table:table-cell office:value-type="float" office:value="3175">
            <text:p>3175</text:p>
          </table:table-cell>
          <table:table-cell office:value-type="float" office:value="0.03180072">
            <text:p>0.03180072</text:p>
          </table:table-cell>
          <table:table-cell office:value-type="float" office:value="0.00027746658">
            <text:p>0.0002774666</text:p>
          </table:table-cell>
          <table:table-cell office:value-type="float" office:value="0.0015314866">
            <text:p>0.0015314866</text:p>
          </table:table-cell>
          <table:table-cell office:value-type="float" office:value="0.0037859885">
            <text:p>0.0037859885</text:p>
          </table:table-cell>
        </table:table-row>
        <table:table-row table:style-name="ro2">
          <table:table-cell office:value-type="float" office:value="3180">
            <text:p>3180</text:p>
          </table:table-cell>
          <table:table-cell office:value-type="float" office:value="0.031617705">
            <text:p>0.031617705</text:p>
          </table:table-cell>
          <table:table-cell office:value-type="float" office:value="0.00027746658">
            <text:p>0.0002774666</text:p>
          </table:table-cell>
          <table:table-cell office:value-type="float" office:value="0.001576052">
            <text:p>0.001576052</text:p>
          </table:table-cell>
          <table:table-cell office:value-type="float" office:value="0.0039413944">
            <text:p>0.0039413944</text:p>
          </table:table-cell>
        </table:table-row>
        <table:table-row table:style-name="ro2">
          <table:table-cell office:value-type="float" office:value="3185">
            <text:p>3185</text:p>
          </table:table-cell>
          <table:table-cell office:value-type="float" office:value="0.031452987">
            <text:p>0.031452987</text:p>
          </table:table-cell>
          <table:table-cell office:value-type="float" office:value="0.00027746658">
            <text:p>0.0002774666</text:p>
          </table:table-cell>
          <table:table-cell office:value-type="float" office:value="0.0016206512">
            <text:p>0.0016206512</text:p>
          </table:table-cell>
          <table:table-cell office:value-type="float" office:value="0.004095489">
            <text:p>0.004095489</text:p>
          </table:table-cell>
        </table:table-row>
        <table:table-row table:style-name="ro2">
          <table:table-cell office:value-type="float" office:value="3190">
            <text:p>3190</text:p>
          </table:table-cell>
          <table:table-cell office:value-type="float" office:value="0.03127912">
            <text:p>0.03127912</text:p>
          </table:table-cell>
          <table:table-cell office:value-type="float" office:value="0.00027746658">
            <text:p>0.0002774666</text:p>
          </table:table-cell>
          <table:table-cell office:value-type="float" office:value="0.0016900467">
            <text:p>0.0016900467</text:p>
          </table:table-cell>
          <table:table-cell office:value-type="float" office:value="0.004318468">
            <text:p>0.004318468</text:p>
          </table:table-cell>
        </table:table-row>
        <table:table-row table:style-name="ro2">
          <table:table-cell office:value-type="float" office:value="3195">
            <text:p>3195</text:p>
          </table:table-cell>
          <table:table-cell office:value-type="float" office:value="0.031114405">
            <text:p>0.031114405</text:p>
          </table:table-cell>
          <table:table-cell office:value-type="float" office:value="0.00027746658">
            <text:p>0.0002774666</text:p>
          </table:table-cell>
          <table:table-cell office:value-type="float" office:value="0.0017328276">
            <text:p>0.0017328276</text:p>
          </table:table-cell>
          <table:table-cell office:value-type="float" office:value="0.004474787">
            <text:p>0.004474787</text:p>
          </table:table-cell>
        </table:table-row>
        <table:table-row table:style-name="ro2">
          <table:table-cell office:value-type="float" office:value="3200">
            <text:p>3200</text:p>
          </table:table-cell>
          <table:table-cell office:value-type="float" office:value="0.030949686">
            <text:p>0.030949686</text:p>
          </table:table-cell>
          <table:table-cell office:value-type="float" office:value="0.00027746658">
            <text:p>0.0002774666</text:p>
          </table:table-cell>
          <table:table-cell office:value-type="float" office:value="0.0017747893">
            <text:p>0.0017747893</text:p>
          </table:table-cell>
          <table:table-cell office:value-type="float" office:value="0.004632062">
            <text:p>0.004632062</text:p>
          </table:table-cell>
        </table:table-row>
        <table:table-row table:style-name="ro2">
          <table:table-cell office:value-type="float" office:value="3205">
            <text:p>3205</text:p>
          </table:table-cell>
          <table:table-cell office:value-type="float" office:value="0.03079412">
            <text:p>0.03079412</text:p>
          </table:table-cell>
          <table:table-cell office:value-type="float" office:value="0.00027746658">
            <text:p>0.0002774666</text:p>
          </table:table-cell>
          <table:table-cell office:value-type="float" office:value="0.0018417926">
            <text:p>0.0018417926</text:p>
          </table:table-cell>
          <table:table-cell office:value-type="float" office:value="0.0048556253">
            <text:p>0.0048556253</text:p>
          </table:table-cell>
        </table:table-row>
        <table:table-row table:style-name="ro2">
          <table:table-cell office:value-type="float" office:value="3210">
            <text:p>3210</text:p>
          </table:table-cell>
          <table:table-cell office:value-type="float" office:value="0.0306477">
            <text:p>0.0306477</text:p>
          </table:table-cell>
          <table:table-cell office:value-type="float" office:value="0.00027746658">
            <text:p>0.0002774666</text:p>
          </table:table-cell>
          <table:table-cell office:value-type="float" office:value="0.001833035">
            <text:p>0.001833035</text:p>
          </table:table-cell>
          <table:table-cell office:value-type="float" office:value="0.0048788222">
            <text:p>0.0048788222</text:p>
          </table:table-cell>
        </table:table-row>
        <table:table-row table:style-name="ro2">
          <table:table-cell office:value-type="float" office:value="3215">
            <text:p>3215</text:p>
          </table:table-cell>
          <table:table-cell office:value-type="float" office:value="0.030482983">
            <text:p>0.030482983</text:p>
          </table:table-cell>
          <table:table-cell office:value-type="float" office:value="0.00027746658">
            <text:p>0.0002774666</text:p>
          </table:table-cell>
          <table:table-cell office:value-type="float" office:value="0.0018727904">
            <text:p>0.0018727904</text:p>
          </table:table-cell>
          <table:table-cell office:value-type="float" office:value="0.0050386507">
            <text:p>0.0050386507</text:p>
          </table:table-cell>
        </table:table-row>
        <table:table-row table:style-name="ro2">
          <table:table-cell office:value-type="float" office:value="3220">
            <text:p>3220</text:p>
          </table:table-cell>
          <table:table-cell office:value-type="float" office:value="0.030327417">
            <text:p>0.030327417</text:p>
          </table:table-cell>
          <table:table-cell office:value-type="float" office:value="0.00027746658">
            <text:p>0.0002774666</text:p>
          </table:table-cell>
          <table:table-cell office:value-type="float" office:value="0.0018877805">
            <text:p>0.0018877805</text:p>
          </table:table-cell>
          <table:table-cell office:value-type="float" office:value="0.00513122">
            <text:p>0.00513122</text:p>
          </table:table-cell>
        </table:table-row>
        <table:table-row table:style-name="ro2">
          <table:table-cell office:value-type="float" office:value="3225">
            <text:p>3225</text:p>
          </table:table-cell>
          <table:table-cell office:value-type="float" office:value="0.030171849">
            <text:p>0.030171849</text:p>
          </table:table-cell>
          <table:table-cell office:value-type="float" office:value="0.00027746658">
            <text:p>0.0002774666</text:p>
          </table:table-cell>
          <table:table-cell office:value-type="float" office:value="0.0019023935">
            <text:p>0.0019023935</text:p>
          </table:table-cell>
          <table:table-cell office:value-type="float" office:value="0.005224401">
            <text:p>0.005224401</text:p>
          </table:table-cell>
        </table:table-row>
        <table:table-row table:style-name="ro2">
          <table:table-cell office:value-type="float" office:value="3230">
            <text:p>3230</text:p>
          </table:table-cell>
          <table:table-cell office:value-type="float" office:value="0.03002543">
            <text:p>0.03002543</text:p>
          </table:table-cell>
          <table:table-cell office:value-type="float" office:value="0.00027746658">
            <text:p>0.0002774666</text:p>
          </table:table-cell>
          <table:table-cell office:value-type="float" office:value="0.0018931613">
            <text:p>0.0018931613</text:p>
          </table:table-cell>
          <table:table-cell office:value-type="float" office:value="0.0052498775">
            <text:p>0.0052498775</text:p>
          </table:table-cell>
        </table:table-row>
        <table:table-row table:style-name="ro2">
          <table:table-cell office:value-type="float" office:value="3235">
            <text:p>3235</text:p>
          </table:table-cell>
          <table:table-cell office:value-type="float" office:value="0.029869864">
            <text:p>0.029869864</text:p>
          </table:table-cell>
          <table:table-cell office:value-type="float" office:value="0.00027746658">
            <text:p>0.0002774666</text:p>
          </table:table-cell>
          <table:table-cell office:value-type="float" office:value="0.0019071661">
            <text:p>0.0019071661</text:p>
          </table:table-cell>
          <table:table-cell office:value-type="float" office:value="0.0053439457">
            <text:p>0.0053439457</text:p>
          </table:table-cell>
        </table:table-row>
        <table:table-row table:style-name="ro2">
          <table:table-cell office:value-type="float" office:value="3240">
            <text:p>3240</text:p>
          </table:table-cell>
          <table:table-cell office:value-type="float" office:value="0.029714296">
            <text:p>0.029714296</text:p>
          </table:table-cell>
          <table:table-cell office:value-type="float" office:value="0.00027746658">
            <text:p>0.0002774666</text:p>
          </table:table-cell>
          <table:table-cell office:value-type="float" office:value="0.0018736668">
            <text:p>0.0018736668</text:p>
          </table:table-cell>
          <table:table-cell office:value-type="float" office:value="0.0053051966">
            <text:p>0.0053051966</text:p>
          </table:table-cell>
        </table:table-row>
        <table:table-row table:style-name="ro2">
          <table:table-cell office:value-type="float" office:value="3245">
            <text:p>3245</text:p>
          </table:table-cell>
          <table:table-cell office:value-type="float" office:value="0.029577026">
            <text:p>0.029577026</text:p>
          </table:table-cell>
          <table:table-cell office:value-type="float" office:value="0.00027746658">
            <text:p>0.0002774666</text:p>
          </table:table-cell>
          <table:table-cell office:value-type="float" office:value="0.0018416686">
            <text:p>0.0018416686</text:p>
          </table:table-cell>
          <table:table-cell office:value-type="float" office:value="0.00526311">
            <text:p>0.00526311</text:p>
          </table:table-cell>
        </table:table-row>
        <table:table-row table:style-name="ro2">
          <table:table-cell office:value-type="float" office:value="3250">
            <text:p>3250</text:p>
          </table:table-cell>
          <table:table-cell office:value-type="float" office:value="0.029439757">
            <text:p>0.029439757</text:p>
          </table:table-cell>
          <table:table-cell office:value-type="float" office:value="0.00027746658">
            <text:p>0.0002774666</text:p>
          </table:table-cell>
          <table:table-cell office:value-type="float" office:value="0.0018099948">
            <text:p>0.0018099948</text:p>
          </table:table-cell>
          <table:table-cell office:value-type="float" office:value="0.005220942">
            <text:p>0.005220942</text:p>
          </table:table-cell>
        </table:table-row>
        <table:table-row table:style-name="ro2">
          <table:table-cell office:value-type="float" office:value="3255">
            <text:p>3255</text:p>
          </table:table-cell>
          <table:table-cell office:value-type="float" office:value="0.029302489">
            <text:p>0.029302489</text:p>
          </table:table-cell>
          <table:table-cell office:value-type="float" office:value="0.00027746658">
            <text:p>0.0002774666</text:p>
          </table:table-cell>
          <table:table-cell office:value-type="float" office:value="0.0017786438">
            <text:p>0.0017786438</text:p>
          </table:table-cell>
          <table:table-cell office:value-type="float" office:value="0.0051786904">
            <text:p>0.0051786904</text:p>
          </table:table-cell>
        </table:table-row>
        <table:table-row table:style-name="ro2">
          <table:table-cell office:value-type="float" office:value="3260">
            <text:p>3260</text:p>
          </table:table-cell>
          <table:table-cell office:value-type="float" office:value="0.02916522">
            <text:p>0.02916522</text:p>
          </table:table-cell>
          <table:table-cell office:value-type="float" office:value="0.00027746658">
            <text:p>0.0002774666</text:p>
          </table:table-cell>
          <table:table-cell office:value-type="float" office:value="0.0017476139">
            <text:p>0.0017476139</text:p>
          </table:table-cell>
          <table:table-cell office:value-type="float" office:value="0.0051363544">
            <text:p>0.0051363544</text:p>
          </table:table-cell>
        </table:table-row>
        <table:table-row table:style-name="ro2">
          <table:table-cell office:value-type="float" office:value="3265">
            <text:p>3265</text:p>
          </table:table-cell>
          <table:table-cell office:value-type="float" office:value="0.029027952">
            <text:p>0.029027952</text:p>
          </table:table-cell>
          <table:table-cell office:value-type="float" office:value="0.00027746658">
            <text:p>0.0002774666</text:p>
          </table:table-cell>
          <table:table-cell office:value-type="float" office:value="0.0017169041">
            <text:p>0.0017169041</text:p>
          </table:table-cell>
          <table:table-cell office:value-type="float" office:value="0.005093933">
            <text:p>0.005093933</text:p>
          </table:table-cell>
        </table:table-row>
        <table:table-row table:style-name="ro2">
          <table:table-cell office:value-type="float" office:value="3270">
            <text:p>3270</text:p>
          </table:table-cell>
          <table:table-cell office:value-type="float" office:value="0.028890682">
            <text:p>0.028890682</text:p>
          </table:table-cell>
          <table:table-cell office:value-type="float" office:value="0.00027746658">
            <text:p>0.0002774666</text:p>
          </table:table-cell>
          <table:table-cell office:value-type="float" office:value="0.0016419668">
            <text:p>0.0016419668</text:p>
          </table:table-cell>
          <table:table-cell office:value-type="float" office:value="0.0049180025">
            <text:p>0.0049180025</text:p>
          </table:table-cell>
        </table:table-row>
        <table:table-row table:style-name="ro2">
          <table:table-cell office:value-type="float" office:value="3275">
            <text:p>3275</text:p>
          </table:table-cell>
          <table:table-cell office:value-type="float" office:value="0.028753413">
            <text:p>0.028753413</text:p>
          </table:table-cell>
          <table:table-cell office:value-type="float" office:value="0.00027746658">
            <text:p>0.0002774666</text:p>
          </table:table-cell>
          <table:table-cell office:value-type="float" office:value="0.001612103">
            <text:p>0.001612103</text:p>
          </table:table-cell>
          <table:table-cell office:value-type="float" office:value="0.0048747687">
            <text:p>0.0048747687</text:p>
          </table:table-cell>
        </table:table-row>
        <table:table-row table:style-name="ro2">
          <table:table-cell office:value-type="float" office:value="3280">
            <text:p>3280</text:p>
          </table:table-cell>
          <table:table-cell office:value-type="float" office:value="0.028625293">
            <text:p>0.028625293</text:p>
          </table:table-cell>
          <table:table-cell office:value-type="float" office:value="0.00027746658">
            <text:p>0.0002774666</text:p>
          </table:table-cell>
          <table:table-cell office:value-type="float" office:value="0.0015611949">
            <text:p>0.0015611949</text:p>
          </table:table-cell>
          <table:table-cell office:value-type="float" office:value="0.0047631827">
            <text:p>0.0047631827</text:p>
          </table:table-cell>
        </table:table-row>
        <table:table-row table:style-name="ro2">
          <table:table-cell office:value-type="float" office:value="3285">
            <text:p>3285</text:p>
          </table:table-cell>
          <table:table-cell office:value-type="float" office:value="0.028478876">
            <text:p>0.028478876</text:p>
          </table:table-cell>
          <table:table-cell office:value-type="float" office:value="0.00027746658">
            <text:p>0.0002774666</text:p>
          </table:table-cell>
          <table:table-cell office:value-type="float" office:value="0.0015099165">
            <text:p>0.0015099165</text:p>
          </table:table-cell>
          <table:table-cell office:value-type="float" office:value="0.004654224">
            <text:p>0.004654224</text:p>
          </table:table-cell>
        </table:table-row>
        <table:table-row table:style-name="ro2">
          <table:table-cell office:value-type="float" office:value="3290">
            <text:p>3290</text:p>
          </table:table-cell>
          <table:table-cell office:value-type="float" office:value="0.028341606">
            <text:p>0.028341606</text:p>
          </table:table-cell>
          <table:table-cell office:value-type="float" office:value="0.00027746658">
            <text:p>0.0002774666</text:p>
          </table:table-cell>
          <table:table-cell office:value-type="float" office:value="0.0014812034">
            <text:p>0.0014812034</text:p>
          </table:table-cell>
          <table:table-cell office:value-type="float" office:value="0.0046100514">
            <text:p>0.0046100514</text:p>
          </table:table-cell>
        </table:table-row>
        <table:table-row table:style-name="ro2">
          <table:table-cell office:value-type="float" office:value="3295">
            <text:p>3295</text:p>
          </table:table-cell>
          <table:table-cell office:value-type="float" office:value="0.028195187">
            <text:p>0.028195187</text:p>
          </table:table-cell>
          <table:table-cell office:value-type="float" office:value="0.00027746658">
            <text:p>0.0002774666</text:p>
          </table:table-cell>
          <table:table-cell office:value-type="float" office:value="0.0014311151">
            <text:p>0.0014311151</text:p>
          </table:table-cell>
          <table:table-cell office:value-type="float" office:value="0.00450054">
            <text:p>0.00450054</text:p>
          </table:table-cell>
        </table:table-row>
        <table:table-row table:style-name="ro2">
          <table:table-cell office:value-type="float" office:value="3300">
            <text:p>3300</text:p>
          </table:table-cell>
          <table:table-cell office:value-type="float" office:value="0.028048769">
            <text:p>0.028048769</text:p>
          </table:table-cell>
          <table:table-cell office:value-type="float" office:value="0.00027746658">
            <text:p>0.0002774666</text:p>
          </table:table-cell>
          <table:table-cell office:value-type="float" office:value="0.0014236834">
            <text:p>0.0014236834</text:p>
          </table:table-cell>
          <table:table-cell office:value-type="float" office:value="0.0045240335">
            <text:p>0.0045240335</text:p>
          </table:table-cell>
        </table:table-row>
        <table:table-row table:style-name="ro2">
          <table:table-cell office:value-type="float" office:value="3305">
            <text:p>3305</text:p>
          </table:table-cell>
          <table:table-cell office:value-type="float" office:value="0.027902352">
            <text:p>0.027902352</text:p>
          </table:table-cell>
          <table:table-cell office:value-type="float" office:value="0.00027746658">
            <text:p>0.0002774666</text:p>
          </table:table-cell>
          <table:table-cell office:value-type="float" office:value="0.0013746915">
            <text:p>0.0013746915</text:p>
          </table:table-cell>
          <table:table-cell office:value-type="float" office:value="0.004414318">
            <text:p>0.004414318</text:p>
          </table:table-cell>
        </table:table-row>
        <table:table-row table:style-name="ro2">
          <table:table-cell office:value-type="float" office:value="3310">
            <text:p>3310</text:p>
          </table:table-cell>
          <table:table-cell office:value-type="float" office:value="0.027765082">
            <text:p>0.027765082</text:p>
          </table:table-cell>
          <table:table-cell office:value-type="float" office:value="0.00027746658">
            <text:p>0.0002774666</text:p>
          </table:table-cell>
          <table:table-cell office:value-type="float" office:value="0.0013473554">
            <text:p>0.0013473554</text:p>
          </table:table-cell>
          <table:table-cell office:value-type="float" office:value="0.0043694247">
            <text:p>0.0043694247</text:p>
          </table:table-cell>
        </table:table-row>
        <table:table-row table:style-name="ro2">
          <table:table-cell office:value-type="float" office:value="3315">
            <text:p>3315</text:p>
          </table:table-cell>
          <table:table-cell office:value-type="float" office:value="0.027609514">
            <text:p>0.027609514</text:p>
          </table:table-cell>
          <table:table-cell office:value-type="float" office:value="0.00027746658">
            <text:p>0.0002774666</text:p>
          </table:table-cell>
          <table:table-cell office:value-type="float" office:value="0.0013194559">
            <text:p>0.0013194559</text:p>
          </table:table-cell>
          <table:table-cell office:value-type="float" office:value="0.0043273037">
            <text:p>0.0043273037</text:p>
          </table:table-cell>
        </table:table-row>
        <table:table-row table:style-name="ro2">
          <table:table-cell office:value-type="float" office:value="3320">
            <text:p>3320</text:p>
          </table:table-cell>
          <table:table-cell office:value-type="float" office:value="0.027472246">
            <text:p>0.027472246</text:p>
          </table:table-cell>
          <table:table-cell office:value-type="float" office:value="0.00027746658">
            <text:p>0.0002774666</text:p>
          </table:table-cell>
          <table:table-cell office:value-type="float" office:value="0.0012927541">
            <text:p>0.0012927541</text:p>
          </table:table-cell>
          <table:table-cell office:value-type="float" office:value="0.0042822063">
            <text:p>0.0042822063</text:p>
          </table:table-cell>
        </table:table-row>
        <table:table-row table:style-name="ro2">
          <table:table-cell office:value-type="float" office:value="3325">
            <text:p>3325</text:p>
          </table:table-cell>
          <table:table-cell office:value-type="float" office:value="0.027334977">
            <text:p>0.027334977</text:p>
          </table:table-cell>
          <table:table-cell office:value-type="float" office:value="0.00027746658">
            <text:p>0.0002774666</text:p>
          </table:table-cell>
          <table:table-cell office:value-type="float" office:value="0.0013062359">
            <text:p>0.0013062359</text:p>
          </table:table-cell>
          <table:table-cell office:value-type="float" office:value="0.00437043">
            <text:p>0.00437043</text:p>
          </table:table-cell>
        </table:table-row>
        <table:table-row table:style-name="ro2">
          <table:table-cell office:value-type="float" office:value="3330">
            <text:p>3330</text:p>
          </table:table-cell>
          <table:table-cell office:value-type="float" office:value="0.02719771">
            <text:p>0.02719771</text:p>
          </table:table-cell>
          <table:table-cell office:value-type="float" office:value="0.00027746658">
            <text:p>0.0002774666</text:p>
          </table:table-cell>
          <table:table-cell office:value-type="float" office:value="0.0012799344">
            <text:p>0.0012799344</text:p>
          </table:table-cell>
          <table:table-cell office:value-type="float" office:value="0.0043257666">
            <text:p>0.0043257666</text:p>
          </table:table-cell>
        </table:table-row>
        <table:table-row table:style-name="ro2">
          <table:table-cell office:value-type="float" office:value="3335">
            <text:p>3335</text:p>
          </table:table-cell>
          <table:table-cell office:value-type="float" office:value="0.02706044">
            <text:p>0.02706044</text:p>
          </table:table-cell>
          <table:table-cell office:value-type="float" office:value="0.00027746658">
            <text:p>0.0002774666</text:p>
          </table:table-cell>
          <table:table-cell office:value-type="float" office:value="0.0012930176">
            <text:p>0.0012930176</text:p>
          </table:table-cell>
          <table:table-cell office:value-type="float" office:value="0.0044144313">
            <text:p>0.0044144313</text:p>
          </table:table-cell>
        </table:table-row>
        <table:table-row table:style-name="ro2">
          <table:table-cell office:value-type="float" office:value="3340">
            <text:p>3340</text:p>
          </table:table-cell>
          <table:table-cell office:value-type="float" office:value="0.02692317">
            <text:p>0.02692317</text:p>
          </table:table-cell>
          <table:table-cell office:value-type="float" office:value="0.00027746658">
            <text:p>0.0002774666</text:p>
          </table:table-cell>
          <table:table-cell office:value-type="float" office:value="0.0012671126">
            <text:p>0.0012671126</text:p>
          </table:table-cell>
          <table:table-cell office:value-type="float" office:value="0.0043702153">
            <text:p>0.0043702153</text:p>
          </table:table-cell>
        </table:table-row>
        <table:table-row table:style-name="ro2">
          <table:table-cell office:value-type="float" office:value="3345">
            <text:p>3345</text:p>
          </table:table-cell>
          <table:table-cell office:value-type="float" office:value="0.026795052">
            <text:p>0.026795052</text:p>
          </table:table-cell>
          <table:table-cell office:value-type="float" office:value="0.00027746658">
            <text:p>0.0002774666</text:p>
          </table:table-cell>
          <table:table-cell office:value-type="float" office:value="0.0012610827">
            <text:p>0.0012610827</text:p>
          </table:table-cell>
          <table:table-cell office:value-type="float" office:value="0.0043911105">
            <text:p>0.0043911105</text:p>
          </table:table-cell>
        </table:table-row>
        <table:table-row table:style-name="ro2">
          <table:table-cell office:value-type="float" office:value="3350">
            <text:p>3350</text:p>
          </table:table-cell>
          <table:table-cell office:value-type="float" office:value="0.026648633">
            <text:p>0.026648633</text:p>
          </table:table-cell>
          <table:table-cell office:value-type="float" office:value="0.00027746658">
            <text:p>0.0002774666</text:p>
          </table:table-cell>
          <table:table-cell office:value-type="float" office:value="0.0012541916">
            <text:p>0.0012541916</text:p>
          </table:table-cell>
          <table:table-cell office:value-type="float" office:value="0.004415237">
            <text:p>0.004415237</text:p>
          </table:table-cell>
        </table:table-row>
        <table:table-row table:style-name="ro2">
          <table:table-cell office:value-type="float" office:value="3355">
            <text:p>3355</text:p>
          </table:table-cell>
          <table:table-cell office:value-type="float" office:value="0.026511364">
            <text:p>0.026511364</text:p>
          </table:table-cell>
          <table:table-cell office:value-type="float" office:value="0.00027746658">
            <text:p>0.0002774666</text:p>
          </table:table-cell>
          <table:table-cell office:value-type="float" office:value="0.0012664902">
            <text:p>0.0012664902</text:p>
          </table:table-cell>
          <table:table-cell office:value-type="float" office:value="0.0045048227">
            <text:p>0.0045048227</text:p>
          </table:table-cell>
        </table:table-row>
        <table:table-row table:style-name="ro2">
          <table:table-cell office:value-type="float" office:value="3360">
            <text:p>3360</text:p>
          </table:table-cell>
          <table:table-cell office:value-type="float" office:value="0.026374096">
            <text:p>0.026374096</text:p>
          </table:table-cell>
          <table:table-cell office:value-type="float" office:value="0.00027746658">
            <text:p>0.0002774666</text:p>
          </table:table-cell>
          <table:table-cell office:value-type="float" office:value="0.001241367">
            <text:p>0.001241367</text:p>
          </table:table-cell>
          <table:table-cell office:value-type="float" office:value="0.0044615422">
            <text:p>0.0044615422</text:p>
          </table:table-cell>
        </table:table-row>
        <table:table-row table:style-name="ro2">
          <table:table-cell office:value-type="float" office:value="3365">
            <text:p>3365</text:p>
          </table:table-cell>
          <table:table-cell office:value-type="float" office:value="0.026245976">
            <text:p>0.026245976</text:p>
          </table:table-cell>
          <table:table-cell office:value-type="float" office:value="0.00027746658">
            <text:p>0.0002774666</text:p>
          </table:table-cell>
          <table:table-cell office:value-type="float" office:value="0.0012353364">
            <text:p>0.0012353364</text:p>
          </table:table-cell>
          <table:table-cell office:value-type="float" office:value="0.0044833208">
            <text:p>0.0044833208</text:p>
          </table:table-cell>
        </table:table-row>
        <table:table-row table:style-name="ro2">
          <table:table-cell office:value-type="float" office:value="3370">
            <text:p>3370</text:p>
          </table:table-cell>
          <table:table-cell office:value-type="float" office:value="0.026108706">
            <text:p>0.026108706</text:p>
          </table:table-cell>
          <table:table-cell office:value-type="float" office:value="0.00027746658">
            <text:p>0.0002774666</text:p>
          </table:table-cell>
          <table:table-cell office:value-type="float" office:value="0.001210681">
            <text:p>0.001210681</text:p>
          </table:table-cell>
          <table:table-cell office:value-type="float" office:value="0.004440164">
            <text:p>0.004440164</text:p>
          </table:table-cell>
        </table:table-row>
        <table:table-row table:style-name="ro2">
          <table:table-cell office:value-type="float" office:value="3375">
            <text:p>3375</text:p>
          </table:table-cell>
          <table:table-cell office:value-type="float" office:value="0.025980588">
            <text:p>0.025980588</text:p>
          </table:table-cell>
          <table:table-cell office:value-type="float" office:value="0.00027746658">
            <text:p>0.0002774666</text:p>
          </table:table-cell>
          <table:table-cell office:value-type="float" office:value="0.0012047399">
            <text:p>0.0012047399</text:p>
          </table:table-cell>
          <table:table-cell office:value-type="float" office:value="0.0044620596">
            <text:p>0.0044620596</text:p>
          </table:table-cell>
        </table:table-row>
        <table:table-row table:style-name="ro2">
          <table:table-cell office:value-type="float" office:value="3380">
            <text:p>3380</text:p>
          </table:table-cell>
          <table:table-cell office:value-type="float" office:value="0.025852468">
            <text:p>0.025852468</text:p>
          </table:table-cell>
          <table:table-cell office:value-type="float" office:value="0.00027746658">
            <text:p>0.0002774666</text:p>
          </table:table-cell>
          <table:table-cell office:value-type="float" office:value="0.0011987987">
            <text:p>0.0011987987</text:p>
          </table:table-cell>
          <table:table-cell office:value-type="float" office:value="0.004484172">
            <text:p>0.004484172</text:p>
          </table:table-cell>
        </table:table-row>
        <table:table-row table:style-name="ro2">
          <table:table-cell office:value-type="float" office:value="3385">
            <text:p>3385</text:p>
          </table:table-cell>
          <table:table-cell office:value-type="float" office:value="0.02572435">
            <text:p>0.02572435</text:p>
          </table:table-cell>
          <table:table-cell office:value-type="float" office:value="0.00027746658">
            <text:p>0.0002774666</text:p>
          </table:table-cell>
          <table:table-cell office:value-type="float" office:value="0.0011928575">
            <text:p>0.0011928575</text:p>
          </table:table-cell>
          <table:table-cell office:value-type="float" office:value="0.004506504">
            <text:p>0.004506504</text:p>
          </table:table-cell>
        </table:table-row>
        <table:table-row table:style-name="ro2">
          <table:table-cell office:value-type="float" office:value="3390">
            <text:p>3390</text:p>
          </table:table-cell>
          <table:table-cell office:value-type="float" office:value="0.025605379">
            <text:p>0.025605379</text:p>
          </table:table-cell>
          <table:table-cell office:value-type="float" office:value="0.00027746658">
            <text:p>0.0002774666</text:p>
          </table:table-cell>
          <table:table-cell office:value-type="float" office:value="0.0011698463">
            <text:p>0.0011698463</text:p>
          </table:table-cell>
          <table:table-cell office:value-type="float" office:value="0.0044607343">
            <text:p>0.0044607343</text:p>
          </table:table-cell>
        </table:table-row>
        <table:table-row table:style-name="ro2">
          <table:table-cell office:value-type="float" office:value="3395">
            <text:p>3395</text:p>
          </table:table-cell>
          <table:table-cell office:value-type="float" office:value="0.025477258">
            <text:p>0.025477258</text:p>
          </table:table-cell>
          <table:table-cell office:value-type="float" office:value="0.00027746658">
            <text:p>0.0002774666</text:p>
          </table:table-cell>
          <table:table-cell office:value-type="float" office:value="0.0011639926">
            <text:p>0.0011639926</text:p>
          </table:table-cell>
          <table:table-cell office:value-type="float" office:value="0.004483166">
            <text:p>0.004483166</text:p>
          </table:table-cell>
        </table:table-row>
        <table:table-row table:style-name="ro2">
          <table:table-cell office:value-type="float" office:value="3400">
            <text:p>3400</text:p>
          </table:table-cell>
          <table:table-cell office:value-type="float" office:value="0.02534914">
            <text:p>0.02534914</text:p>
          </table:table-cell>
          <table:table-cell office:value-type="float" office:value="0.00027746658">
            <text:p>0.0002774666</text:p>
          </table:table-cell>
          <table:table-cell office:value-type="float" office:value="0.0011581392">
            <text:p>0.0011581392</text:p>
          </table:table-cell>
          <table:table-cell office:value-type="float" office:value="0.0045058243">
            <text:p>0.0045058243</text:p>
          </table:table-cell>
        </table:table-row>
        <table:table-row table:style-name="ro2">
          <table:table-cell office:value-type="float" office:value="3405">
            <text:p>3405</text:p>
          </table:table-cell>
          <table:table-cell office:value-type="float" office:value="0.02522102">
            <text:p>0.02522102</text:p>
          </table:table-cell>
          <table:table-cell office:value-type="float" office:value="0.00027746658">
            <text:p>0.0002774666</text:p>
          </table:table-cell>
          <table:table-cell office:value-type="float" office:value="0.0011522854">
            <text:p>0.0011522854</text:p>
          </table:table-cell>
          <table:table-cell office:value-type="float" office:value="0.0045287125">
            <text:p>0.0045287125</text:p>
          </table:table-cell>
        </table:table-row>
        <table:table-row table:style-name="ro2">
          <table:table-cell office:value-type="float" office:value="3410">
            <text:p>3410</text:p>
          </table:table-cell>
          <table:table-cell office:value-type="float" office:value="0.025111198">
            <text:p>0.025111198</text:p>
          </table:table-cell>
          <table:table-cell office:value-type="float" office:value="0.00027746658">
            <text:p>0.0002774666</text:p>
          </table:table-cell>
          <table:table-cell office:value-type="float" office:value="0.0011472675">
            <text:p>0.0011472675</text:p>
          </table:table-cell>
          <table:table-cell office:value-type="float" office:value="0.0045485175">
            <text:p>0.0045485175</text:p>
          </table:table-cell>
        </table:table-row>
        <table:table-row table:style-name="ro2">
          <table:table-cell office:value-type="float" office:value="3415">
            <text:p>3415</text:p>
          </table:table-cell>
          <table:table-cell office:value-type="float" office:value="0.02499223">
            <text:p>0.02499223</text:p>
          </table:table-cell>
          <table:table-cell office:value-type="float" office:value="0.00027746658">
            <text:p>0.0002774666</text:p>
          </table:table-cell>
          <table:table-cell office:value-type="float" office:value="0.0011251647">
            <text:p>0.0011251647</text:p>
          </table:table-cell>
          <table:table-cell office:value-type="float" office:value="0.004503458">
            <text:p>0.004503458</text:p>
          </table:table-cell>
        </table:table-row>
        <table:table-row table:style-name="ro2">
          <table:table-cell office:value-type="float" office:value="3420">
            <text:p>3420</text:p>
          </table:table-cell>
          <table:table-cell office:value-type="float" office:value="0.02486411">
            <text:p>0.02486411</text:p>
          </table:table-cell>
          <table:table-cell office:value-type="float" office:value="0.00027746658">
            <text:p>0.0002774666</text:p>
          </table:table-cell>
          <table:table-cell office:value-type="float" office:value="0.0011193963">
            <text:p>0.0011193963</text:p>
          </table:table-cell>
          <table:table-cell office:value-type="float" office:value="0.004526662">
            <text:p>0.004526662</text:p>
          </table:table-cell>
        </table:table-row>
        <table:table-row table:style-name="ro2">
          <table:table-cell office:value-type="float" office:value="3425">
            <text:p>3425</text:p>
          </table:table-cell>
          <table:table-cell office:value-type="float" office:value="0.02475429">
            <text:p>0.02475429</text:p>
          </table:table-cell>
          <table:table-cell office:value-type="float" office:value="0.00027746658">
            <text:p>0.0002774666</text:p>
          </table:table-cell>
          <table:table-cell office:value-type="float" office:value="0.0011144521">
            <text:p>0.0011144521</text:p>
          </table:table-cell>
          <table:table-cell office:value-type="float" office:value="0.004546744">
            <text:p>0.004546744</text:p>
          </table:table-cell>
        </table:table-row>
        <table:table-row table:style-name="ro2">
          <table:table-cell office:value-type="float" office:value="3430">
            <text:p>3430</text:p>
          </table:table-cell>
          <table:table-cell office:value-type="float" office:value="0.024635319">
            <text:p>0.024635319</text:p>
          </table:table-cell>
          <table:table-cell office:value-type="float" office:value="0.00027746658">
            <text:p>0.0002774666</text:p>
          </table:table-cell>
          <table:table-cell office:value-type="float" office:value="0.0010929002">
            <text:p>0.0010929002</text:p>
          </table:table-cell>
          <table:table-cell office:value-type="float" office:value="0.0045019863">
            <text:p>0.0045019863</text:p>
          </table:table-cell>
        </table:table-row>
        <table:table-row table:style-name="ro2">
          <table:table-cell office:value-type="float" office:value="3435">
            <text:p>3435</text:p>
          </table:table-cell>
          <table:table-cell office:value-type="float" office:value="0.024525497">
            <text:p>0.024525497</text:p>
          </table:table-cell>
          <table:table-cell office:value-type="float" office:value="0.00027746658">
            <text:p>0.0002774666</text:p>
          </table:table-cell>
          <table:table-cell office:value-type="float" office:value="0.001088028">
            <text:p>0.001088028</text:p>
          </table:table-cell>
          <table:table-cell office:value-type="float" office:value="0.004522145">
            <text:p>0.004522145</text:p>
          </table:table-cell>
        </table:table-row>
        <table:table-row table:style-name="ro2">
          <table:table-cell office:value-type="float" office:value="3440">
            <text:p>3440</text:p>
          </table:table-cell>
          <table:table-cell office:value-type="float" office:value="0.024397379">
            <text:p>0.024397379</text:p>
          </table:table-cell>
          <table:table-cell office:value-type="float" office:value="0.00027746658">
            <text:p>0.0002774666</text:p>
          </table:table-cell>
          <table:table-cell office:value-type="float" office:value="0.0010823442">
            <text:p>0.0010823442</text:p>
          </table:table-cell>
          <table:table-cell office:value-type="float" office:value="0.0045458917">
            <text:p>0.0045458917</text:p>
          </table:table-cell>
        </table:table-row>
        <table:table-row table:style-name="ro2">
          <table:table-cell office:value-type="float" office:value="3445">
            <text:p>3445</text:p>
          </table:table-cell>
          <table:table-cell office:value-type="float" office:value="0.024287557">
            <text:p>0.024287557</text:p>
          </table:table-cell>
          <table:table-cell office:value-type="float" office:value="0.00027746658">
            <text:p>0.0002774666</text:p>
          </table:table-cell>
          <table:table-cell office:value-type="float" office:value="0.0010774719">
            <text:p>0.0010774719</text:p>
          </table:table-cell>
          <table:table-cell office:value-type="float" office:value="0.0045664455">
            <text:p>0.0045664455</text:p>
          </table:table-cell>
        </table:table-row>
        <table:table-row table:style-name="ro2">
          <table:table-cell office:value-type="float" office:value="3450">
            <text:p>3450</text:p>
          </table:table-cell>
          <table:table-cell office:value-type="float" office:value="0.024177738">
            <text:p>0.024177738</text:p>
          </table:table-cell>
          <table:table-cell office:value-type="float" office:value="0.00027746658">
            <text:p>0.0002774666</text:p>
          </table:table-cell>
          <table:table-cell office:value-type="float" office:value="0.0010725998">
            <text:p>0.0010725998</text:p>
          </table:table-cell>
          <table:table-cell office:value-type="float" office:value="0.0045871865">
            <text:p>0.0045871865</text:p>
          </table:table-cell>
        </table:table-row>
        <table:table-row table:style-name="ro2">
          <table:table-cell office:value-type="float" office:value="3455">
            <text:p>3455</text:p>
          </table:table-cell>
          <table:table-cell office:value-type="float" office:value="0.024049615">
            <text:p>0.024049615</text:p>
          </table:table-cell>
          <table:table-cell office:value-type="float" office:value="0.00027746658">
            <text:p>0.0002774666</text:p>
          </table:table-cell>
          <table:table-cell office:value-type="float" office:value="0.0010669157">
            <text:p>0.0010669157</text:p>
          </table:table-cell>
          <table:table-cell office:value-type="float" office:value="0.004611623">
            <text:p>0.004611623</text:p>
          </table:table-cell>
        </table:table-row>
        <table:table-row table:style-name="ro2">
          <table:table-cell office:value-type="float" office:value="3460">
            <text:p>3460</text:p>
          </table:table-cell>
          <table:table-cell office:value-type="float" office:value="0.023939796">
            <text:p>0.023939796</text:p>
          </table:table-cell>
          <table:table-cell office:value-type="float" office:value="0.00027746658">
            <text:p>0.0002774666</text:p>
          </table:table-cell>
          <table:table-cell office:value-type="float" office:value="0.0010620434">
            <text:p>0.0010620434</text:p>
          </table:table-cell>
          <table:table-cell office:value-type="float" office:value="0.004632777">
            <text:p>0.004632777</text:p>
          </table:table-cell>
        </table:table-row>
        <table:table-row table:style-name="ro2">
          <table:table-cell office:value-type="float" office:value="3465">
            <text:p>3465</text:p>
          </table:table-cell>
          <table:table-cell office:value-type="float" office:value="0.023811676">
            <text:p>0.023811676</text:p>
          </table:table-cell>
          <table:table-cell office:value-type="float" office:value="0.00027746658">
            <text:p>0.0002774666</text:p>
          </table:table-cell>
          <table:table-cell office:value-type="float" office:value="0.0010563594">
            <text:p>0.0010563594</text:p>
          </table:table-cell>
          <table:table-cell office:value-type="float" office:value="0.0046577035">
            <text:p>0.0046577035</text:p>
          </table:table-cell>
        </table:table-row>
        <table:table-row table:style-name="ro2">
          <table:table-cell office:value-type="float" office:value="3470">
            <text:p>3470</text:p>
          </table:table-cell>
          <table:table-cell office:value-type="float" office:value="0.023683557">
            <text:p>0.023683557</text:p>
          </table:table-cell>
          <table:table-cell office:value-type="float" office:value="0.00027746658">
            <text:p>0.0002774666</text:p>
          </table:table-cell>
          <table:table-cell office:value-type="float" office:value="0.0010506756">
            <text:p>0.0010506756</text:p>
          </table:table-cell>
          <table:table-cell office:value-type="float" office:value="0.004682899">
            <text:p>0.004682899</text:p>
          </table:table-cell>
        </table:table-row>
        <table:table-row table:style-name="ro2">
          <table:table-cell office:value-type="float" office:value="3475">
            <text:p>3475</text:p>
          </table:table-cell>
          <table:table-cell office:value-type="float" office:value="0.023564586">
            <text:p>0.023564586</text:p>
          </table:table-cell>
          <table:table-cell office:value-type="float" office:value="0.00027746658">
            <text:p>0.0002774666</text:p>
          </table:table-cell>
          <table:table-cell office:value-type="float" office:value="0.0010602173">
            <text:p>0.0010602173</text:p>
          </table:table-cell>
          <table:table-cell office:value-type="float" office:value="0.0047732615">
            <text:p>0.0047732615</text:p>
          </table:table-cell>
        </table:table-row>
        <table:table-row table:style-name="ro2">
          <table:table-cell office:value-type="float" office:value="3480">
            <text:p>3480</text:p>
          </table:table-cell>
          <table:table-cell office:value-type="float" office:value="0.023454767">
            <text:p>0.023454767</text:p>
          </table:table-cell>
          <table:table-cell office:value-type="float" office:value="0.00027746658">
            <text:p>0.0002774666</text:p>
          </table:table-cell>
          <table:table-cell office:value-type="float" office:value="0.001055276">
            <text:p>0.001055276</text:p>
          </table:table-cell>
          <table:table-cell office:value-type="float" office:value="0.00479561">
            <text:p>0.00479561</text:p>
          </table:table-cell>
        </table:table-row>
        <table:table-row table:style-name="ro2">
          <table:table-cell office:value-type="float" office:value="3485">
            <text:p>3485</text:p>
          </table:table-cell>
          <table:table-cell office:value-type="float" office:value="0.023335796">
            <text:p>0.023335796</text:p>
          </table:table-cell>
          <table:table-cell office:value-type="float" office:value="0.00027746658">
            <text:p>0.0002774666</text:p>
          </table:table-cell>
          <table:table-cell office:value-type="float" office:value="0.0010644569">
            <text:p>0.0010644569</text:p>
          </table:table-cell>
          <table:table-cell office:value-type="float" office:value="0.0048867804">
            <text:p>0.0048867804</text:p>
          </table:table-cell>
        </table:table-row>
        <table:table-row table:style-name="ro2">
          <table:table-cell office:value-type="float" office:value="3490">
            <text:p>3490</text:p>
          </table:table-cell>
          <table:table-cell office:value-type="float" office:value="0.023216827">
            <text:p>0.023216827</text:p>
          </table:table-cell>
          <table:table-cell office:value-type="float" office:value="0.00027746658">
            <text:p>0.0002774666</text:p>
          </table:table-cell>
          <table:table-cell office:value-type="float" office:value="0.001073416">
            <text:p>0.001073416</text:p>
          </table:table-cell>
          <table:table-cell office:value-type="float" office:value="0.004978544">
            <text:p>0.004978544</text:p>
          </table:table-cell>
        </table:table-row>
        <table:table-row table:style-name="ro2">
          <table:table-cell office:value-type="float" office:value="3495">
            <text:p>3495</text:p>
          </table:table-cell>
          <table:table-cell office:value-type="float" office:value="0.023097856">
            <text:p>0.023097856</text:p>
          </table:table-cell>
          <table:table-cell office:value-type="float" office:value="0.00027746658">
            <text:p>0.0002774666</text:p>
          </table:table-cell>
          <table:table-cell office:value-type="float" office:value="0.0010821545">
            <text:p>0.0010821545</text:p>
          </table:table-cell>
          <table:table-cell office:value-type="float" office:value="0.0050709103">
            <text:p>0.0050709103</text:p>
          </table:table-cell>
        </table:table-row>
        <table:table-row table:style-name="ro2">
          <table:table-cell office:value-type="float" office:value="3500">
            <text:p>3500</text:p>
          </table:table-cell>
          <table:table-cell office:value-type="float" office:value="0.022978887">
            <text:p>0.022978887</text:p>
          </table:table-cell>
          <table:table-cell office:value-type="float" office:value="0.00027746658">
            <text:p>0.0002774666</text:p>
          </table:table-cell>
          <table:table-cell office:value-type="float" office:value="0.0010906736">
            <text:p>0.0010906736</text:p>
          </table:table-cell>
          <table:table-cell office:value-type="float" office:value="0.0051638884">
            <text:p>0.0051638884</text:p>
          </table:table-cell>
        </table:table-row>
        <table:table-row table:style-name="ro2">
          <table:table-cell office:value-type="float" office:value="3505">
            <text:p>3505</text:p>
          </table:table-cell>
          <table:table-cell office:value-type="float" office:value="0.022869067">
            <text:p>0.022869067</text:p>
          </table:table-cell>
          <table:table-cell office:value-type="float" office:value="0.00027746658">
            <text:p>0.0002774666</text:p>
          </table:table-cell>
          <table:table-cell office:value-type="float" office:value="0.0011133732">
            <text:p>0.0011133732</text:p>
          </table:table-cell>
          <table:table-cell office:value-type="float" office:value="0.00532211">
            <text:p>0.00532211</text:p>
          </table:table-cell>
        </table:table-row>
        <table:table-row table:style-name="ro2">
          <table:table-cell office:value-type="float" office:value="3510">
            <text:p>3510</text:p>
          </table:table-cell>
          <table:table-cell office:value-type="float" office:value="0.022750096">
            <text:p>0.022750096</text:p>
          </table:table-cell>
          <table:table-cell office:value-type="float" office:value="0.00027746658">
            <text:p>0.0002774666</text:p>
          </table:table-cell>
          <table:table-cell office:value-type="float" office:value="0.0011213949">
            <text:p>0.0011213949</text:p>
          </table:table-cell>
          <table:table-cell office:value-type="float" office:value="0.005416667">
            <text:p>0.005416667</text:p>
          </table:table-cell>
        </table:table-row>
        <table:table-row table:style-name="ro2">
          <table:table-cell office:value-type="float" office:value="3515">
            <text:p>3515</text:p>
          </table:table-cell>
          <table:table-cell office:value-type="float" office:value="0.022640275">
            <text:p>0.022640275</text:p>
          </table:table-cell>
          <table:table-cell office:value-type="float" office:value="0.00027746658">
            <text:p>0.0002774666</text:p>
          </table:table-cell>
          <table:table-cell office:value-type="float" office:value="0.0011159814">
            <text:p>0.0011159814</text:p>
          </table:table-cell>
          <table:table-cell office:value-type="float" office:value="0.0054429406">
            <text:p>0.0054429406</text:p>
          </table:table-cell>
        </table:table-row>
        <table:table-row table:style-name="ro2">
          <table:table-cell office:value-type="float" office:value="3520">
            <text:p>3520</text:p>
          </table:table-cell>
          <table:table-cell office:value-type="float" office:value="0.022521308">
            <text:p>0.022521308</text:p>
          </table:table-cell>
          <table:table-cell office:value-type="float" office:value="0.00027746658">
            <text:p>0.0002774666</text:p>
          </table:table-cell>
          <table:table-cell office:value-type="float" office:value="0.0011236554">
            <text:p>0.0011236554</text:p>
          </table:table-cell>
          <table:table-cell office:value-type="float" office:value="0.0055384208">
            <text:p>0.0055384208</text:p>
          </table:table-cell>
        </table:table-row>
        <table:table-row table:style-name="ro2">
          <table:table-cell office:value-type="float" office:value="3525">
            <text:p>3525</text:p>
          </table:table-cell>
          <table:table-cell office:value-type="float" office:value="0.022411484">
            <text:p>0.022411484</text:p>
          </table:table-cell>
          <table:table-cell office:value-type="float" office:value="0.00027746658">
            <text:p>0.0002774666</text:p>
          </table:table-cell>
          <table:table-cell office:value-type="float" office:value="0.0011181756">
            <text:p>0.0011181756</text:p>
          </table:table-cell>
          <table:table-cell office:value-type="float" office:value="0.0055655586">
            <text:p>0.0055655586</text:p>
          </table:table-cell>
        </table:table-row>
        <table:table-row table:style-name="ro2">
          <table:table-cell office:value-type="float" office:value="3530">
            <text:p>3530</text:p>
          </table:table-cell>
          <table:table-cell office:value-type="float" office:value="0.022292517">
            <text:p>0.022292517</text:p>
          </table:table-cell>
          <table:table-cell office:value-type="float" office:value="0.00027746658">
            <text:p>0.0002774666</text:p>
          </table:table-cell>
          <table:table-cell office:value-type="float" office:value="0.0011255046">
            <text:p>0.0011255046</text:p>
          </table:table-cell>
          <table:table-cell office:value-type="float" office:value="0.0056619896">
            <text:p>0.0056619896</text:p>
          </table:table-cell>
        </table:table-row>
        <table:table-row table:style-name="ro2">
          <table:table-cell office:value-type="float" office:value="3535">
            <text:p>3535</text:p>
          </table:table-cell>
          <table:table-cell office:value-type="float" office:value="0.022182696">
            <text:p>0.022182696</text:p>
          </table:table-cell>
          <table:table-cell office:value-type="float" office:value="0.00027746658">
            <text:p>0.0002774666</text:p>
          </table:table-cell>
          <table:table-cell office:value-type="float" office:value="0.0011199596">
            <text:p>0.0011199596</text:p>
          </table:table-cell>
          <table:table-cell office:value-type="float" office:value="0.0056900196">
            <text:p>0.0056900196</text:p>
          </table:table-cell>
        </table:table-row>
        <table:table-row table:style-name="ro2">
          <table:table-cell office:value-type="float" office:value="3540">
            <text:p>3540</text:p>
          </table:table-cell>
          <table:table-cell office:value-type="float" office:value="0.022063725">
            <text:p>0.022063725</text:p>
          </table:table-cell>
          <table:table-cell office:value-type="float" office:value="0.00027746658">
            <text:p>0.0002774666</text:p>
          </table:table-cell>
          <table:table-cell office:value-type="float" office:value="0.0011269472">
            <text:p>0.0011269472</text:p>
          </table:table-cell>
          <table:table-cell office:value-type="float" office:value="0.005787432">
            <text:p>0.005787432</text:p>
          </table:table-cell>
        </table:table-row>
        <table:table-row table:style-name="ro2">
          <table:table-cell office:value-type="float" office:value="3545">
            <text:p>3545</text:p>
          </table:table-cell>
          <table:table-cell office:value-type="float" office:value="0.021953905">
            <text:p>0.021953905</text:p>
          </table:table-cell>
          <table:table-cell office:value-type="float" office:value="0.00027746658">
            <text:p>0.0002774666</text:p>
          </table:table-cell>
          <table:table-cell office:value-type="float" office:value="0.0011470632">
            <text:p>0.0011470632</text:p>
          </table:table-cell>
          <table:table-cell office:value-type="float" office:value="0.0059498195">
            <text:p>0.0059498195</text:p>
          </table:table-cell>
        </table:table-row>
        <table:table-row table:style-name="ro2">
          <table:table-cell office:value-type="float" office:value="3550">
            <text:p>3550</text:p>
          </table:table-cell>
          <table:table-cell office:value-type="float" office:value="0.021834936">
            <text:p>0.021834936</text:p>
          </table:table-cell>
          <table:table-cell office:value-type="float" office:value="0.00027746658">
            <text:p>0.0002774666</text:p>
          </table:table-cell>
          <table:table-cell office:value-type="float" office:value="0.0011535736">
            <text:p>0.0011535736</text:p>
          </table:table-cell>
          <table:table-cell office:value-type="float" office:value="0.006048971">
            <text:p>0.006048971</text:p>
          </table:table-cell>
        </table:table-row>
        <table:table-row table:style-name="ro2">
          <table:table-cell office:value-type="float" office:value="3555">
            <text:p>3555</text:p>
          </table:table-cell>
          <table:table-cell office:value-type="float" office:value="0.021725114">
            <text:p>0.021725114</text:p>
          </table:table-cell>
          <table:table-cell office:value-type="float" office:value="0.00027746658">
            <text:p>0.0002774666</text:p>
          </table:table-cell>
          <table:table-cell office:value-type="float" office:value="0.0011477713">
            <text:p>0.0011477713</text:p>
          </table:table-cell>
          <table:table-cell office:value-type="float" office:value="0.0060795466">
            <text:p>0.0060795466</text:p>
          </table:table-cell>
        </table:table-row>
        <table:table-row table:style-name="ro2">
          <table:table-cell office:value-type="float" office:value="3560">
            <text:p>3560</text:p>
          </table:table-cell>
          <table:table-cell office:value-type="float" office:value="0.021606145">
            <text:p>0.021606145</text:p>
          </table:table-cell>
          <table:table-cell office:value-type="float" office:value="0.00027746658">
            <text:p>0.0002774666</text:p>
          </table:table-cell>
          <table:table-cell office:value-type="float" office:value="0.0011539473">
            <text:p>0.0011539473</text:p>
          </table:table-cell>
          <table:table-cell office:value-type="float" office:value="0.0061797574">
            <text:p>0.0061797574</text:p>
          </table:table-cell>
        </table:table-row>
        <table:table-row table:style-name="ro2">
          <table:table-cell office:value-type="float" office:value="3565">
            <text:p>3565</text:p>
          </table:table-cell>
          <table:table-cell office:value-type="float" office:value="0.021505475">
            <text:p>0.021505475</text:p>
          </table:table-cell>
          <table:table-cell office:value-type="float" office:value="0.00027746658">
            <text:p>0.0002774666</text:p>
          </table:table-cell>
          <table:table-cell office:value-type="float" office:value="0.0011609112">
            <text:p>0.0011609112</text:p>
          </table:table-cell>
          <table:table-cell office:value-type="float" office:value="0.0062753926">
            <text:p>0.0062753926</text:p>
          </table:table-cell>
        </table:table-row>
        <table:table-row table:style-name="ro2">
          <table:table-cell office:value-type="float" office:value="3570">
            <text:p>3570</text:p>
          </table:table-cell>
          <table:table-cell office:value-type="float" office:value="0.021395655">
            <text:p>0.021395655</text:p>
          </table:table-cell>
          <table:table-cell office:value-type="float" office:value="0.00027746658">
            <text:p>0.0002774666</text:p>
          </table:table-cell>
          <table:table-cell office:value-type="float" office:value="0.0011549826">
            <text:p>0.0011549826</text:p>
          </table:table-cell>
          <table:table-cell office:value-type="float" office:value="0.006307602">
            <text:p>0.006307602</text:p>
          </table:table-cell>
        </table:table-row>
        <table:table-row table:style-name="ro2">
          <table:table-cell office:value-type="float" office:value="3575">
            <text:p>3575</text:p>
          </table:table-cell>
          <table:table-cell office:value-type="float" office:value="0.021294983">
            <text:p>0.021294983</text:p>
          </table:table-cell>
          <table:table-cell office:value-type="float" office:value="0.00027746658">
            <text:p>0.0002774666</text:p>
          </table:table-cell>
          <table:table-cell office:value-type="float" office:value="0.0011616482">
            <text:p>0.0011616482</text:p>
          </table:table-cell>
          <table:table-cell office:value-type="float" office:value="0.006404129">
            <text:p>0.006404129</text:p>
          </table:table-cell>
        </table:table-row>
        <table:table-row table:style-name="ro2">
          <table:table-cell office:value-type="float" office:value="3580">
            <text:p>3580</text:p>
          </table:table-cell>
          <table:table-cell office:value-type="float" office:value="0.021176014">
            <text:p>0.021176014</text:p>
          </table:table-cell>
          <table:table-cell office:value-type="float" office:value="0.00027746658">
            <text:p>0.0002774666</text:p>
          </table:table-cell>
          <table:table-cell office:value-type="float" office:value="0.0011431873">
            <text:p>0.0011431873</text:p>
          </table:table-cell>
          <table:table-cell office:value-type="float" office:value="0.0063733673">
            <text:p>0.0063733673</text:p>
          </table:table-cell>
        </table:table-row>
        <table:table-row table:style-name="ro2">
          <table:table-cell office:value-type="float" office:value="3585">
            <text:p>3585</text:p>
          </table:table-cell>
          <table:table-cell office:value-type="float" office:value="0.021075344">
            <text:p>0.021075344</text:p>
          </table:table-cell>
          <table:table-cell office:value-type="float" office:value="0.00027746658">
            <text:p>0.0002774666</text:p>
          </table:table-cell>
          <table:table-cell office:value-type="float" office:value="0.0011258996">
            <text:p>0.0011258996</text:p>
          </table:table-cell>
          <table:table-cell office:value-type="float" office:value="0.006337097">
            <text:p>0.006337097</text:p>
          </table:table-cell>
        </table:table-row>
        <table:table-row table:style-name="ro2">
          <table:table-cell office:value-type="float" office:value="3590">
            <text:p>3590</text:p>
          </table:table-cell>
          <table:table-cell office:value-type="float" office:value="0.020974671">
            <text:p>0.020974671</text:p>
          </table:table-cell>
          <table:table-cell office:value-type="float" office:value="0.00027746658">
            <text:p>0.0002774666</text:p>
          </table:table-cell>
          <table:table-cell office:value-type="float" office:value="0.0011322608">
            <text:p>0.0011322608</text:p>
          </table:table-cell>
          <table:table-cell office:value-type="float" office:value="0.0064342236">
            <text:p>0.0064342236</text:p>
          </table:table-cell>
        </table:table-row>
        <table:table-row table:style-name="ro2">
          <table:table-cell office:value-type="float" office:value="3595">
            <text:p>3595</text:p>
          </table:table-cell>
          <table:table-cell office:value-type="float" office:value="0.020874001">
            <text:p>0.020874001</text:p>
          </table:table-cell>
          <table:table-cell office:value-type="float" office:value="-0.00027756626">
            <text:p>-0.0002775663</text:p>
          </table:table-cell>
          <table:table-cell office:value-type="float" office:value="0.0011151986">
            <text:p>0.0011151986</text:p>
          </table:table-cell>
          <table:table-cell office:value-type="float" office:value="0.006398539">
            <text:p>0.006398539</text:p>
          </table:table-cell>
        </table:table-row>
        <table:table-row table:style-name="ro2">
          <table:table-cell office:value-type="float" office:value="3600">
            <text:p>3600</text:p>
          </table:table-cell>
          <table:table-cell office:value-type="float" office:value="0.020764181">
            <text:p>0.020764181</text:p>
          </table:table-cell>
          <table:table-cell office:value-type="float" office:value="-0.00027756626">
            <text:p>-0.0002775663</text:p>
          </table:table-cell>
          <table:table-cell office:value-type="float" office:value="0.0011093311">
            <text:p>0.0011093311</text:p>
          </table:table-cell>
          <table:table-cell office:value-type="float" office:value="0.006432379">
            <text:p>0.006432379</text:p>
          </table:table-cell>
        </table:table-row>
        <table:table-row table:style-name="ro2">
          <table:table-cell office:value-type="float" office:value="3605">
            <text:p>3605</text:p>
          </table:table-cell>
          <table:table-cell office:value-type="float" office:value="0.02066351">
            <text:p>0.02066351</text:p>
          </table:table-cell>
          <table:table-cell office:value-type="float" office:value="-0.00027756626">
            <text:p>-0.0002775663</text:p>
          </table:table-cell>
          <table:table-cell office:value-type="float" office:value="0.001092558">
            <text:p>0.001092558</text:p>
          </table:table-cell>
          <table:table-cell office:value-type="float" office:value="0.0063970005">
            <text:p>0.0063970005</text:p>
          </table:table-cell>
        </table:table-row>
        <table:table-row table:style-name="ro2">
          <table:table-cell office:value-type="float" office:value="3610">
            <text:p>3610</text:p>
          </table:table-cell>
          <table:table-cell office:value-type="float" office:value="0.020571988">
            <text:p>0.020571988</text:p>
          </table:table-cell>
          <table:table-cell office:value-type="float" office:value="-0.00027756626">
            <text:p>-0.0002775663</text:p>
          </table:table-cell>
          <table:table-cell office:value-type="float" office:value="0.0010651362">
            <text:p>0.0010651362</text:p>
          </table:table-cell>
          <table:table-cell office:value-type="float" office:value="0.0062920563">
            <text:p>0.0062920563</text:p>
          </table:table-cell>
        </table:table-row>
        <table:table-row table:style-name="ro2">
          <table:table-cell office:value-type="float" office:value="3615">
            <text:p>3615</text:p>
          </table:table-cell>
          <table:table-cell office:value-type="float" office:value="0.020462168">
            <text:p>0.020462168</text:p>
          </table:table-cell>
          <table:table-cell office:value-type="float" office:value="-0.00027756626">
            <text:p>-0.0002775663</text:p>
          </table:table-cell>
          <table:table-cell office:value-type="float" office:value="0.0010594499">
            <text:p>0.0010594499</text:p>
          </table:table-cell>
          <table:table-cell office:value-type="float" office:value="0.006325824">
            <text:p>0.006325824</text:p>
          </table:table-cell>
        </table:table-row>
        <table:table-row table:style-name="ro2">
          <table:table-cell office:value-type="float" office:value="3620">
            <text:p>3620</text:p>
          </table:table-cell>
          <table:table-cell office:value-type="float" office:value="0.020361498">
            <text:p>0.020361498</text:p>
          </table:table-cell>
          <table:table-cell office:value-type="float" office:value="-0.00027756626">
            <text:p>-0.0002775663</text:p>
          </table:table-cell>
          <table:table-cell office:value-type="float" office:value="0.0010431733">
            <text:p>0.0010431733</text:p>
          </table:table-cell>
          <table:table-cell office:value-type="float" office:value="0.0062903813">
            <text:p>0.0062903813</text:p>
          </table:table-cell>
        </table:table-row>
        <table:table-row table:style-name="ro2">
          <table:table-cell office:value-type="float" office:value="3625">
            <text:p>3625</text:p>
          </table:table-cell>
          <table:table-cell office:value-type="float" office:value="0.020269977">
            <text:p>0.020269977</text:p>
          </table:table-cell>
          <table:table-cell office:value-type="float" office:value="-0.00027756626">
            <text:p>-0.0002775663</text:p>
          </table:table-cell>
          <table:table-cell office:value-type="float" office:value="0.001016559">
            <text:p>0.001016559</text:p>
          </table:table-cell>
          <table:table-cell office:value-type="float" office:value="0.006185375">
            <text:p>0.006185375</text:p>
          </table:table-cell>
        </table:table-row>
        <table:table-row table:style-name="ro2">
          <table:table-cell office:value-type="float" office:value="3630">
            <text:p>3630</text:p>
          </table:table-cell>
          <table:table-cell office:value-type="float" office:value="0.020169305">
            <text:p>0.020169305</text:p>
          </table:table-cell>
          <table:table-cell office:value-type="float" office:value="-0.00027756626">
            <text:p>-0.0002775663</text:p>
          </table:table-cell>
          <table:table-cell office:value-type="float" office:value="0.0009789403">
            <text:p>0.0009789403</text:p>
          </table:table-cell>
          <table:table-cell office:value-type="float" office:value="0.0060160905">
            <text:p>0.0060160905</text:p>
          </table:table-cell>
        </table:table-row>
        <table:table-row table:style-name="ro2">
          <table:table-cell office:value-type="float" office:value="3635">
            <text:p>3635</text:p>
          </table:table-cell>
          <table:table-cell office:value-type="float" office:value="0.020068634">
            <text:p>0.020068634</text:p>
          </table:table-cell>
          <table:table-cell office:value-type="float" office:value="-0.00027756626">
            <text:p>-0.0002775663</text:p>
          </table:table-cell>
          <table:table-cell office:value-type="float" office:value="0.00096330524">
            <text:p>0.0009633052</text:p>
          </table:table-cell>
          <table:table-cell office:value-type="float" office:value="0.0059795477">
            <text:p>0.0059795477</text:p>
          </table:table-cell>
        </table:table-row>
        <table:table-row table:style-name="ro2">
          <table:table-cell office:value-type="float" office:value="3640">
            <text:p>3640</text:p>
          </table:table-cell>
          <table:table-cell office:value-type="float" office:value="0.019977111">
            <text:p>0.019977111</text:p>
          </table:table-cell>
          <table:table-cell office:value-type="float" office:value="-0.00027756626">
            <text:p>-0.0002775663</text:p>
          </table:table-cell>
          <table:table-cell office:value-type="float" office:value="0.000937615">
            <text:p>0.000937615</text:p>
          </table:table-cell>
          <table:table-cell office:value-type="float" office:value="0.00587353">
            <text:p>0.00587353</text:p>
          </table:table-cell>
        </table:table-row>
        <table:table-row table:style-name="ro2">
          <table:table-cell office:value-type="float" office:value="3645">
            <text:p>3645</text:p>
          </table:table-cell>
          <table:table-cell office:value-type="float" office:value="0.01988559">
            <text:p>0.01988559</text:p>
          </table:table-cell>
          <table:table-cell office:value-type="float" office:value="-0.00027756626">
            <text:p>-0.0002775663</text:p>
          </table:table-cell>
          <table:table-cell office:value-type="float" office:value="0.00091221696">
            <text:p>0.000912217</text:p>
          </table:table-cell>
          <table:table-cell office:value-type="float" office:value="0.005767149">
            <text:p>0.005767149</text:p>
          </table:table-cell>
        </table:table-row>
        <table:table-row table:style-name="ro2">
          <table:table-cell office:value-type="float" office:value="3650">
            <text:p>3650</text:p>
          </table:table-cell>
          <table:table-cell office:value-type="float" office:value="0.01978492">
            <text:p>0.01978492</text:p>
          </table:table-cell>
          <table:table-cell office:value-type="float" office:value="-0.00027756626">
            <text:p>-0.0002775663</text:p>
          </table:table-cell>
          <table:table-cell office:value-type="float" office:value="0.0008971515">
            <text:p>0.0008971515</text:p>
          </table:table-cell>
          <table:table-cell office:value-type="float" office:value="0.0057297703">
            <text:p>0.0057297703</text:p>
          </table:table-cell>
        </table:table-row>
        <table:table-row table:style-name="ro2">
          <table:table-cell office:value-type="float" office:value="3655">
            <text:p>3655</text:p>
          </table:table-cell>
          <table:table-cell office:value-type="float" office:value="0.019702578">
            <text:p>0.019702578</text:p>
          </table:table-cell>
          <table:table-cell office:value-type="float" office:value="-0.00027756626">
            <text:p>-0.0002775663</text:p>
          </table:table-cell>
          <table:table-cell office:value-type="float" office:value="0.00088306237">
            <text:p>0.0008830624</text:p>
          </table:table-cell>
          <table:table-cell office:value-type="float" office:value="0.005687027">
            <text:p>0.005687027</text:p>
          </table:table-cell>
        </table:table-row>
        <table:table-row table:style-name="ro2">
          <table:table-cell office:value-type="float" office:value="3660">
            <text:p>3660</text:p>
          </table:table-cell>
          <table:table-cell office:value-type="float" office:value="0.019601906">
            <text:p>0.019601906</text:p>
          </table:table-cell>
          <table:table-cell office:value-type="float" office:value="-0.00027756626">
            <text:p>-0.0002775663</text:p>
          </table:table-cell>
          <table:table-cell office:value-type="float" office:value="0.00086829497">
            <text:p>0.000868295</text:p>
          </table:table-cell>
          <table:table-cell office:value-type="float" office:value="0.005649509">
            <text:p>0.005649509</text:p>
          </table:table-cell>
        </table:table-row>
        <table:table-row table:style-name="ro2">
          <table:table-cell office:value-type="float" office:value="3665">
            <text:p>3665</text:p>
          </table:table-cell>
          <table:table-cell office:value-type="float" office:value="0.019519564">
            <text:p>0.019519564</text:p>
          </table:table-cell>
          <table:table-cell office:value-type="float" office:value="-0.00027756626">
            <text:p>-0.0002775663</text:p>
          </table:table-cell>
          <table:table-cell office:value-type="float" office:value="0.00085448346">
            <text:p>0.0008544835</text:p>
          </table:table-cell>
          <table:table-cell office:value-type="float" office:value="0.0056066504">
            <text:p>0.0056066504</text:p>
          </table:table-cell>
        </table:table-row>
        <table:table-row table:style-name="ro2">
          <table:table-cell office:value-type="float" office:value="3670">
            <text:p>3670</text:p>
          </table:table-cell>
          <table:table-cell office:value-type="float" office:value="0.019418892">
            <text:p>0.019418892</text:p>
          </table:table-cell>
          <table:table-cell office:value-type="float" office:value="-0.00027756626">
            <text:p>-0.0002775663</text:p>
          </table:table-cell>
          <table:table-cell office:value-type="float" office:value="0.0008400116">
            <text:p>0.0008400116</text:p>
          </table:table-cell>
          <table:table-cell office:value-type="float" office:value="0.0055689896">
            <text:p>0.0055689896</text:p>
          </table:table-cell>
        </table:table-row>
        <table:table-row table:style-name="ro2">
          <table:table-cell office:value-type="float" office:value="3675">
            <text:p>3675</text:p>
          </table:table-cell>
          <table:table-cell office:value-type="float" office:value="0.019327369">
            <text:p>0.019327369</text:p>
          </table:table-cell>
          <table:table-cell office:value-type="float" office:value="-0.00027756626">
            <text:p>-0.0002775663</text:p>
          </table:table-cell>
          <table:table-cell office:value-type="float" office:value="0.00081611663">
            <text:p>0.0008161166</text:p>
          </table:table-cell>
          <table:table-cell office:value-type="float" office:value="0.0054619387">
            <text:p>0.0054619387</text:p>
          </table:table-cell>
        </table:table-row>
        <table:table-row table:style-name="ro2">
          <table:table-cell office:value-type="float" office:value="3680">
            <text:p>3680</text:p>
          </table:table-cell>
          <table:table-cell office:value-type="float" office:value="0.019226698">
            <text:p>0.019226698</text:p>
          </table:table-cell>
          <table:table-cell office:value-type="float" office:value="-0.00027756626">
            <text:p>-0.0002775663</text:p>
          </table:table-cell>
          <table:table-cell office:value-type="float" office:value="0.00080199895">
            <text:p>0.000801999</text:p>
          </table:table-cell>
          <table:table-cell office:value-type="float" office:value="0.0054238094">
            <text:p>0.0054238094</text:p>
          </table:table-cell>
        </table:table-row>
        <table:table-row table:style-name="ro2">
          <table:table-cell office:value-type="float" office:value="3685">
            <text:p>3685</text:p>
          </table:table-cell>
          <table:table-cell office:value-type="float" office:value="0.019126028">
            <text:p>0.019126028</text:p>
          </table:table-cell>
          <table:table-cell office:value-type="float" office:value="-0.00027756626">
            <text:p>-0.0002775663</text:p>
          </table:table-cell>
          <table:table-cell office:value-type="float" office:value="0.00078803586">
            <text:p>0.0007880359</text:p>
          </table:table-cell>
          <table:table-cell office:value-type="float" office:value="0.005385629">
            <text:p>0.005385629</text:p>
          </table:table-cell>
        </table:table-row>
        <table:table-row table:style-name="ro2">
          <table:table-cell office:value-type="float" office:value="3690">
            <text:p>3690</text:p>
          </table:table-cell>
          <table:table-cell office:value-type="float" office:value="0.019034507">
            <text:p>0.019034507</text:p>
          </table:table-cell>
          <table:table-cell office:value-type="float" office:value="-0.00027756626">
            <text:p>-0.0002775663</text:p>
          </table:table-cell>
          <table:table-cell office:value-type="float" office:value="0.0007649282">
            <text:p>0.0007649282</text:p>
          </table:table-cell>
          <table:table-cell office:value-type="float" office:value="0.0052780975">
            <text:p>0.0052780975</text:p>
          </table:table-cell>
        </table:table-row>
        <table:table-row table:style-name="ro2">
          <table:table-cell office:value-type="float" office:value="3695">
            <text:p>3695</text:p>
          </table:table-cell>
          <table:table-cell office:value-type="float" office:value="0.018924685">
            <text:p>0.018924685</text:p>
          </table:table-cell>
          <table:table-cell office:value-type="float" office:value="-0.00027756626">
            <text:p>-0.0002775663</text:p>
          </table:table-cell>
          <table:table-cell office:value-type="float" office:value="0.00076051464">
            <text:p>0.0007605146</text:p>
          </table:table-cell>
          <table:table-cell office:value-type="float" office:value="0.0053087254">
            <text:p>0.0053087254</text:p>
          </table:table-cell>
        </table:table-row>
        <table:table-row table:style-name="ro2">
          <table:table-cell office:value-type="float" office:value="3700">
            <text:p>3700</text:p>
          </table:table-cell>
          <table:table-cell office:value-type="float" office:value="0.018833164">
            <text:p>0.018833164</text:p>
          </table:table-cell>
          <table:table-cell office:value-type="float" office:value="-0.00027756626">
            <text:p>-0.0002775663</text:p>
          </table:table-cell>
          <table:table-cell office:value-type="float" office:value="0.0007568366">
            <text:p>0.0007568366</text:p>
          </table:table-cell>
          <table:table-cell office:value-type="float" office:value="0.0053345226">
            <text:p>0.0053345226</text:p>
          </table:table-cell>
        </table:table-row>
        <table:table-row table:style-name="ro2">
          <table:table-cell office:value-type="float" office:value="3705">
            <text:p>3705</text:p>
          </table:table-cell>
          <table:table-cell office:value-type="float" office:value="0.018723343">
            <text:p>0.018723343</text:p>
          </table:table-cell>
          <table:table-cell office:value-type="float" office:value="-0.00027756626">
            <text:p>-0.0002775663</text:p>
          </table:table-cell>
          <table:table-cell office:value-type="float" office:value="0.000752423">
            <text:p>0.000752423</text:p>
          </table:table-cell>
          <table:table-cell office:value-type="float" office:value="0.0053658104">
            <text:p>0.0053658104</text:p>
          </table:table-cell>
        </table:table-row>
        <table:table-row table:style-name="ro2">
          <table:table-cell office:value-type="float" office:value="3710">
            <text:p>3710</text:p>
          </table:table-cell>
          <table:table-cell office:value-type="float" office:value="0.018631821">
            <text:p>0.018631821</text:p>
          </table:table-cell>
          <table:table-cell office:value-type="float" office:value="-0.00027756626">
            <text:p>-0.0002775663</text:p>
          </table:table-cell>
          <table:table-cell office:value-type="float" office:value="0.00074874505">
            <text:p>0.0007487451</text:p>
          </table:table-cell>
          <table:table-cell office:value-type="float" office:value="0.005392167">
            <text:p>0.005392167</text:p>
          </table:table-cell>
        </table:table-row>
        <table:table-row table:style-name="ro2">
          <table:table-cell office:value-type="float" office:value="3715">
            <text:p>3715</text:p>
          </table:table-cell>
          <table:table-cell office:value-type="float" office:value="0.018531151">
            <text:p>0.018531151</text:p>
          </table:table-cell>
          <table:table-cell office:value-type="float" office:value="-0.00027756626">
            <text:p>-0.0002775663</text:p>
          </table:table-cell>
          <table:table-cell office:value-type="float" office:value="0.000753866">
            <text:p>0.000753866</text:p>
          </table:table-cell>
          <table:table-cell office:value-type="float" office:value="0.0054881927">
            <text:p>0.0054881927</text:p>
          </table:table-cell>
        </table:table-row>
        <table:table-row table:style-name="ro2">
          <table:table-cell office:value-type="float" office:value="3720">
            <text:p>3720</text:p>
          </table:table-cell>
          <table:table-cell office:value-type="float" office:value="0.01843048">
            <text:p>0.01843048</text:p>
          </table:table-cell>
          <table:table-cell office:value-type="float" office:value="-0.00027756626">
            <text:p>-0.0002775663</text:p>
          </table:table-cell>
          <table:table-cell office:value-type="float" office:value="0.00074070296">
            <text:p>0.000740703</text:p>
          </table:table-cell>
          <table:table-cell office:value-type="float" office:value="0.0054514343">
            <text:p>0.0054514343</text:p>
          </table:table-cell>
        </table:table-row>
        <table:table-row table:style-name="ro2">
          <table:table-cell office:value-type="float" office:value="3725">
            <text:p>3725</text:p>
          </table:table-cell>
          <table:table-cell office:value-type="float" office:value="0.018329808">
            <text:p>0.018329808</text:p>
          </table:table-cell>
          <table:table-cell office:value-type="float" office:value="-0.00027756626">
            <text:p>-0.0002775663</text:p>
          </table:table-cell>
          <table:table-cell office:value-type="float" office:value="0.00074562564">
            <text:p>0.0007456256</text:p>
          </table:table-cell>
          <table:table-cell office:value-type="float" office:value="0.0055481093">
            <text:p>0.0055481093</text:p>
          </table:table-cell>
        </table:table-row>
        <table:table-row table:style-name="ro2">
          <table:table-cell office:value-type="float" office:value="3730">
            <text:p>3730</text:p>
          </table:table-cell>
          <table:table-cell office:value-type="float" office:value="0.018229138">
            <text:p>0.018229138</text:p>
          </table:table-cell>
          <table:table-cell office:value-type="float" office:value="-0.00027756626">
            <text:p>-0.0002775663</text:p>
          </table:table-cell>
          <table:table-cell office:value-type="float" office:value="0.00075040123">
            <text:p>0.0007504012</text:p>
          </table:table-cell>
          <table:table-cell office:value-type="float" office:value="0.0056454847">
            <text:p>0.0056454847</text:p>
          </table:table-cell>
        </table:table-row>
        <table:table-row table:style-name="ro2">
          <table:table-cell office:value-type="float" office:value="3735">
            <text:p>3735</text:p>
          </table:table-cell>
          <table:table-cell office:value-type="float" office:value="0.018128468">
            <text:p>0.018128468</text:p>
          </table:table-cell>
          <table:table-cell office:value-type="float" office:value="-0.00027756626">
            <text:p>-0.0002775663</text:p>
          </table:table-cell>
          <table:table-cell office:value-type="float" office:value="0.00075502996">
            <text:p>0.00075503</text:p>
          </table:table-cell>
          <table:table-cell office:value-type="float" office:value="0.005743571">
            <text:p>0.005743571</text:p>
          </table:table-cell>
        </table:table-row>
        <table:table-row table:style-name="ro2">
          <table:table-cell office:value-type="float" office:value="3740">
            <text:p>3740</text:p>
          </table:table-cell>
          <table:table-cell office:value-type="float" office:value="0.018046094">
            <text:p>0.018046094</text:p>
          </table:table-cell>
          <table:table-cell office:value-type="float" office:value="-0.00027756626">
            <text:p>-0.0002775663</text:p>
          </table:table-cell>
          <table:table-cell office:value-type="float" office:value="0.00076028815">
            <text:p>0.0007602882</text:p>
          </table:table-cell>
          <table:table-cell office:value-type="float" office:value="0.005836491">
            <text:p>0.005836491</text:p>
          </table:table-cell>
        </table:table-row>
        <table:table-row table:style-name="ro2">
          <table:table-cell office:value-type="float" office:value="3745">
            <text:p>3745</text:p>
          </table:table-cell>
          <table:table-cell office:value-type="float" office:value="0.017945424">
            <text:p>0.017945424</text:p>
          </table:table-cell>
          <table:table-cell office:value-type="float" office:value="-0.00027756626">
            <text:p>-0.0002775663</text:p>
          </table:table-cell>
          <table:table-cell office:value-type="float" office:value="0.0007646438">
            <text:p>0.0007646438</text:p>
          </table:table-cell>
          <table:table-cell office:value-type="float" office:value="0.0059359707">
            <text:p>0.0059359707</text:p>
          </table:table-cell>
        </table:table-row>
        <table:table-row table:style-name="ro2">
          <table:table-cell office:value-type="float" office:value="3750">
            <text:p>3750</text:p>
          </table:table-cell>
          <table:table-cell office:value-type="float" office:value="0.0178539">
            <text:p>0.0178539</text:p>
          </table:table-cell>
          <table:table-cell office:value-type="float" office:value="-0.00027756626">
            <text:p>-0.0002775663</text:p>
          </table:table-cell>
          <table:table-cell office:value-type="float" office:value="0.00076074386">
            <text:p>0.0007607439</text:p>
          </table:table-cell>
          <table:table-cell office:value-type="float" office:value="0.005966398">
            <text:p>0.005966398</text:p>
          </table:table-cell>
        </table:table-row>
        <table:table-row table:style-name="ro2">
          <table:table-cell office:value-type="float" office:value="3755">
            <text:p>3755</text:p>
          </table:table-cell>
          <table:table-cell office:value-type="float" office:value="0.017771529">
            <text:p>0.017771529</text:p>
          </table:table-cell>
          <table:table-cell office:value-type="float" office:value="-0.00027756626">
            <text:p>-0.0002775663</text:p>
          </table:table-cell>
          <table:table-cell office:value-type="float" office:value="0.0007656609">
            <text:p>0.0007656609</text:p>
          </table:table-cell>
          <table:table-cell office:value-type="float" office:value="0.0060607577">
            <text:p>0.0060607577</text:p>
          </table:table-cell>
        </table:table-row>
        <table:table-row table:style-name="ro2">
          <table:table-cell office:value-type="float" office:value="3760">
            <text:p>3760</text:p>
          </table:table-cell>
          <table:table-cell office:value-type="float" office:value="0.017670859">
            <text:p>0.017670859</text:p>
          </table:table-cell>
          <table:table-cell office:value-type="float" office:value="-0.00027756626">
            <text:p>-0.0002775663</text:p>
          </table:table-cell>
          <table:table-cell office:value-type="float" office:value="0.00076966">
            <text:p>0.00076966</text:p>
          </table:table-cell>
          <table:table-cell office:value-type="float" office:value="0.006162027">
            <text:p>0.006162027</text:p>
          </table:table-cell>
        </table:table-row>
        <table:table-row table:style-name="ro2">
          <table:table-cell office:value-type="float" office:value="3765">
            <text:p>3765</text:p>
          </table:table-cell>
          <table:table-cell office:value-type="float" office:value="0.017579338">
            <text:p>0.017579338</text:p>
          </table:table-cell>
          <table:table-cell office:value-type="float" office:value="-0.00027756626">
            <text:p>-0.0002775663</text:p>
          </table:table-cell>
          <table:table-cell office:value-type="float" office:value="0.00076567347">
            <text:p>0.0007656735</text:p>
          </table:table-cell>
          <table:table-cell office:value-type="float" office:value="0.0061941054">
            <text:p>0.0061941054</text:p>
          </table:table-cell>
        </table:table-row>
        <table:table-row table:style-name="ro2">
          <table:table-cell office:value-type="float" office:value="3770">
            <text:p>3770</text:p>
          </table:table-cell>
          <table:table-cell office:value-type="float" office:value="0.017496994">
            <text:p>0.017496994</text:p>
          </table:table-cell>
          <table:table-cell office:value-type="float" office:value="-0.00027756626">
            <text:p>-0.0002775663</text:p>
          </table:table-cell>
          <table:table-cell office:value-type="float" office:value="0.0007702563">
            <text:p>0.0007702563</text:p>
          </table:table-cell>
          <table:table-cell office:value-type="float" office:value="0.0062899673">
            <text:p>0.0062899673</text:p>
          </table:table-cell>
        </table:table-row>
        <table:table-row table:style-name="ro2">
          <table:table-cell office:value-type="float" office:value="3775">
            <text:p>3775</text:p>
          </table:table-cell>
          <table:table-cell office:value-type="float" office:value="0.017405475">
            <text:p>0.017405475</text:p>
          </table:table-cell>
          <table:table-cell office:value-type="float" office:value="-0.00027756626">
            <text:p>-0.0002775663</text:p>
          </table:table-cell>
          <table:table-cell office:value-type="float" office:value="0.0007823995">
            <text:p>0.0007823995</text:p>
          </table:table-cell>
          <table:table-cell office:value-type="float" office:value="0.0064564953">
            <text:p>0.0064564953</text:p>
          </table:table-cell>
        </table:table-row>
        <table:table-row table:style-name="ro2">
          <table:table-cell office:value-type="float" office:value="3780">
            <text:p>3780</text:p>
          </table:table-cell>
          <table:table-cell office:value-type="float" office:value="0.017313952">
            <text:p>0.017313952</text:p>
          </table:table-cell>
          <table:table-cell office:value-type="float" office:value="-0.00027756626">
            <text:p>-0.0002775663</text:p>
          </table:table-cell>
          <table:table-cell office:value-type="float" office:value="0.00077828526">
            <text:p>0.0007782853</text:p>
          </table:table-cell>
          <table:table-cell office:value-type="float" office:value="0.006490623">
            <text:p>0.006490623</text:p>
          </table:table-cell>
        </table:table-row>
        <table:table-row table:style-name="ro2">
          <table:table-cell office:value-type="float" office:value="3785">
            <text:p>3785</text:p>
          </table:table-cell>
          <table:table-cell office:value-type="float" office:value="0.01723161">
            <text:p>0.01723161</text:p>
          </table:table-cell>
          <table:table-cell office:value-type="float" office:value="-0.00027756626">
            <text:p>-0.0002775663</text:p>
          </table:table-cell>
          <table:table-cell office:value-type="float" office:value="0.00078250765">
            <text:p>0.0007825077</text:p>
          </table:table-cell>
          <table:table-cell office:value-type="float" office:value="0.006588354">
            <text:p>0.006588354</text:p>
          </table:table-cell>
        </table:table-row>
        <table:table-row table:style-name="ro2">
          <table:table-cell office:value-type="float" office:value="3790">
            <text:p>3790</text:p>
          </table:table-cell>
          <table:table-cell office:value-type="float" office:value="0.01713094">
            <text:p>0.01713094</text:p>
          </table:table-cell>
          <table:table-cell office:value-type="float" office:value="-0.00027756626">
            <text:p>-0.0002775663</text:p>
          </table:table-cell>
          <table:table-cell office:value-type="float" office:value="0.0007857714">
            <text:p>0.0007857714</text:p>
          </table:table-cell>
          <table:table-cell office:value-type="float" office:value="0.006693817">
            <text:p>0.006693817</text:p>
          </table:table-cell>
        </table:table-row>
        <table:table-row table:style-name="ro2">
          <table:table-cell office:value-type="float" office:value="3795">
            <text:p>3795</text:p>
          </table:table-cell>
          <table:table-cell office:value-type="float" office:value="0.017039418">
            <text:p>0.017039418</text:p>
          </table:table-cell>
          <table:table-cell office:value-type="float" office:value="-0.00027756626">
            <text:p>-0.0002775663</text:p>
          </table:table-cell>
          <table:table-cell office:value-type="float" office:value="0.00078157324">
            <text:p>0.0007815732</text:p>
          </table:table-cell>
          <table:table-cell office:value-type="float" office:value="0.006729769">
            <text:p>0.006729769</text:p>
          </table:table-cell>
        </table:table-row>
        <table:table-row table:style-name="ro2">
          <table:table-cell office:value-type="float" office:value="3800">
            <text:p>3800</text:p>
          </table:table-cell>
          <table:table-cell office:value-type="float" office:value="0.016966224">
            <text:p>0.016966224</text:p>
          </table:table-cell>
          <table:table-cell office:value-type="float" office:value="-0.00027756626">
            <text:p>-0.0002775663</text:p>
          </table:table-cell>
          <table:table-cell office:value-type="float" office:value="0.00077821617">
            <text:p>0.0007782162</text:p>
          </table:table-cell>
          <table:table-cell office:value-type="float" office:value="0.0067588044">
            <text:p>0.0067588044</text:p>
          </table:table-cell>
        </table:table-row>
        <table:table-row table:style-name="ro2">
          <table:table-cell office:value-type="float" office:value="3805">
            <text:p>3805</text:p>
          </table:table-cell>
          <table:table-cell office:value-type="float" office:value="0.016883882">
            <text:p>0.016883882</text:p>
          </table:table-cell>
          <table:table-cell office:value-type="float" office:value="-0.00027756626">
            <text:p>-0.0002775663</text:p>
          </table:table-cell>
          <table:table-cell office:value-type="float" office:value="0.00078204693">
            <text:p>0.0007820469</text:p>
          </table:table-cell>
          <table:table-cell office:value-type="float" office:value="0.0068584853">
            <text:p>0.0068584853</text:p>
          </table:table-cell>
        </table:table-row>
        <table:table-row table:style-name="ro2">
          <table:table-cell office:value-type="float" office:value="3810">
            <text:p>3810</text:p>
          </table:table-cell>
          <table:table-cell office:value-type="float" office:value="0.01680154">
            <text:p>0.01680154</text:p>
          </table:table-cell>
          <table:table-cell office:value-type="float" office:value="-0.00027756626">
            <text:p>-0.0002775663</text:p>
          </table:table-cell>
          <table:table-cell office:value-type="float" office:value="0.00078576664">
            <text:p>0.0007857666</text:p>
          </table:table-cell>
          <table:table-cell office:value-type="float" office:value="0.006958817">
            <text:p>0.006958817</text:p>
          </table:table-cell>
        </table:table-row>
        <table:table-row table:style-name="ro2">
          <table:table-cell office:value-type="float" office:value="3815">
            <text:p>3815</text:p>
          </table:table-cell>
          <table:table-cell office:value-type="float" office:value="0.016728347">
            <text:p>0.016728347</text:p>
          </table:table-cell>
          <table:table-cell office:value-type="float" office:value="-0.00027756626">
            <text:p>-0.0002775663</text:p>
          </table:table-cell>
          <table:table-cell office:value-type="float" office:value="0.00078234397">
            <text:p>0.000782344</text:p>
          </table:table-cell>
          <table:table-cell office:value-type="float" office:value="0.0069892677">
            <text:p>0.0069892677</text:p>
          </table:table-cell>
        </table:table-row>
        <table:table-row table:style-name="ro2">
          <table:table-cell office:value-type="float" office:value="3820">
            <text:p>3820</text:p>
          </table:table-cell>
          <table:table-cell office:value-type="float" office:value="0.016655153">
            <text:p>0.016655153</text:p>
          </table:table-cell>
          <table:table-cell office:value-type="float" office:value="-0.00027756626">
            <text:p>-0.0002775663</text:p>
          </table:table-cell>
          <table:table-cell office:value-type="float" office:value="0.0007789211">
            <text:p>0.0007789211</text:p>
          </table:table-cell>
          <table:table-cell office:value-type="float" office:value="0.007019986">
            <text:p>0.007019986</text:p>
          </table:table-cell>
        </table:table-row>
        <table:table-row table:style-name="ro2">
          <table:table-cell office:value-type="float" office:value="3825">
            <text:p>3825</text:p>
          </table:table-cell>
          <table:table-cell office:value-type="float" office:value="0.01658196">
            <text:p>0.01658196</text:p>
          </table:table-cell>
          <table:table-cell office:value-type="float" office:value="-0.00027756626">
            <text:p>-0.0002775663</text:p>
          </table:table-cell>
          <table:table-cell office:value-type="float" office:value="0.00077549845">
            <text:p>0.0007754985</text:p>
          </table:table-cell>
          <table:table-cell office:value-type="float" office:value="0.0070509757">
            <text:p>0.0070509757</text:p>
          </table:table-cell>
        </table:table-row>
        <table:table-row table:style-name="ro2">
          <table:table-cell office:value-type="float" office:value="3830">
            <text:p>3830</text:p>
          </table:table-cell>
          <table:table-cell office:value-type="float" office:value="0.016508767">
            <text:p>0.016508767</text:p>
          </table:table-cell>
          <table:table-cell office:value-type="float" office:value="-0.00027756626">
            <text:p>-0.0002775663</text:p>
          </table:table-cell>
          <table:table-cell office:value-type="float" office:value="0.0007720757">
            <text:p>0.0007720757</text:p>
          </table:table-cell>
          <table:table-cell office:value-type="float" office:value="0.0070822397">
            <text:p>0.0070822397</text:p>
          </table:table-cell>
        </table:table-row>
        <table:table-row table:style-name="ro2">
          <table:table-cell office:value-type="float" office:value="3835">
            <text:p>3835</text:p>
          </table:table-cell>
          <table:table-cell office:value-type="float" office:value="0.016435575">
            <text:p>0.016435575</text:p>
          </table:table-cell>
          <table:table-cell office:value-type="float" office:value="-0.00027756626">
            <text:p>-0.0002775663</text:p>
          </table:table-cell>
          <table:table-cell office:value-type="float" office:value="0.00076865306">
            <text:p>0.0007686531</text:p>
          </table:table-cell>
          <table:table-cell office:value-type="float" office:value="0.0071137827">
            <text:p>0.0071137827</text:p>
          </table:table-cell>
        </table:table-row>
        <table:table-row table:style-name="ro2">
          <table:table-cell office:value-type="float" office:value="3840">
            <text:p>3840</text:p>
          </table:table-cell>
          <table:table-cell office:value-type="float" office:value="0.016362382">
            <text:p>0.016362382</text:p>
          </table:table-cell>
          <table:table-cell office:value-type="float" office:value="-0.00027756626">
            <text:p>-0.0002775663</text:p>
          </table:table-cell>
          <table:table-cell office:value-type="float" office:value="0.0007652305">
            <text:p>0.0007652305</text:p>
          </table:table-cell>
          <table:table-cell office:value-type="float" office:value="0.007145608">
            <text:p>0.007145608</text:p>
          </table:table-cell>
        </table:table-row>
        <table:table-row table:style-name="ro2">
          <table:table-cell office:value-type="float" office:value="3845">
            <text:p>3845</text:p>
          </table:table-cell>
          <table:table-cell office:value-type="float" office:value="0.01628919">
            <text:p>0.01628919</text:p>
          </table:table-cell>
          <table:table-cell office:value-type="float" office:value="-0.00027756626">
            <text:p>-0.0002775663</text:p>
          </table:table-cell>
          <table:table-cell office:value-type="float" office:value="0.0007618077">
            <text:p>0.0007618077</text:p>
          </table:table-cell>
          <table:table-cell office:value-type="float" office:value="0.0071777184">
            <text:p>0.0071777184</text:p>
          </table:table-cell>
        </table:table-row>
        <table:table-row table:style-name="ro2">
          <table:table-cell office:value-type="float" office:value="3850">
            <text:p>3850</text:p>
          </table:table-cell>
          <table:table-cell office:value-type="float" office:value="0.016225144">
            <text:p>0.016225144</text:p>
          </table:table-cell>
          <table:table-cell office:value-type="float" office:value="-0.00027756626">
            <text:p>-0.0002775663</text:p>
          </table:table-cell>
          <table:table-cell office:value-type="float" office:value="0.00075179065">
            <text:p>0.0007517907</text:p>
          </table:table-cell>
          <table:table-cell office:value-type="float" office:value="0.007139369">
            <text:p>0.007139369</text:p>
          </table:table-cell>
        </table:table-row>
        <table:table-row table:style-name="ro2">
          <table:table-cell office:value-type="float" office:value="3855">
            <text:p>3855</text:p>
          </table:table-cell>
          <table:table-cell office:value-type="float" office:value="0.016142804">
            <text:p>0.016142804</text:p>
          </table:table-cell>
          <table:table-cell office:value-type="float" office:value="-0.00027756626">
            <text:p>-0.0002775663</text:p>
          </table:table-cell>
          <table:table-cell office:value-type="float" office:value="0.00074102107">
            <text:p>0.0007410211</text:p>
          </table:table-cell>
          <table:table-cell office:value-type="float" office:value="0.007109067">
            <text:p>0.007109067</text:p>
          </table:table-cell>
        </table:table-row>
        <table:table-row table:style-name="ro2">
          <table:table-cell office:value-type="float" office:value="3860">
            <text:p>3860</text:p>
          </table:table-cell>
          <table:table-cell office:value-type="float" office:value="0.01606961">
            <text:p>0.01606961</text:p>
          </table:table-cell>
          <table:table-cell office:value-type="float" office:value="-0.00027756626">
            <text:p>-0.0002775663</text:p>
          </table:table-cell>
          <table:table-cell office:value-type="float" office:value="0.0007376614">
            <text:p>0.0007376614</text:p>
          </table:table-cell>
          <table:table-cell office:value-type="float" office:value="0.00714145">
            <text:p>0.00714145</text:p>
          </table:table-cell>
        </table:table-row>
        <table:table-row table:style-name="ro2">
          <table:table-cell office:value-type="float" office:value="3865">
            <text:p>3865</text:p>
          </table:table-cell>
          <table:table-cell office:value-type="float" office:value="0.015987268">
            <text:p>0.015987268</text:p>
          </table:table-cell>
          <table:table-cell office:value-type="float" office:value="-0.00027756626">
            <text:p>-0.0002775663</text:p>
          </table:table-cell>
          <table:table-cell office:value-type="float" office:value="0.0007270602">
            <text:p>0.0007270602</text:p>
          </table:table-cell>
          <table:table-cell office:value-type="float" office:value="0.007111511">
            <text:p>0.007111511</text:p>
          </table:table-cell>
        </table:table-row>
        <table:table-row table:style-name="ro2">
          <table:table-cell office:value-type="float" office:value="3870">
            <text:p>3870</text:p>
          </table:table-cell>
          <table:table-cell office:value-type="float" office:value="0.015914075">
            <text:p>0.015914075</text:p>
          </table:table-cell>
          <table:table-cell office:value-type="float" office:value="-0.00027756626">
            <text:p>-0.0002775663</text:p>
          </table:table-cell>
          <table:table-cell office:value-type="float" office:value="0.0007237319">
            <text:p>0.0007237319</text:p>
          </table:table-cell>
          <table:table-cell office:value-type="float" office:value="0.0071442216">
            <text:p>0.0071442216</text:p>
          </table:table-cell>
        </table:table-row>
        <table:table-row table:style-name="ro2">
          <table:table-cell office:value-type="float" office:value="3875">
            <text:p>3875</text:p>
          </table:table-cell>
          <table:table-cell office:value-type="float" office:value="0.015840882">
            <text:p>0.015840882</text:p>
          </table:table-cell>
          <table:table-cell office:value-type="float" office:value="-0.00027756626">
            <text:p>-0.0002775663</text:p>
          </table:table-cell>
          <table:table-cell office:value-type="float" office:value="0.0007204036">
            <text:p>0.0007204036</text:p>
          </table:table-cell>
          <table:table-cell office:value-type="float" office:value="0.0071772346">
            <text:p>0.0071772346</text:p>
          </table:table-cell>
        </table:table-row>
        <table:table-row table:style-name="ro2">
          <table:table-cell office:value-type="float" office:value="3880">
            <text:p>3880</text:p>
          </table:table-cell>
          <table:table-cell office:value-type="float" office:value="0.01576769">
            <text:p>0.01576769</text:p>
          </table:table-cell>
          <table:table-cell office:value-type="float" office:value="-0.00027756626">
            <text:p>-0.0002775663</text:p>
          </table:table-cell>
          <table:table-cell office:value-type="float" office:value="0.0007038075">
            <text:p>0.0007038075</text:p>
          </table:table-cell>
          <table:table-cell office:value-type="float" office:value="0.00707714">
            <text:p>0.00707714</text:p>
          </table:table-cell>
        </table:table-row>
        <table:table-row table:style-name="ro2">
          <table:table-cell office:value-type="float" office:value="3885">
            <text:p>3885</text:p>
          </table:table-cell>
          <table:table-cell office:value-type="float" office:value="0.015694497">
            <text:p>0.015694497</text:p>
          </table:table-cell>
          <table:table-cell office:value-type="float" office:value="-0.00027756626">
            <text:p>-0.0002775663</text:p>
          </table:table-cell>
          <table:table-cell office:value-type="float" office:value="0.0007005407">
            <text:p>0.0007005407</text:p>
          </table:table-cell>
          <table:table-cell office:value-type="float" office:value="0.007110147">
            <text:p>0.007110147</text:p>
          </table:table-cell>
        </table:table-row>
        <table:table-row table:style-name="ro2">
          <table:table-cell office:value-type="float" office:value="3890">
            <text:p>3890</text:p>
          </table:table-cell>
          <table:table-cell office:value-type="float" office:value="0.015612154">
            <text:p>0.015612154</text:p>
          </table:table-cell>
          <table:table-cell office:value-type="float" office:value="-0.00027756626">
            <text:p>-0.0002775663</text:p>
          </table:table-cell>
          <table:table-cell office:value-type="float" office:value="0.0006903598">
            <text:p>0.0006903598</text:p>
          </table:table-cell>
          <table:table-cell office:value-type="float" office:value="0.007080923">
            <text:p>0.007080923</text:p>
          </table:table-cell>
        </table:table-row>
        <table:table-row table:style-name="ro2">
          <table:table-cell office:value-type="float" office:value="3895">
            <text:p>3895</text:p>
          </table:table-cell>
          <table:table-cell office:value-type="float" office:value="0.015529812">
            <text:p>0.015529812</text:p>
          </table:table-cell>
          <table:table-cell office:value-type="float" office:value="-0.00027756626">
            <text:p>-0.0002775663</text:p>
          </table:table-cell>
          <table:table-cell office:value-type="float" office:value="0.00068028166">
            <text:p>0.0006802817</text:p>
          </table:table-cell>
          <table:table-cell office:value-type="float" office:value="0.007051741">
            <text:p>0.007051741</text:p>
          </table:table-cell>
        </table:table-row>
        <table:table-row table:style-name="ro2">
          <table:table-cell office:value-type="float" office:value="3900">
            <text:p>3900</text:p>
          </table:table-cell>
          <table:table-cell office:value-type="float" office:value="0.01544747">
            <text:p>0.01544747</text:p>
          </table:table-cell>
          <table:table-cell office:value-type="float" office:value="-0.00027756626">
            <text:p>-0.0002775663</text:p>
          </table:table-cell>
          <table:table-cell office:value-type="float" office:value="0.0006703056">
            <text:p>0.0006703056</text:p>
          </table:table-cell>
          <table:table-cell office:value-type="float" office:value="0.0070226034">
            <text:p>0.0070226034</text:p>
          </table:table-cell>
        </table:table-row>
        <table:table-row table:style-name="ro2">
          <table:table-cell office:value-type="float" office:value="3905">
            <text:p>3905</text:p>
          </table:table-cell>
          <table:table-cell office:value-type="float" office:value="0.015365098">
            <text:p>0.015365098</text:p>
          </table:table-cell>
          <table:table-cell office:value-type="float" office:value="-0.00027756626">
            <text:p>-0.0002775663</text:p>
          </table:table-cell>
          <table:table-cell office:value-type="float" office:value="0.0006604293">
            <text:p>0.0006604293</text:p>
          </table:table-cell>
          <table:table-cell office:value-type="float" office:value="0.0069935177">
            <text:p>0.0069935177</text:p>
          </table:table-cell>
        </table:table-row>
        <table:table-row table:style-name="ro2">
          <table:table-cell office:value-type="float" office:value="3910">
            <text:p>3910</text:p>
          </table:table-cell>
          <table:table-cell office:value-type="float" office:value="0.015282726">
            <text:p>0.015282726</text:p>
          </table:table-cell>
          <table:table-cell office:value-type="float" office:value="-0.00027756626">
            <text:p>-0.0002775663</text:p>
          </table:table-cell>
          <table:table-cell office:value-type="float" office:value="0.00066312304">
            <text:p>0.000663123</text:p>
          </table:table-cell>
          <table:table-cell office:value-type="float" office:value="0.0070979423">
            <text:p>0.0070979423</text:p>
          </table:table-cell>
        </table:table-row>
        <table:table-row table:style-name="ro2">
          <table:table-cell office:value-type="float" office:value="3915">
            <text:p>3915</text:p>
          </table:table-cell>
          <table:table-cell office:value-type="float" office:value="0.015200354">
            <text:p>0.015200354</text:p>
          </table:table-cell>
          <table:table-cell office:value-type="float" office:value="-0.00027756626">
            <text:p>-0.0002775663</text:p>
          </table:table-cell>
          <table:table-cell office:value-type="float" office:value="0.0006533812">
            <text:p>0.0006533812</text:p>
          </table:table-cell>
          <table:table-cell office:value-type="float" office:value="0.0070696715">
            <text:p>0.0070696715</text:p>
          </table:table-cell>
        </table:table-row>
        <table:table-row table:style-name="ro2">
          <table:table-cell office:value-type="float" office:value="3920">
            <text:p>3920</text:p>
          </table:table-cell>
          <table:table-cell office:value-type="float" office:value="0.015108834">
            <text:p>0.015108834</text:p>
          </table:table-cell>
          <table:table-cell office:value-type="float" office:value="-0.00027756626">
            <text:p>-0.0002775663</text:p>
          </table:table-cell>
          <table:table-cell office:value-type="float" office:value="0.0006494471">
            <text:p>0.0006494471</text:p>
          </table:table-cell>
          <table:table-cell office:value-type="float" office:value="0.0071124937">
            <text:p>0.0071124937</text:p>
          </table:table-cell>
        </table:table-row>
        <table:table-row table:style-name="ro2">
          <table:table-cell office:value-type="float" office:value="3925">
            <text:p>3925</text:p>
          </table:table-cell>
          <table:table-cell office:value-type="float" office:value="0.01503564">
            <text:p>0.01503564</text:p>
          </table:table-cell>
          <table:table-cell office:value-type="float" office:value="-0.00027756626">
            <text:p>-0.0002775663</text:p>
          </table:table-cell>
          <table:table-cell office:value-type="float" office:value="0.0006463011">
            <text:p>0.0006463011</text:p>
          </table:table-cell>
          <table:table-cell office:value-type="float" office:value="0.00714712">
            <text:p>0.00714712</text:p>
          </table:table-cell>
        </table:table-row>
        <table:table-row table:style-name="ro2">
          <table:table-cell office:value-type="float" office:value="3930">
            <text:p>3930</text:p>
          </table:table-cell>
          <table:table-cell office:value-type="float" office:value="0.014953269">
            <text:p>0.014953269</text:p>
          </table:table-cell>
          <table:table-cell office:value-type="float" office:value="-0.00027756626">
            <text:p>-0.0002775663</text:p>
          </table:table-cell>
          <table:table-cell office:value-type="float" office:value="0.0006367914">
            <text:p>0.0006367914</text:p>
          </table:table-cell>
          <table:table-cell office:value-type="float" office:value="0.007119753">
            <text:p>0.007119753</text:p>
          </table:table-cell>
        </table:table-row>
        <table:table-row table:style-name="ro2">
          <table:table-cell office:value-type="float" office:value="3935">
            <text:p>3935</text:p>
          </table:table-cell>
          <table:table-cell office:value-type="float" office:value="0.014870897">
            <text:p>0.014870897</text:p>
          </table:table-cell>
          <table:table-cell office:value-type="float" office:value="-0.00027756626">
            <text:p>-0.0002775663</text:p>
          </table:table-cell>
          <table:table-cell office:value-type="float" office:value="0.0006391868">
            <text:p>0.0006391868</text:p>
          </table:table-cell>
          <table:table-cell office:value-type="float" office:value="0.0072259256">
            <text:p>0.0072259256</text:p>
          </table:table-cell>
        </table:table-row>
        <table:table-row table:style-name="ro2">
          <table:table-cell office:value-type="float" office:value="3940">
            <text:p>3940</text:p>
          </table:table-cell>
          <table:table-cell office:value-type="float" office:value="0.014788525">
            <text:p>0.014788525</text:p>
          </table:table-cell>
          <table:table-cell office:value-type="float" office:value="-0.00027756626">
            <text:p>-0.0002775663</text:p>
          </table:table-cell>
          <table:table-cell office:value-type="float" office:value="0.0006298078">
            <text:p>0.0006298078</text:p>
          </table:table-cell>
          <table:table-cell office:value-type="float" office:value="0.0071994336">
            <text:p>0.0071994336</text:p>
          </table:table-cell>
        </table:table-row>
        <table:table-row table:style-name="ro2">
          <table:table-cell office:value-type="float" office:value="3945">
            <text:p>3945</text:p>
          </table:table-cell>
          <table:table-cell office:value-type="float" office:value="0.014706153">
            <text:p>0.014706153</text:p>
          </table:table-cell>
          <table:table-cell office:value-type="float" office:value="-0.00027756626">
            <text:p>-0.0002775663</text:p>
          </table:table-cell>
          <table:table-cell office:value-type="float" office:value="0.0006320731">
            <text:p>0.0006320731</text:p>
          </table:table-cell>
          <table:table-cell office:value-type="float" office:value="0.007306496">
            <text:p>0.007306496</text:p>
          </table:table-cell>
        </table:table-row>
        <table:table-row table:style-name="ro2">
          <table:table-cell office:value-type="float" office:value="3950">
            <text:p>3950</text:p>
          </table:table-cell>
          <table:table-cell office:value-type="float" office:value="0.014623782">
            <text:p>0.014623782</text:p>
          </table:table-cell>
          <table:table-cell office:value-type="float" office:value="-0.00027756626">
            <text:p>-0.0002775663</text:p>
          </table:table-cell>
          <table:table-cell office:value-type="float" office:value="0.0006228236">
            <text:p>0.0006228236</text:p>
          </table:table-cell>
          <table:table-cell office:value-type="float" office:value="0.00728091">
            <text:p>0.00728091</text:p>
          </table:table-cell>
        </table:table-row>
        <table:table-row table:style-name="ro2">
          <table:table-cell office:value-type="float" office:value="3955">
            <text:p>3955</text:p>
          </table:table-cell>
          <table:table-cell office:value-type="float" office:value="0.014550589">
            <text:p>0.014550589</text:p>
          </table:table-cell>
          <table:table-cell office:value-type="float" office:value="-0.00027756626">
            <text:p>-0.0002775663</text:p>
          </table:table-cell>
          <table:table-cell office:value-type="float" office:value="0.0006197065">
            <text:p>0.0006197065</text:p>
          </table:table-cell>
          <table:table-cell office:value-type="float" office:value="0.007317537">
            <text:p>0.007317537</text:p>
          </table:table-cell>
        </table:table-row>
        <table:table-row table:style-name="ro2">
          <table:table-cell office:value-type="float" office:value="3960">
            <text:p>3960</text:p>
          </table:table-cell>
          <table:table-cell office:value-type="float" office:value="0.014468217">
            <text:p>0.014468217</text:p>
          </table:table-cell>
          <table:table-cell office:value-type="float" office:value="-0.00027756626">
            <text:p>-0.0002775663</text:p>
          </table:table-cell>
          <table:table-cell office:value-type="float" office:value="0.00062178663">
            <text:p>0.0006217866</text:p>
          </table:table-cell>
          <table:table-cell office:value-type="float" office:value="0.0074259383">
            <text:p>0.0074259383</text:p>
          </table:table-cell>
        </table:table-row>
        <table:table-row table:style-name="ro2">
          <table:table-cell office:value-type="float" office:value="3965">
            <text:p>3965</text:p>
          </table:table-cell>
          <table:table-cell office:value-type="float" office:value="0.014385846">
            <text:p>0.014385846</text:p>
          </table:table-cell>
          <table:table-cell office:value-type="float" office:value="-0.00027756626">
            <text:p>-0.0002775663</text:p>
          </table:table-cell>
          <table:table-cell office:value-type="float" office:value="0.00061272143">
            <text:p>0.0006127214</text:p>
          </table:table-cell>
          <table:table-cell office:value-type="float" office:value="0.007401713">
            <text:p>0.007401713</text:p>
          </table:table-cell>
        </table:table-row>
        <table:table-row table:style-name="ro2">
          <table:table-cell office:value-type="float" office:value="3970">
            <text:p>3970</text:p>
          </table:table-cell>
          <table:table-cell office:value-type="float" office:value="0.014321803">
            <text:p>0.014321803</text:p>
          </table:table-cell>
          <table:table-cell office:value-type="float" office:value="-0.00027756626">
            <text:p>-0.0002775663</text:p>
          </table:table-cell>
          <table:table-cell office:value-type="float" office:value="0.0006154665">
            <text:p>0.0006154665</text:p>
          </table:table-cell>
          <table:table-cell office:value-type="float" office:value="0.007501516">
            <text:p>0.007501516</text:p>
          </table:table-cell>
        </table:table-row>
        <table:table-row table:style-name="ro2">
          <table:table-cell office:value-type="float" office:value="3975">
            <text:p>3975</text:p>
          </table:table-cell>
          <table:table-cell office:value-type="float" office:value="0.01424861">
            <text:p>0.01424861</text:p>
          </table:table-cell>
          <table:table-cell office:value-type="float" office:value="-0.00027756626">
            <text:p>-0.0002775663</text:p>
          </table:table-cell>
          <table:table-cell office:value-type="float" office:value="0.0006123213">
            <text:p>0.0006123213</text:p>
          </table:table-cell>
          <table:table-cell office:value-type="float" office:value="0.007540053">
            <text:p>0.007540053</text:p>
          </table:table-cell>
        </table:table-row>
        <table:table-row table:style-name="ro2">
          <table:table-cell office:value-type="float" office:value="3980">
            <text:p>3980</text:p>
          </table:table-cell>
          <table:table-cell office:value-type="float" office:value="0.014175417">
            <text:p>0.014175417</text:p>
          </table:table-cell>
          <table:table-cell office:value-type="float" office:value="-0.00027756626">
            <text:p>-0.0002775663</text:p>
          </table:table-cell>
          <table:table-cell office:value-type="float" office:value="0.0006091762">
            <text:p>0.0006091762</text:p>
          </table:table-cell>
          <table:table-cell office:value-type="float" office:value="0.007578988">
            <text:p>0.007578988</text:p>
          </table:table-cell>
        </table:table-row>
        <table:table-row table:style-name="ro2">
          <table:table-cell office:value-type="float" office:value="3985">
            <text:p>3985</text:p>
          </table:table-cell>
          <table:table-cell office:value-type="float" office:value="0.014111374">
            <text:p>0.014111374</text:p>
          </table:table-cell>
          <table:table-cell office:value-type="float" office:value="-0.00027756626">
            <text:p>-0.0002775663</text:p>
          </table:table-cell>
          <table:table-cell office:value-type="float" office:value="0.0006117373">
            <text:p>0.0006117373</text:p>
          </table:table-cell>
          <table:table-cell office:value-type="float" office:value="0.0076800915">
            <text:p>0.0076800915</text:p>
          </table:table-cell>
        </table:table-row>
        <table:table-row table:style-name="ro2">
          <table:table-cell office:value-type="float" office:value="3990">
            <text:p>3990</text:p>
          </table:table-cell>
          <table:table-cell office:value-type="float" office:value="0.014038181">
            <text:p>0.014038181</text:p>
          </table:table-cell>
          <table:table-cell office:value-type="float" office:value="-0.00027756626">
            <text:p>-0.0002775663</text:p>
          </table:table-cell>
          <table:table-cell office:value-type="float" office:value="0.0006085646">
            <text:p>0.0006085646</text:p>
          </table:table-cell>
          <table:table-cell office:value-type="float" office:value="0.0077201375">
            <text:p>0.0077201375</text:p>
          </table:table-cell>
        </table:table-row>
        <table:table-row table:style-name="ro2">
          <table:table-cell office:value-type="float" office:value="3995">
            <text:p>3995</text:p>
          </table:table-cell>
          <table:table-cell office:value-type="float" office:value="0.013964989">
            <text:p>0.013964989</text:p>
          </table:table-cell>
          <table:table-cell office:value-type="float" office:value="-0.00027756626">
            <text:p>-0.0002775663</text:p>
          </table:table-cell>
          <table:table-cell office:value-type="float" office:value="0.00060539204">
            <text:p>0.000605392</text:p>
          </table:table-cell>
          <table:table-cell office:value-type="float" office:value="0.0077606034">
            <text:p>0.0077606034</text:p>
          </table:table-cell>
        </table:table-row>
        <table:table-row table:style-name="ro2">
          <table:table-cell office:value-type="float" office:value="4000">
            <text:p>4000</text:p>
          </table:table-cell>
          <table:table-cell office:value-type="float" office:value="0.013891796">
            <text:p>0.013891796</text:p>
          </table:table-cell>
          <table:table-cell office:value-type="float" office:value="-0.00027756626">
            <text:p>-0.0002775663</text:p>
          </table:table-cell>
          <table:table-cell office:value-type="float" office:value="0.00061252114">
            <text:p>0.0006125211</text:p>
          </table:table-cell>
          <table:table-cell office:value-type="float" office:value="0.007934952">
            <text:p>0.007934952</text:p>
          </table:table-cell>
        </table:table-row>
        <table:table-row table:style-name="ro2" table:number-rows-repeated="1047774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9">00/00/0000</text:date>, <text:time style:data-style-name="N2" text:time-value="0000-00-00T18:32: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eu Pizenberg</meta:initial-creator>
    <meta:creation-date>2014-04-10T15:32:49</meta:creation-date>
    <dc:date>2014-04-19T19:23:06</dc:date>
    <dc:creator>Matthieu Pizenberg</dc:creator>
    <meta:editing-duration>P1DT11H47M4S</meta:editing-duration>
    <meta:editing-cycles>30</meta:editing-cycles>
    <meta:generator>LibreOffice/4.0.2.2$Linux_X86_64 LibreOffice_project/400m0$Build-2</meta:generator>
    <meta:document-statistic meta:table-count="1" meta:cell-count="400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2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4.138cm" svg:height="18.966cm" xlink:href=".." xlink:type="simple" chart:class="chart:scatter" chart:style-name="ch1">
        <chart:legend chart:legend-position="end" svg:x="41.577cm" svg:y="8.437cm" style:legend-expansion="high" chart:style-name="ch2"/>
        <chart:plot-area chart:style-name="ch3" table:cell-range-address="Sheet1.A2:Sheet1.E601 Sheet1.B1:Sheet1.E1" chart:data-source-has-labels="row" svg:x="0.147cm" svg:y="0.572cm" svg:width="41.015cm" svg:height="17.809cm">
          <chartooo:coordinate-region svg:x="0.98cm" svg:y="0.772cm" svg:width="39.163cm" svg:height="17.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Sheet1.B2:Sheet1.B601" chart:label-cell-address="Sheet1.B1:Sheet1.B1" chart:class="chart:scatter">
            <chart:domain table:cell-range-address="Sheet1.A2:Sheet1.A601"/>
            <chart:data-point chart:repeated="600"/>
          </chart:series>
          <chart:series chart:attached-axis="primary-y" chart:style-name="ch8" chart:values-cell-range-address="Sheet1.C2:Sheet1.C601" chart:label-cell-address="Sheet1.C1:Sheet1.C1" chart:class="chart:scatter">
            <chart:data-point chart:repeated="600"/>
          </chart:series>
          <chart:series chart:attached-axis="secondary-y" chart:style-name="ch9" chart:values-cell-range-address="Sheet1.D2:Sheet1.D601" chart:label-cell-address="Sheet1.D1:Sheet1.D1" chart:class="chart:scatter">
            <chart:data-point chart:repeated="600"/>
          </chart:series>
          <chart:series chart:attached-axis="secondary-y" chart:style-name="ch10" chart:values-cell-range-address="Sheet1.E2:Sheet1.E601" chart:label-cell-address="Sheet1.E1:Sheet1.E1" chart:class="chart:scatter">
            <chart:data-point chart:repeated="6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ns_v</text:p>
                <draw:g>
                  <svg:desc>Sheet1.B1:Sheet1.B1</svg:desc>
                </draw:g>
              </table:table-cell>
              <table:table-cell office:value-type="string">
                <text:p>d</text:p>
                <draw:g>
                  <svg:desc>Sheet1.C1:Sheet1.C1</svg:desc>
                </draw:g>
              </table:table-cell>
              <table:table-cell office:value-type="string">
                <text:p>cons_vt</text:p>
                <draw:g>
                  <svg:desc>Sheet1.D1:Sheet1.D1</svg:desc>
                </draw:g>
              </table:table-cell>
              <table:table-cell office:value-type="string">
                <text:p>dt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A2:Sheet1.A601</svg:desc>
                </draw:g>
              </table:table-cell>
              <table:table-cell office:value-type="float" office:value="0.0025">
                <text:p>0.0025</text:p>
                <draw:g>
                  <svg:desc>Sheet1.B2:Sheet1.B601</svg:desc>
                </draw:g>
              </table:table-cell>
              <table:table-cell office:value-type="float" office:value="0.49997255">
                <text:p>0.49997255</text:p>
                <draw:g>
                  <svg:desc>Sheet1.C2:Sheet1.C601</svg:desc>
                </draw:g>
              </table:table-cell>
              <table:table-cell office:value-type="float" office:value="-0.00079864">
                <text:p>-0.00079864</text:p>
                <draw:g>
                  <svg:desc>Sheet1.D2:Sheet1.D601</svg:desc>
                </draw:g>
              </table:table-cell>
              <table:table-cell office:value-type="float" office:value="-0.00019966">
                <text:p>-0.00019966</text:p>
                <draw:g>
                  <svg:desc>Sheet1.E2:Sheet1.E6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5">
                <text:p>0.005</text:p>
              </table:table-cell>
              <table:table-cell office:value-type="float" office:value="0.49997255">
                <text:p>0.49997255</text:p>
              </table:table-cell>
              <table:table-cell office:value-type="float" office:value="-0.00079864">
                <text:p>-0.00079864</text:p>
              </table:table-cell>
              <table:table-cell office:value-type="float" office:value="-0.00019966">
                <text:p>-0.000199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0075">
                <text:p>0.0075</text:p>
              </table:table-cell>
              <table:table-cell office:value-type="float" office:value="0.49997255">
                <text:p>0.49997255</text:p>
              </table:table-cell>
              <table:table-cell office:value-type="float" office:value="-0.00079864">
                <text:p>-0.00079864</text:p>
              </table:table-cell>
              <table:table-cell office:value-type="float" office:value="-0.00019966">
                <text:p>-0.000199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01">
                <text:p>0.01</text:p>
              </table:table-cell>
              <table:table-cell office:value-type="float" office:value="0.49997255">
                <text:p>0.49997255</text:p>
              </table:table-cell>
              <table:table-cell office:value-type="float" office:value="-0.00079864">
                <text:p>-0.00079864</text:p>
              </table:table-cell>
              <table:table-cell office:value-type="float" office:value="-0.00019966">
                <text:p>-0.000199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012499999">
                <text:p>0.012499999</text:p>
              </table:table-cell>
              <table:table-cell office:value-type="float" office:value="0.49997255">
                <text:p>0.49997255</text:p>
              </table:table-cell>
              <table:table-cell office:value-type="float" office:value="-0.00079864">
                <text:p>-0.00079864</text:p>
              </table:table-cell>
              <table:table-cell office:value-type="float" office:value="-0.00019966">
                <text:p>-0.000199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014999999">
                <text:p>0.014999999</text:p>
              </table:table-cell>
              <table:table-cell office:value-type="float" office:value="0.49997255">
                <text:p>0.49997255</text:p>
              </table:table-cell>
              <table:table-cell office:value-type="float" office:value="-0.00079864">
                <text:p>-0.00079864</text:p>
              </table:table-cell>
              <table:table-cell office:value-type="float" office:value="-0.00019966">
                <text:p>-0.000199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017499998">
                <text:p>0.017499998</text:p>
              </table:table-cell>
              <table:table-cell office:value-type="float" office:value="0.49997255">
                <text:p>0.49997255</text:p>
              </table:table-cell>
              <table:table-cell office:value-type="float" office:value="-0.00053244125">
                <text:p>-0.00053244125</text:p>
              </table:table-cell>
              <table:table-cell office:value-type="float" office:value="-0.00013311031">
                <text:p>-0.000133110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.019999998">
                <text:p>0.019999998</text:p>
              </table:table-cell>
              <table:table-cell office:value-type="float" office:value="0.49997255">
                <text:p>0.49997255</text:p>
              </table:table-cell>
              <table:table-cell office:value-type="float" office:value="-0.00026623765">
                <text:p>-0.00026623765</text:p>
              </table:table-cell>
              <table:table-cell office:value-type="float" office:value="-0.00006655941">
                <text:p>-0.000066559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0.022499997">
                <text:p>0.022499997</text:p>
              </table:table-cell>
              <table:table-cell office:value-type="float" office:value="0.4999634">
                <text:p>0.4999634</text:p>
              </table:table-cell>
              <table:table-cell office:value-type="float" office:value="0.00026618416">
                <text:p>0.00026618416</text:p>
              </table:table-cell>
              <table:table-cell office:value-type="float" office:value="0.00006654604">
                <text:p>0.000066546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.024999997">
                <text:p>0.024999997</text:p>
              </table:table-cell>
              <table:table-cell office:value-type="float" office:value="0.4999451">
                <text:p>0.4999451</text:p>
              </table:table-cell>
              <table:table-cell office:value-type="float" office:value="0.0007986254">
                <text:p>0.0007986254</text:p>
              </table:table-cell>
              <table:table-cell office:value-type="float" office:value="0.00019965635">
                <text:p>0.000199656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0.027499996">
                <text:p>0.027499996</text:p>
              </table:table-cell>
              <table:table-cell office:value-type="float" office:value="0.49991763">
                <text:p>0.49991763</text:p>
              </table:table-cell>
              <table:table-cell office:value-type="float" office:value="0.0015973239">
                <text:p>0.0015973239</text:p>
              </table:table-cell>
              <table:table-cell office:value-type="float" office:value="0.00039933098">
                <text:p>0.000399330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.029999996">
                <text:p>0.029999996</text:p>
              </table:table-cell>
              <table:table-cell office:value-type="float" office:value="0.49987188">
                <text:p>0.49987188</text:p>
              </table:table-cell>
              <table:table-cell office:value-type="float" office:value="0.0013313007">
                <text:p>0.0013313007</text:p>
              </table:table-cell>
              <table:table-cell office:value-type="float" office:value="0.00033282518">
                <text:p>0.000332825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0.032499995">
                <text:p>0.032499995</text:p>
              </table:table-cell>
              <table:table-cell office:value-type="float" office:value="0.49977124">
                <text:p>0.49977124</text:p>
              </table:table-cell>
              <table:table-cell office:value-type="float" office:value="0.0007990349">
                <text:p>0.0007990349</text:p>
              </table:table-cell>
              <table:table-cell office:value-type="float" office:value="0.00019975872">
                <text:p>0.000199758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0.034999996">
                <text:p>0.034999996</text:p>
              </table:table-cell>
              <table:table-cell office:value-type="float" office:value="0.49964312">
                <text:p>0.49964312</text:p>
              </table:table-cell>
              <table:table-cell office:value-type="float" office:value="0.0005329582">
                <text:p>0.0005329582</text:p>
              </table:table-cell>
              <table:table-cell office:value-type="float" office:value="0.00013323955">
                <text:p>0.000133239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0.037499998">
                <text:p>0.037499998</text:p>
              </table:table-cell>
              <table:table-cell office:value-type="float" office:value="0.49950585">
                <text:p>0.49950585</text:p>
              </table:table-cell>
              <table:table-cell office:value-type="float" office:value="0.0010656143">
                <text:p>0.0010656143</text:p>
              </table:table-cell>
              <table:table-cell office:value-type="float" office:value="0.00026640357">
                <text:p>0.000266403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0.04">
                <text:p>0.04</text:p>
              </table:table-cell>
              <table:table-cell office:value-type="float" office:value="0.49935028">
                <text:p>0.49935028</text:p>
              </table:table-cell>
              <table:table-cell office:value-type="float" office:value="0.0018648107">
                <text:p>0.0018648107</text:p>
              </table:table-cell>
              <table:table-cell office:value-type="float" office:value="0.00046620268">
                <text:p>0.000466202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0.0425">
                <text:p>0.0425</text:p>
              </table:table-cell>
              <table:table-cell office:value-type="float" office:value="0.4991764">
                <text:p>0.4991764</text:p>
              </table:table-cell>
              <table:table-cell office:value-type="float" office:value="0.0018655629">
                <text:p>0.0018655629</text:p>
              </table:table-cell>
              <table:table-cell office:value-type="float" office:value="0.00046639072">
                <text:p>0.000466390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0.045">
                <text:p>0.045</text:p>
              </table:table-cell>
              <table:table-cell office:value-type="float" office:value="0.49898425">
                <text:p>0.49898425</text:p>
              </table:table-cell>
              <table:table-cell office:value-type="float" office:value="0.002665151">
                <text:p>0.002665151</text:p>
              </table:table-cell>
              <table:table-cell office:value-type="float" office:value="0.0006662877">
                <text:p>0.00066628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0.047500003">
                <text:p>0.047500003</text:p>
              </table:table-cell>
              <table:table-cell office:value-type="float" office:value="0.4987646">
                <text:p>0.4987646</text:p>
              </table:table-cell>
              <table:table-cell office:value-type="float" office:value="0.0034651894">
                <text:p>0.0034651894</text:p>
              </table:table-cell>
              <table:table-cell office:value-type="float" office:value="0.00086629734">
                <text:p>0.000866297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0.050000004">
                <text:p>0.050000004</text:p>
              </table:table-cell>
              <table:table-cell office:value-type="float" office:value="0.4985267">
                <text:p>0.4985267</text:p>
              </table:table-cell>
              <table:table-cell office:value-type="float" office:value="0.0034668434">
                <text:p>0.0034668434</text:p>
              </table:table-cell>
              <table:table-cell office:value-type="float" office:value="0.00086671085">
                <text:p>0.000866710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5">
                <text:p>105</text:p>
              </table:table-cell>
              <table:table-cell office:value-type="float" office:value="0.052500006">
                <text:p>0.052500006</text:p>
              </table:table-cell>
              <table:table-cell office:value-type="float" office:value="0.4982613">
                <text:p>0.4982613</text:p>
              </table:table-cell>
              <table:table-cell office:value-type="float" office:value="0.0034686264">
                <text:p>0.0034686264</text:p>
              </table:table-cell>
              <table:table-cell office:value-type="float" office:value="0.0008671566">
                <text:p>0.00086715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">
                <text:p>110</text:p>
              </table:table-cell>
              <table:table-cell office:value-type="float" office:value="0.055000007">
                <text:p>0.055000007</text:p>
              </table:table-cell>
              <table:table-cell office:value-type="float" office:value="0.4979868">
                <text:p>0.4979868</text:p>
              </table:table-cell>
              <table:table-cell office:value-type="float" office:value="0.003736757">
                <text:p>0.003736757</text:p>
              </table:table-cell>
              <table:table-cell office:value-type="float" office:value="0.00093418924">
                <text:p>0.000934189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5">
                <text:p>115</text:p>
              </table:table-cell>
              <table:table-cell office:value-type="float" office:value="0.05750001">
                <text:p>0.05750001</text:p>
              </table:table-cell>
              <table:table-cell office:value-type="float" office:value="0.4976848">
                <text:p>0.4976848</text:p>
              </table:table-cell>
              <table:table-cell office:value-type="float" office:value="0.0037389558">
                <text:p>0.0037389558</text:p>
              </table:table-cell>
              <table:table-cell office:value-type="float" office:value="0.00093473896">
                <text:p>0.000934738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0">
                <text:p>120</text:p>
              </table:table-cell>
              <table:table-cell office:value-type="float" office:value="0.06000001">
                <text:p>0.06000001</text:p>
              </table:table-cell>
              <table:table-cell office:value-type="float" office:value="0.49737367">
                <text:p>0.49737367</text:p>
              </table:table-cell>
              <table:table-cell office:value-type="float" office:value="0.0037411572">
                <text:p>0.0037411572</text:p>
              </table:table-cell>
              <table:table-cell office:value-type="float" office:value="0.0009352893">
                <text:p>0.00093528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5">
                <text:p>125</text:p>
              </table:table-cell>
              <table:table-cell office:value-type="float" office:value="0.06250001">
                <text:p>0.06250001</text:p>
              </table:table-cell>
              <table:table-cell office:value-type="float" office:value="0.49704424">
                <text:p>0.49704424</text:p>
              </table:table-cell>
              <table:table-cell office:value-type="float" office:value="0.003743499">
                <text:p>0.003743499</text:p>
              </table:table-cell>
              <table:table-cell office:value-type="float" office:value="0.00093587476">
                <text:p>0.000935874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0">
                <text:p>130</text:p>
              </table:table-cell>
              <table:table-cell office:value-type="float" office:value="0.065000005">
                <text:p>0.065000005</text:p>
              </table:table-cell>
              <table:table-cell office:value-type="float" office:value="0.4967148">
                <text:p>0.4967148</text:p>
              </table:table-cell>
              <table:table-cell office:value-type="float" office:value="0.00374612">
                <text:p>0.00374612</text:p>
              </table:table-cell>
              <table:table-cell office:value-type="float" office:value="0.00093653">
                <text:p>0.000936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5">
                <text:p>135</text:p>
              </table:table-cell>
              <table:table-cell office:value-type="float" office:value="0.0675">
                <text:p>0.0675</text:p>
              </table:table-cell>
              <table:table-cell office:value-type="float" office:value="0.4963579">
                <text:p>0.4963579</text:p>
              </table:table-cell>
              <table:table-cell office:value-type="float" office:value="0.00401512">
                <text:p>0.00401512</text:p>
              </table:table-cell>
              <table:table-cell office:value-type="float" office:value="0.00100378">
                <text:p>0.001003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0">
                <text:p>140</text:p>
              </table:table-cell>
              <table:table-cell office:value-type="float" office:value="0.07">
                <text:p>0.07</text:p>
              </table:table-cell>
              <table:table-cell office:value-type="float" office:value="0.496001">
                <text:p>0.496001</text:p>
              </table:table-cell>
              <table:table-cell office:value-type="float" office:value="0.0040180837">
                <text:p>0.0040180837</text:p>
              </table:table-cell>
              <table:table-cell office:value-type="float" office:value="0.0010045209">
                <text:p>0.00100452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5">
                <text:p>145</text:p>
              </table:table-cell>
              <table:table-cell office:value-type="float" office:value="0.0725">
                <text:p>0.0725</text:p>
              </table:table-cell>
              <table:table-cell office:value-type="float" office:value="0.49561667">
                <text:p>0.49561667</text:p>
              </table:table-cell>
              <table:table-cell office:value-type="float" office:value="0.0042875907">
                <text:p>0.0042875907</text:p>
              </table:table-cell>
              <table:table-cell office:value-type="float" office:value="0.0010718977">
                <text:p>0.00107189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0">
                <text:p>150</text:p>
              </table:table-cell>
              <table:table-cell office:value-type="float" office:value="0.074999996">
                <text:p>0.074999996</text:p>
              </table:table-cell>
              <table:table-cell office:value-type="float" office:value="0.4952415">
                <text:p>0.4952415</text:p>
              </table:table-cell>
              <table:table-cell office:value-type="float" office:value="0.0053565316">
                <text:p>0.0053565316</text:p>
              </table:table-cell>
              <table:table-cell office:value-type="float" office:value="0.0013391329">
                <text:p>0.00133913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5">
                <text:p>155</text:p>
              </table:table-cell>
              <table:table-cell office:value-type="float" office:value="0.07749999">
                <text:p>0.07749999</text:p>
              </table:table-cell>
              <table:table-cell office:value-type="float" office:value="0.49483883">
                <text:p>0.49483883</text:p>
              </table:table-cell>
              <table:table-cell office:value-type="float" office:value="0.006160168">
                <text:p>0.006160168</text:p>
              </table:table-cell>
              <table:table-cell office:value-type="float" office:value="0.001540042">
                <text:p>0.0015400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0">
                <text:p>160</text:p>
              </table:table-cell>
              <table:table-cell office:value-type="float" office:value="0.07999999">
                <text:p>0.07999999</text:p>
              </table:table-cell>
              <table:table-cell office:value-type="float" office:value="0.4944179">
                <text:p>0.4944179</text:p>
              </table:table-cell>
              <table:table-cell office:value-type="float" office:value="0.0061656423">
                <text:p>0.0061656423</text:p>
              </table:table-cell>
              <table:table-cell office:value-type="float" office:value="0.0015414106">
                <text:p>0.00154141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5">
                <text:p>165</text:p>
              </table:table-cell>
              <table:table-cell office:value-type="float" office:value="0.08249999">
                <text:p>0.08249999</text:p>
              </table:table-cell>
              <table:table-cell office:value-type="float" office:value="0.4939878">
                <text:p>0.4939878</text:p>
              </table:table-cell>
              <table:table-cell office:value-type="float" office:value="0.005638249">
                <text:p>0.005638249</text:p>
              </table:table-cell>
              <table:table-cell office:value-type="float" office:value="0.0014095623">
                <text:p>0.00140956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0">
                <text:p>170</text:p>
              </table:table-cell>
              <table:table-cell office:value-type="float" office:value="0.084999986">
                <text:p>0.084999986</text:p>
              </table:table-cell>
              <table:table-cell office:value-type="float" office:value="0.49353024">
                <text:p>0.49353024</text:p>
              </table:table-cell>
              <table:table-cell office:value-type="float" office:value="0.0048441836">
                <text:p>0.0048441836</text:p>
              </table:table-cell>
              <table:table-cell office:value-type="float" office:value="0.0012110459">
                <text:p>0.00121104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5">
                <text:p>175</text:p>
              </table:table-cell>
              <table:table-cell office:value-type="float" office:value="0.08749998">
                <text:p>0.08749998</text:p>
              </table:table-cell>
              <table:table-cell office:value-type="float" office:value="0.4930727">
                <text:p>0.4930727</text:p>
              </table:table-cell>
              <table:table-cell office:value-type="float" office:value="0.004049594">
                <text:p>0.004049594</text:p>
              </table:table-cell>
              <table:table-cell office:value-type="float" office:value="0.0010123985">
                <text:p>0.00101239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0">
                <text:p>180</text:p>
              </table:table-cell>
              <table:table-cell office:value-type="float" office:value="0.08999998">
                <text:p>0.08999998</text:p>
              </table:table-cell>
              <table:table-cell office:value-type="float" office:value="0.49261513">
                <text:p>0.49261513</text:p>
              </table:table-cell>
              <table:table-cell office:value-type="float" office:value="0.0029878872">
                <text:p>0.0029878872</text:p>
              </table:table-cell>
              <table:table-cell office:value-type="float" office:value="0.0007469718">
                <text:p>0.00074697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5">
                <text:p>185</text:p>
              </table:table-cell>
              <table:table-cell office:value-type="float" office:value="0.09249998">
                <text:p>0.09249998</text:p>
              </table:table-cell>
              <table:table-cell office:value-type="float" office:value="0.49213928">
                <text:p>0.49213928</text:p>
              </table:table-cell>
              <table:table-cell office:value-type="float" office:value="0.0019253271">
                <text:p>0.0019253271</text:p>
              </table:table-cell>
              <table:table-cell office:value-type="float" office:value="0.00048133178">
                <text:p>0.000481331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0">
                <text:p>190</text:p>
              </table:table-cell>
              <table:table-cell office:value-type="float" office:value="0.09499998">
                <text:p>0.09499998</text:p>
              </table:table-cell>
              <table:table-cell office:value-type="float" office:value="0.49166346">
                <text:p>0.49166346</text:p>
              </table:table-cell>
              <table:table-cell office:value-type="float" office:value="0.00086178025">
                <text:p>0.00086178025</text:p>
              </table:table-cell>
              <table:table-cell office:value-type="float" office:value="0.00021544506">
                <text:p>0.000215445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5">
                <text:p>195</text:p>
              </table:table-cell>
              <table:table-cell office:value-type="float" office:value="0.097499974">
                <text:p>0.097499974</text:p>
              </table:table-cell>
              <table:table-cell office:value-type="float" office:value="0.49116927">
                <text:p>0.49116927</text:p>
              </table:table-cell>
              <table:table-cell office:value-type="float" office:value="0.0005962889">
                <text:p>0.0005962889</text:p>
              </table:table-cell>
              <table:table-cell office:value-type="float" office:value="0.00014907222">
                <text:p>0.000149072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0">
                <text:p>200</text:p>
              </table:table-cell>
              <table:table-cell office:value-type="float" office:value="0.09999997">
                <text:p>0.09999997</text:p>
              </table:table-cell>
              <table:table-cell office:value-type="float" office:value="0.49067512">
                <text:p>0.49067512</text:p>
              </table:table-cell>
              <table:table-cell office:value-type="float" office:value="0.00006421178">
                <text:p>0.00006421178</text:p>
              </table:table-cell>
              <table:table-cell office:value-type="float" office:value="0.000016052945">
                <text:p>0.0000160529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5">
                <text:p>205</text:p>
              </table:table-cell>
              <table:table-cell office:value-type="float" office:value="0.10249997">
                <text:p>0.10249997</text:p>
              </table:table-cell>
              <table:table-cell office:value-type="float" office:value="0.49016267">
                <text:p>0.49016267</text:p>
              </table:table-cell>
              <table:table-cell office:value-type="float" office:value="0.0003306401">
                <text:p>0.0003306401</text:p>
              </table:table-cell>
              <table:table-cell office:value-type="float" office:value="0.00008266002">
                <text:p>0.000082660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0">
                <text:p>210</text:p>
              </table:table-cell>
              <table:table-cell office:value-type="float" office:value="0.10499997">
                <text:p>0.10499997</text:p>
              </table:table-cell>
              <table:table-cell office:value-type="float" office:value="0.48964107">
                <text:p>0.48964107</text:p>
              </table:table-cell>
              <table:table-cell office:value-type="float" office:value="-0.00020170951">
                <text:p>-0.00020170951</text:p>
              </table:table-cell>
              <table:table-cell office:value-type="float" office:value="-0.000050427378">
                <text:p>-0.0000504273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5">
                <text:p>215</text:p>
              </table:table-cell>
              <table:table-cell office:value-type="float" office:value="0.107499965">
                <text:p>0.107499965</text:p>
              </table:table-cell>
              <table:table-cell office:value-type="float" office:value="0.48910117">
                <text:p>0.48910117</text:p>
              </table:table-cell>
              <table:table-cell office:value-type="float" office:value="-0.00046830266">
                <text:p>-0.00046830266</text:p>
              </table:table-cell>
              <table:table-cell office:value-type="float" office:value="-0.000117075666">
                <text:p>-0.0001170756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0">
                <text:p>220</text:p>
              </table:table-cell>
              <table:table-cell office:value-type="float" office:value="0.10999996">
                <text:p>0.10999996</text:p>
              </table:table-cell>
              <table:table-cell office:value-type="float" office:value="0.4885521">
                <text:p>0.4885521</text:p>
              </table:table-cell>
              <table:table-cell office:value-type="float" office:value="-0.0015342713">
                <text:p>-0.0015342713</text:p>
              </table:table-cell>
              <table:table-cell office:value-type="float" office:value="-0.00038356782">
                <text:p>-0.000383567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5">
                <text:p>225</text:p>
              </table:table-cell>
              <table:table-cell office:value-type="float" office:value="0.11249996">
                <text:p>0.11249996</text:p>
              </table:table-cell>
              <table:table-cell office:value-type="float" office:value="0.4879756">
                <text:p>0.4879756</text:p>
              </table:table-cell>
              <table:table-cell office:value-type="float" office:value="-0.0026013632">
                <text:p>-0.0026013632</text:p>
              </table:table-cell>
              <table:table-cell office:value-type="float" office:value="-0.0006503408">
                <text:p>-0.00065034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0">
                <text:p>230</text:p>
              </table:table-cell>
              <table:table-cell office:value-type="float" office:value="0.11499996">
                <text:p>0.11499996</text:p>
              </table:table-cell>
              <table:table-cell office:value-type="float" office:value="0.48738992">
                <text:p>0.48738992</text:p>
              </table:table-cell>
              <table:table-cell office:value-type="float" office:value="-0.0042023314">
                <text:p>-0.0042023314</text:p>
              </table:table-cell>
              <table:table-cell office:value-type="float" office:value="-0.0010505829">
                <text:p>-0.00105058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5">
                <text:p>235</text:p>
              </table:table-cell>
              <table:table-cell office:value-type="float" office:value="0.117499955">
                <text:p>0.117499955</text:p>
              </table:table-cell>
              <table:table-cell office:value-type="float" office:value="0.48683172">
                <text:p>0.48683172</text:p>
              </table:table-cell>
              <table:table-cell office:value-type="float" office:value="-0.0055386014">
                <text:p>-0.0055386014</text:p>
              </table:table-cell>
              <table:table-cell office:value-type="float" office:value="-0.0013846504">
                <text:p>-0.00138465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0">
                <text:p>240</text:p>
              </table:table-cell>
              <table:table-cell office:value-type="float" office:value="0.11999995">
                <text:p>0.11999995</text:p>
              </table:table-cell>
              <table:table-cell office:value-type="float" office:value="0.4862552">
                <text:p>0.4862552</text:p>
              </table:table-cell>
              <table:table-cell office:value-type="float" office:value="-0.0060780146">
                <text:p>-0.0060780146</text:p>
              </table:table-cell>
              <table:table-cell office:value-type="float" office:value="-0.0015195037">
                <text:p>-0.00151950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5">
                <text:p>245</text:p>
              </table:table-cell>
              <table:table-cell office:value-type="float" office:value="0.12249995">
                <text:p>0.12249995</text:p>
              </table:table-cell>
              <table:table-cell office:value-type="float" office:value="0.48566037">
                <text:p>0.48566037</text:p>
              </table:table-cell>
              <table:table-cell office:value-type="float" office:value="-0.006352067">
                <text:p>-0.006352067</text:p>
              </table:table-cell>
              <table:table-cell office:value-type="float" office:value="-0.0015880167">
                <text:p>-0.00158801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0">
                <text:p>250</text:p>
              </table:table-cell>
              <table:table-cell office:value-type="float" office:value="0.12499995">
                <text:p>0.12499995</text:p>
              </table:table-cell>
              <table:table-cell office:value-type="float" office:value="0.48506558">
                <text:p>0.48506558</text:p>
              </table:table-cell>
              <table:table-cell office:value-type="float" office:value="-0.006626966">
                <text:p>-0.006626966</text:p>
              </table:table-cell>
              <table:table-cell office:value-type="float" office:value="-0.0016567415">
                <text:p>-0.00165674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5">
                <text:p>255</text:p>
              </table:table-cell>
              <table:table-cell office:value-type="float" office:value="0.12749995">
                <text:p>0.12749995</text:p>
              </table:table-cell>
              <table:table-cell office:value-type="float" office:value="0.48445246">
                <text:p>0.48445246</text:p>
              </table:table-cell>
              <table:table-cell office:value-type="float" office:value="-0.0063697114">
                <text:p>-0.0063697114</text:p>
              </table:table-cell>
              <table:table-cell office:value-type="float" office:value="-0.0015924278">
                <text:p>-0.00159242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0">
                <text:p>260</text:p>
              </table:table-cell>
              <table:table-cell office:value-type="float" office:value="0.12999995">
                <text:p>0.12999995</text:p>
              </table:table-cell>
              <table:table-cell office:value-type="float" office:value="0.4838119">
                <text:p>0.4838119</text:p>
              </table:table-cell>
              <table:table-cell office:value-type="float" office:value="-0.0066446573">
                <text:p>-0.0066446573</text:p>
              </table:table-cell>
              <table:table-cell office:value-type="float" office:value="-0.0016611643">
                <text:p>-0.00166116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5">
                <text:p>265</text:p>
              </table:table-cell>
              <table:table-cell office:value-type="float" office:value="0.13249995">
                <text:p>0.13249995</text:p>
              </table:table-cell>
              <table:table-cell office:value-type="float" office:value="0.48315302">
                <text:p>0.48315302</text:p>
              </table:table-cell>
              <table:table-cell office:value-type="float" office:value="-0.006919471">
                <text:p>-0.006919471</text:p>
              </table:table-cell>
              <table:table-cell office:value-type="float" office:value="-0.0017298678">
                <text:p>-0.00172986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0">
                <text:p>270</text:p>
              </table:table-cell>
              <table:table-cell office:value-type="float" office:value="0.13499995">
                <text:p>0.13499995</text:p>
              </table:table-cell>
              <table:table-cell office:value-type="float" office:value="0.482485">
                <text:p>0.482485</text:p>
              </table:table-cell>
              <table:table-cell office:value-type="float" office:value="-0.007993926">
                <text:p>-0.007993926</text:p>
              </table:table-cell>
              <table:table-cell office:value-type="float" office:value="-0.0019984816">
                <text:p>-0.00199848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5">
                <text:p>275</text:p>
              </table:table-cell>
              <table:table-cell office:value-type="float" office:value="0.13749994">
                <text:p>0.13749994</text:p>
              </table:table-cell>
              <table:table-cell office:value-type="float" office:value="0.48180783">
                <text:p>0.48180783</text:p>
              </table:table-cell>
              <table:table-cell office:value-type="float" office:value="-0.008270788">
                <text:p>-0.008270788</text:p>
              </table:table-cell>
              <table:table-cell office:value-type="float" office:value="-0.002067697">
                <text:p>-0.0020676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0">
                <text:p>280</text:p>
              </table:table-cell>
              <table:table-cell office:value-type="float" office:value="0.13999994">
                <text:p>0.13999994</text:p>
              </table:table-cell>
              <table:table-cell office:value-type="float" office:value="0.48114896">
                <text:p>0.48114896</text:p>
              </table:table-cell>
              <table:table-cell office:value-type="float" office:value="-0.008282429">
                <text:p>-0.008282429</text:p>
              </table:table-cell>
              <table:table-cell office:value-type="float" office:value="-0.0020706072">
                <text:p>-0.002070607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5">
                <text:p>285</text:p>
              </table:table-cell>
              <table:table-cell office:value-type="float" office:value="0.14249994">
                <text:p>0.14249994</text:p>
              </table:table-cell>
              <table:table-cell office:value-type="float" office:value="0.4804809">
                <text:p>0.4804809</text:p>
              </table:table-cell>
              <table:table-cell office:value-type="float" office:value="-0.0072293947">
                <text:p>-0.0072293947</text:p>
              </table:table-cell>
              <table:table-cell office:value-type="float" office:value="-0.0018073487">
                <text:p>-0.00180734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0">
                <text:p>290</text:p>
              </table:table-cell>
              <table:table-cell office:value-type="float" office:value="0.14499994">
                <text:p>0.14499994</text:p>
              </table:table-cell>
              <table:table-cell office:value-type="float" office:value="0.47974885">
                <text:p>0.47974885</text:p>
              </table:table-cell>
              <table:table-cell office:value-type="float" office:value="-0.005641944">
                <text:p>-0.005641944</text:p>
              </table:table-cell>
              <table:table-cell office:value-type="float" office:value="-0.001410486">
                <text:p>-0.0014104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5">
                <text:p>295</text:p>
              </table:table-cell>
              <table:table-cell office:value-type="float" office:value="0.14749993">
                <text:p>0.14749993</text:p>
              </table:table-cell>
              <table:table-cell office:value-type="float" office:value="0.47898015">
                <text:p>0.47898015</text:p>
              </table:table-cell>
              <table:table-cell office:value-type="float" office:value="-0.0048514246">
                <text:p>-0.0048514246</text:p>
              </table:table-cell>
              <table:table-cell office:value-type="float" office:value="-0.0012128562">
                <text:p>-0.00121285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0">
                <text:p>300</text:p>
              </table:table-cell>
              <table:table-cell office:value-type="float" office:value="0.14999993">
                <text:p>0.14999993</text:p>
              </table:table-cell>
              <table:table-cell office:value-type="float" office:value="0.47823894">
                <text:p>0.47823894</text:p>
              </table:table-cell>
              <table:table-cell office:value-type="float" office:value="-0.005125362">
                <text:p>-0.005125362</text:p>
              </table:table-cell>
              <table:table-cell office:value-type="float" office:value="-0.0012813405">
                <text:p>-0.00128134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5">
                <text:p>305</text:p>
              </table:table-cell>
              <table:table-cell office:value-type="float" office:value="0.15249993">
                <text:p>0.15249993</text:p>
              </table:table-cell>
              <table:table-cell office:value-type="float" office:value="0.47748855">
                <text:p>0.47748855</text:p>
              </table:table-cell>
              <table:table-cell office:value-type="float" office:value="-0.004867093">
                <text:p>-0.004867093</text:p>
              </table:table-cell>
              <table:table-cell office:value-type="float" office:value="-0.0012167733">
                <text:p>-0.00121677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0">
                <text:p>310</text:p>
              </table:table-cell>
              <table:table-cell office:value-type="float" office:value="0.15499993">
                <text:p>0.15499993</text:p>
              </table:table-cell>
              <table:table-cell office:value-type="float" office:value="0.47674733">
                <text:p>0.47674733</text:p>
              </table:table-cell>
              <table:table-cell office:value-type="float" office:value="-0.0035430563">
                <text:p>-0.0035430563</text:p>
              </table:table-cell>
              <table:table-cell office:value-type="float" office:value="-0.0008857641">
                <text:p>-0.00088576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5">
                <text:p>315</text:p>
              </table:table-cell>
              <table:table-cell office:value-type="float" office:value="0.15749992">
                <text:p>0.15749992</text:p>
              </table:table-cell>
              <table:table-cell office:value-type="float" office:value="0.4759878">
                <text:p>0.4759878</text:p>
              </table:table-cell>
              <table:table-cell office:value-type="float" office:value="-0.001151263">
                <text:p>-0.001151263</text:p>
              </table:table-cell>
              <table:table-cell office:value-type="float" office:value="-0.00028781575">
                <text:p>-0.000287815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0">
                <text:p>320</text:p>
              </table:table-cell>
              <table:table-cell office:value-type="float" office:value="0.15999992">
                <text:p>0.15999992</text:p>
              </table:table-cell>
              <table:table-cell office:value-type="float" office:value="0.4752008">
                <text:p>0.4752008</text:p>
              </table:table-cell>
              <table:table-cell office:value-type="float" office:value="0.0001789587">
                <text:p>0.0001789587</text:p>
              </table:table-cell>
              <table:table-cell office:value-type="float" office:value="0.000044739674">
                <text:p>0.0000447396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5">
                <text:p>325</text:p>
              </table:table-cell>
              <table:table-cell office:value-type="float" office:value="0.16249992">
                <text:p>0.16249992</text:p>
              </table:table-cell>
              <table:table-cell office:value-type="float" office:value="0.47434062">
                <text:p>0.47434062</text:p>
              </table:table-cell>
              <table:table-cell office:value-type="float" office:value="0.0015114957">
                <text:p>0.0015114957</text:p>
              </table:table-cell>
              <table:table-cell office:value-type="float" office:value="0.00037787392">
                <text:p>0.000377873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0">
                <text:p>330</text:p>
              </table:table-cell>
              <table:table-cell office:value-type="float" office:value="0.16499992">
                <text:p>0.16499992</text:p>
              </table:table-cell>
              <table:table-cell office:value-type="float" office:value="0.47350788">
                <text:p>0.47350788</text:p>
              </table:table-cell>
              <table:table-cell office:value-type="float" office:value="0.00231349">
                <text:p>0.00231349</text:p>
              </table:table-cell>
              <table:table-cell office:value-type="float" office:value="0.0005783725">
                <text:p>0.00057837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5">
                <text:p>335</text:p>
              </table:table-cell>
              <table:table-cell office:value-type="float" office:value="0.16749991">
                <text:p>0.16749991</text:p>
              </table:table-cell>
              <table:table-cell office:value-type="float" office:value="0.47268426">
                <text:p>0.47268426</text:p>
              </table:table-cell>
              <table:table-cell office:value-type="float" office:value="0.0036497943">
                <text:p>0.0036497943</text:p>
              </table:table-cell>
              <table:table-cell office:value-type="float" office:value="0.00091244857">
                <text:p>0.000912448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0">
                <text:p>340</text:p>
              </table:table-cell>
              <table:table-cell office:value-type="float" office:value="0.16999991">
                <text:p>0.16999991</text:p>
              </table:table-cell>
              <table:table-cell office:value-type="float" office:value="0.47185153">
                <text:p>0.47185153</text:p>
              </table:table-cell>
              <table:table-cell office:value-type="float" office:value="0.005521537">
                <text:p>0.005521537</text:p>
              </table:table-cell>
              <table:table-cell office:value-type="float" office:value="0.0013803842">
                <text:p>0.001380384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5">
                <text:p>345</text:p>
              </table:table-cell>
              <table:table-cell office:value-type="float" office:value="0.17249991">
                <text:p>0.17249991</text:p>
              </table:table-cell>
              <table:table-cell office:value-type="float" office:value="0.47097304">
                <text:p>0.47097304</text:p>
              </table:table-cell>
              <table:table-cell office:value-type="float" office:value="0.006064533">
                <text:p>0.006064533</text:p>
              </table:table-cell>
              <table:table-cell office:value-type="float" office:value="0.0015161332">
                <text:p>0.00151613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0">
                <text:p>350</text:p>
              </table:table-cell>
              <table:table-cell office:value-type="float" office:value="0.17499991">
                <text:p>0.17499991</text:p>
              </table:table-cell>
              <table:table-cell office:value-type="float" office:value="0.47007623">
                <text:p>0.47007623</text:p>
              </table:table-cell>
              <table:table-cell office:value-type="float" office:value="0.0063419677">
                <text:p>0.0063419677</text:p>
              </table:table-cell>
              <table:table-cell office:value-type="float" office:value="0.0015854919">
                <text:p>0.001585491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5">
                <text:p>355</text:p>
              </table:table-cell>
              <table:table-cell office:value-type="float" office:value="0.1774999">
                <text:p>0.1774999</text:p>
              </table:table-cell>
              <table:table-cell office:value-type="float" office:value="0.4691703">
                <text:p>0.4691703</text:p>
              </table:table-cell>
              <table:table-cell office:value-type="float" office:value="0.0063535976">
                <text:p>0.0063535976</text:p>
              </table:table-cell>
              <table:table-cell office:value-type="float" office:value="0.0015883994">
                <text:p>0.001588399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0">
                <text:p>360</text:p>
              </table:table-cell>
              <table:table-cell office:value-type="float" office:value="0.1799999">
                <text:p>0.1799999</text:p>
              </table:table-cell>
              <table:table-cell office:value-type="float" office:value="0.4682735">
                <text:p>0.4682735</text:p>
              </table:table-cell>
              <table:table-cell office:value-type="float" office:value="0.0063652704">
                <text:p>0.0063652704</text:p>
              </table:table-cell>
              <table:table-cell office:value-type="float" office:value="0.0015913176">
                <text:p>0.00159131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5">
                <text:p>365</text:p>
              </table:table-cell>
              <table:table-cell office:value-type="float" office:value="0.1824999">
                <text:p>0.1824999</text:p>
              </table:table-cell>
              <table:table-cell office:value-type="float" office:value="0.46736756">
                <text:p>0.46736756</text:p>
              </table:table-cell>
              <table:table-cell office:value-type="float" office:value="0.0069101574">
                <text:p>0.0069101574</text:p>
              </table:table-cell>
              <table:table-cell office:value-type="float" office:value="0.0017275393">
                <text:p>0.00172753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0">
                <text:p>370</text:p>
              </table:table-cell>
              <table:table-cell office:value-type="float" office:value="0.1849999">
                <text:p>0.1849999</text:p>
              </table:table-cell>
              <table:table-cell office:value-type="float" office:value="0.46643415">
                <text:p>0.46643415</text:p>
              </table:table-cell>
              <table:table-cell office:value-type="float" office:value="0.0071906024">
                <text:p>0.0071906024</text:p>
              </table:table-cell>
              <table:table-cell office:value-type="float" office:value="0.0017976506">
                <text:p>0.00179765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5">
                <text:p>375</text:p>
              </table:table-cell>
              <table:table-cell office:value-type="float" office:value="0.1874999">
                <text:p>0.1874999</text:p>
              </table:table-cell>
              <table:table-cell office:value-type="float" office:value="0.46550074">
                <text:p>0.46550074</text:p>
              </table:table-cell>
              <table:table-cell office:value-type="float" office:value="0.0072053056">
                <text:p>0.0072053056</text:p>
              </table:table-cell>
              <table:table-cell office:value-type="float" office:value="0.0018013264">
                <text:p>0.00180132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0">
                <text:p>380</text:p>
              </table:table-cell>
              <table:table-cell office:value-type="float" office:value="0.1899999">
                <text:p>0.1899999</text:p>
              </table:table-cell>
              <table:table-cell office:value-type="float" office:value="0.46455818">
                <text:p>0.46455818</text:p>
              </table:table-cell>
              <table:table-cell office:value-type="float" office:value="0.0058872635">
                <text:p>0.0058872635</text:p>
              </table:table-cell>
              <table:table-cell office:value-type="float" office:value="0.0014718159">
                <text:p>0.001471815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5">
                <text:p>385</text:p>
              </table:table-cell>
              <table:table-cell office:value-type="float" office:value="0.19249989">
                <text:p>0.19249989</text:p>
              </table:table-cell>
              <table:table-cell office:value-type="float" office:value="0.46360648">
                <text:p>0.46360648</text:p>
              </table:table-cell>
              <table:table-cell office:value-type="float" office:value="0.0048327786">
                <text:p>0.0048327786</text:p>
              </table:table-cell>
              <table:table-cell office:value-type="float" office:value="0.0012081946">
                <text:p>0.00120819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0">
                <text:p>390</text:p>
              </table:table-cell>
              <table:table-cell office:value-type="float" office:value="0.19499989">
                <text:p>0.19499989</text:p>
              </table:table-cell>
              <table:table-cell office:value-type="float" office:value="0.46262735">
                <text:p>0.46262735</text:p>
              </table:table-cell>
              <table:table-cell office:value-type="float" office:value="0.004309569">
                <text:p>0.004309569</text:p>
              </table:table-cell>
              <table:table-cell office:value-type="float" office:value="0.0010773923">
                <text:p>0.00107739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5">
                <text:p>395</text:p>
              </table:table-cell>
              <table:table-cell office:value-type="float" office:value="0.19749989">
                <text:p>0.19749989</text:p>
              </table:table-cell>
              <table:table-cell office:value-type="float" office:value="0.46163902">
                <text:p>0.46163902</text:p>
              </table:table-cell>
              <table:table-cell office:value-type="float" office:value="0.004585379">
                <text:p>0.004585379</text:p>
              </table:table-cell>
              <table:table-cell office:value-type="float" office:value="0.0011463447">
                <text:p>0.001146344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0">
                <text:p>400</text:p>
              </table:table-cell>
              <table:table-cell office:value-type="float" office:value="0.19999988">
                <text:p>0.19999988</text:p>
              </table:table-cell>
              <table:table-cell office:value-type="float" office:value="0.46064156">
                <text:p>0.46064156</text:p>
              </table:table-cell>
              <table:table-cell office:value-type="float" office:value="0.0043291617">
                <text:p>0.0043291617</text:p>
              </table:table-cell>
              <table:table-cell office:value-type="float" office:value="0.0010822904">
                <text:p>0.00108229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5">
                <text:p>405</text:p>
              </table:table-cell>
              <table:table-cell office:value-type="float" office:value="0.20249988">
                <text:p>0.20249988</text:p>
              </table:table-cell>
              <table:table-cell office:value-type="float" office:value="0.45963496">
                <text:p>0.45963496</text:p>
              </table:table-cell>
              <table:table-cell office:value-type="float" office:value="0.002206623">
                <text:p>0.002206623</text:p>
              </table:table-cell>
              <table:table-cell office:value-type="float" office:value="0.0005516558">
                <text:p>0.00055165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0">
                <text:p>410</text:p>
              </table:table-cell>
              <table:table-cell office:value-type="float" office:value="0.20499988">
                <text:p>0.20499988</text:p>
              </table:table-cell>
              <table:table-cell office:value-type="float" office:value="0.45862836">
                <text:p>0.45862836</text:p>
              </table:table-cell>
              <table:table-cell office:value-type="float" office:value="0.0008789818">
                <text:p>0.0008789818</text:p>
              </table:table-cell>
              <table:table-cell office:value-type="float" office:value="0.00021974545">
                <text:p>0.000219745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5">
                <text:p>415</text:p>
              </table:table-cell>
              <table:table-cell office:value-type="float" office:value="0.20749988">
                <text:p>0.20749988</text:p>
              </table:table-cell>
              <table:table-cell office:value-type="float" office:value="0.45761257">
                <text:p>0.45761257</text:p>
              </table:table-cell>
              <table:table-cell office:value-type="float" office:value="0.00088102097">
                <text:p>0.00088102097</text:p>
              </table:table-cell>
              <table:table-cell office:value-type="float" office:value="0.00022025524">
                <text:p>0.000220255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20">
                <text:p>420</text:p>
              </table:table-cell>
              <table:table-cell office:value-type="float" office:value="0.20999987">
                <text:p>0.20999987</text:p>
              </table:table-cell>
              <table:table-cell office:value-type="float" office:value="0.45661512">
                <text:p>0.45661512</text:p>
              </table:table-cell>
              <table:table-cell office:value-type="float" office:value="0.0011496511">
                <text:p>0.0011496511</text:p>
              </table:table-cell>
              <table:table-cell office:value-type="float" office:value="0.00028741278">
                <text:p>0.000287412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5">
                <text:p>425</text:p>
              </table:table-cell>
              <table:table-cell office:value-type="float" office:value="0.21249987">
                <text:p>0.21249987</text:p>
              </table:table-cell>
              <table:table-cell office:value-type="float" office:value="0.45558107">
                <text:p>0.45558107</text:p>
              </table:table-cell>
              <table:table-cell office:value-type="float" office:value="0.00061932404">
                <text:p>0.00061932404</text:p>
              </table:table-cell>
              <table:table-cell office:value-type="float" office:value="0.00015483101">
                <text:p>0.000154831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30">
                <text:p>430</text:p>
              </table:table-cell>
              <table:table-cell office:value-type="float" office:value="0.21499987">
                <text:p>0.21499987</text:p>
              </table:table-cell>
              <table:table-cell office:value-type="float" office:value="0.4545287">
                <text:p>0.4545287</text:p>
              </table:table-cell>
              <table:table-cell office:value-type="float" office:value="-0.0007118376">
                <text:p>-0.0007118376</text:p>
              </table:table-cell>
              <table:table-cell office:value-type="float" office:value="-0.0001779594">
                <text:p>-0.00017795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5">
                <text:p>435</text:p>
              </table:table-cell>
              <table:table-cell office:value-type="float" office:value="0.21749987">
                <text:p>0.21749987</text:p>
              </table:table-cell>
              <table:table-cell office:value-type="float" office:value="0.45343974">
                <text:p>0.45343974</text:p>
              </table:table-cell>
              <table:table-cell office:value-type="float" office:value="-0.001513095">
                <text:p>-0.001513095</text:p>
              </table:table-cell>
              <table:table-cell office:value-type="float" office:value="-0.00037827375">
                <text:p>-0.000378273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0">
                <text:p>440</text:p>
              </table:table-cell>
              <table:table-cell office:value-type="float" office:value="0.21999986">
                <text:p>0.21999986</text:p>
              </table:table-cell>
              <table:table-cell office:value-type="float" office:value="0.45231417">
                <text:p>0.45231417</text:p>
              </table:table-cell>
              <table:table-cell office:value-type="float" office:value="-0.0012501514">
                <text:p>-0.0012501514</text:p>
              </table:table-cell>
              <table:table-cell office:value-type="float" office:value="-0.00031253786">
                <text:p>-0.0003125378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5">
                <text:p>445</text:p>
              </table:table-cell>
              <table:table-cell office:value-type="float" office:value="0.22249986">
                <text:p>0.22249986</text:p>
              </table:table-cell>
              <table:table-cell office:value-type="float" office:value="0.45114285">
                <text:p>0.45114285</text:p>
              </table:table-cell>
              <table:table-cell office:value-type="float" office:value="-0.0017862646">
                <text:p>-0.0017862646</text:p>
              </table:table-cell>
              <table:table-cell office:value-type="float" office:value="-0.00044656615">
                <text:p>-0.000446566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50">
                <text:p>450</text:p>
              </table:table-cell>
              <table:table-cell office:value-type="float" office:value="0.22499986">
                <text:p>0.22499986</text:p>
              </table:table-cell>
              <table:table-cell office:value-type="float" office:value="0.4499715">
                <text:p>0.4499715</text:p>
              </table:table-cell>
              <table:table-cell office:value-type="float" office:value="-0.003123252">
                <text:p>-0.003123252</text:p>
              </table:table-cell>
              <table:table-cell office:value-type="float" office:value="-0.000780813">
                <text:p>-0.0007808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5">
                <text:p>455</text:p>
              </table:table-cell>
              <table:table-cell office:value-type="float" office:value="0.22749986">
                <text:p>0.22749986</text:p>
              </table:table-cell>
              <table:table-cell office:value-type="float" office:value="0.44882762">
                <text:p>0.44882762</text:p>
              </table:table-cell>
              <table:table-cell office:value-type="float" office:value="-0.0039305734">
                <text:p>-0.0039305734</text:p>
              </table:table-cell>
              <table:table-cell office:value-type="float" office:value="-0.0009826433">
                <text:p>-0.00098264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60">
                <text:p>460</text:p>
              </table:table-cell>
              <table:table-cell office:value-type="float" office:value="0.22999986">
                <text:p>0.22999986</text:p>
              </table:table-cell>
              <table:table-cell office:value-type="float" office:value="0.4476563">
                <text:p>0.4476563</text:p>
              </table:table-cell>
              <table:table-cell office:value-type="float" office:value="-0.0044736303">
                <text:p>-0.0044736303</text:p>
              </table:table-cell>
              <table:table-cell office:value-type="float" office:value="-0.0011184076">
                <text:p>-0.00111840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5">
                <text:p>465</text:p>
              </table:table-cell>
              <table:table-cell office:value-type="float" office:value="0.23249985">
                <text:p>0.23249985</text:p>
              </table:table-cell>
              <table:table-cell office:value-type="float" office:value="0.44651243">
                <text:p>0.44651243</text:p>
              </table:table-cell>
              <table:table-cell office:value-type="float" office:value="-0.0044853636">
                <text:p>-0.0044853636</text:p>
              </table:table-cell>
              <table:table-cell office:value-type="float" office:value="-0.0011213409">
                <text:p>-0.001121340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70">
                <text:p>470</text:p>
              </table:table-cell>
              <table:table-cell office:value-type="float" office:value="0.23499985">
                <text:p>0.23499985</text:p>
              </table:table-cell>
              <table:table-cell office:value-type="float" office:value="0.4453411">
                <text:p>0.4453411</text:p>
              </table:table-cell>
              <table:table-cell office:value-type="float" office:value="-0.005563196">
                <text:p>-0.005563196</text:p>
              </table:table-cell>
              <table:table-cell office:value-type="float" office:value="-0.001390799">
                <text:p>-0.0013907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5">
                <text:p>475</text:p>
              </table:table-cell>
              <table:table-cell office:value-type="float" office:value="0.23749985">
                <text:p>0.23749985</text:p>
              </table:table-cell>
              <table:table-cell office:value-type="float" office:value="0.44416976">
                <text:p>0.44416976</text:p>
              </table:table-cell>
              <table:table-cell office:value-type="float" office:value="-0.0071769715">
                <text:p>-0.0071769715</text:p>
              </table:table-cell>
              <table:table-cell office:value-type="float" office:value="-0.0017942429">
                <text:p>-0.001794242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80">
                <text:p>480</text:p>
              </table:table-cell>
              <table:table-cell office:value-type="float" office:value="0.23999985">
                <text:p>0.23999985</text:p>
              </table:table-cell>
              <table:table-cell office:value-type="float" office:value="0.44298014">
                <text:p>0.44298014</text:p>
              </table:table-cell>
              <table:table-cell office:value-type="float" office:value="-0.007995787">
                <text:p>-0.007995787</text:p>
              </table:table-cell>
              <table:table-cell office:value-type="float" office:value="-0.0019989468">
                <text:p>-0.001998946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5">
                <text:p>485</text:p>
              </table:table-cell>
              <table:table-cell office:value-type="float" office:value="0.24249984">
                <text:p>0.24249984</text:p>
              </table:table-cell>
              <table:table-cell office:value-type="float" office:value="0.44178134">
                <text:p>0.44178134</text:p>
              </table:table-cell>
              <table:table-cell office:value-type="float" office:value="-0.008551137">
                <text:p>-0.008551137</text:p>
              </table:table-cell>
              <table:table-cell office:value-type="float" office:value="-0.0021377841">
                <text:p>-0.002137784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90">
                <text:p>490</text:p>
              </table:table-cell>
              <table:table-cell office:value-type="float" office:value="0.24499984">
                <text:p>0.24499984</text:p>
              </table:table-cell>
              <table:table-cell office:value-type="float" office:value="0.44059172">
                <text:p>0.44059172</text:p>
              </table:table-cell>
              <table:table-cell office:value-type="float" office:value="-0.008841332">
                <text:p>-0.008841332</text:p>
              </table:table-cell>
              <table:table-cell office:value-type="float" office:value="-0.002210333">
                <text:p>-0.0022103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5">
                <text:p>495</text:p>
              </table:table-cell>
              <table:table-cell office:value-type="float" office:value="0.24749984">
                <text:p>0.24749984</text:p>
              </table:table-cell>
              <table:table-cell office:value-type="float" office:value="0.4393838">
                <text:p>0.4393838</text:p>
              </table:table-cell>
              <table:table-cell office:value-type="float" office:value="-0.0080660805">
                <text:p>-0.0080660805</text:p>
              </table:table-cell>
              <table:table-cell office:value-type="float" office:value="-0.0020165201">
                <text:p>-0.00201652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00">
                <text:p>500</text:p>
              </table:table-cell>
              <table:table-cell office:value-type="float" office:value="0.24999984">
                <text:p>0.24999984</text:p>
              </table:table-cell>
              <table:table-cell office:value-type="float" office:value="0.4381667">
                <text:p>0.4381667</text:p>
              </table:table-cell>
              <table:table-cell office:value-type="float" office:value="-0.0062236125">
                <text:p>-0.0062236125</text:p>
              </table:table-cell>
              <table:table-cell office:value-type="float" office:value="-0.0015559031">
                <text:p>-0.00155590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5">
                <text:p>505</text:p>
              </table:table-cell>
              <table:table-cell office:value-type="float" office:value="0.25249985">
                <text:p>0.25249985</text:p>
              </table:table-cell>
              <table:table-cell office:value-type="float" office:value="0.4369222">
                <text:p>0.4369222</text:p>
              </table:table-cell>
              <table:table-cell office:value-type="float" office:value="-0.0051752185">
                <text:p>-0.0051752185</text:p>
              </table:table-cell>
              <table:table-cell office:value-type="float" office:value="-0.0012938046">
                <text:p>-0.001293804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10">
                <text:p>510</text:p>
              </table:table-cell>
              <table:table-cell office:value-type="float" office:value="0.25499985">
                <text:p>0.25499985</text:p>
              </table:table-cell>
              <table:table-cell office:value-type="float" office:value="0.4356502">
                <text:p>0.4356502</text:p>
              </table:table-cell>
              <table:table-cell office:value-type="float" office:value="-0.0049237297">
                <text:p>-0.0049237297</text:p>
              </table:table-cell>
              <table:table-cell office:value-type="float" office:value="-0.0012309324">
                <text:p>-0.001230932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5">
                <text:p>515</text:p>
              </table:table-cell>
              <table:table-cell office:value-type="float" office:value="0.25749984">
                <text:p>0.25749984</text:p>
              </table:table-cell>
              <table:table-cell office:value-type="float" office:value="0.4343233">
                <text:p>0.4343233</text:p>
              </table:table-cell>
              <table:table-cell office:value-type="float" office:value="-0.004405046">
                <text:p>-0.004405046</text:p>
              </table:table-cell>
              <table:table-cell office:value-type="float" office:value="-0.0011012615">
                <text:p>-0.00110126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20">
                <text:p>520</text:p>
              </table:table-cell>
              <table:table-cell office:value-type="float" office:value="0.25999984">
                <text:p>0.25999984</text:p>
              </table:table-cell>
              <table:table-cell office:value-type="float" office:value="0.43300557">
                <text:p>0.43300557</text:p>
              </table:table-cell>
              <table:table-cell office:value-type="float" office:value="-0.003618178">
                <text:p>-0.003618178</text:p>
              </table:table-cell>
              <table:table-cell office:value-type="float" office:value="-0.0009045445">
                <text:p>-0.000904544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5">
                <text:p>525</text:p>
              </table:table-cell>
              <table:table-cell office:value-type="float" office:value="0.26249984">
                <text:p>0.26249984</text:p>
              </table:table-cell>
              <table:table-cell office:value-type="float" office:value="0.4316512">
                <text:p>0.4316512</text:p>
              </table:table-cell>
              <table:table-cell office:value-type="float" office:value="-0.0046953363">
                <text:p>-0.0046953363</text:p>
              </table:table-cell>
              <table:table-cell office:value-type="float" office:value="-0.0011738341">
                <text:p>-0.001173834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30">
                <text:p>530</text:p>
              </table:table-cell>
              <table:table-cell office:value-type="float" office:value="0.26499984">
                <text:p>0.26499984</text:p>
              </table:table-cell>
              <table:table-cell office:value-type="float" office:value="0.43026942">
                <text:p>0.43026942</text:p>
              </table:table-cell>
              <table:table-cell office:value-type="float" office:value="-0.0041768504">
                <text:p>-0.0041768504</text:p>
              </table:table-cell>
              <table:table-cell office:value-type="float" office:value="-0.0010442126">
                <text:p>-0.001044212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5">
                <text:p>535</text:p>
              </table:table-cell>
              <table:table-cell office:value-type="float" office:value="0.26749983">
                <text:p>0.26749983</text:p>
              </table:table-cell>
              <table:table-cell office:value-type="float" office:value="0.42894253">
                <text:p>0.42894253</text:p>
              </table:table-cell>
              <table:table-cell office:value-type="float" office:value="-0.0039233165">
                <text:p>-0.0039233165</text:p>
              </table:table-cell>
              <table:table-cell office:value-type="float" office:value="-0.0009808291">
                <text:p>-0.00098082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40">
                <text:p>540</text:p>
              </table:table-cell>
              <table:table-cell office:value-type="float" office:value="0.26999983">
                <text:p>0.26999983</text:p>
              </table:table-cell>
              <table:table-cell office:value-type="float" office:value="0.4276248">
                <text:p>0.4276248</text:p>
              </table:table-cell>
              <table:table-cell office:value-type="float" office:value="-0.0044690035">
                <text:p>-0.0044690035</text:p>
              </table:table-cell>
              <table:table-cell office:value-type="float" office:value="-0.0011172509">
                <text:p>-0.001117250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5">
                <text:p>545</text:p>
              </table:table-cell>
              <table:table-cell office:value-type="float" office:value="0.27249983">
                <text:p>0.27249983</text:p>
              </table:table-cell>
              <table:table-cell office:value-type="float" office:value="0.42630705">
                <text:p>0.42630705</text:p>
              </table:table-cell>
              <table:table-cell office:value-type="float" office:value="-0.0058158142">
                <text:p>-0.0058158142</text:p>
              </table:table-cell>
              <table:table-cell office:value-type="float" office:value="-0.0014539536">
                <text:p>-0.001453953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50">
                <text:p>550</text:p>
              </table:table-cell>
              <table:table-cell office:value-type="float" office:value="0.27499983">
                <text:p>0.27499983</text:p>
              </table:table-cell>
              <table:table-cell office:value-type="float" office:value="0.42498016">
                <text:p>0.42498016</text:p>
              </table:table-cell>
              <table:table-cell office:value-type="float" office:value="-0.0050345557">
                <text:p>-0.0050345557</text:p>
              </table:table-cell>
              <table:table-cell office:value-type="float" office:value="-0.0012586389">
                <text:p>-0.001258638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5">
                <text:p>555</text:p>
              </table:table-cell>
              <table:table-cell office:value-type="float" office:value="0.27749982">
                <text:p>0.27749982</text:p>
              </table:table-cell>
              <table:table-cell office:value-type="float" office:value="0.4236258">
                <text:p>0.4236258</text:p>
              </table:table-cell>
              <table:table-cell office:value-type="float" office:value="-0.0045177885">
                <text:p>-0.0045177885</text:p>
              </table:table-cell>
              <table:table-cell office:value-type="float" office:value="-0.0011294471">
                <text:p>-0.001129447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60">
                <text:p>560</text:p>
              </table:table-cell>
              <table:table-cell office:value-type="float" office:value="0.27999982">
                <text:p>0.27999982</text:p>
              </table:table-cell>
              <table:table-cell office:value-type="float" office:value="0.42220742">
                <text:p>0.42220742</text:p>
              </table:table-cell>
              <table:table-cell office:value-type="float" office:value="-0.003732811">
                <text:p>-0.003732811</text:p>
              </table:table-cell>
              <table:table-cell office:value-type="float" office:value="-0.00093320274">
                <text:p>-0.0009332027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5">
                <text:p>565</text:p>
              </table:table-cell>
              <table:table-cell office:value-type="float" office:value="0.28249982">
                <text:p>0.28249982</text:p>
              </table:table-cell>
              <table:table-cell office:value-type="float" office:value="0.4208073">
                <text:p>0.4208073</text:p>
              </table:table-cell>
              <table:table-cell office:value-type="float" office:value="-0.0029454129">
                <text:p>-0.0029454129</text:p>
              </table:table-cell>
              <table:table-cell office:value-type="float" office:value="-0.0007363532">
                <text:p>-0.000736353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70">
                <text:p>570</text:p>
              </table:table-cell>
              <table:table-cell office:value-type="float" office:value="0.28499982">
                <text:p>0.28499982</text:p>
              </table:table-cell>
              <table:table-cell office:value-type="float" office:value="0.41937974">
                <text:p>0.41937974</text:p>
              </table:table-cell>
              <table:table-cell office:value-type="float" office:value="-0.00028886873">
                <text:p>-0.00028886873</text:p>
              </table:table-cell>
              <table:table-cell office:value-type="float" office:value="-0.00007221718">
                <text:p>-0.0000722171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5">
                <text:p>575</text:p>
              </table:table-cell>
              <table:table-cell office:value-type="float" office:value="0.28749982">
                <text:p>0.28749982</text:p>
              </table:table-cell>
              <table:table-cell office:value-type="float" office:value="0.41794306">
                <text:p>0.41794306</text:p>
              </table:table-cell>
              <table:table-cell office:value-type="float" office:value="0.0007768068">
                <text:p>0.0007768068</text:p>
              </table:table-cell>
              <table:table-cell office:value-type="float" office:value="0.0001942017">
                <text:p>0.000194201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80">
                <text:p>580</text:p>
              </table:table-cell>
              <table:table-cell office:value-type="float" office:value="0.2899998">
                <text:p>0.2899998</text:p>
              </table:table-cell>
              <table:table-cell office:value-type="float" office:value="0.41649717">
                <text:p>0.41649717</text:p>
              </table:table-cell>
              <table:table-cell office:value-type="float" office:value="0.0007794689">
                <text:p>0.0007794689</text:p>
              </table:table-cell>
              <table:table-cell office:value-type="float" office:value="0.00019486723">
                <text:p>0.0001948672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85">
                <text:p>585</text:p>
              </table:table-cell>
              <table:table-cell office:value-type="float" office:value="0.2924998">
                <text:p>0.2924998</text:p>
              </table:table-cell>
              <table:table-cell office:value-type="float" office:value="0.41504216">
                <text:p>0.41504216</text:p>
              </table:table-cell>
              <table:table-cell office:value-type="float" office:value="0.001848998">
                <text:p>0.001848998</text:p>
              </table:table-cell>
              <table:table-cell office:value-type="float" office:value="0.0004622495">
                <text:p>0.000462249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90">
                <text:p>590</text:p>
              </table:table-cell>
              <table:table-cell office:value-type="float" office:value="0.2949998">
                <text:p>0.2949998</text:p>
              </table:table-cell>
              <table:table-cell office:value-type="float" office:value="0.4135597">
                <text:p>0.4135597</text:p>
              </table:table-cell>
              <table:table-cell office:value-type="float" office:value="0.0021224455">
                <text:p>0.0021224455</text:p>
              </table:table-cell>
              <table:table-cell office:value-type="float" office:value="0.0005306114">
                <text:p>0.000530611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95">
                <text:p>595</text:p>
              </table:table-cell>
              <table:table-cell office:value-type="float" office:value="0.2974998">
                <text:p>0.2974998</text:p>
              </table:table-cell>
              <table:table-cell office:value-type="float" office:value="0.41204065">
                <text:p>0.41204065</text:p>
              </table:table-cell>
              <table:table-cell office:value-type="float" office:value="0.0013300499">
                <text:p>0.0013300499</text:p>
              </table:table-cell>
              <table:table-cell office:value-type="float" office:value="0.00033251249">
                <text:p>0.0003325124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00">
                <text:p>600</text:p>
              </table:table-cell>
              <table:table-cell office:value-type="float" office:value="0.2999998">
                <text:p>0.2999998</text:p>
              </table:table-cell>
              <table:table-cell office:value-type="float" office:value="0.4105765">
                <text:p>0.4105765</text:p>
              </table:table-cell>
              <table:table-cell office:value-type="float" office:value="0.0013349117">
                <text:p>0.0013349117</text:p>
              </table:table-cell>
              <table:table-cell office:value-type="float" office:value="0.00033372792">
                <text:p>0.000333727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5">
                <text:p>605</text:p>
              </table:table-cell>
              <table:table-cell office:value-type="float" office:value="0.3024998">
                <text:p>0.3024998</text:p>
              </table:table-cell>
              <table:table-cell office:value-type="float" office:value="0.40908486">
                <text:p>0.40908486</text:p>
              </table:table-cell>
              <table:table-cell office:value-type="float" office:value="0.0024067736">
                <text:p>0.0024067736</text:p>
              </table:table-cell>
              <table:table-cell office:value-type="float" office:value="0.0006016934">
                <text:p>0.000601693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10">
                <text:p>610</text:p>
              </table:table-cell>
              <table:table-cell office:value-type="float" office:value="0.3049998">
                <text:p>0.3049998</text:p>
              </table:table-cell>
              <table:table-cell office:value-type="float" office:value="0.40757495">
                <text:p>0.40757495</text:p>
              </table:table-cell>
              <table:table-cell office:value-type="float" office:value="0.0016154881">
                <text:p>0.0016154881</text:p>
              </table:table-cell>
              <table:table-cell office:value-type="float" office:value="0.00040387202">
                <text:p>0.0004038720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15">
                <text:p>615</text:p>
              </table:table-cell>
              <table:table-cell office:value-type="float" office:value="0.3074998">
                <text:p>0.3074998</text:p>
              </table:table-cell>
              <table:table-cell office:value-type="float" office:value="0.4061108">
                <text:p>0.4061108</text:p>
              </table:table-cell>
              <table:table-cell office:value-type="float" office:value="0.0013546556">
                <text:p>0.0013546556</text:p>
              </table:table-cell>
              <table:table-cell office:value-type="float" office:value="0.0003386639">
                <text:p>0.000338663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20">
                <text:p>620</text:p>
              </table:table-cell>
              <table:table-cell office:value-type="float" office:value="0.3099998">
                <text:p>0.3099998</text:p>
              </table:table-cell>
              <table:table-cell office:value-type="float" office:value="0.4045643">
                <text:p>0.4045643</text:p>
              </table:table-cell>
              <table:table-cell office:value-type="float" office:value="0.0005596317">
                <text:p>0.0005596317</text:p>
              </table:table-cell>
              <table:table-cell office:value-type="float" office:value="0.00013990792">
                <text:p>0.0001399079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5">
                <text:p>625</text:p>
              </table:table-cell>
              <table:table-cell office:value-type="float" office:value="0.3124998">
                <text:p>0.3124998</text:p>
              </table:table-cell>
              <table:table-cell office:value-type="float" office:value="0.4029537">
                <text:p>0.4029537</text:p>
              </table:table-cell>
              <table:table-cell office:value-type="float" office:value="0.000028342503">
                <text:p>0.000028342503</text:p>
              </table:table-cell>
              <table:table-cell office:value-type="float" office:value="0.000007085626">
                <text:p>0.0000070856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30">
                <text:p>630</text:p>
              </table:table-cell>
              <table:table-cell office:value-type="float" office:value="0.3149998">
                <text:p>0.3149998</text:p>
              </table:table-cell>
              <table:table-cell office:value-type="float" office:value="0.40141633">
                <text:p>0.40141633</text:p>
              </table:table-cell>
              <table:table-cell office:value-type="float" office:value="0.0008287011">
                <text:p>0.0008287011</text:p>
              </table:table-cell>
              <table:table-cell office:value-type="float" office:value="0.00020717527">
                <text:p>0.0002071752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35">
                <text:p>635</text:p>
              </table:table-cell>
              <table:table-cell office:value-type="float" office:value="0.3174998">
                <text:p>0.3174998</text:p>
              </table:table-cell>
              <table:table-cell office:value-type="float" office:value="0.39984238">
                <text:p>0.39984238</text:p>
              </table:table-cell>
              <table:table-cell office:value-type="float" office:value="0.0013656348">
                <text:p>0.0013656348</text:p>
              </table:table-cell>
              <table:table-cell office:value-type="float" office:value="0.0003414087">
                <text:p>0.000341408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40">
                <text:p>640</text:p>
              </table:table-cell>
              <table:table-cell office:value-type="float" office:value="0.31999978">
                <text:p>0.31999978</text:p>
              </table:table-cell>
              <table:table-cell office:value-type="float" office:value="0.3982318">
                <text:p>0.3982318</text:p>
              </table:table-cell>
              <table:table-cell office:value-type="float" office:value="0.0008377115">
                <text:p>0.0008377115</text:p>
              </table:table-cell>
              <table:table-cell office:value-type="float" office:value="0.00020942788">
                <text:p>0.0002094278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45">
                <text:p>645</text:p>
              </table:table-cell>
              <table:table-cell office:value-type="float" office:value="0.32249978">
                <text:p>0.32249978</text:p>
              </table:table-cell>
              <table:table-cell office:value-type="float" office:value="0.39665782">
                <text:p>0.39665782</text:p>
              </table:table-cell>
              <table:table-cell office:value-type="float" office:value="0.0011078436">
                <text:p>0.0011078436</text:p>
              </table:table-cell>
              <table:table-cell office:value-type="float" office:value="0.0002769609">
                <text:p>0.000276960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50">
                <text:p>650</text:p>
              </table:table-cell>
              <table:table-cell office:value-type="float" office:value="0.32499978">
                <text:p>0.32499978</text:p>
              </table:table-cell>
              <table:table-cell office:value-type="float" office:value="0.39497402">
                <text:p>0.39497402</text:p>
              </table:table-cell>
              <table:table-cell office:value-type="float" office:value="-0.00022139668">
                <text:p>-0.00022139668</text:p>
              </table:table-cell>
              <table:table-cell office:value-type="float" office:value="-0.00005534917">
                <text:p>-0.0000553491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55">
                <text:p>655</text:p>
              </table:table-cell>
              <table:table-cell office:value-type="float" office:value="0.32749978">
                <text:p>0.32749978</text:p>
              </table:table-cell>
              <table:table-cell office:value-type="float" office:value="0.3932811">
                <text:p>0.3932811</text:p>
              </table:table-cell>
              <table:table-cell office:value-type="float" office:value="-0.00048905116">
                <text:p>-0.00048905116</text:p>
              </table:table-cell>
              <table:table-cell office:value-type="float" office:value="-0.00012226279">
                <text:p>-0.0001222627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60">
                <text:p>660</text:p>
              </table:table-cell>
              <table:table-cell office:value-type="float" office:value="0.32999977">
                <text:p>0.32999977</text:p>
              </table:table-cell>
              <table:table-cell office:value-type="float" office:value="0.39167053">
                <text:p>0.39167053</text:p>
              </table:table-cell>
              <table:table-cell office:value-type="float" office:value="0.0019097124">
                <text:p>0.0019097124</text:p>
              </table:table-cell>
              <table:table-cell office:value-type="float" office:value="0.0004774281">
                <text:p>0.000477428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5">
                <text:p>665</text:p>
              </table:table-cell>
              <table:table-cell office:value-type="float" office:value="0.33249977">
                <text:p>0.33249977</text:p>
              </table:table-cell>
              <table:table-cell office:value-type="float" office:value="0.39004165">
                <text:p>0.39004165</text:p>
              </table:table-cell>
              <table:table-cell office:value-type="float" office:value="0.004318222">
                <text:p>0.004318222</text:p>
              </table:table-cell>
              <table:table-cell office:value-type="float" office:value="0.0010795555">
                <text:p>0.001079555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70">
                <text:p>670</text:p>
              </table:table-cell>
              <table:table-cell office:value-type="float" office:value="0.33499977">
                <text:p>0.33499977</text:p>
              </table:table-cell>
              <table:table-cell office:value-type="float" office:value="0.38844022">
                <text:p>0.38844022</text:p>
              </table:table-cell>
              <table:table-cell office:value-type="float" office:value="0.0059364587">
                <text:p>0.0059364587</text:p>
              </table:table-cell>
              <table:table-cell office:value-type="float" office:value="0.0014841147">
                <text:p>0.001484114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75">
                <text:p>675</text:p>
              </table:table-cell>
              <table:table-cell office:value-type="float" office:value="0.33749977">
                <text:p>0.33749977</text:p>
              </table:table-cell>
              <table:table-cell office:value-type="float" office:value="0.38681135">
                <text:p>0.38681135</text:p>
              </table:table-cell>
              <table:table-cell office:value-type="float" office:value="0.008095624">
                <text:p>0.008095624</text:p>
              </table:table-cell>
              <table:table-cell office:value-type="float" office:value="0.002023906">
                <text:p>0.00202390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80">
                <text:p>680</text:p>
              </table:table-cell>
              <table:table-cell office:value-type="float" office:value="0.33999977">
                <text:p>0.33999977</text:p>
              </table:table-cell>
              <table:table-cell office:value-type="float" office:value="0.38503605">
                <text:p>0.38503605</text:p>
              </table:table-cell>
              <table:table-cell office:value-type="float" office:value="0.009999205">
                <text:p>0.009999205</text:p>
              </table:table-cell>
              <table:table-cell office:value-type="float" office:value="0.0024998013">
                <text:p>0.002499801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5">
                <text:p>685</text:p>
              </table:table-cell>
              <table:table-cell office:value-type="float" office:value="0.34249976">
                <text:p>0.34249976</text:p>
              </table:table-cell>
              <table:table-cell office:value-type="float" office:value="0.38333395">
                <text:p>0.38333395</text:p>
              </table:table-cell>
              <table:table-cell office:value-type="float" office:value="0.011380409">
                <text:p>0.011380409</text:p>
              </table:table-cell>
              <table:table-cell office:value-type="float" office:value="0.0028451022">
                <text:p>0.002845102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90">
                <text:p>690</text:p>
              </table:table-cell>
              <table:table-cell office:value-type="float" office:value="0.34499976">
                <text:p>0.34499976</text:p>
              </table:table-cell>
              <table:table-cell office:value-type="float" office:value="0.38165933">
                <text:p>0.38165933</text:p>
              </table:table-cell>
              <table:table-cell office:value-type="float" office:value="0.014370032">
                <text:p>0.014370032</text:p>
              </table:table-cell>
              <table:table-cell office:value-type="float" office:value="0.003592508">
                <text:p>0.00359250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95">
                <text:p>695</text:p>
              </table:table-cell>
              <table:table-cell office:value-type="float" office:value="0.34749976">
                <text:p>0.34749976</text:p>
              </table:table-cell>
              <table:table-cell office:value-type="float" office:value="0.37994808">
                <text:p>0.37994808</text:p>
              </table:table-cell>
              <table:table-cell office:value-type="float" office:value="0.013102046">
                <text:p>0.013102046</text:p>
              </table:table-cell>
              <table:table-cell office:value-type="float" office:value="0.0032755116">
                <text:p>0.003275511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00">
                <text:p>700</text:p>
              </table:table-cell>
              <table:table-cell office:value-type="float" office:value="0.34999976">
                <text:p>0.34999976</text:p>
              </table:table-cell>
              <table:table-cell office:value-type="float" office:value="0.37827346">
                <text:p>0.37827346</text:p>
              </table:table-cell>
              <table:table-cell office:value-type="float" office:value="0.012361526">
                <text:p>0.012361526</text:p>
              </table:table-cell>
              <table:table-cell office:value-type="float" office:value="0.0030903814">
                <text:p>0.003090381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5">
                <text:p>705</text:p>
              </table:table-cell>
              <table:table-cell office:value-type="float" office:value="0.35249975">
                <text:p>0.35249975</text:p>
              </table:table-cell>
              <table:table-cell office:value-type="float" office:value="0.37653476">
                <text:p>0.37653476</text:p>
              </table:table-cell>
              <table:table-cell office:value-type="float" office:value="0.010818248">
                <text:p>0.010818248</text:p>
              </table:table-cell>
              <table:table-cell office:value-type="float" office:value="0.002704562">
                <text:p>0.00270456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10">
                <text:p>710</text:p>
              </table:table-cell>
              <table:table-cell office:value-type="float" office:value="0.35499975">
                <text:p>0.35499975</text:p>
              </table:table-cell>
              <table:table-cell office:value-type="float" office:value="0.3747412">
                <text:p>0.3747412</text:p>
              </table:table-cell>
              <table:table-cell office:value-type="float" office:value="0.009267984">
                <text:p>0.009267984</text:p>
              </table:table-cell>
              <table:table-cell office:value-type="float" office:value="0.002316996">
                <text:p>0.00231699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15">
                <text:p>715</text:p>
              </table:table-cell>
              <table:table-cell office:value-type="float" office:value="0.35749975">
                <text:p>0.35749975</text:p>
              </table:table-cell>
              <table:table-cell office:value-type="float" office:value="0.37297505">
                <text:p>0.37297505</text:p>
              </table:table-cell>
              <table:table-cell office:value-type="float" office:value="0.009846281">
                <text:p>0.009846281</text:p>
              </table:table-cell>
              <table:table-cell office:value-type="float" office:value="0.0024615703">
                <text:p>0.002461570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20">
                <text:p>720</text:p>
              </table:table-cell>
              <table:table-cell office:value-type="float" office:value="0.35999975">
                <text:p>0.35999975</text:p>
              </table:table-cell>
              <table:table-cell office:value-type="float" office:value="0.3711723">
                <text:p>0.3711723</text:p>
              </table:table-cell>
              <table:table-cell office:value-type="float" office:value="0.0082941055">
                <text:p>0.0082941055</text:p>
              </table:table-cell>
              <table:table-cell office:value-type="float" office:value="0.0020735264">
                <text:p>0.002073526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25">
                <text:p>725</text:p>
              </table:table-cell>
              <table:table-cell office:value-type="float" office:value="0.36249974">
                <text:p>0.36249974</text:p>
              </table:table-cell>
              <table:table-cell office:value-type="float" office:value="0.36940616">
                <text:p>0.36940616</text:p>
              </table:table-cell>
              <table:table-cell office:value-type="float" office:value="0.0067336345">
                <text:p>0.0067336345</text:p>
              </table:table-cell>
              <table:table-cell office:value-type="float" office:value="0.0016834086">
                <text:p>0.001683408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30">
                <text:p>730</text:p>
              </table:table-cell>
              <table:table-cell office:value-type="float" office:value="0.36499974">
                <text:p>0.36499974</text:p>
              </table:table-cell>
              <table:table-cell office:value-type="float" office:value="0.36762172">
                <text:p>0.36762172</text:p>
              </table:table-cell>
              <table:table-cell office:value-type="float" office:value="0.005966408">
                <text:p>0.005966408</text:p>
              </table:table-cell>
              <table:table-cell office:value-type="float" office:value="0.001491602">
                <text:p>0.00149160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35">
                <text:p>735</text:p>
              </table:table-cell>
              <table:table-cell office:value-type="float" office:value="0.36545295">
                <text:p>0.36545295</text:p>
              </table:table-cell>
              <table:table-cell office:value-type="float" office:value="0.36578235">
                <text:p>0.36578235</text:p>
              </table:table-cell>
              <table:table-cell office:value-type="float" office:value="0.0043950225">
                <text:p>0.0043950225</text:p>
              </table:table-cell>
              <table:table-cell office:value-type="float" office:value="0.0010987556">
                <text:p>0.001098755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40">
                <text:p>740</text:p>
              </table:table-cell>
              <table:table-cell office:value-type="float" office:value="0.36360446">
                <text:p>0.36360446</text:p>
              </table:table-cell>
              <table:table-cell office:value-type="float" office:value="0.3639796">
                <text:p>0.3639796</text:p>
              </table:table-cell>
              <table:table-cell office:value-type="float" office:value="0.0038835912">
                <text:p>0.0038835912</text:p>
              </table:table-cell>
              <table:table-cell office:value-type="float" office:value="0.0009708978">
                <text:p>0.000970897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45">
                <text:p>745</text:p>
              </table:table-cell>
              <table:table-cell office:value-type="float" office:value="0.3617285">
                <text:p>0.3617285</text:p>
              </table:table-cell>
              <table:table-cell office:value-type="float" office:value="0.36215857">
                <text:p>0.36215857</text:p>
              </table:table-cell>
              <table:table-cell office:value-type="float" office:value="0.0036368307">
                <text:p>0.0036368307</text:p>
              </table:table-cell>
              <table:table-cell office:value-type="float" office:value="0.0009092077">
                <text:p>0.000909207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50">
                <text:p>750</text:p>
              </table:table-cell>
              <table:table-cell office:value-type="float" office:value="0.35996234">
                <text:p>0.35996234</text:p>
              </table:table-cell>
              <table:table-cell office:value-type="float" office:value="0.3602826">
                <text:p>0.3602826</text:p>
              </table:table-cell>
              <table:table-cell office:value-type="float" office:value="0.0007191723">
                <text:p>0.0007191723</text:p>
              </table:table-cell>
              <table:table-cell office:value-type="float" office:value="0.00017979307">
                <text:p>0.0001797930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55">
                <text:p>755</text:p>
              </table:table-cell>
              <table:table-cell office:value-type="float" office:value="0.358123">
                <text:p>0.358123</text:p>
              </table:table-cell>
              <table:table-cell office:value-type="float" office:value="0.35842496">
                <text:p>0.35842496</text:p>
              </table:table-cell>
              <table:table-cell office:value-type="float" office:value="0.00045597146">
                <text:p>0.00045597146</text:p>
              </table:table-cell>
              <table:table-cell office:value-type="float" office:value="0.000113992864">
                <text:p>0.00011399286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60">
                <text:p>760</text:p>
              </table:table-cell>
              <table:table-cell office:value-type="float" office:value="0.3563477">
                <text:p>0.3563477</text:p>
              </table:table-cell>
              <table:table-cell office:value-type="float" office:value="0.35646665">
                <text:p>0.35646665</text:p>
              </table:table-cell>
              <table:table-cell office:value-type="float" office:value="-0.002744244">
                <text:p>-0.002744244</text:p>
              </table:table-cell>
              <table:table-cell office:value-type="float" office:value="-0.000686061">
                <text:p>-0.00068606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65">
                <text:p>765</text:p>
              </table:table-cell>
              <table:table-cell office:value-type="float" office:value="0.35452667">
                <text:p>0.35452667</text:p>
              </table:table-cell>
              <table:table-cell office:value-type="float" office:value="0.35457242">
                <text:p>0.35457242</text:p>
              </table:table-cell>
              <table:table-cell office:value-type="float" office:value="-0.00516039">
                <text:p>-0.00516039</text:p>
              </table:table-cell>
              <table:table-cell office:value-type="float" office:value="-0.0012900975">
                <text:p>-0.001290097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70">
                <text:p>770</text:p>
              </table:table-cell>
              <table:table-cell office:value-type="float" office:value="0.3525958">
                <text:p>0.3525958</text:p>
              </table:table-cell>
              <table:table-cell office:value-type="float" office:value="0.35264155">
                <text:p>0.35264155</text:p>
              </table:table-cell>
              <table:table-cell office:value-type="float" office:value="-0.006523348">
                <text:p>-0.006523348</text:p>
              </table:table-cell>
              <table:table-cell office:value-type="float" office:value="-0.001630837">
                <text:p>-0.00163083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75">
                <text:p>775</text:p>
              </table:table-cell>
              <table:table-cell office:value-type="float" office:value="0.35079306">
                <text:p>0.35079306</text:p>
              </table:table-cell>
              <table:table-cell office:value-type="float" office:value="0.35066497">
                <text:p>0.35066497</text:p>
              </table:table-cell>
              <table:table-cell office:value-type="float" office:value="-0.010026505">
                <text:p>-0.010026505</text:p>
              </table:table-cell>
              <table:table-cell office:value-type="float" office:value="-0.0025066263">
                <text:p>-0.002506626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80">
                <text:p>780</text:p>
              </table:table-cell>
              <table:table-cell office:value-type="float" office:value="0.34892625">
                <text:p>0.34892625</text:p>
              </table:table-cell>
              <table:table-cell office:value-type="float" office:value="0.34878904">
                <text:p>0.34878904</text:p>
              </table:table-cell>
              <table:table-cell office:value-type="float" office:value="-0.00847861">
                <text:p>-0.00847861</text:p>
              </table:table-cell>
              <table:table-cell office:value-type="float" office:value="-0.0021196525">
                <text:p>-0.00211965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85">
                <text:p>785</text:p>
              </table:table-cell>
              <table:table-cell office:value-type="float" office:value="0.3471235">
                <text:p>0.3471235</text:p>
              </table:table-cell>
              <table:table-cell office:value-type="float" office:value="0.34684902">
                <text:p>0.34684902</text:p>
              </table:table-cell>
              <table:table-cell office:value-type="float" office:value="-0.009323348">
                <text:p>-0.009323348</text:p>
              </table:table-cell>
              <table:table-cell office:value-type="float" office:value="-0.002330837">
                <text:p>-0.00233083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90">
                <text:p>790</text:p>
              </table:table-cell>
              <table:table-cell office:value-type="float" office:value="0.34533906">
                <text:p>0.34533906</text:p>
              </table:table-cell>
              <table:table-cell office:value-type="float" office:value="0.3449365">
                <text:p>0.3449365</text:p>
              </table:table-cell>
              <table:table-cell office:value-type="float" office:value="-0.01017222">
                <text:p>-0.01017222</text:p>
              </table:table-cell>
              <table:table-cell office:value-type="float" office:value="-0.002543055">
                <text:p>-0.00254305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95">
                <text:p>795</text:p>
              </table:table-cell>
              <table:table-cell office:value-type="float" office:value="0.34344482">
                <text:p>0.34344482</text:p>
              </table:table-cell>
              <table:table-cell office:value-type="float" office:value="0.3430057">
                <text:p>0.3430057</text:p>
              </table:table-cell>
              <table:table-cell office:value-type="float" office:value="-0.008893599">
                <text:p>-0.008893599</text:p>
              </table:table-cell>
              <table:table-cell office:value-type="float" office:value="-0.0022233997">
                <text:p>-0.002223399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00">
                <text:p>800</text:p>
              </table:table-cell>
              <table:table-cell office:value-type="float" office:value="0.34167868">
                <text:p>0.34167868</text:p>
              </table:table-cell>
              <table:table-cell office:value-type="float" office:value="0.34102">
                <text:p>0.34102</text:p>
              </table:table-cell>
              <table:table-cell office:value-type="float" office:value="-0.010807862">
                <text:p>-0.010807862</text:p>
              </table:table-cell>
              <table:table-cell office:value-type="float" office:value="-0.0027019654">
                <text:p>-0.002701965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05">
                <text:p>805</text:p>
              </table:table-cell>
              <table:table-cell office:value-type="float" office:value="0.33993086">
                <text:p>0.33993086</text:p>
              </table:table-cell>
              <table:table-cell office:value-type="float" office:value="0.33902508">
                <text:p>0.33902508</text:p>
              </table:table-cell>
              <table:table-cell office:value-type="float" office:value="-0.011664118">
                <text:p>-0.011664118</text:p>
              </table:table-cell>
              <table:table-cell office:value-type="float" office:value="-0.0029160294">
                <text:p>-0.002916029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10">
                <text:p>810</text:p>
              </table:table-cell>
              <table:table-cell office:value-type="float" office:value="0.33810982">
                <text:p>0.33810982</text:p>
              </table:table-cell>
              <table:table-cell office:value-type="float" office:value="0.33695698">
                <text:p>0.33695698</text:p>
              </table:table-cell>
              <table:table-cell office:value-type="float" office:value="-0.011460012">
                <text:p>-0.011460012</text:p>
              </table:table-cell>
              <table:table-cell office:value-type="float" office:value="-0.002865003">
                <text:p>-0.00286500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15">
                <text:p>815</text:p>
              </table:table-cell>
              <table:table-cell office:value-type="float" office:value="0.3364718">
                <text:p>0.3364718</text:p>
              </table:table-cell>
              <table:table-cell office:value-type="float" office:value="0.33490723">
                <text:p>0.33490723</text:p>
              </table:table-cell>
              <table:table-cell office:value-type="float" office:value="-0.014984966">
                <text:p>-0.014984966</text:p>
              </table:table-cell>
              <table:table-cell office:value-type="float" office:value="-0.0037462416">
                <text:p>-0.003746241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20">
                <text:p>820</text:p>
              </table:table-cell>
              <table:table-cell office:value-type="float" office:value="0.33473313">
                <text:p>0.33473313</text:p>
              </table:table-cell>
              <table:table-cell office:value-type="float" office:value="0.33283916">
                <text:p>0.33283916</text:p>
              </table:table-cell>
              <table:table-cell office:value-type="float" office:value="-0.016664214">
                <text:p>-0.016664214</text:p>
              </table:table-cell>
              <table:table-cell office:value-type="float" office:value="-0.0041660536">
                <text:p>-0.004166053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25">
                <text:p>825</text:p>
              </table:table-cell>
              <table:table-cell office:value-type="float" office:value="0.33303106">
                <text:p>0.33303106</text:p>
              </table:table-cell>
              <table:table-cell office:value-type="float" office:value="0.33078024">
                <text:p>0.33078024</text:p>
              </table:table-cell>
              <table:table-cell office:value-type="float" office:value="-0.017816948">
                <text:p>-0.017816948</text:p>
              </table:table-cell>
              <table:table-cell office:value-type="float" office:value="-0.004454237">
                <text:p>-0.00445423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30">
                <text:p>830</text:p>
              </table:table-cell>
              <table:table-cell office:value-type="float" office:value="0.33142963">
                <text:p>0.33142963</text:p>
              </table:table-cell>
              <table:table-cell office:value-type="float" office:value="0.32870302">
                <text:p>0.32870302</text:p>
              </table:table-cell>
              <table:table-cell office:value-type="float" office:value="-0.020838432">
                <text:p>-0.020838432</text:p>
              </table:table-cell>
              <table:table-cell office:value-type="float" office:value="-0.005209608">
                <text:p>-0.00520960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35">
                <text:p>835</text:p>
              </table:table-cell>
              <table:table-cell office:value-type="float" office:value="0.3297825">
                <text:p>0.3297825</text:p>
              </table:table-cell>
              <table:table-cell office:value-type="float" office:value="0.3266075">
                <text:p>0.3266075</text:p>
              </table:table-cell>
              <table:table-cell office:value-type="float" office:value="-0.022010019">
                <text:p>-0.022010019</text:p>
              </table:table-cell>
              <table:table-cell office:value-type="float" office:value="-0.0055025048">
                <text:p>-0.005502504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40">
                <text:p>840</text:p>
              </table:table-cell>
              <table:table-cell office:value-type="float" office:value="0.3281811">
                <text:p>0.3281811</text:p>
              </table:table-cell>
              <table:table-cell office:value-type="float" office:value="0.32457605">
                <text:p>0.32457605</text:p>
              </table:table-cell>
              <table:table-cell office:value-type="float" office:value="-0.02238428">
                <text:p>-0.02238428</text:p>
              </table:table-cell>
              <table:table-cell office:value-type="float" office:value="-0.00559607">
                <text:p>-0.0055960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45">
                <text:p>845</text:p>
              </table:table-cell>
              <table:table-cell office:value-type="float" office:value="0.3266163">
                <text:p>0.3266163</text:p>
              </table:table-cell>
              <table:table-cell office:value-type="float" office:value="0.32246223">
                <text:p>0.32246223</text:p>
              </table:table-cell>
              <table:table-cell office:value-type="float" office:value="-0.02329207">
                <text:p>-0.02329207</text:p>
              </table:table-cell>
              <table:table-cell office:value-type="float" office:value="-0.0058230176">
                <text:p>-0.005823017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50">
                <text:p>850</text:p>
              </table:table-cell>
              <table:table-cell office:value-type="float" office:value="0.3249874">
                <text:p>0.3249874</text:p>
              </table:table-cell>
              <table:table-cell office:value-type="float" office:value="0.32037586">
                <text:p>0.32037586</text:p>
              </table:table-cell>
              <table:table-cell office:value-type="float" office:value="-0.023408812">
                <text:p>-0.023408812</text:p>
              </table:table-cell>
              <table:table-cell office:value-type="float" office:value="-0.005852203">
                <text:p>-0.00585220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5">
                <text:p>855</text:p>
              </table:table-cell>
              <table:table-cell office:value-type="float" office:value="0.3233952">
                <text:p>0.3233952</text:p>
              </table:table-cell>
              <table:table-cell office:value-type="float" office:value="0.31817055">
                <text:p>0.31817055</text:p>
              </table:table-cell>
              <table:table-cell office:value-type="float" office:value="-0.022456601">
                <text:p>-0.022456601</text:p>
              </table:table-cell>
              <table:table-cell office:value-type="float" office:value="-0.0056141503">
                <text:p>-0.005614150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60">
                <text:p>860</text:p>
              </table:table-cell>
              <table:table-cell office:value-type="float" office:value="0.3218395">
                <text:p>0.3218395</text:p>
              </table:table-cell>
              <table:table-cell office:value-type="float" office:value="0.31601095">
                <text:p>0.31601095</text:p>
              </table:table-cell>
              <table:table-cell office:value-type="float" office:value="-0.02203144">
                <text:p>-0.02203144</text:p>
              </table:table-cell>
              <table:table-cell office:value-type="float" office:value="-0.00550786">
                <text:p>-0.0055078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65">
                <text:p>865</text:p>
              </table:table-cell>
              <table:table-cell office:value-type="float" office:value="0.3202656">
                <text:p>0.3202656</text:p>
              </table:table-cell>
              <table:table-cell office:value-type="float" office:value="0.31380564">
                <text:p>0.31380564</text:p>
              </table:table-cell>
              <table:table-cell office:value-type="float" office:value="-0.022139715">
                <text:p>-0.022139715</text:p>
              </table:table-cell>
              <table:table-cell office:value-type="float" office:value="-0.0055349288">
                <text:p>-0.005534928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70">
                <text:p>870</text:p>
              </table:table-cell>
              <table:table-cell office:value-type="float" office:value="0.3187099">
                <text:p>0.3187099</text:p>
              </table:table-cell>
              <table:table-cell office:value-type="float" office:value="0.31161857">
                <text:p>0.31161857</text:p>
              </table:table-cell>
              <table:table-cell office:value-type="float" office:value="-0.02171406">
                <text:p>-0.02171406</text:p>
              </table:table-cell>
              <table:table-cell office:value-type="float" office:value="-0.005428515">
                <text:p>-0.00542851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75">
                <text:p>875</text:p>
              </table:table-cell>
              <table:table-cell office:value-type="float" office:value="0.31720918">
                <text:p>0.31720918</text:p>
              </table:table-cell>
              <table:table-cell office:value-type="float" office:value="0.30938575">
                <text:p>0.30938575</text:p>
              </table:table-cell>
              <table:table-cell office:value-type="float" office:value="-0.022350473">
                <text:p>-0.022350473</text:p>
              </table:table-cell>
              <table:table-cell office:value-type="float" office:value="-0.0055876183">
                <text:p>-0.005587618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80">
                <text:p>880</text:p>
              </table:table-cell>
              <table:table-cell office:value-type="float" office:value="0.31567186">
                <text:p>0.31567186</text:p>
              </table:table-cell>
              <table:table-cell office:value-type="float" office:value="0.3071987">
                <text:p>0.3071987</text:p>
              </table:table-cell>
              <table:table-cell office:value-type="float" office:value="-0.022993041">
                <text:p>-0.022993041</text:p>
              </table:table-cell>
              <table:table-cell office:value-type="float" office:value="-0.0057482603">
                <text:p>-0.005748260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85">
                <text:p>885</text:p>
              </table:table-cell>
              <table:table-cell office:value-type="float" office:value="0.314162">
                <text:p>0.314162</text:p>
              </table:table-cell>
              <table:table-cell office:value-type="float" office:value="0.3050299">
                <text:p>0.3050299</text:p>
              </table:table-cell>
              <table:table-cell office:value-type="float" office:value="-0.0233704">
                <text:p>-0.0233704</text:p>
              </table:table-cell>
              <table:table-cell office:value-type="float" office:value="-0.0058426">
                <text:p>-0.005842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90">
                <text:p>890</text:p>
              </table:table-cell>
              <table:table-cell office:value-type="float" office:value="0.31267953">
                <text:p>0.31267953</text:p>
              </table:table-cell>
              <table:table-cell office:value-type="float" office:value="0.3027971">
                <text:p>0.3027971</text:p>
              </table:table-cell>
              <table:table-cell office:value-type="float" office:value="-0.024014886">
                <text:p>-0.024014886</text:p>
              </table:table-cell>
              <table:table-cell office:value-type="float" office:value="-0.0060037216">
                <text:p>-0.006003721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95">
                <text:p>895</text:p>
              </table:table-cell>
              <table:table-cell office:value-type="float" office:value="0.31116048">
                <text:p>0.31116048</text:p>
              </table:table-cell>
              <table:table-cell office:value-type="float" office:value="0.30047274">
                <text:p>0.30047274</text:p>
              </table:table-cell>
              <table:table-cell office:value-type="float" office:value="-0.023598403">
                <text:p>-0.023598403</text:p>
              </table:table-cell>
              <table:table-cell office:value-type="float" office:value="-0.0058996007">
                <text:p>-0.005899600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00">
                <text:p>900</text:p>
              </table:table-cell>
              <table:table-cell office:value-type="float" office:value="0.30964145">
                <text:p>0.30964145</text:p>
              </table:table-cell>
              <table:table-cell office:value-type="float" office:value="0.29813007">
                <text:p>0.29813007</text:p>
              </table:table-cell>
              <table:table-cell office:value-type="float" office:value="-0.022646718">
                <text:p>-0.022646718</text:p>
              </table:table-cell>
              <table:table-cell office:value-type="float" office:value="-0.0056616794">
                <text:p>-0.005661679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05">
                <text:p>905</text:p>
              </table:table-cell>
              <table:table-cell office:value-type="float" office:value="0.30814072">
                <text:p>0.30814072</text:p>
              </table:table-cell>
              <table:table-cell office:value-type="float" office:value="0.29581487">
                <text:p>0.29581487</text:p>
              </table:table-cell>
              <table:table-cell office:value-type="float" office:value="-0.022757014">
                <text:p>-0.022757014</text:p>
              </table:table-cell>
              <table:table-cell office:value-type="float" office:value="-0.0056892536">
                <text:p>-0.005689253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10">
                <text:p>910</text:p>
              </table:table-cell>
              <table:table-cell office:value-type="float" office:value="0.30660334">
                <text:p>0.30660334</text:p>
              </table:table-cell>
              <table:table-cell office:value-type="float" office:value="0.29349968">
                <text:p>0.29349968</text:p>
              </table:table-cell>
              <table:table-cell office:value-type="float" office:value="-0.021269852">
                <text:p>-0.021269852</text:p>
              </table:table-cell>
              <table:table-cell office:value-type="float" office:value="-0.005317463">
                <text:p>-0.00531746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15">
                <text:p>915</text:p>
              </table:table-cell>
              <table:table-cell office:value-type="float" office:value="0.30504775">
                <text:p>0.30504775</text:p>
              </table:table-cell>
              <table:table-cell office:value-type="float" office:value="0.2912028">
                <text:p>0.2912028</text:p>
              </table:table-cell>
              <table:table-cell office:value-type="float" office:value="-0.019243207">
                <text:p>-0.019243207</text:p>
              </table:table-cell>
              <table:table-cell office:value-type="float" office:value="-0.0048108017">
                <text:p>-0.004810801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20">
                <text:p>920</text:p>
              </table:table-cell>
              <table:table-cell office:value-type="float" office:value="0.30357444">
                <text:p>0.30357444</text:p>
              </table:table-cell>
              <table:table-cell office:value-type="float" office:value="0.28890592">
                <text:p>0.28890592</text:p>
              </table:table-cell>
              <table:table-cell office:value-type="float" office:value="-0.018536026">
                <text:p>-0.018536026</text:p>
              </table:table-cell>
              <table:table-cell office:value-type="float" office:value="-0.0046340064">
                <text:p>-0.004634006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25">
                <text:p>925</text:p>
              </table:table-cell>
              <table:table-cell office:value-type="float" office:value="0.3020737">
                <text:p>0.3020737</text:p>
              </table:table-cell>
              <table:table-cell office:value-type="float" office:value="0.2865999">
                <text:p>0.2865999</text:p>
              </table:table-cell>
              <table:table-cell office:value-type="float" office:value="-0.017026883">
                <text:p>-0.017026883</text:p>
              </table:table-cell>
              <table:table-cell office:value-type="float" office:value="-0.0042567207">
                <text:p>-0.004256720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30">
                <text:p>930</text:p>
              </table:table-cell>
              <table:table-cell office:value-type="float" office:value="0.30057293">
                <text:p>0.30057293</text:p>
              </table:table-cell>
              <table:table-cell office:value-type="float" office:value="0.28413835">
                <text:p>0.28413835</text:p>
              </table:table-cell>
              <table:table-cell office:value-type="float" office:value="-0.015510645">
                <text:p>-0.015510645</text:p>
              </table:table-cell>
              <table:table-cell office:value-type="float" office:value="-0.0038776612">
                <text:p>-0.00387766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35">
                <text:p>935</text:p>
              </table:table-cell>
              <table:table-cell office:value-type="float" office:value="0.29911792">
                <text:p>0.29911792</text:p>
              </table:table-cell>
              <table:table-cell office:value-type="float" office:value="0.28176838">
                <text:p>0.28176838</text:p>
              </table:table-cell>
              <table:table-cell office:value-type="float" office:value="-0.014785519">
                <text:p>-0.014785519</text:p>
              </table:table-cell>
              <table:table-cell office:value-type="float" office:value="-0.0036963797">
                <text:p>-0.003696379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40">
                <text:p>940</text:p>
              </table:table-cell>
              <table:table-cell office:value-type="float" office:value="0.29760802">
                <text:p>0.29760802</text:p>
              </table:table-cell>
              <table:table-cell office:value-type="float" office:value="0.27938926">
                <text:p>0.27938926</text:p>
              </table:table-cell>
              <table:table-cell office:value-type="float" office:value="-0.012992328">
                <text:p>-0.012992328</text:p>
              </table:table-cell>
              <table:table-cell office:value-type="float" office:value="-0.003248082">
                <text:p>-0.00324808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45">
                <text:p>945</text:p>
              </table:table-cell>
              <table:table-cell office:value-type="float" office:value="0.29608893">
                <text:p>0.29608893</text:p>
              </table:table-cell>
              <table:table-cell office:value-type="float" office:value="0.27700105">
                <text:p>0.27700105</text:p>
              </table:table-cell>
              <table:table-cell office:value-type="float" office:value="-0.011457622">
                <text:p>-0.011457622</text:p>
              </table:table-cell>
              <table:table-cell office:value-type="float" office:value="-0.0028644055">
                <text:p>-0.002864405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50">
                <text:p>950</text:p>
              </table:table-cell>
              <table:table-cell office:value-type="float" office:value="0.29465222">
                <text:p>0.29465222</text:p>
              </table:table-cell>
              <table:table-cell office:value-type="float" office:value="0.27456716">
                <text:p>0.27456716</text:p>
              </table:table-cell>
              <table:table-cell office:value-type="float" office:value="-0.011246629">
                <text:p>-0.011246629</text:p>
              </table:table-cell>
              <table:table-cell office:value-type="float" office:value="-0.0028116573">
                <text:p>-0.002811657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55">
                <text:p>955</text:p>
              </table:table-cell>
              <table:table-cell office:value-type="float" office:value="0.29319724">
                <text:p>0.29319724</text:p>
              </table:table-cell>
              <table:table-cell office:value-type="float" office:value="0.27221563">
                <text:p>0.27221563</text:p>
              </table:table-cell>
              <table:table-cell office:value-type="float" office:value="-0.009968083">
                <text:p>-0.009968083</text:p>
              </table:table-cell>
              <table:table-cell office:value-type="float" office:value="-0.0024920208">
                <text:p>-0.002492020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60">
                <text:p>960</text:p>
              </table:table-cell>
              <table:table-cell office:value-type="float" office:value="0.29169652">
                <text:p>0.29169652</text:p>
              </table:table-cell>
              <table:table-cell office:value-type="float" office:value="0.2698092">
                <text:p>0.2698092</text:p>
              </table:table-cell>
              <table:table-cell office:value-type="float" office:value="-0.0078842025">
                <text:p>-0.0078842025</text:p>
              </table:table-cell>
              <table:table-cell office:value-type="float" office:value="-0.0019710506">
                <text:p>-0.001971050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65">
                <text:p>965</text:p>
              </table:table-cell>
              <table:table-cell office:value-type="float" office:value="0.29024148">
                <text:p>0.29024148</text:p>
              </table:table-cell>
              <table:table-cell office:value-type="float" office:value="0.26743942">
                <text:p>0.26743942</text:p>
              </table:table-cell>
              <table:table-cell office:value-type="float" office:value="-0.0065893354">
                <text:p>-0.0065893354</text:p>
              </table:table-cell>
              <table:table-cell office:value-type="float" office:value="-0.0016473338">
                <text:p>-0.001647333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70">
                <text:p>970</text:p>
              </table:table-cell>
              <table:table-cell office:value-type="float" office:value="0.28873158">
                <text:p>0.28873158</text:p>
              </table:table-cell>
              <table:table-cell office:value-type="float" office:value="0.26497817">
                <text:p>0.26497817</text:p>
              </table:table-cell>
              <table:table-cell office:value-type="float" office:value="-0.0031540033">
                <text:p>-0.0031540033</text:p>
              </table:table-cell>
              <table:table-cell office:value-type="float" office:value="-0.0007885008">
                <text:p>-0.000788500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75">
                <text:p>975</text:p>
              </table:table-cell>
              <table:table-cell office:value-type="float" office:value="0.2872033">
                <text:p>0.2872033</text:p>
              </table:table-cell>
              <table:table-cell office:value-type="float" office:value="0.26260847">
                <text:p>0.26260847</text:p>
              </table:table-cell>
              <table:table-cell office:value-type="float" office:value="-0.0002346749">
                <text:p>-0.0002346749</text:p>
              </table:table-cell>
              <table:table-cell office:value-type="float" office:value="-0.000058668724">
                <text:p>-0.00005866872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80">
                <text:p>980</text:p>
              </table:table-cell>
              <table:table-cell office:value-type="float" office:value="0.28574833">
                <text:p>0.28574833</text:p>
              </table:table-cell>
              <table:table-cell office:value-type="float" office:value="0.2601747">
                <text:p>0.2601747</text:p>
              </table:table-cell>
              <table:table-cell office:value-type="float" office:value="0.0010985737">
                <text:p>0.0010985737</text:p>
              </table:table-cell>
              <table:table-cell office:value-type="float" office:value="0.00027464342">
                <text:p>0.0002746434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85">
                <text:p>985</text:p>
              </table:table-cell>
              <table:table-cell office:value-type="float" office:value="0.2843025">
                <text:p>0.2843025</text:p>
              </table:table-cell>
              <table:table-cell office:value-type="float" office:value="0.2578141">
                <text:p>0.2578141</text:p>
              </table:table-cell>
              <table:table-cell office:value-type="float" office:value="0.0037730392">
                <text:p>0.0037730392</text:p>
              </table:table-cell>
              <table:table-cell office:value-type="float" office:value="0.0009432598">
                <text:p>0.000943259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90">
                <text:p>990</text:p>
              </table:table-cell>
              <table:table-cell office:value-type="float" office:value="0.28284746">
                <text:p>0.28284746</text:p>
              </table:table-cell>
              <table:table-cell office:value-type="float" office:value="0.25528878">
                <text:p>0.25528878</text:p>
              </table:table-cell>
              <table:table-cell office:value-type="float" office:value="0.0056607183">
                <text:p>0.0056607183</text:p>
              </table:table-cell>
              <table:table-cell office:value-type="float" office:value="0.0014151796">
                <text:p>0.001415179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95">
                <text:p>995</text:p>
              </table:table-cell>
              <table:table-cell office:value-type="float" office:value="0.28140157">
                <text:p>0.28140157</text:p>
              </table:table-cell>
              <table:table-cell office:value-type="float" office:value="0.25282753">
                <text:p>0.25282753</text:p>
              </table:table-cell>
              <table:table-cell office:value-type="float" office:value="0.005689803">
                <text:p>0.005689803</text:p>
              </table:table-cell>
              <table:table-cell office:value-type="float" office:value="0.0014224508">
                <text:p>0.001422450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00">
                <text:p>1000</text:p>
              </table:table-cell>
              <table:table-cell office:value-type="float" office:value="0.27994657">
                <text:p>0.27994657</text:p>
              </table:table-cell>
              <table:table-cell office:value-type="float" office:value="0.250229">
                <text:p>0.250229</text:p>
              </table:table-cell>
              <table:table-cell office:value-type="float" office:value="0.0070538893">
                <text:p>0.0070538893</text:p>
              </table:table-cell>
              <table:table-cell office:value-type="float" office:value="0.0017634723">
                <text:p>0.001763472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5">
                <text:p>1005</text:p>
              </table:table-cell>
              <table:table-cell office:value-type="float" office:value="0.27850989">
                <text:p>0.27850989</text:p>
              </table:table-cell>
              <table:table-cell office:value-type="float" office:value="0.24772196">
                <text:p>0.24772196</text:p>
              </table:table-cell>
              <table:table-cell office:value-type="float" office:value="0.0084247645">
                <text:p>0.0084247645</text:p>
              </table:table-cell>
              <table:table-cell office:value-type="float" office:value="0.0021061911">
                <text:p>0.002106191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10">
                <text:p>1010</text:p>
              </table:table-cell>
              <table:table-cell office:value-type="float" office:value="0.27708232">
                <text:p>0.27708232</text:p>
              </table:table-cell>
              <table:table-cell office:value-type="float" office:value="0.2451051">
                <text:p>0.2451051</text:p>
              </table:table-cell>
              <table:table-cell office:value-type="float" office:value="0.009535757">
                <text:p>0.009535757</text:p>
              </table:table-cell>
              <table:table-cell office:value-type="float" office:value="0.0023839392">
                <text:p>0.002383939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15">
                <text:p>1015</text:p>
              </table:table-cell>
              <table:table-cell office:value-type="float" office:value="0.2757097">
                <text:p>0.2757097</text:p>
              </table:table-cell>
              <table:table-cell office:value-type="float" office:value="0.24263464">
                <text:p>0.24263464</text:p>
              </table:table-cell>
              <table:table-cell office:value-type="float" office:value="0.010650726">
                <text:p>0.010650726</text:p>
              </table:table-cell>
              <table:table-cell office:value-type="float" office:value="0.0026626815">
                <text:p>0.002662681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20">
                <text:p>1020</text:p>
              </table:table-cell>
              <table:table-cell office:value-type="float" office:value="0.27430958">
                <text:p>0.27430958</text:p>
              </table:table-cell>
              <table:table-cell office:value-type="float" office:value="0.2401001">
                <text:p>0.2401001</text:p>
              </table:table-cell>
              <table:table-cell office:value-type="float" office:value="0.013640882">
                <text:p>0.013640882</text:p>
              </table:table-cell>
              <table:table-cell office:value-type="float" office:value="0.0034102206">
                <text:p>0.003410220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25">
                <text:p>1025</text:p>
              </table:table-cell>
              <table:table-cell office:value-type="float" office:value="0.27295524">
                <text:p>0.27295524</text:p>
              </table:table-cell>
              <table:table-cell office:value-type="float" office:value="0.23765704">
                <text:p>0.23765704</text:p>
              </table:table-cell>
              <table:table-cell office:value-type="float" office:value="0.015309793">
                <text:p>0.015309793</text:p>
              </table:table-cell>
              <table:table-cell office:value-type="float" office:value="0.0038274482">
                <text:p>0.003827448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30">
                <text:p>1030</text:p>
              </table:table-cell>
              <table:table-cell office:value-type="float" office:value="0.271546">
                <text:p>0.271546</text:p>
              </table:table-cell>
              <table:table-cell office:value-type="float" office:value="0.23514985">
                <text:p>0.23514985</text:p>
              </table:table-cell>
              <table:table-cell office:value-type="float" office:value="0.016456854">
                <text:p>0.016456854</text:p>
              </table:table-cell>
              <table:table-cell office:value-type="float" office:value="0.0041142134">
                <text:p>0.004114213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35">
                <text:p>1035</text:p>
              </table:table-cell>
              <table:table-cell office:value-type="float" office:value="0.27016422">
                <text:p>0.27016422</text:p>
              </table:table-cell>
              <table:table-cell office:value-type="float" office:value="0.23275243">
                <text:p>0.23275243</text:p>
              </table:table-cell>
              <table:table-cell office:value-type="float" office:value="0.019476835">
                <text:p>0.019476835</text:p>
              </table:table-cell>
              <table:table-cell office:value-type="float" office:value="0.0048692087">
                <text:p>0.004869208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40">
                <text:p>1040</text:p>
              </table:table-cell>
              <table:table-cell office:value-type="float" office:value="0.2687824">
                <text:p>0.2687824</text:p>
              </table:table-cell>
              <table:table-cell office:value-type="float" office:value="0.23029092">
                <text:p>0.23029092</text:p>
              </table:table-cell>
              <table:table-cell office:value-type="float" office:value="0.021979019">
                <text:p>0.021979019</text:p>
              </table:table-cell>
              <table:table-cell office:value-type="float" office:value="0.0054947548">
                <text:p>0.005494754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45">
                <text:p>1045</text:p>
              </table:table-cell>
              <table:table-cell office:value-type="float" office:value="0.26740068">
                <text:p>0.26740068</text:p>
              </table:table-cell>
              <table:table-cell office:value-type="float" office:value="0.22786596">
                <text:p>0.22786596</text:p>
              </table:table-cell>
              <table:table-cell office:value-type="float" office:value="0.022359496">
                <text:p>0.022359496</text:p>
              </table:table-cell>
              <table:table-cell office:value-type="float" office:value="0.005589874">
                <text:p>0.00558987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50">
                <text:p>1050</text:p>
              </table:table-cell>
              <table:table-cell office:value-type="float" office:value="0.26604632">
                <text:p>0.26604632</text:p>
              </table:table-cell>
              <table:table-cell office:value-type="float" office:value="0.22538608">
                <text:p>0.22538608</text:p>
              </table:table-cell>
              <table:table-cell office:value-type="float" office:value="0.023540873">
                <text:p>0.023540873</text:p>
              </table:table-cell>
              <table:table-cell office:value-type="float" office:value="0.0058852183">
                <text:p>0.005885218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55">
                <text:p>1055</text:p>
              </table:table-cell>
              <table:table-cell office:value-type="float" office:value="0.264692">
                <text:p>0.264692</text:p>
              </table:table-cell>
              <table:table-cell office:value-type="float" office:value="0.22291534">
                <text:p>0.22291534</text:p>
              </table:table-cell>
              <table:table-cell office:value-type="float" office:value="0.024195109">
                <text:p>0.024195109</text:p>
              </table:table-cell>
              <table:table-cell office:value-type="float" office:value="0.006048777">
                <text:p>0.00604877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60">
                <text:p>1060</text:p>
              </table:table-cell>
              <table:table-cell office:value-type="float" office:value="0.26334682">
                <text:p>0.26334682</text:p>
              </table:table-cell>
              <table:table-cell office:value-type="float" office:value="0.22045374">
                <text:p>0.22045374</text:p>
              </table:table-cell>
              <table:table-cell office:value-type="float" office:value="0.024051808">
                <text:p>0.024051808</text:p>
              </table:table-cell>
              <table:table-cell office:value-type="float" office:value="0.006012952">
                <text:p>0.00601295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65">
                <text:p>1065</text:p>
              </table:table-cell>
              <table:table-cell office:value-type="float" office:value="0.26196507">
                <text:p>0.26196507</text:p>
              </table:table-cell>
              <table:table-cell office:value-type="float" office:value="0.21808363">
                <text:p>0.21808363</text:p>
              </table:table-cell>
              <table:table-cell office:value-type="float" office:value="0.024979414">
                <text:p>0.024979414</text:p>
              </table:table-cell>
              <table:table-cell office:value-type="float" office:value="0.0062448536">
                <text:p>0.006244853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70">
                <text:p>1070</text:p>
              </table:table-cell>
              <table:table-cell office:value-type="float" office:value="0.2606107">
                <text:p>0.2606107</text:p>
              </table:table-cell>
              <table:table-cell office:value-type="float" office:value="0.21569523">
                <text:p>0.21569523</text:p>
              </table:table-cell>
              <table:table-cell office:value-type="float" office:value="0.026176838">
                <text:p>0.026176838</text:p>
              </table:table-cell>
              <table:table-cell office:value-type="float" office:value="0.0065442096">
                <text:p>0.006544209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75">
                <text:p>1075</text:p>
              </table:table-cell>
              <table:table-cell office:value-type="float" office:value="0.25932047">
                <text:p>0.25932047</text:p>
              </table:table-cell>
              <table:table-cell office:value-type="float" office:value="0.2133892">
                <text:p>0.2133892</text:p>
              </table:table-cell>
              <table:table-cell office:value-type="float" office:value="0.026040211">
                <text:p>0.026040211</text:p>
              </table:table-cell>
              <table:table-cell office:value-type="float" office:value="0.006510053">
                <text:p>0.00651005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80">
                <text:p>1080</text:p>
              </table:table-cell>
              <table:table-cell office:value-type="float" office:value="0.25802106">
                <text:p>0.25802106</text:p>
              </table:table-cell>
              <table:table-cell office:value-type="float" office:value="0.21105571">
                <text:p>0.21105571</text:p>
              </table:table-cell>
              <table:table-cell office:value-type="float" office:value="0.025103828">
                <text:p>0.025103828</text:p>
              </table:table-cell>
              <table:table-cell office:value-type="float" office:value="0.006275957">
                <text:p>0.00627595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85">
                <text:p>1085</text:p>
              </table:table-cell>
              <table:table-cell office:value-type="float" office:value="0.25674912">
                <text:p>0.25674912</text:p>
              </table:table-cell>
              <table:table-cell office:value-type="float" office:value="0.2087223">
                <text:p>0.2087223</text:p>
              </table:table-cell>
              <table:table-cell office:value-type="float" office:value="0.023893844">
                <text:p>0.023893844</text:p>
              </table:table-cell>
              <table:table-cell office:value-type="float" office:value="0.005973461">
                <text:p>0.00597346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90">
                <text:p>1090</text:p>
              </table:table-cell>
              <table:table-cell office:value-type="float" office:value="0.25551373">
                <text:p>0.25551373</text:p>
              </table:table-cell>
              <table:table-cell office:value-type="float" office:value="0.20634314">
                <text:p>0.20634314</text:p>
              </table:table-cell>
              <table:table-cell office:value-type="float" office:value="0.023208804">
                <text:p>0.023208804</text:p>
              </table:table-cell>
              <table:table-cell office:value-type="float" office:value="0.005802201">
                <text:p>0.00580220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95">
                <text:p>1095</text:p>
              </table:table-cell>
              <table:table-cell office:value-type="float" office:value="0.25428748">
                <text:p>0.25428748</text:p>
              </table:table-cell>
              <table:table-cell office:value-type="float" office:value="0.20394574">
                <text:p>0.20394574</text:p>
              </table:table-cell>
              <table:table-cell office:value-type="float" office:value="0.0211859">
                <text:p>0.0211859</text:p>
              </table:table-cell>
              <table:table-cell office:value-type="float" office:value="0.005296475">
                <text:p>0.00529647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100">
                <text:p>1100</text:p>
              </table:table-cell>
              <table:table-cell office:value-type="float" office:value="0.2530247">
                <text:p>0.2530247</text:p>
              </table:table-cell>
              <table:table-cell office:value-type="float" office:value="0.20162164">
                <text:p>0.20162164</text:p>
              </table:table-cell>
              <table:table-cell office:value-type="float" office:value="0.020224135">
                <text:p>0.020224135</text:p>
              </table:table-cell>
              <table:table-cell office:value-type="float" office:value="0.005056034">
                <text:p>0.00505603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05">
                <text:p>1105</text:p>
              </table:table-cell>
              <table:table-cell office:value-type="float" office:value="0.25176185">
                <text:p>0.25176185</text:p>
              </table:table-cell>
              <table:table-cell office:value-type="float" office:value="0.19934332">
                <text:p>0.19934332</text:p>
              </table:table-cell>
              <table:table-cell office:value-type="float" office:value="0.019258065">
                <text:p>0.019258065</text:p>
              </table:table-cell>
              <table:table-cell office:value-type="float" office:value="0.0048145163">
                <text:p>0.004814516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10">
                <text:p>1110</text:p>
              </table:table-cell>
              <table:table-cell office:value-type="float" office:value="0.2505082">
                <text:p>0.2505082</text:p>
              </table:table-cell>
              <table:table-cell office:value-type="float" office:value="0.19712913">
                <text:p>0.19712913</text:p>
              </table:table-cell>
              <table:table-cell office:value-type="float" office:value="0.01855381">
                <text:p>0.01855381</text:p>
              </table:table-cell>
              <table:table-cell office:value-type="float" office:value="0.0046384525">
                <text:p>0.004638452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15">
                <text:p>1115</text:p>
              </table:table-cell>
              <table:table-cell office:value-type="float" office:value="0.2492545">
                <text:p>0.2492545</text:p>
              </table:table-cell>
              <table:table-cell office:value-type="float" office:value="0.19488753">
                <text:p>0.19488753</text:p>
              </table:table-cell>
              <table:table-cell office:value-type="float" office:value="0.01784649">
                <text:p>0.01784649</text:p>
              </table:table-cell>
              <table:table-cell office:value-type="float" office:value="0.0044616223">
                <text:p>0.004461622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20">
                <text:p>1120</text:p>
              </table:table-cell>
              <table:table-cell office:value-type="float" office:value="0.24800998">
                <text:p>0.24800998</text:p>
              </table:table-cell>
              <table:table-cell office:value-type="float" office:value="0.19275582">
                <text:p>0.19275582</text:p>
              </table:table-cell>
              <table:table-cell office:value-type="float" office:value="0.015801014">
                <text:p>0.015801014</text:p>
              </table:table-cell>
              <table:table-cell office:value-type="float" office:value="0.0039502536">
                <text:p>0.003950253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25">
                <text:p>1125</text:p>
              </table:table-cell>
              <table:table-cell office:value-type="float" office:value="0.24677461">
                <text:p>0.24677461</text:p>
              </table:table-cell>
              <table:table-cell office:value-type="float" office:value="0.19066073">
                <text:p>0.19066073</text:p>
              </table:table-cell>
              <table:table-cell office:value-type="float" office:value="0.014545729">
                <text:p>0.014545729</text:p>
              </table:table-cell>
              <table:table-cell office:value-type="float" office:value="0.0036364323">
                <text:p>0.003636432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30">
                <text:p>1130</text:p>
              </table:table-cell>
              <table:table-cell office:value-type="float" office:value="0.2455667">
                <text:p>0.2455667</text:p>
              </table:table-cell>
              <table:table-cell office:value-type="float" office:value="0.18858397">
                <text:p>0.18858397</text:p>
              </table:table-cell>
              <table:table-cell office:value-type="float" office:value="0.0124823535">
                <text:p>0.0124823535</text:p>
              </table:table-cell>
              <table:table-cell office:value-type="float" office:value="0.0031205884">
                <text:p>0.003120588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35">
                <text:p>1135</text:p>
              </table:table-cell>
              <table:table-cell office:value-type="float" office:value="0.24434048">
                <text:p>0.24434048</text:p>
              </table:table-cell>
              <table:table-cell office:value-type="float" office:value="0.18654379">
                <text:p>0.18654379</text:p>
              </table:table-cell>
              <table:table-cell office:value-type="float" office:value="0.010409966">
                <text:p>0.010409966</text:p>
              </table:table-cell>
              <table:table-cell office:value-type="float" office:value="0.0026024915">
                <text:p>0.002602491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40">
                <text:p>1140</text:p>
              </table:table-cell>
              <table:table-cell office:value-type="float" office:value="0.24313256">
                <text:p>0.24313256</text:p>
              </table:table-cell>
              <table:table-cell office:value-type="float" office:value="0.1844396">
                <text:p>0.1844396</text:p>
              </table:table-cell>
              <table:table-cell office:value-type="float" office:value="0.008860451">
                <text:p>0.008860451</text:p>
              </table:table-cell>
              <table:table-cell office:value-type="float" office:value="0.0022151128">
                <text:p>0.002215112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45">
                <text:p>1145</text:p>
              </table:table-cell>
              <table:table-cell office:value-type="float" office:value="0.24196124">
                <text:p>0.24196124</text:p>
              </table:table-cell>
              <table:table-cell office:value-type="float" office:value="0.18239024">
                <text:p>0.18239024</text:p>
              </table:table-cell>
              <table:table-cell office:value-type="float" office:value="0.008369633">
                <text:p>0.008369633</text:p>
              </table:table-cell>
              <table:table-cell office:value-type="float" office:value="0.0020924082">
                <text:p>0.002092408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50">
                <text:p>1150</text:p>
              </table:table-cell>
              <table:table-cell office:value-type="float" office:value="0.24078992">
                <text:p>0.24078992</text:p>
              </table:table-cell>
              <table:table-cell office:value-type="float" office:value="0.1803317">
                <text:p>0.1803317</text:p>
              </table:table-cell>
              <table:table-cell office:value-type="float" office:value="0.00787663">
                <text:p>0.00787663</text:p>
              </table:table-cell>
              <table:table-cell office:value-type="float" office:value="0.0019691575">
                <text:p>0.001969157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55">
                <text:p>1155</text:p>
              </table:table-cell>
              <table:table-cell office:value-type="float" office:value="0.23962775">
                <text:p>0.23962775</text:p>
              </table:table-cell>
              <table:table-cell office:value-type="float" office:value="0.17828235">
                <text:p>0.17828235</text:p>
              </table:table-cell>
              <table:table-cell office:value-type="float" office:value="0.007114262">
                <text:p>0.007114262</text:p>
              </table:table-cell>
              <table:table-cell office:value-type="float" office:value="0.0017785655">
                <text:p>0.001778565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60">
                <text:p>1160</text:p>
              </table:table-cell>
              <table:table-cell office:value-type="float" office:value="0.23847473">
                <text:p>0.23847473</text:p>
              </table:table-cell>
              <table:table-cell office:value-type="float" office:value="0.17617807">
                <text:p>0.17617807</text:p>
              </table:table-cell>
              <table:table-cell office:value-type="float" office:value="0.006081241">
                <text:p>0.006081241</text:p>
              </table:table-cell>
              <table:table-cell office:value-type="float" office:value="0.0015203103">
                <text:p>0.001520310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65">
                <text:p>1165</text:p>
              </table:table-cell>
              <table:table-cell office:value-type="float" office:value="0.2373217">
                <text:p>0.2373217</text:p>
              </table:table-cell>
              <table:table-cell office:value-type="float" office:value="0.17417444">
                <text:p>0.17417444</text:p>
              </table:table-cell>
              <table:table-cell office:value-type="float" office:value="0.0055770716">
                <text:p>0.0055770716</text:p>
              </table:table-cell>
              <table:table-cell office:value-type="float" office:value="0.0013942679">
                <text:p>0.001394267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70">
                <text:p>1170</text:p>
              </table:table-cell>
              <table:table-cell office:value-type="float" office:value="0.23615038">
                <text:p>0.23615038</text:p>
              </table:table-cell>
              <table:table-cell office:value-type="float" office:value="0.17216164">
                <text:p>0.17216164</text:p>
              </table:table-cell>
              <table:table-cell office:value-type="float" office:value="0.0050709923">
                <text:p>0.0050709923</text:p>
              </table:table-cell>
              <table:table-cell office:value-type="float" office:value="0.0012677481">
                <text:p>0.001267748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75">
                <text:p>1175</text:p>
              </table:table-cell>
              <table:table-cell office:value-type="float" office:value="0.23496076">
                <text:p>0.23496076</text:p>
              </table:table-cell>
              <table:table-cell office:value-type="float" office:value="0.1701122">
                <text:p>0.1701122</text:p>
              </table:table-cell>
              <table:table-cell office:value-type="float" office:value="0.004029128">
                <text:p>0.004029128</text:p>
              </table:table-cell>
              <table:table-cell office:value-type="float" office:value="0.001007282">
                <text:p>0.00100728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80">
                <text:p>1180</text:p>
              </table:table-cell>
              <table:table-cell office:value-type="float" office:value="0.23375285">
                <text:p>0.23375285</text:p>
              </table:table-cell>
              <table:table-cell office:value-type="float" office:value="0.16805357">
                <text:p>0.16805357</text:p>
              </table:table-cell>
              <table:table-cell office:value-type="float" office:value="0.004049949">
                <text:p>0.004049949</text:p>
              </table:table-cell>
              <table:table-cell office:value-type="float" office:value="0.0010124872">
                <text:p>0.001012487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85">
                <text:p>1185</text:p>
              </table:table-cell>
              <table:table-cell office:value-type="float" office:value="0.23251745">
                <text:p>0.23251745</text:p>
              </table:table-cell>
              <table:table-cell office:value-type="float" office:value="0.1659857">
                <text:p>0.1659857</text:p>
              </table:table-cell>
              <table:table-cell office:value-type="float" office:value="0.004872221">
                <text:p>0.004872221</text:p>
              </table:table-cell>
              <table:table-cell office:value-type="float" office:value="0.0012180553">
                <text:p>0.001218055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90">
                <text:p>1190</text:p>
              </table:table-cell>
              <table:table-cell office:value-type="float" office:value="0.23131868">
                <text:p>0.23131868</text:p>
              </table:table-cell>
              <table:table-cell office:value-type="float" office:value="0.16392696">
                <text:p>0.16392696</text:p>
              </table:table-cell>
              <table:table-cell office:value-type="float" office:value="0.0040967683">
                <text:p>0.0040967683</text:p>
              </table:table-cell>
              <table:table-cell office:value-type="float" office:value="0.0010241921">
                <text:p>0.001024192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95">
                <text:p>1195</text:p>
              </table:table-cell>
              <table:table-cell office:value-type="float" office:value="0.23016566">
                <text:p>0.23016566</text:p>
              </table:table-cell>
              <table:table-cell office:value-type="float" office:value="0.16189559">
                <text:p>0.16189559</text:p>
              </table:table-cell>
              <table:table-cell office:value-type="float" office:value="0.0019822693">
                <text:p>0.0019822693</text:p>
              </table:table-cell>
              <table:table-cell office:value-type="float" office:value="0.00049556734">
                <text:p>0.0004955673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200">
                <text:p>1200</text:p>
              </table:table-cell>
              <table:table-cell office:value-type="float" office:value="0.22903094">
                <text:p>0.22903094</text:p>
              </table:table-cell>
              <table:table-cell office:value-type="float" office:value="0.1599008">
                <text:p>0.1599008</text:p>
              </table:table-cell>
              <table:table-cell office:value-type="float" office:value="0.00039086805">
                <text:p>0.00039086805</text:p>
              </table:table-cell>
              <table:table-cell office:value-type="float" office:value="0.00009771701">
                <text:p>0.0000977170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205">
                <text:p>1205</text:p>
              </table:table-cell>
              <table:table-cell office:value-type="float" office:value="0.22789621">
                <text:p>0.22789621</text:p>
              </table:table-cell>
              <table:table-cell office:value-type="float" office:value="0.15787852">
                <text:p>0.15787852</text:p>
              </table:table-cell>
              <table:table-cell office:value-type="float" office:value="-0.0012084278">
                <text:p>-0.0012084278</text:p>
              </table:table-cell>
              <table:table-cell office:value-type="float" office:value="-0.00030210696">
                <text:p>-0.0003021069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10">
                <text:p>1210</text:p>
              </table:table-cell>
              <table:table-cell office:value-type="float" office:value="0.22676149">
                <text:p>0.22676149</text:p>
              </table:table-cell>
              <table:table-cell office:value-type="float" office:value="0.15596601">
                <text:p>0.15596601</text:p>
              </table:table-cell>
              <table:table-cell office:value-type="float" office:value="-0.0028157367">
                <text:p>-0.0028157367</text:p>
              </table:table-cell>
              <table:table-cell office:value-type="float" office:value="-0.0007039342">
                <text:p>-0.000703934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15">
                <text:p>1215</text:p>
              </table:table-cell>
              <table:table-cell office:value-type="float" office:value="0.22566336">
                <text:p>0.22566336</text:p>
              </table:table-cell>
              <table:table-cell office:value-type="float" office:value="0.15400773">
                <text:p>0.15400773</text:p>
              </table:table-cell>
              <table:table-cell office:value-type="float" office:value="-0.004964308">
                <text:p>-0.004964308</text:p>
              </table:table-cell>
              <table:table-cell office:value-type="float" office:value="-0.001241077">
                <text:p>-0.00124107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20">
                <text:p>1220</text:p>
              </table:table-cell>
              <table:table-cell office:value-type="float" office:value="0.22461101">
                <text:p>0.22461101</text:p>
              </table:table-cell>
              <table:table-cell office:value-type="float" office:value="0.15202199">
                <text:p>0.15202199</text:p>
              </table:table-cell>
              <table:table-cell office:value-type="float" office:value="-0.0073890784">
                <text:p>-0.0073890784</text:p>
              </table:table-cell>
              <table:table-cell office:value-type="float" office:value="-0.0018472696">
                <text:p>-0.001847269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25">
                <text:p>1225</text:p>
              </table:table-cell>
              <table:table-cell office:value-type="float" office:value="0.22352204">
                <text:p>0.22352204</text:p>
              </table:table-cell>
              <table:table-cell office:value-type="float" office:value="0.14997217">
                <text:p>0.14997217</text:p>
              </table:table-cell>
              <table:table-cell office:value-type="float" office:value="-0.008759374">
                <text:p>-0.008759374</text:p>
              </table:table-cell>
              <table:table-cell office:value-type="float" office:value="-0.0021898434">
                <text:p>-0.002189843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30">
                <text:p>1230</text:p>
              </table:table-cell>
              <table:table-cell office:value-type="float" office:value="0.22237816">
                <text:p>0.22237816</text:p>
              </table:table-cell>
              <table:table-cell office:value-type="float" office:value="0.14796811">
                <text:p>0.14796811</text:p>
              </table:table-cell>
              <table:table-cell office:value-type="float" office:value="-0.009071326">
                <text:p>-0.009071326</text:p>
              </table:table-cell>
              <table:table-cell office:value-type="float" office:value="-0.0022678315">
                <text:p>-0.002267831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35">
                <text:p>1235</text:p>
              </table:table-cell>
              <table:table-cell office:value-type="float" office:value="0.22122514">
                <text:p>0.22122514</text:p>
              </table:table-cell>
              <table:table-cell office:value-type="float" office:value="0.14600979">
                <text:p>0.14600979</text:p>
              </table:table-cell>
              <table:table-cell office:value-type="float" office:value="-0.009652415">
                <text:p>-0.009652415</text:p>
              </table:table-cell>
              <table:table-cell office:value-type="float" office:value="-0.0024131038">
                <text:p>-0.002413103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40">
                <text:p>1240</text:p>
              </table:table-cell>
              <table:table-cell office:value-type="float" office:value="0.22012702">
                <text:p>0.22012702</text:p>
              </table:table-cell>
              <table:table-cell office:value-type="float" office:value="0.14406063">
                <text:p>0.14406063</text:p>
              </table:table-cell>
              <table:table-cell office:value-type="float" office:value="-0.010768067">
                <text:p>-0.010768067</text:p>
              </table:table-cell>
              <table:table-cell office:value-type="float" office:value="-0.0026920168">
                <text:p>-0.002692016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45">
                <text:p>1245</text:p>
              </table:table-cell>
              <table:table-cell office:value-type="float" office:value="0.21903804">
                <text:p>0.21903804</text:p>
              </table:table-cell>
              <table:table-cell office:value-type="float" office:value="0.1420932">
                <text:p>0.1420932</text:p>
              </table:table-cell>
              <table:table-cell office:value-type="float" office:value="-0.012155965">
                <text:p>-0.012155965</text:p>
              </table:table-cell>
              <table:table-cell office:value-type="float" office:value="-0.0030389912">
                <text:p>-0.003038991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50">
                <text:p>1250</text:p>
              </table:table-cell>
              <table:table-cell office:value-type="float" office:value="0.21796739">
                <text:p>0.21796739</text:p>
              </table:table-cell>
              <table:table-cell office:value-type="float" office:value="0.14022642">
                <text:p>0.14022642</text:p>
              </table:table-cell>
              <table:table-cell office:value-type="float" office:value="-0.01301627">
                <text:p>-0.01301627</text:p>
              </table:table-cell>
              <table:table-cell office:value-type="float" office:value="-0.0032540674">
                <text:p>-0.003254067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255">
                <text:p>1255</text:p>
              </table:table-cell>
              <table:table-cell office:value-type="float" office:value="0.21686926">
                <text:p>0.21686926</text:p>
              </table:table-cell>
              <table:table-cell office:value-type="float" office:value="0.13836886">
                <text:p>0.13836886</text:p>
              </table:table-cell>
              <table:table-cell office:value-type="float" office:value="-0.013082177">
                <text:p>-0.013082177</text:p>
              </table:table-cell>
              <table:table-cell office:value-type="float" office:value="-0.0032705443">
                <text:p>-0.003270544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260">
                <text:p>1260</text:p>
              </table:table-cell>
              <table:table-cell office:value-type="float" office:value="0.21578944">
                <text:p>0.21578944</text:p>
              </table:table-cell>
              <table:table-cell office:value-type="float" office:value="0.13652964">
                <text:p>0.13652964</text:p>
              </table:table-cell>
              <table:table-cell office:value-type="float" office:value="-0.012613886">
                <text:p>-0.012613886</text:p>
              </table:table-cell>
              <table:table-cell office:value-type="float" office:value="-0.0031534715">
                <text:p>-0.003153471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65">
                <text:p>1265</text:p>
              </table:table-cell>
              <table:table-cell office:value-type="float" office:value="0.21473709">
                <text:p>0.21473709</text:p>
              </table:table-cell>
              <table:table-cell office:value-type="float" office:value="0.13467218">
                <text:p>0.13467218</text:p>
              </table:table-cell>
              <table:table-cell office:value-type="float" office:value="-0.012942567">
                <text:p>-0.012942567</text:p>
              </table:table-cell>
              <table:table-cell office:value-type="float" office:value="-0.0032356416">
                <text:p>-0.003235641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70">
                <text:p>1270</text:p>
              </table:table-cell>
              <table:table-cell office:value-type="float" office:value="0.21364811">
                <text:p>0.21364811</text:p>
              </table:table-cell>
              <table:table-cell office:value-type="float" office:value="0.13287885">
                <text:p>0.13287885</text:p>
              </table:table-cell>
              <table:table-cell office:value-type="float" office:value="-0.011674088">
                <text:p>-0.011674088</text:p>
              </table:table-cell>
              <table:table-cell office:value-type="float" office:value="-0.002918522">
                <text:p>-0.00291852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75">
                <text:p>1275</text:p>
              </table:table-cell>
              <table:table-cell office:value-type="float" office:value="0.21254998">
                <text:p>0.21254998</text:p>
              </table:table-cell>
              <table:table-cell office:value-type="float" office:value="0.13099404">
                <text:p>0.13099404</text:p>
              </table:table-cell>
              <table:table-cell office:value-type="float" office:value="-0.010133009">
                <text:p>-0.010133009</text:p>
              </table:table-cell>
              <table:table-cell office:value-type="float" office:value="-0.0025332524">
                <text:p>-0.002533252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80">
                <text:p>1280</text:p>
              </table:table-cell>
              <table:table-cell office:value-type="float" office:value="0.2114793">
                <text:p>0.2114793</text:p>
              </table:table-cell>
              <table:table-cell office:value-type="float" office:value="0.12920994">
                <text:p>0.12920994</text:p>
              </table:table-cell>
              <table:table-cell office:value-type="float" office:value="-0.009917426">
                <text:p>-0.009917426</text:p>
              </table:table-cell>
              <table:table-cell office:value-type="float" office:value="-0.0024793565">
                <text:p>-0.002479356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285">
                <text:p>1285</text:p>
              </table:table-cell>
              <table:table-cell office:value-type="float" office:value="0.2104727">
                <text:p>0.2104727</text:p>
              </table:table-cell>
              <table:table-cell office:value-type="float" office:value="0.1273984">
                <text:p>0.1273984</text:p>
              </table:table-cell>
              <table:table-cell office:value-type="float" office:value="-0.010498552">
                <text:p>-0.010498552</text:p>
              </table:table-cell>
              <table:table-cell office:value-type="float" office:value="-0.002624638">
                <text:p>-0.00262463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290">
                <text:p>1290</text:p>
              </table:table-cell>
              <table:table-cell office:value-type="float" office:value="0.20943865">
                <text:p>0.20943865</text:p>
              </table:table-cell>
              <table:table-cell office:value-type="float" office:value="0.12561435">
                <text:p>0.12561435</text:p>
              </table:table-cell>
              <table:table-cell office:value-type="float" office:value="-0.010283519">
                <text:p>-0.010283519</text:p>
              </table:table-cell>
              <table:table-cell office:value-type="float" office:value="-0.0025708796">
                <text:p>-0.002570879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95">
                <text:p>1295</text:p>
              </table:table-cell>
              <table:table-cell office:value-type="float" office:value="0.2083863">
                <text:p>0.2083863</text:p>
              </table:table-cell>
              <table:table-cell office:value-type="float" office:value="0.12386691">
                <text:p>0.12386691</text:p>
              </table:table-cell>
              <table:table-cell office:value-type="float" office:value="-0.009001035">
                <text:p>-0.009001035</text:p>
              </table:table-cell>
              <table:table-cell office:value-type="float" office:value="-0.0022502588">
                <text:p>-0.002250258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300">
                <text:p>1300</text:p>
              </table:table-cell>
              <table:table-cell office:value-type="float" office:value="0.2073431">
                <text:p>0.2073431</text:p>
              </table:table-cell>
              <table:table-cell office:value-type="float" office:value="0.12217436">
                <text:p>0.12217436</text:p>
              </table:table-cell>
              <table:table-cell office:value-type="float" office:value="-0.0079788">
                <text:p>-0.0079788</text:p>
              </table:table-cell>
              <table:table-cell office:value-type="float" office:value="-0.0019947">
                <text:p>-0.001994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305">
                <text:p>1305</text:p>
              </table:table-cell>
              <table:table-cell office:value-type="float" office:value="0.2063548">
                <text:p>0.2063548</text:p>
              </table:table-cell>
              <table:table-cell office:value-type="float" office:value="0.12047267">
                <text:p>0.12047267</text:p>
              </table:table-cell>
              <table:table-cell office:value-type="float" office:value="-0.009084407">
                <text:p>-0.009084407</text:p>
              </table:table-cell>
              <table:table-cell office:value-type="float" office:value="-0.0022711018">
                <text:p>-0.002271101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10">
                <text:p>1310</text:p>
              </table:table-cell>
              <table:table-cell office:value-type="float" office:value="0.20537564">
                <text:p>0.20537564</text:p>
              </table:table-cell>
              <table:table-cell office:value-type="float" office:value="0.11873436">
                <text:p>0.11873436</text:p>
              </table:table-cell>
              <table:table-cell office:value-type="float" office:value="-0.009394564">
                <text:p>-0.009394564</text:p>
              </table:table-cell>
              <table:table-cell office:value-type="float" office:value="-0.002348641">
                <text:p>-0.00234864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315">
                <text:p>1315</text:p>
              </table:table-cell>
              <table:table-cell office:value-type="float" office:value="0.2043416">
                <text:p>0.2043416</text:p>
              </table:table-cell>
              <table:table-cell office:value-type="float" office:value="0.11699604">
                <text:p>0.11699604</text:p>
              </table:table-cell>
              <table:table-cell office:value-type="float" office:value="-0.008107682">
                <text:p>-0.008107682</text:p>
              </table:table-cell>
              <table:table-cell office:value-type="float" office:value="-0.0020269204">
                <text:p>-0.002026920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320">
                <text:p>1320</text:p>
              </table:table-cell>
              <table:table-cell office:value-type="float" office:value="0.20326176">
                <text:p>0.20326176</text:p>
              </table:table-cell>
              <table:table-cell office:value-type="float" office:value="0.115248516">
                <text:p>0.115248516</text:p>
              </table:table-cell>
              <table:table-cell office:value-type="float" office:value="-0.0060154092">
                <text:p>-0.0060154092</text:p>
              </table:table-cell>
              <table:table-cell office:value-type="float" office:value="-0.0015038523">
                <text:p>-0.001503852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325">
                <text:p>1325</text:p>
              </table:table-cell>
              <table:table-cell office:value-type="float" office:value="0.20223686">
                <text:p>0.20223686</text:p>
              </table:table-cell>
              <table:table-cell office:value-type="float" office:value="0.11361076">
                <text:p>0.11361076</text:p>
              </table:table-cell>
              <table:table-cell office:value-type="float" office:value="-0.004978352">
                <text:p>-0.004978352</text:p>
              </table:table-cell>
              <table:table-cell office:value-type="float" office:value="-0.001244588">
                <text:p>-0.00124458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330">
                <text:p>1330</text:p>
              </table:table-cell>
              <table:table-cell office:value-type="float" office:value="0.20124856">
                <text:p>0.20124856</text:p>
              </table:table-cell>
              <table:table-cell office:value-type="float" office:value="0.11200954">
                <text:p>0.11200954</text:p>
              </table:table-cell>
              <table:table-cell office:value-type="float" office:value="-0.0050028004">
                <text:p>-0.0050028004</text:p>
              </table:table-cell>
              <table:table-cell office:value-type="float" office:value="-0.0012507001">
                <text:p>-0.001250700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335">
                <text:p>1335</text:p>
              </table:table-cell>
              <table:table-cell office:value-type="float" office:value="0.20024195">
                <text:p>0.20024195</text:p>
              </table:table-cell>
              <table:table-cell office:value-type="float" office:value="0.11036255">
                <text:p>0.11036255</text:p>
              </table:table-cell>
              <table:table-cell office:value-type="float" office:value="-0.0028929089">
                <text:p>-0.0028929089</text:p>
              </table:table-cell>
              <table:table-cell office:value-type="float" office:value="-0.0007232272">
                <text:p>-0.000723227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40">
                <text:p>1340</text:p>
              </table:table-cell>
              <table:table-cell office:value-type="float" office:value="0.19921705">
                <text:p>0.19921705</text:p>
              </table:table-cell>
              <table:table-cell office:value-type="float" office:value="0.108779535">
                <text:p>0.108779535</text:p>
              </table:table-cell>
              <table:table-cell office:value-type="float" office:value="0.00029495673">
                <text:p>0.00029495673</text:p>
              </table:table-cell>
              <table:table-cell office:value-type="float" office:value="0.00007373918">
                <text:p>0.0000737391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345">
                <text:p>1345</text:p>
              </table:table-cell>
              <table:table-cell office:value-type="float" office:value="0.1982379">
                <text:p>0.1982379</text:p>
              </table:table-cell>
              <table:table-cell office:value-type="float" office:value="0.10723309">
                <text:p>0.10723309</text:p>
              </table:table-cell>
              <table:table-cell office:value-type="float" office:value="0.0037657018">
                <text:p>0.0037657018</text:p>
              </table:table-cell>
              <table:table-cell office:value-type="float" office:value="0.00094142545">
                <text:p>0.0009414254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350">
                <text:p>1350</text:p>
              </table:table-cell>
              <table:table-cell office:value-type="float" office:value="0.1972862">
                <text:p>0.1972862</text:p>
              </table:table-cell>
              <table:table-cell office:value-type="float" office:value="0.10558597">
                <text:p>0.10558597</text:p>
              </table:table-cell>
              <table:table-cell office:value-type="float" office:value="0.005918692">
                <text:p>0.005918692</text:p>
              </table:table-cell>
              <table:table-cell office:value-type="float" office:value="0.001479673">
                <text:p>0.00147967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355">
                <text:p>1355</text:p>
              </table:table-cell>
              <table:table-cell office:value-type="float" office:value="0.19632533">
                <text:p>0.19632533</text:p>
              </table:table-cell>
              <table:table-cell office:value-type="float" office:value="0.10393882">
                <text:p>0.10393882</text:p>
              </table:table-cell>
              <table:table-cell office:value-type="float" office:value="0.0083494205">
                <text:p>0.0083494205</text:p>
              </table:table-cell>
              <table:table-cell office:value-type="float" office:value="0.0020873551">
                <text:p>0.002087355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60">
                <text:p>1360</text:p>
              </table:table-cell>
              <table:table-cell office:value-type="float" office:value="0.1953279">
                <text:p>0.1953279</text:p>
              </table:table-cell>
              <table:table-cell office:value-type="float" office:value="0.102355696">
                <text:p>0.102355696</text:p>
              </table:table-cell>
              <table:table-cell office:value-type="float" office:value="0.011861636">
                <text:p>0.011861636</text:p>
              </table:table-cell>
              <table:table-cell office:value-type="float" office:value="0.002965409">
                <text:p>0.00296540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365">
                <text:p>1365</text:p>
              </table:table-cell>
              <table:table-cell office:value-type="float" office:value="0.19426638">
                <text:p>0.19426638</text:p>
              </table:table-cell>
              <table:table-cell office:value-type="float" office:value="0.10081834">
                <text:p>0.10081834</text:p>
              </table:table-cell>
              <table:table-cell office:value-type="float" office:value="0.015663587">
                <text:p>0.015663587</text:p>
              </table:table-cell>
              <table:table-cell office:value-type="float" office:value="0.0039158966">
                <text:p>0.003915896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70">
                <text:p>1370</text:p>
              </table:table-cell>
              <table:table-cell office:value-type="float" office:value="0.19328722">
                <text:p>0.19328722</text:p>
              </table:table-cell>
              <table:table-cell office:value-type="float" office:value="0.09921693">
                <text:p>0.09921693</text:p>
              </table:table-cell>
              <table:table-cell office:value-type="float" office:value="0.01707736">
                <text:p>0.01707736</text:p>
              </table:table-cell>
              <table:table-cell office:value-type="float" office:value="0.00426934">
                <text:p>0.0042693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375">
                <text:p>1375</text:p>
              </table:table-cell>
              <table:table-cell office:value-type="float" office:value="0.19235384">
                <text:p>0.19235384</text:p>
              </table:table-cell>
              <table:table-cell office:value-type="float" office:value="0.09761552">
                <text:p>0.09761552</text:p>
              </table:table-cell>
              <table:table-cell office:value-type="float" office:value="0.01716023">
                <text:p>0.01716023</text:p>
              </table:table-cell>
              <table:table-cell office:value-type="float" office:value="0.0042900573">
                <text:p>0.004290057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380">
                <text:p>1380</text:p>
              </table:table-cell>
              <table:table-cell office:value-type="float" office:value="0.19140214">
                <text:p>0.19140214</text:p>
              </table:table-cell>
              <table:table-cell office:value-type="float" office:value="0.09610564">
                <text:p>0.09610564</text:p>
              </table:table-cell>
              <table:table-cell office:value-type="float" office:value="0.0177793">
                <text:p>0.0177793</text:p>
              </table:table-cell>
              <table:table-cell office:value-type="float" office:value="0.004444825">
                <text:p>0.00444482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385">
                <text:p>1385</text:p>
              </table:table-cell>
              <table:table-cell office:value-type="float" office:value="0.19040468">
                <text:p>0.19040468</text:p>
              </table:table-cell>
              <table:table-cell office:value-type="float" office:value="0.0945592">
                <text:p>0.0945592</text:p>
              </table:table-cell>
              <table:table-cell office:value-type="float" office:value="0.020274611">
                <text:p>0.020274611</text:p>
              </table:table-cell>
              <table:table-cell office:value-type="float" office:value="0.005068653">
                <text:p>0.00506865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390">
                <text:p>1390</text:p>
              </table:table-cell>
              <table:table-cell office:value-type="float" office:value="0.18943468">
                <text:p>0.18943468</text:p>
              </table:table-cell>
              <table:table-cell office:value-type="float" office:value="0.09293044">
                <text:p>0.09293044</text:p>
              </table:table-cell>
              <table:table-cell office:value-type="float" office:value="0.021445999">
                <text:p>0.021445999</text:p>
              </table:table-cell>
              <table:table-cell office:value-type="float" office:value="0.0053614997">
                <text:p>0.005361499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395">
                <text:p>1395</text:p>
              </table:table-cell>
              <table:table-cell office:value-type="float" office:value="0.18851045">
                <text:p>0.18851045</text:p>
              </table:table-cell>
              <table:table-cell office:value-type="float" office:value="0.091356635">
                <text:p>0.091356635</text:p>
              </table:table-cell>
              <table:table-cell office:value-type="float" office:value="0.02181801">
                <text:p>0.02181801</text:p>
              </table:table-cell>
              <table:table-cell office:value-type="float" office:value="0.0054545025">
                <text:p>0.005454502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400">
                <text:p>1400</text:p>
              </table:table-cell>
              <table:table-cell office:value-type="float" office:value="0.18761367">
                <text:p>0.18761367</text:p>
              </table:table-cell>
              <table:table-cell office:value-type="float" office:value="0.08987439">
                <text:p>0.08987439</text:p>
              </table:table-cell>
              <table:table-cell office:value-type="float" office:value="0.021388605">
                <text:p>0.021388605</text:p>
              </table:table-cell>
              <table:table-cell office:value-type="float" office:value="0.0053471513">
                <text:p>0.005347151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05">
                <text:p>1405</text:p>
              </table:table-cell>
              <table:table-cell office:value-type="float" office:value="0.18669859">
                <text:p>0.18669859</text:p>
              </table:table-cell>
              <table:table-cell office:value-type="float" office:value="0.088392176">
                <text:p>0.088392176</text:p>
              </table:table-cell>
              <table:table-cell office:value-type="float" office:value="0.02149344">
                <text:p>0.02149344</text:p>
              </table:table-cell>
              <table:table-cell office:value-type="float" office:value="0.00537336">
                <text:p>0.0053733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10">
                <text:p>1410</text:p>
              </table:table-cell>
              <table:table-cell office:value-type="float" office:value="0.18577436">
                <text:p>0.18577436</text:p>
              </table:table-cell>
              <table:table-cell office:value-type="float" office:value="0.08685512">
                <text:p>0.08685512</text:p>
              </table:table-cell>
              <table:table-cell office:value-type="float" office:value="0.021867245">
                <text:p>0.021867245</text:p>
              </table:table-cell>
              <table:table-cell office:value-type="float" office:value="0.0054668114">
                <text:p>0.005466811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15">
                <text:p>1415</text:p>
              </table:table-cell>
              <table:table-cell office:value-type="float" office:value="0.18485928">
                <text:p>0.18485928</text:p>
              </table:table-cell>
              <table:table-cell office:value-type="float" office:value="0.08541876">
                <text:p>0.08541876</text:p>
              </table:table-cell>
              <table:table-cell office:value-type="float" office:value="0.021975495">
                <text:p>0.021975495</text:p>
              </table:table-cell>
              <table:table-cell office:value-type="float" office:value="0.0054938737">
                <text:p>0.005493873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20">
                <text:p>1420</text:p>
              </table:table-cell>
              <table:table-cell office:value-type="float" office:value="0.18399909">
                <text:p>0.18399909</text:p>
              </table:table-cell>
              <table:table-cell office:value-type="float" office:value="0.08405563">
                <text:p>0.08405563</text:p>
              </table:table-cell>
              <table:table-cell office:value-type="float" office:value="0.019409897">
                <text:p>0.019409897</text:p>
              </table:table-cell>
              <table:table-cell office:value-type="float" office:value="0.004852474">
                <text:p>0.00485247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25">
                <text:p>1425</text:p>
              </table:table-cell>
              <table:table-cell office:value-type="float" office:value="0.18311146">
                <text:p>0.18311146</text:p>
              </table:table-cell>
              <table:table-cell office:value-type="float" office:value="0.08265599">
                <text:p>0.08265599</text:p>
              </table:table-cell>
              <table:table-cell office:value-type="float" office:value="0.016568571">
                <text:p>0.016568571</text:p>
              </table:table-cell>
              <table:table-cell office:value-type="float" office:value="0.004142143">
                <text:p>0.00414214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30">
                <text:p>1430</text:p>
              </table:table-cell>
              <table:table-cell office:value-type="float" office:value="0.18223298">
                <text:p>0.18223298</text:p>
              </table:table-cell>
              <table:table-cell office:value-type="float" office:value="0.08121064">
                <text:p>0.08121064</text:p>
              </table:table-cell>
              <table:table-cell office:value-type="float" office:value="0.014513624">
                <text:p>0.014513624</text:p>
              </table:table-cell>
              <table:table-cell office:value-type="float" office:value="0.003628406">
                <text:p>0.00362840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35">
                <text:p>1435</text:p>
              </table:table-cell>
              <table:table-cell office:value-type="float" office:value="0.18130872">
                <text:p>0.18130872</text:p>
              </table:table-cell>
              <table:table-cell office:value-type="float" office:value="0.079893366">
                <text:p>0.079893366</text:p>
              </table:table-cell>
              <table:table-cell office:value-type="float" office:value="0.01432072">
                <text:p>0.01432072</text:p>
              </table:table-cell>
              <table:table-cell office:value-type="float" office:value="0.00358018">
                <text:p>0.0035801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40">
                <text:p>1440</text:p>
              </table:table-cell>
              <table:table-cell office:value-type="float" office:value="0.18040279">
                <text:p>0.18040279</text:p>
              </table:table-cell>
              <table:table-cell office:value-type="float" office:value="0.07857614">
                <text:p>0.07857614</text:p>
              </table:table-cell>
              <table:table-cell office:value-type="float" office:value="0.014125756">
                <text:p>0.014125756</text:p>
              </table:table-cell>
              <table:table-cell office:value-type="float" office:value="0.003531439">
                <text:p>0.00353143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45">
                <text:p>1445</text:p>
              </table:table-cell>
              <table:table-cell office:value-type="float" office:value="0.17953345">
                <text:p>0.17953345</text:p>
              </table:table-cell>
              <table:table-cell office:value-type="float" office:value="0.07718574">
                <text:p>0.07718574</text:p>
              </table:table-cell>
              <table:table-cell office:value-type="float" office:value="0.01285988">
                <text:p>0.01285988</text:p>
              </table:table-cell>
              <table:table-cell office:value-type="float" office:value="0.00321497">
                <text:p>0.0032149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50">
                <text:p>1450</text:p>
              </table:table-cell>
              <table:table-cell office:value-type="float" office:value="0.17868242">
                <text:p>0.17868242</text:p>
              </table:table-cell>
              <table:table-cell office:value-type="float" office:value="0.07582278">
                <text:p>0.07582278</text:p>
              </table:table-cell>
              <table:table-cell office:value-type="float" office:value="0.011586906">
                <text:p>0.011586906</text:p>
              </table:table-cell>
              <table:table-cell office:value-type="float" office:value="0.0028967266">
                <text:p>0.002896726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55">
                <text:p>1455</text:p>
              </table:table-cell>
              <table:table-cell office:value-type="float" office:value="0.17780393">
                <text:p>0.17780393</text:p>
              </table:table-cell>
              <table:table-cell office:value-type="float" office:value="0.07445068">
                <text:p>0.07445068</text:p>
              </table:table-cell>
              <table:table-cell office:value-type="float" office:value="0.010042944">
                <text:p>0.010042944</text:p>
              </table:table-cell>
              <table:table-cell office:value-type="float" office:value="0.002510736">
                <text:p>0.00251073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460">
                <text:p>1460</text:p>
              </table:table-cell>
              <table:table-cell office:value-type="float" office:value="0.1769163">
                <text:p>0.1769163</text:p>
              </table:table-cell>
              <table:table-cell office:value-type="float" office:value="0.073041975">
                <text:p>0.073041975</text:p>
              </table:table-cell>
              <table:table-cell office:value-type="float" office:value="0.00875894">
                <text:p>0.00875894</text:p>
              </table:table-cell>
              <table:table-cell office:value-type="float" office:value="0.002189735">
                <text:p>0.00218973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465">
                <text:p>1465</text:p>
              </table:table-cell>
              <table:table-cell office:value-type="float" office:value="0.1759829">
                <text:p>0.1759829</text:p>
              </table:table-cell>
              <table:table-cell office:value-type="float" office:value="0.07163322">
                <text:p>0.07163322</text:p>
              </table:table-cell>
              <table:table-cell office:value-type="float" office:value="0.008271563">
                <text:p>0.008271563</text:p>
              </table:table-cell>
              <table:table-cell office:value-type="float" office:value="0.0020678907">
                <text:p>0.002067890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470">
                <text:p>1470</text:p>
              </table:table-cell>
              <table:table-cell office:value-type="float" office:value="0.17506778">
                <text:p>0.17506778</text:p>
              </table:table-cell>
              <table:table-cell office:value-type="float" office:value="0.07026101">
                <text:p>0.07026101</text:p>
              </table:table-cell>
              <table:table-cell office:value-type="float" office:value="0.0072471728">
                <text:p>0.0072471728</text:p>
              </table:table-cell>
              <table:table-cell office:value-type="float" office:value="0.0018117932">
                <text:p>0.001811793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75">
                <text:p>1475</text:p>
              </table:table-cell>
              <table:table-cell office:value-type="float" office:value="0.17418015">
                <text:p>0.17418015</text:p>
              </table:table-cell>
              <table:table-cell office:value-type="float" office:value="0.068907075">
                <text:p>0.068907075</text:p>
              </table:table-cell>
              <table:table-cell office:value-type="float" office:value="0.004882103">
                <text:p>0.004882103</text:p>
              </table:table-cell>
              <table:table-cell office:value-type="float" office:value="0.0012205257">
                <text:p>0.001220525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80">
                <text:p>1480</text:p>
              </table:table-cell>
              <table:table-cell office:value-type="float" office:value="0.17331082">
                <text:p>0.17331082</text:p>
              </table:table-cell>
              <table:table-cell office:value-type="float" office:value="0.06758056">
                <text:p>0.06758056</text:p>
              </table:table-cell>
              <table:table-cell office:value-type="float" office:value="0.0030384425">
                <text:p>0.0030384425</text:p>
              </table:table-cell>
              <table:table-cell office:value-type="float" office:value="0.0007596106">
                <text:p>0.000759610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85">
                <text:p>1485</text:p>
              </table:table-cell>
              <table:table-cell office:value-type="float" office:value="0.17246893">
                <text:p>0.17246893</text:p>
              </table:table-cell>
              <table:table-cell office:value-type="float" office:value="0.066299744">
                <text:p>0.066299744</text:p>
              </table:table-cell>
              <table:table-cell office:value-type="float" office:value="0.0014521109">
                <text:p>0.0014521109</text:p>
              </table:table-cell>
              <table:table-cell office:value-type="float" office:value="0.00036302774">
                <text:p>0.0003630277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490">
                <text:p>1490</text:p>
              </table:table-cell>
              <table:table-cell office:value-type="float" office:value="0.17162704">
                <text:p>0.17162704</text:p>
              </table:table-cell>
              <table:table-cell office:value-type="float" office:value="0.06501887">
                <text:p>0.06501887</text:p>
              </table:table-cell>
              <table:table-cell office:value-type="float" office:value="0.0003917794">
                <text:p>0.0003917794</text:p>
              </table:table-cell>
              <table:table-cell office:value-type="float" office:value="0.00009794485">
                <text:p>0.0000979448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495">
                <text:p>1495</text:p>
              </table:table-cell>
              <table:table-cell office:value-type="float" office:value="0.17076686">
                <text:p>0.17076686</text:p>
              </table:table-cell>
              <table:table-cell office:value-type="float" office:value="0.063747115">
                <text:p>0.063747115</text:p>
              </table:table-cell>
              <table:table-cell office:value-type="float" office:value="-0.000673772">
                <text:p>-0.000673772</text:p>
              </table:table-cell>
              <table:table-cell office:value-type="float" office:value="-0.000168443">
                <text:p>-0.00016844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500">
                <text:p>1500</text:p>
              </table:table-cell>
              <table:table-cell office:value-type="float" office:value="0.16992499">
                <text:p>0.16992499</text:p>
              </table:table-cell>
              <table:table-cell office:value-type="float" office:value="0.062493604">
                <text:p>0.062493604</text:p>
              </table:table-cell>
              <table:table-cell office:value-type="float" office:value="-0.0017445912">
                <text:p>-0.0017445912</text:p>
              </table:table-cell>
              <table:table-cell office:value-type="float" office:value="-0.0004361478">
                <text:p>-0.000436147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505">
                <text:p>1505</text:p>
              </table:table-cell>
              <table:table-cell office:value-type="float" office:value="0.16909224">
                <text:p>0.16909224</text:p>
              </table:table-cell>
              <table:table-cell office:value-type="float" office:value="0.06117602">
                <text:p>0.06117602</text:p>
              </table:table-cell>
              <table:table-cell office:value-type="float" office:value="-0.003621247">
                <text:p>-0.003621247</text:p>
              </table:table-cell>
              <table:table-cell office:value-type="float" office:value="-0.0009053117">
                <text:p>-0.000905311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510">
                <text:p>1510</text:p>
              </table:table-cell>
              <table:table-cell office:value-type="float" office:value="0.16825035">
                <text:p>0.16825035</text:p>
              </table:table-cell>
              <table:table-cell office:value-type="float" office:value="0.059867565">
                <text:p>0.059867565</text:p>
              </table:table-cell>
              <table:table-cell office:value-type="float" office:value="-0.005240628">
                <text:p>-0.005240628</text:p>
              </table:table-cell>
              <table:table-cell office:value-type="float" office:value="-0.001310157">
                <text:p>-0.00131015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515">
                <text:p>1515</text:p>
              </table:table-cell>
              <table:table-cell office:value-type="float" office:value="0.16740848">
                <text:p>0.16740848</text:p>
              </table:table-cell>
              <table:table-cell office:value-type="float" office:value="0.058604803">
                <text:p>0.058604803</text:p>
              </table:table-cell>
              <table:table-cell office:value-type="float" office:value="-0.006868264">
                <text:p>-0.006868264</text:p>
              </table:table-cell>
              <table:table-cell office:value-type="float" office:value="-0.001717066">
                <text:p>-0.00171706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520">
                <text:p>1520</text:p>
              </table:table-cell>
              <table:table-cell office:value-type="float" office:value="0.16656658">
                <text:p>0.16656658</text:p>
              </table:table-cell>
              <table:table-cell office:value-type="float" office:value="0.057287123">
                <text:p>0.057287123</text:p>
              </table:table-cell>
              <table:table-cell office:value-type="float" office:value="-0.007970513">
                <text:p>-0.007970513</text:p>
              </table:table-cell>
              <table:table-cell office:value-type="float" office:value="-0.0019926282">
                <text:p>-0.001992628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525">
                <text:p>1525</text:p>
              </table:table-cell>
              <table:table-cell office:value-type="float" office:value="0.16571555">
                <text:p>0.16571555</text:p>
              </table:table-cell>
              <table:table-cell office:value-type="float" office:value="0.056006014">
                <text:p>0.056006014</text:p>
              </table:table-cell>
              <table:table-cell office:value-type="float" office:value="-0.009345917">
                <text:p>-0.009345917</text:p>
              </table:table-cell>
              <table:table-cell office:value-type="float" office:value="-0.0023364793">
                <text:p>-0.002336479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530">
                <text:p>1530</text:p>
              </table:table-cell>
              <table:table-cell office:value-type="float" office:value="0.16490111">
                <text:p>0.16490111</text:p>
              </table:table-cell>
              <table:table-cell office:value-type="float" office:value="0.054761507">
                <text:p>0.054761507</text:p>
              </table:table-cell>
              <table:table-cell office:value-type="float" office:value="-0.011260154">
                <text:p>-0.011260154</text:p>
              </table:table-cell>
              <table:table-cell office:value-type="float" office:value="-0.0028150384">
                <text:p>-0.002815038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35">
                <text:p>1535</text:p>
              </table:table-cell>
              <table:table-cell office:value-type="float" office:value="0.16408667">
                <text:p>0.16408667</text:p>
              </table:table-cell>
              <table:table-cell office:value-type="float" office:value="0.053498674">
                <text:p>0.053498674</text:p>
              </table:table-cell>
              <table:table-cell office:value-type="float" office:value="-0.012650401">
                <text:p>-0.012650401</text:p>
              </table:table-cell>
              <table:table-cell office:value-type="float" office:value="-0.0031626003">
                <text:p>-0.003162600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40">
                <text:p>1540</text:p>
              </table:table-cell>
              <table:table-cell office:value-type="float" office:value="0.16328138">
                <text:p>0.16328138</text:p>
              </table:table-cell>
              <table:table-cell office:value-type="float" office:value="0.052318193">
                <text:p>0.052318193</text:p>
              </table:table-cell>
              <table:table-cell office:value-type="float" office:value="-0.01378026">
                <text:p>-0.01378026</text:p>
              </table:table-cell>
              <table:table-cell office:value-type="float" office:value="-0.003445065">
                <text:p>-0.00344506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545">
                <text:p>1545</text:p>
              </table:table-cell>
              <table:table-cell office:value-type="float" office:value="0.1624761">
                <text:p>0.1624761</text:p>
              </table:table-cell>
              <table:table-cell office:value-type="float" office:value="0.051220074">
                <text:p>0.051220074</text:p>
              </table:table-cell>
              <table:table-cell office:value-type="float" office:value="-0.014916043">
                <text:p>-0.014916043</text:p>
              </table:table-cell>
              <table:table-cell office:value-type="float" office:value="-0.0037290107">
                <text:p>-0.003729010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550">
                <text:p>1550</text:p>
              </table:table-cell>
              <table:table-cell office:value-type="float" office:value="0.16166165">
                <text:p>0.16166165</text:p>
              </table:table-cell>
              <table:table-cell office:value-type="float" office:value="0.05011279">
                <text:p>0.05011279</text:p>
              </table:table-cell>
              <table:table-cell office:value-type="float" office:value="-0.015791833">
                <text:p>-0.015791833</text:p>
              </table:table-cell>
              <table:table-cell office:value-type="float" office:value="-0.0039479584">
                <text:p>-0.003947958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555">
                <text:p>1555</text:p>
              </table:table-cell>
              <table:table-cell office:value-type="float" office:value="0.16083807">
                <text:p>0.16083807</text:p>
              </table:table-cell>
              <table:table-cell office:value-type="float" office:value="0.04899637">
                <text:p>0.04899637</text:p>
              </table:table-cell>
              <table:table-cell office:value-type="float" office:value="-0.015872696">
                <text:p>-0.015872696</text:p>
              </table:table-cell>
              <table:table-cell office:value-type="float" office:value="-0.003968174">
                <text:p>-0.00396817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60">
                <text:p>1560</text:p>
              </table:table-cell>
              <table:table-cell office:value-type="float" office:value="0.16002363">
                <text:p>0.16002363</text:p>
              </table:table-cell>
              <table:table-cell office:value-type="float" office:value="0.04792572">
                <text:p>0.04792572</text:p>
              </table:table-cell>
              <table:table-cell office:value-type="float" office:value="-0.01622037">
                <text:p>-0.01622037</text:p>
              </table:table-cell>
              <table:table-cell office:value-type="float" office:value="-0.0040550926">
                <text:p>-0.004055092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565">
                <text:p>1565</text:p>
              </table:table-cell>
              <table:table-cell office:value-type="float" office:value="0.15923664">
                <text:p>0.15923664</text:p>
              </table:table-cell>
              <table:table-cell office:value-type="float" office:value="0.046882514">
                <text:p>0.046882514</text:p>
              </table:table-cell>
              <table:table-cell office:value-type="float" office:value="-0.016834272">
                <text:p>-0.016834272</text:p>
              </table:table-cell>
              <table:table-cell office:value-type="float" office:value="-0.004208568">
                <text:p>-0.00420856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70">
                <text:p>1570</text:p>
              </table:table-cell>
              <table:table-cell office:value-type="float" office:value="0.15843135">
                <text:p>0.15843135</text:p>
              </table:table-cell>
              <table:table-cell office:value-type="float" office:value="0.04579358">
                <text:p>0.04579358</text:p>
              </table:table-cell>
              <table:table-cell office:value-type="float" office:value="-0.017453615">
                <text:p>-0.017453615</text:p>
              </table:table-cell>
              <table:table-cell office:value-type="float" office:value="-0.0043634037">
                <text:p>-0.004363403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75">
                <text:p>1575</text:p>
              </table:table-cell>
              <table:table-cell office:value-type="float" office:value="0.15761691">
                <text:p>0.15761691</text:p>
              </table:table-cell>
              <table:table-cell office:value-type="float" office:value="0.044741243">
                <text:p>0.044741243</text:p>
              </table:table-cell>
              <table:table-cell office:value-type="float" office:value="-0.017276902">
                <text:p>-0.017276902</text:p>
              </table:table-cell>
              <table:table-cell office:value-type="float" office:value="-0.0043192254">
                <text:p>-0.004319225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80">
                <text:p>1580</text:p>
              </table:table-cell>
              <table:table-cell office:value-type="float" office:value="0.15677503">
                <text:p>0.15677503</text:p>
              </table:table-cell>
              <table:table-cell office:value-type="float" office:value="0.043725505">
                <text:p>0.043725505</text:p>
              </table:table-cell>
              <table:table-cell office:value-type="float" office:value="-0.015768126">
                <text:p>-0.015768126</text:p>
              </table:table-cell>
              <table:table-cell office:value-type="float" office:value="-0.0039420314">
                <text:p>-0.003942031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585">
                <text:p>1585</text:p>
              </table:table-cell>
              <table:table-cell office:value-type="float" office:value="0.15595144">
                <text:p>0.15595144</text:p>
              </table:table-cell>
              <table:table-cell office:value-type="float" office:value="0.04273722">
                <text:p>0.04273722</text:p>
              </table:table-cell>
              <table:table-cell office:value-type="float" office:value="-0.014249915">
                <text:p>-0.014249915</text:p>
              </table:table-cell>
              <table:table-cell office:value-type="float" office:value="-0.0035624788">
                <text:p>-0.003562478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590">
                <text:p>1590</text:p>
              </table:table-cell>
              <table:table-cell office:value-type="float" office:value="0.15516445">
                <text:p>0.15516445</text:p>
              </table:table-cell>
              <table:table-cell office:value-type="float" office:value="0.04172148">
                <text:p>0.04172148</text:p>
              </table:table-cell>
              <table:table-cell office:value-type="float" office:value="-0.013254646">
                <text:p>-0.013254646</text:p>
              </table:table-cell>
              <table:table-cell office:value-type="float" office:value="-0.0033136616">
                <text:p>-0.003313661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595">
                <text:p>1595</text:p>
              </table:table-cell>
              <table:table-cell office:value-type="float" office:value="0.15440491">
                <text:p>0.15440491</text:p>
              </table:table-cell>
              <table:table-cell office:value-type="float" office:value="0.040696602">
                <text:p>0.040696602</text:p>
              </table:table-cell>
              <table:table-cell office:value-type="float" office:value="-0.012519251">
                <text:p>-0.012519251</text:p>
              </table:table-cell>
              <table:table-cell office:value-type="float" office:value="-0.0031298127">
                <text:p>-0.003129812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600">
                <text:p>1600</text:p>
              </table:table-cell>
              <table:table-cell office:value-type="float" office:value="0.15365452">
                <text:p>0.15365452</text:p>
              </table:table-cell>
              <table:table-cell office:value-type="float" office:value="0.039699174">
                <text:p>0.039699174</text:p>
              </table:table-cell>
              <table:table-cell office:value-type="float" office:value="-0.011512945">
                <text:p>-0.011512945</text:p>
              </table:table-cell>
              <table:table-cell office:value-type="float" office:value="-0.0028782364">
                <text:p>-0.002878236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605">
                <text:p>1605</text:p>
              </table:table-cell>
              <table:table-cell office:value-type="float" office:value="0.15290412">
                <text:p>0.15290412</text:p>
              </table:table-cell>
              <table:table-cell office:value-type="float" office:value="0.038756657">
                <text:p>0.038756657</text:p>
              </table:table-cell>
              <table:table-cell office:value-type="float" office:value="-0.009434531">
                <text:p>-0.009434531</text:p>
              </table:table-cell>
              <table:table-cell office:value-type="float" office:value="-0.0023586329">
                <text:p>-0.002358632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610">
                <text:p>1610</text:p>
              </table:table-cell>
              <table:table-cell office:value-type="float" office:value="0.15213543">
                <text:p>0.15213543</text:p>
              </table:table-cell>
              <table:table-cell office:value-type="float" office:value="0.037814118">
                <text:p>0.037814118</text:p>
              </table:table-cell>
              <table:table-cell office:value-type="float" office:value="-0.007347133">
                <text:p>-0.007347133</text:p>
              </table:table-cell>
              <table:table-cell office:value-type="float" office:value="-0.0018367833">
                <text:p>-0.001836783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615">
                <text:p>1615</text:p>
              </table:table-cell>
              <table:table-cell office:value-type="float" office:value="0.15137589">
                <text:p>0.15137589</text:p>
              </table:table-cell>
              <table:table-cell office:value-type="float" office:value="0.036889885">
                <text:p>0.036889885</text:p>
              </table:table-cell>
              <table:table-cell office:value-type="float" office:value="-0.004982088">
                <text:p>-0.004982088</text:p>
              </table:table-cell>
              <table:table-cell office:value-type="float" office:value="-0.001245522">
                <text:p>-0.00124552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620">
                <text:p>1620</text:p>
              </table:table-cell>
              <table:table-cell office:value-type="float" office:value="0.1506438">
                <text:p>0.1506438</text:p>
              </table:table-cell>
              <table:table-cell office:value-type="float" office:value="0.035919882">
                <text:p>0.035919882</text:p>
              </table:table-cell>
              <table:table-cell office:value-type="float" office:value="-0.0034051528">
                <text:p>-0.0034051528</text:p>
              </table:table-cell>
              <table:table-cell office:value-type="float" office:value="-0.0008512882">
                <text:p>-0.000851288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625">
                <text:p>1625</text:p>
              </table:table-cell>
              <table:table-cell office:value-type="float" office:value="0.14990255">
                <text:p>0.14990255</text:p>
              </table:table-cell>
              <table:table-cell office:value-type="float" office:value="0.035004787">
                <text:p>0.035004787</text:p>
              </table:table-cell>
              <table:table-cell office:value-type="float" office:value="-0.0026213832">
                <text:p>-0.0026213832</text:p>
              </table:table-cell>
              <table:table-cell office:value-type="float" office:value="-0.0006553458">
                <text:p>-0.000655345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630">
                <text:p>1630</text:p>
              </table:table-cell>
              <table:table-cell office:value-type="float" office:value="0.14917964">
                <text:p>0.14917964</text:p>
              </table:table-cell>
              <table:table-cell office:value-type="float" office:value="0.034108">
                <text:p>0.034108</text:p>
              </table:table-cell>
              <table:table-cell office:value-type="float" office:value="-0.0012998066">
                <text:p>-0.0012998066</text:p>
              </table:table-cell>
              <table:table-cell office:value-type="float" office:value="-0.00032495166">
                <text:p>-0.0003249516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635">
                <text:p>1635</text:p>
              </table:table-cell>
              <table:table-cell office:value-type="float" office:value="0.14845672">
                <text:p>0.14845672</text:p>
              </table:table-cell>
              <table:table-cell office:value-type="float" office:value="0.033229493">
                <text:p>0.033229493</text:p>
              </table:table-cell>
              <table:table-cell office:value-type="float" office:value="0.0005618775">
                <text:p>0.0005618775</text:p>
              </table:table-cell>
              <table:table-cell office:value-type="float" office:value="0.00014046938">
                <text:p>0.0001404693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640">
                <text:p>1640</text:p>
              </table:table-cell>
              <table:table-cell office:value-type="float" office:value="0.14772463">
                <text:p>0.14772463</text:p>
              </table:table-cell>
              <table:table-cell office:value-type="float" office:value="0.032341845">
                <text:p>0.032341845</text:p>
              </table:table-cell>
              <table:table-cell office:value-type="float" office:value="0.0026996264">
                <text:p>0.0026996264</text:p>
              </table:table-cell>
              <table:table-cell office:value-type="float" office:value="0.0006749066">
                <text:p>0.000674906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645">
                <text:p>1645</text:p>
              </table:table-cell>
              <table:table-cell office:value-type="float" office:value="0.14698339">
                <text:p>0.14698339</text:p>
              </table:table-cell>
              <table:table-cell office:value-type="float" office:value="0.03146336">
                <text:p>0.03146336</text:p>
              </table:table-cell>
              <table:table-cell office:value-type="float" office:value="0.0040476513">
                <text:p>0.0040476513</text:p>
              </table:table-cell>
              <table:table-cell office:value-type="float" office:value="0.0010119128">
                <text:p>0.001011912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650">
                <text:p>1650</text:p>
              </table:table-cell>
              <table:table-cell office:value-type="float" office:value="0.14626962">
                <text:p>0.14626962</text:p>
              </table:table-cell>
              <table:table-cell office:value-type="float" office:value="0.03059403">
                <text:p>0.03059403</text:p>
              </table:table-cell>
              <table:table-cell office:value-type="float" office:value="0.005668566">
                <text:p>0.005668566</text:p>
              </table:table-cell>
              <table:table-cell office:value-type="float" office:value="0.0014171415">
                <text:p>0.001417141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655">
                <text:p>1655</text:p>
              </table:table-cell>
              <table:table-cell office:value-type="float" office:value="0.14557415">
                <text:p>0.14557415</text:p>
              </table:table-cell>
              <table:table-cell office:value-type="float" office:value="0.029706415">
                <text:p>0.029706415</text:p>
              </table:table-cell>
              <table:table-cell office:value-type="float" office:value="0.0067630354">
                <text:p>0.0067630354</text:p>
              </table:table-cell>
              <table:table-cell office:value-type="float" office:value="0.0016907589">
                <text:p>0.001690758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660">
                <text:p>1660</text:p>
              </table:table-cell>
              <table:table-cell office:value-type="float" office:value="0.14489698">
                <text:p>0.14489698</text:p>
              </table:table-cell>
              <table:table-cell office:value-type="float" office:value="0.028809631">
                <text:p>0.028809631</text:p>
              </table:table-cell>
              <table:table-cell office:value-type="float" office:value="0.00839564">
                <text:p>0.00839564</text:p>
              </table:table-cell>
              <table:table-cell office:value-type="float" office:value="0.00209891">
                <text:p>0.0020989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665">
                <text:p>1665</text:p>
              </table:table-cell>
              <table:table-cell office:value-type="float" office:value="0.14422897">
                <text:p>0.14422897</text:p>
              </table:table-cell>
              <table:table-cell office:value-type="float" office:value="0.027940335">
                <text:p>0.027940335</text:p>
              </table:table-cell>
              <table:table-cell office:value-type="float" office:value="0.010302318">
                <text:p>0.010302318</text:p>
              </table:table-cell>
              <table:table-cell office:value-type="float" office:value="0.0025755796">
                <text:p>0.002575579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670">
                <text:p>1670</text:p>
              </table:table-cell>
              <table:table-cell office:value-type="float" office:value="0.1435518">
                <text:p>0.1435518</text:p>
              </table:table-cell>
              <table:table-cell office:value-type="float" office:value="0.027071051">
                <text:p>0.027071051</text:p>
              </table:table-cell>
              <table:table-cell office:value-type="float" office:value="0.012485629">
                <text:p>0.012485629</text:p>
              </table:table-cell>
              <table:table-cell office:value-type="float" office:value="0.0031214072">
                <text:p>0.003121407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675">
                <text:p>1675</text:p>
              </table:table-cell>
              <table:table-cell office:value-type="float" office:value="0.14286548">
                <text:p>0.14286548</text:p>
              </table:table-cell>
              <table:table-cell office:value-type="float" office:value="0.026238378">
                <text:p>0.026238378</text:p>
              </table:table-cell>
              <table:table-cell office:value-type="float" office:value="0.014947263">
                <text:p>0.014947263</text:p>
              </table:table-cell>
              <table:table-cell office:value-type="float" office:value="0.0037368156">
                <text:p>0.003736815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680">
                <text:p>1680</text:p>
              </table:table-cell>
              <table:table-cell office:value-type="float" office:value="0.14216086">
                <text:p>0.14216086</text:p>
              </table:table-cell>
              <table:table-cell office:value-type="float" office:value="0.025460638">
                <text:p>0.025460638</text:p>
              </table:table-cell>
              <table:table-cell office:value-type="float" office:value="0.015821962">
                <text:p>0.015821962</text:p>
              </table:table-cell>
              <table:table-cell office:value-type="float" office:value="0.0039554904">
                <text:p>0.003955490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685">
                <text:p>1685</text:p>
              </table:table-cell>
              <table:table-cell office:value-type="float" office:value="0.14139217">
                <text:p>0.14139217</text:p>
              </table:table-cell>
              <table:table-cell office:value-type="float" office:value="0.024701204">
                <text:p>0.024701204</text:p>
              </table:table-cell>
              <table:table-cell office:value-type="float" office:value="0.015907979">
                <text:p>0.015907979</text:p>
              </table:table-cell>
              <table:table-cell office:value-type="float" office:value="0.0039769947">
                <text:p>0.003976994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690">
                <text:p>1690</text:p>
              </table:table-cell>
              <table:table-cell office:value-type="float" office:value="0.14065096">
                <text:p>0.14065096</text:p>
              </table:table-cell>
              <table:table-cell office:value-type="float" office:value="0.023896046">
                <text:p>0.023896046</text:p>
              </table:table-cell>
              <table:table-cell office:value-type="float" office:value="0.015191076">
                <text:p>0.015191076</text:p>
              </table:table-cell>
              <table:table-cell office:value-type="float" office:value="0.003797769">
                <text:p>0.00379776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695">
                <text:p>1695</text:p>
              </table:table-cell>
              <table:table-cell office:value-type="float" office:value="0.13989142">
                <text:p>0.13989142</text:p>
              </table:table-cell>
              <table:table-cell office:value-type="float" office:value="0.023118345">
                <text:p>0.023118345</text:p>
              </table:table-cell>
              <table:table-cell office:value-type="float" office:value="0.015006621">
                <text:p>0.015006621</text:p>
              </table:table-cell>
              <table:table-cell office:value-type="float" office:value="0.0037516553">
                <text:p>0.003751655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700">
                <text:p>1700</text:p>
              </table:table-cell>
              <table:table-cell office:value-type="float" office:value="0.1391685">
                <text:p>0.1391685</text:p>
              </table:table-cell>
              <table:table-cell office:value-type="float" office:value="0.022358952">
                <text:p>0.022358952</text:p>
              </table:table-cell>
              <table:table-cell office:value-type="float" office:value="0.015885282">
                <text:p>0.015885282</text:p>
              </table:table-cell>
              <table:table-cell office:value-type="float" office:value="0.0039713206">
                <text:p>0.003971320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705">
                <text:p>1705</text:p>
              </table:table-cell>
              <table:table-cell office:value-type="float" office:value="0.13842729">
                <text:p>0.13842729</text:p>
              </table:table-cell>
              <table:table-cell office:value-type="float" office:value="0.021599602">
                <text:p>0.021599602</text:p>
              </table:table-cell>
              <table:table-cell office:value-type="float" office:value="0.016771113">
                <text:p>0.016771113</text:p>
              </table:table-cell>
              <table:table-cell office:value-type="float" office:value="0.0041927784">
                <text:p>0.004192778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710">
                <text:p>1710</text:p>
              </table:table-cell>
              <table:table-cell office:value-type="float" office:value="0.13774097">
                <text:p>0.13774097</text:p>
              </table:table-cell>
              <table:table-cell office:value-type="float" office:value="0.020858565">
                <text:p>0.020858565</text:p>
              </table:table-cell>
              <table:table-cell office:value-type="float" office:value="0.017121553">
                <text:p>0.017121553</text:p>
              </table:table-cell>
              <table:table-cell office:value-type="float" office:value="0.0042803884">
                <text:p>0.004280388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715">
                <text:p>1715</text:p>
              </table:table-cell>
              <table:table-cell office:value-type="float" office:value="0.13705465">
                <text:p>0.13705465</text:p>
              </table:table-cell>
              <table:table-cell office:value-type="float" office:value="0.020135837">
                <text:p>0.020135837</text:p>
              </table:table-cell>
              <table:table-cell office:value-type="float" office:value="0.016406659">
                <text:p>0.016406659</text:p>
              </table:table-cell>
              <table:table-cell office:value-type="float" office:value="0.0041016648">
                <text:p>0.004101664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720">
                <text:p>1720</text:p>
              </table:table-cell>
              <table:table-cell office:value-type="float" office:value="0.13635004">
                <text:p>0.13635004</text:p>
              </table:table-cell>
              <table:table-cell office:value-type="float" office:value="0.019403974">
                <text:p>0.019403974</text:p>
              </table:table-cell>
              <table:table-cell office:value-type="float" office:value="0.015156951">
                <text:p>0.015156951</text:p>
              </table:table-cell>
              <table:table-cell office:value-type="float" office:value="0.0037892377">
                <text:p>0.003789237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725">
                <text:p>1725</text:p>
              </table:table-cell>
              <table:table-cell office:value-type="float" office:value="0.13565457">
                <text:p>0.13565457</text:p>
              </table:table-cell>
              <table:table-cell office:value-type="float" office:value="0.018672125">
                <text:p>0.018672125</text:p>
              </table:table-cell>
              <table:table-cell office:value-type="float" office:value="0.013633298">
                <text:p>0.013633298</text:p>
              </table:table-cell>
              <table:table-cell office:value-type="float" office:value="0.0034083244">
                <text:p>0.003408324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730">
                <text:p>1730</text:p>
              </table:table-cell>
              <table:table-cell office:value-type="float" office:value="0.13496825">
                <text:p>0.13496825</text:p>
              </table:table-cell>
              <table:table-cell office:value-type="float" office:value="0.017967729">
                <text:p>0.017967729</text:p>
              </table:table-cell>
              <table:table-cell office:value-type="float" office:value="0.012901961">
                <text:p>0.012901961</text:p>
              </table:table-cell>
              <table:table-cell office:value-type="float" office:value="0.0032254902">
                <text:p>0.003225490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735">
                <text:p>1735</text:p>
              </table:table-cell>
              <table:table-cell office:value-type="float" office:value="0.13429108">
                <text:p>0.13429108</text:p>
              </table:table-cell>
              <table:table-cell office:value-type="float" office:value="0.01729993">
                <text:p>0.01729993</text:p>
              </table:table-cell>
              <table:table-cell office:value-type="float" office:value="0.012433255">
                <text:p>0.012433255</text:p>
              </table:table-cell>
              <table:table-cell office:value-type="float" office:value="0.0031083138">
                <text:p>0.003108313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740">
                <text:p>1740</text:p>
              </table:table-cell>
              <table:table-cell office:value-type="float" office:value="0.13365051">
                <text:p>0.13365051</text:p>
              </table:table-cell>
              <table:table-cell office:value-type="float" office:value="0.016641287">
                <text:p>0.016641287</text:p>
              </table:table-cell>
              <table:table-cell office:value-type="float" office:value="0.011425451">
                <text:p>0.011425451</text:p>
              </table:table-cell>
              <table:table-cell office:value-type="float" office:value="0.0028563628">
                <text:p>0.002856362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745">
                <text:p>1745</text:p>
              </table:table-cell>
              <table:table-cell office:value-type="float" office:value="0.13300994">
                <text:p>0.13300994</text:p>
              </table:table-cell>
              <table:table-cell office:value-type="float" office:value="0.016010094">
                <text:p>0.016010094</text:p>
              </table:table-cell>
              <table:table-cell office:value-type="float" office:value="0.009879364">
                <text:p>0.009879364</text:p>
              </table:table-cell>
              <table:table-cell office:value-type="float" office:value="0.002469841">
                <text:p>0.00246984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750">
                <text:p>1750</text:p>
              </table:table-cell>
              <table:table-cell office:value-type="float" office:value="0.13236022">
                <text:p>0.13236022</text:p>
              </table:table-cell>
              <table:table-cell office:value-type="float" office:value="0.015378911">
                <text:p>0.015378911</text:p>
              </table:table-cell>
              <table:table-cell office:value-type="float" office:value="0.00752608">
                <text:p>0.00752608</text:p>
              </table:table-cell>
              <table:table-cell office:value-type="float" office:value="0.00188152">
                <text:p>0.0018815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755">
                <text:p>1755</text:p>
              </table:table-cell>
              <table:table-cell office:value-type="float" office:value="0.13168305">
                <text:p>0.13168305</text:p>
              </table:table-cell>
              <table:table-cell office:value-type="float" office:value="0.014756881">
                <text:p>0.014756881</text:p>
              </table:table-cell>
              <table:table-cell office:value-type="float" office:value="0.0048958287">
                <text:p>0.0048958287</text:p>
              </table:table-cell>
              <table:table-cell office:value-type="float" office:value="0.0012239572">
                <text:p>0.001223957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760">
                <text:p>1760</text:p>
              </table:table-cell>
              <table:table-cell office:value-type="float" office:value="0.13103333">
                <text:p>0.13103333</text:p>
              </table:table-cell>
              <table:table-cell office:value-type="float" office:value="0.014153151">
                <text:p>0.014153151</text:p>
              </table:table-cell>
              <table:table-cell office:value-type="float" office:value="0.002518266">
                <text:p>0.002518266</text:p>
              </table:table-cell>
              <table:table-cell office:value-type="float" office:value="0.0006295665">
                <text:p>0.000629566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765">
                <text:p>1765</text:p>
              </table:table-cell>
              <table:table-cell office:value-type="float" office:value="0.13040191">
                <text:p>0.13040191</text:p>
              </table:table-cell>
              <table:table-cell office:value-type="float" office:value="0.013576864">
                <text:p>0.013576864</text:p>
              </table:table-cell>
              <table:table-cell office:value-type="float" office:value="0.00012876076">
                <text:p>0.00012876076</text:p>
              </table:table-cell>
              <table:table-cell office:value-type="float" office:value="0.00003219019">
                <text:p>0.0000321901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770">
                <text:p>1770</text:p>
              </table:table-cell>
              <table:table-cell office:value-type="float" office:value="0.12976134">
                <text:p>0.12976134</text:p>
              </table:table-cell>
              <table:table-cell office:value-type="float" office:value="0.013018874">
                <text:p>0.013018874</text:p>
              </table:table-cell>
              <table:table-cell office:value-type="float" office:value="-0.0014718118">
                <text:p>-0.0014718118</text:p>
              </table:table-cell>
              <table:table-cell office:value-type="float" office:value="-0.00036795295">
                <text:p>-0.0003679529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775">
                <text:p>1775</text:p>
              </table:table-cell>
              <table:table-cell office:value-type="float" office:value="0.12912077">
                <text:p>0.12912077</text:p>
              </table:table-cell>
              <table:table-cell office:value-type="float" office:value="0.012460889">
                <text:p>0.012460889</text:p>
              </table:table-cell>
              <table:table-cell office:value-type="float" office:value="-0.0036140836">
                <text:p>-0.0036140836</text:p>
              </table:table-cell>
              <table:table-cell office:value-type="float" office:value="-0.0009035209">
                <text:p>-0.000903520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780">
                <text:p>1780</text:p>
              </table:table-cell>
              <table:table-cell office:value-type="float" office:value="0.1284802">
                <text:p>0.1284802</text:p>
              </table:table-cell>
              <table:table-cell office:value-type="float" office:value="0.011902908">
                <text:p>0.011902908</text:p>
              </table:table-cell>
              <table:table-cell office:value-type="float" office:value="-0.005767099">
                <text:p>-0.005767099</text:p>
              </table:table-cell>
              <table:table-cell office:value-type="float" office:value="-0.0014417748">
                <text:p>-0.001441774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785">
                <text:p>1785</text:p>
              </table:table-cell>
              <table:table-cell office:value-type="float" office:value="0.12786707">
                <text:p>0.12786707</text:p>
              </table:table-cell>
              <table:table-cell office:value-type="float" office:value="0.011354075">
                <text:p>0.011354075</text:p>
              </table:table-cell>
              <table:table-cell office:value-type="float" office:value="-0.008730093">
                <text:p>-0.008730093</text:p>
              </table:table-cell>
              <table:table-cell office:value-type="float" office:value="-0.0021825233">
                <text:p>-0.002182523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790">
                <text:p>1790</text:p>
              </table:table-cell>
              <table:table-cell office:value-type="float" office:value="0.1272631">
                <text:p>0.1272631</text:p>
              </table:table-cell>
              <table:table-cell office:value-type="float" office:value="0.010832683">
                <text:p>0.010832683</text:p>
              </table:table-cell>
              <table:table-cell office:value-type="float" office:value="-0.011439951">
                <text:p>-0.011439951</text:p>
              </table:table-cell>
              <table:table-cell office:value-type="float" office:value="-0.0028599878">
                <text:p>-0.002859987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795">
                <text:p>1795</text:p>
              </table:table-cell>
              <table:table-cell office:value-type="float" office:value="0.12666827">
                <text:p>0.12666827</text:p>
              </table:table-cell>
              <table:table-cell office:value-type="float" office:value="0.0103295855">
                <text:p>0.0103295855</text:p>
              </table:table-cell>
              <table:table-cell office:value-type="float" office:value="-0.013361523">
                <text:p>-0.013361523</text:p>
              </table:table-cell>
              <table:table-cell office:value-type="float" office:value="-0.0033403807">
                <text:p>-0.003340380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800">
                <text:p>1800</text:p>
              </table:table-cell>
              <table:table-cell office:value-type="float" office:value="0.1260643">
                <text:p>0.1260643</text:p>
              </table:table-cell>
              <table:table-cell office:value-type="float" office:value="0.009826493">
                <text:p>0.009826493</text:p>
              </table:table-cell>
              <table:table-cell office:value-type="float" office:value="-0.015026629">
                <text:p>-0.015026629</text:p>
              </table:table-cell>
              <table:table-cell office:value-type="float" office:value="-0.0037566572">
                <text:p>-0.003756657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805">
                <text:p>1805</text:p>
              </table:table-cell>
              <table:table-cell office:value-type="float" office:value="0.12546033">
                <text:p>0.12546033</text:p>
              </table:table-cell>
              <table:table-cell office:value-type="float" office:value="0.0093508465">
                <text:p>0.0093508465</text:p>
              </table:table-cell>
              <table:table-cell office:value-type="float" office:value="-0.01723378">
                <text:p>-0.01723378</text:p>
              </table:table-cell>
              <table:table-cell office:value-type="float" office:value="-0.004308445">
                <text:p>-0.00430844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810">
                <text:p>1810</text:p>
              </table:table-cell>
              <table:table-cell office:value-type="float" office:value="0.12486553">
                <text:p>0.12486553</text:p>
              </table:table-cell>
              <table:table-cell office:value-type="float" office:value="0.008884355">
                <text:p>0.008884355</text:p>
              </table:table-cell>
              <table:table-cell office:value-type="float" office:value="-0.01918379">
                <text:p>-0.01918379</text:p>
              </table:table-cell>
              <table:table-cell office:value-type="float" office:value="-0.0047959476">
                <text:p>-0.004795947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815">
                <text:p>1815</text:p>
              </table:table-cell>
              <table:table-cell office:value-type="float" office:value="0.12424326">
                <text:p>0.12424326</text:p>
              </table:table-cell>
              <table:table-cell office:value-type="float" office:value="0.00842702">
                <text:p>0.00842702</text:p>
              </table:table-cell>
              <table:table-cell office:value-type="float" office:value="-0.020347381">
                <text:p>-0.020347381</text:p>
              </table:table-cell>
              <table:table-cell office:value-type="float" office:value="-0.0050868453">
                <text:p>-0.005086845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820">
                <text:p>1820</text:p>
              </table:table-cell>
              <table:table-cell office:value-type="float" office:value="0.12362099">
                <text:p>0.12362099</text:p>
              </table:table-cell>
              <table:table-cell office:value-type="float" office:value="0.008015451">
                <text:p>0.008015451</text:p>
              </table:table-cell>
              <table:table-cell office:value-type="float" office:value="-0.020983566">
                <text:p>-0.020983566</text:p>
              </table:table-cell>
              <table:table-cell office:value-type="float" office:value="-0.0052458914">
                <text:p>-0.005245891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825">
                <text:p>1825</text:p>
              </table:table-cell>
              <table:table-cell office:value-type="float" office:value="0.12300789">
                <text:p>0.12300789</text:p>
              </table:table-cell>
              <table:table-cell office:value-type="float" office:value="0.007576466">
                <text:p>0.007576466</text:p>
              </table:table-cell>
              <table:table-cell office:value-type="float" office:value="-0.02135503">
                <text:p>-0.02135503</text:p>
              </table:table-cell>
              <table:table-cell office:value-type="float" office:value="-0.0053387573">
                <text:p>-0.005338757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830">
                <text:p>1830</text:p>
              </table:table-cell>
              <table:table-cell office:value-type="float" office:value="0.1224131">
                <text:p>0.1224131</text:p>
              </table:table-cell>
              <table:table-cell office:value-type="float" office:value="0.007137504">
                <text:p>0.007137504</text:p>
              </table:table-cell>
              <table:table-cell office:value-type="float" office:value="-0.022259368">
                <text:p>-0.022259368</text:p>
              </table:table-cell>
              <table:table-cell office:value-type="float" office:value="-0.005564842">
                <text:p>-0.00556484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835">
                <text:p>1835</text:p>
              </table:table-cell>
              <table:table-cell office:value-type="float" office:value="0.121818304">
                <text:p>0.121818304</text:p>
              </table:table-cell>
              <table:table-cell office:value-type="float" office:value="0.006735142">
                <text:p>0.006735142</text:p>
              </table:table-cell>
              <table:table-cell office:value-type="float" office:value="-0.022634918">
                <text:p>-0.022634918</text:p>
              </table:table-cell>
              <table:table-cell office:value-type="float" office:value="-0.0056587295">
                <text:p>-0.005658729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840">
                <text:p>1840</text:p>
              </table:table-cell>
              <table:table-cell office:value-type="float" office:value="0.12124181">
                <text:p>0.12124181</text:p>
              </table:table-cell>
              <table:table-cell office:value-type="float" office:value="0.0063510956">
                <text:p>0.0063510956</text:p>
              </table:table-cell>
              <table:table-cell office:value-type="float" office:value="-0.023009392">
                <text:p>-0.023009392</text:p>
              </table:table-cell>
              <table:table-cell office:value-type="float" office:value="-0.005752348">
                <text:p>-0.00575234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845">
                <text:p>1845</text:p>
              </table:table-cell>
              <table:table-cell office:value-type="float" office:value="0.120637864">
                <text:p>0.120637864</text:p>
              </table:table-cell>
              <table:table-cell office:value-type="float" office:value="0.005967086">
                <text:p>0.005967086</text:p>
              </table:table-cell>
              <table:table-cell office:value-type="float" office:value="-0.02259083">
                <text:p>-0.02259083</text:p>
              </table:table-cell>
              <table:table-cell office:value-type="float" office:value="-0.0056477077">
                <text:p>-0.005647707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850">
                <text:p>1850</text:p>
              </table:table-cell>
              <table:table-cell office:value-type="float" office:value="0.12002477">
                <text:p>0.12002477</text:p>
              </table:table-cell>
              <table:table-cell office:value-type="float" office:value="0.005601402">
                <text:p>0.005601402</text:p>
              </table:table-cell>
              <table:table-cell office:value-type="float" office:value="-0.021905556">
                <text:p>-0.021905556</text:p>
              </table:table-cell>
              <table:table-cell office:value-type="float" office:value="-0.005476389">
                <text:p>-0.00547638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855">
                <text:p>1855</text:p>
              </table:table-cell>
              <table:table-cell office:value-type="float" office:value="0.1193842">
                <text:p>0.1193842</text:p>
              </table:table-cell>
              <table:table-cell office:value-type="float" office:value="0.0052266303">
                <text:p>0.0052266303</text:p>
              </table:table-cell>
              <table:table-cell office:value-type="float" office:value="-0.021489242">
                <text:p>-0.021489242</text:p>
              </table:table-cell>
              <table:table-cell office:value-type="float" office:value="-0.0053723105">
                <text:p>-0.005372310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860">
                <text:p>1860</text:p>
              </table:table-cell>
              <table:table-cell office:value-type="float" office:value="0.11874363">
                <text:p>0.11874363</text:p>
              </table:table-cell>
              <table:table-cell office:value-type="float" office:value="0.0048610624">
                <text:p>0.0048610624</text:p>
              </table:table-cell>
              <table:table-cell office:value-type="float" office:value="-0.02107131">
                <text:p>-0.02107131</text:p>
              </table:table-cell>
              <table:table-cell office:value-type="float" office:value="-0.0052678273">
                <text:p>-0.005267827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865">
                <text:p>1865</text:p>
              </table:table-cell>
              <table:table-cell office:value-type="float" office:value="0.118130505">
                <text:p>0.118130505</text:p>
              </table:table-cell>
              <table:table-cell office:value-type="float" office:value="0.0045047095">
                <text:p>0.0045047095</text:p>
              </table:table-cell>
              <table:table-cell office:value-type="float" office:value="-0.020379966">
                <text:p>-0.020379966</text:p>
              </table:table-cell>
              <table:table-cell office:value-type="float" office:value="-0.0050949915">
                <text:p>-0.005094991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870">
                <text:p>1870</text:p>
              </table:table-cell>
              <table:table-cell office:value-type="float" office:value="0.11754487">
                <text:p>0.11754487</text:p>
              </table:table-cell>
              <table:table-cell office:value-type="float" office:value="0.0041667186">
                <text:p>0.0041667186</text:p>
              </table:table-cell>
              <table:table-cell office:value-type="float" office:value="-0.01994776">
                <text:p>-0.01994776</text:p>
              </table:table-cell>
              <table:table-cell office:value-type="float" office:value="-0.00498694">
                <text:p>-0.0049869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875">
                <text:p>1875</text:p>
              </table:table-cell>
              <table:table-cell office:value-type="float" office:value="0.11696837">
                <text:p>0.11696837</text:p>
              </table:table-cell>
              <table:table-cell office:value-type="float" office:value="0.0038288403">
                <text:p>0.0038288403</text:p>
              </table:table-cell>
              <table:table-cell office:value-type="float" office:value="-0.018711742">
                <text:p>-0.018711742</text:p>
              </table:table-cell>
              <table:table-cell office:value-type="float" office:value="-0.0046779355">
                <text:p>-0.004677935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880">
                <text:p>1880</text:p>
              </table:table-cell>
              <table:table-cell office:value-type="float" office:value="0.11640102">
                <text:p>0.11640102</text:p>
              </table:table-cell>
              <table:table-cell office:value-type="float" office:value="0.0034911113">
                <text:p>0.0034911113</text:p>
              </table:table-cell>
              <table:table-cell office:value-type="float" office:value="-0.017735505">
                <text:p>-0.017735505</text:p>
              </table:table-cell>
              <table:table-cell office:value-type="float" office:value="-0.0044338764">
                <text:p>-0.004433876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885">
                <text:p>1885</text:p>
              </table:table-cell>
              <table:table-cell office:value-type="float" office:value="0.11582453">
                <text:p>0.11582453</text:p>
              </table:table-cell>
              <table:table-cell office:value-type="float" office:value="0.0031809357">
                <text:p>0.0031809357</text:p>
              </table:table-cell>
              <table:table-cell office:value-type="float" office:value="-0.01595567">
                <text:p>-0.01595567</text:p>
              </table:table-cell>
              <table:table-cell office:value-type="float" office:value="-0.0039889175">
                <text:p>-0.003988917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890">
                <text:p>1890</text:p>
              </table:table-cell>
              <table:table-cell office:value-type="float" office:value="0.11523888">
                <text:p>0.11523888</text:p>
              </table:table-cell>
              <table:table-cell office:value-type="float" office:value="0.002889207">
                <text:p>0.002889207</text:p>
              </table:table-cell>
              <table:table-cell office:value-type="float" office:value="-0.014969209">
                <text:p>-0.014969209</text:p>
              </table:table-cell>
              <table:table-cell office:value-type="float" office:value="-0.0037423023">
                <text:p>-0.003742302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895">
                <text:p>1895</text:p>
              </table:table-cell>
              <table:table-cell office:value-type="float" office:value="0.11465321">
                <text:p>0.11465321</text:p>
              </table:table-cell>
              <table:table-cell office:value-type="float" office:value="0.0026159494">
                <text:p>0.0026159494</text:p>
              </table:table-cell>
              <table:table-cell office:value-type="float" office:value="-0.013978111">
                <text:p>-0.013978111</text:p>
              </table:table-cell>
              <table:table-cell office:value-type="float" office:value="-0.0034945277">
                <text:p>-0.003494527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900">
                <text:p>1900</text:p>
              </table:table-cell>
              <table:table-cell office:value-type="float" office:value="0.11406753">
                <text:p>0.11406753</text:p>
              </table:table-cell>
              <table:table-cell office:value-type="float" office:value="0.002343011">
                <text:p>0.002343011</text:p>
              </table:table-cell>
              <table:table-cell office:value-type="float" office:value="-0.012982302">
                <text:p>-0.012982302</text:p>
              </table:table-cell>
              <table:table-cell office:value-type="float" office:value="-0.0032455756">
                <text:p>-0.003245575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905">
                <text:p>1905</text:p>
              </table:table-cell>
              <table:table-cell office:value-type="float" office:value="0.113500185">
                <text:p>0.113500185</text:p>
              </table:table-cell>
              <table:table-cell office:value-type="float" office:value="0.0020977706">
                <text:p>0.0020977706</text:p>
              </table:table-cell>
              <table:table-cell office:value-type="float" office:value="-0.01144594">
                <text:p>-0.01144594</text:p>
              </table:table-cell>
              <table:table-cell office:value-type="float" office:value="-0.002861485">
                <text:p>-0.00286148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910">
                <text:p>1910</text:p>
              </table:table-cell>
              <table:table-cell office:value-type="float" office:value="0.11294199">
                <text:p>0.11294199</text:p>
              </table:table-cell>
              <table:table-cell office:value-type="float" office:value="0.0018620918">
                <text:p>0.0018620918</text:p>
              </table:table-cell>
              <table:table-cell office:value-type="float" office:value="-0.010168167">
                <text:p>-0.010168167</text:p>
              </table:table-cell>
              <table:table-cell office:value-type="float" office:value="-0.0025420417">
                <text:p>-0.002542041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915">
                <text:p>1915</text:p>
              </table:table-cell>
              <table:table-cell office:value-type="float" office:value="0.11240209">
                <text:p>0.11240209</text:p>
              </table:table-cell>
              <table:table-cell office:value-type="float" office:value="0.001654161">
                <text:p>0.001654161</text:p>
              </table:table-cell>
              <table:table-cell office:value-type="float" office:value="-0.008882756">
                <text:p>-0.008882756</text:p>
              </table:table-cell>
              <table:table-cell office:value-type="float" office:value="-0.002220689">
                <text:p>-0.00222068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920">
                <text:p>1920</text:p>
              </table:table-cell>
              <table:table-cell office:value-type="float" office:value="0.11186219">
                <text:p>0.11186219</text:p>
              </table:table-cell>
              <table:table-cell office:value-type="float" office:value="0.0014739564">
                <text:p>0.0014739564</text:p>
              </table:table-cell>
              <table:table-cell office:value-type="float" office:value="-0.007057656">
                <text:p>-0.007057656</text:p>
              </table:table-cell>
              <table:table-cell office:value-type="float" office:value="-0.001764414">
                <text:p>-0.00176441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925">
                <text:p>1925</text:p>
              </table:table-cell>
              <table:table-cell office:value-type="float" office:value="0.11131314">
                <text:p>0.11131314</text:p>
              </table:table-cell>
              <table:table-cell office:value-type="float" office:value="0.0013035095">
                <text:p>0.0013035095</text:p>
              </table:table-cell>
              <table:table-cell office:value-type="float" office:value="-0.0054912632">
                <text:p>-0.0054912632</text:p>
              </table:table-cell>
              <table:table-cell office:value-type="float" office:value="-0.0013728158">
                <text:p>-0.001372815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930">
                <text:p>1930</text:p>
              </table:table-cell>
              <table:table-cell office:value-type="float" office:value="0.110754944">
                <text:p>0.110754944</text:p>
              </table:table-cell>
              <table:table-cell office:value-type="float" office:value="0.0011341292">
                <text:p>0.0011341292</text:p>
              </table:table-cell>
              <table:table-cell office:value-type="float" office:value="-0.003650767">
                <text:p>-0.003650767</text:p>
              </table:table-cell>
              <table:table-cell office:value-type="float" office:value="-0.00091269176">
                <text:p>-0.0009126917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935">
                <text:p>1935</text:p>
              </table:table-cell>
              <table:table-cell office:value-type="float" office:value="0.110215046">
                <text:p>0.110215046</text:p>
              </table:table-cell>
              <table:table-cell office:value-type="float" office:value="0.000983935">
                <text:p>0.000983935</text:p>
              </table:table-cell>
              <table:table-cell office:value-type="float" office:value="-0.0018006101">
                <text:p>-0.0018006101</text:p>
              </table:table-cell>
              <table:table-cell office:value-type="float" office:value="-0.00045015253">
                <text:p>-0.0004501525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940">
                <text:p>1940</text:p>
              </table:table-cell>
              <table:table-cell office:value-type="float" office:value="0.109666">
                <text:p>0.109666</text:p>
              </table:table-cell>
              <table:table-cell office:value-type="float" office:value="0.00084438664">
                <text:p>0.00084438664</text:p>
              </table:table-cell>
              <table:table-cell office:value-type="float" office:value="-0.00020836096">
                <text:p>-0.00020836096</text:p>
              </table:table-cell>
              <table:table-cell office:value-type="float" office:value="-0.00005209024">
                <text:p>-0.0000520902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945">
                <text:p>1945</text:p>
              </table:table-cell>
              <table:table-cell office:value-type="float" office:value="0.10913525">
                <text:p>0.10913525</text:p>
              </table:table-cell>
              <table:table-cell office:value-type="float" office:value="0.0007160882">
                <text:p>0.0007160882</text:p>
              </table:table-cell>
              <table:table-cell office:value-type="float" office:value="0.0008580589">
                <text:p>0.0008580589</text:p>
              </table:table-cell>
              <table:table-cell office:value-type="float" office:value="0.00021451473">
                <text:p>0.0002145147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950">
                <text:p>1950</text:p>
              </table:table-cell>
              <table:table-cell office:value-type="float" office:value="0.1086045">
                <text:p>0.1086045</text:p>
              </table:table-cell>
              <table:table-cell office:value-type="float" office:value="0.00060810253">
                <text:p>0.00060810253</text:p>
              </table:table-cell>
              <table:table-cell office:value-type="float" office:value="0.0019296982">
                <text:p>0.0019296982</text:p>
              </table:table-cell>
              <table:table-cell office:value-type="float" office:value="0.00048242454">
                <text:p>0.0004824245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955">
                <text:p>1955</text:p>
              </table:table-cell>
              <table:table-cell office:value-type="float" office:value="0.1081012">
                <text:p>0.1081012</text:p>
              </table:table-cell>
              <table:table-cell office:value-type="float" office:value="0.000512789">
                <text:p>0.000512789</text:p>
              </table:table-cell>
              <table:table-cell office:value-type="float" office:value="0.0027391748">
                <text:p>0.0027391748</text:p>
              </table:table-cell>
              <table:table-cell office:value-type="float" office:value="0.0006847937">
                <text:p>0.000684793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960">
                <text:p>1960</text:p>
              </table:table-cell>
              <table:table-cell office:value-type="float" office:value="0.107597895">
                <text:p>0.107597895</text:p>
              </table:table-cell>
              <table:table-cell office:value-type="float" office:value="0.00043155058">
                <text:p>0.00043155058</text:p>
              </table:table-cell>
              <table:table-cell office:value-type="float" office:value="0.0030188211">
                <text:p>0.0030188211</text:p>
              </table:table-cell>
              <table:table-cell office:value-type="float" office:value="0.0007547053">
                <text:p>0.000754705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965">
                <text:p>1965</text:p>
              </table:table-cell>
              <table:table-cell office:value-type="float" office:value="0.10709459">
                <text:p>0.10709459</text:p>
              </table:table-cell>
              <table:table-cell office:value-type="float" office:value="0.0003722566">
                <text:p>0.0003722566</text:p>
              </table:table-cell>
              <table:table-cell office:value-type="float" office:value="0.0038335181">
                <text:p>0.0038335181</text:p>
              </table:table-cell>
              <table:table-cell office:value-type="float" office:value="0.00095837953">
                <text:p>0.0009583795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970">
                <text:p>1970</text:p>
              </table:table-cell>
              <table:table-cell office:value-type="float" office:value="0.10658214">
                <text:p>0.10658214</text:p>
              </table:table-cell>
              <table:table-cell office:value-type="float" office:value="0.0003280386">
                <text:p>0.0003280386</text:p>
              </table:table-cell>
              <table:table-cell office:value-type="float" office:value="0.004385652">
                <text:p>0.004385652</text:p>
              </table:table-cell>
              <table:table-cell office:value-type="float" office:value="0.001096413">
                <text:p>0.00109641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975">
                <text:p>1975</text:p>
              </table:table-cell>
              <table:table-cell office:value-type="float" office:value="0.10605139">
                <text:p>0.10605139</text:p>
              </table:table-cell>
              <table:table-cell office:value-type="float" office:value="0.00029885568">
                <text:p>0.00029885568</text:p>
              </table:table-cell>
              <table:table-cell office:value-type="float" office:value="0.004407601">
                <text:p>0.004407601</text:p>
              </table:table-cell>
              <table:table-cell office:value-type="float" office:value="0.0011019002">
                <text:p>0.001101900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980">
                <text:p>1980</text:p>
              </table:table-cell>
              <table:table-cell office:value-type="float" office:value="0.10552979">
                <text:p>0.10552979</text:p>
              </table:table-cell>
              <table:table-cell office:value-type="float" office:value="0.00028508762">
                <text:p>0.00028508762</text:p>
              </table:table-cell>
              <table:table-cell office:value-type="float" office:value="0.0046962555">
                <text:p>0.0046962555</text:p>
              </table:table-cell>
              <table:table-cell office:value-type="float" office:value="0.0011740639">
                <text:p>0.001174063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985">
                <text:p>1985</text:p>
              </table:table-cell>
              <table:table-cell office:value-type="float" office:value="0.105008185">
                <text:p>0.105008185</text:p>
              </table:table-cell>
              <table:table-cell office:value-type="float" office:value="0.00027903428">
                <text:p>0.00027903428</text:p>
              </table:table-cell>
              <table:table-cell office:value-type="float" office:value="0.0049864557">
                <text:p>0.0049864557</text:p>
              </table:table-cell>
              <table:table-cell office:value-type="float" office:value="0.0012466139">
                <text:p>0.001246613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990">
                <text:p>1990</text:p>
              </table:table-cell>
              <table:table-cell office:value-type="float" office:value="0.10450489">
                <text:p>0.10450489</text:p>
              </table:table-cell>
              <table:table-cell office:value-type="float" office:value="0.00027759414">
                <text:p>0.00027759414</text:p>
              </table:table-cell>
              <table:table-cell office:value-type="float" office:value="0.004743619">
                <text:p>0.004743619</text:p>
              </table:table-cell>
              <table:table-cell office:value-type="float" office:value="0.0011859047">
                <text:p>0.001185904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995">
                <text:p>1995</text:p>
              </table:table-cell>
              <table:table-cell office:value-type="float" office:value="0.10400159">
                <text:p>0.10400159</text:p>
              </table:table-cell>
              <table:table-cell office:value-type="float" office:value="-0.00027886592">
                <text:p>-0.00027886592</text:p>
              </table:table-cell>
              <table:table-cell office:value-type="float" office:value="0.00449972">
                <text:p>0.00449972</text:p>
              </table:table-cell>
              <table:table-cell office:value-type="float" office:value="0.00112493">
                <text:p>0.0011249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000">
                <text:p>2000</text:p>
              </table:table-cell>
              <table:table-cell office:value-type="float" office:value="0.10347999">
                <text:p>0.10347999</text:p>
              </table:table-cell>
              <table:table-cell office:value-type="float" office:value="-0.00027886592">
                <text:p>-0.00027886592</text:p>
              </table:table-cell>
              <table:table-cell office:value-type="float" office:value="0.0047892835">
                <text:p>0.0047892835</text:p>
              </table:table-cell>
              <table:table-cell office:value-type="float" office:value="0.0011973209">
                <text:p>0.001197320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005">
                <text:p>2005</text:p>
              </table:table-cell>
              <table:table-cell office:value-type="float" office:value="0.10294009">
                <text:p>0.10294009</text:p>
              </table:table-cell>
              <table:table-cell office:value-type="float" office:value="-0.00027989113">
                <text:p>-0.00027989113</text:p>
              </table:table-cell>
              <table:table-cell office:value-type="float" office:value="0.0045474935">
                <text:p>0.0045474935</text:p>
              </table:table-cell>
              <table:table-cell office:value-type="float" office:value="0.0011368734">
                <text:p>0.001136873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010">
                <text:p>2010</text:p>
              </table:table-cell>
              <table:table-cell office:value-type="float" office:value="0.10240934">
                <text:p>0.10240934</text:p>
              </table:table-cell>
              <table:table-cell office:value-type="float" office:value="-0.00027989113">
                <text:p>-0.00027989113</text:p>
              </table:table-cell>
              <table:table-cell office:value-type="float" office:value="0.0040372605">
                <text:p>0.0040372605</text:p>
              </table:table-cell>
              <table:table-cell office:value-type="float" office:value="0.0010093151">
                <text:p>0.001009315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015">
                <text:p>2015</text:p>
              </table:table-cell>
              <table:table-cell office:value-type="float" office:value="0.10186944">
                <text:p>0.10186944</text:p>
              </table:table-cell>
              <table:table-cell office:value-type="float" office:value="-0.00027989113">
                <text:p>-0.00027989113</text:p>
              </table:table-cell>
              <table:table-cell office:value-type="float" office:value="0.0037917418">
                <text:p>0.0037917418</text:p>
              </table:table-cell>
              <table:table-cell office:value-type="float" office:value="0.00094793545">
                <text:p>0.0009479354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020">
                <text:p>2020</text:p>
              </table:table-cell>
              <table:table-cell office:value-type="float" office:value="0.10133869">
                <text:p>0.10133869</text:p>
              </table:table-cell>
              <table:table-cell office:value-type="float" office:value="-0.00027814528">
                <text:p>-0.00027814528</text:p>
              </table:table-cell>
              <table:table-cell office:value-type="float" office:value="0.003811601">
                <text:p>0.003811601</text:p>
              </table:table-cell>
              <table:table-cell office:value-type="float" office:value="0.0009529003">
                <text:p>0.000952900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025">
                <text:p>2025</text:p>
              </table:table-cell>
              <table:table-cell office:value-type="float" office:value="0.10083539">
                <text:p>0.10083539</text:p>
              </table:table-cell>
              <table:table-cell office:value-type="float" office:value="-0.00027772092">
                <text:p>-0.00027772092</text:p>
              </table:table-cell>
              <table:table-cell office:value-type="float" office:value="0.00303">
                <text:p>0.00303</text:p>
              </table:table-cell>
              <table:table-cell office:value-type="float" office:value="0.0007575">
                <text:p>0.000757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030">
                <text:p>2030</text:p>
              </table:table-cell>
              <table:table-cell office:value-type="float" office:value="0.10033209">
                <text:p>0.10033209</text:p>
              </table:table-cell>
              <table:table-cell office:value-type="float" office:value="0.00027759993">
                <text:p>0.00027759993</text:p>
              </table:table-cell>
              <table:table-cell office:value-type="float" office:value="0.0022445638">
                <text:p>0.0022445638</text:p>
              </table:table-cell>
              <table:table-cell office:value-type="float" office:value="0.00056114094">
                <text:p>0.0005611409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035">
                <text:p>2035</text:p>
              </table:table-cell>
              <table:table-cell office:value-type="float" office:value="0.09982878">
                <text:p>0.09982878</text:p>
              </table:table-cell>
              <table:table-cell office:value-type="float" office:value="0.00027778104">
                <text:p>0.00027778104</text:p>
              </table:table-cell>
              <table:table-cell office:value-type="float" office:value="0.0014502549">
                <text:p>0.0014502549</text:p>
              </table:table-cell>
              <table:table-cell office:value-type="float" office:value="0.0003638085">
                <text:p>0.000363808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040">
                <text:p>2040</text:p>
              </table:table-cell>
              <table:table-cell office:value-type="float" office:value="0.099316336">
                <text:p>0.099316336</text:p>
              </table:table-cell>
              <table:table-cell office:value-type="float" office:value="0.0002790462">
                <text:p>0.0002790462</text:p>
              </table:table-cell>
              <table:table-cell office:value-type="float" office:value="0.00038976743">
                <text:p>0.00038976743</text:p>
              </table:table-cell>
              <table:table-cell office:value-type="float" office:value="0.000098788005">
                <text:p>0.00009878800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045">
                <text:p>2045</text:p>
              </table:table-cell>
              <table:table-cell office:value-type="float" office:value="0.098822184">
                <text:p>0.098822184</text:p>
              </table:table-cell>
              <table:table-cell office:value-type="float" office:value="0.00028012614">
                <text:p>0.00028012614</text:p>
              </table:table-cell>
              <table:table-cell office:value-type="float" office:value="-0.0011759334">
                <text:p>-0.0011759334</text:p>
              </table:table-cell>
              <table:table-cell office:value-type="float" office:value="-0.0003010328">
                <text:p>-0.000301032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050">
                <text:p>2050</text:p>
              </table:table-cell>
              <table:table-cell office:value-type="float" office:value="0.09832803">
                <text:p>0.09832803</text:p>
              </table:table-cell>
              <table:table-cell office:value-type="float" office:value="0.0002831637">
                <text:p>0.0002831637</text:p>
              </table:table-cell>
              <table:table-cell office:value-type="float" office:value="-0.002718234">
                <text:p>-0.002718234</text:p>
              </table:table-cell>
              <table:table-cell office:value-type="float" office:value="-0.0007028654">
                <text:p>-0.000702865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055">
                <text:p>2055</text:p>
              </table:table-cell>
              <table:table-cell office:value-type="float" office:value="0.09784303">
                <text:p>0.09784303</text:p>
              </table:table-cell>
              <table:table-cell office:value-type="float" office:value="0.000285112">
                <text:p>0.000285112</text:p>
              </table:table-cell>
              <table:table-cell office:value-type="float" office:value="-0.0039822375">
                <text:p>-0.0039822375</text:p>
              </table:table-cell>
              <table:table-cell office:value-type="float" office:value="-0.0010399378">
                <text:p>-0.001039937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060">
                <text:p>2060</text:p>
              </table:table-cell>
              <table:table-cell office:value-type="float" office:value="0.097376324">
                <text:p>0.097376324</text:p>
              </table:table-cell>
              <table:table-cell office:value-type="float" office:value="0.000285112">
                <text:p>0.000285112</text:p>
              </table:table-cell>
              <table:table-cell office:value-type="float" office:value="-0.0052283923">
                <text:p>-0.0052283923</text:p>
              </table:table-cell>
              <table:table-cell office:value-type="float" office:value="-0.001378483">
                <text:p>-0.00137848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065">
                <text:p>2065</text:p>
              </table:table-cell>
              <table:table-cell office:value-type="float" office:value="0.09690961">
                <text:p>0.09690961</text:p>
              </table:table-cell>
              <table:table-cell office:value-type="float" office:value="0.00028733915">
                <text:p>0.00028733915</text:p>
              </table:table-cell>
              <table:table-cell office:value-type="float" office:value="-0.0064563984">
                <text:p>-0.0064563984</text:p>
              </table:table-cell>
              <table:table-cell office:value-type="float" office:value="-0.0017186864">
                <text:p>-0.001718686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070">
                <text:p>2070</text:p>
              </table:table-cell>
              <table:table-cell office:value-type="float" office:value="0.096433766">
                <text:p>0.096433766</text:p>
              </table:table-cell>
              <table:table-cell office:value-type="float" office:value="0.00028733915">
                <text:p>0.00028733915</text:p>
              </table:table-cell>
              <table:table-cell office:value-type="float" office:value="-0.0074173883">
                <text:p>-0.0074173883</text:p>
              </table:table-cell>
              <table:table-cell office:value-type="float" office:value="-0.001994035">
                <text:p>-0.00199403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075">
                <text:p>2075</text:p>
              </table:table-cell>
              <table:table-cell office:value-type="float" office:value="0.095957905">
                <text:p>0.095957905</text:p>
              </table:table-cell>
              <table:table-cell office:value-type="float" office:value="0.00028733915">
                <text:p>0.00028733915</text:p>
              </table:table-cell>
              <table:table-cell office:value-type="float" office:value="-0.008855181">
                <text:p>-0.008855181</text:p>
              </table:table-cell>
              <table:table-cell office:value-type="float" office:value="-0.0024042297">
                <text:p>-0.002404229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080">
                <text:p>2080</text:p>
              </table:table-cell>
              <table:table-cell office:value-type="float" office:value="0.09548206">
                <text:p>0.09548206</text:p>
              </table:table-cell>
              <table:table-cell office:value-type="float" office:value="0.00029260365">
                <text:p>0.00029260365</text:p>
              </table:table-cell>
              <table:table-cell office:value-type="float" office:value="-0.010271097">
                <text:p>-0.010271097</text:p>
              </table:table-cell>
              <table:table-cell office:value-type="float" office:value="-0.0028165227">
                <text:p>-0.002816522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085">
                <text:p>2085</text:p>
              </table:table-cell>
              <table:table-cell office:value-type="float" office:value="0.095015354">
                <text:p>0.095015354</text:p>
              </table:table-cell>
              <table:table-cell office:value-type="float" office:value="0.00029562667">
                <text:p>0.00029562667</text:p>
              </table:table-cell>
              <table:table-cell office:value-type="float" office:value="-0.010943661">
                <text:p>-0.010943661</text:p>
              </table:table-cell>
              <table:table-cell office:value-type="float" office:value="-0.0030305055">
                <text:p>-0.003030505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090">
                <text:p>2090</text:p>
              </table:table-cell>
              <table:table-cell office:value-type="float" office:value="0.09454865">
                <text:p>0.09454865</text:p>
              </table:table-cell>
              <table:table-cell office:value-type="float" office:value="0.000302415">
                <text:p>0.000302415</text:p>
              </table:table-cell>
              <table:table-cell office:value-type="float" office:value="-0.011605603">
                <text:p>-0.011605603</text:p>
              </table:table-cell>
              <table:table-cell office:value-type="float" office:value="-0.0032456154">
                <text:p>-0.003245615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095">
                <text:p>2095</text:p>
              </table:table-cell>
              <table:table-cell office:value-type="float" office:value="0.094091095">
                <text:p>0.094091095</text:p>
              </table:table-cell>
              <table:table-cell office:value-type="float" office:value="0.00030616383">
                <text:p>0.00030616383</text:p>
              </table:table-cell>
              <table:table-cell office:value-type="float" office:value="-0.01249445">
                <text:p>-0.01249445</text:p>
              </table:table-cell>
              <table:table-cell office:value-type="float" office:value="-0.0035282564">
                <text:p>-0.003528256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100">
                <text:p>2100</text:p>
              </table:table-cell>
              <table:table-cell office:value-type="float" office:value="0.09364269">
                <text:p>0.09364269</text:p>
              </table:table-cell>
              <table:table-cell office:value-type="float" office:value="0.0003024144">
                <text:p>0.0003024144</text:p>
              </table:table-cell>
              <table:table-cell office:value-type="float" office:value="-0.013136899">
                <text:p>-0.013136899</text:p>
              </table:table-cell>
              <table:table-cell office:value-type="float" office:value="-0.0037452872">
                <text:p>-0.003745287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105">
                <text:p>2105</text:p>
              </table:table-cell>
              <table:table-cell office:value-type="float" office:value="0.09321258">
                <text:p>0.09321258</text:p>
              </table:table-cell>
              <table:table-cell office:value-type="float" office:value="0.0003061644">
                <text:p>0.0003061644</text:p>
              </table:table-cell>
              <table:table-cell office:value-type="float" office:value="-0.012844726">
                <text:p>-0.012844726</text:p>
              </table:table-cell>
              <table:table-cell office:value-type="float" office:value="-0.0036958624">
                <text:p>-0.003695862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110">
                <text:p>2110</text:p>
              </table:table-cell>
              <table:table-cell office:value-type="float" office:value="0.092773326">
                <text:p>0.092773326</text:p>
              </table:table-cell>
              <table:table-cell office:value-type="float" office:value="0.0003061644">
                <text:p>0.0003061644</text:p>
              </table:table-cell>
              <table:table-cell office:value-type="float" office:value="-0.012784196">
                <text:p>-0.012784196</text:p>
              </table:table-cell>
              <table:table-cell office:value-type="float" office:value="-0.003713361">
                <text:p>-0.00371336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115">
                <text:p>2115</text:p>
              </table:table-cell>
              <table:table-cell office:value-type="float" office:value="0.09230662">
                <text:p>0.09230662</text:p>
              </table:table-cell>
              <table:table-cell office:value-type="float" office:value="0.0003061644">
                <text:p>0.0003061644</text:p>
              </table:table-cell>
              <table:table-cell office:value-type="float" office:value="-0.012492484">
                <text:p>-0.012492484</text:p>
              </table:table-cell>
              <table:table-cell office:value-type="float" office:value="-0.0036654146">
                <text:p>-0.003665414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120">
                <text:p>2120</text:p>
              </table:table-cell>
              <table:table-cell office:value-type="float" office:value="0.09184907">
                <text:p>0.09184907</text:p>
              </table:table-cell>
              <table:table-cell office:value-type="float" office:value="0.00030241386">
                <text:p>0.00030241386</text:p>
              </table:table-cell>
              <table:table-cell office:value-type="float" office:value="-0.0119802775">
                <text:p>-0.0119802775</text:p>
              </table:table-cell>
              <table:table-cell office:value-type="float" office:value="-0.003550237">
                <text:p>-0.00355023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125">
                <text:p>2125</text:p>
              </table:table-cell>
              <table:table-cell office:value-type="float" office:value="0.09140066">
                <text:p>0.09140066</text:p>
              </table:table-cell>
              <table:table-cell office:value-type="float" office:value="0.00030241386">
                <text:p>0.00030241386</text:p>
              </table:table-cell>
              <table:table-cell office:value-type="float" office:value="-0.011252968">
                <text:p>-0.011252968</text:p>
              </table:table-cell>
              <table:table-cell office:value-type="float" office:value="-0.0033675062">
                <text:p>-0.003367506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130">
                <text:p>2130</text:p>
              </table:table-cell>
              <table:table-cell office:value-type="float" office:value="0.09092481">
                <text:p>0.09092481</text:p>
              </table:table-cell>
              <table:table-cell office:value-type="float" office:value="0.00029889584">
                <text:p>0.00029889584</text:p>
              </table:table-cell>
              <table:table-cell office:value-type="float" office:value="-0.010753059">
                <text:p>-0.010753059</text:p>
              </table:table-cell>
              <table:table-cell office:value-type="float" office:value="-0.003251676">
                <text:p>-0.00325167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135">
                <text:p>2135</text:p>
              </table:table-cell>
              <table:table-cell office:value-type="float" office:value="0.09047641">
                <text:p>0.09047641</text:p>
              </table:table-cell>
              <table:table-cell office:value-type="float" office:value="0.00029889584">
                <text:p>0.00029889584</text:p>
              </table:table-cell>
              <table:table-cell office:value-type="float" office:value="-0.010044651">
                <text:p>-0.010044651</text:p>
              </table:table-cell>
              <table:table-cell office:value-type="float" office:value="-0.0030676383">
                <text:p>-0.003067638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140">
                <text:p>2140</text:p>
              </table:table-cell>
              <table:table-cell office:value-type="float" office:value="0.09001885">
                <text:p>0.09001885</text:p>
              </table:table-cell>
              <table:table-cell office:value-type="float" office:value="0.00029889584">
                <text:p>0.00029889584</text:p>
              </table:table-cell>
              <table:table-cell office:value-type="float" office:value="-0.009128775">
                <text:p>-0.009128775</text:p>
              </table:table-cell>
              <table:table-cell office:value-type="float" office:value="-0.0028163432">
                <text:p>-0.002816343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145">
                <text:p>2145</text:p>
              </table:table-cell>
              <table:table-cell office:value-type="float" office:value="0.0895796">
                <text:p>0.0895796</text:p>
              </table:table-cell>
              <table:table-cell office:value-type="float" office:value="0.00029889584">
                <text:p>0.00029889584</text:p>
              </table:table-cell>
              <table:table-cell office:value-type="float" office:value="-0.008227651">
                <text:p>-0.008227651</text:p>
              </table:table-cell>
              <table:table-cell office:value-type="float" office:value="-0.0025632894">
                <text:p>-0.002563289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150">
                <text:p>2150</text:p>
              </table:table-cell>
              <table:table-cell office:value-type="float" office:value="0.08914034">
                <text:p>0.08914034</text:p>
              </table:table-cell>
              <table:table-cell office:value-type="float" office:value="0.00029889584">
                <text:p>0.00029889584</text:p>
              </table:table-cell>
              <table:table-cell office:value-type="float" office:value="-0.0073390966">
                <text:p>-0.0073390966</text:p>
              </table:table-cell>
              <table:table-cell office:value-type="float" office:value="-0.0023090537">
                <text:p>-0.002309053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155">
                <text:p>2155</text:p>
              </table:table-cell>
              <table:table-cell office:value-type="float" office:value="0.088691935">
                <text:p>0.088691935</text:p>
              </table:table-cell>
              <table:table-cell office:value-type="float" office:value="0.00029889584">
                <text:p>0.00029889584</text:p>
              </table:table-cell>
              <table:table-cell office:value-type="float" office:value="-0.006672365">
                <text:p>-0.006672365</text:p>
              </table:table-cell>
              <table:table-cell office:value-type="float" office:value="-0.0021205647">
                <text:p>-0.002120564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160">
                <text:p>2160</text:p>
              </table:table-cell>
              <table:table-cell office:value-type="float" office:value="0.08824353">
                <text:p>0.08824353</text:p>
              </table:table-cell>
              <table:table-cell office:value-type="float" office:value="0.00029561867">
                <text:p>0.00029561867</text:p>
              </table:table-cell>
              <table:table-cell office:value-type="float" office:value="-0.006015162">
                <text:p>-0.006015162</text:p>
              </table:table-cell>
              <table:table-cell office:value-type="float" office:value="-0.0019311749">
                <text:p>-0.001931174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165">
                <text:p>2165</text:p>
              </table:table-cell>
              <table:table-cell office:value-type="float" office:value="0.087785974">
                <text:p>0.087785974</text:p>
              </table:table-cell>
              <table:table-cell office:value-type="float" office:value="0.00029561867">
                <text:p>0.00029561867</text:p>
              </table:table-cell>
              <table:table-cell office:value-type="float" office:value="-0.0047498518">
                <text:p>-0.0047498518</text:p>
              </table:table-cell>
              <table:table-cell office:value-type="float" office:value="-0.0015408834">
                <text:p>-0.001540883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170">
                <text:p>2170</text:p>
              </table:table-cell>
              <table:table-cell office:value-type="float" office:value="0.08733757">
                <text:p>0.08733757</text:p>
              </table:table-cell>
              <table:table-cell office:value-type="float" office:value="0.00029561867">
                <text:p>0.00029561867</text:p>
              </table:table-cell>
              <table:table-cell office:value-type="float" office:value="-0.0037076746">
                <text:p>-0.0037076746</text:p>
              </table:table-cell>
              <table:table-cell office:value-type="float" office:value="-0.0012151767">
                <text:p>-0.001215176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175">
                <text:p>2175</text:p>
              </table:table-cell>
              <table:table-cell office:value-type="float" office:value="0.08689831">
                <text:p>0.08689831</text:p>
              </table:table-cell>
              <table:table-cell office:value-type="float" office:value="0.00029561867">
                <text:p>0.00029561867</text:p>
              </table:table-cell>
              <table:table-cell office:value-type="float" office:value="-0.002882898">
                <text:p>-0.002882898</text:p>
              </table:table-cell>
              <table:table-cell office:value-type="float" office:value="-0.00095443556">
                <text:p>-0.0009544355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180">
                <text:p>2180</text:p>
              </table:table-cell>
              <table:table-cell office:value-type="float" office:value="0.086449906">
                <text:p>0.086449906</text:p>
              </table:table-cell>
              <table:table-cell office:value-type="float" office:value="0.00029561867">
                <text:p>0.00029561867</text:p>
              </table:table-cell>
              <table:table-cell office:value-type="float" office:value="-0.0018706671">
                <text:p>-0.0018706671</text:p>
              </table:table-cell>
              <table:table-cell office:value-type="float" office:value="-0.0006257595">
                <text:p>-0.000625759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185">
                <text:p>2185</text:p>
              </table:table-cell>
              <table:table-cell office:value-type="float" office:value="0.0860015">
                <text:p>0.0860015</text:p>
              </table:table-cell>
              <table:table-cell office:value-type="float" office:value="0.00029561867">
                <text:p>0.00029561867</text:p>
              </table:table-cell>
              <table:table-cell office:value-type="float" office:value="-0.0012687353">
                <text:p>-0.0012687353</text:p>
              </table:table-cell>
              <table:table-cell office:value-type="float" office:value="-0.00042884363">
                <text:p>-0.0004288436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190">
                <text:p>2190</text:p>
              </table:table-cell>
              <table:table-cell office:value-type="float" office:value="0.085562244">
                <text:p>0.085562244</text:p>
              </table:table-cell>
              <table:table-cell office:value-type="float" office:value="0.00029561867">
                <text:p>0.00029561867</text:p>
              </table:table-cell>
              <table:table-cell office:value-type="float" office:value="-0.00048069318">
                <text:p>-0.00048069318</text:p>
              </table:table-cell>
              <table:table-cell office:value-type="float" office:value="-0.00016415105">
                <text:p>-0.0001641510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195">
                <text:p>2195</text:p>
              </table:table-cell>
              <table:table-cell office:value-type="float" office:value="0.08512299">
                <text:p>0.08512299</text:p>
              </table:table-cell>
              <table:table-cell office:value-type="float" office:value="0.0002925904">
                <text:p>0.0002925904</text:p>
              </table:table-cell>
              <table:table-cell office:value-type="float" office:value="0.00029534253">
                <text:p>0.00029534253</text:p>
              </table:table-cell>
              <table:table-cell office:value-type="float" office:value="0.00010189955">
                <text:p>0.0001018995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200">
                <text:p>2200</text:p>
              </table:table-cell>
              <table:table-cell office:value-type="float" office:value="0.08470203">
                <text:p>0.08470203</text:p>
              </table:table-cell>
              <table:table-cell office:value-type="float" office:value="0.0002925904">
                <text:p>0.0002925904</text:p>
              </table:table-cell>
              <table:table-cell office:value-type="float" office:value="0.0006768132">
                <text:p>0.0006768132</text:p>
              </table:table-cell>
              <table:table-cell office:value-type="float" office:value="0.00023584202">
                <text:p>0.0002358420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205">
                <text:p>2205</text:p>
              </table:table-cell>
              <table:table-cell office:value-type="float" office:value="0.08427192">
                <text:p>0.08427192</text:p>
              </table:table-cell>
              <table:table-cell office:value-type="float" office:value="0.0002925904">
                <text:p>0.0002925904</text:p>
              </table:table-cell>
              <table:table-cell office:value-type="float" office:value="0.0012419925">
                <text:p>0.0012419925</text:p>
              </table:table-cell>
              <table:table-cell office:value-type="float" office:value="0.0004372131">
                <text:p>0.000437213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210">
                <text:p>2210</text:p>
              </table:table-cell>
              <table:table-cell office:value-type="float" office:value="0.083841816">
                <text:p>0.083841816</text:p>
              </table:table-cell>
              <table:table-cell office:value-type="float" office:value="0.0002925904">
                <text:p>0.0002925904</text:p>
              </table:table-cell>
              <table:table-cell office:value-type="float" office:value="0.0017984879">
                <text:p>0.0017984879</text:p>
              </table:table-cell>
              <table:table-cell office:value-type="float" office:value="0.0006396261">
                <text:p>0.000639626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215">
                <text:p>2215</text:p>
              </table:table-cell>
              <table:table-cell office:value-type="float" office:value="0.08341171">
                <text:p>0.08341171</text:p>
              </table:table-cell>
              <table:table-cell office:value-type="float" office:value="0.0002925904">
                <text:p>0.0002925904</text:p>
              </table:table-cell>
              <table:table-cell office:value-type="float" office:value="0.0027177315">
                <text:p>0.0027177315</text:p>
              </table:table-cell>
              <table:table-cell office:value-type="float" office:value="0.0009765456">
                <text:p>0.000976545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220">
                <text:p>2220</text:p>
              </table:table-cell>
              <table:table-cell office:value-type="float" office:value="0.08300908">
                <text:p>0.08300908</text:p>
              </table:table-cell>
              <table:table-cell office:value-type="float" office:value="0.00028981885">
                <text:p>0.00028981885</text:p>
              </table:table-cell>
              <table:table-cell office:value-type="float" office:value="0.002704614">
                <text:p>0.002704614</text:p>
              </table:table-cell>
              <table:table-cell office:value-type="float" office:value="0.0009812826">
                <text:p>0.000981282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225">
                <text:p>2225</text:p>
              </table:table-cell>
              <table:table-cell office:value-type="float" office:value="0.0826156">
                <text:p>0.0826156</text:p>
              </table:table-cell>
              <table:table-cell office:value-type="float" office:value="0.00028981885">
                <text:p>0.00028981885</text:p>
              </table:table-cell>
              <table:table-cell office:value-type="float" office:value="0.0028739246">
                <text:p>0.0028739246</text:p>
              </table:table-cell>
              <table:table-cell office:value-type="float" office:value="0.0010526676">
                <text:p>0.001052667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230">
                <text:p>2230</text:p>
              </table:table-cell>
              <table:table-cell office:value-type="float" office:value="0.08224042">
                <text:p>0.08224042</text:p>
              </table:table-cell>
              <table:table-cell office:value-type="float" office:value="0.00028981885">
                <text:p>0.00028981885</text:p>
              </table:table-cell>
              <table:table-cell office:value-type="float" office:value="0.0026804118">
                <text:p>0.0026804118</text:p>
              </table:table-cell>
              <table:table-cell office:value-type="float" office:value="0.0009907656">
                <text:p>0.000990765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235">
                <text:p>2235</text:p>
              </table:table-cell>
              <table:table-cell office:value-type="float" office:value="0.08183779">
                <text:p>0.08183779</text:p>
              </table:table-cell>
              <table:table-cell office:value-type="float" office:value="0.00028981885">
                <text:p>0.00028981885</text:p>
              </table:table-cell>
              <table:table-cell office:value-type="float" office:value="0.00266729">
                <text:p>0.00266729</text:p>
              </table:table-cell>
              <table:table-cell office:value-type="float" office:value="0.0009956403">
                <text:p>0.000995640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240">
                <text:p>2240</text:p>
              </table:table-cell>
              <table:table-cell office:value-type="float" office:value="0.081471756">
                <text:p>0.081471756</text:p>
              </table:table-cell>
              <table:table-cell office:value-type="float" office:value="0.00028981885">
                <text:p>0.00028981885</text:p>
              </table:table-cell>
              <table:table-cell office:value-type="float" office:value="0.0023011637">
                <text:p>0.0023011637</text:p>
              </table:table-cell>
              <table:table-cell office:value-type="float" office:value="0.00086670916">
                <text:p>0.0008667091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245">
                <text:p>2245</text:p>
              </table:table-cell>
              <table:table-cell office:value-type="float" office:value="0.081078276">
                <text:p>0.081078276</text:p>
              </table:table-cell>
              <table:table-cell office:value-type="float" office:value="0.0002873115">
                <text:p>0.0002873115</text:p>
              </table:table-cell>
              <table:table-cell office:value-type="float" office:value="0.0021146273">
                <text:p>0.0021146273</text:p>
              </table:table-cell>
              <table:table-cell office:value-type="float" office:value="0.00080420135">
                <text:p>0.0008042013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250">
                <text:p>2250</text:p>
              </table:table-cell>
              <table:table-cell office:value-type="float" office:value="0.080703095">
                <text:p>0.080703095</text:p>
              </table:table-cell>
              <table:table-cell office:value-type="float" office:value="0.0002873115">
                <text:p>0.0002873115</text:p>
              </table:table-cell>
              <table:table-cell office:value-type="float" office:value="0.0012359126">
                <text:p>0.0012359126</text:p>
              </table:table-cell>
              <table:table-cell office:value-type="float" office:value="0.00047440297">
                <text:p>0.0004744029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255">
                <text:p>2255</text:p>
              </table:table-cell>
              <table:table-cell office:value-type="float" office:value="0.080309615">
                <text:p>0.080309615</text:p>
              </table:table-cell>
              <table:table-cell office:value-type="float" office:value="0.0002873115">
                <text:p>0.0002873115</text:p>
              </table:table-cell>
              <table:table-cell office:value-type="float" office:value="0.00071353634">
                <text:p>0.00071353634</text:p>
              </table:table-cell>
              <table:table-cell office:value-type="float" office:value="0.00027658016">
                <text:p>0.0002765801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260">
                <text:p>2260</text:p>
              </table:table-cell>
              <table:table-cell office:value-type="float" office:value="0.07994358">
                <text:p>0.07994358</text:p>
              </table:table-cell>
              <table:table-cell office:value-type="float" office:value="0.0002873115">
                <text:p>0.0002873115</text:p>
              </table:table-cell>
              <table:table-cell office:value-type="float" office:value="0.000028187322">
                <text:p>0.000028187322</text:p>
              </table:table-cell>
              <table:table-cell office:value-type="float" office:value="0.000011026219">
                <text:p>0.00001102621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265">
                <text:p>2265</text:p>
              </table:table-cell>
              <table:table-cell office:value-type="float" office:value="0.0795501">
                <text:p>0.0795501</text:p>
              </table:table-cell>
              <table:table-cell office:value-type="float" office:value="0.0002873115">
                <text:p>0.0002873115</text:p>
              </table:table-cell>
              <table:table-cell office:value-type="float" office:value="-0.00047859346">
                <text:p>-0.00047859346</text:p>
              </table:table-cell>
              <table:table-cell office:value-type="float" office:value="-0.00018907117">
                <text:p>-0.0001890711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270">
                <text:p>2270</text:p>
              </table:table-cell>
              <table:table-cell office:value-type="float" office:value="0.07916577">
                <text:p>0.07916577</text:p>
              </table:table-cell>
              <table:table-cell office:value-type="float" office:value="0.0002873115">
                <text:p>0.0002873115</text:p>
              </table:table-cell>
              <table:table-cell office:value-type="float" office:value="-0.0011452619">
                <text:p>-0.0011452619</text:p>
              </table:table-cell>
              <table:table-cell office:value-type="float" office:value="-0.00045684614">
                <text:p>-0.0004568461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275">
                <text:p>2275</text:p>
              </table:table-cell>
              <table:table-cell office:value-type="float" office:value="0.07878144">
                <text:p>0.07878144</text:p>
              </table:table-cell>
              <table:table-cell office:value-type="float" office:value="0.00028507525">
                <text:p>0.00028507525</text:p>
              </table:table-cell>
              <table:table-cell office:value-type="float" office:value="-0.0014709565">
                <text:p>-0.0014709565</text:p>
              </table:table-cell>
              <table:table-cell office:value-type="float" office:value="-0.000592505">
                <text:p>-0.00059250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280">
                <text:p>2280</text:p>
              </table:table-cell>
              <table:table-cell office:value-type="float" office:value="0.07838796">
                <text:p>0.07838796</text:p>
              </table:table-cell>
              <table:table-cell office:value-type="float" office:value="0.00028507525">
                <text:p>0.00028507525</text:p>
              </table:table-cell>
              <table:table-cell office:value-type="float" office:value="-0.0019555748">
                <text:p>-0.0019555748</text:p>
              </table:table-cell>
              <table:table-cell office:value-type="float" office:value="-0.0007956384">
                <text:p>-0.000795638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285">
                <text:p>2285</text:p>
              </table:table-cell>
              <table:table-cell office:value-type="float" office:value="0.07801278">
                <text:p>0.07801278</text:p>
              </table:table-cell>
              <table:table-cell office:value-type="float" office:value="0.00028507525">
                <text:p>0.00028507525</text:p>
              </table:table-cell>
              <table:table-cell office:value-type="float" office:value="-0.0024334316">
                <text:p>-0.0024334316</text:p>
              </table:table-cell>
              <table:table-cell office:value-type="float" office:value="-0.0009996032">
                <text:p>-0.000999603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290">
                <text:p>2290</text:p>
              </table:table-cell>
              <table:table-cell office:value-type="float" office:value="0.07761015">
                <text:p>0.07761015</text:p>
              </table:table-cell>
              <table:table-cell office:value-type="float" office:value="0.00028507525">
                <text:p>0.00028507525</text:p>
              </table:table-cell>
              <table:table-cell office:value-type="float" office:value="-0.0027424002">
                <text:p>-0.0027424002</text:p>
              </table:table-cell>
              <table:table-cell office:value-type="float" office:value="-0.0011382399">
                <text:p>-0.001138239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295">
                <text:p>2295</text:p>
              </table:table-cell>
              <table:table-cell office:value-type="float" office:value="0.07718919">
                <text:p>0.07718919</text:p>
              </table:table-cell>
              <table:table-cell office:value-type="float" office:value="0.00028507525">
                <text:p>0.00028507525</text:p>
              </table:table-cell>
              <table:table-cell office:value-type="float" office:value="-0.0033637073">
                <text:p>-0.0033637073</text:p>
              </table:table-cell>
              <table:table-cell office:value-type="float" office:value="-0.001411384">
                <text:p>-0.00141138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300">
                <text:p>2300</text:p>
              </table:table-cell>
              <table:table-cell office:value-type="float" office:value="0.07678656">
                <text:p>0.07678656</text:p>
              </table:table-cell>
              <table:table-cell office:value-type="float" office:value="0.00028311656">
                <text:p>0.00028311656</text:p>
              </table:table-cell>
              <table:table-cell office:value-type="float" office:value="-0.00366091">
                <text:p>-0.00366091</text:p>
              </table:table-cell>
              <table:table-cell office:value-type="float" office:value="-0.0015522391">
                <text:p>-0.001552239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305">
                <text:p>2305</text:p>
              </table:table-cell>
              <table:table-cell office:value-type="float" office:value="0.07640223">
                <text:p>0.07640223</text:p>
              </table:table-cell>
              <table:table-cell office:value-type="float" office:value="0.00028311656">
                <text:p>0.00028311656</text:p>
              </table:table-cell>
              <table:table-cell office:value-type="float" office:value="-0.0042657317">
                <text:p>-0.0042657317</text:p>
              </table:table-cell>
              <table:table-cell office:value-type="float" office:value="-0.001826928">
                <text:p>-0.00182692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310">
                <text:p>2310</text:p>
              </table:table-cell>
              <table:table-cell office:value-type="float" office:value="0.0760179">
                <text:p>0.0760179</text:p>
              </table:table-cell>
              <table:table-cell office:value-type="float" office:value="0.00028311656">
                <text:p>0.00028311656</text:p>
              </table:table-cell>
              <table:table-cell office:value-type="float" office:value="-0.0045527234">
                <text:p>-0.0045527234</text:p>
              </table:table-cell>
              <table:table-cell office:value-type="float" office:value="-0.0019696066">
                <text:p>-0.001969606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315">
                <text:p>2315</text:p>
              </table:table-cell>
              <table:table-cell office:value-type="float" office:value="0.07563357">
                <text:p>0.07563357</text:p>
              </table:table-cell>
              <table:table-cell office:value-type="float" office:value="0.00028311656">
                <text:p>0.00028311656</text:p>
              </table:table-cell>
              <table:table-cell office:value-type="float" office:value="-0.005140391">
                <text:p>-0.005140391</text:p>
              </table:table-cell>
              <table:table-cell office:value-type="float" office:value="-0.0022465028">
                <text:p>-0.002246502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320">
                <text:p>2320</text:p>
              </table:table-cell>
              <table:table-cell office:value-type="float" office:value="0.07524009">
                <text:p>0.07524009</text:p>
              </table:table-cell>
              <table:table-cell office:value-type="float" office:value="0.00028311656">
                <text:p>0.00028311656</text:p>
              </table:table-cell>
              <table:table-cell office:value-type="float" office:value="-0.0052647474">
                <text:p>-0.0052647474</text:p>
              </table:table-cell>
              <table:table-cell office:value-type="float" office:value="-0.0023249784">
                <text:p>-0.002324978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325">
                <text:p>2325</text:p>
              </table:table-cell>
              <table:table-cell office:value-type="float" office:value="0.07485576">
                <text:p>0.07485576</text:p>
              </table:table-cell>
              <table:table-cell office:value-type="float" office:value="0.00028144123">
                <text:p>0.00028144123</text:p>
              </table:table-cell>
              <table:table-cell office:value-type="float" office:value="-0.0055369576">
                <text:p>-0.0055369576</text:p>
              </table:table-cell>
              <table:table-cell office:value-type="float" office:value="-0.002470363">
                <text:p>-0.00247036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330">
                <text:p>2330</text:p>
              </table:table-cell>
              <table:table-cell office:value-type="float" office:value="0.07447143">
                <text:p>0.07447143</text:p>
              </table:table-cell>
              <table:table-cell office:value-type="float" office:value="0.00028144123">
                <text:p>0.00028144123</text:p>
              </table:table-cell>
              <table:table-cell office:value-type="float" office:value="-0.0058045727">
                <text:p>-0.0058045727</text:p>
              </table:table-cell>
              <table:table-cell office:value-type="float" office:value="-0.002616561">
                <text:p>-0.00261656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335">
                <text:p>2335</text:p>
              </table:table-cell>
              <table:table-cell office:value-type="float" office:value="0.074105404">
                <text:p>0.074105404</text:p>
              </table:table-cell>
              <table:table-cell office:value-type="float" office:value="0.00028144123">
                <text:p>0.00028144123</text:p>
              </table:table-cell>
              <table:table-cell office:value-type="float" office:value="-0.005776044">
                <text:p>-0.005776044</text:p>
              </table:table-cell>
              <table:table-cell office:value-type="float" office:value="-0.0026294852">
                <text:p>-0.002629485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340">
                <text:p>2340</text:p>
              </table:table-cell>
              <table:table-cell office:value-type="float" office:value="0.07371192">
                <text:p>0.07371192</text:p>
              </table:table-cell>
              <table:table-cell office:value-type="float" office:value="0.00028144123">
                <text:p>0.00028144123</text:p>
              </table:table-cell>
              <table:table-cell office:value-type="float" office:value="-0.005890405">
                <text:p>-0.005890405</text:p>
              </table:table-cell>
              <table:table-cell office:value-type="float" office:value="-0.0027102525">
                <text:p>-0.002710252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345">
                <text:p>2345</text:p>
              </table:table-cell>
              <table:table-cell office:value-type="float" office:value="0.073318444">
                <text:p>0.073318444</text:p>
              </table:table-cell>
              <table:table-cell office:value-type="float" office:value="0.00028144123">
                <text:p>0.00028144123</text:p>
              </table:table-cell>
              <table:table-cell office:value-type="float" office:value="-0.005715475">
                <text:p>-0.005715475</text:p>
              </table:table-cell>
              <table:table-cell office:value-type="float" office:value="-0.0026580666">
                <text:p>-0.002658066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350">
                <text:p>2350</text:p>
              </table:table-cell>
              <table:table-cell office:value-type="float" office:value="0.072943255">
                <text:p>0.072943255</text:p>
              </table:table-cell>
              <table:table-cell office:value-type="float" office:value="0.00028005437">
                <text:p>0.00028005437</text:p>
              </table:table-cell>
              <table:table-cell office:value-type="float" office:value="-0.005828235">
                <text:p>-0.005828235</text:p>
              </table:table-cell>
              <table:table-cell office:value-type="float" office:value="-0.0027384623">
                <text:p>-0.002738462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355">
                <text:p>2355</text:p>
              </table:table-cell>
              <table:table-cell office:value-type="float" office:value="0.072568074">
                <text:p>0.072568074</text:p>
              </table:table-cell>
              <table:table-cell office:value-type="float" office:value="0.00028005437">
                <text:p>0.00028005437</text:p>
              </table:table-cell>
              <table:table-cell office:value-type="float" office:value="-0.0056577055">
                <text:p>-0.0056577055</text:p>
              </table:table-cell>
              <table:table-cell office:value-type="float" office:value="-0.002685896">
                <text:p>-0.00268589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360">
                <text:p>2360</text:p>
              </table:table-cell>
              <table:table-cell office:value-type="float" office:value="0.07218375">
                <text:p>0.07218375</text:p>
              </table:table-cell>
              <table:table-cell office:value-type="float" office:value="0.00028005437">
                <text:p>0.00028005437</text:p>
              </table:table-cell>
              <table:table-cell office:value-type="float" office:value="-0.005627743">
                <text:p>-0.005627743</text:p>
              </table:table-cell>
              <table:table-cell office:value-type="float" office:value="-0.0027001966">
                <text:p>-0.002700196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365">
                <text:p>2365</text:p>
              </table:table-cell>
              <table:table-cell office:value-type="float" office:value="0.07180857">
                <text:p>0.07180857</text:p>
              </table:table-cell>
              <table:table-cell office:value-type="float" office:value="0.00028005437">
                <text:p>0.00028005437</text:p>
              </table:table-cell>
              <table:table-cell office:value-type="float" office:value="-0.0057361224">
                <text:p>-0.0057361224</text:p>
              </table:table-cell>
              <table:table-cell office:value-type="float" office:value="-0.0027810314">
                <text:p>-0.002781031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370">
                <text:p>2370</text:p>
              </table:table-cell>
              <table:table-cell office:value-type="float" office:value="0.07142424">
                <text:p>0.07142424</text:p>
              </table:table-cell>
              <table:table-cell office:value-type="float" office:value="0.00028005437">
                <text:p>0.00028005437</text:p>
              </table:table-cell>
              <table:table-cell office:value-type="float" office:value="-0.0057054227">
                <text:p>-0.0057054227</text:p>
              </table:table-cell>
              <table:table-cell office:value-type="float" office:value="-0.0027959964">
                <text:p>-0.002795996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375">
                <text:p>2375</text:p>
              </table:table-cell>
              <table:table-cell office:value-type="float" office:value="0.071067356">
                <text:p>0.071067356</text:p>
              </table:table-cell>
              <table:table-cell office:value-type="float" office:value="0.00028005437">
                <text:p>0.00028005437</text:p>
              </table:table-cell>
              <table:table-cell office:value-type="float" office:value="-0.0052725472">
                <text:p>-0.0052725472</text:p>
              </table:table-cell>
              <table:table-cell office:value-type="float" office:value="-0.0026098778">
                <text:p>-0.002609877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380">
                <text:p>2380</text:p>
              </table:table-cell>
              <table:table-cell office:value-type="float" office:value="0.07072877">
                <text:p>0.07072877</text:p>
              </table:table-cell>
              <table:table-cell office:value-type="float" office:value="0.00027896021">
                <text:p>0.00027896021</text:p>
              </table:table-cell>
              <table:table-cell office:value-type="float" office:value="-0.005113935">
                <text:p>-0.005113935</text:p>
              </table:table-cell>
              <table:table-cell office:value-type="float" office:value="-0.0025556595">
                <text:p>-0.002555659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385">
                <text:p>2385</text:p>
              </table:table-cell>
              <table:table-cell office:value-type="float" office:value="0.07039934">
                <text:p>0.07039934</text:p>
              </table:table-cell>
              <table:table-cell office:value-type="float" office:value="0.00027896021">
                <text:p>0.00027896021</text:p>
              </table:table-cell>
              <table:table-cell office:value-type="float" office:value="-0.005090115">
                <text:p>-0.005090115</text:p>
              </table:table-cell>
              <table:table-cell office:value-type="float" office:value="-0.0025676186">
                <text:p>-0.002567618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390">
                <text:p>2390</text:p>
              </table:table-cell>
              <table:table-cell office:value-type="float" office:value="0.07006076">
                <text:p>0.07006076</text:p>
              </table:table-cell>
              <table:table-cell office:value-type="float" office:value="0.00027896021">
                <text:p>0.00027896021</text:p>
              </table:table-cell>
              <table:table-cell office:value-type="float" office:value="-0.00493465">
                <text:p>-0.00493465</text:p>
              </table:table-cell>
              <table:table-cell office:value-type="float" office:value="-0.0025133137">
                <text:p>-0.002513313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395">
                <text:p>2395</text:p>
              </table:table-cell>
              <table:table-cell office:value-type="float" office:value="0.06971303">
                <text:p>0.06971303</text:p>
              </table:table-cell>
              <table:table-cell office:value-type="float" office:value="0.00027896021">
                <text:p>0.00027896021</text:p>
              </table:table-cell>
              <table:table-cell office:value-type="float" office:value="-0.004650761">
                <text:p>-0.004650761</text:p>
              </table:table-cell>
              <table:table-cell office:value-type="float" office:value="-0.002392413">
                <text:p>-0.00239241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400">
                <text:p>2400</text:p>
              </table:table-cell>
              <table:table-cell office:value-type="float" office:value="0.069356136">
                <text:p>0.069356136</text:p>
              </table:table-cell>
              <table:table-cell office:value-type="float" office:value="0.00027896021">
                <text:p>0.00027896021</text:p>
              </table:table-cell>
              <table:table-cell office:value-type="float" office:value="-0.0044985674">
                <text:p>-0.0044985674</text:p>
              </table:table-cell>
              <table:table-cell office:value-type="float" office:value="-0.0023379996">
                <text:p>-0.002337999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405">
                <text:p>2405</text:p>
              </table:table-cell>
              <table:table-cell office:value-type="float" office:value="0.06901756">
                <text:p>0.06901756</text:p>
              </table:table-cell>
              <table:table-cell office:value-type="float" office:value="0.00027896021">
                <text:p>0.00027896021</text:p>
              </table:table-cell>
              <table:table-cell office:value-type="float" office:value="-0.0040952517">
                <text:p>-0.0040952517</text:p>
              </table:table-cell>
              <table:table-cell office:value-type="float" office:value="-0.0021493216">
                <text:p>-0.002149321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410">
                <text:p>2410</text:p>
              </table:table-cell>
              <table:table-cell office:value-type="float" office:value="0.068678975">
                <text:p>0.068678975</text:p>
              </table:table-cell>
              <table:table-cell office:value-type="float" office:value="0.00027816225">
                <text:p>0.00027816225</text:p>
              </table:table-cell>
              <table:table-cell office:value-type="float" office:value="-0.0036975332">
                <text:p>-0.0036975332</text:p>
              </table:table-cell>
              <table:table-cell office:value-type="float" office:value="-0.0019597672">
                <text:p>-0.001959767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415">
                <text:p>2415</text:p>
              </table:table-cell>
              <table:table-cell office:value-type="float" office:value="0.06833124">
                <text:p>0.06833124</text:p>
              </table:table-cell>
              <table:table-cell office:value-type="float" office:value="0.00027816225">
                <text:p>0.00027816225</text:p>
              </table:table-cell>
              <table:table-cell office:value-type="float" office:value="-0.0031803546">
                <text:p>-0.0031803546</text:p>
              </table:table-cell>
              <table:table-cell office:value-type="float" office:value="-0.0017028521">
                <text:p>-0.001702852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420">
                <text:p>2420</text:p>
              </table:table-cell>
              <table:table-cell office:value-type="float" office:value="0.06798351">
                <text:p>0.06798351</text:p>
              </table:table-cell>
              <table:table-cell office:value-type="float" office:value="0.00027816225">
                <text:p>0.00027816225</text:p>
              </table:table-cell>
              <table:table-cell office:value-type="float" office:value="-0.002917468">
                <text:p>-0.002917468</text:p>
              </table:table-cell>
              <table:table-cell office:value-type="float" office:value="-0.0015781163">
                <text:p>-0.001578116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425">
                <text:p>2425</text:p>
              </table:table-cell>
              <table:table-cell office:value-type="float" office:value="0.067644924">
                <text:p>0.067644924</text:p>
              </table:table-cell>
              <table:table-cell office:value-type="float" office:value="0.00027816225">
                <text:p>0.00027816225</text:p>
              </table:table-cell>
              <table:table-cell office:value-type="float" office:value="-0.002536582">
                <text:p>-0.002536582</text:p>
              </table:table-cell>
              <table:table-cell office:value-type="float" office:value="-0.0013858574">
                <text:p>-0.001385857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430">
                <text:p>2430</text:p>
              </table:table-cell>
              <table:table-cell office:value-type="float" office:value="0.06730634">
                <text:p>0.06730634</text:p>
              </table:table-cell>
              <table:table-cell office:value-type="float" office:value="0.000277663">
                <text:p>0.000277663</text:p>
              </table:table-cell>
              <table:table-cell office:value-type="float" office:value="-0.0021611836">
                <text:p>-0.0021611836</text:p>
              </table:table-cell>
              <table:table-cell office:value-type="float" office:value="-0.0011926685">
                <text:p>-0.001192668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435">
                <text:p>2435</text:p>
              </table:table-cell>
              <table:table-cell office:value-type="float" office:value="0.066986054">
                <text:p>0.066986054</text:p>
              </table:table-cell>
              <table:table-cell office:value-type="float" office:value="0.000277663">
                <text:p>0.000277663</text:p>
              </table:table-cell>
              <table:table-cell office:value-type="float" office:value="-0.0020311612">
                <text:p>-0.0020311612</text:p>
              </table:table-cell>
              <table:table-cell office:value-type="float" office:value="-0.0011316591">
                <text:p>-0.001131659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440">
                <text:p>2440</text:p>
              </table:table-cell>
              <table:table-cell office:value-type="float" office:value="0.06666577">
                <text:p>0.06666577</text:p>
              </table:table-cell>
              <table:table-cell office:value-type="float" office:value="0.000277663">
                <text:p>0.000277663</text:p>
              </table:table-cell>
              <table:table-cell office:value-type="float" office:value="-0.0019028528">
                <text:p>-0.0019028528</text:p>
              </table:table-cell>
              <table:table-cell office:value-type="float" office:value="-0.0010703835">
                <text:p>-0.001070383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445">
                <text:p>2445</text:p>
              </table:table-cell>
              <table:table-cell office:value-type="float" office:value="0.06634548">
                <text:p>0.06634548</text:p>
              </table:table-cell>
              <table:table-cell office:value-type="float" office:value="0.000277663">
                <text:p>0.000277663</text:p>
              </table:table-cell>
              <table:table-cell office:value-type="float" office:value="-0.0015413262">
                <text:p>-0.0015413262</text:p>
              </table:table-cell>
              <table:table-cell office:value-type="float" office:value="-0.00087541074">
                <text:p>-0.0008754107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450">
                <text:p>2450</text:p>
              </table:table-cell>
              <table:table-cell office:value-type="float" office:value="0.06603435">
                <text:p>0.06603435</text:p>
              </table:table-cell>
              <table:table-cell office:value-type="float" office:value="0.000277663">
                <text:p>0.000277663</text:p>
              </table:table-cell>
              <table:table-cell office:value-type="float" office:value="-0.0013013867">
                <text:p>-0.0013013867</text:p>
              </table:table-cell>
              <table:table-cell office:value-type="float" office:value="-0.0007461164">
                <text:p>-0.000746116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455">
                <text:p>2455</text:p>
              </table:table-cell>
              <table:table-cell office:value-type="float" office:value="0.06571406">
                <text:p>0.06571406</text:p>
              </table:table-cell>
              <table:table-cell office:value-type="float" office:value="0.00027746413">
                <text:p>0.00027746413</text:p>
              </table:table-cell>
              <table:table-cell office:value-type="float" office:value="-0.0014103138">
                <text:p>-0.0014103138</text:p>
              </table:table-cell>
              <table:table-cell office:value-type="float" office:value="-0.0008164679">
                <text:p>-0.000816467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460">
                <text:p>2460</text:p>
              </table:table-cell>
              <table:table-cell office:value-type="float" office:value="0.065412074">
                <text:p>0.065412074</text:p>
              </table:table-cell>
              <table:table-cell office:value-type="float" office:value="0.00027746413">
                <text:p>0.00027746413</text:p>
              </table:table-cell>
              <table:table-cell office:value-type="float" office:value="-0.0012896649">
                <text:p>-0.0012896649</text:p>
              </table:table-cell>
              <table:table-cell office:value-type="float" office:value="-0.0007535309">
                <text:p>-0.000753530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465">
                <text:p>2465</text:p>
              </table:table-cell>
              <table:table-cell office:value-type="float" office:value="0.06508264">
                <text:p>0.06508264</text:p>
              </table:table-cell>
              <table:table-cell office:value-type="float" office:value="0.00027746413">
                <text:p>0.00027746413</text:p>
              </table:table-cell>
              <table:table-cell office:value-type="float" office:value="-0.0010570785">
                <text:p>-0.0010570785</text:p>
              </table:table-cell>
              <table:table-cell office:value-type="float" office:value="-0.0006239028">
                <text:p>-0.000623902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470">
                <text:p>2470</text:p>
              </table:table-cell>
              <table:table-cell office:value-type="float" office:value="0.064744055">
                <text:p>0.064744055</text:p>
              </table:table-cell>
              <table:table-cell office:value-type="float" office:value="-0.00027756626">
                <text:p>-0.00027756626</text:p>
              </table:table-cell>
              <table:table-cell office:value-type="float" office:value="-0.0007159334">
                <text:p>-0.0007159334</text:p>
              </table:table-cell>
              <table:table-cell office:value-type="float" office:value="-0.0004269852">
                <text:p>-0.000426985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475">
                <text:p>2475</text:p>
              </table:table-cell>
              <table:table-cell office:value-type="float" office:value="0.06440547">
                <text:p>0.06440547</text:p>
              </table:table-cell>
              <table:table-cell office:value-type="float" office:value="-0.00027756626">
                <text:p>-0.00027756626</text:p>
              </table:table-cell>
              <table:table-cell office:value-type="float" office:value="-0.00038004047">
                <text:p>-0.00038004047</text:p>
              </table:table-cell>
              <table:table-cell office:value-type="float" office:value="-0.00022904685">
                <text:p>-0.0002290468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480">
                <text:p>2480</text:p>
              </table:table-cell>
              <table:table-cell office:value-type="float" office:value="0.064085186">
                <text:p>0.064085186</text:p>
              </table:table-cell>
              <table:table-cell office:value-type="float" office:value="-0.00027756626">
                <text:p>-0.00027756626</text:p>
              </table:table-cell>
              <table:table-cell office:value-type="float" office:value="-0.0002685469">
                <text:p>-0.0002685469</text:p>
              </table:table-cell>
              <table:table-cell office:value-type="float" office:value="-0.00016347255">
                <text:p>-0.0001634725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485">
                <text:p>2485</text:p>
              </table:table-cell>
              <table:table-cell office:value-type="float" office:value="0.0637466">
                <text:p>0.0637466</text:p>
              </table:table-cell>
              <table:table-cell office:value-type="float" office:value="-0.00027756626">
                <text:p>-0.00027756626</text:p>
              </table:table-cell>
              <table:table-cell office:value-type="float" office:value="0.00005826853">
                <text:p>0.00005826853</text:p>
              </table:table-cell>
              <table:table-cell office:value-type="float" office:value="0.000035847595">
                <text:p>0.00003584759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490">
                <text:p>2490</text:p>
              </table:table-cell>
              <table:table-cell office:value-type="float" office:value="0.063426316">
                <text:p>0.063426316</text:p>
              </table:table-cell>
              <table:table-cell office:value-type="float" office:value="-0.00027756626">
                <text:p>-0.00027756626</text:p>
              </table:table-cell>
              <table:table-cell office:value-type="float" office:value="0.00016534021">
                <text:p>0.00016534021</text:p>
              </table:table-cell>
              <table:table-cell office:value-type="float" office:value="0.00010274944">
                <text:p>0.0001027494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495">
                <text:p>2495</text:p>
              </table:table-cell>
              <table:table-cell office:value-type="float" office:value="0.06310603">
                <text:p>0.06310603</text:p>
              </table:table-cell>
              <table:table-cell office:value-type="float" office:value="-0.00027756626">
                <text:p>-0.00027756626</text:p>
              </table:table-cell>
              <table:table-cell office:value-type="float" office:value="0.00027078937">
                <text:p>0.00027078937</text:p>
              </table:table-cell>
              <table:table-cell office:value-type="float" office:value="0.00016999256">
                <text:p>0.0001699925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500">
                <text:p>2500</text:p>
              </table:table-cell>
              <table:table-cell office:value-type="float" office:value="0.062776595">
                <text:p>0.062776595</text:p>
              </table:table-cell>
              <table:table-cell office:value-type="float" office:value="-0.00027797077">
                <text:p>-0.00027797077</text:p>
              </table:table-cell>
              <table:table-cell office:value-type="float" office:value="0.0002693758">
                <text:p>0.0002693758</text:p>
              </table:table-cell>
              <table:table-cell office:value-type="float" office:value="0.00017088465">
                <text:p>0.0001708846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505">
                <text:p>2505</text:p>
              </table:table-cell>
              <table:table-cell office:value-type="float" office:value="0.062465455">
                <text:p>0.062465455</text:p>
              </table:table-cell>
              <table:table-cell office:value-type="float" office:value="-0.00027797077">
                <text:p>-0.00027797077</text:p>
              </table:table-cell>
              <table:table-cell office:value-type="float" office:value="0.0004763055">
                <text:p>0.0004763055</text:p>
              </table:table-cell>
              <table:table-cell office:value-type="float" office:value="0.00030517275">
                <text:p>0.0003051727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510">
                <text:p>2510</text:p>
              </table:table-cell>
              <table:table-cell office:value-type="float" office:value="0.06216347">
                <text:p>0.06216347</text:p>
              </table:table-cell>
              <table:table-cell office:value-type="float" office:value="-0.00027797077">
                <text:p>-0.00027797077</text:p>
              </table:table-cell>
              <table:table-cell office:value-type="float" office:value="0.00037088094">
                <text:p>0.00037088094</text:p>
              </table:table-cell>
              <table:table-cell office:value-type="float" office:value="0.00023994077">
                <text:p>0.0002399407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515">
                <text:p>2515</text:p>
              </table:table-cell>
              <table:table-cell office:value-type="float" office:value="0.061852336">
                <text:p>0.061852336</text:p>
              </table:table-cell>
              <table:table-cell office:value-type="float" office:value="-0.00027797077">
                <text:p>-0.00027797077</text:p>
              </table:table-cell>
              <table:table-cell office:value-type="float" office:value="0.00016482307">
                <text:p>0.00016482307</text:p>
              </table:table-cell>
              <table:table-cell office:value-type="float" office:value="0.000107707456">
                <text:p>0.00010770745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520">
                <text:p>2520</text:p>
              </table:table-cell>
              <table:table-cell office:value-type="float" office:value="0.06155035">
                <text:p>0.06155035</text:p>
              </table:table-cell>
              <table:table-cell office:value-type="float" office:value="-0.00027797077">
                <text:p>-0.00027797077</text:p>
              </table:table-cell>
              <table:table-cell office:value-type="float" office:value="0.00006291822">
                <text:p>0.00006291822</text:p>
              </table:table-cell>
              <table:table-cell office:value-type="float" office:value="0.000041519816">
                <text:p>0.00004151981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525">
                <text:p>2525</text:p>
              </table:table-cell>
              <table:table-cell office:value-type="float" office:value="0.061248362">
                <text:p>0.061248362</text:p>
              </table:table-cell>
              <table:table-cell office:value-type="float" office:value="-0.00027797077">
                <text:p>-0.00027797077</text:p>
              </table:table-cell>
              <table:table-cell office:value-type="float" office:value="-0.00003750211">
                <text:p>-0.00003750211</text:p>
              </table:table-cell>
              <table:table-cell office:value-type="float" office:value="-0.000024992332">
                <text:p>-0.00002499233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530">
                <text:p>2530</text:p>
              </table:table-cell>
              <table:table-cell office:value-type="float" office:value="0.06094637">
                <text:p>0.06094637</text:p>
              </table:table-cell>
              <table:table-cell office:value-type="float" office:value="-0.00027797077">
                <text:p>-0.00027797077</text:p>
              </table:table-cell>
              <table:table-cell office:value-type="float" office:value="-0.00013644532">
                <text:p>-0.00013644532</text:p>
              </table:table-cell>
              <table:table-cell office:value-type="float" office:value="-0.00009183388">
                <text:p>-0.0000918338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535">
                <text:p>2535</text:p>
              </table:table-cell>
              <table:table-cell office:value-type="float" office:value="0.060653534">
                <text:p>0.060653534</text:p>
              </table:table-cell>
              <table:table-cell office:value-type="float" office:value="-0.00027797077">
                <text:p>-0.00027797077</text:p>
              </table:table-cell>
              <table:table-cell office:value-type="float" office:value="-0.00033213262">
                <text:p>-0.00033213262</text:p>
              </table:table-cell>
              <table:table-cell office:value-type="float" office:value="-0.00022570405">
                <text:p>-0.0002257040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540">
                <text:p>2540</text:p>
              </table:table-cell>
              <table:table-cell office:value-type="float" office:value="0.060342398">
                <text:p>0.060342398</text:p>
              </table:table-cell>
              <table:table-cell office:value-type="float" office:value="-0.00027797077">
                <text:p>-0.00027797077</text:p>
              </table:table-cell>
              <table:table-cell office:value-type="float" office:value="-0.00033042894">
                <text:p>-0.00033042894</text:p>
              </table:table-cell>
              <table:table-cell office:value-type="float" office:value="-0.00022686785">
                <text:p>-0.0002268678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545">
                <text:p>2545</text:p>
              </table:table-cell>
              <table:table-cell office:value-type="float" office:value="0.06003126">
                <text:p>0.06003126</text:p>
              </table:table-cell>
              <table:table-cell office:value-type="float" office:value="-0.00027797077">
                <text:p>-0.00027797077</text:p>
              </table:table-cell>
              <table:table-cell office:value-type="float" office:value="-0.00013635636">
                <text:p>-0.00013635636</text:p>
              </table:table-cell>
              <table:table-cell office:value-type="float" office:value="-0.00009459333">
                <text:p>-0.0000945933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550">
                <text:p>2550</text:p>
              </table:table-cell>
              <table:table-cell office:value-type="float" office:value="0.059720125">
                <text:p>0.059720125</text:p>
              </table:table-cell>
              <table:table-cell office:value-type="float" office:value="-0.00027797077">
                <text:p>-0.00027797077</text:p>
              </table:table-cell>
              <table:table-cell office:value-type="float" office:value="-0.00013564968">
                <text:p>-0.00013564968</text:p>
              </table:table-cell>
              <table:table-cell office:value-type="float" office:value="-0.00009508617">
                <text:p>-0.0000950861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555">
                <text:p>2555</text:p>
              </table:table-cell>
              <table:table-cell office:value-type="float" office:value="0.05940899">
                <text:p>0.05940899</text:p>
              </table:table-cell>
              <table:table-cell office:value-type="float" office:value="-0.00027797077">
                <text:p>-0.00027797077</text:p>
              </table:table-cell>
              <table:table-cell office:value-type="float" office:value="-0.00013494294">
                <text:p>-0.00013494294</text:p>
              </table:table-cell>
              <table:table-cell office:value-type="float" office:value="-0.00009558414">
                <text:p>-0.0000955841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560">
                <text:p>2560</text:p>
              </table:table-cell>
              <table:table-cell office:value-type="float" office:value="0.059097853">
                <text:p>0.059097853</text:p>
              </table:table-cell>
              <table:table-cell office:value-type="float" office:value="-0.00027797077">
                <text:p>-0.00027797077</text:p>
              </table:table-cell>
              <table:table-cell office:value-type="float" office:value="0.00005220448">
                <text:p>0.00005220448</text:p>
              </table:table-cell>
              <table:table-cell office:value-type="float" office:value="0.000037368387">
                <text:p>0.00003736838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565">
                <text:p>2565</text:p>
              </table:table-cell>
              <table:table-cell office:value-type="float" office:value="0.058777567">
                <text:p>0.058777567</text:p>
              </table:table-cell>
              <table:table-cell office:value-type="float" office:value="-0.00027797077">
                <text:p>-0.00027797077</text:p>
              </table:table-cell>
              <table:table-cell office:value-type="float" office:value="0.00014414277">
                <text:p>0.00014414277</text:p>
              </table:table-cell>
              <table:table-cell office:value-type="float" office:value="0.00010430609">
                <text:p>0.0001043060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570">
                <text:p>2570</text:p>
              </table:table-cell>
              <table:table-cell office:value-type="float" office:value="0.05847558">
                <text:p>0.05847558</text:p>
              </table:table-cell>
              <table:table-cell office:value-type="float" office:value="-0.00027797077">
                <text:p>-0.00027797077</text:p>
              </table:table-cell>
              <table:table-cell office:value-type="float" office:value="0.00023466523">
                <text:p>0.00023466523</text:p>
              </table:table-cell>
              <table:table-cell office:value-type="float" office:value="0.00017156935">
                <text:p>0.0001715693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575">
                <text:p>2575</text:p>
              </table:table-cell>
              <table:table-cell office:value-type="float" office:value="0.058173593">
                <text:p>0.058173593</text:p>
              </table:table-cell>
              <table:table-cell office:value-type="float" office:value="-0.00027797077">
                <text:p>-0.00027797077</text:p>
              </table:table-cell>
              <table:table-cell office:value-type="float" office:value="0.00032377735">
                <text:p>0.00032377735</text:p>
              </table:table-cell>
              <table:table-cell office:value-type="float" office:value="0.0002391854">
                <text:p>0.000239185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580">
                <text:p>2580</text:p>
              </table:table-cell>
              <table:table-cell office:value-type="float" office:value="0.057871606">
                <text:p>0.057871606</text:p>
              </table:table-cell>
              <table:table-cell office:value-type="float" office:value="-0.00027797077">
                <text:p>-0.00027797077</text:p>
              </table:table-cell>
              <table:table-cell office:value-type="float" office:value="0.00023270647">
                <text:p>0.00023270647</text:p>
              </table:table-cell>
              <table:table-cell office:value-type="float" office:value="0.00017370703">
                <text:p>0.0001737070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585">
                <text:p>2585</text:p>
              </table:table-cell>
              <table:table-cell office:value-type="float" office:value="0.057587918">
                <text:p>0.057587918</text:p>
              </table:table-cell>
              <table:table-cell office:value-type="float" office:value="-0.00027797077">
                <text:p>-0.00027797077</text:p>
              </table:table-cell>
              <table:table-cell office:value-type="float" office:value="0.00014306264">
                <text:p>0.00014306264</text:p>
              </table:table-cell>
              <table:table-cell office:value-type="float" office:value="0.00010784587">
                <text:p>0.0001078458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590">
                <text:p>2590</text:p>
              </table:table-cell>
              <table:table-cell office:value-type="float" office:value="0.05729508">
                <text:p>0.05729508</text:p>
              </table:table-cell>
              <table:table-cell office:value-type="float" office:value="-0.00027797077">
                <text:p>-0.00027797077</text:p>
              </table:table-cell>
              <table:table-cell office:value-type="float" office:value="0.00014233497">
                <text:p>0.00014233497</text:p>
              </table:table-cell>
              <table:table-cell office:value-type="float" office:value="0.000108396925">
                <text:p>0.00010839692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595">
                <text:p>2595</text:p>
              </table:table-cell>
              <table:table-cell office:value-type="float" office:value="0.057011392">
                <text:p>0.057011392</text:p>
              </table:table-cell>
              <table:table-cell office:value-type="float" office:value="-0.00027797077">
                <text:p>-0.00027797077</text:p>
              </table:table-cell>
              <table:table-cell office:value-type="float" office:value="0.000054888238">
                <text:p>0.000054888238</text:p>
              </table:table-cell>
              <table:table-cell office:value-type="float" office:value="0.000042217842">
                <text:p>0.00004221784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600">
                <text:p>2600</text:p>
              </table:table-cell>
              <table:table-cell office:value-type="float" office:value="0.056727704">
                <text:p>0.056727704</text:p>
              </table:table-cell>
              <table:table-cell office:value-type="float" office:value="-0.00027797077">
                <text:p>-0.00027797077</text:p>
              </table:table-cell>
              <table:table-cell office:value-type="float" office:value="-0.000031266776">
                <text:p>-0.000031266776</text:p>
              </table:table-cell>
              <table:table-cell office:value-type="float" office:value="-0.00002429029">
                <text:p>-0.0000242902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605">
                <text:p>2605</text:p>
              </table:table-cell>
              <table:table-cell office:value-type="float" office:value="0.056434866">
                <text:p>0.056434866</text:p>
              </table:table-cell>
              <table:table-cell office:value-type="float" office:value="-0.00027797077">
                <text:p>-0.00027797077</text:p>
              </table:table-cell>
              <table:table-cell office:value-type="float" office:value="-0.000031105494">
                <text:p>-0.000031105494</text:p>
              </table:table-cell>
              <table:table-cell office:value-type="float" office:value="-0.000024416426">
                <text:p>-0.00002441642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610">
                <text:p>2610</text:p>
              </table:table-cell>
              <table:table-cell office:value-type="float" office:value="0.056142025">
                <text:p>0.056142025</text:p>
              </table:table-cell>
              <table:table-cell office:value-type="float" office:value="-0.00027797077">
                <text:p>-0.00027797077</text:p>
              </table:table-cell>
              <table:table-cell office:value-type="float" office:value="-0.00003094416">
                <text:p>-0.00003094416</text:p>
              </table:table-cell>
              <table:table-cell office:value-type="float" office:value="-0.000024543842">
                <text:p>-0.00002454384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615">
                <text:p>2615</text:p>
              </table:table-cell>
              <table:table-cell office:value-type="float" office:value="0.05584919">
                <text:p>0.05584919</text:p>
              </table:table-cell>
              <table:table-cell office:value-type="float" office:value="-0.00027797077">
                <text:p>-0.00027797077</text:p>
              </table:table-cell>
              <table:table-cell office:value-type="float" office:value="-0.000030782907">
                <text:p>-0.000030782907</text:p>
              </table:table-cell>
              <table:table-cell office:value-type="float" office:value="-0.000024672656">
                <text:p>-0.00002467265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620">
                <text:p>2620</text:p>
              </table:table-cell>
              <table:table-cell office:value-type="float" office:value="0.05557465">
                <text:p>0.05557465</text:p>
              </table:table-cell>
              <table:table-cell office:value-type="float" office:value="-0.00027797077">
                <text:p>-0.00027797077</text:p>
              </table:table-cell>
              <table:table-cell office:value-type="float" office:value="0.00013421518">
                <text:p>0.00013421518</text:p>
              </table:table-cell>
              <table:table-cell office:value-type="float" office:value="0.00010863959">
                <text:p>0.0001086395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625">
                <text:p>2625</text:p>
              </table:table-cell>
              <table:table-cell office:value-type="float" office:value="0.055272665">
                <text:p>0.055272665</text:p>
              </table:table-cell>
              <table:table-cell office:value-type="float" office:value="-0.00027797077">
                <text:p>-0.00027797077</text:p>
              </table:table-cell>
              <table:table-cell office:value-type="float" office:value="0.00037814">
                <text:p>0.00037814</text:p>
              </table:table-cell>
              <table:table-cell office:value-type="float" office:value="0.0003094367">
                <text:p>0.000309436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630">
                <text:p>2630</text:p>
              </table:table-cell>
              <table:table-cell office:value-type="float" office:value="0.054970678">
                <text:p>0.054970678</text:p>
              </table:table-cell>
              <table:table-cell office:value-type="float" office:value="-0.00027797077">
                <text:p>-0.00027797077</text:p>
              </table:table-cell>
              <table:table-cell office:value-type="float" office:value="0.00061806565">
                <text:p>0.00061806565</text:p>
              </table:table-cell>
              <table:table-cell office:value-type="float" office:value="0.0005113431">
                <text:p>0.000511343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635">
                <text:p>2635</text:p>
              </table:table-cell>
              <table:table-cell office:value-type="float" office:value="0.05466869">
                <text:p>0.05466869</text:p>
              </table:table-cell>
              <table:table-cell office:value-type="float" office:value="-0.00027797077">
                <text:p>-0.00027797077</text:p>
              </table:table-cell>
              <table:table-cell office:value-type="float" office:value="0.000854014">
                <text:p>0.000854014</text:p>
              </table:table-cell>
              <table:table-cell office:value-type="float" office:value="0.0007143773">
                <text:p>0.000714377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640">
                <text:p>2640</text:p>
              </table:table-cell>
              <table:table-cell office:value-type="float" office:value="0.054385">
                <text:p>0.054385</text:p>
              </table:table-cell>
              <table:table-cell office:value-type="float" office:value="-0.00027797077">
                <text:p>-0.00027797077</text:p>
              </table:table-cell>
              <table:table-cell office:value-type="float" office:value="0.0012442985">
                <text:p>0.0012442985</text:p>
              </table:table-cell>
              <table:table-cell office:value-type="float" office:value="0.001051735">
                <text:p>0.00105173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645">
                <text:p>2645</text:p>
              </table:table-cell>
              <table:table-cell office:value-type="float" office:value="0.05409216">
                <text:p>0.05409216</text:p>
              </table:table-cell>
              <table:table-cell office:value-type="float" office:value="-0.00027797077">
                <text:p>-0.00027797077</text:p>
              </table:table-cell>
              <table:table-cell office:value-type="float" office:value="0.0013938046">
                <text:p>0.0013938046</text:p>
              </table:table-cell>
              <table:table-cell office:value-type="float" office:value="0.0011908943">
                <text:p>0.001190894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650">
                <text:p>2650</text:p>
              </table:table-cell>
              <table:table-cell office:value-type="float" office:value="0.053799324">
                <text:p>0.053799324</text:p>
              </table:table-cell>
              <table:table-cell office:value-type="float" office:value="-0.00027797077">
                <text:p>-0.00027797077</text:p>
              </table:table-cell>
              <table:table-cell office:value-type="float" office:value="0.0016953024">
                <text:p>0.0016953024</text:p>
              </table:table-cell>
              <table:table-cell office:value-type="float" office:value="0.0014643117">
                <text:p>0.001464311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655">
                <text:p>2655</text:p>
              </table:table-cell>
              <table:table-cell office:value-type="float" office:value="0.053506486">
                <text:p>0.053506486</text:p>
              </table:table-cell>
              <table:table-cell office:value-type="float" office:value="-0.00027797077">
                <text:p>-0.00027797077</text:p>
              </table:table-cell>
              <table:table-cell office:value-type="float" office:value="0.0018389209">
                <text:p>0.0018389209</text:p>
              </table:table-cell>
              <table:table-cell office:value-type="float" office:value="0.0016057953">
                <text:p>0.001605795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660">
                <text:p>2660</text:p>
              </table:table-cell>
              <table:table-cell office:value-type="float" office:value="0.053231947">
                <text:p>0.053231947</text:p>
              </table:table-cell>
              <table:table-cell office:value-type="float" office:value="-0.00027797077">
                <text:p>-0.00027797077</text:p>
              </table:table-cell>
              <table:table-cell office:value-type="float" office:value="0.0018294848">
                <text:p>0.0018294848</text:p>
              </table:table-cell>
              <table:table-cell office:value-type="float" office:value="0.0016140766">
                <text:p>0.001614076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665">
                <text:p>2665</text:p>
              </table:table-cell>
              <table:table-cell office:value-type="float" office:value="0.052984856">
                <text:p>0.052984856</text:p>
              </table:table-cell>
              <table:table-cell office:value-type="float" office:value="-0.00027797077">
                <text:p>-0.00027797077</text:p>
              </table:table-cell>
              <table:table-cell office:value-type="float" office:value="0.0018959023">
                <text:p>0.0018959023</text:p>
              </table:table-cell>
              <table:table-cell office:value-type="float" office:value="0.001688311">
                <text:p>0.00168831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670">
                <text:p>2670</text:p>
              </table:table-cell>
              <table:table-cell office:value-type="float" office:value="0.052737765">
                <text:p>0.052737765</text:p>
              </table:table-cell>
              <table:table-cell office:value-type="float" office:value="-0.00027797077">
                <text:p>-0.00027797077</text:p>
              </table:table-cell>
              <table:table-cell office:value-type="float" office:value="0.0018128463">
                <text:p>0.0018128463</text:p>
              </table:table-cell>
              <table:table-cell office:value-type="float" office:value="0.0016295118">
                <text:p>0.001629511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675">
                <text:p>2675</text:p>
              </table:table-cell>
              <table:table-cell office:value-type="float" office:value="0.05249067">
                <text:p>0.05249067</text:p>
              </table:table-cell>
              <table:table-cell office:value-type="float" office:value="-0.00027797077">
                <text:p>-0.00027797077</text:p>
              </table:table-cell>
              <table:table-cell office:value-type="float" office:value="0.0017308305">
                <text:p>0.0017308305</text:p>
              </table:table-cell>
              <table:table-cell office:value-type="float" office:value="0.0015704724">
                <text:p>0.001570472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680">
                <text:p>2680</text:p>
              </table:table-cell>
              <table:table-cell office:value-type="float" office:value="0.05225276">
                <text:p>0.05225276</text:p>
              </table:table-cell>
              <table:table-cell office:value-type="float" office:value="-0.00027797077">
                <text:p>-0.00027797077</text:p>
              </table:table-cell>
              <table:table-cell office:value-type="float" office:value="0.0017229861">
                <text:p>0.0017229861</text:p>
              </table:table-cell>
              <table:table-cell office:value-type="float" office:value="0.0015776235">
                <text:p>0.001577623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685">
                <text:p>2685</text:p>
              </table:table-cell>
              <table:table-cell office:value-type="float" office:value="0.05200567">
                <text:p>0.05200567</text:p>
              </table:table-cell>
              <table:table-cell office:value-type="float" office:value="-0.00027797077">
                <text:p>-0.00027797077</text:p>
              </table:table-cell>
              <table:table-cell office:value-type="float" office:value="0.0014983277">
                <text:p>0.0014983277</text:p>
              </table:table-cell>
              <table:table-cell office:value-type="float" office:value="0.0013849861">
                <text:p>0.001384986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690">
                <text:p>2690</text:p>
              </table:table-cell>
              <table:table-cell office:value-type="float" office:value="0.05176776">
                <text:p>0.05176776</text:p>
              </table:table-cell>
              <table:table-cell office:value-type="float" office:value="-0.00027797077">
                <text:p>-0.00027797077</text:p>
              </table:table-cell>
              <table:table-cell office:value-type="float" office:value="0.0014914739">
                <text:p>0.0014914739</text:p>
              </table:table-cell>
              <table:table-cell office:value-type="float" office:value="0.0013913517">
                <text:p>0.001391351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695">
                <text:p>2695</text:p>
              </table:table-cell>
              <table:table-cell office:value-type="float" office:value="0.051511515">
                <text:p>0.051511515</text:p>
              </table:table-cell>
              <table:table-cell office:value-type="float" office:value="-0.00027797077">
                <text:p>-0.00027797077</text:p>
              </table:table-cell>
              <table:table-cell office:value-type="float" office:value="0.0014840907">
                <text:p>0.0014840907</text:p>
              </table:table-cell>
              <table:table-cell office:value-type="float" office:value="0.0013982723">
                <text:p>0.001398272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700">
                <text:p>2700</text:p>
              </table:table-cell>
              <table:table-cell office:value-type="float" office:value="0.051273603">
                <text:p>0.051273603</text:p>
              </table:table-cell>
              <table:table-cell office:value-type="float" office:value="-0.00027797077">
                <text:p>-0.00027797077</text:p>
              </table:table-cell>
              <table:table-cell office:value-type="float" office:value="0.0014772369">
                <text:p>0.0014772369</text:p>
              </table:table-cell>
              <table:table-cell office:value-type="float" office:value="0.0014047611">
                <text:p>0.001404761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705">
                <text:p>2705</text:p>
              </table:table-cell>
              <table:table-cell office:value-type="float" office:value="0.051026512">
                <text:p>0.051026512</text:p>
              </table:table-cell>
              <table:table-cell office:value-type="float" office:value="-0.00027797077">
                <text:p>-0.00027797077</text:p>
              </table:table-cell>
              <table:table-cell office:value-type="float" office:value="0.0014006358">
                <text:p>0.0014006358</text:p>
              </table:table-cell>
              <table:table-cell office:value-type="float" office:value="0.0013448489">
                <text:p>0.001344848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710">
                <text:p>2710</text:p>
              </table:table-cell>
              <table:table-cell office:value-type="float" office:value="0.05077942">
                <text:p>0.05077942</text:p>
              </table:table-cell>
              <table:table-cell office:value-type="float" office:value="-0.00027797077">
                <text:p>-0.00027797077</text:p>
              </table:table-cell>
              <table:table-cell office:value-type="float" office:value="0.0014626636">
                <text:p>0.0014626636</text:p>
              </table:table-cell>
              <table:table-cell office:value-type="float" office:value="0.001418107">
                <text:p>0.00141810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715">
                <text:p>2715</text:p>
              </table:table-cell>
              <table:table-cell office:value-type="float" office:value="0.05055066">
                <text:p>0.05055066</text:p>
              </table:table-cell>
              <table:table-cell office:value-type="float" office:value="-0.00027797077">
                <text:p>-0.00027797077</text:p>
              </table:table-cell>
              <table:table-cell office:value-type="float" office:value="0.0015242554">
                <text:p>0.0015242554</text:p>
              </table:table-cell>
              <table:table-cell office:value-type="float" office:value="0.0014912284">
                <text:p>0.001491228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720">
                <text:p>2720</text:p>
              </table:table-cell>
              <table:table-cell office:value-type="float" office:value="0.050303563">
                <text:p>0.050303563</text:p>
              </table:table-cell>
              <table:table-cell office:value-type="float" office:value="-0.00027797077">
                <text:p>-0.00027797077</text:p>
              </table:table-cell>
              <table:table-cell office:value-type="float" office:value="0.0015843329">
                <text:p>0.0015843329</text:p>
              </table:table-cell>
              <table:table-cell office:value-type="float" office:value="0.0015652687">
                <text:p>0.001565268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725">
                <text:p>2725</text:p>
              </table:table-cell>
              <table:table-cell office:value-type="float" office:value="0.050038178">
                <text:p>0.050038178</text:p>
              </table:table-cell>
              <table:table-cell office:value-type="float" office:value="-0.00027797077">
                <text:p>-0.00027797077</text:p>
              </table:table-cell>
              <table:table-cell office:value-type="float" office:value="0.0016428052">
                <text:p>0.0016428052</text:p>
              </table:table-cell>
              <table:table-cell office:value-type="float" office:value="0.0016402993">
                <text:p>0.001640299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730">
                <text:p>2730</text:p>
              </table:table-cell>
              <table:table-cell office:value-type="float" office:value="0.049772784">
                <text:p>0.049772784</text:p>
              </table:table-cell>
              <table:table-cell office:value-type="float" office:value="-0.00027797077">
                <text:p>-0.00027797077</text:p>
              </table:table-cell>
              <table:table-cell office:value-type="float" office:value="0.0017002164">
                <text:p>0.0017002164</text:p>
              </table:table-cell>
              <table:table-cell office:value-type="float" office:value="0.0017157751">
                <text:p>0.001715775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735">
                <text:p>2735</text:p>
              </table:table-cell>
              <table:table-cell office:value-type="float" office:value="0.0495074">
                <text:p>0.0495074</text:p>
              </table:table-cell>
              <table:table-cell office:value-type="float" office:value="-0.00027797077">
                <text:p>-0.00027797077</text:p>
              </table:table-cell>
              <table:table-cell office:value-type="float" office:value="0.0018874187">
                <text:p>0.0018874187</text:p>
              </table:table-cell>
              <table:table-cell office:value-type="float" office:value="0.0019251653">
                <text:p>0.001925165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740">
                <text:p>2740</text:p>
              </table:table-cell>
              <table:table-cell office:value-type="float" office:value="0.049260333">
                <text:p>0.049260333</text:p>
              </table:table-cell>
              <table:table-cell office:value-type="float" office:value="-0.00027797077">
                <text:p>-0.00027797077</text:p>
              </table:table-cell>
              <table:table-cell office:value-type="float" office:value="0.0019427605">
                <text:p>0.0019427605</text:p>
              </table:table-cell>
              <table:table-cell office:value-type="float" office:value="0.0020015414">
                <text:p>0.002001541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745">
                <text:p>2745</text:p>
              </table:table-cell>
              <table:table-cell office:value-type="float" office:value="0.049013272">
                <text:p>0.049013272</text:p>
              </table:table-cell>
              <table:table-cell office:value-type="float" office:value="-0.00027797077">
                <text:p>-0.00027797077</text:p>
              </table:table-cell>
              <table:table-cell office:value-type="float" office:value="0.0019971305">
                <text:p>0.0019971305</text:p>
              </table:table-cell>
              <table:table-cell office:value-type="float" office:value="0.002078352">
                <text:p>0.00207835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750">
                <text:p>2750</text:p>
              </table:table-cell>
              <table:table-cell office:value-type="float" office:value="0.04877536">
                <text:p>0.04877536</text:p>
              </table:table-cell>
              <table:table-cell office:value-type="float" office:value="-0.00027797077">
                <text:p>-0.00027797077</text:p>
              </table:table-cell>
              <table:table-cell office:value-type="float" office:value="0.0019874375">
                <text:p>0.0019874375</text:p>
              </table:table-cell>
              <table:table-cell office:value-type="float" office:value="0.0020884904">
                <text:p>0.002088490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755">
                <text:p>2755</text:p>
              </table:table-cell>
              <table:table-cell office:value-type="float" office:value="0.0485283">
                <text:p>0.0485283</text:p>
              </table:table-cell>
              <table:table-cell office:value-type="float" office:value="-0.00027797077">
                <text:p>-0.00027797077</text:p>
              </table:table-cell>
              <table:table-cell office:value-type="float" office:value="0.001914519">
                <text:p>0.001914519</text:p>
              </table:table-cell>
              <table:table-cell office:value-type="float" office:value="0.0020324017">
                <text:p>0.002032401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760">
                <text:p>2760</text:p>
              </table:table-cell>
              <table:table-cell office:value-type="float" office:value="0.048299536">
                <text:p>0.048299536</text:p>
              </table:table-cell>
              <table:table-cell office:value-type="float" office:value="-0.00027797077">
                <text:p>-0.00027797077</text:p>
              </table:table-cell>
              <table:table-cell office:value-type="float" office:value="0.0018432447">
                <text:p>0.0018432447</text:p>
              </table:table-cell>
              <table:table-cell office:value-type="float" office:value="0.0019753182">
                <text:p>0.001975318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765">
                <text:p>2765</text:p>
              </table:table-cell>
              <table:table-cell office:value-type="float" office:value="0.04807077">
                <text:p>0.04807077</text:p>
              </table:table-cell>
              <table:table-cell office:value-type="float" office:value="-0.00027797077">
                <text:p>-0.00027797077</text:p>
              </table:table-cell>
              <table:table-cell office:value-type="float" office:value="0.0017728524">
                <text:p>0.0017728524</text:p>
              </table:table-cell>
              <table:table-cell office:value-type="float" office:value="0.001918008">
                <text:p>0.00191800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770">
                <text:p>2770</text:p>
              </table:table-cell>
              <table:table-cell office:value-type="float" office:value="0.047842007">
                <text:p>0.047842007</text:p>
              </table:table-cell>
              <table:table-cell office:value-type="float" office:value="-0.00027797077">
                <text:p>-0.00027797077</text:p>
              </table:table-cell>
              <table:table-cell office:value-type="float" office:value="0.0017033386">
                <text:p>0.0017033386</text:p>
              </table:table-cell>
              <table:table-cell office:value-type="float" office:value="0.001860468">
                <text:p>0.00186046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775">
                <text:p>2775</text:p>
              </table:table-cell>
              <table:table-cell office:value-type="float" office:value="0.047604095">
                <text:p>0.047604095</text:p>
              </table:table-cell>
              <table:table-cell office:value-type="float" office:value="-0.00027797077">
                <text:p>-0.00027797077</text:p>
              </table:table-cell>
              <table:table-cell office:value-type="float" office:value="0.0016948687">
                <text:p>0.0016948687</text:p>
              </table:table-cell>
              <table:table-cell office:value-type="float" office:value="0.0018697667">
                <text:p>0.001869766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780">
                <text:p>2780</text:p>
              </table:table-cell>
              <table:table-cell office:value-type="float" office:value="0.047366183">
                <text:p>0.047366183</text:p>
              </table:table-cell>
              <table:table-cell office:value-type="float" office:value="-0.00027797077">
                <text:p>-0.00027797077</text:p>
              </table:table-cell>
              <table:table-cell office:value-type="float" office:value="0.0015666471">
                <text:p>0.0015666471</text:p>
              </table:table-cell>
              <table:table-cell office:value-type="float" office:value="0.0017457192">
                <text:p>0.001745719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785">
                <text:p>2785</text:p>
              </table:table-cell>
              <table:table-cell office:value-type="float" office:value="0.04712827">
                <text:p>0.04712827</text:p>
              </table:table-cell>
              <table:table-cell office:value-type="float" office:value="-0.00027797077">
                <text:p>-0.00027797077</text:p>
              </table:table-cell>
              <table:table-cell office:value-type="float" office:value="0.0015587788">
                <text:p>0.0015587788</text:p>
              </table:table-cell>
              <table:table-cell office:value-type="float" office:value="0.0017545327">
                <text:p>0.001754532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790">
                <text:p>2790</text:p>
              </table:table-cell>
              <table:table-cell office:value-type="float" office:value="0.046899512">
                <text:p>0.046899512</text:p>
              </table:table-cell>
              <table:table-cell office:value-type="float" office:value="-0.00027797077">
                <text:p>-0.00027797077</text:p>
              </table:table-cell>
              <table:table-cell office:value-type="float" office:value="0.0014925156">
                <text:p>0.0014925156</text:p>
              </table:table-cell>
              <table:table-cell office:value-type="float" office:value="0.0016963764">
                <text:p>0.001696376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795">
                <text:p>2795</text:p>
              </table:table-cell>
              <table:table-cell office:value-type="float" office:value="0.046661597">
                <text:p>0.046661597</text:p>
              </table:table-cell>
              <table:table-cell office:value-type="float" office:value="-0.00027797077">
                <text:p>-0.00027797077</text:p>
              </table:table-cell>
              <table:table-cell office:value-type="float" office:value="0.0016011647">
                <text:p>0.0016011647</text:p>
              </table:table-cell>
              <table:table-cell office:value-type="float" office:value="0.0018384712">
                <text:p>0.001838471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800">
                <text:p>2800</text:p>
              </table:table-cell>
              <table:table-cell office:value-type="float" office:value="0.046432834">
                <text:p>0.046432834</text:p>
              </table:table-cell>
              <table:table-cell office:value-type="float" office:value="-0.00027797077">
                <text:p>-0.00027797077</text:p>
              </table:table-cell>
              <table:table-cell office:value-type="float" office:value="0.0016508522">
                <text:p>0.0016508522</text:p>
              </table:table-cell>
              <table:table-cell office:value-type="float" office:value="0.0019142462">
                <text:p>0.001914246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805">
                <text:p>2805</text:p>
              </table:table-cell>
              <table:table-cell office:value-type="float" office:value="0.04618574">
                <text:p>0.04618574</text:p>
              </table:table-cell>
              <table:table-cell office:value-type="float" office:value="-0.00027797077">
                <text:p>-0.00027797077</text:p>
              </table:table-cell>
              <table:table-cell office:value-type="float" office:value="0.0015851283">
                <text:p>0.0015851283</text:p>
              </table:table-cell>
              <table:table-cell office:value-type="float" office:value="0.0018577557">
                <text:p>0.001857755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810">
                <text:p>2810</text:p>
              </table:table-cell>
              <table:table-cell office:value-type="float" office:value="0.045938652">
                <text:p>0.045938652</text:p>
              </table:table-cell>
              <table:table-cell office:value-type="float" office:value="-0.00027797077">
                <text:p>-0.00027797077</text:p>
              </table:table-cell>
              <table:table-cell office:value-type="float" office:value="0.0016329787">
                <text:p>0.0016329787</text:p>
              </table:table-cell>
              <table:table-cell office:value-type="float" office:value="0.001934479">
                <text:p>0.00193447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815">
                <text:p>2815</text:p>
              </table:table-cell>
              <table:table-cell office:value-type="float" office:value="0.04568241">
                <text:p>0.04568241</text:p>
              </table:table-cell>
              <table:table-cell office:value-type="float" office:value="-0.00027797077">
                <text:p>-0.00027797077</text:p>
              </table:table-cell>
              <table:table-cell office:value-type="float" office:value="0.0017352913">
                <text:p>0.0017352913</text:p>
              </table:table-cell>
              <table:table-cell office:value-type="float" office:value="0.002078808">
                <text:p>0.00207880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820">
                <text:p>2820</text:p>
              </table:table-cell>
              <table:table-cell office:value-type="float" office:value="0.04543535">
                <text:p>0.04543535</text:p>
              </table:table-cell>
              <table:table-cell office:value-type="float" office:value="-0.00027797077">
                <text:p>-0.00027797077</text:p>
              </table:table-cell>
              <table:table-cell office:value-type="float" office:value="0.0017810126">
                <text:p>0.0017810126</text:p>
              </table:table-cell>
              <table:table-cell office:value-type="float" office:value="0.0021568465">
                <text:p>0.002156846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825">
                <text:p>2825</text:p>
              </table:table-cell>
              <table:table-cell office:value-type="float" office:value="0.045179106">
                <text:p>0.045179106</text:p>
              </table:table-cell>
              <table:table-cell office:value-type="float" office:value="-0.00027797077">
                <text:p>-0.00027797077</text:p>
              </table:table-cell>
              <table:table-cell office:value-type="float" office:value="0.0018799509">
                <text:p>0.0018799509</text:p>
              </table:table-cell>
              <table:table-cell office:value-type="float" office:value="0.0023025614">
                <text:p>0.002302561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830">
                <text:p>2830</text:p>
              </table:table-cell>
              <table:table-cell office:value-type="float" office:value="0.044932045">
                <text:p>0.044932045</text:p>
              </table:table-cell>
              <table:table-cell office:value-type="float" office:value="-0.00027797077">
                <text:p>-0.00027797077</text:p>
              </table:table-cell>
              <table:table-cell office:value-type="float" office:value="0.0020313496">
                <text:p>0.0020313496</text:p>
              </table:table-cell>
              <table:table-cell office:value-type="float" office:value="0.0025154303">
                <text:p>0.002515430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835">
                <text:p>2835</text:p>
              </table:table-cell>
              <table:table-cell office:value-type="float" office:value="0.044703282">
                <text:p>0.044703282</text:p>
              </table:table-cell>
              <table:table-cell office:value-type="float" office:value="-0.00027797077">
                <text:p>-0.00027797077</text:p>
              </table:table-cell>
              <table:table-cell office:value-type="float" office:value="0.0020743434">
                <text:p>0.0020743434</text:p>
              </table:table-cell>
              <table:table-cell office:value-type="float" office:value="0.0025950265">
                <text:p>0.002595026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840">
                <text:p>2840</text:p>
              </table:table-cell>
              <table:table-cell office:value-type="float" office:value="0.04446537">
                <text:p>0.04446537</text:p>
              </table:table-cell>
              <table:table-cell office:value-type="float" office:value="-0.00027797077">
                <text:p>-0.00027797077</text:p>
              </table:table-cell>
              <table:table-cell office:value-type="float" office:value="0.0020633044">
                <text:p>0.0020633044</text:p>
              </table:table-cell>
              <table:table-cell office:value-type="float" office:value="0.0026089123">
                <text:p>0.002608912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845">
                <text:p>2845</text:p>
              </table:table-cell>
              <table:table-cell office:value-type="float" office:value="0.044245757">
                <text:p>0.044245757</text:p>
              </table:table-cell>
              <table:table-cell office:value-type="float" office:value="-0.00027797077">
                <text:p>-0.00027797077</text:p>
              </table:table-cell>
              <table:table-cell office:value-type="float" office:value="0.0020531144">
                <text:p>0.0020531144</text:p>
              </table:table-cell>
              <table:table-cell office:value-type="float" office:value="0.0026218623">
                <text:p>0.002621862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850">
                <text:p>2850</text:p>
              </table:table-cell>
              <table:table-cell office:value-type="float" office:value="0.044016995">
                <text:p>0.044016995</text:p>
              </table:table-cell>
              <table:table-cell office:value-type="float" office:value="-0.00027797077">
                <text:p>-0.00027797077</text:p>
              </table:table-cell>
              <table:table-cell office:value-type="float" office:value="0.0019907877">
                <text:p>0.0019907877</text:p>
              </table:table-cell>
              <table:table-cell office:value-type="float" office:value="0.0025687637">
                <text:p>0.002568763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855">
                <text:p>2855</text:p>
              </table:table-cell>
              <table:table-cell office:value-type="float" office:value="0.04379738">
                <text:p>0.04379738</text:p>
              </table:table-cell>
              <table:table-cell office:value-type="float" office:value="-0.00027797077">
                <text:p>-0.00027797077</text:p>
              </table:table-cell>
              <table:table-cell office:value-type="float" office:value="0.0019808556">
                <text:p>0.0019808556</text:p>
              </table:table-cell>
              <table:table-cell office:value-type="float" office:value="0.002581645">
                <text:p>0.00258164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860">
                <text:p>2860</text:p>
              </table:table-cell>
              <table:table-cell office:value-type="float" office:value="0.043586917">
                <text:p>0.043586917</text:p>
              </table:table-cell>
              <table:table-cell office:value-type="float" office:value="-0.00027797077">
                <text:p>-0.00027797077</text:p>
              </table:table-cell>
              <table:table-cell office:value-type="float" office:value="0.0019206398">
                <text:p>0.0019206398</text:p>
              </table:table-cell>
              <table:table-cell office:value-type="float" office:value="0.0025273978">
                <text:p>0.002527397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865">
                <text:p>2865</text:p>
              </table:table-cell>
              <table:table-cell office:value-type="float" office:value="0.043376453">
                <text:p>0.043376453</text:p>
              </table:table-cell>
              <table:table-cell office:value-type="float" office:value="-0.00027797077">
                <text:p>-0.00027797077</text:p>
              </table:table-cell>
              <table:table-cell office:value-type="float" office:value="0.0018611567">
                <text:p>0.0018611567</text:p>
              </table:table-cell>
              <table:table-cell office:value-type="float" office:value="0.0024729474">
                <text:p>0.002472947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870">
                <text:p>2870</text:p>
              </table:table-cell>
              <table:table-cell office:value-type="float" office:value="0.043156836">
                <text:p>0.043156836</text:p>
              </table:table-cell>
              <table:table-cell office:value-type="float" office:value="-0.00027797077">
                <text:p>-0.00027797077</text:p>
              </table:table-cell>
              <table:table-cell office:value-type="float" office:value="0.0018517338">
                <text:p>0.0018517338</text:p>
              </table:table-cell>
              <table:table-cell office:value-type="float" office:value="0.002485532">
                <text:p>0.00248553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875">
                <text:p>2875</text:p>
              </table:table-cell>
              <table:table-cell office:value-type="float" office:value="0.042946372">
                <text:p>0.042946372</text:p>
              </table:table-cell>
              <table:table-cell office:value-type="float" office:value="-0.00027797077">
                <text:p>-0.00027797077</text:p>
              </table:table-cell>
              <table:table-cell office:value-type="float" office:value="0.0017934839">
                <text:p>0.0017934839</text:p>
              </table:table-cell>
              <table:table-cell office:value-type="float" office:value="0.0024309976">
                <text:p>0.002430997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880">
                <text:p>2880</text:p>
              </table:table-cell>
              <table:table-cell office:value-type="float" office:value="0.04274506">
                <text:p>0.04274506</text:p>
              </table:table-cell>
              <table:table-cell office:value-type="float" office:value="-0.00027797077">
                <text:p>-0.00027797077</text:p>
              </table:table-cell>
              <table:table-cell office:value-type="float" office:value="0.0017850774">
                <text:p>0.0017850774</text:p>
              </table:table-cell>
              <table:table-cell office:value-type="float" office:value="0.0024424472">
                <text:p>0.002442447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885">
                <text:p>2885</text:p>
              </table:table-cell>
              <table:table-cell office:value-type="float" office:value="0.042543743">
                <text:p>0.042543743</text:p>
              </table:table-cell>
              <table:table-cell office:value-type="float" office:value="-0.00027797077">
                <text:p>-0.00027797077</text:p>
              </table:table-cell>
              <table:table-cell office:value-type="float" office:value="0.0017766703">
                <text:p>0.0017766703</text:p>
              </table:table-cell>
              <table:table-cell office:value-type="float" office:value="0.0024540052">
                <text:p>0.002454005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890">
                <text:p>2890</text:p>
              </table:table-cell>
              <table:table-cell office:value-type="float" office:value="0.04233328">
                <text:p>0.04233328</text:p>
              </table:table-cell>
              <table:table-cell office:value-type="float" office:value="-0.00027797077">
                <text:p>-0.00027797077</text:p>
              </table:table-cell>
              <table:table-cell office:value-type="float" office:value="0.0017200552">
                <text:p>0.0017200552</text:p>
              </table:table-cell>
              <table:table-cell office:value-type="float" office:value="0.002399488">
                <text:p>0.00239948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895">
                <text:p>2895</text:p>
              </table:table-cell>
              <table:table-cell office:value-type="float" office:value="0.042122815">
                <text:p>0.042122815</text:p>
              </table:table-cell>
              <table:table-cell office:value-type="float" office:value="-0.00027797077">
                <text:p>-0.00027797077</text:p>
              </table:table-cell>
              <table:table-cell office:value-type="float" office:value="0.0016641514">
                <text:p>0.0016641514</text:p>
              </table:table-cell>
              <table:table-cell office:value-type="float" office:value="0.0023447582">
                <text:p>0.002344758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900">
                <text:p>2900</text:p>
              </table:table-cell>
              <table:table-cell office:value-type="float" office:value="0.04191235">
                <text:p>0.04191235</text:p>
              </table:table-cell>
              <table:table-cell office:value-type="float" office:value="-0.00027797077">
                <text:p>-0.00027797077</text:p>
              </table:table-cell>
              <table:table-cell office:value-type="float" office:value="0.0017027184">
                <text:p>0.0017027184</text:p>
              </table:table-cell>
              <table:table-cell office:value-type="float" office:value="0.0024232531">
                <text:p>0.002423253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905">
                <text:p>2905</text:p>
              </table:table-cell>
              <table:table-cell office:value-type="float" office:value="0.041692737">
                <text:p>0.041692737</text:p>
              </table:table-cell>
              <table:table-cell office:value-type="float" office:value="-0.00027797077">
                <text:p>-0.00027797077</text:p>
              </table:table-cell>
              <table:table-cell office:value-type="float" office:value="0.001693797">
                <text:p>0.001693797</text:p>
              </table:table-cell>
              <table:table-cell office:value-type="float" office:value="0.002436018">
                <text:p>0.00243601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910">
                <text:p>2910</text:p>
              </table:table-cell>
              <table:table-cell office:value-type="float" office:value="0.041473124">
                <text:p>0.041473124</text:p>
              </table:table-cell>
              <table:table-cell office:value-type="float" office:value="-0.00027797077">
                <text:p>-0.00027797077</text:p>
              </table:table-cell>
              <table:table-cell office:value-type="float" office:value="0.0016848755">
                <text:p>0.0016848755</text:p>
              </table:table-cell>
              <table:table-cell office:value-type="float" office:value="0.0024489183">
                <text:p>0.002448918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915">
                <text:p>2915</text:p>
              </table:table-cell>
              <table:table-cell office:value-type="float" office:value="0.04126266">
                <text:p>0.04126266</text:p>
              </table:table-cell>
              <table:table-cell office:value-type="float" office:value="-0.00027797077">
                <text:p>-0.00027797077</text:p>
              </table:table-cell>
              <table:table-cell office:value-type="float" office:value="0.0017217665">
                <text:p>0.0017217665</text:p>
              </table:table-cell>
              <table:table-cell office:value-type="float" office:value="0.0025281324">
                <text:p>0.002528132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920">
                <text:p>2920</text:p>
              </table:table-cell>
              <table:table-cell office:value-type="float" office:value="0.041043047">
                <text:p>0.041043047</text:p>
              </table:table-cell>
              <table:table-cell office:value-type="float" office:value="-0.00027797077">
                <text:p>-0.00027797077</text:p>
              </table:table-cell>
              <table:table-cell office:value-type="float" office:value="0.0018025311">
                <text:p>0.0018025311</text:p>
              </table:table-cell>
              <table:table-cell office:value-type="float" office:value="0.002675122">
                <text:p>0.00267512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925">
                <text:p>2925</text:p>
              </table:table-cell>
              <table:table-cell office:value-type="float" office:value="0.040841732">
                <text:p>0.040841732</text:p>
              </table:table-cell>
              <table:table-cell office:value-type="float" office:value="-0.00027797077">
                <text:p>-0.00027797077</text:p>
              </table:table-cell>
              <table:table-cell office:value-type="float" office:value="0.0018827193">
                <text:p>0.0018827193</text:p>
              </table:table-cell>
              <table:table-cell office:value-type="float" office:value="0.002821742">
                <text:p>0.00282174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930">
                <text:p>2930</text:p>
              </table:table-cell>
              <table:table-cell office:value-type="float" office:value="0.04062212">
                <text:p>0.04062212</text:p>
              </table:table-cell>
              <table:table-cell office:value-type="float" office:value="-0.00027797077">
                <text:p>-0.00027797077</text:p>
              </table:table-cell>
              <table:table-cell office:value-type="float" office:value="0.0019606915">
                <text:p>0.0019606915</text:p>
              </table:table-cell>
              <table:table-cell office:value-type="float" office:value="0.0029704631">
                <text:p>0.002970463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935">
                <text:p>2935</text:p>
              </table:table-cell>
              <table:table-cell office:value-type="float" office:value="0.040420804">
                <text:p>0.040420804</text:p>
              </table:table-cell>
              <table:table-cell office:value-type="float" office:value="-0.00027797077">
                <text:p>-0.00027797077</text:p>
              </table:table-cell>
              <table:table-cell office:value-type="float" office:value="0.002038181">
                <text:p>0.002038181</text:p>
              </table:table-cell>
              <table:table-cell office:value-type="float" office:value="0.0031186948">
                <text:p>0.003118694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940">
                <text:p>2940</text:p>
              </table:table-cell>
              <table:table-cell office:value-type="float" office:value="0.040210336">
                <text:p>0.040210336</text:p>
              </table:table-cell>
              <table:table-cell office:value-type="float" office:value="-0.00027797077">
                <text:p>-0.00027797077</text:p>
              </table:table-cell>
              <table:table-cell office:value-type="float" office:value="0.0021570353">
                <text:p>0.0021570353</text:p>
              </table:table-cell>
              <table:table-cell office:value-type="float" office:value="0.0033351996">
                <text:p>0.003335199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945">
                <text:p>2945</text:p>
              </table:table-cell>
              <table:table-cell office:value-type="float" office:value="0.039999876">
                <text:p>0.039999876</text:p>
              </table:table-cell>
              <table:table-cell office:value-type="float" office:value="-0.00027797077">
                <text:p>-0.00027797077</text:p>
              </table:table-cell>
              <table:table-cell office:value-type="float" office:value="0.0021884516">
                <text:p>0.0021884516</text:p>
              </table:table-cell>
              <table:table-cell office:value-type="float" office:value="0.0034194768">
                <text:p>0.003419476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950">
                <text:p>2950</text:p>
              </table:table-cell>
              <table:table-cell office:value-type="float" office:value="0.039798558">
                <text:p>0.039798558</text:p>
              </table:table-cell>
              <table:table-cell office:value-type="float" office:value="-0.00027797077">
                <text:p>-0.00027797077</text:p>
              </table:table-cell>
              <table:table-cell office:value-type="float" office:value="0.0022619823">
                <text:p>0.0022619823</text:p>
              </table:table-cell>
              <table:table-cell office:value-type="float" office:value="0.0035702162">
                <text:p>0.003570216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955">
                <text:p>2955</text:p>
              </table:table-cell>
              <table:table-cell office:value-type="float" office:value="0.039606392">
                <text:p>0.039606392</text:p>
              </table:table-cell>
              <table:table-cell office:value-type="float" office:value="-0.00027797077">
                <text:p>-0.00027797077</text:p>
              </table:table-cell>
              <table:table-cell office:value-type="float" office:value="0.0022929215">
                <text:p>0.0022929215</text:p>
              </table:table-cell>
              <table:table-cell office:value-type="float" office:value="0.0036542532">
                <text:p>0.003654253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960">
                <text:p>2960</text:p>
              </table:table-cell>
              <table:table-cell office:value-type="float" office:value="0.03941423">
                <text:p>0.03941423</text:p>
              </table:table-cell>
              <table:table-cell office:value-type="float" office:value="-0.00027797077">
                <text:p>-0.00027797077</text:p>
              </table:table-cell>
              <table:table-cell office:value-type="float" office:value="0.0023232535">
                <text:p>0.0023232535</text:p>
              </table:table-cell>
              <table:table-cell office:value-type="float" office:value="0.0037387852">
                <text:p>0.003738785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965">
                <text:p>2965</text:p>
              </table:table-cell>
              <table:table-cell office:value-type="float" office:value="0.03923121">
                <text:p>0.03923121</text:p>
              </table:table-cell>
              <table:table-cell office:value-type="float" office:value="-0.00027797077">
                <text:p>-0.00027797077</text:p>
              </table:table-cell>
              <table:table-cell office:value-type="float" office:value="0.0023124656">
                <text:p>0.0023124656</text:p>
              </table:table-cell>
              <table:table-cell office:value-type="float" office:value="0.0037562272">
                <text:p>0.003756227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970">
                <text:p>2970</text:p>
              </table:table-cell>
              <table:table-cell office:value-type="float" office:value="0.039048195">
                <text:p>0.039048195</text:p>
              </table:table-cell>
              <table:table-cell office:value-type="float" office:value="-0.00027797077">
                <text:p>-0.00027797077</text:p>
              </table:table-cell>
              <table:table-cell office:value-type="float" office:value="0.002301678">
                <text:p>0.002301678</text:p>
              </table:table-cell>
              <table:table-cell office:value-type="float" office:value="0.0037738327">
                <text:p>0.003773832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975">
                <text:p>2975</text:p>
              </table:table-cell>
              <table:table-cell office:value-type="float" office:value="0.03886518">
                <text:p>0.03886518</text:p>
              </table:table-cell>
              <table:table-cell office:value-type="float" office:value="-0.00027797077">
                <text:p>-0.00027797077</text:p>
              </table:table-cell>
              <table:table-cell office:value-type="float" office:value="0.0022908903">
                <text:p>0.0022908903</text:p>
              </table:table-cell>
              <table:table-cell office:value-type="float" office:value="0.0037916042">
                <text:p>0.003791604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980">
                <text:p>2980</text:p>
              </table:table-cell>
              <table:table-cell office:value-type="float" office:value="0.038673013">
                <text:p>0.038673013</text:p>
              </table:table-cell>
              <table:table-cell office:value-type="float" office:value="-0.00027797077">
                <text:p>-0.00027797077</text:p>
              </table:table-cell>
              <table:table-cell office:value-type="float" office:value="0.00223965">
                <text:p>0.00223965</text:p>
              </table:table-cell>
              <table:table-cell office:value-type="float" office:value="0.003743727">
                <text:p>0.00374372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985">
                <text:p>2985</text:p>
              </table:table-cell>
              <table:table-cell office:value-type="float" office:value="0.038499147">
                <text:p>0.038499147</text:p>
              </table:table-cell>
              <table:table-cell office:value-type="float" office:value="-0.00027797077">
                <text:p>-0.00027797077</text:p>
              </table:table-cell>
              <table:table-cell office:value-type="float" office:value="0.0021900346">
                <text:p>0.0021900346</text:p>
              </table:table-cell>
              <table:table-cell office:value-type="float" office:value="0.003693931">
                <text:p>0.00369393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990">
                <text:p>2990</text:p>
              </table:table-cell>
              <table:table-cell office:value-type="float" office:value="0.03831613">
                <text:p>0.03831613</text:p>
              </table:table-cell>
              <table:table-cell office:value-type="float" office:value="-0.00027797077">
                <text:p>-0.00027797077</text:p>
              </table:table-cell>
              <table:table-cell office:value-type="float" office:value="0.002101271">
                <text:p>0.002101271</text:p>
              </table:table-cell>
              <table:table-cell office:value-type="float" office:value="0.003578152">
                <text:p>0.00357815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995">
                <text:p>2995</text:p>
              </table:table-cell>
              <table:table-cell office:value-type="float" office:value="0.038123965">
                <text:p>0.038123965</text:p>
              </table:table-cell>
              <table:table-cell office:value-type="float" office:value="-0.00027797077">
                <text:p>-0.00027797077</text:p>
              </table:table-cell>
              <table:table-cell office:value-type="float" office:value="0.0020519432">
                <text:p>0.0020519432</text:p>
              </table:table-cell>
              <table:table-cell office:value-type="float" office:value="0.0035294679">
                <text:p>0.003529467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000">
                <text:p>3000</text:p>
              </table:table-cell>
              <table:table-cell office:value-type="float" office:value="0.03794095">
                <text:p>0.03794095</text:p>
              </table:table-cell>
              <table:table-cell office:value-type="float" office:value="-0.00027797077">
                <text:p>-0.00027797077</text:p>
              </table:table-cell>
              <table:table-cell office:value-type="float" office:value="0.0019652653">
                <text:p>0.0019652653</text:p>
              </table:table-cell>
              <table:table-cell office:value-type="float" office:value="0.0034130667">
                <text:p>0.0034130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